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Pictures/100003DA000001DF000001C97B3947888E49266F.svg" manifest:media-type="image/svg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7/Pictures/100003DA000001DF000001C97B3947888E49266F.svg" manifest:media-type="image/svg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04mm"/>
    </style:style>
    <style:style style:name="co2" style:family="table-column">
      <style:table-column-properties fo:break-before="auto" style:column-width="49.79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50.94mm"/>
    </style:style>
    <style:style style:name="co5" style:family="table-column">
      <style:table-column-properties fo:break-before="auto" style:column-width="59.87mm"/>
    </style:style>
    <style:style style:name="co6" style:family="table-column">
      <style:table-column-properties fo:break-before="auto" style:column-width="56.41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53.53mm"/>
    </style:style>
    <style:style style:name="co9" style:family="table-column">
      <style:table-column-properties fo:break-before="auto" style:column-width="54.95mm"/>
    </style:style>
    <style:style style:name="co10" style:family="table-column">
      <style:table-column-properties fo:break-before="auto" style:column-width="46.62mm"/>
    </style:style>
    <style:style style:name="co11" style:family="table-column">
      <style:table-column-properties fo:break-before="auto" style:column-width="65.23mm"/>
    </style:style>
    <style:style style:name="co12" style:family="table-column">
      <style:table-column-properties fo:break-before="auto" style:column-width="61.07mm"/>
    </style:style>
    <style:style style:name="co13" style:family="table-column">
      <style:table-column-properties fo:break-before="auto" style:column-width="56.04mm"/>
    </style:style>
    <style:style style:name="co14" style:family="table-column">
      <style:table-column-properties fo:break-before="auto" style:column-width="75.09mm"/>
    </style:style>
    <style:style style:name="co15" style:family="table-column">
      <style:table-column-properties fo:break-before="auto" style:column-width="81.86mm"/>
    </style:style>
    <style:style style:name="co16" style:family="table-column">
      <style:table-column-properties fo:break-before="auto" style:column-width="67.42mm"/>
    </style:style>
    <style:style style:name="co17" style:family="table-column">
      <style:table-column-properties fo:break-before="auto" style:column-width="60.85mm"/>
    </style:style>
    <style:style style:name="co18" style:family="table-column">
      <style:table-column-properties fo:break-before="auto" style:column-width="88.37mm"/>
    </style:style>
    <style:style style:name="co19" style:family="table-column">
      <style:table-column-properties fo:break-before="auto" style:column-width="81.76mm"/>
    </style:style>
    <style:style style:name="co20" style:family="table-column">
      <style:table-column-properties fo:break-before="auto" style:column-width="95.57mm"/>
    </style:style>
    <style:style style:name="co21" style:family="table-column">
      <style:table-column-properties fo:break-before="auto" style:column-width="66.5mm"/>
    </style:style>
    <style:style style:name="co22" style:family="table-column">
      <style:table-column-properties fo:break-before="auto" style:column-width="53.25mm"/>
    </style:style>
    <style:style style:name="co23" style:family="table-column">
      <style:table-column-properties fo:break-before="auto" style:column-width="67.36mm"/>
    </style:style>
    <style:style style:name="co24" style:family="table-column">
      <style:table-column-properties fo:break-before="auto" style:column-width="64.47mm"/>
    </style:style>
    <style:style style:name="co25" style:family="table-column">
      <style:table-column-properties fo:break-before="auto" style:column-width="57.86mm"/>
    </style:style>
    <style:style style:name="co26" style:family="table-column">
      <style:table-column-properties fo:break-before="auto" style:column-width="60.73mm"/>
    </style:style>
    <style:style style:name="co27" style:family="table-column">
      <style:table-column-properties fo:break-before="auto" style:column-width="80.89mm"/>
    </style:style>
    <style:style style:name="co28" style:family="table-column">
      <style:table-column-properties fo:break-before="auto" style:column-width="85.78mm"/>
    </style:style>
    <style:style style:name="co29" style:family="table-column">
      <style:table-column-properties fo:break-before="auto" style:column-width="69.94mm"/>
    </style:style>
    <style:style style:name="co30" style:family="table-column">
      <style:table-column-properties fo:break-before="auto" style:column-width="64.77mm"/>
    </style:style>
    <style:style style:name="co31" style:family="table-column">
      <style:table-column-properties fo:break-before="auto" style:column-width="41.45mm"/>
    </style:style>
    <style:style style:name="co32" style:family="table-column">
      <style:table-column-properties fo:break-before="auto" style:column-width="53.82mm"/>
    </style:style>
    <style:style style:name="co33" style:family="table-column">
      <style:table-column-properties fo:break-before="auto" style:column-width="39.72mm"/>
    </style:style>
    <style:style style:name="co34" style:family="table-column">
      <style:table-column-properties fo:break-before="auto" style:column-width="42.6mm"/>
    </style:style>
    <style:style style:name="co35" style:family="table-column">
      <style:table-column-properties fo:break-before="auto" style:column-width="81.46mm"/>
    </style:style>
    <style:style style:name="co36" style:family="table-column">
      <style:table-column-properties fo:break-before="auto" style:column-width="76.57mm"/>
    </style:style>
    <style:style style:name="co37" style:family="table-column">
      <style:table-column-properties fo:break-before="auto" style:column-width="70.52mm"/>
    </style:style>
    <style:style style:name="co38" style:family="table-column">
      <style:table-column-properties fo:break-before="auto" style:column-width="57.27mm"/>
    </style:style>
    <style:style style:name="co39" style:family="table-column">
      <style:table-column-properties fo:break-before="auto" style:column-width="67.65mm"/>
    </style:style>
    <style:style style:name="co40" style:family="table-column">
      <style:table-column-properties fo:break-before="auto" style:column-width="57.57mm"/>
    </style:style>
    <style:style style:name="co41" style:family="table-column">
      <style:table-column-properties fo:break-before="auto" style:column-width="63.91mm"/>
    </style:style>
    <style:style style:name="co42" style:family="table-column">
      <style:table-column-properties fo:break-before="auto" style:column-width="69.07mm"/>
    </style:style>
    <style:style style:name="co43" style:family="table-column">
      <style:table-column-properties fo:break-before="auto" style:column-width="61.88mm"/>
    </style:style>
    <style:style style:name="co44" style:family="table-column">
      <style:table-column-properties fo:break-before="auto" style:column-width="58.14mm"/>
    </style:style>
    <style:style style:name="co45" style:family="table-column">
      <style:table-column-properties fo:break-before="auto" style:column-width="75.16mm"/>
    </style:style>
    <style:style style:name="co46" style:family="table-column">
      <style:table-column-properties fo:break-before="auto" style:column-width="72.25mm"/>
    </style:style>
    <style:style style:name="co47" style:family="table-column">
      <style:table-column-properties fo:break-before="auto" style:column-width="73.52mm"/>
    </style:style>
    <style:style style:name="co48" style:family="table-column">
      <style:table-column-properties fo:break-before="auto" style:column-width="61.26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fo:border="0.99pt solid #000000"/>
    </style:style>
    <style:style style:name="ce2" style:family="table-cell" style:parent-style-name="Default" style:data-style-name="N41"/>
    <style:style style:name="ce3" style:family="table-cell" style:parent-style-name="Default">
      <style:text-properties fo:color="#800000"/>
    </style:style>
    <style:style style:name="ce4" style:family="table-cell" style:parent-style-name="Default" style:data-style-name="N2">
      <style:table-cell-properties fo:border-bottom="none" fo:background-color="#99ffff" fo:border-left="0.99pt solid #000000" fo:border-right="0.99pt solid #000000" fo:border-top="0.99pt solid #000000"/>
    </style:style>
    <style:style style:name="ce5" style:family="table-cell" style:parent-style-name="Default">
      <style:table-cell-properties fo:border-bottom="none" fo:background-color="#cccccc" fo:border-left="0.99pt solid #000000" fo:border-right="none" fo:border-top="0.99pt solid #000000"/>
    </style:style>
    <style:style style:name="ce6" style:family="table-cell" style:parent-style-name="Default" style:data-style-name="N2">
      <style:table-cell-properties fo:border-bottom="none" fo:background-color="#99ffff" fo:border-left="0.99pt solid #000000" fo:border-right="none" fo:border-top="none"/>
    </style:style>
    <style:style style:name="ce7" style:family="table-cell" style:parent-style-name="Default">
      <style:table-cell-properties fo:background-color="#dddddd" fo:border="0.99pt solid #000000"/>
    </style:style>
    <style:style style:name="ce8" style:family="table-cell" style:parent-style-name="Default" style:data-style-name="N2">
      <style:table-cell-properties fo:border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11" style:family="table-cell" style:parent-style-name="Default" style:data-style-name="N1">
      <style:table-cell-properties fo:border="0.74pt solid #000000"/>
      <style:text-properties fo:color="#800000"/>
    </style:style>
    <style:style style:name="ce12" style:family="table-cell" style:parent-style-name="Default" style:data-style-name="N1">
      <style:table-cell-properties fo:border-bottom="none" fo:border-left="0.74pt solid #000000" fo:border-right="0.74pt solid #000000" fo:border-top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99pt solid #000000" fo:background-color="#dddddd" fo:border-left="none" fo:border-right="none" fo:border-top="0.99pt solid #000000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dddddd" fo:border="0.74pt solid #000000"/>
    </style:style>
    <style:style style:name="ce19" style:family="table-cell" style:parent-style-name="Default" style:data-style-name="N1">
      <style:text-properties fo:color="#800000"/>
    </style:style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cccccc" fo:border="0.74pt solid #000000"/>
    </style:style>
    <style:style style:name="ce22" style:family="table-cell" style:parent-style-name="Default">
      <style:table-cell-properties fo:background-color="#99ffff" fo:border="none"/>
    </style:style>
    <style:style style:name="ce23" style:family="table-cell" style:parent-style-name="Default">
      <style:table-cell-properties fo:background-color="#eeeeee" fo:border="1.25pt solid #000000"/>
      <style:text-properties fo:color="#800000"/>
    </style:style>
    <style:style style:name="ce24" style:family="table-cell" style:parent-style-name="Default">
      <style:table-cell-properties fo:background-color="#eeeeee" fo:border="1.25pt solid #000000"/>
    </style:style>
    <style:style style:name="ce25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26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27" style:family="table-cell" style:parent-style-name="Default" style:data-style-name="N2">
      <style:table-cell-properties fo:background-color="#66ccff" fo:border="0.99pt solid #000000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6">
      <style:table-cell-properties fo:border="0.99pt solid #000000"/>
    </style:style>
    <style:style style:name="ce30" style:family="table-cell" style:parent-style-name="Default" style:data-style-name="N2">
      <style:table-cell-properties fo:background-color="#eeeeee" fo:border="1.25pt solid #000000"/>
      <style:text-properties fo:color="#800000"/>
    </style:style>
    <style:style style:name="ce31" style:family="table-cell" style:parent-style-name="Default" style:data-style-name="N115"/>
    <style:style style:name="ce32" style:family="table-cell" style:parent-style-name="Default" style:data-style-name="N2">
      <style:table-cell-properties fo:background-color="#cccccc" fo:border="0.99pt solid #000000"/>
    </style:style>
    <style:style style:name="ce33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fo:border="0.99pt solid #000000"/>
    </style:style>
    <style:style style:name="ce35" style:family="table-cell" style:parent-style-name="Default" style:data-style-name="N2">
      <style:table-cell-properties fo:background-color="#eeeeee" fo:border="1.25pt solid #000000"/>
    </style:style>
    <style:style style:name="ce36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3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2">
      <style:table-cell-properties fo:background-color="#dddddd" fo:border="0.99pt solid #000000"/>
    </style:style>
    <style:style style:name="ce39" style:family="table-cell" style:parent-style-name="Default" style:data-style-name="N40"/>
    <style:style style:name="ce40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41" style:family="table-cell" style:parent-style-name="Default" style:data-style-name="N2">
      <style:table-cell-properties fo:background-color="#dddddd" fo:border="0.74pt solid #000000"/>
    </style:style>
    <style:style style:name="ce42" style:family="table-cell" style:parent-style-name="Default" style:data-style-name="N2">
      <style:table-cell-properties fo:border="0.74pt solid #000000"/>
    </style:style>
    <style:style style:name="ce43" style:family="table-cell" style:parent-style-name="Default" style:data-style-name="N2">
      <style:table-cell-properties fo:border-bottom="none" fo:background-color="#ffffff" fo:border-left="0.74pt solid #000000" fo:border-right="0.74pt solid #000000" fo:border-top="0.74pt solid #000000"/>
    </style:style>
    <style:style style:name="ce44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ccccc" fo:border="0.99pt solid #000000"/>
      <style:text-properties fo:color="#800000"/>
    </style:style>
    <style:style style:name="ce48" style:family="table-cell" style:parent-style-name="Default">
      <style:table-cell-properties fo:background-color="#dddddd" fo:border="0.74pt solid #000000"/>
      <style:text-properties fo:color="#800000"/>
    </style:style>
    <style:style style:name="ce49" style:family="table-cell" style:parent-style-name="Default">
      <style:table-cell-properties fo:background-color="#dddddd" fo:border="0.99pt solid #000000"/>
      <style:text-properties fo:color="#800000"/>
    </style:style>
    <style:style style:name="ce50" style:family="table-cell" style:parent-style-name="Default" style:data-style-name="N2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office:forms form:automatic-focus="false" form:apply-design-mode="false"/>
        <table:shapes>
          <draw:frame draw:z-index="0" draw:style-name="gr1" draw:text-style-name="P1" svg:width="303.36mm" svg:height="164.22mm" svg:x="1041.21mm" svg:y="1359.69mm">
            <loext:p draw:notify-on-update-of-ranges="'Data Input and Calculations'.J66:'Data Input and Calculations'.J66 'Data Input and Calculations'.J595:'Data Input and Calculations'.J775 'Data Input and Calculations'.K66:'Data Input and Calculations'.K66 'Data Input and Calculations'.K595:'Data Input and Calculations'.K775 'Data Input and Calculations'.L66:'Data Input and Calculations'.L66 'Data Input and Calculations'.L595:'Data Input and Calculations'.L775 'Data Input and Calculations'.M66:'Data Input and Calculations'.M66 'Data Input and Calculations'.M595:'Data Input and Calculations'.M7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970" table:default-cell-style-name="Default"/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11"/>
          <table:table-cell table:style-name="ce46" table:number-columns-repeated="2"/>
          <table:table-cell table:number-columns-repeated="1001"/>
        </table:table-row>
        <table:table-row table:style-name="ro1">
          <table:table-cell table:number-columns-repeated="8"/>
          <table:table-cell table:style-name="ce18" office:value-type="string" calcext:value-type="string">
            <text:p>Low Noise (dBA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 calcext:value-type="string">
            <text:p>Low Noise (dBC)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Oldham Test Site</text:p>
          </table:table-cell>
          <table:table-cell table:style-name="ce38" office:value-type="string" calcext:value-type="string">
            <text:p>Vehicles Per Day ~ 12 * Hour</text:p>
          </table:table-cell>
          <table:table-cell table:number-columns-repeated="8"/>
          <table:table-cell table:style-name="ce7" office:value-type="string" calcext:value-type="string">
            <text:p>Std Deviation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dBA</text:p>
          </table:table-cell>
          <table:table-cell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Base Noise (dBC)</text:p>
          </table:table-cell>
          <table:table-cell table:style-name="ce27" office:value-type="float" office:value="25" calcext:value-type="float">
            <text:p>25.00</text:p>
          </table:table-cell>
          <table:table-cell table:style-name="ce9" table:formula="of:=[.M4]*12" office:value-type="float" office:value="7056" calcext:value-type="float">
            <text:p>7056</text:p>
          </table:table-cell>
          <table:table-cell table:style-name="ce38" office:value-type="string" calcext:value-type="string">
            <text:p>Vehicles Per Hour</text:p>
          </table:table-cell>
          <table:table-cell table:style-name="ce8" table:formula="of:=(COUNT([.$L$10:.$L$58])*60/[.J7])" office:value-type="float" office:value="588" calcext:value-type="float">
            <text:p>588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10:.$O$58]))" office:value-type="float" office:value="1414.07528641571" calcext:value-type="float">
            <text:p>1414.08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10:.$O$58]))" office:value-type="float" office:value="492.253552419642" calcext:value-type="float">
            <text:p>492.25</text:p>
          </table:table-cell>
          <table:table-cell table:style-name="ce38" office:value-type="string" calcext:value-type="string">
            <text:p>AvgDistanceBetweenVehicles (Yds)</text:p>
          </table:table-cell>
          <table:table-cell table:style-name="ce8" table:formula="of:=(AVERAGE([.$R$10:.$R$58]))" office:value-type="float" office:value="30.426758846758" calcext:value-type="float">
            <text:p>30.43</text:p>
          </table:table-cell>
          <table:table-cell table:style-name="ce8" table:formula="of:=(STDEV([.$R$10:.$R$58]))" office:value-type="float" office:value="28.4867093555298" calcext:value-type="float">
            <text:p>28.49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20"/>
          <table:table-cell table:style-name="ce7" office:value-type="string" calcext:value-type="string">
            <text:p>Average CalibrationFactor dBC to dBA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8" table:formula="of:=AVERAGE([.E10:.E58])" office:value-type="string" office:string-value="" calcext:value-type="error">
            <text:p>#DIV/0!</text:p>
          </table:table-cell>
          <table:table-cell table:style-name="ce8" table:formula="of:=AVERAGE([.F10:.F58])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28" office:value-type="string" calcext:value-type="string">
            <text:p>Cam9202016-11-29-6.mkv</text:p>
          </table:table-cell>
          <table:table-cell table:style-name="Default"/>
          <table:table-cell table:style-name="ce38" office:value-type="string" calcext:value-type="string">
            <text:p>Average Speed MPH</text:p>
          </table:table-cell>
          <table:table-cell table:style-name="ce8" table:formula="of:=(AVERAGE([.$L$10:.$L$58]))" office:value-type="float" office:value="14.5894207058813" calcext:value-type="float">
            <text:p>14.59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10:.$O$58]))" office:value-type="float" office:value="126.231717017581" calcext:value-type="float">
            <text:p>126.23</text:p>
          </table:table-cell>
          <table:table-cell table:style-name="ce38" office:value-type="string" calcext:value-type="string">
            <text:p>AvgStoppingDistance</text:p>
          </table:table-cell>
          <table:table-cell table:style-name="ce8" table:formula="of:=(AVERAGE([.$T$10:.$T$58]))" office:value-type="float" office:value="9.69103550700053" calcext:value-type="float">
            <text:p>9.69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10:.AY58])" office:value-type="string" office:string-value="" calcext:value-type="error">
            <text:p>#REF!</text:p>
          </table:table-cell>
          <table:table-cell table:style-name="ce17" table:formula="of:=STDEV([.AY10:.AY58])" office:value-type="float" office:value="9.63563082757126" calcext:value-type="float">
            <text:p>9.64</text:p>
          </table:table-cell>
          <table:table-cell table:number-columns-repeated="10"/>
          <table:table-cell table:style-name="ce8" table:formula="of:=AVERAGE([.AE10:.AE58])" office:value-type="string" office:string-value="" calcext:value-type="error">
            <text:p>#VALUE!</text:p>
          </table:table-cell>
          <table:table-cell table:style-name="ce8" table:formula="of:=AVERAGE([.AF10:.AF58])" office:value-type="string" office:string-value="" calcext:value-type="error">
            <text:p>#VALUE!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3"/>
          <table:table-cell table:style-name="ce17" table:formula="of:=AVERAGE([.BA10:.BA58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29" office:value-type="date" office:date-value="2016-12-14" calcext:value-type="date">
            <text:p>14/12/2016</text:p>
          </table:table-cell>
          <table:table-cell table:style-name="Default"/>
          <table:table-cell table:style-name="ce38" office:value-type="string" calcext:value-type="string">
            <text:p>MaxSpeed MPH</text:p>
          </table:table-cell>
          <table:table-cell table:style-name="ce8" table:formula="of:=(MAX([.$L$10:.$L$58]))" office:value-type="float" office:value="44.0057950018107" calcext:value-type="float">
            <text:p>44.01</text:p>
          </table:table-cell>
          <table:table-cell table:style-name="ce38" office:value-type="string" calcext:value-type="string">
            <text:p>MaxDistanceBetweenVehicles Yds</text:p>
          </table:table-cell>
          <table:table-cell table:style-name="ce8" table:formula="of:=(MAX([.$R$10:.$R$58]))" office:value-type="float" office:value="131.688646354402" calcext:value-type="float">
            <text:p>131.69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10:.$T$58]))" office:value-type="float" office:value="46.9437648962933" calcext:value-type="float">
            <text:p>46.94</text:p>
          </table:table-cell>
          <table:table-cell table:number-columns-repeated="5"/>
          <table:table-cell table:style-name="ce1" office:value-type="string" calcext:value-type="string">
            <text:p>Times Traffic</text:p>
          </table:table-cell>
          <table:table-cell table:number-columns-repeated="7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10:.AJ66])" office:value-type="float" office:value="35.8974358974359" calcext:value-type="float">
            <text:p>35.90</text:p>
          </table:table-cell>
          <table:table-cell table:number-columns-repeated="2"/>
          <table:table-cell table:style-name="ce8" table:formula="of:=MIN([.AM10:.AM66])" office:value-type="float" office:value="35.2272727272727" calcext:value-type="float">
            <text:p>35.23</text:p>
          </table:table-cell>
          <table:table-cell table:style-name="ce7" office:value-type="string" calcext:value-type="string">
            <text:p>Percentage In Time Over 70dBC</text:p>
          </table:table-cell>
          <table:table-cell table:style-name="ce7" office:value-type="string" calcext:value-type="string">
            <text:p>Percentage In Time Over 75dBC</text:p>
          </table:table-cell>
          <table:table-cell table:style-name="ce7" office:value-type="string" calcext:value-type="string">
            <text:p>Percentage Time sec above 80dBC</text:p>
          </table:table-cell>
          <table:table-cell table:style-name="ce7" office:value-type="string" calcext:value-type="string">
            <text:p>Percentage Time sec above 85dBC</text:p>
          </table:table-cell>
          <table:table-cell table:style-name="ce7" office:value-type="string" calcext:value-type="string">
            <text:p>Percentage Time above 90 dBC</text:p>
          </table:table-cell>
          <table:table-cell table:style-name="ce7" office:value-type="string" calcext:value-type="string">
            <text:p>Percentage Time above 70dBA</text:p>
          </table:table-cell>
          <table:table-cell table:style-name="ce7" office:value-type="string" calcext:value-type="string">
            <text:p>Percentage Time above 75dBA</text:p>
          </table:table-cell>
          <table:table-cell table:style-name="ce7" office:value-type="string" calcext:value-type="string">
            <text:p>Percentage Time sec above 80dBA</text:p>
          </table:table-cell>
          <table:table-cell table:style-name="ce7" office:value-type="string" calcext:value-type="string">
            <text:p>Percentage Time sec above 85dBA</text:p>
          </table:table-cell>
          <table:table-cell table:style-name="ce7" office:value-type="string" calcext:value-type="string">
            <text:p>Percentage Time above 90 dBA</text:p>
          </table:table-cell>
          <table:table-cell table:number-columns-repeated="3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number-columns-repeated="2" table:style-name="ce9" office:value-type="string" calcext:value-type="string">
            <text:p><text:s/>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MinSpeed MPH</text:p>
          </table:table-cell>
          <table:table-cell table:style-name="ce8" table:formula="of:=(MIN([.$L$10:.$L$58]))" office:value-type="float" office:value="1.09915957263952" calcext:value-type="float">
            <text:p>1.10</text:p>
          </table:table-cell>
          <table:table-cell table:style-name="ce38" office:value-type="string" calcext:value-type="string">
            <text:p>MinDistanceBetweenVehicles Yds</text:p>
          </table:table-cell>
          <table:table-cell table:style-name="ce8" table:formula="of:=(MIN([.$R$10:.$R$58]))" office:value-type="float" office:value="1.40798940430342" calcext:value-type="float">
            <text:p>1.41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10:.$T$58]))" office:value-type="float" office:value="0.386522386981925" calcext:value-type="float">
            <text:p>0.3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10:.AE58])" office:value-type="string" office:string-value="" calcext:value-type="error">
            <text:p>#DIV/0!</text:p>
          </table:table-cell>
          <table:table-cell table:style-name="ce8" table:formula="of:=STDEV([.AF10:.AF58])" office:value-type="string" office:string-value="" calcext:value-type="error">
            <text:p>#DIV/0!</text:p>
          </table:table-cell>
          <table:table-cell table:style-name="ce17"/>
          <table:table-cell table:number-columns-repeated="6"/>
          <table:table-cell table:style-name="ce17" table:formula="of:=SUM([.AN10:.AN58])*100/(5*60)" office:value-type="float" office:value="0.00240991512345679" calcext:value-type="float">
            <text:p>0.00</text:p>
          </table:table-cell>
          <table:table-cell table:style-name="ce17" table:formula="of:=SUM([.AO10:.AO58])*100/(5*60)" office:value-type="float" office:value="0.00231425154320988" calcext:value-type="float">
            <text:p>0.00</text:p>
          </table:table-cell>
          <table:table-cell table:style-name="ce17" table:formula="of:=SUM([.AP10:.AP58])*100/(5*60)" office:value-type="float" office:value="0.00224018518518519" calcext:value-type="float">
            <text:p>0.00</text:p>
          </table:table-cell>
          <table:table-cell table:style-name="ce17" table:formula="of:=SUM([.AQ10:.AQ58])*100/(5*60)" office:value-type="float" office:value="0.0000771296296296297" calcext:value-type="float">
            <text:p>0.00</text:p>
          </table:table-cell>
          <table:table-cell table:style-name="ce17" table:formula="of:=SUM([.AR10:.AR58])*100/(5*60)" office:value-type="float" office:value="0.0000200617283950617" calcext:value-type="float">
            <text:p>0.00</text:p>
          </table:table-cell>
          <table:table-cell table:style-name="ce17" table:formula="of:=SUM([.AS10:.AS58])*100/(5*60)" office:value-type="float" office:value="0.00240991512345679" calcext:value-type="float">
            <text:p>0.00</text:p>
          </table:table-cell>
          <table:table-cell table:style-name="ce17" table:formula="of:=SUM([.AT10:.AT58])*100/(5*60)" office:value-type="float" office:value="0.00197170524691358" calcext:value-type="float">
            <text:p>0.00</text:p>
          </table:table-cell>
          <table:table-cell table:style-name="ce17" table:formula="of:=SUM([.AU10:.AU58])*100/(5*60)" office:value-type="float" office:value="0.000274606481481482" calcext:value-type="float">
            <text:p>0.00</text:p>
          </table:table-cell>
          <table:table-cell table:style-name="ce17" table:formula="of:=SUM([.AV10:.AV58])*100/(5*60)" office:value-type="float" office:value="0.0000339351851851852" calcext:value-type="float">
            <text:p>0.00</text:p>
          </table:table-cell>
          <table:table-cell table:style-name="ce17" table:formula="of:=SUM([.AW10:.AW58])*100/(5*60)" office:value-type="float" office:value="0.0000200617283950617" calcext:value-type="float">
            <text:p>0.00</text:p>
          </table:table-cell>
          <table:table-cell table:number-columns-repeated="3"/>
          <table:table-cell table:style-name="ce17" table:formula="of:=STDEV([.BA10:.BA58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VideoTimeIn</text:p>
          </table:table-cell>
          <table:table-cell table:style-name="ce1" office:value-type="string" calcext:value-type="string">
            <text:p>VideoTimeOut</text:p>
          </table:table-cell>
          <table:table-cell/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<text:s/>(dBC)</text:p>
          </table:table-cell>
          <table:table-cell table:style-name="ce7" office:value-type="string" calcext:value-type="string">
            <text:p>Noise <text:s/>(dBA)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3" office:value-type="string" calcext:value-type="string">
            <text:p>Left to Right – 0</text:p>
          </table:table-cell>
          <table:table-cell table:style-name="ce30" office:value-type="string" calcext:value-type="string">
            <text:p>Accurate Time (secs)</text:p>
          </table:table-cell>
          <table:table-cell table:style-name="ce30" office:value-type="string" calcext:value-type="string">
            <text:p>Err – 1 Frame</text:p>
          </table:table-cell>
          <table:table-cell table:style-name="ce30" office:value-type="string" calcext:value-type="string">
            <text:p>Vehicle Speed MPH over 25yds</text:p>
          </table:table-cell>
          <table:table-cell table:style-name="ce30" office:value-type="string" calcext:value-type="string">
            <text:p>Err + 1 Frame</text:p>
          </table:table-cell>
          <table:table-cell table:style-name="ce30" office:value-type="string" calcext:value-type="string">
            <text:p>Average Speed of All – (MPH)</text:p>
          </table:table-cell>
          <table:table-cell table:style-name="ce30" office:value-type="string" calcext:value-type="string">
            <text:p>Vehicles Per Hour (Each <text:s/>last 5 cars)</text:p>
          </table:table-cell>
          <table:table-cell table:style-name="ce30" office:value-type="string" calcext:value-type="string">
            <text:p>Vehicles Per Hour (5min Avg)</text:p>
          </table:table-cell>
          <table:table-cell table:style-name="ce30" office:value-type="string" calcext:value-type="string">
            <text:p>Distance between Vehicles Error – 1 frames</text:p>
          </table:table-cell>
          <table:table-cell table:style-name="ce23" office:value-type="string" calcext:value-type="string">
            <text:p>Distance between vehicles (Yds) Avg last 5 Vehicles</text:p>
          </table:table-cell>
          <table:table-cell table:style-name="ce30" office:value-type="string" calcext:value-type="string">
            <text:p>Distance between Vehicles Error + 1 frames</text:p>
          </table:table-cell>
          <table:table-cell table:style-name="ce23" office:value-type="string" calcext:value-type="string">
            <text:p>Safe Stop Distance For Speed – (Yds)</text:p>
          </table:table-cell>
          <table:table-cell table:style-name="ce23" office:value-type="string" calcext:value-type="string">
            <text:p>Safe Stop Distance For Speed – (F)</text:p>
          </table:table-cell>
          <table:table-cell table:style-name="ce23" office:value-type="string" calcext:value-type="string">
            <text:p>Distance between vehicles (yds) min last 5 Vehicles</text:p>
          </table:table-cell>
          <table:table-cell table:style-name="ce23" office:value-type="string" calcext:value-type="string">
            <text:p>Vehicles per Hour – with Twice / X times <text:s/>the Traffic </text:p>
          </table:table-cell>
          <table:table-cell table:style-name="ce30" office:value-type="string" calcext:value-type="string">
            <text:p>Vehicles Per Hour (Each last 5 cars) – With Simulated Traffic</text:p>
          </table:table-cell>
          <table:table-cell table:style-name="ce47" office:value-type="string" calcext:value-type="string">
            <text:p>Traffic Flow Yearly increase VPH 1.028x</text:p>
          </table:table-cell>
          <table:table-cell table:style-name="ce47" office:value-type="string" calcext:value-type="string">
            <text:p>Traffic Per Day</text:p>
          </table:table-cell>
          <table:table-cell table:style-name="ce47" office:value-type="string" calcext:value-type="string">
            <text:p>VPH TEMPRO similar case 1 – 1.0557x</text:p>
          </table:table-cell>
          <table:table-cell table:style-name="ce47" office:value-type="string" calcext:value-type="string">
            <text:p>VPH TEMPRO similar case 2 – 1.072x</text:p>
          </table:table-cell>
          <table:table-cell table:style-name="ce47" office:value-type="string" calcext:value-type="string">
            <text:p>TEMPRo Traffic Per Day – 1.05572x</text:p>
          </table:table-cell>
          <table:table-cell table:style-name="ce47" office:value-type="string" calcext:value-type="string">
            <text:p>TEMPRo Traffic Per Day – 1.072x</text:p>
          </table:table-cell>
          <table:table-cell table:style-name="ce48" office:value-type="string" calcext:value-type="string">
            <text:p>Noise (dBC) above Base E6 - In per MPH <text:s/>Vehicle</text:p>
          </table:table-cell>
          <table:table-cell table:style-name="ce48" office:value-type="string" calcext:value-type="string">
            <text:p>Noise (dBC) above Base E6 – Out per MPH <text:s/>Vehicle</text:p>
          </table:table-cell>
          <table:table-cell table:style-name="ce49" office:value-type="string" calcext:value-type="string">
            <text:p>Calibrate Noise Per Vehicle Base (dBC)</text:p>
          </table:table-cell>
          <table:table-cell table:style-name="ce49" office:value-type="string" calcext:value-type="string">
            <text:p>In Traffic Calibration dBC per MPH </text:p>
          </table:table-cell>
          <table:table-cell table:style-name="ce49" office:value-type="string" calcext:value-type="string">
            <text:p>Out Calibration Std Dev</text:p>
          </table:table-cell>
          <table:table-cell table:style-name="ce49" office:value-type="string" calcext:value-type="string">
            <text:p>Out % Error of <text:s/>Deviation</text:p>
          </table:table-cell>
          <table:table-cell table:style-name="ce49" office:value-type="string" calcext:value-type="string">
            <text:p>In Traffic Calibration dBC per MPH</text:p>
          </table:table-cell>
          <table:table-cell table:style-name="ce49" office:value-type="string" calcext:value-type="string">
            <text:p>In Calibration Std Dev</text:p>
          </table:table-cell>
          <table:table-cell table:style-name="ce49" office:value-type="string" calcext:value-type="string">
            <text:p>In % Error of <text:s/>Deviation</text:p>
          </table:table-cell>
          <table:table-cell table:style-name="ce49" office:value-type="string" calcext:value-type="string">
            <text:p>In Time sec above 70dBC </text:p>
          </table:table-cell>
          <table:table-cell table:style-name="ce49" office:value-type="string" calcext:value-type="string">
            <text:p>In Time sec above 75dBC </text:p>
          </table:table-cell>
          <table:table-cell table:style-name="ce49" office:value-type="string" calcext:value-type="string">
            <text:p>In Time sec above 80dBC</text:p>
          </table:table-cell>
          <table:table-cell table:style-name="ce49" office:value-type="string" calcext:value-type="string">
            <text:p>In Time sec above 85dBC</text:p>
          </table:table-cell>
          <table:table-cell table:style-name="ce49" office:value-type="string" calcext:value-type="string">
            <text:p>In Time sec above 90 dBC</text:p>
          </table:table-cell>
          <table:table-cell table:style-name="ce49" office:value-type="string" calcext:value-type="string">
            <text:p>Out Time sec above 70dBA</text:p>
          </table:table-cell>
          <table:table-cell table:style-name="ce49" office:value-type="string" calcext:value-type="string">
            <text:p>Out Time sec above 75dA</text:p>
          </table:table-cell>
          <table:table-cell table:style-name="ce49" office:value-type="string" calcext:value-type="string">
            <text:p>Out Time sec above 80dBA</text:p>
          </table:table-cell>
          <table:table-cell table:style-name="ce49" office:value-type="string" calcext:value-type="string">
            <text:p>Out Time sec above 85dBA</text:p>
          </table:table-cell>
          <table:table-cell table:style-name="ce49" office:value-type="string" calcext:value-type="string">
            <text:p>Out Time sec above 90 dBA</text:p>
          </table:table-cell>
          <table:table-cell table:style-name="ce1" office:value-type="string" calcext:value-type="string">
            <text:p>Average Distance Between Vehicles Both Ways</text:p>
          </table:table-cell>
          <table:table-cell table:style-name="ce1" office:value-type="string" calcext:value-type="string">
            <text:p>Time Between Vehicles Both Ways (Secs)</text:p>
          </table:table-cell>
          <table:table-cell table:style-name="ce1" office:value-type="string" calcext:value-type="string">
            <text:p>Average Time Between Vehicles Both Ways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2" table:style-name="ce2" office:value-type="time" office:time-value="PT00H00M00S" calcext:value-type="time">
            <text:p>00:00: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11" office:value-type="float" office:value="0" calcext:value-type="float">
            <text:p>0</text:p>
          </table:table-cell>
          <table:table-cell table:style-name="ce19"/>
          <table:table-cell/>
          <table:table-cell table:style-name="Default" table:number-columns-repeated="4"/>
          <table:table-cell table:style-name="ce36" table:formula="of:=AVERAGE([.$L$10:.$L$58])" office:value-type="float" office:value="14.5894207058813" calcext:value-type="float">
            <text:p>14.59</text:p>
          </table:table-cell>
          <table:table-cell table:style-name="Default" table:number-columns-repeated="3"/>
          <table:table-cell table:number-columns-repeated="32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3"/>
          <table:table-cell table:style-name="ce50" table:formula="of:=[.$S$5]" office:value-type="string" office:string-value="" calcext:value-type="error">
            <text:p>#REF!</text:p>
          </table:table-cell>
          <table:table-cell table:style-name="ce50" office:value-type="string" calcext:value-type="string">
            <text:p><text:s/></text:p>
          </table:table-cell>
          <table:table-cell table:style-name="ce3" table:number-columns-repeated="971"/>
        </table:table-row>
        <table:table-row table:style-name="ro1">
          <table:table-cell table:style-name="ce2" office:value-type="time" office:time-value="PT00H00M07.006S" calcext:value-type="time">
            <text:p>00:00:07</text:p>
          </table:table-cell>
          <table:table-cell table:style-name="ce2" office:value-type="time" office:time-value="PT00H00M08.806S" calcext:value-type="time">
            <text:p>00:00:09</text:p>
          </table:table-cell>
          <table:table-cell/>
          <table:table-cell table:style-name="ce4" table:formula="of:=([.G10]/(5*60))" office:value-type="float" office:value="0.135146604938272" calcext:value-type="float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0]-[.A$9])*500000" office:value-type="float" office:value="40.5439814814815" calcext:value-type="float">
            <text:p>41</text:p>
          </table:table-cell>
          <table:table-cell table:style-name="ce12" table:formula="of:=([.B10]-[.B$9])*500000" office:value-type="float" office:value="50.9606481481482" calcext:value-type="float">
            <text:p>51</text:p>
          </table:table-cell>
          <table:table-cell table:style-name="ce14" office:value-type="float" office:value="0" calcext:value-type="float">
            <text:p>0</text:p>
          </table:table-cell>
          <table:table-cell table:style-name="ce31" table:formula="of:=([.B10]-[.A10])" office:value-type="time" office:time-value="PT00H00M01.8S" calcext:value-type="time">
            <text:p>00:00:01.80</text:p>
          </table:table-cell>
          <table:table-cell table:style-name="ce40" table:formula="of:=([.$J$4]*3600/1760)*5/([.$H10]-([.$G10]+1))" office:value-type="float" office:value="27.1520514883347" calcext:value-type="float">
            <text:p>27.15</text:p>
          </table:table-cell>
          <table:table-cell table:style-name="ce40" table:formula="of:=([.$J$4]*3600/1760)*5/([.$H10]-[.$G10])" office:value-type="float" office:value="24.5454545454545" calcext:value-type="float">
            <text:p>24.55</text:p>
          </table:table-cell>
          <table:table-cell table:style-name="ce40" table:formula="of:=([.$J$4]*3600/1760)*5/([.$H10]-([.$G10]-1))" office:value-type="float" office:value="22.3954877239549" calcext:value-type="float">
            <text:p>22.40</text:p>
          </table:table-cell>
          <table:table-cell table:style-name="ce36" table:formula="of:=AVERAGE([.$L$10:.$L$58])" office:value-type="float" office:value="14.5894207058813" calcext:value-type="float">
            <text:p>14.59</text:p>
          </table:table-cell>
          <table:table-cell table:style-name="ce36"/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number-columns-repeated="3" table:style-name="ce36" office:value-type="string" calcext:value-type="string">
            <text:p><text:s/></text:p>
          </table:table-cell>
          <table:table-cell table:style-name="ce36" table:formula="of:=(((([.L10]*[.L10])/20)+([.L10]))/3)" office:value-type="float" office:value="18.2231404958678" calcext:value-type="float">
            <text:p>18.22</text:p>
          </table:table-cell>
          <table:table-cell table:style-name="ce36" table:formula="of:=((([.L10]*[.L10])/20)+([.L10]))" office:value-type="float" office:value="54.6694214876033" calcext:value-type="float">
            <text:p>54.67</text:p>
          </table:table-cell>
          <table:table-cell table:style-name="ce14" office:value-type="string" calcext:value-type="string">
            <text:p><text:s/>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6"/>
          <table:table-cell table:style-name="ce17" table:formula="of:=[.P10]" office:value-type="float" office:value="588" calcext:value-type="float">
            <text:p>588.00</text:p>
          </table:table-cell>
          <table:table-cell table:style-name="ce17" table:formula="of:=[.Y10]*12" office:value-type="float" office:value="7056" calcext:value-type="float">
            <text:p>7056.00</text:p>
          </table:table-cell>
          <table:table-cell table:style-name="ce17" table:formula="of:=[.P10]" office:value-type="float" office:value="588" calcext:value-type="float">
            <text:p>588.00</text:p>
          </table:table-cell>
          <table:table-cell table:style-name="ce17" table:formula="of:=[.P10]" office:value-type="float" office:value="588" calcext:value-type="float">
            <text:p>588.00</text:p>
          </table:table-cell>
          <table:table-cell table:style-name="ce17" table:formula="of:=[.AA10]*12" office:value-type="float" office:value="7056" calcext:value-type="float">
            <text:p>7056.00</text:p>
          </table:table-cell>
          <table:table-cell table:style-name="ce17" table:formula="of:=[.AB10]*12" office:value-type="float" office:value="7056" calcext:value-type="float">
            <text:p>7056.00</text:p>
          </table:table-cell>
          <table:table-cell table:style-name="ce17" table:formula="of:=([.E10]-[.$I$5])/[.L10]" office:value-type="string" office:string-value="" calcext:value-type="error">
            <text:p>#VALUE!</text:p>
          </table:table-cell>
          <table:table-cell table:style-name="ce17" table:formula="of:=([.F10]-[.$I$5])/[.L10]" office:value-type="string" office:string-value="" calcext:value-type="error">
            <text:p>#VALUE!</text:p>
          </table:table-cell>
          <table:table-cell office:value-type="float" office:value="29" calcext:value-type="float">
            <text:p>29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I10])/[.AH10]" office:value-type="float" office:value="36.4779874213836" calcext:value-type="float">
            <text:p>36.48</text:p>
          </table:table-cell>
          <table:table-cell office:value-type="float" office:value="1.65" calcext:value-type="float">
            <text:p>1.65</text:p>
          </table:table-cell>
          <table:table-cell office:value-type="float" office:value="0.59" calcext:value-type="float">
            <text:p>0.59</text:p>
          </table:table-cell>
          <table:table-cell table:style-name="ce17" table:formula="of:=(100*[.AL10])/[.AK10]" office:value-type="float" office:value="35.7575757575758" calcext:value-type="float">
            <text:p>35.76</text:p>
          </table:table-cell>
          <table:table-cell table:formula="of:=2 *[.J10]" office:value-type="float" office:value="0.0000416666666666667" calcext:value-type="float">
            <text:p>0.0000416666667</text:p>
          </table:table-cell>
          <table:table-cell table:style-name="ce17" table:formula="of:=2 *[.J10]" office:value-type="float" office:value="0.0000416666666666667" calcext:value-type="float">
            <text:p>0.00</text:p>
          </table:table-cell>
          <table:table-cell table:formula="of:=2 *[.J10]" office:value-type="float" office:value="0.0000416666666666667" calcext:value-type="float">
            <text:p>0.000041666666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0]" office:value-type="float" office:value="0.0000416666666666667" calcext:value-type="float">
            <text:p>0.00</text:p>
          </table:table-cell>
          <table:table-cell table:style-name="ce17" table:formula="of:=2 *[.J10]" office:value-type="float" office:value="0.0000416666666666667" calcext:value-type="float">
            <text:p>0.00</text:p>
          </table:table-cell>
          <table:table-cell table:style-name="ce17" table:formula="of:=2 *[.J10]" office:value-type="float" office:value="0.0000416666666666667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0]-[.G9])/5" office:value-type="float" office:value="8.1087962962963" calcext:value-type="float">
            <text:p>8.11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0]/[.E1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19.204S" calcext:value-type="time">
            <text:p>00:00:19</text:p>
          </table:table-cell>
          <table:table-cell table:style-name="ce2" office:value-type="time" office:time-value="PT00H00M21.204S" calcext:value-type="time">
            <text:p>00:00:21</text:p>
          </table:table-cell>
          <table:table-cell/>
          <table:table-cell table:style-name="ce4" table:formula="of:=([.G11]/(5*60))" office:value-type="float" office:value="0.370447530864198" calcext:value-type="float">
            <text:p>0.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1]-[.A$9])*500000" office:value-type="float" office:value="111.134259259259" calcext:value-type="float">
            <text:p>111</text:p>
          </table:table-cell>
          <table:table-cell table:style-name="ce12" table:formula="of:=([.B11]-[.B$9])*500000" office:value-type="float" office:value="122.708333333333" calcext:value-type="float">
            <text:p>12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11]-[.A11])" office:value-type="time" office:time-value="PT00H00M02S" calcext:value-type="time">
            <text:p>00:00:02.00</text:p>
          </table:table-cell>
          <table:table-cell table:style-name="ce40" table:formula="of:=([.$J$4]*3600/1760)*5/([.$H11]-([.$G11]+1))" office:value-type="float" office:value="24.1800668683331" calcext:value-type="float">
            <text:p>24.18</text:p>
          </table:table-cell>
          <table:table-cell table:style-name="ce40" table:formula="of:=([.$J$4]*3600/1760)*5/([.$H11]-[.$G11])" office:value-type="float" office:value="22.0909090909091" calcext:value-type="float">
            <text:p>22.09</text:p>
          </table:table-cell>
          <table:table-cell table:style-name="ce40" table:formula="of:=([.$J$4]*3600/1760)*5/([.$H11]-([.$G11]-1))" office:value-type="float" office:value="20.3340473959031" calcext:value-type="float">
            <text:p>20.3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37"/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table:formula="of:=(((([.L11]*[.L11])/20)+([.L11]))/3)" office:value-type="float" office:value="15.4971074380165" calcext:value-type="float">
            <text:p>15.50</text:p>
          </table:table-cell>
          <table:table-cell table:style-name="ce37" table:formula="of:=((([.L11]*[.L11])/20)+([.L11]))" office:value-type="float" office:value="46.4913223140496" calcext:value-type="float">
            <text:p>46.49</text:p>
          </table:table-cell>
          <table:table-cell table:style-name="ce15"/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/>
          <table:table-cell table:style-name="ce17" table:formula="of:=([.Y10]+(2.8*[.Y10]/100))" office:value-type="float" office:value="604.464" calcext:value-type="float">
            <text:p>604.46</text:p>
          </table:table-cell>
          <table:table-cell table:style-name="ce17" table:formula="of:=[.Y11]*12" office:value-type="float" office:value="7253.568" calcext:value-type="float">
            <text:p>7253.57</text:p>
          </table:table-cell>
          <table:table-cell table:style-name="ce17" table:formula="of:=([.AA10]+(5.57*[.AA10]/100))" office:value-type="float" office:value="620.7516" calcext:value-type="float">
            <text:p>620.75</text:p>
          </table:table-cell>
          <table:table-cell table:style-name="ce17" table:formula="of:=([.AB10]+(7.2*[.AB10]/100))" office:value-type="float" office:value="630.336" calcext:value-type="float">
            <text:p>630.34</text:p>
          </table:table-cell>
          <table:table-cell table:style-name="ce17" table:formula="of:=[.AA11]*12" office:value-type="float" office:value="7449.0192" calcext:value-type="float">
            <text:p>7449.02</text:p>
          </table:table-cell>
          <table:table-cell table:style-name="ce17" table:formula="of:=[.AB11]*12" office:value-type="float" office:value="7564.032" calcext:value-type="float">
            <text:p>7564.03</text:p>
          </table:table-cell>
          <table:table-cell table:style-name="ce17" table:formula="of:=([.E11]-[.$I$5])/[.L11]" office:value-type="string" office:string-value="" calcext:value-type="error">
            <text:p>#VALUE!</text:p>
          </table:table-cell>
          <table:table-cell table:style-name="ce17" table:formula="of:=([.F11]-[.$I$5])/[.L11]" office:value-type="string" office:string-value="" calcext:value-type="error">
            <text:p>#VALUE!</text:p>
          </table:table-cell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I11])/[.AH11]" office:value-type="float" office:value="35.8974358974359" calcext:value-type="float">
            <text:p>35.90</text:p>
          </table:table-cell>
          <table:table-cell office:value-type="float" office:value="1.62" calcext:value-type="float">
            <text:p>1.62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L11])/[.AK11]" office:value-type="float" office:value="35.8024691358025" calcext:value-type="float">
            <text:p>35.80</text:p>
          </table:table-cell>
          <table:table-cell table:formula="of:=2 *[.J11]" office:value-type="float" office:value="0.0000462962962962963" calcext:value-type="float">
            <text:p>0.0000462962963</text:p>
          </table:table-cell>
          <table:table-cell table:style-name="ce17" table:formula="of:=2 *[.J11]" office:value-type="float" office:value="0.0000462962962962963" calcext:value-type="float">
            <text:p>0.00</text:p>
          </table:table-cell>
          <table:table-cell table:formula="of:=2 *[.J11]" office:value-type="float" office:value="0.0000462962962962963" calcext:value-type="float">
            <text:p>0.000046296296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1]" office:value-type="float" office:value="0.0000462962962962963" calcext:value-type="float">
            <text:p>0.00</text:p>
          </table:table-cell>
          <table:table-cell table:style-name="ce17" table:formula="of:=2 *[.J11]" office:value-type="float" office:value="0.0000462962962962963" calcext:value-type="float">
            <text:p>0.00</text:p>
          </table:table-cell>
          <table:table-cell table:style-name="ce17" table:formula="of:=2 *[.J11]" office:value-type="float" office:value="0.0000462962962962963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1]-[.G10])/5" office:value-type="float" office:value="14.1180555555556" calcext:value-type="float">
            <text:p>14.12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1]/[.E1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26.608S" calcext:value-type="time">
            <text:p>00:00:27</text:p>
          </table:table-cell>
          <table:table-cell table:style-name="ce2" office:value-type="time" office:time-value="PT00H00M28.406S" calcext:value-type="time">
            <text:p>00:00:28</text:p>
          </table:table-cell>
          <table:table-cell/>
          <table:table-cell table:style-name="ce4" table:formula="of:=([.G12]/(5*60))" office:value-type="float" office:value="0.513271604938272" calcext:value-type="float">
            <text:p>0.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2]-[.A$9])*500000" office:value-type="float" office:value="153.981481481481" calcext:value-type="float">
            <text:p>154</text:p>
          </table:table-cell>
          <table:table-cell table:style-name="ce12" table:formula="of:=([.B12]-[.B$9])*500000" office:value-type="float" office:value="164.386574074074" calcext:value-type="float">
            <text:p>16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12]-[.A12])" office:value-type="time" office:time-value="PT00H00M01.798S" calcext:value-type="time">
            <text:p>00:00:01.80</text:p>
          </table:table-cell>
          <table:table-cell table:style-name="ce40" table:formula="of:=([.$J$4]*3600/1760)*5/([.$H12]-([.$G12]+1))" office:value-type="float" office:value="27.1854652853914" calcext:value-type="float">
            <text:p>27.19</text:p>
          </table:table-cell>
          <table:table-cell table:style-name="ce40" table:formula="of:=([.$J$4]*3600/1760)*5/([.$H12]-[.$G12])" office:value-type="float" office:value="24.572757609465" calcext:value-type="float">
            <text:p>24.57</text:p>
          </table:table-cell>
          <table:table-cell table:style-name="ce40" table:formula="of:=([.$J$4]*3600/1760)*5/([.$H12]-([.$G12]-1))" office:value-type="float" office:value="22.4182150303522" calcext:value-type="float">
            <text:p>22.4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37"/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table:formula="of:=(((([.L12]*[.L12])/20)+([.L12]))/3)" office:value-type="float" office:value="18.254592812047" calcext:value-type="float">
            <text:p>18.25</text:p>
          </table:table-cell>
          <table:table-cell table:style-name="ce37" table:formula="of:=((([.L12]*[.L12])/20)+([.L12]))" office:value-type="float" office:value="54.7637784361411" calcext:value-type="float">
            <text:p>54.76</text:p>
          </table:table-cell>
          <table:table-cell table:style-name="ce15"/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/>
          <table:table-cell table:style-name="ce17" table:formula="of:=([.Y11]+(2.8*[.Y11]/100))" office:value-type="float" office:value="621.388992" calcext:value-type="float">
            <text:p>621.39</text:p>
          </table:table-cell>
          <table:table-cell table:style-name="ce17" table:formula="of:=[.Y12]*12" office:value-type="float" office:value="7456.667904" calcext:value-type="float">
            <text:p>7456.67</text:p>
          </table:table-cell>
          <table:table-cell table:style-name="ce17" table:formula="of:=([.AA11]+(5.57*[.AA11]/100))" office:value-type="float" office:value="655.32746412" calcext:value-type="float">
            <text:p>655.33</text:p>
          </table:table-cell>
          <table:table-cell table:style-name="ce17" table:formula="of:=([.AB11]+(7.2*[.AB11]/100))" office:value-type="float" office:value="675.720192" calcext:value-type="float">
            <text:p>675.72</text:p>
          </table:table-cell>
          <table:table-cell table:style-name="ce17" table:formula="of:=[.AA12]*12" office:value-type="float" office:value="7863.92956944" calcext:value-type="float">
            <text:p>7863.93</text:p>
          </table:table-cell>
          <table:table-cell table:style-name="ce17" table:formula="of:=[.AB12]*12" office:value-type="float" office:value="8108.642304" calcext:value-type="float">
            <text:p>8108.64</text:p>
          </table:table-cell>
          <table:table-cell table:style-name="ce17" table:formula="of:=([.E12]-[.$I$5])/[.L12]" office:value-type="string" office:string-value="" calcext:value-type="error">
            <text:p>#VALUE!</text:p>
          </table:table-cell>
          <table:table-cell table:style-name="ce17" table:formula="of:=([.F12]-[.$I$5])/[.L12]" office:value-type="string" office:string-value="" calcext:value-type="error">
            <text:p>#VALUE!</text:p>
          </table:table-cell>
          <table:table-cell office:value-type="float" office:value="31" calcext:value-type="float">
            <text:p>31</text:p>
          </table:table-cell>
          <table:table-cell office:value-type="float" office:value="1.53" calcext:value-type="float">
            <text:p>1.53</text:p>
          </table:table-cell>
          <table:table-cell office:value-type="float" office:value="0.55" calcext:value-type="float">
            <text:p>0.55</text:p>
          </table:table-cell>
          <table:table-cell table:style-name="ce17" table:formula="of:=(100*[.AI12])/[.AH12]" office:value-type="float" office:value="35.9477124183007" calcext:value-type="float">
            <text:p>35.95</text:p>
          </table:table-cell>
          <table:table-cell table:style-name="ce17" office:value-type="float" office:value="1.59" calcext:value-type="float">
            <text:p>1.59</text:p>
          </table:table-cell>
          <table:table-cell office:value-type="float" office:value="0.57" calcext:value-type="float">
            <text:p>0.57</text:p>
          </table:table-cell>
          <table:table-cell table:style-name="ce17" table:formula="of:=(100*[.AL12])/[.AK12]" office:value-type="float" office:value="35.8490566037736" calcext:value-type="float">
            <text:p>35.85</text:p>
          </table:table-cell>
          <table:table-cell table:formula="of:=2 *[.J12]" office:value-type="float" office:value="0.0000416203703703704" calcext:value-type="float">
            <text:p>0.0000416203704</text:p>
          </table:table-cell>
          <table:table-cell table:style-name="ce17" table:formula="of:=2 *[.J12]" office:value-type="float" office:value="0.0000416203703703704" calcext:value-type="float">
            <text:p>0.00</text:p>
          </table:table-cell>
          <table:table-cell table:formula="of:=2 *[.J12]" office:value-type="float" office:value="0.0000416203703703704" calcext:value-type="float">
            <text:p>0.000041620370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2]" office:value-type="float" office:value="0.0000416203703703704" calcext:value-type="float">
            <text:p>0.00</text:p>
          </table:table-cell>
          <table:table-cell table:style-name="ce17" table:formula="of:=2 *[.J12]" office:value-type="float" office:value="0.0000416203703703704" calcext:value-type="float">
            <text:p>0.00</text:p>
          </table:table-cell>
          <table:table-cell table:style-name="ce17" table:formula="of:=2 *[.J12]" office:value-type="float" office:value="0.0000416203703703704" calcext:value-type="float">
            <text:p>0.00</text:p>
          </table:table-cell>
          <table:table-cell table:style-name="ce17" table:formula="of:=2 *[.J12]" office:value-type="float" office:value="0.0000416203703703704" calcext:value-type="float">
            <text:p>0.00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2]-[.G11])/5" office:value-type="float" office:value="8.56944444444444" calcext:value-type="float">
            <text:p>8.57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2]/[.E1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33.005S" calcext:value-type="time">
            <text:p>00:00:33</text:p>
          </table:table-cell>
          <table:table-cell table:style-name="ce2" office:value-type="time" office:time-value="PT00H00M35.205S" calcext:value-type="time">
            <text:p>00:00:35</text:p>
          </table:table-cell>
          <table:table-cell/>
          <table:table-cell table:style-name="ce4" table:formula="of:=([.G13]/(5*60))" office:value-type="float" office:value="0.636670524691358" calcext:value-type="float">
            <text:p>0.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3]-[.A$9])*500000" office:value-type="float" office:value="191.001157407407" calcext:value-type="float">
            <text:p>191</text:p>
          </table:table-cell>
          <table:table-cell table:style-name="ce12" table:formula="of:=([.B13]-[.B$9])*500000" office:value-type="float" office:value="203.732638888889" calcext:value-type="float">
            <text:p>204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13]-[.A13])" office:value-type="time" office:time-value="PT00H00M02.2S" calcext:value-type="time">
            <text:p>00:00:02.20</text:p>
          </table:table-cell>
          <table:table-cell table:style-name="ce40" table:formula="of:=([.$J$4]*3600/1760)*5/([.$H13]-([.$G13]+1))" office:value-type="float" office:value="21.7945038387028" calcext:value-type="float">
            <text:p>21.79</text:p>
          </table:table-cell>
          <table:table-cell table:style-name="ce40" table:formula="of:=([.$J$4]*3600/1760)*5/([.$H13]-[.$G13])" office:value-type="float" office:value="20.0826446280992" calcext:value-type="float">
            <text:p>20.08</text:p>
          </table:table-cell>
          <table:table-cell table:style-name="ce40" table:formula="of:=([.$J$4]*3600/1760)*5/([.$H13]-([.$G13]-1))" office:value-type="float" office:value="18.6201189235579" calcext:value-type="float">
            <text:p>18.6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4" office:value-type="string" calcext:value-type="string">
            <text:p><text:s/>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table:formula="of:=(((([.L13]*[.L13])/20)+([.L13]))/3)" office:value-type="float" office:value="13.4160917970084" calcext:value-type="float">
            <text:p>13.42</text:p>
          </table:table-cell>
          <table:table-cell table:style-name="ce37" table:formula="of:=((([.L13]*[.L13])/20)+([.L13]))" office:value-type="float" office:value="40.2482753910253" calcext:value-type="float">
            <text:p>40.25</text:p>
          </table:table-cell>
          <table:table-cell table:style-name="ce15"/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/>
          <table:table-cell table:style-name="ce17" table:formula="of:=([.Y12]+(2.8*[.Y12]/100))" office:value-type="float" office:value="638.787883776" calcext:value-type="float">
            <text:p>638.79</text:p>
          </table:table-cell>
          <table:table-cell table:style-name="ce17" table:formula="of:=[.Y13]*12" office:value-type="float" office:value="7665.454605312" calcext:value-type="float">
            <text:p>7665.45</text:p>
          </table:table-cell>
          <table:table-cell table:style-name="ce17" table:formula="of:=([.AA12]+(5.57*[.AA12]/100))" office:value-type="float" office:value="691.829203871484" calcext:value-type="float">
            <text:p>691.83</text:p>
          </table:table-cell>
          <table:table-cell table:style-name="ce17" table:formula="of:=([.AB12]+(7.2*[.AB12]/100))" office:value-type="float" office:value="724.372045824" calcext:value-type="float">
            <text:p>724.37</text:p>
          </table:table-cell>
          <table:table-cell table:style-name="ce17" table:formula="of:=[.AA13]*12" office:value-type="float" office:value="8301.95044645781" calcext:value-type="float">
            <text:p>8301.95</text:p>
          </table:table-cell>
          <table:table-cell table:style-name="ce17" table:formula="of:=[.AB13]*12" office:value-type="float" office:value="8692.464549888" calcext:value-type="float">
            <text:p>8692.46</text:p>
          </table:table-cell>
          <table:table-cell table:style-name="ce17" table:formula="of:=([.E13]-[.$I$5])/[.L13]" office:value-type="string" office:string-value="" calcext:value-type="error">
            <text:p>#VALUE!</text:p>
          </table:table-cell>
          <table:table-cell table:style-name="ce17" table:formula="of:=([.F13]-[.$I$5])/[.L13]" office:value-type="string" office:string-value="" calcext:value-type="error">
            <text:p>#VALUE!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table:style-name="ce17" table:formula="of:=(100*[.AI13])/[.AH13]" office:value-type="float" office:value="36" calcext:value-type="float">
            <text:p>36.00</text:p>
          </table:table-cell>
          <table:table-cell office:value-type="float" office:value="1.56" calcext:value-type="float">
            <text:p>1.56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L13])/[.AK13]" office:value-type="float" office:value="35.8974358974359" calcext:value-type="float">
            <text:p>35.90</text:p>
          </table:table-cell>
          <table:table-cell table:formula="of:=2 *[.J13]" office:value-type="float" office:value="0.0000509259259259259" calcext:value-type="float">
            <text:p>0.0000509259259</text:p>
          </table:table-cell>
          <table:table-cell table:style-name="ce17" table:formula="of:=2 *[.J13]" office:value-type="float" office:value="0.0000509259259259258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3]" office:value-type="float" office:value="0.0000509259259259258" calcext:value-type="float">
            <text:p>0.00</text:p>
          </table:table-cell>
          <table:table-cell table:style-name="ce17" table:formula="of:=2 *[.J13]" office:value-type="float" office:value="0.0000509259259259258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3]-[.G12])/5" office:value-type="float" office:value="7.40393518518519" calcext:value-type="float">
            <text:p>7.40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3]/[.E1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57.809S" calcext:value-type="time">
            <text:p>00:00:58</text:p>
          </table:table-cell>
          <table:table-cell table:style-name="ce2" office:value-type="time" office:time-value="PT00H01M00.608S" calcext:value-type="time">
            <text:p>00:01:01</text:p>
          </table:table-cell>
          <table:table-cell/>
          <table:table-cell table:style-name="ce4" table:formula="of:=([.G14]/(5*60))" office:value-type="float" office:value="1.11514274691358" calcext:value-type="float">
            <text:p>1.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4]-[.A$9])*500000" office:value-type="float" office:value="334.542824074074" calcext:value-type="float">
            <text:p>335</text:p>
          </table:table-cell>
          <table:table-cell table:style-name="ce12" table:formula="of:=([.B14]-[.B$9])*500000" office:value-type="float" office:value="350.740740740741" calcext:value-type="float">
            <text:p>351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14]-[.A14])" office:value-type="time" office:time-value="PT00H00M02.799S" calcext:value-type="time">
            <text:p>00:00:02.80</text:p>
          </table:table-cell>
          <table:table-cell table:style-name="ce40" table:formula="of:=([.$J$4]*3600/1760)*5/([.$H14]-([.$G14]+1))" office:value-type="float" office:value="16.8234780983239" calcext:value-type="float">
            <text:p>16.82</text:p>
          </table:table-cell>
          <table:table-cell table:style-name="ce40" table:formula="of:=([.$J$4]*3600/1760)*5/([.$H14]-[.$G14])" office:value-type="float" office:value="15.7848582285882" calcext:value-type="float">
            <text:p>15.78</text:p>
          </table:table-cell>
          <table:table-cell table:style-name="ce40" table:formula="of:=([.$J$4]*3600/1760)*5/([.$H14]-([.$G14]-1))" office:value-type="float" office:value="14.8670227410385" calcext:value-type="float">
            <text:p>14.87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office:value-type="string" calcext:value-type="string">
            <text:p><text:s/>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table:formula="of:=(((([.L14]*[.L14])/20)+([.L14]))/3)" office:value-type="float" office:value="9.41431523113985" calcext:value-type="float">
            <text:p>9.41</text:p>
          </table:table-cell>
          <table:table-cell table:style-name="ce37" table:formula="of:=((([.L14]*[.L14])/20)+([.L14]))" office:value-type="float" office:value="28.2429456934195" calcext:value-type="float">
            <text:p>28.24</text:p>
          </table:table-cell>
          <table:table-cell table:style-name="ce37" office:value-type="string" calcext:value-type="string">
            <text:p><text:s/>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/>
          <table:table-cell table:style-name="ce17" table:formula="of:=([.Y13]+(2.8*[.Y13]/100))" office:value-type="float" office:value="656.673944521728" calcext:value-type="float">
            <text:p>656.67</text:p>
          </table:table-cell>
          <table:table-cell table:style-name="ce17" table:formula="of:=[.Y14]*12" office:value-type="float" office:value="7880.08733426073" calcext:value-type="float">
            <text:p>7880.09</text:p>
          </table:table-cell>
          <table:table-cell table:style-name="ce17" table:formula="of:=([.AA13]+(5.57*[.AA13]/100))" office:value-type="float" office:value="730.364090527126" calcext:value-type="float">
            <text:p>730.36</text:p>
          </table:table-cell>
          <table:table-cell table:style-name="ce17" table:formula="of:=([.AB13]+(7.2*[.AB13]/100))" office:value-type="float" office:value="776.526833123328" calcext:value-type="float">
            <text:p>776.53</text:p>
          </table:table-cell>
          <table:table-cell table:style-name="ce17" table:formula="of:=[.AA14]*12" office:value-type="float" office:value="8764.36908632551" calcext:value-type="float">
            <text:p>8764.37</text:p>
          </table:table-cell>
          <table:table-cell table:style-name="ce17" table:formula="of:=[.AB14]*12" office:value-type="float" office:value="9318.32199747994" calcext:value-type="float">
            <text:p>9318.32</text:p>
          </table:table-cell>
          <table:table-cell table:style-name="ce17" table:formula="of:=([.E14]-[.$I$5])/[.L14]" office:value-type="string" office:string-value="" calcext:value-type="error">
            <text:p>#VALUE!</text:p>
          </table:table-cell>
          <table:table-cell table:style-name="ce17" table:formula="of:=([.F14]-[.$I$5])/[.L14]" office:value-type="string" office:string-value="" calcext:value-type="error">
            <text:p>#VALUE!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1.47" calcext:value-type="float">
            <text:p>1.47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table:formula="of:=(100*[.AI14])/[.AH14]" office:value-type="float" office:value="36.0544217687075" calcext:value-type="float">
            <text:p>36.05</text:p>
          </table:table-cell>
          <table:table-cell table:style-name="ce17" office:value-type="float" office:value="1.53" calcext:value-type="float">
            <text:p>1.53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table:formula="of:=(100*[.AL14])/[.AK14]" office:value-type="float" office:value="35.2941176470588" calcext:value-type="float">
            <text:p>35.29</text:p>
          </table:table-cell>
          <table:table-cell table:formula="of:=2 *[.J14]" office:value-type="float" office:value="0.0000647916666666667" calcext:value-type="float">
            <text:p>0.0000647916667</text:p>
          </table:table-cell>
          <table:table-cell table:style-name="ce17" table:formula="of:=2 *[.J14]" office:value-type="float" office:value="0.0000647916666666666" calcext:value-type="float">
            <text:p>0.00</text:p>
          </table:table-cell>
          <table:table-cell table:formula="of:=2 *[.J14]" office:value-type="float" office:value="0.0000647916666666667" calcext:value-type="float">
            <text:p>0.000064791666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4]" office:value-type="float" office:value="0.0000647916666666666" calcext:value-type="float">
            <text:p>0.00</text:p>
          </table:table-cell>
          <table:table-cell table:style-name="ce17" table:formula="of:=2 *[.J14]" office:value-type="float" office:value="0.0000647916666666666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4]-[.G13])/5" office:value-type="float" office:value="28.7083333333333" calcext:value-type="float">
            <text:p>28.71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4]/[.E1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00.408S" calcext:value-type="time">
            <text:p>00:01:00</text:p>
          </table:table-cell>
          <table:table-cell table:style-name="ce2" office:value-type="time" office:time-value="PT00H01M03.208S" calcext:value-type="time">
            <text:p>00:01:03</text:p>
          </table:table-cell>
          <table:table-cell/>
          <table:table-cell table:style-name="ce4" table:formula="of:=([.G15]/(5*60))" office:value-type="float" office:value="1.16527777777778" calcext:value-type="float">
            <text:p>1.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5]-[.A$9])*500000" office:value-type="float" office:value="349.583333333333" calcext:value-type="float">
            <text:p>350</text:p>
          </table:table-cell>
          <table:table-cell table:style-name="ce12" table:formula="of:=([.B15]-[.B$9])*500000" office:value-type="float" office:value="365.787037037037" calcext:value-type="float">
            <text:p>36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15]-[.A15])" office:value-type="time" office:time-value="PT00H00M02.8S" calcext:value-type="time">
            <text:p>00:00:02.80</text:p>
          </table:table-cell>
          <table:table-cell table:style-name="ce40" table:formula="of:=([.$J$4]*3600/1760)*5/([.$H15]-([.$G15]+1))" office:value-type="float" office:value="16.8170745210941" calcext:value-type="float">
            <text:p>16.82</text:p>
          </table:table-cell>
          <table:table-cell table:style-name="ce40" table:formula="of:=([.$J$4]*3600/1760)*5/([.$H15]-[.$G15])" office:value-type="float" office:value="15.7792207792208" calcext:value-type="float">
            <text:p>15.78</text:p>
          </table:table-cell>
          <table:table-cell table:style-name="ce40" table:formula="of:=([.$J$4]*3600/1760)*5/([.$H15]-([.$G15]-1))" office:value-type="float" office:value="14.8620217242392" calcext:value-type="float">
            <text:p>14.86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15]-[.G9]))" office:value-type="float" office:value="257.449344457688" calcext:value-type="float">
            <text:p>257.4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15]*([.$G15]-[.$G10])*1760)/(24*60*60*2))" office:value-type="float" office:value="52.9338110282179" calcext:value-type="float">
            <text:p>52.93</text:p>
          </table:table-cell>
          <table:table-cell table:style-name="ce37" table:formula="of:=(([.L15]*([.$G15]-[.$G10])*1760)/(24*60*60*2))" office:value-type="float" office:value="49.6670386904764" calcext:value-type="float">
            <text:p>49.67</text:p>
          </table:table-cell>
          <table:table-cell table:style-name="ce37" table:formula="of:=(([.M15]*([.$G15]-[.$G10])*1760)/(24*60*60*2))" office:value-type="float" office:value="46.7800418236457" calcext:value-type="float">
            <text:p>46.78</text:p>
          </table:table-cell>
          <table:table-cell table:style-name="ce37" table:formula="of:=(((([.L15]*[.L15])/20)+([.L15]))/3)" office:value-type="float" office:value="9.40947039973019" calcext:value-type="float">
            <text:p>9.41</text:p>
          </table:table-cell>
          <table:table-cell table:style-name="ce37" table:formula="of:=((([.L15]*[.L15])/20)+([.L15]))" office:value-type="float" office:value="28.2284111991906" calcext:value-type="float">
            <text:p>28.23</text:p>
          </table:table-cell>
          <table:table-cell table:style-name="ce37" table:formula="of:=((MIN([.L11:.L15])*([.G15]-[.G10])*1760)/(24*60*60*5*2))" office:value-type="float" office:value="9.93340773809528" calcext:value-type="float">
            <text:p>9.93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15]*3" office:value-type="float" office:value="772.348033373063" calcext:value-type="float">
            <text:p>772.35</text:p>
          </table:table-cell>
          <table:table-cell table:style-name="ce17" table:formula="of:=([.Y14]+(2.8*[.Y14]/100))" office:value-type="float" office:value="675.060814968336" calcext:value-type="float">
            <text:p>675.06</text:p>
          </table:table-cell>
          <table:table-cell table:style-name="ce17" table:formula="of:=[.Y15]*12" office:value-type="float" office:value="8100.72977962004" calcext:value-type="float">
            <text:p>8100.73</text:p>
          </table:table-cell>
          <table:table-cell table:style-name="ce17" table:formula="of:=([.AA14]+(5.57*[.AA14]/100))" office:value-type="float" office:value="771.045370369487" calcext:value-type="float">
            <text:p>771.05</text:p>
          </table:table-cell>
          <table:table-cell table:style-name="ce17" table:formula="of:=([.AB14]+(7.2*[.AB14]/100))" office:value-type="float" office:value="832.436765108208" calcext:value-type="float">
            <text:p>832.44</text:p>
          </table:table-cell>
          <table:table-cell table:style-name="ce17" table:formula="of:=[.AA15]*12" office:value-type="float" office:value="9252.54444443384" calcext:value-type="float">
            <text:p>9252.54</text:p>
          </table:table-cell>
          <table:table-cell table:style-name="ce17" table:formula="of:=[.AB15]*12" office:value-type="float" office:value="9989.24118129849" calcext:value-type="float">
            <text:p>9989.24</text:p>
          </table:table-cell>
          <table:table-cell table:style-name="ce17" table:formula="of:=([.E15]-[.$I$5])/[.L15]" office:value-type="string" office:string-value="" calcext:value-type="error">
            <text:p>#VALUE!</text:p>
          </table:table-cell>
          <table:table-cell table:style-name="ce17" table:formula="of:=([.F15]-[.$I$5])/[.L15]" office:value-type="string" office:string-value="" calcext:value-type="error">
            <text:p>#VALUE!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1.41" calcext:value-type="float">
            <text:p>1.41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table:formula="of:=(100*[.AI15])/[.AH15]" office:value-type="float" office:value="36.8794326241135" calcext:value-type="float">
            <text:p>36.88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table:formula="of:=(100*[.AL15])/[.AK15]" office:value-type="float" office:value="35.3333333333333" calcext:value-type="float">
            <text:p>35.33</text:p>
          </table:table-cell>
          <table:table-cell table:formula="of:=2 *[.J15]" office:value-type="float" office:value="0.0000648148148148148" calcext:value-type="float">
            <text:p>0.0000648148148</text:p>
          </table:table-cell>
          <table:table-cell table:style-name="ce17" table:formula="of:=2 *[.J15]" office:value-type="float" office:value="0.0000648148148148146" calcext:value-type="float">
            <text:p>0.00</text:p>
          </table:table-cell>
          <table:table-cell table:formula="of:=2 *[.J15]" office:value-type="float" office:value="0.0000648148148148148" calcext:value-type="float">
            <text:p>0.000064814814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5]" office:value-type="float" office:value="0.0000648148148148146" calcext:value-type="float">
            <text:p>0.00</text:p>
          </table:table-cell>
          <table:table-cell table:style-name="ce17" table:formula="of:=2 *[.J15]" office:value-type="float" office:value="0.0000648148148148146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5]-[.G14])/5" office:value-type="float" office:value="3.00810185185186" calcext:value-type="float">
            <text:p>3.01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5]/[.E1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02.612S" calcext:value-type="time">
            <text:p>00:01:03</text:p>
          </table:table-cell>
          <table:table-cell table:style-name="ce2" office:value-type="time" office:time-value="PT00H01M04.808S" calcext:value-type="time">
            <text:p>00:01:05</text:p>
          </table:table-cell>
          <table:table-cell/>
          <table:table-cell table:style-name="ce4" table:formula="of:=([.G16]/(5*60))" office:value-type="float" office:value="1.20779320987654" calcext:value-type="float">
            <text:p>1.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6]-[.A$9])*500000" office:value-type="float" office:value="362.337962962963" calcext:value-type="float">
            <text:p>362</text:p>
          </table:table-cell>
          <table:table-cell table:style-name="ce12" table:formula="of:=([.B16]-[.B$9])*500000" office:value-type="float" office:value="375.046296296296" calcext:value-type="float">
            <text:p>375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16]-[.A16])" office:value-type="time" office:time-value="PT00H00M02.196S" calcext:value-type="time">
            <text:p>00:00:02.20</text:p>
          </table:table-cell>
          <table:table-cell table:style-name="ce40" table:formula="of:=([.$J$4]*3600/1760)*5/([.$H16]-([.$G16]+1))" office:value-type="float" office:value="21.8375930119701" calcext:value-type="float">
            <text:p>21.84</text:p>
          </table:table-cell>
          <table:table-cell table:style-name="ce40" table:formula="of:=([.$J$4]*3600/1760)*5/([.$H16]-[.$G16])" office:value-type="float" office:value="20.1192250372577" calcext:value-type="float">
            <text:p>20.12</text:p>
          </table:table-cell>
          <table:table-cell table:style-name="ce40" table:formula="of:=([.$J$4]*3600/1760)*5/([.$H16]-([.$G16]-1))" office:value-type="float" office:value="18.6515612047526" calcext:value-type="float">
            <text:p>18.65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16]-[.G10]))" office:value-type="float" office:value="279.682048699781" calcext:value-type="float">
            <text:p>279.68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16]*([.$G16]-[.$G11])*1760)/(24*60*60*2))" office:value-type="float" office:value="55.8727098985102" calcext:value-type="float">
            <text:p>55.87</text:p>
          </table:table-cell>
          <table:table-cell table:style-name="ce37" table:formula="of:=(([.L16]*([.$G16]-[.$G11])*1760)/(24*60*60*2))" office:value-type="float" office:value="51.4761687917422" calcext:value-type="float">
            <text:p>51.48</text:p>
          </table:table-cell>
          <table:table-cell table:style-name="ce37" table:formula="of:=(([.M16]*([.$G16]-[.$G11])*1760)/(24*60*60*2))" office:value-type="float" office:value="47.7210683327701" calcext:value-type="float">
            <text:p>47.72</text:p>
          </table:table-cell>
          <table:table-cell table:style-name="ce37" table:formula="of:=(((([.L16]*[.L16])/20)+([.L16]))/3)" office:value-type="float" office:value="13.4527952807495" calcext:value-type="float">
            <text:p>13.45</text:p>
          </table:table-cell>
          <table:table-cell table:style-name="ce37" table:formula="of:=((([.L16]*[.L16])/20)+([.L16]))" office:value-type="float" office:value="40.3583858422485" calcext:value-type="float">
            <text:p>40.36</text:p>
          </table:table-cell>
          <table:table-cell table:style-name="ce37" table:formula="of:=((MIN([.L12:.L16])*([.G16]-[.G11])*1760)/(24*60*60*5*2))" office:value-type="float" office:value="8.07440476190479" calcext:value-type="float">
            <text:p>8.07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16]*3" office:value-type="float" office:value="839.046146099342" calcext:value-type="float">
            <text:p>839.05</text:p>
          </table:table-cell>
          <table:table-cell table:style-name="ce17" table:formula="of:=([.Y15]+(2.8*[.Y15]/100))" office:value-type="float" office:value="693.96251778745" calcext:value-type="float">
            <text:p>693.96</text:p>
          </table:table-cell>
          <table:table-cell table:style-name="ce17" table:formula="of:=[.Y16]*12" office:value-type="float" office:value="8327.5502134494" calcext:value-type="float">
            <text:p>8327.55</text:p>
          </table:table-cell>
          <table:table-cell table:style-name="ce17" table:formula="of:=([.AA15]+(5.57*[.AA15]/100))" office:value-type="float" office:value="813.992597499067" calcext:value-type="float">
            <text:p>813.99</text:p>
          </table:table-cell>
          <table:table-cell table:style-name="ce17" table:formula="of:=([.AB15]+(7.2*[.AB15]/100))" office:value-type="float" office:value="892.372212195999" calcext:value-type="float">
            <text:p>892.37</text:p>
          </table:table-cell>
          <table:table-cell table:style-name="ce17" table:formula="of:=[.AA16]*12" office:value-type="float" office:value="9767.91116998881" calcext:value-type="float">
            <text:p>9767.91</text:p>
          </table:table-cell>
          <table:table-cell table:style-name="ce17" table:formula="of:=[.AB16]*12" office:value-type="float" office:value="10708.466546352" calcext:value-type="float">
            <text:p>10708.47</text:p>
          </table:table-cell>
          <table:table-cell table:style-name="ce17" table:formula="of:=([.E16]-[.$I$5])/[.L16]" office:value-type="string" office:string-value="" calcext:value-type="error">
            <text:p>#VALUE!</text:p>
          </table:table-cell>
          <table:table-cell table:style-name="ce17" table:formula="of:=([.F16]-[.$I$5])/[.L16]" office:value-type="string" office:string-value="" calcext:value-type="error">
            <text:p>#VALUE!</text:p>
          </table:table-cell>
          <table:table-cell office:value-type="float" office:value="35" calcext:value-type="float">
            <text:p>35</text:p>
          </table:table-cell>
          <table:table-cell table:style-name="ce17" office:value-type="float" office:value="1.41" calcext:value-type="float">
            <text:p>1.41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table:formula="of:=(100*[.AI16])/[.AH16]" office:value-type="float" office:value="36.1702127659574" calcext:value-type="float">
            <text:p>36.17</text:p>
          </table:table-cell>
          <table:table-cell table:style-name="ce17" office:value-type="float" office:value="1.47" calcext:value-type="float">
            <text:p>1.47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table:formula="of:=(100*[.AL16])/[.AK16]" office:value-type="float" office:value="35.3741496598639" calcext:value-type="float">
            <text:p>35.37</text:p>
          </table:table-cell>
          <table:table-cell table:formula="of:=2 *[.J16]" office:value-type="float" office:value="0.0000508333333333333" calcext:value-type="float">
            <text:p>0.0000508333333</text:p>
          </table:table-cell>
          <table:table-cell table:style-name="ce17" table:formula="of:=2 *[.J16]" office:value-type="float" office:value="0.0000508333333333335" calcext:value-type="float">
            <text:p>0.00</text:p>
          </table:table-cell>
          <table:table-cell table:formula="of:=2 *[.J16]" office:value-type="float" office:value="0.0000508333333333333" calcext:value-type="float">
            <text:p>0.000050833333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6]" office:value-type="float" office:value="0.0000508333333333335" calcext:value-type="float">
            <text:p>0.00</text:p>
          </table:table-cell>
          <table:table-cell table:style-name="ce17" table:formula="of:=2 *[.J16]" office:value-type="float" office:value="0.0000508333333333335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6]-[.G15])/5" office:value-type="float" office:value="2.55092592592591" calcext:value-type="float">
            <text:p>2.5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6]/[.E1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04.208S" calcext:value-type="time">
            <text:p>00:01:04</text:p>
          </table:table-cell>
          <table:table-cell table:style-name="ce2" office:value-type="time" office:time-value="PT00H01M06.607S" calcext:value-type="time">
            <text:p>00:01:07</text:p>
          </table:table-cell>
          <table:table-cell/>
          <table:table-cell table:style-name="ce4" table:formula="of:=([.G17]/(5*60))" office:value-type="float" office:value="1.23858024691358" calcext:value-type="float">
            <text:p>1.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7]-[.A$9])*500000" office:value-type="float" office:value="371.574074074074" calcext:value-type="float">
            <text:p>372</text:p>
          </table:table-cell>
          <table:table-cell table:style-name="ce12" table:formula="of:=([.B17]-[.B$9])*500000" office:value-type="float" office:value="385.457175925926" calcext:value-type="float">
            <text:p>385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17]-[.A17])" office:value-type="time" office:time-value="PT00H00M02.399S" calcext:value-type="time">
            <text:p>00:00:02.40</text:p>
          </table:table-cell>
          <table:table-cell table:style-name="ce40" table:formula="of:=([.$J$4]*3600/1760)*5/([.$H17]-([.$G17]+1))" office:value-type="float" office:value="19.8462933167811" calcext:value-type="float">
            <text:p>19.85</text:p>
          </table:table-cell>
          <table:table-cell table:style-name="ce40" table:formula="of:=([.$J$4]*3600/1760)*5/([.$H17]-[.$G17])" office:value-type="float" office:value="18.4167645609913" calcext:value-type="float">
            <text:p>18.42</text:p>
          </table:table-cell>
          <table:table-cell table:style-name="ce40" table:formula="of:=([.$J$4]*3600/1760)*5/([.$H17]-([.$G17]-1))" office:value-type="float" office:value="17.1793367220694" calcext:value-type="float">
            <text:p>17.18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17]-[.G11]))" office:value-type="float" office:value="345.569282730424" calcext:value-type="float">
            <text:p>345.5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17]*([.$G17]-[.$G12])*1760)/(24*60*60*2))" office:value-type="float" office:value="43.9837690533945" calcext:value-type="float">
            <text:p>43.98</text:p>
          </table:table-cell>
          <table:table-cell table:style-name="ce37" table:formula="of:=(([.L17]*([.$G17]-[.$G12])*1760)/(24*60*60*2))" office:value-type="float" office:value="40.8156176184521" calcext:value-type="float">
            <text:p>40.82</text:p>
          </table:table-cell>
          <table:table-cell table:style-name="ce37" table:formula="of:=(([.M17]*([.$G17]-[.$G12])*1760)/(24*60*60*2))" office:value-type="float" office:value="38.0732042408689" calcext:value-type="float">
            <text:p>38.07</text:p>
          </table:table-cell>
          <table:table-cell table:style-name="ce37" table:formula="of:=(((([.L17]*[.L17])/20)+([.L17]))/3)" office:value-type="float" office:value="11.7918751352469" calcext:value-type="float">
            <text:p>11.79</text:p>
          </table:table-cell>
          <table:table-cell table:style-name="ce37" table:formula="of:=((([.L17]*[.L17])/20)+([.L17]))" office:value-type="float" office:value="35.3756254057406" calcext:value-type="float">
            <text:p>35.38</text:p>
          </table:table-cell>
          <table:table-cell table:style-name="ce37" table:formula="of:=((MIN([.L13:.L17])*([.G17]-[.G12])*1760)/(24*60*60*5*2))" office:value-type="float" office:value="6.99404761904765" calcext:value-type="float">
            <text:p>6.9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17]*3" office:value-type="float" office:value="1036.70784819127" calcext:value-type="float">
            <text:p>1036.71</text:p>
          </table:table-cell>
          <table:table-cell table:style-name="ce17" table:formula="of:=([.Y16]+(2.8*[.Y16]/100))" office:value-type="float" office:value="713.393468285498" calcext:value-type="float">
            <text:p>713.39</text:p>
          </table:table-cell>
          <table:table-cell table:style-name="ce17" table:formula="of:=[.Y17]*12" office:value-type="float" office:value="8560.72161942598" calcext:value-type="float">
            <text:p>8560.72</text:p>
          </table:table-cell>
          <table:table-cell table:style-name="ce17" table:formula="of:=([.AA16]+(5.57*[.AA16]/100))" office:value-type="float" office:value="859.331985179765" calcext:value-type="float">
            <text:p>859.33</text:p>
          </table:table-cell>
          <table:table-cell table:style-name="ce17" table:formula="of:=([.AB16]+(7.2*[.AB16]/100))" office:value-type="float" office:value="956.62301147411" calcext:value-type="float">
            <text:p>956.62</text:p>
          </table:table-cell>
          <table:table-cell table:style-name="ce17" table:formula="of:=[.AA17]*12" office:value-type="float" office:value="10311.9838221572" calcext:value-type="float">
            <text:p>10311.98</text:p>
          </table:table-cell>
          <table:table-cell table:style-name="ce17" table:formula="of:=[.AB17]*12" office:value-type="float" office:value="11479.4761376893" calcext:value-type="float">
            <text:p>11479.48</text:p>
          </table:table-cell>
          <table:table-cell table:style-name="ce17" table:formula="of:=([.E17]-[.$I$5])/[.L17]" office:value-type="string" office:string-value="" calcext:value-type="error">
            <text:p>#VALUE!</text:p>
          </table:table-cell>
          <table:table-cell table:style-name="ce17" table:formula="of:=([.F17]-[.$I$5])/[.L17]" office:value-type="string" office:string-value="" calcext:value-type="error">
            <text:p>#VALUE!</text:p>
          </table:table-cell>
          <table:table-cell office:value-type="float" office:value="36" calcext:value-type="float">
            <text:p>36</text:p>
          </table:table-cell>
          <table:table-cell table:style-name="ce17" office:value-type="float" office:value="1.38" calcext:value-type="float">
            <text:p>1.38</text:p>
          </table:table-cell>
          <table:table-cell table:style-name="ce17" office:value-type="float" office:value="0.5" calcext:value-type="float">
            <text:p>0.50</text:p>
          </table:table-cell>
          <table:table-cell table:style-name="ce17" table:formula="of:=(100*[.AI17])/[.AH17]" office:value-type="float" office:value="36.231884057971" calcext:value-type="float">
            <text:p>36.23</text:p>
          </table:table-cell>
          <table:table-cell table:style-name="ce17" office:value-type="float" office:value="1.44" calcext:value-type="float">
            <text:p>1.44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table:formula="of:=(100*[.AL17])/[.AK17]" office:value-type="float" office:value="35.4166666666667" calcext:value-type="float">
            <text:p>35.42</text:p>
          </table:table-cell>
          <table:table-cell table:formula="of:=2 *[.J17]" office:value-type="float" office:value="0.0000555324074074074" calcext:value-type="float">
            <text:p>0.0000555324074</text:p>
          </table:table-cell>
          <table:table-cell table:style-name="ce17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7]" office:value-type="float" office:value="0.0000555324074074074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7]-[.G16])/5" office:value-type="float" office:value="1.84722222222223" calcext:value-type="float">
            <text:p>1.8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7]/[.E1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26.408S" calcext:value-type="time">
            <text:p>00:01:26</text:p>
          </table:table-cell>
          <table:table-cell table:style-name="ce2" office:value-type="time" office:time-value="PT00H01M28.807S" calcext:value-type="time">
            <text:p>00:01:29</text:p>
          </table:table-cell>
          <table:table-cell/>
          <table:table-cell table:style-name="ce4" table:formula="of:=([.G18]/(5*60))" office:value-type="float" office:value="1.66682098765432" calcext:value-type="float">
            <text:p>1.6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8]-[.A$9])*500000" office:value-type="float" office:value="500.046296296296" calcext:value-type="float">
            <text:p>500</text:p>
          </table:table-cell>
          <table:table-cell table:style-name="ce12" table:formula="of:=([.B18]-[.B$9])*500000" office:value-type="float" office:value="513.929398148148" calcext:value-type="float">
            <text:p>51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18]-[.A18])" office:value-type="time" office:time-value="PT00H00M02.399S" calcext:value-type="time">
            <text:p>00:00:02.40</text:p>
          </table:table-cell>
          <table:table-cell table:style-name="ce40" table:formula="of:=([.$J$4]*3600/1760)*5/([.$H18]-([.$G18]+1))" office:value-type="float" office:value="19.8462933167811" calcext:value-type="float">
            <text:p>19.85</text:p>
          </table:table-cell>
          <table:table-cell table:style-name="ce40" table:formula="of:=([.$J$4]*3600/1760)*5/([.$H18]-[.$G18])" office:value-type="float" office:value="18.4167645609913" calcext:value-type="float">
            <text:p>18.42</text:p>
          </table:table-cell>
          <table:table-cell table:style-name="ce40" table:formula="of:=([.$J$4]*3600/1760)*5/([.$H18]-([.$G18]-1))" office:value-type="float" office:value="17.1793367220694" calcext:value-type="float">
            <text:p>17.18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18]-[.G12]))" office:value-type="float" office:value="260.066889632107" calcext:value-type="float">
            <text:p>260.0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18]*([.$G18]-[.$G13])*1760)/(24*60*60*2))" office:value-type="float" office:value="62.4698196478304" calcext:value-type="float">
            <text:p>62.47</text:p>
          </table:table-cell>
          <table:table-cell table:style-name="ce37" table:formula="of:=(([.L18]*([.$G18]-[.$G13])*1760)/(24*60*60*2))" office:value-type="float" office:value="57.9701177573989" calcext:value-type="float">
            <text:p>57.97</text:p>
          </table:table-cell>
          <table:table-cell table:style-name="ce37" table:formula="of:=(([.M18]*([.$G18]-[.$G13])*1760)/(24*60*60*2))" office:value-type="float" office:value="54.0750884594448" calcext:value-type="float">
            <text:p>54.08</text:p>
          </table:table-cell>
          <table:table-cell table:style-name="ce37" table:formula="of:=(((([.L18]*[.L18])/20)+([.L18]))/3)" office:value-type="float" office:value="11.7918751352469" calcext:value-type="float">
            <text:p>11.79</text:p>
          </table:table-cell>
          <table:table-cell table:style-name="ce37" table:formula="of:=((([.L18]*[.L18])/20)+([.L18]))" office:value-type="float" office:value="35.3756254057406" calcext:value-type="float">
            <text:p>35.38</text:p>
          </table:table-cell>
          <table:table-cell table:style-name="ce37" table:formula="of:=((MIN([.L14:.L18])*([.G18]-[.G13])*1760)/(24*60*60*5*2))" office:value-type="float" office:value="9.93359375000004" calcext:value-type="float">
            <text:p>9.93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18]*3" office:value-type="float" office:value="780.200668896321" calcext:value-type="float">
            <text:p>780.20</text:p>
          </table:table-cell>
          <table:table-cell table:style-name="ce17" table:formula="of:=([.Y17]+(2.8*[.Y17]/100))" office:value-type="float" office:value="733.368485397492" calcext:value-type="float">
            <text:p>733.37</text:p>
          </table:table-cell>
          <table:table-cell table:style-name="ce17" table:formula="of:=[.Y18]*12" office:value-type="float" office:value="8800.42182476991" calcext:value-type="float">
            <text:p>8800.42</text:p>
          </table:table-cell>
          <table:table-cell table:style-name="ce17" table:formula="of:=([.AA17]+(5.57*[.AA17]/100))" office:value-type="float" office:value="907.196776754278" calcext:value-type="float">
            <text:p>907.20</text:p>
          </table:table-cell>
          <table:table-cell table:style-name="ce17" table:formula="of:=([.AB17]+(7.2*[.AB17]/100))" office:value-type="float" office:value="1025.49986830025" calcext:value-type="float">
            <text:p>1025.50</text:p>
          </table:table-cell>
          <table:table-cell table:style-name="ce17" table:formula="of:=[.AA18]*12" office:value-type="float" office:value="10886.3613210513" calcext:value-type="float">
            <text:p>10886.36</text:p>
          </table:table-cell>
          <table:table-cell table:style-name="ce17" table:formula="of:=[.AB18]*12" office:value-type="float" office:value="12305.998419603" calcext:value-type="float">
            <text:p>12306.00</text:p>
          </table:table-cell>
          <table:table-cell table:style-name="ce17" table:formula="of:=([.E18]-[.$I$5])/[.L18]" office:value-type="string" office:string-value="" calcext:value-type="error">
            <text:p>#VALUE!</text:p>
          </table:table-cell>
          <table:table-cell table:style-name="ce17" table:formula="of:=([.F18]-[.$I$5])/[.L18]" office:value-type="string" office:string-value="" calcext:value-type="error">
            <text:p>#VALUE!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1.34" calcext:value-type="float">
            <text:p>1.34</text:p>
          </table:table-cell>
          <table:table-cell table:style-name="ce17" office:value-type="float" office:value="0.49" calcext:value-type="float">
            <text:p>0.49</text:p>
          </table:table-cell>
          <table:table-cell table:style-name="ce17" table:formula="of:=(100*[.AI18])/[.AH18]" office:value-type="float" office:value="36.5671641791045" calcext:value-type="float">
            <text:p>36.57</text:p>
          </table:table-cell>
          <table:table-cell table:style-name="ce17" office:value-type="float" office:value="1.4" calcext:value-type="float">
            <text:p>1.40</text:p>
          </table:table-cell>
          <table:table-cell table:style-name="ce17" office:value-type="float" office:value="0.5" calcext:value-type="float">
            <text:p>0.50</text:p>
          </table:table-cell>
          <table:table-cell table:style-name="ce17" table:formula="of:=(100*[.AL18])/[.AK18]" office:value-type="float" office:value="35.7142857142857" calcext:value-type="float">
            <text:p>35.71</text:p>
          </table:table-cell>
          <table:table-cell table:formula="of:=2 *[.J18]" office:value-type="float" office:value="0.0000555324074074074" calcext:value-type="float">
            <text:p>0.0000555324074</text:p>
          </table:table-cell>
          <table:table-cell table:style-name="ce17" table:formula="of:=2 *[.J18]" office:value-type="float" office:value="0.0000555324074074074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8]" office:value-type="float" office:value="0.0000555324074074074" calcext:value-type="float">
            <text:p>0.00</text:p>
          </table:table-cell>
          <table:table-cell table:style-name="ce17" table:formula="of:=2 *[.J18]" office:value-type="float" office:value="0.000055532407407407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8]-[.G17])/5" office:value-type="float" office:value="25.6944444444444" calcext:value-type="float">
            <text:p>25.6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8]/[.E1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30.407S" calcext:value-type="time">
            <text:p>00:01:30</text:p>
          </table:table-cell>
          <table:table-cell table:style-name="ce2" office:value-type="time" office:time-value="PT00H01M32.806S" calcext:value-type="time">
            <text:p>00:01:33</text:p>
          </table:table-cell>
          <table:table-cell/>
          <table:table-cell table:style-name="ce4" table:formula="of:=([.G19]/(5*60))" office:value-type="float" office:value="1.74396219135802" calcext:value-type="float">
            <text:p>1.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9]-[.A$9])*500000" office:value-type="float" office:value="523.188657407407" calcext:value-type="float">
            <text:p>523</text:p>
          </table:table-cell>
          <table:table-cell table:style-name="ce12" table:formula="of:=([.B19]-[.B$9])*500000" office:value-type="float" office:value="537.071759259259" calcext:value-type="float">
            <text:p>537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19]-[.A19])" office:value-type="time" office:time-value="PT00H00M02.399S" calcext:value-type="time">
            <text:p>00:00:02.40</text:p>
          </table:table-cell>
          <table:table-cell table:style-name="ce40" table:formula="of:=([.$J$4]*3600/1760)*5/([.$H19]-([.$G19]+1))" office:value-type="float" office:value="19.8462933167811" calcext:value-type="float">
            <text:p>19.85</text:p>
          </table:table-cell>
          <table:table-cell table:style-name="ce40" table:formula="of:=([.$J$4]*3600/1760)*5/([.$H19]-[.$G19])" office:value-type="float" office:value="18.4167645609913" calcext:value-type="float">
            <text:p>18.42</text:p>
          </table:table-cell>
          <table:table-cell table:style-name="ce40" table:formula="of:=([.$J$4]*3600/1760)*5/([.$H19]-([.$G19]-1))" office:value-type="float" office:value="17.1793367220694" calcext:value-type="float">
            <text:p>17.18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19]-[.G13]))" office:value-type="float" office:value="270.931326434619" calcext:value-type="float">
            <text:p>270.9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19]*([.$G19]-[.$G14])*1760)/(24*60*60*2))" office:value-type="float" office:value="38.1325240319828" calcext:value-type="float">
            <text:p>38.13</text:p>
          </table:table-cell>
          <table:table-cell table:style-name="ce37" table:formula="of:=(([.L19]*([.$G19]-[.$G14])*1760)/(24*60*60*2))" office:value-type="float" office:value="35.3858378491038" calcext:value-type="float">
            <text:p>35.39</text:p>
          </table:table-cell>
          <table:table-cell table:style-name="ce37" table:formula="of:=(([.M19]*([.$G19]-[.$G14])*1760)/(24*60*60*2))" office:value-type="float" office:value="33.0082529745703" calcext:value-type="float">
            <text:p>33.01</text:p>
          </table:table-cell>
          <table:table-cell table:style-name="ce37" table:formula="of:=(((([.L19]*[.L19])/20)+([.L19]))/3)" office:value-type="float" office:value="11.7918751352469" calcext:value-type="float">
            <text:p>11.79</text:p>
          </table:table-cell>
          <table:table-cell table:style-name="ce37" table:formula="of:=((([.L19]*[.L19])/20)+([.L19]))" office:value-type="float" office:value="35.3756254057406" calcext:value-type="float">
            <text:p>35.38</text:p>
          </table:table-cell>
          <table:table-cell table:style-name="ce37" table:formula="of:=((MIN([.L15:.L19])*([.G19]-[.G14])*1760)/(24*60*60*5*2))" office:value-type="float" office:value="6.06361607142859" calcext:value-type="float">
            <text:p>6.0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19]*3" office:value-type="float" office:value="812.793979303857" calcext:value-type="float">
            <text:p>812.79</text:p>
          </table:table-cell>
          <table:table-cell table:style-name="ce17" table:formula="of:=([.Y18]+(2.8*[.Y18]/100))" office:value-type="float" office:value="753.902802988622" calcext:value-type="float">
            <text:p>753.90</text:p>
          </table:table-cell>
          <table:table-cell table:style-name="ce17" table:formula="of:=[.Y19]*12" office:value-type="float" office:value="9046.83363586346" calcext:value-type="float">
            <text:p>9046.83</text:p>
          </table:table-cell>
          <table:table-cell table:style-name="ce17" table:formula="of:=([.AA18]+(5.57*[.AA18]/100))" office:value-type="float" office:value="957.727637219491" calcext:value-type="float">
            <text:p>957.73</text:p>
          </table:table-cell>
          <table:table-cell table:style-name="ce17" table:formula="of:=([.AB18]+(7.2*[.AB18]/100))" office:value-type="float" office:value="1099.33585881786" calcext:value-type="float">
            <text:p>1099.34</text:p>
          </table:table-cell>
          <table:table-cell table:style-name="ce17" table:formula="of:=[.AA19]*12" office:value-type="float" office:value="11492.7316466339" calcext:value-type="float">
            <text:p>11492.73</text:p>
          </table:table-cell>
          <table:table-cell table:style-name="ce17" table:formula="of:=[.AB19]*12" office:value-type="float" office:value="13192.0303058144" calcext:value-type="float">
            <text:p>13192.03</text:p>
          </table:table-cell>
          <table:table-cell table:style-name="ce17" table:formula="of:=([.E19]-[.$I$5])/[.L19]" office:value-type="string" office:string-value="" calcext:value-type="error">
            <text:p>#VALUE!</text:p>
          </table:table-cell>
          <table:table-cell table:style-name="ce17" table:formula="of:=([.F19]-[.$I$5])/[.L19]" office:value-type="string" office:string-value="" calcext:value-type="error">
            <text:p>#VALUE!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.31" calcext:value-type="float">
            <text:p>1.31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table:formula="of:=(100*[.AI19])/[.AH19]" office:value-type="float" office:value="36.6412213740458" calcext:value-type="float">
            <text:p>36.64</text:p>
          </table:table-cell>
          <table:table-cell table:style-name="ce17" office:value-type="float" office:value="1.37" calcext:value-type="float">
            <text:p>1.37</text:p>
          </table:table-cell>
          <table:table-cell table:style-name="ce17" office:value-type="float" office:value="0.49" calcext:value-type="float">
            <text:p>0.49</text:p>
          </table:table-cell>
          <table:table-cell table:style-name="ce17" table:formula="of:=(100*[.AL19])/[.AK19]" office:value-type="float" office:value="35.7664233576642" calcext:value-type="float">
            <text:p>35.77</text:p>
          </table:table-cell>
          <table:table-cell table:formula="of:=2 *[.J19]" office:value-type="float" office:value="0.0000555324074074074" calcext:value-type="float">
            <text:p>0.0000555324074</text:p>
          </table:table-cell>
          <table:table-cell table:style-name="ce17" table:formula="of:=2 *[.J19]" office:value-type="float" office:value="0.0000555324074074074" calcext:value-type="float">
            <text:p>0.00</text:p>
          </table:table-cell>
          <table:table-cell table:formula="of:=2 *[.J19]" office:value-type="float" office:value="0.0000555324074074074" calcext:value-type="float">
            <text:p>0.000055532407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9]" office:value-type="float" office:value="0.0000555324074074074" calcext:value-type="float">
            <text:p>0.00</text:p>
          </table:table-cell>
          <table:table-cell table:style-name="ce17" table:formula="of:=2 *[.J19]" office:value-type="float" office:value="0.0000555324074074074" calcext:value-type="float">
            <text:p>0.00</text:p>
          </table:table-cell>
          <table:table-cell table:style-name="ce17" table:formula="of:=2 *[.J19]" office:value-type="float" office:value="0.0000555324074074074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19]-[.G18])/5" office:value-type="float" office:value="4.62847222222222" calcext:value-type="float">
            <text:p>4.63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19]/[.E1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34.406S" calcext:value-type="time">
            <text:p>00:01:34</text:p>
          </table:table-cell>
          <table:table-cell table:style-name="ce2" office:value-type="time" office:time-value="PT00H01M36.206S" calcext:value-type="time">
            <text:p>00:01:36</text:p>
          </table:table-cell>
          <table:table-cell/>
          <table:table-cell table:style-name="ce4" table:formula="of:=([.G20]/(5*60))" office:value-type="float" office:value="1.82110339506173" calcext:value-type="float">
            <text:p>1.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0]-[.A$9])*500000" office:value-type="float" office:value="546.331018518519" calcext:value-type="float">
            <text:p>546</text:p>
          </table:table-cell>
          <table:table-cell table:style-name="ce12" table:formula="of:=([.B20]-[.B$9])*500000" office:value-type="float" office:value="556.747685185185" calcext:value-type="float">
            <text:p>557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20]-[.A20])" office:value-type="time" office:time-value="PT00H00M01.8S" calcext:value-type="time">
            <text:p>00:00:01.80</text:p>
          </table:table-cell>
          <table:table-cell table:style-name="ce40" table:formula="of:=([.$J$4]*3600/1760)*5/([.$H20]-([.$G20]+1))" office:value-type="float" office:value="27.1520514883348" calcext:value-type="float">
            <text:p>27.15</text:p>
          </table:table-cell>
          <table:table-cell table:style-name="ce40" table:formula="of:=([.$J$4]*3600/1760)*5/([.$H20]-[.$G20])" office:value-type="float" office:value="24.5454545454546" calcext:value-type="float">
            <text:p>24.55</text:p>
          </table:table-cell>
          <table:table-cell table:style-name="ce40" table:formula="of:=([.$J$4]*3600/1760)*5/([.$H20]-([.$G20]-1))" office:value-type="float" office:value="22.395487723955" calcext:value-type="float">
            <text:p>22.40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0]-[.G14]))" office:value-type="float" office:value="424.952864988933" calcext:value-type="float">
            <text:p>424.9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0]*([.$G20]-[.$G15])*1760)/(24*60*60*2))" office:value-type="float" office:value="54.4103111684696" calcext:value-type="float">
            <text:p>54.41</text:p>
          </table:table-cell>
          <table:table-cell table:style-name="ce37" table:formula="of:=(([.L20]*([.$G20]-[.$G15])*1760)/(24*60*60*2))" office:value-type="float" office:value="49.1869212962965" calcext:value-type="float">
            <text:p>49.19</text:p>
          </table:table-cell>
          <table:table-cell table:style-name="ce37" table:formula="of:=(([.M20]*([.$G20]-[.$G15])*1760)/(24*60*60*2))" office:value-type="float" office:value="44.878577825088" calcext:value-type="float">
            <text:p>44.88</text:p>
          </table:table-cell>
          <table:table-cell table:style-name="ce37" table:formula="of:=(((([.L20]*[.L20])/20)+([.L20]))/3)" office:value-type="float" office:value="18.2231404958679" calcext:value-type="float">
            <text:p>18.22</text:p>
          </table:table-cell>
          <table:table-cell table:style-name="ce37" table:formula="of:=((([.L20]*[.L20])/20)+([.L20]))" office:value-type="float" office:value="54.6694214876036" calcext:value-type="float">
            <text:p>54.67</text:p>
          </table:table-cell>
          <table:table-cell table:style-name="ce37" table:formula="of:=((MIN([.L16:.L20])*([.G20]-[.G15])*1760)/(24*60*60*5*2))" office:value-type="float" office:value="7.38111365846881" calcext:value-type="float">
            <text:p>7.3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0]*3" office:value-type="float" office:value="1274.8585949668" calcext:value-type="float">
            <text:p>1274.86</text:p>
          </table:table-cell>
          <table:table-cell table:style-name="ce17" table:formula="of:=([.Y19]+(2.8*[.Y19]/100))" office:value-type="float" office:value="775.012081472303" calcext:value-type="float">
            <text:p>775.01</text:p>
          </table:table-cell>
          <table:table-cell table:style-name="ce17" table:formula="of:=[.Y20]*12" office:value-type="float" office:value="9300.14497766764" calcext:value-type="float">
            <text:p>9300.14</text:p>
          </table:table-cell>
          <table:table-cell table:style-name="ce17" table:formula="of:=([.AA19]+(5.57*[.AA19]/100))" office:value-type="float" office:value="1011.07306661262" calcext:value-type="float">
            <text:p>1011.07</text:p>
          </table:table-cell>
          <table:table-cell table:style-name="ce17" table:formula="of:=([.AB19]+(7.2*[.AB19]/100))" office:value-type="float" office:value="1178.48804065275" calcext:value-type="float">
            <text:p>1178.49</text:p>
          </table:table-cell>
          <table:table-cell table:style-name="ce17" table:formula="of:=[.AA20]*12" office:value-type="float" office:value="12132.8767993514" calcext:value-type="float">
            <text:p>12132.88</text:p>
          </table:table-cell>
          <table:table-cell table:style-name="ce17" table:formula="of:=[.AB20]*12" office:value-type="float" office:value="14141.856487833" calcext:value-type="float">
            <text:p>14141.86</text:p>
          </table:table-cell>
          <table:table-cell table:style-name="ce17" table:formula="of:=([.E20]-[.$I$5])/[.L20]" office:value-type="string" office:string-value="" calcext:value-type="error">
            <text:p>#VALUE!</text:p>
          </table:table-cell>
          <table:table-cell table:style-name="ce17" table:formula="of:=([.F20]-[.$I$5])/[.L20]" office:value-type="string" office:string-value="" calcext:value-type="error">
            <text:p>#VALUE!</text:p>
          </table:table-cell>
          <table:table-cell office:value-type="float" office:value="39" calcext:value-type="float">
            <text:p>39</text:p>
          </table:table-cell>
          <table:table-cell table:style-name="ce17" office:value-type="float" office:value="1.28216651851852" calcext:value-type="float">
            <text:p>1.28</text:p>
          </table:table-cell>
          <table:table-cell table:style-name="ce17" office:value-type="float" office:value="0.47" calcext:value-type="float">
            <text:p>0.47</text:p>
          </table:table-cell>
          <table:table-cell table:style-name="ce17" table:formula="of:=(100*[.AI20])/[.AH20]" office:value-type="float" office:value="36.656705132424" calcext:value-type="float">
            <text:p>36.66</text:p>
          </table:table-cell>
          <table:table-cell table:style-name="ce17" office:value-type="float" office:value="1.34" calcext:value-type="float">
            <text:p>1.34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table:formula="of:=(100*[.AL20])/[.AK20]" office:value-type="float" office:value="35.8208955223881" calcext:value-type="float">
            <text:p>35.82</text:p>
          </table:table-cell>
          <table:table-cell table:formula="of:=2 *[.J20]" office:value-type="float" office:value="0.0000416666666666667" calcext:value-type="float">
            <text:p>0.0000416666667</text:p>
          </table:table-cell>
          <table:table-cell table:style-name="ce17" table:formula="of:=2 *[.J20]" office:value-type="float" office:value="0.0000416666666666664" calcext:value-type="float">
            <text:p>0.00</text:p>
          </table:table-cell>
          <table:table-cell table:formula="of:=2 *[.J20]" office:value-type="float" office:value="0.0000416666666666667" calcext:value-type="float">
            <text:p>0.000041666666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0]" office:value-type="float" office:value="0.0000416666666666664" calcext:value-type="float">
            <text:p>0.00</text:p>
          </table:table-cell>
          <table:table-cell table:style-name="ce17" table:formula="of:=2 *[.J20]" office:value-type="float" office:value="0.0000416666666666664" calcext:value-type="float">
            <text:p>0.00</text:p>
          </table:table-cell>
          <table:table-cell table:style-name="ce17" table:formula="of:=2 *[.J20]" office:value-type="float" office:value="0.0000416666666666664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0]-[.G19])/5" office:value-type="float" office:value="4.62847222222224" calcext:value-type="float">
            <text:p>4.63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0]/[.E2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34.806S" calcext:value-type="time">
            <text:p>00:01:35</text:p>
          </table:table-cell>
          <table:table-cell table:style-name="ce2" office:value-type="time" office:time-value="PT00H01M37.207S" calcext:value-type="time">
            <text:p>00:01:37</text:p>
          </table:table-cell>
          <table:table-cell/>
          <table:table-cell table:style-name="ce4" table:formula="of:=([.G21]/(5*60))" office:value-type="float" office:value="1.82881944444444" calcext:value-type="float">
            <text:p>1.8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1]-[.A$9])*500000" office:value-type="float" office:value="548.645833333333" calcext:value-type="float">
            <text:p>549</text:p>
          </table:table-cell>
          <table:table-cell table:style-name="ce12" table:formula="of:=([.B21]-[.B$9])*500000" office:value-type="float" office:value="562.540509259259" calcext:value-type="float">
            <text:p>563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1]-[.A21])" office:value-type="time" office:time-value="PT00H00M02.401S" calcext:value-type="time">
            <text:p>00:00:02.40</text:p>
          </table:table-cell>
          <table:table-cell table:style-name="ce40" table:formula="of:=([.$J$4]*3600/1760)*5/([.$H21]-([.$G21]+1))" office:value-type="float" office:value="19.82847957177" calcext:value-type="float">
            <text:p>19.83</text:p>
          </table:table-cell>
          <table:table-cell table:style-name="ce40" table:formula="of:=([.$J$4]*3600/1760)*5/([.$H21]-[.$G21])" office:value-type="float" office:value="18.401423649237" calcext:value-type="float">
            <text:p>18.40</text:p>
          </table:table-cell>
          <table:table-cell table:style-name="ce40" table:formula="of:=([.$J$4]*3600/1760)*5/([.$H21]-([.$G21]-1))" office:value-type="float" office:value="17.1659873268389" calcext:value-type="float">
            <text:p>17.17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1]-[.G15]))" office:value-type="float" office:value="452.119309262167" calcext:value-type="float">
            <text:p>452.12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1]*([.$G21]-[.$G16])*1760)/(24*60*60*2))" office:value-type="float" office:value="37.6261294617477" calcext:value-type="float">
            <text:p>37.63</text:p>
          </table:table-cell>
          <table:table-cell table:style-name="ce37" table:formula="of:=(([.L21]*([.$G21]-[.$G16])*1760)/(24*60*60*2))" office:value-type="float" office:value="34.918176454255" calcext:value-type="float">
            <text:p>34.92</text:p>
          </table:table-cell>
          <table:table-cell table:style-name="ce37" table:formula="of:=(([.M21]*([.$G21]-[.$G16])*1760)/(24*60*60*2))" office:value-type="float" office:value="32.5738369984716" calcext:value-type="float">
            <text:p>32.57</text:p>
          </table:table-cell>
          <table:table-cell table:style-name="ce37" table:formula="of:=(((([.L21]*[.L21])/20)+([.L21]))/3)" office:value-type="float" office:value="11.7773477550573" calcext:value-type="float">
            <text:p>11.78</text:p>
          </table:table-cell>
          <table:table-cell table:style-name="ce37" table:formula="of:=((([.L21]*[.L21])/20)+([.L21]))" office:value-type="float" office:value="35.3320432651719" calcext:value-type="float">
            <text:p>35.33</text:p>
          </table:table-cell>
          <table:table-cell table:style-name="ce37" table:formula="of:=((MIN([.L17:.L21])*([.G21]-[.G16])*1760)/(24*60*60*5*2))" office:value-type="float" office:value="6.98363529085101" calcext:value-type="float">
            <text:p>6.9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1]*3" office:value-type="float" office:value="1356.3579277865" calcext:value-type="float">
            <text:p>1356.36</text:p>
          </table:table-cell>
          <table:table-cell table:style-name="ce17" table:formula="of:=([.Y20]+(2.8*[.Y20]/100))" office:value-type="float" office:value="796.712419753528" calcext:value-type="float">
            <text:p>796.71</text:p>
          </table:table-cell>
          <table:table-cell table:style-name="ce17" table:formula="of:=[.Y21]*12" office:value-type="float" office:value="9560.54903704234" calcext:value-type="float">
            <text:p>9560.55</text:p>
          </table:table-cell>
          <table:table-cell table:style-name="ce17" table:formula="of:=([.AA20]+(5.57*[.AA20]/100))" office:value-type="float" office:value="1067.38983642294" calcext:value-type="float">
            <text:p>1067.39</text:p>
          </table:table-cell>
          <table:table-cell table:style-name="ce17" table:formula="of:=([.AB20]+(7.2*[.AB20]/100))" office:value-type="float" office:value="1263.33917957975" calcext:value-type="float">
            <text:p>1263.34</text:p>
          </table:table-cell>
          <table:table-cell table:style-name="ce17" table:formula="of:=[.AA21]*12" office:value-type="float" office:value="12808.6780370753" calcext:value-type="float">
            <text:p>12808.68</text:p>
          </table:table-cell>
          <table:table-cell table:style-name="ce17" table:formula="of:=[.AB21]*12" office:value-type="float" office:value="15160.070154957" calcext:value-type="float">
            <text:p>15160.07</text:p>
          </table:table-cell>
          <table:table-cell table:style-name="ce17" table:formula="of:=([.E21]-[.$I$5])/[.L21]" office:value-type="string" office:string-value="" calcext:value-type="error">
            <text:p>#VALUE!</text:p>
          </table:table-cell>
          <table:table-cell table:style-name="ce17" table:formula="of:=([.F21]-[.$I$5])/[.L21]" office:value-type="string" office:string-value="" calcext:value-type="error">
            <text:p>#VALUE!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office:value-type="float" office:value="0.46" calcext:value-type="float">
            <text:p>0.46</text:p>
          </table:table-cell>
          <table:table-cell table:style-name="ce17" table:formula="of:=(100*[.AI21])/[.AH21]" office:value-type="float" office:value="36.8" calcext:value-type="float">
            <text:p>36.80</text:p>
          </table:table-cell>
          <table:table-cell table:style-name="ce17" office:value-type="float" office:value="1.31" calcext:value-type="float">
            <text:p>1.31</text:p>
          </table:table-cell>
          <table:table-cell table:style-name="ce17" office:value-type="float" office:value="0.47" calcext:value-type="float">
            <text:p>0.47</text:p>
          </table:table-cell>
          <table:table-cell table:style-name="ce17" table:formula="of:=(100*[.AL21])/[.AK21]" office:value-type="float" office:value="35.8778625954198" calcext:value-type="float">
            <text:p>35.88</text:p>
          </table:table-cell>
          <table:table-cell table:formula="of:=2 *[.J21]" office:value-type="float" office:value="0.0000555787037037037" calcext:value-type="float">
            <text:p>0.0000555787037</text:p>
          </table:table-cell>
          <table:table-cell table:style-name="ce17" table:formula="of:=2 *[.J21]" office:value-type="float" office:value="0.000055578703703704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21]" office:value-type="float" office:value="0.000055578703703704" calcext:value-type="float">
            <text:p>0.00</text:p>
          </table:table-cell>
          <table:table-cell table:style-name="ce17" table:formula="of:=2 *[.J21]" office:value-type="float" office:value="0.00005557870370370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1]-[.G20])/5" office:value-type="float" office:value="0.462962962962934" calcext:value-type="float">
            <text:p>0.46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1]/[.E2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37.207S" calcext:value-type="time">
            <text:p>00:01:37</text:p>
          </table:table-cell>
          <table:table-cell table:style-name="ce2" office:value-type="time" office:time-value="PT00H01M39.605S" calcext:value-type="time">
            <text:p>00:01:40</text:p>
          </table:table-cell>
          <table:table-cell/>
          <table:table-cell table:style-name="ce4" table:formula="of:=([.G22]/(5*60))" office:value-type="float" office:value="1.8751350308642" calcext:value-type="float">
            <text:p>1.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2]-[.A$9])*500000" office:value-type="float" office:value="562.540509259259" calcext:value-type="float">
            <text:p>563</text:p>
          </table:table-cell>
          <table:table-cell table:style-name="ce12" table:formula="of:=([.B22]-[.B$9])*500000" office:value-type="float" office:value="576.417824074074" calcext:value-type="float">
            <text:p>57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2]-[.A22])" office:value-type="time" office:time-value="PT00H00M02.398S" calcext:value-type="time">
            <text:p>00:00:02.40</text:p>
          </table:table-cell>
          <table:table-cell table:style-name="ce40" table:formula="of:=([.$J$4]*3600/1760)*5/([.$H22]-([.$G22]+1))" office:value-type="float" office:value="19.8552121974734" calcext:value-type="float">
            <text:p>19.86</text:p>
          </table:table-cell>
          <table:table-cell table:style-name="ce40" table:formula="of:=([.$J$4]*3600/1760)*5/([.$H22]-[.$G22])" office:value-type="float" office:value="18.4244446129349" calcext:value-type="float">
            <text:p>18.42</text:p>
          </table:table-cell>
          <table:table-cell table:style-name="ce40" table:formula="of:=([.$J$4]*3600/1760)*5/([.$H22]-([.$G22]-1))" office:value-type="float" office:value="17.1860192087358" calcext:value-type="float">
            <text:p>17.19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2]-[.G16]))" office:value-type="float" office:value="449.544731897673" calcext:value-type="float">
            <text:p>449.54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2]*([.$G22]-[.$G17])*1760)/(24*60*60*2))" office:value-type="float" office:value="38.6189537270056" calcext:value-type="float">
            <text:p>38.62</text:p>
          </table:table-cell>
          <table:table-cell table:style-name="ce37" table:formula="of:=(([.L22]*([.$G22]-[.$G17])*1760)/(24*60*60*2))" office:value-type="float" office:value="35.8360699888794" calcext:value-type="float">
            <text:p>35.84</text:p>
          </table:table-cell>
          <table:table-cell table:style-name="ce37" table:formula="of:=(([.M22]*([.$G22]-[.$G17])*1760)/(24*60*60*2))" office:value-type="float" office:value="33.4272972745188" calcext:value-type="float">
            <text:p>33.43</text:p>
          </table:table-cell>
          <table:table-cell table:style-name="ce37" table:formula="of:=(((([.L22]*[.L22])/20)+([.L22]))/3)" office:value-type="float" office:value="11.7991508592301" calcext:value-type="float">
            <text:p>11.80</text:p>
          </table:table-cell>
          <table:table-cell table:style-name="ce37" table:formula="of:=((([.L22]*[.L22])/20)+([.L22]))" office:value-type="float" office:value="35.3974525776902" calcext:value-type="float">
            <text:p>35.40</text:p>
          </table:table-cell>
          <table:table-cell table:style-name="ce37" table:formula="of:=((MIN([.L18:.L22])*([.G22]-[.G17])*1760)/(24*60*60*5*2))" office:value-type="float" office:value="7.15825871164789" calcext:value-type="float">
            <text:p>7.1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2]*3" office:value-type="float" office:value="1348.63419569302" calcext:value-type="float">
            <text:p>1348.63</text:p>
          </table:table-cell>
          <table:table-cell table:style-name="ce17" table:formula="of:=([.Y21]+(2.8*[.Y21]/100))" office:value-type="float" office:value="819.020367506627" calcext:value-type="float">
            <text:p>819.02</text:p>
          </table:table-cell>
          <table:table-cell table:style-name="ce17" table:formula="of:=[.Y22]*12" office:value-type="float" office:value="9828.24441007952" calcext:value-type="float">
            <text:p>9828.24</text:p>
          </table:table-cell>
          <table:table-cell table:style-name="ce17" table:formula="of:=([.AA21]+(5.57*[.AA21]/100))" office:value-type="float" office:value="1126.8434503117" calcext:value-type="float">
            <text:p>1126.84</text:p>
          </table:table-cell>
          <table:table-cell table:style-name="ce17" table:formula="of:=([.AB21]+(7.2*[.AB21]/100))" office:value-type="float" office:value="1354.29960050949" calcext:value-type="float">
            <text:p>1354.30</text:p>
          </table:table-cell>
          <table:table-cell table:style-name="ce17" table:formula="of:=[.AA22]*12" office:value-type="float" office:value="13522.1214037404" calcext:value-type="float">
            <text:p>13522.12</text:p>
          </table:table-cell>
          <table:table-cell table:style-name="ce17" table:formula="of:=[.AB22]*12" office:value-type="float" office:value="16251.5952061139" calcext:value-type="float">
            <text:p>16251.60</text:p>
          </table:table-cell>
          <table:table-cell table:style-name="ce17" table:formula="of:=([.E22]-[.$I$5])/[.L22]" office:value-type="string" office:string-value="" calcext:value-type="error">
            <text:p>#VALUE!</text:p>
          </table:table-cell>
          <table:table-cell table:style-name="ce17" table:formula="of:=([.F22]-[.$I$5])/[.L22]" office:value-type="string" office:string-value="" calcext:value-type="error">
            <text:p>#VALUE!</text:p>
          </table:table-cell>
          <table:table-cell office:value-type="float" office:value="41" calcext:value-type="float">
            <text:p>41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table:formula="of:=(100*[.AI22])/[.AH22]" office:value-type="float" office:value="36.8852459016393" calcext:value-type="float">
            <text:p>36.89</text:p>
          </table:table-cell>
          <table:table-cell table:style-name="ce17" office:value-type="float" office:value="1.28" calcext:value-type="float">
            <text:p>1.28</text:p>
          </table:table-cell>
          <table:table-cell table:style-name="ce17" office:value-type="float" office:value="0.46" calcext:value-type="float">
            <text:p>0.46</text:p>
          </table:table-cell>
          <table:table-cell table:style-name="ce17" table:formula="of:=(100*[.AL22])/[.AK22]" office:value-type="float" office:value="35.9375" calcext:value-type="float">
            <text:p>35.94</text:p>
          </table:table-cell>
          <table:table-cell table:formula="of:=2 *[.J22]" office:value-type="float" office:value="0.0000555092592592593" calcext:value-type="float">
            <text:p>0.0000555092593</text:p>
          </table:table-cell>
          <table:table-cell table:style-name="ce17" table:formula="of:=2 *[.J22]" office:value-type="float" office:value="0.0000555092592592595" calcext:value-type="float">
            <text:p>0.00</text:p>
          </table:table-cell>
          <table:table-cell table:formula="of:=2 *[.J22]" office:value-type="float" office:value="0.0000555092592592593" calcext:value-type="float">
            <text:p>0.000055509259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2]" office:value-type="float" office:value="0.0000555092592592595" calcext:value-type="float">
            <text:p>0.00</text:p>
          </table:table-cell>
          <table:table-cell table:style-name="ce17" table:formula="of:=2 *[.J22]" office:value-type="float" office:value="0.0000555092592592595" calcext:value-type="float">
            <text:p>0.00</text:p>
          </table:table-cell>
          <table:table-cell table:style-name="ce17" table:formula="of:=2 *[.J22]" office:value-type="float" office:value="0.000055509259259259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2]-[.G21])/5" office:value-type="float" office:value="2.7789351851852" calcext:value-type="float">
            <text:p>2.78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2]/[.E2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39.209S" calcext:value-type="time">
            <text:p>00:01:39</text:p>
          </table:table-cell>
          <table:table-cell table:style-name="ce2" office:value-type="time" office:time-value="PT00H01M41.605S" calcext:value-type="time">
            <text:p>00:01:42</text:p>
          </table:table-cell>
          <table:table-cell/>
          <table:table-cell table:style-name="ce4" table:formula="of:=([.G23]/(5*60))" office:value-type="float" office:value="1.91375385802469" calcext:value-type="float">
            <text:p>1.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3]-[.A$9])*500000" office:value-type="float" office:value="574.126157407407" calcext:value-type="float">
            <text:p>574</text:p>
          </table:table-cell>
          <table:table-cell table:style-name="ce12" table:formula="of:=([.B23]-[.B$9])*500000" office:value-type="float" office:value="587.991898148148" calcext:value-type="float">
            <text:p>588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3]-[.A23])" office:value-type="time" office:time-value="PT00H00M02.396S" calcext:value-type="time">
            <text:p>00:00:02.40</text:p>
          </table:table-cell>
          <table:table-cell table:style-name="ce40" table:formula="of:=([.$J$4]*3600/1760)*5/([.$H23]-([.$G23]+1))" office:value-type="float" office:value="19.8730740292453" calcext:value-type="float">
            <text:p>19.87</text:p>
          </table:table-cell>
          <table:table-cell table:style-name="ce40" table:formula="of:=([.$J$4]*3600/1760)*5/([.$H23]-[.$G23])" office:value-type="float" office:value="18.4398239490059" calcext:value-type="float">
            <text:p>18.44</text:p>
          </table:table-cell>
          <table:table-cell table:style-name="ce40" table:formula="of:=([.$J$4]*3600/1760)*5/([.$H23]-([.$G23]-1))" office:value-type="float" office:value="17.1993997904929" calcext:value-type="float">
            <text:p>17.20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3]-[.G17]))" office:value-type="float" office:value="444.330161995372" calcext:value-type="float">
            <text:p>444.3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3]*([.$G23]-[.$G18])*1760)/(24*60*60*2))" office:value-type="float" office:value="14.9945742623245" calcext:value-type="float">
            <text:p>14.99</text:p>
          </table:table-cell>
          <table:table-cell table:style-name="ce37" table:formula="of:=(([.L23]*([.$G23]-[.$G18])*1760)/(24*60*60*2))" office:value-type="float" office:value="13.9131625626043" calcext:value-type="float">
            <text:p>13.91</text:p>
          </table:table-cell>
          <table:table-cell table:style-name="ce37" table:formula="of:=(([.M23]*([.$G23]-[.$G18])*1760)/(24*60*60*2))" office:value-type="float" office:value="12.9772413189037" calcext:value-type="float">
            <text:p>12.98</text:p>
          </table:table-cell>
          <table:table-cell table:style-name="ce37" table:formula="of:=(((([.L23]*[.L23])/20)+([.L23]))/3)" office:value-type="float" office:value="11.8137264375075" calcext:value-type="float">
            <text:p>11.81</text:p>
          </table:table-cell>
          <table:table-cell table:style-name="ce37" table:formula="of:=((([.L23]*[.L23])/20)+([.L23]))" office:value-type="float" office:value="35.4411793125224" calcext:value-type="float">
            <text:p>35.44</text:p>
          </table:table-cell>
          <table:table-cell table:style-name="ce37" table:formula="of:=((MIN([.L19:.L23])*([.G23]-[.G18])*1760)/(24*60*60*5*2))" office:value-type="float" office:value="2.77683777592669" calcext:value-type="float">
            <text:p>2.7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3]*3" office:value-type="float" office:value="1332.99048598611" calcext:value-type="float">
            <text:p>1332.99</text:p>
          </table:table-cell>
          <table:table-cell table:style-name="ce17" table:formula="of:=([.Y22]+(2.8*[.Y22]/100))" office:value-type="float" office:value="841.952937796812" calcext:value-type="float">
            <text:p>841.95</text:p>
          </table:table-cell>
          <table:table-cell table:style-name="ce17" table:formula="of:=[.Y23]*12" office:value-type="float" office:value="10103.4352535617" calcext:value-type="float">
            <text:p>10103.44</text:p>
          </table:table-cell>
          <table:table-cell table:style-name="ce17" table:formula="of:=([.AA22]+(5.57*[.AA22]/100))" office:value-type="float" office:value="1189.60863049406" calcext:value-type="float">
            <text:p>1189.61</text:p>
          </table:table-cell>
          <table:table-cell table:style-name="ce17" table:formula="of:=([.AB22]+(7.2*[.AB22]/100))" office:value-type="float" office:value="1451.80917174617" calcext:value-type="float">
            <text:p>1451.81</text:p>
          </table:table-cell>
          <table:table-cell table:style-name="ce17" table:formula="of:=[.AA23]*12" office:value-type="float" office:value="14275.3035659287" calcext:value-type="float">
            <text:p>14275.30</text:p>
          </table:table-cell>
          <table:table-cell table:style-name="ce17" table:formula="of:=[.AB23]*12" office:value-type="float" office:value="17421.7100609541" calcext:value-type="float">
            <text:p>17421.71</text:p>
          </table:table-cell>
          <table:table-cell table:style-name="ce17" table:formula="of:=([.E23]-[.$I$5])/[.L23]" office:value-type="string" office:string-value="" calcext:value-type="error">
            <text:p>#VALUE!</text:p>
          </table:table-cell>
          <table:table-cell table:style-name="ce17" table:formula="of:=([.F23]-[.$I$5])/[.L23]" office:value-type="string" office:string-value="" calcext:value-type="error">
            <text:p>#VALUE!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1.19" calcext:value-type="float">
            <text:p>1.19</text:p>
          </table:table-cell>
          <table:table-cell table:style-name="ce17" office:value-type="float" office:value="0.44" calcext:value-type="float">
            <text:p>0.44</text:p>
          </table:table-cell>
          <table:table-cell table:style-name="ce17" table:formula="of:=(100*[.AI23])/[.AH23]" office:value-type="float" office:value="36.9747899159664" calcext:value-type="float">
            <text:p>36.97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table:formula="of:=(100*[.AL23])/[.AK23]" office:value-type="float" office:value="36" calcext:value-type="float">
            <text:p>36.00</text:p>
          </table:table-cell>
          <table:table-cell table:formula="of:=2 *[.J23]" office:value-type="float" office:value="0.000055462962962963" calcext:value-type="float">
            <text:p>0.000055462963</text:p>
          </table:table-cell>
          <table:table-cell table:style-name="ce17" table:formula="of:=2 *[.J23]" office:value-type="float" office:value="0.0000554629629629629" calcext:value-type="float">
            <text:p>0.00</text:p>
          </table:table-cell>
          <table:table-cell table:formula="of:=2 *[.J23]" office:value-type="float" office:value="0.000055462962962963" calcext:value-type="float">
            <text:p>0.000055462963</text:p>
          </table:table-cell>
          <table:table-cell table:formula="of:=2 *[.J23]" office:value-type="float" office:value="0.000055462962962963" calcext:value-type="float">
            <text:p>0.000055462963</text:p>
          </table:table-cell>
          <table:table-cell/>
          <table:table-cell table:style-name="ce17" table:formula="of:=2 *[.J23]" office:value-type="float" office:value="0.0000554629629629629" calcext:value-type="float">
            <text:p>0.00</text:p>
          </table:table-cell>
          <table:table-cell table:style-name="ce17" table:formula="of:=2 *[.J23]" office:value-type="float" office:value="0.0000554629629629629" calcext:value-type="float">
            <text:p>0.00</text:p>
          </table:table-cell>
          <table:table-cell table:style-name="ce17" table:formula="of:=2 *[.J23]" office:value-type="float" office:value="0.0000554629629629629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3]-[.G22])/5" office:value-type="float" office:value="2.31712962962963" calcext:value-type="float">
            <text:p>2.32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3]/[.E2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12.407S" calcext:value-type="time">
            <text:p>00:02:12</text:p>
          </table:table-cell>
          <table:table-cell table:style-name="ce2" office:value-type="time" office:time-value="PT00H02M14.407S" calcext:value-type="time">
            <text:p>00:02:14</text:p>
          </table:table-cell>
          <table:table-cell/>
          <table:table-cell table:style-name="ce4" table:formula="of:=([.G24]/(5*60))" office:value-type="float" office:value="2.55414737654321" calcext:value-type="float">
            <text:p>2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4]-[.A$9])*500000" office:value-type="float" office:value="766.244212962963" calcext:value-type="float">
            <text:p>766</text:p>
          </table:table-cell>
          <table:table-cell table:style-name="ce12" table:formula="of:=([.B24]-[.B$9])*500000" office:value-type="float" office:value="777.818287037037" calcext:value-type="float">
            <text:p>778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24]-[.A24])" office:value-type="time" office:time-value="PT00H00M02S" calcext:value-type="time">
            <text:p>00:00:02.00</text:p>
          </table:table-cell>
          <table:table-cell table:style-name="ce40" table:formula="of:=([.$J$4]*3600/1760)*5/([.$H24]-([.$G24]+1))" office:value-type="float" office:value="24.1800668683329" calcext:value-type="float">
            <text:p>24.18</text:p>
          </table:table-cell>
          <table:table-cell table:style-name="ce40" table:formula="of:=([.$J$4]*3600/1760)*5/([.$H24]-[.$G24])" office:value-type="float" office:value="22.090909090909" calcext:value-type="float">
            <text:p>22.09</text:p>
          </table:table-cell>
          <table:table-cell table:style-name="ce40" table:formula="of:=([.$J$4]*3600/1760)*5/([.$H24]-([.$G24]-1))" office:value-type="float" office:value="20.334047395903" calcext:value-type="float">
            <text:p>20.3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4]-[.G18]))" office:value-type="float" office:value="338.094306397965" calcext:value-type="float">
            <text:p>338.09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4]*([.$G24]-[.$G19])*1760)/(24*60*60*2))" office:value-type="float" office:value="59.8593476357265" calcext:value-type="float">
            <text:p>59.86</text:p>
          </table:table-cell>
          <table:table-cell table:style-name="ce37" table:formula="of:=(([.L24]*([.$G24]-[.$G19])*1760)/(24*60*60*2))" office:value-type="float" office:value="54.6874999999997" calcext:value-type="float">
            <text:p>54.69</text:p>
          </table:table-cell>
          <table:table-cell table:style-name="ce37" table:formula="of:=(([.M24]*([.$G24]-[.$G19])*1760)/(24*60*60*2))" office:value-type="float" office:value="50.3382731958761" calcext:value-type="float">
            <text:p>50.34</text:p>
          </table:table-cell>
          <table:table-cell table:style-name="ce37" table:formula="of:=(((([.L24]*[.L24])/20)+([.L24]))/3)" office:value-type="float" office:value="15.4971074380164" calcext:value-type="float">
            <text:p>15.50</text:p>
          </table:table-cell>
          <table:table-cell table:style-name="ce37" table:formula="of:=((([.L24]*[.L24])/20)+([.L24]))" office:value-type="float" office:value="46.4913223140492" calcext:value-type="float">
            <text:p>46.49</text:p>
          </table:table-cell>
          <table:table-cell table:style-name="ce37" table:formula="of:=((MIN([.L20:.L24])*([.G24]-[.G19])*1760)/(24*60*60*5*2))" office:value-type="float" office:value="9.11078717201163" calcext:value-type="float">
            <text:p>9.11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4]*3" office:value-type="float" office:value="1014.2829191939" calcext:value-type="float">
            <text:p>1014.28</text:p>
          </table:table-cell>
          <table:table-cell table:style-name="ce17" table:formula="of:=([.Y23]+(2.8*[.Y23]/100))" office:value-type="float" office:value="865.527620055123" calcext:value-type="float">
            <text:p>865.53</text:p>
          </table:table-cell>
          <table:table-cell table:style-name="ce17" table:formula="of:=[.Y24]*12" office:value-type="float" office:value="10386.3314406615" calcext:value-type="float">
            <text:p>10386.33</text:p>
          </table:table-cell>
          <table:table-cell table:style-name="ce17" table:formula="of:=([.AA23]+(5.57*[.AA23]/100))" office:value-type="float" office:value="1255.86983121258" calcext:value-type="float">
            <text:p>1255.87</text:p>
          </table:table-cell>
          <table:table-cell table:style-name="ce17" table:formula="of:=([.AB23]+(7.2*[.AB23]/100))" office:value-type="float" office:value="1556.3394321119" calcext:value-type="float">
            <text:p>1556.34</text:p>
          </table:table-cell>
          <table:table-cell table:style-name="ce17" table:formula="of:=[.AA24]*12" office:value-type="float" office:value="15070.4379745509" calcext:value-type="float">
            <text:p>15070.44</text:p>
          </table:table-cell>
          <table:table-cell table:style-name="ce17" table:formula="of:=[.AB24]*12" office:value-type="float" office:value="18676.0731853428" calcext:value-type="float">
            <text:p>18676.07</text:p>
          </table:table-cell>
          <table:table-cell table:style-name="ce17" table:formula="of:=([.E24]-[.$I$5])/[.L24]" office:value-type="string" office:string-value="" calcext:value-type="error">
            <text:p>#VALUE!</text:p>
          </table:table-cell>
          <table:table-cell table:style-name="ce17" table:formula="of:=([.F24]-[.$I$5])/[.L24]" office:value-type="string" office:string-value="" calcext:value-type="error">
            <text:p>#VALUE!</text:p>
          </table:table-cell>
          <table:table-cell office:value-type="float" office:value="43" calcext:value-type="float">
            <text:p>43</text:p>
          </table:table-cell>
          <table:table-cell table:style-name="ce17" office:value-type="float" office:value="1.16" calcext:value-type="float">
            <text:p>1.16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(100*[.AI24])/[.AH24]" office:value-type="float" office:value="36.2068965517241" calcext:value-type="float">
            <text:p>36.21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 office:value-type="float" office:value="0.43" calcext:value-type="float">
            <text:p>0.43</text:p>
          </table:table-cell>
          <table:table-cell table:style-name="ce17" table:formula="of:=(100*[.AL24])/[.AK24]" office:value-type="float" office:value="35.2459016393443" calcext:value-type="float">
            <text:p>35.25</text:p>
          </table:table-cell>
          <table:table-cell table:formula="of:=2 *[.J24]" office:value-type="float" office:value="0.0000462962962962963" calcext:value-type="float">
            <text:p>0.0000462962963</text:p>
          </table:table-cell>
          <table:table-cell table:style-name="ce17" table:formula="of:=2 *[.J24]" office:value-type="float" office:value="0.0000462962962962965" calcext:value-type="float">
            <text:p>0.00</text:p>
          </table:table-cell>
          <table:table-cell table:formula="of:=2 *[.J24]" office:value-type="float" office:value="0.0000462962962962963" calcext:value-type="float">
            <text:p>0.0000462962963</text:p>
          </table:table-cell>
          <table:table-cell table:formula="of:=2 *[.J24]" office:value-type="float" office:value="0.0000462962962962963" calcext:value-type="float">
            <text:p>0.0000462962963</text:p>
          </table:table-cell>
          <table:table-cell/>
          <table:table-cell table:style-name="ce17" table:formula="of:=2 *[.J24]" office:value-type="float" office:value="0.0000462962962962965" calcext:value-type="float">
            <text:p>0.00</text:p>
          </table:table-cell>
          <table:table-cell table:style-name="ce17" table:formula="of:=2 *[.J24]" office:value-type="float" office:value="0.0000462962962962965" calcext:value-type="float">
            <text:p>0.00</text:p>
          </table:table-cell>
          <table:table-cell table:style-name="ce17" table:formula="of:=2 *[.J24]" office:value-type="float" office:value="0.000046296296296296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4]-[.G23])/5" office:value-type="float" office:value="38.4236111111111" calcext:value-type="float">
            <text:p>38.42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4]/[.E2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15.607S" calcext:value-type="time">
            <text:p>00:02:16</text:p>
          </table:table-cell>
          <table:table-cell table:style-name="ce2" office:value-type="time" office:time-value="PT00H02M17.406S" calcext:value-type="time">
            <text:p>00:02:17</text:p>
          </table:table-cell>
          <table:table-cell/>
          <table:table-cell table:style-name="ce4" table:formula="of:=([.G25]/(5*60))" office:value-type="float" office:value="2.61587577160494" calcext:value-type="float">
            <text:p>2.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5]-[.A$9])*500000" office:value-type="float" office:value="784.762731481481" calcext:value-type="float">
            <text:p>785</text:p>
          </table:table-cell>
          <table:table-cell table:style-name="ce12" table:formula="of:=([.B25]-[.B$9])*500000" office:value-type="float" office:value="795.173611111111" calcext:value-type="float">
            <text:p>795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25]-[.A25])" office:value-type="time" office:time-value="PT00H00M01.799S" calcext:value-type="time">
            <text:p>00:00:01.80</text:p>
          </table:table-cell>
          <table:table-cell table:style-name="ce40" table:formula="of:=([.$J$4]*3600/1760)*5/([.$H25]-([.$G25]+1))" office:value-type="float" office:value="27.1687481132809" calcext:value-type="float">
            <text:p>27.17</text:p>
          </table:table-cell>
          <table:table-cell table:style-name="ce40" table:formula="of:=([.$J$4]*3600/1760)*5/([.$H25]-[.$G25])" office:value-type="float" office:value="24.5590984890592" calcext:value-type="float">
            <text:p>24.56</text:p>
          </table:table-cell>
          <table:table-cell table:style-name="ce40" table:formula="of:=([.$J$4]*3600/1760)*5/([.$H25]-([.$G25]-1))" office:value-type="float" office:value="22.4068456140671" calcext:value-type="float">
            <text:p>22.41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5]-[.G19]))" office:value-type="float" office:value="344.070796460177" calcext:value-type="float">
            <text:p>344.0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5]*([.$G25]-[.$G20])*1760)/(24*60*60*2))" office:value-type="float" office:value="65.978520989627" calcext:value-type="float">
            <text:p>65.98</text:p>
          </table:table-cell>
          <table:table-cell table:style-name="ce37" table:formula="of:=(([.L25]*([.$G25]-[.$G20])*1760)/(24*60*60*2))" office:value-type="float" office:value="59.6410621641643" calcext:value-type="float">
            <text:p>59.64</text:p>
          </table:table-cell>
          <table:table-cell table:style-name="ce37" table:formula="of:=(([.M25]*([.$G25]-[.$G20])*1760)/(24*60*60*2))" office:value-type="float" office:value="54.4143781485606" calcext:value-type="float">
            <text:p>54.41</text:p>
          </table:table-cell>
          <table:table-cell table:style-name="ce37" table:formula="of:=(((([.L25]*[.L25])/20)+([.L25]))/3)" office:value-type="float" office:value="18.2388548062749" calcext:value-type="float">
            <text:p>18.24</text:p>
          </table:table-cell>
          <table:table-cell table:style-name="ce37" table:formula="of:=((([.L25]*[.L25])/20)+([.L25]))" office:value-type="float" office:value="54.7165644188247" calcext:value-type="float">
            <text:p>54.72</text:p>
          </table:table-cell>
          <table:table-cell table:style-name="ce37" table:formula="of:=((MIN([.L21:.L25])*([.G25]-[.G20])*1760)/(24*60*60*5*2))" office:value-type="float" office:value="8.9374652922393" calcext:value-type="float">
            <text:p>8.9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5]*3" office:value-type="float" office:value="1032.21238938053" calcext:value-type="float">
            <text:p>1032.21</text:p>
          </table:table-cell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ce17" table:formula="of:=([.E25]-[.$I$5])/[.L25]" office:value-type="string" office:string-value="" calcext:value-type="error">
            <text:p>#VALUE!</text:p>
          </table:table-cell>
          <table:table-cell table:style-name="ce17" table:formula="of:=([.F25]-[.$I$5])/[.L25]" office:value-type="string" office:string-value="" calcext:value-type="error">
            <text:p>#VALUE!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1.13" calcext:value-type="float">
            <text:p>1.13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table:formula="of:=(100*[.AI25])/[.AH25]" office:value-type="float" office:value="36.283185840708" calcext:value-type="float">
            <text:p>36.28</text:p>
          </table:table-cell>
          <table:table-cell table:style-name="ce17" office:value-type="float" office:value="1.19" calcext:value-type="float">
            <text:p>1.19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(100*[.AL25])/[.AK25]" office:value-type="float" office:value="35.2941176470588" calcext:value-type="float">
            <text:p>35.29</text:p>
          </table:table-cell>
          <table:table-cell table:formula="of:=2 *[.J25]" office:value-type="float" office:value="0.0000416435185185185" calcext:value-type="float">
            <text:p>0.0000416435185</text:p>
          </table:table-cell>
          <table:table-cell table:style-name="ce17" table:formula="of:=2 *[.J25]" office:value-type="float" office:value="0.000041643518518519" calcext:value-type="float">
            <text:p>0.00</text:p>
          </table:table-cell>
          <table:table-cell table:formula="of:=2 *[.J25]" office:value-type="float" office:value="0.0000416435185185185" calcext:value-type="float">
            <text:p>0.0000416435185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5]" office:value-type="float" office:value="0.000041643518518519" calcext:value-type="float">
            <text:p>0.00</text:p>
          </table:table-cell>
          <table:table-cell table:style-name="ce17" table:formula="of:=2 *[.J25]" office:value-type="float" office:value="0.000041643518518519" calcext:value-type="float">
            <text:p>0.00</text:p>
          </table:table-cell>
          <table:table-cell table:style-name="ce17" table:formula="of:=2 *[.J25]" office:value-type="float" office:value="0.000041643518518519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5]-[.G24])/5" office:value-type="float" office:value="3.70370370370367" calcext:value-type="float">
            <text:p>3.70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5]/[.E2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36.799S" calcext:value-type="time">
            <text:p>00:02:37</text:p>
          </table:table-cell>
          <table:table-cell table:style-name="ce2" office:value-type="time" office:time-value="PT00H02M39.398S" calcext:value-type="time">
            <text:p>00:02:39</text:p>
          </table:table-cell>
          <table:table-cell/>
          <table:table-cell table:style-name="ce4" table:formula="of:=([.G26]/(5*60))" office:value-type="float" office:value="3.02467206790123" calcext:value-type="float">
            <text:p>3.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6]-[.A$9])*500000" office:value-type="float" office:value="907.40162037037" calcext:value-type="float">
            <text:p>907</text:p>
          </table:table-cell>
          <table:table-cell table:style-name="ce12" table:formula="of:=([.B26]-[.B$9])*500000" office:value-type="float" office:value="922.44212962963" calcext:value-type="float">
            <text:p>922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6]-[.A26])" office:value-type="time" office:time-value="PT00H00M02.599S" calcext:value-type="time">
            <text:p>00:00:02.60</text:p>
          </table:table-cell>
          <table:table-cell table:style-name="ce40" table:formula="of:=([.$J$4]*3600/1760)*5/([.$H26]-([.$G26]+1))" office:value-type="float" office:value="18.2102951866368" calcext:value-type="float">
            <text:p>18.21</text:p>
          </table:table-cell>
          <table:table-cell table:style-name="ce40" table:formula="of:=([.$J$4]*3600/1760)*5/([.$H26]-[.$G26])" office:value-type="float" office:value="16.999545279653" calcext:value-type="float">
            <text:p>17.00</text:p>
          </table:table-cell>
          <table:table-cell table:style-name="ce40" table:formula="of:=([.$J$4]*3600/1760)*5/([.$H26]-([.$G26]-1))" office:value-type="float" office:value="15.9397569023083" calcext:value-type="float">
            <text:p>15.94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6]-[.G20]))" office:value-type="float" office:value="249.258730947382" calcext:value-type="float">
            <text:p>249.26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6]*([.$G26]-[.$G21])*1760)/(24*60*60*2))" office:value-type="float" office:value="66.5403116670789" calcext:value-type="float">
            <text:p>66.54</text:p>
          </table:table-cell>
          <table:table-cell table:style-name="ce37" table:formula="of:=(([.L26]*([.$G26]-[.$G21])*1760)/(24*60*60*2))" office:value-type="float" office:value="62.116238617417" calcext:value-type="float">
            <text:p>62.12</text:p>
          </table:table-cell>
          <table:table-cell table:style-name="ce37" table:formula="of:=(([.M26]*([.$G26]-[.$G21])*1760)/(24*60*60*2))" office:value-type="float" office:value="58.2437781104939" calcext:value-type="float">
            <text:p>58.24</text:p>
          </table:table-cell>
          <table:table-cell table:style-name="ce37" table:formula="of:=(((([.L26]*[.L26])/20)+([.L26]))/3)" office:value-type="float" office:value="10.4829240884672" calcext:value-type="float">
            <text:p>10.48</text:p>
          </table:table-cell>
          <table:table-cell table:style-name="ce37" table:formula="of:=((([.L26]*[.L26])/20)+([.L26]))" office:value-type="float" office:value="31.4487722654017" calcext:value-type="float">
            <text:p>31.45</text:p>
          </table:table-cell>
          <table:table-cell table:style-name="ce37" table:formula="of:=((MIN([.L22:.L26])*([.G26]-[.G21])*1760)/(24*60*60*5*2))" office:value-type="float" office:value="12.4232477234834" calcext:value-type="float">
            <text:p>12.42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6]*3" office:value-type="float" office:value="747.776192842146" calcext:value-type="float">
            <text:p>747.78</text:p>
          </table:table-cell>
          <table:table-cell table:style-name="ce17"/>
          <table:table-cell table:number-columns-repeated="5"/>
          <table:table-cell table:style-name="ce17" table:formula="of:=([.E26]-[.$I$5])/[.L26]" office:value-type="string" office:string-value="" calcext:value-type="error">
            <text:p>#VALUE!</text:p>
          </table:table-cell>
          <table:table-cell table:style-name="ce17" table:formula="of:=([.F26]-[.$I$5])/[.L26]" office:value-type="string" office:string-value="" calcext:value-type="error">
            <text:p>#VALUE!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1.1" calcext:value-type="float">
            <text:p>1.10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table:formula="of:=(100*[.AI26])/[.AH26]" office:value-type="float" office:value="36.3636363636364" calcext:value-type="float">
            <text:p>36.36</text:p>
          </table:table-cell>
          <table:table-cell table:style-name="ce17" office:value-type="float" office:value="1.16" calcext:value-type="float">
            <text:p>1.16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table:formula="of:=(100*[.AL26])/[.AK26]" office:value-type="float" office:value="35.3448275862069" calcext:value-type="float">
            <text:p>35.34</text:p>
          </table:table-cell>
          <table:table-cell table:formula="of:=2 *[.J26]" office:value-type="float" office:value="0.000060162037037037" calcext:value-type="float">
            <text:p>0.000060162037</text:p>
          </table:table-cell>
          <table:table-cell table:style-name="ce17" table:formula="of:=2 *[.J26]" office:value-type="float" office:value="0.000060162037037037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26]" office:value-type="float" office:value="0.000060162037037037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6]-[.G25])/5" office:value-type="float" office:value="24.5277777777778" calcext:value-type="float">
            <text:p>24.53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6]/[.E2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39.398S" calcext:value-type="time">
            <text:p>00:02:39</text:p>
          </table:table-cell>
          <table:table-cell table:style-name="ce2" office:value-type="time" office:time-value="PT00H02M41.998S" calcext:value-type="time">
            <text:p>00:02:42</text:p>
          </table:table-cell>
          <table:table-cell/>
          <table:table-cell table:style-name="ce4" table:formula="of:=([.G27]/(5*60))" office:value-type="float" office:value="3.07480709876543" calcext:value-type="float">
            <text:p>3.0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7]-[.A$9])*500000" office:value-type="float" office:value="922.44212962963" calcext:value-type="float">
            <text:p>922</text:p>
          </table:table-cell>
          <table:table-cell table:style-name="ce12" table:formula="of:=([.B27]-[.B$9])*500000" office:value-type="float" office:value="937.488425925926" calcext:value-type="float">
            <text:p>937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7]-[.A27])" office:value-type="time" office:time-value="PT00H00M02.6S" calcext:value-type="time">
            <text:p>00:00:02.60</text:p>
          </table:table-cell>
          <table:table-cell table:style-name="ce40" table:formula="of:=([.$J$4]*3600/1760)*5/([.$H27]-([.$G27]+1))" office:value-type="float" office:value="18.2027925930363" calcext:value-type="float">
            <text:p>18.20</text:p>
          </table:table-cell>
          <table:table-cell table:style-name="ce40" table:formula="of:=([.$J$4]*3600/1760)*5/([.$H27]-[.$G27])" office:value-type="float" office:value="16.9930069930069" calcext:value-type="float">
            <text:p>16.99</text:p>
          </table:table-cell>
          <table:table-cell table:style-name="ce40" table:formula="of:=([.$J$4]*3600/1760)*5/([.$H27]-([.$G27]-1))" office:value-type="float" office:value="15.9340082883071" calcext:value-type="float">
            <text:p>15.9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7]-[.G21]))" office:value-type="float" office:value="240.772851127075" calcext:value-type="float">
            <text:p>240.7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7]*([.$G27]-[.$G22])*1760)/(24*60*60*2))" office:value-type="float" office:value="66.7253333745325" calcext:value-type="float">
            <text:p>66.73</text:p>
          </table:table-cell>
          <table:table-cell table:style-name="ce37" table:formula="of:=(([.L27]*([.$G27]-[.$G22])*1760)/(24*60*60*2))" office:value-type="float" office:value="62.2906650641021" calcext:value-type="float">
            <text:p>62.29</text:p>
          </table:table-cell>
          <table:table-cell table:style-name="ce37" table:formula="of:=(([.M27]*([.$G27]-[.$G22])*1760)/(24*60*60*2))" office:value-type="float" office:value="58.4087309458545" calcext:value-type="float">
            <text:p>58.41</text:p>
          </table:table-cell>
          <table:table-cell table:style-name="ce37" table:formula="of:=(((([.L27]*[.L27])/20)+([.L27]))/3)" office:value-type="float" office:value="10.4770404420753" calcext:value-type="float">
            <text:p>10.48</text:p>
          </table:table-cell>
          <table:table-cell table:style-name="ce37" table:formula="of:=((([.L27]*[.L27])/20)+([.L27]))" office:value-type="float" office:value="31.4311213262258" calcext:value-type="float">
            <text:p>31.43</text:p>
          </table:table-cell>
          <table:table-cell table:style-name="ce37" table:formula="of:=((MIN([.L23:.L27])*([.G27]-[.G22])*1760)/(24*60*60*5*2))" office:value-type="float" office:value="12.4581330128204" calcext:value-type="float">
            <text:p>12.4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7]*3" office:value-type="float" office:value="722.318553381224" calcext:value-type="float">
            <text:p>722.32</text:p>
          </table:table-cell>
          <table:table-cell table:style-name="ce17"/>
          <table:table-cell table:number-columns-repeated="5"/>
          <table:table-cell table:style-name="ce17" table:formula="of:=([.E27]-[.$I$5])/[.L27]" office:value-type="string" office:string-value="" calcext:value-type="error">
            <text:p>#VALUE!</text:p>
          </table:table-cell>
          <table:table-cell table:style-name="ce17" table:formula="of:=([.F27]-[.$I$5])/[.L27]" office:value-type="string" office:string-value="" calcext:value-type="error">
            <text:p>#VALUE!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0.39" calcext:value-type="float">
            <text:p>0.39</text:p>
          </table:table-cell>
          <table:table-cell table:style-name="ce17" table:formula="of:=(100*[.AI27])/[.AH27]" office:value-type="float" office:value="36.7924528301887" calcext:value-type="float">
            <text:p>36.79</text:p>
          </table:table-cell>
          <table:table-cell table:style-name="ce17" office:value-type="float" office:value="1.13" calcext:value-type="float">
            <text:p>1.13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table:formula="of:=(100*[.AL27])/[.AK27]" office:value-type="float" office:value="35.3982300884956" calcext:value-type="float">
            <text:p>35.40</text:p>
          </table:table-cell>
          <table:table-cell table:formula="of:=2 *[.J27]" office:value-type="float" office:value="0.0000601851851851852" calcext:value-type="float">
            <text:p>0.0000601851852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formula="of:=2 *[.J27]" office:value-type="float" office:value="0.0000601851851851852" calcext:value-type="float">
            <text:p>0.0000601851852</text:p>
          </table:table-cell>
          <table:table-cell table:formula="of:=2 *[.J27]" office:value-type="float" office:value="0.0000601851851851852" calcext:value-type="float">
            <text:p>0.0000601851852</text:p>
          </table:table-cell>
          <table:table-cell table:formula="of:=2 *[.J27]" office:value-type="float" office:value="0.0000601851851851852" calcext:value-type="float">
            <text:p>0.0000601851852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style-name="ce17" table:formula="of:=2 *[.J27]" office:value-type="float" office:value="0.0000601851851851853" calcext:value-type="float">
            <text:p>0.00</text:p>
          </table:table-cell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7]-[.G26])/5" office:value-type="float" office:value="3.00810185185185" calcext:value-type="float">
            <text:p>3.01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7]/[.E2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43.597S" calcext:value-type="time">
            <text:p>00:02:44</text:p>
          </table:table-cell>
          <table:table-cell table:style-name="ce2" office:value-type="time" office:time-value="PT00H02M46.597S" calcext:value-type="time">
            <text:p>00:02:47</text:p>
          </table:table-cell>
          <table:table-cell/>
          <table:table-cell table:style-name="ce4" table:formula="of:=([.G28]/(5*60))" office:value-type="float" office:value="3.15580632716049" calcext:value-type="float">
            <text:p>3.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8]-[.A$9])*500000" office:value-type="float" office:value="946.741898148148" calcext:value-type="float">
            <text:p>947</text:p>
          </table:table-cell>
          <table:table-cell table:style-name="ce12" table:formula="of:=([.B28]-[.B$9])*500000" office:value-type="float" office:value="964.103009259259" calcext:value-type="float">
            <text:p>964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8]-[.A28])" office:value-type="time" office:time-value="PT00H00M03S" calcext:value-type="time">
            <text:p>00:00:03.00</text:p>
          </table:table-cell>
          <table:table-cell table:style-name="ce40" table:formula="of:=([.$J$4]*3600/1760)*5/([.$H28]-([.$G28]+1))" office:value-type="float" office:value="15.6274116375984" calcext:value-type="float">
            <text:p>15.63</text:p>
          </table:table-cell>
          <table:table-cell table:style-name="ce40" table:formula="of:=([.$J$4]*3600/1760)*5/([.$H28]-[.$G28])" office:value-type="float" office:value="14.7272727272727" calcext:value-type="float">
            <text:p>14.73</text:p>
          </table:table-cell>
          <table:table-cell table:style-name="ce40" table:formula="of:=([.$J$4]*3600/1760)*5/([.$H28]-([.$G28]-1))" office:value-type="float" office:value="13.9251822307798" calcext:value-type="float">
            <text:p>13.9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8]-[.G22]))" office:value-type="float" office:value="234.252146407591" calcext:value-type="float">
            <text:p>234.2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8]*([.$G28]-[.$G23])*1760)/(24*60*60*2))" office:value-type="float" office:value="59.308532588191" calcext:value-type="float">
            <text:p>59.31</text:p>
          </table:table-cell>
          <table:table-cell table:style-name="ce37" table:formula="of:=(([.L28]*([.$G28]-[.$G23])*1760)/(24*60*60*2))" office:value-type="float" office:value="55.8923611111112" calcext:value-type="float">
            <text:p>55.89</text:p>
          </table:table-cell>
          <table:table-cell table:style-name="ce37" table:formula="of:=(([.M28]*([.$G28]-[.$G23])*1760)/(24*60*60*2))" office:value-type="float" office:value="52.8482990838797" calcext:value-type="float">
            <text:p>52.85</text:p>
          </table:table-cell>
          <table:table-cell table:style-name="ce37" table:formula="of:=(((([.L28]*[.L28])/20)+([.L28]))/3)" office:value-type="float" office:value="8.52396694214878" calcext:value-type="float">
            <text:p>8.52</text:p>
          </table:table-cell>
          <table:table-cell table:style-name="ce37" table:formula="of:=((([.L28]*[.L28])/20)+([.L28]))" office:value-type="float" office:value="25.5719008264463" calcext:value-type="float">
            <text:p>25.57</text:p>
          </table:table-cell>
          <table:table-cell table:style-name="ce37" table:formula="of:=((MIN([.L24:.L28])*([.G28]-[.G23])*1760)/(24*60*60*5*2))" office:value-type="float" office:value="11.1784722222222" calcext:value-type="float">
            <text:p>11.1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8]*3" office:value-type="float" office:value="702.756439222774" calcext:value-type="float">
            <text:p>702.76</text:p>
          </table:table-cell>
          <table:table-cell table:style-name="ce17"/>
          <table:table-cell table:number-columns-repeated="5"/>
          <table:table-cell table:style-name="ce17" table:formula="of:=([.E28]-[.$I$5])/[.L28]" office:value-type="string" office:string-value="" calcext:value-type="error">
            <text:p>#VALUE!</text:p>
          </table:table-cell>
          <table:table-cell table:style-name="ce17" table:formula="of:=([.F28]-[.$I$5])/[.L28]" office:value-type="string" office:string-value="" calcext:value-type="error">
            <text:p>#VALUE!</text:p>
          </table:table-cell>
          <table:table-cell office:value-type="float" office:value="47" calcext:value-type="float">
            <text:p>47</text:p>
          </table:table-cell>
          <table:table-cell table:style-name="ce17" office:value-type="float" office:value="1.03" calcext:value-type="float">
            <text:p>1.03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 table:formula="of:=(100*[.AI28])/[.AH28]" office:value-type="float" office:value="36.8932038834951" calcext:value-type="float">
            <text:p>36.89</text:p>
          </table:table-cell>
          <table:table-cell table:style-name="ce17" office:value-type="float" office:value="1.09" calcext:value-type="float">
            <text:p>1.09</text:p>
          </table:table-cell>
          <table:table-cell table:style-name="ce17" office:value-type="float" office:value="0.39" calcext:value-type="float">
            <text:p>0.39</text:p>
          </table:table-cell>
          <table:table-cell table:style-name="ce17" table:formula="of:=(100*[.AL28])/[.AK28]" office:value-type="float" office:value="35.7798165137615" calcext:value-type="float">
            <text:p>35.78</text:p>
          </table:table-cell>
          <table:table-cell table:formula="of:=2 *[.J28]" office:value-type="float" office:value="0.0000694444444444444" calcext:value-type="float">
            <text:p>0.0000694444444</text:p>
          </table:table-cell>
          <table:table-cell table:style-name="ce17" table:formula="of:=2 *[.J28]" office:value-type="float" office:value="0.0000694444444444445" calcext:value-type="float">
            <text:p>0.00</text:p>
          </table:table-cell>
          <table:table-cell table:formula="of:=2 *[.J28]" office:value-type="float" office:value="0.0000694444444444444" calcext:value-type="float">
            <text:p>0.0000694444444</text:p>
          </table:table-cell>
          <table:table-cell table:formula="of:=2 *[.J28]" office:value-type="float" office:value="0.0000694444444444444" calcext:value-type="float">
            <text:p>0.0000694444444</text:p>
          </table:table-cell>
          <table:table-cell/>
          <table:table-cell table:style-name="ce17" table:formula="of:=2 *[.J28]" office:value-type="float" office:value="0.0000694444444444445" calcext:value-type="float">
            <text:p>0.00</text:p>
          </table:table-cell>
          <table:table-cell table:style-name="ce17" table:formula="of:=2 *[.J28]" office:value-type="float" office:value="0.0000694444444444445" calcext:value-type="float">
            <text:p>0.00</text:p>
          </table:table-cell>
          <table:table-cell table:style-name="ce17" table:formula="of:=2 *[.J28]" office:value-type="float" office:value="0.000069444444444444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8]-[.G27])/5" office:value-type="float" office:value="4.85995370370372" calcext:value-type="float">
            <text:p>4.86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8]/[.E2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46.597S" calcext:value-type="time">
            <text:p>00:02:47</text:p>
          </table:table-cell>
          <table:table-cell table:style-name="ce2" office:value-type="time" office:time-value="PT00H02M51S" calcext:value-type="time">
            <text:p>00:02:51</text:p>
          </table:table-cell>
          <table:table-cell/>
          <table:table-cell table:style-name="ce4" table:formula="of:=([.G29]/(5*60))" office:value-type="float" office:value="3.21367669753086" calcext:value-type="float">
            <text:p>3.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9]-[.A$9])*500000" office:value-type="float" office:value="964.103009259259" calcext:value-type="float">
            <text:p>964</text:p>
          </table:table-cell>
          <table:table-cell table:style-name="ce12" table:formula="of:=([.B29]-[.B$9])*500000" office:value-type="float" office:value="989.583333333333" calcext:value-type="float">
            <text:p>990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29]-[.A29])" office:value-type="time" office:time-value="PT00H00M04.403S" calcext:value-type="time">
            <text:p>00:00:04.40</text:p>
          </table:table-cell>
          <table:table-cell table:style-name="ce40" table:formula="of:=([.$J$4]*3600/1760)*5/([.$H29]-([.$G29]+1))" office:value-type="float" office:value="10.4443804505267" calcext:value-type="float">
            <text:p>10.44</text:p>
          </table:table-cell>
          <table:table-cell table:style-name="ce40" table:formula="of:=([.$J$4]*3600/1760)*5/([.$H29]-[.$G29])" office:value-type="float" office:value="10.0344806227159" calcext:value-type="float">
            <text:p>10.03</text:p>
          </table:table-cell>
          <table:table-cell table:style-name="ce40" table:formula="of:=([.$J$4]*3600/1760)*5/([.$H29]-([.$G29]-1))" office:value-type="float" office:value="9.65553961751346" calcext:value-type="float">
            <text:p>9.66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29]-[.G23]))" office:value-type="float" office:value="230.782928711343" calcext:value-type="float">
            <text:p>230.78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29]*([.$G29]-[.$G24])*1760)/(24*60*60*2))" office:value-type="float" office:value="21.0478129481663" calcext:value-type="float">
            <text:p>21.05</text:p>
          </table:table-cell>
          <table:table-cell table:style-name="ce37" table:formula="of:=(([.L29]*([.$G29]-[.$G24])*1760)/(24*60*60*2))" office:value-type="float" office:value="20.2217711408887" calcext:value-type="float">
            <text:p>20.22</text:p>
          </table:table-cell>
          <table:table-cell table:style-name="ce37" table:formula="of:=(([.M29]*([.$G29]-[.$G24])*1760)/(24*60*60*2))" office:value-type="float" office:value="19.4581184346635" calcext:value-type="float">
            <text:p>19.46</text:p>
          </table:table-cell>
          <table:table-cell table:style-name="ce37" table:formula="of:=(((([.L29]*[.L29])/20)+([.L29]))/3)" office:value-type="float" office:value="5.02300689703298" calcext:value-type="float">
            <text:p>5.02</text:p>
          </table:table-cell>
          <table:table-cell table:style-name="ce37" table:formula="of:=((([.L29]*[.L29])/20)+([.L29]))" office:value-type="float" office:value="15.0690206910989" calcext:value-type="float">
            <text:p>15.07</text:p>
          </table:table-cell>
          <table:table-cell table:style-name="ce37" table:formula="of:=((MIN([.L25:.L29])*([.G29]-[.G24])*1760)/(24*60*60*5*2))" office:value-type="float" office:value="4.04435422817775" calcext:value-type="float">
            <text:p>4.0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29]*3" office:value-type="float" office:value="692.34878613403" calcext:value-type="float">
            <text:p>692.35</text:p>
          </table:table-cell>
          <table:table-cell table:style-name="ce17"/>
          <table:table-cell table:number-columns-repeated="5"/>
          <table:table-cell table:style-name="ce17" table:formula="of:=([.E29]-[.$I$5])/[.L29]" office:value-type="string" office:string-value="" calcext:value-type="error">
            <text:p>#VALUE!</text:p>
          </table:table-cell>
          <table:table-cell table:style-name="ce17" table:formula="of:=([.F29]-[.$I$5])/[.L29]" office:value-type="string" office:string-value="" calcext:value-type="error">
            <text:p>#VALUE!</text:p>
          </table:table-cell>
          <table:table-cell office:value-type="float" office:value="48" calcext:value-type="float">
            <text:p>48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37" calcext:value-type="float">
            <text:p>0.37</text:p>
          </table:table-cell>
          <table:table-cell table:style-name="ce17" table:formula="of:=(100*[.AI29])/[.AH29]" office:value-type="float" office:value="37" calcext:value-type="float">
            <text:p>37.00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 table:formula="of:=(100*[.AL29])/[.AK29]" office:value-type="float" office:value="35.8490566037736" calcext:value-type="float">
            <text:p>35.85</text:p>
          </table:table-cell>
          <table:table-cell table:formula="of:=2 *[.J29]" office:value-type="float" office:value="0.000101921296296296" calcext:value-type="float">
            <text:p>0.0001019212963</text:p>
          </table:table-cell>
          <table:table-cell table:style-name="ce17" table:formula="of:=2 *[.J29]" office:value-type="float" office:value="0.000101921296296297" calcext:value-type="float">
            <text:p>0.00</text:p>
          </table:table-cell>
          <table:table-cell table:formula="of:=2 *[.J29]" office:value-type="float" office:value="0.000101921296296296" calcext:value-type="float">
            <text:p>0.000101921296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9]" office:value-type="float" office:value="0.000101921296296297" calcext:value-type="float">
            <text:p>0.00</text:p>
          </table:table-cell>
          <table:table-cell table:style-name="ce17" table:formula="of:=2 *[.J29]" office:value-type="float" office:value="0.000101921296296297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29]-[.G28])/5" office:value-type="float" office:value="3.47222222222222" calcext:value-type="float">
            <text:p>3.47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29]/[.E2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49S" calcext:value-type="time">
            <text:p>00:02:49</text:p>
          </table:table-cell>
          <table:table-cell table:style-name="ce2" office:value-type="time" office:time-value="PT00H02M58.999S" calcext:value-type="time">
            <text:p>00:02:59</text:p>
          </table:table-cell>
          <table:table-cell/>
          <table:table-cell table:style-name="ce4" table:formula="of:=([.G30]/(5*60))" office:value-type="float" office:value="3.26003086419753" calcext:value-type="float">
            <text:p>3.2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0]-[.A$9])*500000" office:value-type="float" office:value="978.009259259259" calcext:value-type="float">
            <text:p>978</text:p>
          </table:table-cell>
          <table:table-cell table:style-name="ce12" table:formula="of:=([.B30]-[.B$9])*500000" office:value-type="float" office:value="1035.87384259259" calcext:value-type="float">
            <text:p>103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30]-[.A30])" office:value-type="time" office:time-value="PT00H00M09.999S" calcext:value-type="time">
            <text:p>00:00:10.00</text:p>
          </table:table-cell>
          <table:table-cell table:style-name="ce40" table:formula="of:=([.$J$4]*3600/1760)*5/([.$H30]-([.$G30]+1))" office:value-type="float" office:value="4.49632799880098" calcext:value-type="float">
            <text:p>4.50</text:p>
          </table:table-cell>
          <table:table-cell table:style-name="ce40" table:formula="of:=([.$J$4]*3600/1760)*5/([.$H30]-[.$G30])" office:value-type="float" office:value="4.41862368054987" calcext:value-type="float">
            <text:p>4.42</text:p>
          </table:table-cell>
          <table:table-cell table:style-name="ce40" table:formula="of:=([.$J$4]*3600/1760)*5/([.$H30]-([.$G30]-1))" office:value-type="float" office:value="4.34355946654655" calcext:value-type="float">
            <text:p>4.34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0]-[.G24]))" office:value-type="float" office:value="424.999316809226" calcext:value-type="float">
            <text:p>425.00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0]*([.$G30]-[.$G25])*1760)/(24*60*60*2))" office:value-type="float" office:value="8.84990510064928" calcext:value-type="float">
            <text:p>8.85</text:p>
          </table:table-cell>
          <table:table-cell table:style-name="ce37" table:formula="of:=(([.L30]*([.$G30]-[.$G25])*1760)/(24*60*60*2))" office:value-type="float" office:value="8.69696344634463" calcext:value-type="float">
            <text:p>8.70</text:p>
          </table:table-cell>
          <table:table-cell table:style-name="ce37" table:formula="of:=(([.M30]*([.$G30]-[.$G25])*1760)/(24*60*60*2))" office:value-type="float" office:value="8.54921818163943" calcext:value-type="float">
            <text:p>8.55</text:p>
          </table:table-cell>
          <table:table-cell table:style-name="ce37" table:formula="of:=(((([.L30]*[.L30])/20)+([.L30]))/3)" office:value-type="float" office:value="1.79827848068856" calcext:value-type="float">
            <text:p>1.80</text:p>
          </table:table-cell>
          <table:table-cell table:style-name="ce37" table:formula="of:=((([.L30]*[.L30])/20)+([.L30]))" office:value-type="float" office:value="5.39483544206567" calcext:value-type="float">
            <text:p>5.39</text:p>
          </table:table-cell>
          <table:table-cell table:style-name="ce37" table:formula="of:=((MIN([.L26:.L30])*([.G30]-[.G25])*1760)/(24*60*60*5*2))" office:value-type="float" office:value="1.73939268926893" calcext:value-type="float">
            <text:p>1.7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0]*3" office:value-type="float" office:value="1274.99795042768" calcext:value-type="float">
            <text:p>1275.00</text:p>
          </table:table-cell>
          <table:table-cell table:style-name="ce17"/>
          <table:table-cell table:number-columns-repeated="5"/>
          <table:table-cell table:style-name="ce17" table:formula="of:=([.E30]-[.$I$5])/[.L30]" office:value-type="string" office:string-value="" calcext:value-type="error">
            <text:p>#VALUE!</text:p>
          </table:table-cell>
          <table:table-cell table:style-name="ce17" table:formula="of:=([.F30]-[.$I$5])/[.L30]" office:value-type="string" office:string-value="" calcext:value-type="error">
            <text:p>#VALUE!</text:p>
          </table:table-cell>
          <table:table-cell office:value-type="float" office:value="49" calcext:value-type="float">
            <text:p>49</text:p>
          </table:table-cell>
          <table:table-cell table:style-name="ce17" office:value-type="float" office:value="0.97" calcext:value-type="float">
            <text:p>0.97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table:formula="of:=(100*[.AI30])/[.AH30]" office:value-type="float" office:value="37.1134020618557" calcext:value-type="float">
            <text:p>37.11</text:p>
          </table:table-cell>
          <table:table-cell table:style-name="ce17" office:value-type="float" office:value="1.03" calcext:value-type="float">
            <text:p>1.03</text:p>
          </table:table-cell>
          <table:table-cell table:style-name="ce17" office:value-type="float" office:value="0.37" calcext:value-type="float">
            <text:p>0.37</text:p>
          </table:table-cell>
          <table:table-cell table:style-name="ce17" table:formula="of:=(100*[.AL30])/[.AK30]" office:value-type="float" office:value="35.9223300970874" calcext:value-type="float">
            <text:p>35.92</text:p>
          </table:table-cell>
          <table:table-cell table:formula="of:=2 *[.J30]" office:value-type="float" office:value="0.000231458333333333" calcext:value-type="float">
            <text:p>0.0002314583333</text:p>
          </table:table-cell>
          <table:table-cell table:style-name="ce17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30]" office:value-type="float" office:value="0.000231458333333333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0]-[.G29])/5" office:value-type="float" office:value="2.78125" calcext:value-type="float">
            <text:p>2.78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0]/[.E3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4.399S" calcext:value-type="time">
            <text:p>00:02:54</text:p>
          </table:table-cell>
          <table:table-cell table:style-name="ce2" office:value-type="time" office:time-value="PT00H02M59.998S" calcext:value-type="time">
            <text:p>00:03:00</text:p>
          </table:table-cell>
          <table:table-cell/>
          <table:table-cell table:style-name="ce4" table:formula="of:=([.G31]/(5*60))" office:value-type="float" office:value="3.36417824074074" calcext:value-type="float">
            <text:p>3.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1]-[.A$9])*500000" office:value-type="float" office:value="1009.25347222222" calcext:value-type="float">
            <text:p>1009</text:p>
          </table:table-cell>
          <table:table-cell table:style-name="ce12" table:formula="of:=([.B31]-[.B$9])*500000" office:value-type="float" office:value="1041.65509259259" calcext:value-type="float">
            <text:p>1042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31]-[.A31])" office:value-type="time" office:time-value="PT00H00M05.599S" calcext:value-type="time">
            <text:p>00:00:05.60</text:p>
          </table:table-cell>
          <table:table-cell table:style-name="ce40" table:formula="of:=([.$J$4]*3600/1760)*5/([.$H31]-([.$G31]+1))" office:value-type="float" office:value="8.14231288596404" calcext:value-type="float">
            <text:p>8.14</text:p>
          </table:table-cell>
          <table:table-cell table:style-name="ce40" table:formula="of:=([.$J$4]*3600/1760)*5/([.$H31]-[.$G31])" office:value-type="float" office:value="7.89101950023542" calcext:value-type="float">
            <text:p>7.89</text:p>
          </table:table-cell>
          <table:table-cell table:style-name="ce40" table:formula="of:=([.$J$4]*3600/1760)*5/([.$H31]-([.$G31]-1))" office:value-type="float" office:value="7.65477289265361" calcext:value-type="float">
            <text:p>7.65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1]-[.G25]))" office:value-type="float" office:value="400.907403588369" calcext:value-type="float">
            <text:p>400.91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1]*([.$G31]-[.$G26])*1760)/(24*60*60*2))" office:value-type="float" office:value="8.44667231825831" calcext:value-type="float">
            <text:p>8.45</text:p>
          </table:table-cell>
          <table:table-cell table:style-name="ce37" table:formula="of:=(([.L31]*([.$G31]-[.$G26])*1760)/(24*60*60*2))" office:value-type="float" office:value="8.18598559266534" calcext:value-type="float">
            <text:p>8.19</text:p>
          </table:table-cell>
          <table:table-cell table:style-name="ce37" table:formula="of:=(([.M31]*([.$G31]-[.$G26])*1760)/(24*60*60*2))" office:value-type="float" office:value="7.94090809337351" calcext:value-type="float">
            <text:p>7.94</text:p>
          </table:table-cell>
          <table:table-cell table:style-name="ce37" table:formula="of:=(((([.L31]*[.L31])/20)+([.L31]))/3)" office:value-type="float" office:value="3.66814297929673" calcext:value-type="float">
            <text:p>3.67</text:p>
          </table:table-cell>
          <table:table-cell table:style-name="ce37" table:formula="of:=((([.L31]*[.L31])/20)+([.L31]))" office:value-type="float" office:value="11.0044289378902" calcext:value-type="float">
            <text:p>11.00</text:p>
          </table:table-cell>
          <table:table-cell table:style-name="ce37" table:formula="of:=((MIN([.L27:.L31])*([.G31]-[.G26])*1760)/(24*60*60*5*2))" office:value-type="float" office:value="0.916758342500916" calcext:value-type="float">
            <text:p>0.92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1]*3" office:value-type="float" office:value="1202.72221076511" calcext:value-type="float">
            <text:p>1202.72</text:p>
          </table:table-cell>
          <table:table-cell table:style-name="ce17"/>
          <table:table-cell table:number-columns-repeated="5"/>
          <table:table-cell table:style-name="ce17" table:formula="of:=([.E31]-[.$I$5])/[.L31]" office:value-type="string" office:string-value="" calcext:value-type="error">
            <text:p>#VALUE!</text:p>
          </table:table-cell>
          <table:table-cell table:style-name="ce17" table:formula="of:=([.F31]-[.$I$5])/[.L31]" office:value-type="string" office:string-value="" calcext:value-type="error">
            <text:p>#VALUE!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4" calcext:value-type="float">
            <text:p>0.94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table:formula="of:=(100*[.AI31])/[.AH31]" office:value-type="float" office:value="37.2340425531915" calcext:value-type="float">
            <text:p>37.23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table:formula="of:=(100*[.AL31])/[.AK31]" office:value-type="float" office:value="36" calcext:value-type="float">
            <text:p>36.00</text:p>
          </table:table-cell>
          <table:table-cell table:formula="of:=2 *[.J31]" office:value-type="float" office:value="0.000129606481481481" calcext:value-type="float">
            <text:p>0.0001296064815</text:p>
          </table:table-cell>
          <table:table-cell table:style-name="ce17" table:formula="of:=2 *[.J31]" office:value-type="float" office:value="0.000129606481481481" calcext:value-type="float">
            <text:p>0.00</text:p>
          </table:table-cell>
          <table:table-cell table:formula="of:=2 *[.J31]" office:value-type="float" office:value="0.000129606481481481" calcext:value-type="float">
            <text:p>0.0001296064815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1]" office:value-type="float" office:value="0.000129606481481481" calcext:value-type="float">
            <text:p>0.00</text:p>
          </table:table-cell>
          <table:table-cell table:style-name="ce17" table:formula="of:=2 *[.J31]" office:value-type="float" office:value="0.00012960648148148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1]-[.G30])/5" office:value-type="float" office:value="6.24884259259259" calcext:value-type="float">
            <text:p>6.2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1]/[.E3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4.45S" calcext:value-type="time">
            <text:p>00:02:54</text:p>
          </table:table-cell>
          <table:table-cell table:style-name="ce2" office:value-type="time" office:time-value="PT00H03M02.798S" calcext:value-type="time">
            <text:p>00:03:03</text:p>
          </table:table-cell>
          <table:table-cell/>
          <table:table-cell table:style-name="ce4" table:formula="of:=([.G32]/(5*60))" office:value-type="float" office:value="3.36516203703704" calcext:value-type="float">
            <text:p>3.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2]-[.A$9])*500000" office:value-type="float" office:value="1009.54861111111" calcext:value-type="float">
            <text:p>1010</text:p>
          </table:table-cell>
          <table:table-cell table:style-name="ce12" table:formula="of:=([.B32]-[.B$9])*500000" office:value-type="float" office:value="1057.8587962963" calcext:value-type="float">
            <text:p>1058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32]-[.A32])" office:value-type="time" office:time-value="PT00H00M08.348S" calcext:value-type="time">
            <text:p>00:00:08.35</text:p>
          </table:table-cell>
          <table:table-cell table:style-name="ce40" table:formula="of:=([.$J$4]*3600/1760)*5/([.$H32]-([.$G32]+1))" office:value-type="float" office:value="5.40437153608695" calcext:value-type="float">
            <text:p>5.40</text:p>
          </table:table-cell>
          <table:table-cell table:style-name="ce40" table:formula="of:=([.$J$4]*3600/1760)*5/([.$H32]-[.$G32])" office:value-type="float" office:value="5.29250337587662" calcext:value-type="float">
            <text:p>5.29</text:p>
          </table:table-cell>
          <table:table-cell table:style-name="ce40" table:formula="of:=([.$J$4]*3600/1760)*5/([.$H32]-([.$G32]-1))" office:value-type="float" office:value="5.18517254035044" calcext:value-type="float">
            <text:p>5.19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2]-[.G26]))" office:value-type="float" office:value="881.083224746474" calcext:value-type="float">
            <text:p>881.08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2]*([.$G32]-[.$G27])*1760)/(24*60*60*2))" office:value-type="float" office:value="4.79473488925855" calcext:value-type="float">
            <text:p>4.79</text:p>
          </table:table-cell>
          <table:table-cell table:style-name="ce37" table:formula="of:=(([.L32]*([.$G32]-[.$G27])*1760)/(24*60*60*2))" office:value-type="float" office:value="4.69548594473724" calcext:value-type="float">
            <text:p>4.70</text:p>
          </table:table-cell>
          <table:table-cell table:style-name="ce37" table:formula="of:=(([.M32]*([.$G32]-[.$G27])*1760)/(24*60*60*2))" office:value-type="float" office:value="4.60026249491439" calcext:value-type="float">
            <text:p>4.60</text:p>
          </table:table-cell>
          <table:table-cell table:style-name="ce37" table:formula="of:=(((([.L32]*[.L32])/20)+([.L32]))/3)" office:value-type="float" office:value="2.23101099168663" calcext:value-type="float">
            <text:p>2.23</text:p>
          </table:table-cell>
          <table:table-cell table:style-name="ce37" table:formula="of:=((([.L32]*[.L32])/20)+([.L32]))" office:value-type="float" office:value="6.6930329750599" calcext:value-type="float">
            <text:p>6.69</text:p>
          </table:table-cell>
          <table:table-cell table:style-name="ce37" table:formula="of:=((MIN([.L28:.L32])*([.G32]-[.G27])*1760)/(24*60*60*5*2))" office:value-type="float" office:value="0.784036737007033" calcext:value-type="float">
            <text:p>0.7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2]*3" office:value-type="float" office:value="2643.24967423942" calcext:value-type="float">
            <text:p>2643.25</text:p>
          </table:table-cell>
          <table:table-cell table:style-name="ce17"/>
          <table:table-cell table:number-columns-repeated="5"/>
          <table:table-cell table:style-name="ce17" table:formula="of:=([.E32]-[.$I$5])/[.L32]" office:value-type="string" office:string-value="" calcext:value-type="error">
            <text:p>#VALUE!</text:p>
          </table:table-cell>
          <table:table-cell table:style-name="ce17" table:formula="of:=([.F32]-[.$I$5])/[.L32]" office:value-type="string" office:string-value="" calcext:value-type="error">
            <text:p>#VALUE!</text:p>
          </table:table-cell>
          <table:table-cell office:value-type="float" office:value="51" calcext:value-type="float">
            <text:p>51</text:p>
          </table:table-cell>
          <table:table-cell table:style-name="ce17" office:value-type="float" office:value="0.91" calcext:value-type="float">
            <text:p>0.91</text:p>
          </table:table-cell>
          <table:table-cell table:style-name="ce17" office:value-type="float" office:value="0.34" calcext:value-type="float">
            <text:p>0.34</text:p>
          </table:table-cell>
          <table:table-cell table:style-name="ce17" table:formula="of:=(100*[.AI32])/[.AH32]" office:value-type="float" office:value="37.3626373626374" calcext:value-type="float">
            <text:p>37.36</text:p>
          </table:table-cell>
          <table:table-cell table:style-name="ce17" office:value-type="float" office:value="0.97" calcext:value-type="float">
            <text:p>0.97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table:formula="of:=(100*[.AL32])/[.AK32]" office:value-type="float" office:value="36.0824742268041" calcext:value-type="float">
            <text:p>36.08</text:p>
          </table:table-cell>
          <table:table-cell table:formula="of:=2 *[.J32]" office:value-type="float" office:value="0.000193240740740741" calcext:value-type="float">
            <text:p>0.0001932407407</text:p>
          </table:table-cell>
          <table:table-cell table:style-name="ce17" table:formula="of:=2 *[.J32]" office:value-type="float" office:value="0.000193240740740741" calcext:value-type="float">
            <text:p>0.00</text:p>
          </table:table-cell>
          <table:table-cell table:formula="of:=2 *[.J32]" office:value-type="float" office:value="0.000193240740740741" calcext:value-type="float">
            <text:p>0.000193240740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2]" office:value-type="float" office:value="0.000193240740740741" calcext:value-type="float">
            <text:p>0.00</text:p>
          </table:table-cell>
          <table:table-cell table:style-name="ce17" table:formula="of:=2 *[.J32]" office:value-type="float" office:value="0.00019324074074074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2]-[.G31])/5" office:value-type="float" office:value="0.0590277777777601" calcext:value-type="float">
            <text:p>0.06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2]/[.E3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6.599S" calcext:value-type="time">
            <text:p>00:02:57</text:p>
          </table:table-cell>
          <table:table-cell table:style-name="ce2" office:value-type="time" office:time-value="PT00H02M58.999S" calcext:value-type="time">
            <text:p>00:02:59</text:p>
          </table:table-cell>
          <table:table-cell/>
          <table:table-cell table:style-name="ce4" table:formula="of:=([.G33]/(5*60))" office:value-type="float" office:value="3.40661651234568" calcext:value-type="float">
            <text:p>3.4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3]-[.A$9])*500000" office:value-type="float" office:value="1021.9849537037" calcext:value-type="float">
            <text:p>1022</text:p>
          </table:table-cell>
          <table:table-cell table:style-name="ce12" table:formula="of:=([.B33]-[.B$9])*500000" office:value-type="float" office:value="1035.87384259259" calcext:value-type="float">
            <text:p>1036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33]-[.A33])" office:value-type="time" office:time-value="PT00H00M02.4S" calcext:value-type="time">
            <text:p>00:00:02.40</text:p>
          </table:table-cell>
          <table:table-cell table:style-name="ce40" table:formula="of:=([.$J$4]*3600/1760)*5/([.$H33]-([.$G33]+1))" office:value-type="float" office:value="19.8373824451408" calcext:value-type="float">
            <text:p>19.84</text:p>
          </table:table-cell>
          <table:table-cell table:style-name="ce40" table:formula="of:=([.$J$4]*3600/1760)*5/([.$H33]-[.$G33])" office:value-type="float" office:value="18.4090909090907" calcext:value-type="float">
            <text:p>18.41</text:p>
          </table:table-cell>
          <table:table-cell table:style-name="ce40" table:formula="of:=([.$J$4]*3600/1760)*5/([.$H33]-([.$G33]-1))" office:value-type="float" office:value="17.172659430122" calcext:value-type="float">
            <text:p>17.17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3]-[.G27]))" office:value-type="float" office:value="904.133480611593" calcext:value-type="float">
            <text:p>904.1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3]*([.$G33]-[.$G28])*1760)/(24*60*60*2))" office:value-type="float" office:value="15.2026647808906" calcext:value-type="float">
            <text:p>15.20</text:p>
          </table:table-cell>
          <table:table-cell table:style-name="ce37" table:formula="of:=(([.L33]*([.$G33]-[.$G28])*1760)/(24*60*60*2))" office:value-type="float" office:value="14.1080729166665" calcext:value-type="float">
            <text:p>14.11</text:p>
          </table:table-cell>
          <table:table-cell table:style-name="ce37" table:formula="of:=(([.M33]*([.$G33]-[.$G28])*1760)/(24*60*60*2))" office:value-type="float" office:value="13.1605157804725" calcext:value-type="float">
            <text:p>13.16</text:p>
          </table:table-cell>
          <table:table-cell table:style-name="ce37" table:formula="of:=(((([.L33]*[.L33])/20)+([.L33]))/3)" office:value-type="float" office:value="11.7846074380164" calcext:value-type="float">
            <text:p>11.78</text:p>
          </table:table-cell>
          <table:table-cell table:style-name="ce37" table:formula="of:=((([.L33]*[.L33])/20)+([.L33]))" office:value-type="float" office:value="35.3538223140491" calcext:value-type="float">
            <text:p>35.35</text:p>
          </table:table-cell>
          <table:table-cell table:style-name="ce37" table:formula="of:=((MIN([.L29:.L33])*([.G33]-[.G28])*1760)/(24*60*60*5*2))" office:value-type="float" office:value="0.677255225522551" calcext:value-type="float">
            <text:p>0.68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3]*3" office:value-type="float" office:value="2712.40044183478" calcext:value-type="float">
            <text:p>2712.40</text:p>
          </table:table-cell>
          <table:table-cell table:style-name="ce17"/>
          <table:table-cell table:number-columns-repeated="5"/>
          <table:table-cell table:style-name="ce17" table:formula="of:=([.E33]-[.$I$5])/[.L33]" office:value-type="string" office:string-value="" calcext:value-type="error">
            <text:p>#VALUE!</text:p>
          </table:table-cell>
          <table:table-cell table:style-name="ce17" table:formula="of:=([.F33]-[.$I$5])/[.L33]" office:value-type="string" office:string-value="" calcext:value-type="error">
            <text:p>#VALUE!</text:p>
          </table:table-cell>
          <table:table-cell office:value-type="float" office:value="52" calcext:value-type="float">
            <text:p>52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table:formula="of:=(100*[.AI33])/[.AH33]" office:value-type="float" office:value="37.5" calcext:value-type="float">
            <text:p>37.50</text:p>
          </table:table-cell>
          <table:table-cell table:style-name="ce17" office:value-type="float" office:value="0.94" calcext:value-type="float">
            <text:p>0.94</text:p>
          </table:table-cell>
          <table:table-cell table:style-name="ce17" office:value-type="float" office:value="0.34" calcext:value-type="float">
            <text:p>0.34</text:p>
          </table:table-cell>
          <table:table-cell table:style-name="ce17" table:formula="of:=(100*[.AL33])/[.AK33]" office:value-type="float" office:value="36.1702127659574" calcext:value-type="float">
            <text:p>36.17</text:p>
          </table:table-cell>
          <table:table-cell table:formula="of:=2 *[.J33]" office:value-type="float" office:value="0.0000555555555555555" calcext:value-type="float">
            <text:p>0.0000555555556</text:p>
          </table:table-cell>
          <table:table-cell table:style-name="ce17" table:formula="of:=2 *[.J33]" office:value-type="float" office:value="0.0000555555555555561" calcext:value-type="float">
            <text:p>0.00</text:p>
          </table:table-cell>
          <table:table-cell table:formula="of:=2 *[.J33]" office:value-type="float" office:value="0.0000555555555555555" calcext:value-type="float">
            <text:p>0.000055555555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3]" office:value-type="float" office:value="0.0000555555555555561" calcext:value-type="float">
            <text:p>0.00</text:p>
          </table:table-cell>
          <table:table-cell table:style-name="ce17" table:formula="of:=2 *[.J33]" office:value-type="float" office:value="0.0000555555555555561" calcext:value-type="float">
            <text:p>0.00</text:p>
          </table:table-cell>
          <table:table-cell table:style-name="ce17" table:formula="of:=2 *[.J33]" office:value-type="float" office:value="0.0000555555555555561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3]-[.G32])/5" office:value-type="float" office:value="2.48726851851852" calcext:value-type="float">
            <text:p>2.4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3]/[.E3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8.399S" calcext:value-type="time">
            <text:p>00:02:58</text:p>
          </table:table-cell>
          <table:table-cell table:style-name="ce2" office:value-type="time" office:time-value="PT00H02M59.998S" calcext:value-type="time">
            <text:p>00:03:00</text:p>
          </table:table-cell>
          <table:table-cell/>
          <table:table-cell table:style-name="ce4" table:formula="of:=([.G34]/(5*60))" office:value-type="float" office:value="3.4413387345679" calcext:value-type="float">
            <text:p>3.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4]-[.A$9])*500000" office:value-type="float" office:value="1032.40162037037" calcext:value-type="float">
            <text:p>1032</text:p>
          </table:table-cell>
          <table:table-cell table:style-name="ce12" table:formula="of:=([.B34]-[.B$9])*500000" office:value-type="float" office:value="1041.65509259259" calcext:value-type="float">
            <text:p>1042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34]-[.A34])" office:value-type="time" office:time-value="PT00H00M01.599S" calcext:value-type="time">
            <text:p>00:00:01.60</text:p>
          </table:table-cell>
          <table:table-cell table:style-name="ce40" table:formula="of:=([.$J$4]*3600/1760)*5/([.$H34]-([.$G34]+1))" office:value-type="float" office:value="30.9786973648986" calcext:value-type="float">
            <text:p>30.98</text:p>
          </table:table-cell>
          <table:table-cell table:style-name="ce40" table:formula="of:=([.$J$4]*3600/1760)*5/([.$H34]-[.$G34])" office:value-type="float" office:value="27.6309056796863" calcext:value-type="float">
            <text:p>27.63</text:p>
          </table:table-cell>
          <table:table-cell table:style-name="ce40" table:formula="of:=([.$J$4]*3600/1760)*5/([.$H34]-([.$G34]-1))" office:value-type="float" office:value="24.9361204322262" calcext:value-type="float">
            <text:p>24.94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4]-[.G28]))" office:value-type="float" office:value="1050.66882853668" calcext:value-type="float">
            <text:p>1050.6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4]*([.$G34]-[.$G29])*1760)/(24*60*60*2))" office:value-type="float" office:value="21.5498352264761" calcext:value-type="float">
            <text:p>21.55</text:p>
          </table:table-cell>
          <table:table-cell table:style-name="ce37" table:formula="of:=(([.L34]*([.$G34]-[.$G29])*1760)/(24*60*60*2))" office:value-type="float" office:value="19.2209974984367" calcext:value-type="float">
            <text:p>19.22</text:p>
          </table:table-cell>
          <table:table-cell table:style-name="ce37" table:formula="of:=(([.M34]*([.$G34]-[.$G29])*1760)/(24*60*60*2))" office:value-type="float" office:value="17.3464132520602" calcext:value-type="float">
            <text:p>17.35</text:p>
          </table:table-cell>
          <table:table-cell table:style-name="ce37" table:formula="of:=(((([.L34]*[.L34])/20)+([.L34]))/3)" office:value-type="float" office:value="21.9347510378908" calcext:value-type="float">
            <text:p>21.93</text:p>
          </table:table-cell>
          <table:table-cell table:style-name="ce37" table:formula="of:=((([.L34]*[.L34])/20)+([.L34]))" office:value-type="float" office:value="65.8042531136724" calcext:value-type="float">
            <text:p>65.80</text:p>
          </table:table-cell>
          <table:table-cell table:style-name="ce37" table:formula="of:=((MIN([.L30:.L34])*([.G34]-[.G29])*1760)/(24*60*60*5*2))" office:value-type="float" office:value="0.61474897489749" calcext:value-type="float">
            <text:p>0.61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4]*3" office:value-type="float" office:value="3152.00648561005" calcext:value-type="float">
            <text:p>3152.01</text:p>
          </table:table-cell>
          <table:table-cell table:style-name="ce17"/>
          <table:table-cell table:number-columns-repeated="5"/>
          <table:table-cell table:style-name="ce17" table:formula="of:=([.E34]-[.$I$5])/[.L34]" office:value-type="string" office:string-value="" calcext:value-type="error">
            <text:p>#VALUE!</text:p>
          </table:table-cell>
          <table:table-cell table:style-name="ce17" table:formula="of:=([.F34]-[.$I$5])/[.L34]" office:value-type="string" office:string-value="" calcext:value-type="error">
            <text:p>#VALUE!</text:p>
          </table:table-cell>
          <table:table-cell office:value-type="float" office:value="53" calcext:value-type="float">
            <text:p>53</text:p>
          </table:table-cell>
          <table:table-cell table:style-name="ce17" office:value-type="float" office:value="0.85" calcext:value-type="float">
            <text:p>0.85</text:p>
          </table:table-cell>
          <table:table-cell table:style-name="ce17" office:value-type="float" office:value="0.32" calcext:value-type="float">
            <text:p>0.32</text:p>
          </table:table-cell>
          <table:table-cell table:style-name="ce17" table:formula="of:=(100*[.AI34])/[.AH34]" office:value-type="float" office:value="37.6470588235294" calcext:value-type="float">
            <text:p>37.65</text:p>
          </table:table-cell>
          <table:table-cell table:style-name="ce17" office:value-type="float" office:value="0.91" calcext:value-type="float">
            <text:p>0.91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table:formula="of:=(100*[.AL34])/[.AK34]" office:value-type="float" office:value="36.2637362637363" calcext:value-type="float">
            <text:p>36.26</text:p>
          </table:table-cell>
          <table:table-cell table:formula="of:=2 *[.J34]" office:value-type="float" office:value="0.0000370138888888889" calcext:value-type="float">
            <text:p>0.0000370138889</text:p>
          </table:table-cell>
          <table:table-cell table:style-name="ce17" table:formula="of:=2 *[.J34]" office:value-type="float" office:value="0.0000370138888888885" calcext:value-type="float">
            <text:p>0.00</text:p>
          </table:table-cell>
          <table:table-cell table:formula="of:=2 *[.J34]" office:value-type="float" office:value="0.0000370138888888889" calcext:value-type="float">
            <text:p>0.0000370138889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4]" office:value-type="float" office:value="0.0000370138888888885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4]-[.G33])/5" office:value-type="float" office:value="2.08333333333337" calcext:value-type="float">
            <text:p>2.08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4]/[.E3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9.998S" calcext:value-type="time">
            <text:p>00:03:00</text:p>
          </table:table-cell>
          <table:table-cell table:style-name="ce2" office:value-type="time" office:time-value="PT00H03M04.797S" calcext:value-type="time">
            <text:p>00:03:05</text:p>
          </table:table-cell>
          <table:table-cell/>
          <table:table-cell table:style-name="ce4" table:formula="of:=([.G35]/(5*60))" office:value-type="float" office:value="3.47218364197531" calcext:value-type="float">
            <text:p>3.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5]-[.A$9])*500000" office:value-type="float" office:value="1041.65509259259" calcext:value-type="float">
            <text:p>1042</text:p>
          </table:table-cell>
          <table:table-cell table:style-name="ce12" table:formula="of:=([.B35]-[.B$9])*500000" office:value-type="float" office:value="1069.42708333333" calcext:value-type="float">
            <text:p>1069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35]-[.A35])" office:value-type="time" office:time-value="PT00H00M04.799S" calcext:value-type="time">
            <text:p>00:00:04.80</text:p>
          </table:table-cell>
          <table:table-cell table:style-name="ce40" table:formula="of:=([.$J$4]*3600/1760)*5/([.$H35]-([.$G35]+1))" office:value-type="float" office:value="9.55034762479321" calcext:value-type="float">
            <text:p>9.55</text:p>
          </table:table-cell>
          <table:table-cell table:style-name="ce40" table:formula="of:=([.$J$4]*3600/1760)*5/([.$H35]-[.$G35])" office:value-type="float" office:value="9.20646346776794" calcext:value-type="float">
            <text:p>9.21</text:p>
          </table:table-cell>
          <table:table-cell table:style-name="ce40" table:formula="of:=([.$J$4]*3600/1760)*5/([.$H35]-([.$G35]-1))" office:value-type="float" office:value="8.8864834027552" calcext:value-type="float">
            <text:p>8.89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5]-[.G29]))" office:value-type="float" office:value="1160.51040967092" calcext:value-type="float">
            <text:p>1160.51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5]*([.$G35]-[.$G30])*1760)/(24*60*60*2))" office:value-type="float" office:value="6.19096126410447" calcext:value-type="float">
            <text:p>6.19</text:p>
          </table:table-cell>
          <table:table-cell table:style-name="ce37" table:formula="of:=(([.L35]*([.$G35]-[.$G30])*1760)/(24*60*60*2))" office:value-type="float" office:value="5.96804021671184" calcext:value-type="float">
            <text:p>5.97</text:p>
          </table:table-cell>
          <table:table-cell table:style-name="ce37" table:formula="of:=(([.M35]*([.$G35]-[.$G30])*1760)/(24*60*60*2))" office:value-type="float" office:value="5.76061486785472" calcext:value-type="float">
            <text:p>5.76</text:p>
          </table:table-cell>
          <table:table-cell table:style-name="ce37" table:formula="of:=(((([.L35]*[.L35])/20)+([.L35]))/3)" office:value-type="float" office:value="4.48147064897841" calcext:value-type="float">
            <text:p>4.48</text:p>
          </table:table-cell>
          <table:table-cell table:style-name="ce37" table:formula="of:=((([.L35]*[.L35])/20)+([.L35]))" office:value-type="float" office:value="13.4444119469352" calcext:value-type="float">
            <text:p>13.44</text:p>
          </table:table-cell>
          <table:table-cell table:style-name="ce37" table:formula="of:=((MIN([.L31:.L35])*([.G35]-[.G30])*1760)/(24*60*60*5*2))" office:value-type="float" office:value="0.686167345471968" calcext:value-type="float">
            <text:p>0.6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5]*3" office:value-type="float" office:value="3481.53122901276" calcext:value-type="float">
            <text:p>3481.53</text:p>
          </table:table-cell>
          <table:table-cell table:style-name="ce17"/>
          <table:table-cell table:number-columns-repeated="5"/>
          <table:table-cell table:style-name="ce17" table:formula="of:=([.E35]-[.$I$5])/[.L35]" office:value-type="string" office:string-value="" calcext:value-type="error">
            <text:p>#VALUE!</text:p>
          </table:table-cell>
          <table:table-cell table:style-name="ce17" table:formula="of:=([.F35]-[.$I$5])/[.L35]" office:value-type="string" office:string-value="" calcext:value-type="error">
            <text:p>#VALUE!</text:p>
          </table:table-cell>
          <table:table-cell office:value-type="float" office:value="54" calcext:value-type="float">
            <text:p>54</text:p>
          </table:table-cell>
          <table:table-cell table:style-name="ce17" office:value-type="float" office:value="0.82" calcext:value-type="float">
            <text:p>0.82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table:formula="of:=(100*[.AI35])/[.AH35]" office:value-type="float" office:value="37.8048780487805" calcext:value-type="float">
            <text:p>37.80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table:formula="of:=(100*[.AL35])/[.AK35]" office:value-type="float" office:value="35.2272727272727" calcext:value-type="float">
            <text:p>35.23</text:p>
          </table:table-cell>
          <table:table-cell table:formula="of:=2 *[.J35]" office:value-type="float" office:value="0.000111087962962963" calcext:value-type="float">
            <text:p>0.000111087963</text:p>
          </table:table-cell>
          <table:table-cell table:style-name="ce17" table:formula="of:=2 *[.J35]" office:value-type="float" office:value="0.000111087962962963" calcext:value-type="float">
            <text:p>0.00</text:p>
          </table:table-cell>
          <table:table-cell table:formula="of:=2 *[.J35]" office:value-type="float" office:value="0.000111087962962963" calcext:value-type="float">
            <text:p>0.00011108796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5]" office:value-type="float" office:value="0.000111087962962963" calcext:value-type="float">
            <text:p>0.00</text:p>
          </table:table-cell>
          <table:table-cell table:style-name="ce17" table:formula="of:=2 *[.J35]" office:value-type="float" office:value="0.00011108796296296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5]-[.G34])/5" office:value-type="float" office:value="1.85069444444443" calcext:value-type="float">
            <text:p>1.8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5]/[.E3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59.998S" calcext:value-type="time">
            <text:p>00:03:00</text:p>
          </table:table-cell>
          <table:table-cell table:style-name="ce2" office:value-type="time" office:time-value="PT00H03M06.797S" calcext:value-type="time">
            <text:p>00:03:07</text:p>
          </table:table-cell>
          <table:table-cell/>
          <table:table-cell table:style-name="ce4" table:formula="of:=([.G36]/(5*60))" office:value-type="float" office:value="3.47218364197531" calcext:value-type="float">
            <text:p>3.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6]-[.A$9])*500000" office:value-type="float" office:value="1041.65509259259" calcext:value-type="float">
            <text:p>1042</text:p>
          </table:table-cell>
          <table:table-cell table:style-name="ce12" table:formula="of:=([.B36]-[.B$9])*500000" office:value-type="float" office:value="1081.00115740741" calcext:value-type="float">
            <text:p>1081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36]-[.A36])" office:value-type="time" office:time-value="PT00H00M06.799S" calcext:value-type="time">
            <text:p>00:00:06.80</text:p>
          </table:table-cell>
          <table:table-cell table:style-name="ce40" table:formula="of:=([.$J$4]*3600/1760)*5/([.$H36]-([.$G36]+1))" office:value-type="float" office:value="6.66774594515985" calcext:value-type="float">
            <text:p>6.67</text:p>
          </table:table-cell>
          <table:table-cell table:style-name="ce40" table:formula="of:=([.$J$4]*3600/1760)*5/([.$H36]-[.$G36])" office:value-type="float" office:value="6.49828183288987" calcext:value-type="float">
            <text:p>6.50</text:p>
          </table:table-cell>
          <table:table-cell table:style-name="ce40" table:formula="of:=([.$J$4]*3600/1760)*5/([.$H36]-([.$G36]-1))" office:value-type="float" office:value="6.33721824805907" calcext:value-type="float">
            <text:p>6.34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6]-[.G30]))" office:value-type="float" office:value="1414.07528641571" calcext:value-type="float">
            <text:p>1414.08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6]*([.$G36]-[.$G31])*1760)/(24*60*60*2))" office:value-type="float" office:value="2.20046620486353" calcext:value-type="float">
            <text:p>2.20</text:p>
          </table:table-cell>
          <table:table-cell table:style-name="ce37" table:formula="of:=(([.L36]*([.$G36]-[.$G31])*1760)/(24*60*60*2))" office:value-type="float" office:value="2.14454025101731" calcext:value-type="float">
            <text:p>2.14</text:p>
          </table:table-cell>
          <table:table-cell table:style-name="ce37" table:formula="of:=(([.M36]*([.$G36]-[.$G31])*1760)/(24*60*60*2))" office:value-type="float" office:value="2.09138660986642" calcext:value-type="float">
            <text:p>2.09</text:p>
          </table:table-cell>
          <table:table-cell table:style-name="ce37" table:formula="of:=(((([.L36]*[.L36])/20)+([.L36]))/3)" office:value-type="float" office:value="2.8698883906244" calcext:value-type="float">
            <text:p>2.87</text:p>
          </table:table-cell>
          <table:table-cell table:style-name="ce37" table:formula="of:=((([.L36]*[.L36])/20)+([.L36]))" office:value-type="float" office:value="8.60966517187319" calcext:value-type="float">
            <text:p>8.61</text:p>
          </table:table-cell>
          <table:table-cell table:style-name="ce37" table:formula="of:=((MIN([.L32:.L36])*([.G36]-[.G31])*1760)/(24*60*60*5*2))" office:value-type="float" office:value="0.349322692061971" calcext:value-type="float">
            <text:p>0.35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6]*3" office:value-type="float" office:value="4242.22585924713" calcext:value-type="float">
            <text:p>4242.23</text:p>
          </table:table-cell>
          <table:table-cell table:style-name="ce17"/>
          <table:table-cell table:number-columns-repeated="5"/>
          <table:table-cell table:style-name="ce17" table:formula="of:=([.E36]-[.$I$5])/[.L36]" office:value-type="string" office:string-value="" calcext:value-type="error">
            <text:p>#VALUE!</text:p>
          </table:table-cell>
          <table:table-cell table:style-name="ce17" table:formula="of:=([.F36]-[.$I$5])/[.L36]" office:value-type="string" office:string-value="" calcext:value-type="error">
            <text:p>#VALUE!</text:p>
          </table:table-cell>
          <table:table-cell office:value-type="float" office:value="55" calcext:value-type="float">
            <text:p>55</text:p>
          </table:table-cell>
          <table:table-cell table:style-name="ce17" office:value-type="float" office:value="0.79" calcext:value-type="float">
            <text:p>0.79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table:formula="of:=(100*[.AI36])/[.AH36]" office:value-type="float" office:value="37.9746835443038" calcext:value-type="float">
            <text:p>37.97</text:p>
          </table:table-cell>
          <table:table-cell table:style-name="ce17" office:value-type="float" office:value="0.85" calcext:value-type="float">
            <text:p>0.85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table:formula="of:=(100*[.AL36])/[.AK36]" office:value-type="float" office:value="35.2941176470588" calcext:value-type="float">
            <text:p>35.29</text:p>
          </table:table-cell>
          <table:table-cell table:formula="of:=2 *[.J36]" office:value-type="float" office:value="0.000157384259259259" calcext:value-type="float">
            <text:p>0.0001573842593</text:p>
          </table:table-cell>
          <table:table-cell table:style-name="ce17" table:formula="of:=2 *[.J36]" office:value-type="float" office:value="0.00015738425925926" calcext:value-type="float">
            <text:p>0.00</text:p>
          </table:table-cell>
          <table:table-cell table:formula="of:=2 *[.J36]" office:value-type="float" office:value="0.000157384259259259" calcext:value-type="float">
            <text:p>0.000157384259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6]" office:value-type="float" office:value="0.00015738425925926" calcext:value-type="float">
            <text:p>0.00</text:p>
          </table:table-cell>
          <table:table-cell table:style-name="ce17" table:formula="of:=2 *[.J36]" office:value-type="float" office:value="0.00015738425925926" calcext:value-type="float">
            <text:p>0.00</text:p>
          </table:table-cell>
          <table:table-cell table:style-name="ce17" table:formula="of:=2 *[.J36]" office:value-type="float" office:value="0.00015738425925926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6]-[.G35])/5" office:value-type="float" office:value="0" calcext:value-type="float">
            <text:p>0.00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6]/[.E3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12S" calcext:value-type="time">
            <text:p>00:03:12</text:p>
          </table:table-cell>
          <table:table-cell table:style-name="ce2" office:value-type="time" office:time-value="PT00H03M13.396S" calcext:value-type="time">
            <text:p>00:03:13</text:p>
          </table:table-cell>
          <table:table-cell/>
          <table:table-cell table:style-name="ce4" table:formula="of:=([.G37]/(5*60))" office:value-type="float" office:value="3.7037037037037" calcext:value-type="float">
            <text:p>3.7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7]-[.A$9])*500000" office:value-type="float" office:value="1111.11111111111" calcext:value-type="float">
            <text:p>1111</text:p>
          </table:table-cell>
          <table:table-cell table:style-name="ce12" table:formula="of:=([.B37]-[.B$9])*500000" office:value-type="float" office:value="1119.18981481481" calcext:value-type="float">
            <text:p>1119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37]-[.A37])" office:value-type="time" office:time-value="PT00H00M01.396S" calcext:value-type="time">
            <text:p>00:00:01.40</text:p>
          </table:table-cell>
          <table:table-cell table:style-name="ce40" table:formula="of:=([.$J$4]*3600/1760)*5/([.$H37]-([.$G37]+1))" office:value-type="float" office:value="36.1198644390273" calcext:value-type="float">
            <text:p>36.12</text:p>
          </table:table-cell>
          <table:table-cell table:style-name="ce40" table:formula="of:=([.$J$4]*3600/1760)*5/([.$H37]-[.$G37])" office:value-type="float" office:value="31.6488668924199" calcext:value-type="float">
            <text:p>31.65</text:p>
          </table:table-cell>
          <table:table-cell table:style-name="ce40" table:formula="of:=([.$J$4]*3600/1760)*5/([.$H37]-([.$G37]-1))" office:value-type="float" office:value="28.1628111816791" calcext:value-type="float">
            <text:p>28.16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7]-[.G31]))" office:value-type="float" office:value="883.586159877279" calcext:value-type="float">
            <text:p>883.59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7]*([.$G37]-[.$G32])*1760)/(24*60*60*2))" office:value-type="float" office:value="37.3635750490518" calcext:value-type="float">
            <text:p>37.36</text:p>
          </table:table-cell>
          <table:table-cell table:style-name="ce37" table:formula="of:=(([.L37]*([.$G37]-[.$G32])*1760)/(24*60*60*2))" office:value-type="float" office:value="32.7386282234958" calcext:value-type="float">
            <text:p>32.74</text:p>
          </table:table-cell>
          <table:table-cell table:style-name="ce37" table:formula="of:=(([.M37]*([.$G37]-[.$G32])*1760)/(24*60*60*2))" office:value-type="float" office:value="29.1325376083631" calcext:value-type="float">
            <text:p>29.13</text:p>
          </table:table-cell>
          <table:table-cell table:style-name="ce37" table:formula="of:=(((([.L37]*[.L37])/20)+([.L37]))/3)" office:value-type="float" office:value="27.2438018903752" calcext:value-type="float">
            <text:p>27.24</text:p>
          </table:table-cell>
          <table:table-cell table:style-name="ce37" table:formula="of:=((([.L37]*[.L37])/20)+([.L37]))" office:value-type="float" office:value="81.7314056711257" calcext:value-type="float">
            <text:p>81.73</text:p>
          </table:table-cell>
          <table:table-cell table:style-name="ce37" table:formula="of:=((MIN([.L33:.L37])*([.G37]-[.G32])*1760)/(24*60*60*5*2))" office:value-type="float" office:value="1.34440726577438" calcext:value-type="float">
            <text:p>1.3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7]*3" office:value-type="float" office:value="2650.75847963184" calcext:value-type="float">
            <text:p>2650.76</text:p>
          </table:table-cell>
          <table:table-cell table:style-name="ce17"/>
          <table:table-cell table:number-columns-repeated="5"/>
          <table:table-cell table:style-name="ce17" table:formula="of:=([.E37]-[.$I$5])/[.L37]" office:value-type="string" office:string-value="" calcext:value-type="error">
            <text:p>#VALUE!</text:p>
          </table:table-cell>
          <table:table-cell table:style-name="ce17" table:formula="of:=([.F37]-[.$I$5])/[.L37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7])/[.AH37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7])/[.AK37]" office:value-type="float" office:value="35.8024691358025" calcext:value-type="float">
            <text:p>35.80</text:p>
          </table:table-cell>
          <table:table-cell table:formula="of:=2 *[.J37]" office:value-type="float" office:value="0.0000323148148148148" calcext:value-type="float">
            <text:p>0.0000323148148</text:p>
          </table:table-cell>
          <table:table-cell table:style-name="ce17" table:formula="of:=2 *[.J37]" office:value-type="float" office:value="0.0000323148148148149" calcext:value-type="float">
            <text:p>0.00</text:p>
          </table:table-cell>
          <table:table-cell table:formula="of:=2 *[.J37]" office:value-type="float" office:value="0.0000323148148148148" calcext:value-type="float">
            <text:p>0.000032314814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7]" office:value-type="float" office:value="0.0000323148148148149" calcext:value-type="float">
            <text:p>0.00</text:p>
          </table:table-cell>
          <table:table-cell table:style-name="ce17" table:formula="of:=2 *[.J37]" office:value-type="float" office:value="0.0000323148148148149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7]-[.G36])/5" office:value-type="float" office:value="13.8912037037037" calcext:value-type="float">
            <text:p>13.8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7]/[.E3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23.998S" calcext:value-type="time">
            <text:p>00:03:24</text:p>
          </table:table-cell>
          <table:table-cell table:style-name="ce2" office:value-type="time" office:time-value="PT00H03M35.4S" calcext:value-type="time">
            <text:p>00:03:35</text:p>
          </table:table-cell>
          <table:table-cell/>
          <table:table-cell table:style-name="ce4" table:formula="of:=([.G38]/(5*60))" office:value-type="float" office:value="3.93514660493827" calcext:value-type="float">
            <text:p>3.9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8]-[.A$9])*500000" office:value-type="float" office:value="1180.54398148148" calcext:value-type="float">
            <text:p>1181</text:p>
          </table:table-cell>
          <table:table-cell table:style-name="ce12" table:formula="of:=([.B38]-[.B$9])*500000" office:value-type="float" office:value="1246.52777777778" calcext:value-type="float">
            <text:p>1247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38]-[.A38])" office:value-type="time" office:time-value="PT00H00M11.402S" calcext:value-type="time">
            <text:p>00:00:11.40</text:p>
          </table:table-cell>
          <table:table-cell table:style-name="ce40" table:formula="of:=([.$J$4]*3600/1760)*5/([.$H38]-([.$G38]+1))" office:value-type="float" office:value="3.93454726799934" calcext:value-type="float">
            <text:p>3.93</text:p>
          </table:table-cell>
          <table:table-cell table:style-name="ce40" table:formula="of:=([.$J$4]*3600/1760)*5/([.$H38]-[.$G38])" office:value-type="float" office:value="3.87491827590056" calcext:value-type="float">
            <text:p>3.87</text:p>
          </table:table-cell>
          <table:table-cell table:style-name="ce40" table:formula="of:=([.$J$4]*3600/1760)*5/([.$H38]-([.$G38]-1))" office:value-type="float" office:value="3.81706968429849" calcext:value-type="float">
            <text:p>3.8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8]-[.G32]))" office:value-type="float" office:value="526.330039258156" calcext:value-type="float">
            <text:p>526.3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8]*([.$G38]-[.$G33])*1760)/(24*60*60*2))" office:value-type="float" office:value="6.35410915292274" calcext:value-type="float">
            <text:p>6.35</text:p>
          </table:table-cell>
          <table:table-cell table:style-name="ce37" table:formula="of:=(([.L38]*([.$G38]-[.$G33])*1760)/(24*60*60*2))" office:value-type="float" office:value="6.25781112962639" calcext:value-type="float">
            <text:p>6.26</text:p>
          </table:table-cell>
          <table:table-cell table:style-name="ce37" table:formula="of:=(([.M38]*([.$G38]-[.$G33])*1760)/(24*60*60*2))" office:value-type="float" office:value="6.16438836956147" calcext:value-type="float">
            <text:p>6.16</text:p>
          </table:table-cell>
          <table:table-cell table:style-name="ce37" table:formula="of:=(((([.L38]*[.L38])/20)+([.L38]))/3)" office:value-type="float" office:value="1.54188928604866" calcext:value-type="float">
            <text:p>1.54</text:p>
          </table:table-cell>
          <table:table-cell table:style-name="ce37" table:formula="of:=((([.L38]*[.L38])/20)+([.L38]))" office:value-type="float" office:value="4.62566785814597" calcext:value-type="float">
            <text:p>4.63</text:p>
          </table:table-cell>
          <table:table-cell table:style-name="ce37" table:formula="of:=((MIN([.L34:.L38])*([.G38]-[.G33])*1760)/(24*60*60*5*2))" office:value-type="float" office:value="1.25156222592528" calcext:value-type="float">
            <text:p>1.25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8]*3" office:value-type="float" office:value="1578.99011777447" calcext:value-type="float">
            <text:p>1578.99</text:p>
          </table:table-cell>
          <table:table-cell table:style-name="ce17"/>
          <table:table-cell table:number-columns-repeated="5"/>
          <table:table-cell table:style-name="ce17" table:formula="of:=([.E38]-[.$I$5])/[.L38]" office:value-type="string" office:string-value="" calcext:value-type="error">
            <text:p>#VALUE!</text:p>
          </table:table-cell>
          <table:table-cell table:style-name="ce17" table:formula="of:=([.F38]-[.$I$5])/[.L38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8])/[.AH38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8])/[.AK38]" office:value-type="float" office:value="35.8024691358025" calcext:value-type="float">
            <text:p>35.80</text:p>
          </table:table-cell>
          <table:table-cell table:formula="of:=2 *[.J38]" office:value-type="float" office:value="0.000263935185185185" calcext:value-type="float">
            <text:p>0.0002639351852</text:p>
          </table:table-cell>
          <table:table-cell table:style-name="ce17" table:formula="of:=2 *[.J38]" office:value-type="float" office:value="0.000263935185185186" calcext:value-type="float">
            <text:p>0.00</text:p>
          </table:table-cell>
          <table:table-cell table:formula="of:=2 *[.J38]" office:value-type="float" office:value="0.000263935185185185" calcext:value-type="float">
            <text:p>0.000263935185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8]" office:value-type="float" office:value="0.000263935185185186" calcext:value-type="float">
            <text:p>0.00</text:p>
          </table:table-cell>
          <table:table-cell table:style-name="ce17" table:formula="of:=2 *[.J38]" office:value-type="float" office:value="0.000263935185185186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8]-[.G37])/5" office:value-type="float" office:value="13.8865740740741" calcext:value-type="float">
            <text:p>13.8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8]/[.E3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41.399S" calcext:value-type="time">
            <text:p>00:03:41</text:p>
          </table:table-cell>
          <table:table-cell table:style-name="ce2" office:value-type="time" office:time-value="PT00H04M21.595S" calcext:value-type="time">
            <text:p>00:04:22</text:p>
          </table:table-cell>
          <table:table-cell/>
          <table:table-cell table:style-name="ce4" table:formula="of:=([.G39]/(5*60))" office:value-type="float" office:value="4.27081404320988" calcext:value-type="float">
            <text:p>4.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9]-[.A$9])*500000" office:value-type="float" office:value="1281.24421296296" calcext:value-type="float">
            <text:p>1281</text:p>
          </table:table-cell>
          <table:table-cell table:style-name="ce12" table:formula="of:=([.B39]-[.B$9])*500000" office:value-type="float" office:value="1513.8599537037" calcext:value-type="float">
            <text:p>151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39]-[.A39])" office:value-type="time" office:time-value="PT00H00M40.196S" calcext:value-type="time">
            <text:p>00:00:40.20</text:p>
          </table:table-cell>
          <table:table-cell table:style-name="ce40" table:formula="of:=([.$J$4]*3600/1760)*5/([.$H39]-([.$G39]+1))" office:value-type="float" office:value="1.10390518953552" calcext:value-type="float">
            <text:p>1.10</text:p>
          </table:table-cell>
          <table:table-cell table:style-name="ce40" table:formula="of:=([.$J$4]*3600/1760)*5/([.$H39]-[.$G39])" office:value-type="float" office:value="1.09915957263952" calcext:value-type="float">
            <text:p>1.10</text:p>
          </table:table-cell>
          <table:table-cell table:style-name="ce40" table:formula="of:=([.$J$4]*3600/1760)*5/([.$H39]-([.$G39]-1))" office:value-type="float" office:value="1.09445458328754" calcext:value-type="float">
            <text:p>1.09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39]-[.G33]))" office:value-type="float" office:value="347.142857142857" calcext:value-type="float">
            <text:p>347.14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39]*([.$G39]-[.$G34])*1760)/(24*60*60*2))" office:value-type="float" office:value="2.79785640994889" calcext:value-type="float">
            <text:p>2.80</text:p>
          </table:table-cell>
          <table:table-cell table:style-name="ce37" table:formula="of:=(([.L39]*([.$G39]-[.$G34])*1760)/(24*60*60*2))" office:value-type="float" office:value="2.78582860649484" calcext:value-type="float">
            <text:p>2.79</text:p>
          </table:table-cell>
          <table:table-cell table:style-name="ce37" table:formula="of:=(([.M39]*([.$G39]-[.$G34])*1760)/(24*60*60*2))" office:value-type="float" office:value="2.77390377387157" calcext:value-type="float">
            <text:p>2.77</text:p>
          </table:table-cell>
          <table:table-cell table:style-name="ce37" table:formula="of:=(((([.L39]*[.L39])/20)+([.L39]))/3)" office:value-type="float" office:value="0.386522386981925" calcext:value-type="float">
            <text:p>0.39</text:p>
          </table:table-cell>
          <table:table-cell table:style-name="ce37" table:formula="of:=((([.L39]*[.L39])/20)+([.L39]))" office:value-type="float" office:value="1.15956716094578" calcext:value-type="float">
            <text:p>1.16</text:p>
          </table:table-cell>
          <table:table-cell table:style-name="ce37" table:formula="of:=((MIN([.L35:.L39])*([.G39]-[.G34])*1760)/(24*60*60*5*2))" office:value-type="float" office:value="0.557165721298968" calcext:value-type="float">
            <text:p>0.5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39]*3" office:value-type="float" office:value="1041.42857142857" calcext:value-type="float">
            <text:p>1041.43</text:p>
          </table:table-cell>
          <table:table-cell table:style-name="ce17"/>
          <table:table-cell table:number-columns-repeated="5"/>
          <table:table-cell table:style-name="ce17" table:formula="of:=([.E39]-[.$I$5])/[.L39]" office:value-type="string" office:string-value="" calcext:value-type="error">
            <text:p>#VALUE!</text:p>
          </table:table-cell>
          <table:table-cell table:style-name="ce17" table:formula="of:=([.F39]-[.$I$5])/[.L39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9])/[.AH39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9])/[.AK39]" office:value-type="float" office:value="35.8024691358025" calcext:value-type="float">
            <text:p>35.80</text:p>
          </table:table-cell>
          <table:table-cell table:formula="of:=2 *[.J39]" office:value-type="float" office:value="0.000930462962962963" calcext:value-type="float">
            <text:p>0.000930462963</text:p>
          </table:table-cell>
          <table:table-cell table:style-name="ce17" table:formula="of:=2 *[.J39]" office:value-type="float" office:value="0.000930462962962964" calcext:value-type="float">
            <text:p>0.00</text:p>
          </table:table-cell>
          <table:table-cell table:formula="of:=2 *[.J39]" office:value-type="float" office:value="0.000930462962962963" calcext:value-type="float">
            <text:p>0.00093046296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9]" office:value-type="float" office:value="0.000930462962962964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39]-[.G38])/5" office:value-type="float" office:value="20.1400462962963" calcext:value-type="float">
            <text:p>20.14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39]/[.E3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44.202S" calcext:value-type="time">
            <text:p>00:03:44</text:p>
          </table:table-cell>
          <table:table-cell table:style-name="ce2" office:value-type="time" office:time-value="PT00H03M46.602S" calcext:value-type="time">
            <text:p>00:03:47</text:p>
          </table:table-cell>
          <table:table-cell/>
          <table:table-cell table:style-name="ce4" table:formula="of:=([.G40]/(5*60))" office:value-type="float" office:value="4.32488425925926" calcext:value-type="float">
            <text:p>4.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0]-[.A$9])*500000" office:value-type="float" office:value="1297.46527777778" calcext:value-type="float">
            <text:p>1297</text:p>
          </table:table-cell>
          <table:table-cell table:style-name="ce12" table:formula="of:=([.B40]-[.B$9])*500000" office:value-type="float" office:value="1311.35416666667" calcext:value-type="float">
            <text:p>1311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0]-[.A40])" office:value-type="time" office:time-value="PT00H00M02.4S" calcext:value-type="time">
            <text:p>00:00:02.40</text:p>
          </table:table-cell>
          <table:table-cell table:style-name="ce40" table:formula="of:=([.$J$4]*3600/1760)*5/([.$H40]-([.$G40]+1))" office:value-type="float" office:value="19.8373824451414" calcext:value-type="float">
            <text:p>19.84</text:p>
          </table:table-cell>
          <table:table-cell table:style-name="ce40" table:formula="of:=([.$J$4]*3600/1760)*5/([.$H40]-[.$G40])" office:value-type="float" office:value="18.4090909090912" calcext:value-type="float">
            <text:p>18.41</text:p>
          </table:table-cell>
          <table:table-cell table:style-name="ce40" table:formula="of:=([.$J$4]*3600/1760)*5/([.$H40]-([.$G40]-1))" office:value-type="float" office:value="17.1726594301223" calcext:value-type="float">
            <text:p>17.17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0]-[.G34]))" office:value-type="float" office:value="339.541078095321" calcext:value-type="float">
            <text:p>339.54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0]*([.$G40]-[.$G35])*1760)/(24*60*60*2))" office:value-type="float" office:value="51.6857863386024" calcext:value-type="float">
            <text:p>51.69</text:p>
          </table:table-cell>
          <table:table-cell table:style-name="ce37" table:formula="of:=(([.L40]*([.$G40]-[.$G35])*1760)/(24*60*60*2))" office:value-type="float" office:value="47.9644097222229" calcext:value-type="float">
            <text:p>47.96</text:p>
          </table:table-cell>
          <table:table-cell table:style-name="ce37" table:formula="of:=(([.M40]*([.$G40]-[.$G35])*1760)/(24*60*60*2))" office:value-type="float" office:value="44.742919516999" calcext:value-type="float">
            <text:p>44.74</text:p>
          </table:table-cell>
          <table:table-cell table:style-name="ce37" table:formula="of:=(((([.L40]*[.L40])/20)+([.L40]))/3)" office:value-type="float" office:value="11.7846074380168" calcext:value-type="float">
            <text:p>11.78</text:p>
          </table:table-cell>
          <table:table-cell table:style-name="ce37" table:formula="of:=((([.L40]*[.L40])/20)+([.L40]))" office:value-type="float" office:value="35.3538223140503" calcext:value-type="float">
            <text:p>35.35</text:p>
          </table:table-cell>
          <table:table-cell table:style-name="ce37" table:formula="of:=((MIN([.L36:.L40])*([.G40]-[.G35])*1760)/(24*60*60*5*2))" office:value-type="float" office:value="0.572766361495339" calcext:value-type="float">
            <text:p>0.57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0]*3" office:value-type="float" office:value="1018.62323428596" calcext:value-type="float">
            <text:p>1018.62</text:p>
          </table:table-cell>
          <table:table-cell table:style-name="ce17"/>
          <table:table-cell table:number-columns-repeated="5"/>
          <table:table-cell table:style-name="ce17" table:formula="of:=([.E40]-[.$I$5])/[.L40]" office:value-type="string" office:string-value="" calcext:value-type="error">
            <text:p>#VALUE!</text:p>
          </table:table-cell>
          <table:table-cell table:style-name="ce17" table:formula="of:=([.F40]-[.$I$5])/[.L40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0])/[.AH40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0])/[.AK40]" office:value-type="float" office:value="35.8024691358025" calcext:value-type="float">
            <text:p>35.80</text:p>
          </table:table-cell>
          <table:table-cell table:formula="of:=2 *[.J40]" office:value-type="float" office:value="0.0000555555555555555" calcext:value-type="float">
            <text:p>0.0000555555556</text:p>
          </table:table-cell>
          <table:table-cell table:style-name="ce17" table:formula="of:=2 *[.J40]" office:value-type="float" office:value="0.0000555555555555552" calcext:value-type="float">
            <text:p>0.00</text:p>
          </table:table-cell>
          <table:table-cell table:formula="of:=2 *[.J40]" office:value-type="float" office:value="0.0000555555555555555" calcext:value-type="float">
            <text:p>0.000055555555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0]" office:value-type="float" office:value="0.0000555555555555552" calcext:value-type="float">
            <text:p>0.00</text:p>
          </table:table-cell>
          <table:table-cell table:style-name="ce17" table:formula="of:=2 *[.J40]" office:value-type="float" office:value="0.0000555555555555552" calcext:value-type="float">
            <text:p>0.00</text:p>
          </table:table-cell>
          <table:table-cell table:style-name="ce17" table:formula="of:=2 *[.J40]" office:value-type="float" office:value="0.0000555555555555552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0]-[.G39])/5" office:value-type="float" office:value="3.24421296296296" calcext:value-type="float">
            <text:p>3.24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0]/[.E4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47.802S" calcext:value-type="time">
            <text:p>00:03:48</text:p>
          </table:table-cell>
          <table:table-cell table:style-name="ce2" office:value-type="time" office:time-value="PT00H03M51.601S" calcext:value-type="time">
            <text:p>00:03:52</text:p>
          </table:table-cell>
          <table:table-cell/>
          <table:table-cell table:style-name="ce4" table:formula="of:=([.G41]/(5*60))" office:value-type="float" office:value="4.3943287037037" calcext:value-type="float">
            <text:p>4.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1]-[.A$9])*500000" office:value-type="float" office:value="1318.29861111111" calcext:value-type="float">
            <text:p>1318</text:p>
          </table:table-cell>
          <table:table-cell table:style-name="ce12" table:formula="of:=([.B41]-[.B$9])*500000" office:value-type="float" office:value="1340.28356481481" calcext:value-type="float">
            <text:p>1340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1]-[.A41])" office:value-type="time" office:time-value="PT00H00M03.799S" calcext:value-type="time">
            <text:p>00:00:03.80</text:p>
          </table:table-cell>
          <table:table-cell table:style-name="ce40" table:formula="of:=([.$J$4]*3600/1760)*5/([.$H41]-([.$G41]+1))" office:value-type="float" office:value="12.1840544321378" calcext:value-type="float">
            <text:p>12.18</text:p>
          </table:table-cell>
          <table:table-cell table:style-name="ce40" table:formula="of:=([.$J$4]*3600/1760)*5/([.$H41]-[.$G41])" office:value-type="float" office:value="11.6298547464644" calcext:value-type="float">
            <text:p>11.63</text:p>
          </table:table-cell>
          <table:table-cell table:style-name="ce40" table:formula="of:=([.$J$4]*3600/1760)*5/([.$H41]-([.$G41]-1))" office:value-type="float" office:value="11.1238778845406" calcext:value-type="float">
            <text:p>11.1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1]-[.G33]))" office:value-type="float" office:value="303.732203191219" calcext:value-type="float">
            <text:p>303.7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1]*([.$G41]-[.$G34])*1760)/(24*60*60*2))" office:value-type="float" office:value="35.4789161748754" calcext:value-type="float">
            <text:p>35.48</text:p>
          </table:table-cell>
          <table:table-cell table:style-name="ce37" table:formula="of:=(([.L41]*([.$G41]-[.$G34])*1760)/(24*60*60*2))" office:value-type="float" office:value="33.8651344652101" calcext:value-type="float">
            <text:p>33.87</text:p>
          </table:table-cell>
          <table:table-cell table:style-name="ce37" table:formula="of:=(([.M41]*([.$G41]-[.$G34])*1760)/(24*60*60*2))" office:value-type="float" office:value="32.391773461235" calcext:value-type="float">
            <text:p>32.39</text:p>
          </table:table-cell>
          <table:table-cell table:style-name="ce37" table:formula="of:=(((([.L41]*[.L41])/20)+([.L41]))/3)" office:value-type="float" office:value="6.1308436058858" calcext:value-type="float">
            <text:p>6.13</text:p>
          </table:table-cell>
          <table:table-cell table:style-name="ce37" table:formula="of:=((([.L41]*[.L41])/20)+([.L41]))" office:value-type="float" office:value="18.3925308176574" calcext:value-type="float">
            <text:p>18.39</text:p>
          </table:table-cell>
          <table:table-cell table:style-name="ce37" table:formula="of:=((MIN([.L35:.L41])*([.G41]-[.G34])*1760)/(24*60*60*5*2))" office:value-type="float" office:value="0.640131584403091" calcext:value-type="float">
            <text:p>0.6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1]*3" office:value-type="float" office:value="911.196609573658" calcext:value-type="float">
            <text:p>911.20</text:p>
          </table:table-cell>
          <table:table-cell table:style-name="ce17"/>
          <table:table-cell table:number-columns-repeated="5"/>
          <table:table-cell table:style-name="ce17" table:formula="of:=([.E41]-[.$I$5])/[.L41]" office:value-type="string" office:string-value="" calcext:value-type="error">
            <text:p>#VALUE!</text:p>
          </table:table-cell>
          <table:table-cell table:style-name="ce17" table:formula="of:=([.F41]-[.$I$5])/[.L41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1])/[.AH41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1])/[.AK41]" office:value-type="float" office:value="35.8024691358025" calcext:value-type="float">
            <text:p>35.80</text:p>
          </table:table-cell>
          <table:table-cell table:formula="of:=2 *[.J41]" office:value-type="float" office:value="0.0000879398148148148" calcext:value-type="float">
            <text:p>0.0000879398148</text:p>
          </table:table-cell>
          <table:table-cell table:style-name="ce17" table:formula="of:=2 *[.J41]" office:value-type="float" office:value="0.000087939814814815" calcext:value-type="float">
            <text:p>0.00</text:p>
          </table:table-cell>
          <table:table-cell table:formula="of:=2 *[.J41]" office:value-type="float" office:value="0.0000879398148148148" calcext:value-type="float">
            <text:p>0.000087939814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1]" office:value-type="float" office:value="0.000087939814814815" calcext:value-type="float">
            <text:p>0.00</text:p>
          </table:table-cell>
          <table:table-cell table:style-name="ce17" table:formula="of:=2 *[.J41]" office:value-type="float" office:value="0.000087939814814815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1]-[.G38])/5" office:value-type="float" office:value="27.5509259259259" calcext:value-type="float">
            <text:p>27.5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1]/[.E4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50.801S" calcext:value-type="time">
            <text:p>00:03:51</text:p>
          </table:table-cell>
          <table:table-cell table:style-name="ce2" office:value-type="time" office:time-value="PT00H03M54S" calcext:value-type="time">
            <text:p>00:03:54</text:p>
          </table:table-cell>
          <table:table-cell/>
          <table:table-cell table:style-name="ce4" table:formula="of:=([.G42]/(5*60))" office:value-type="float" office:value="4.45217978395062" calcext:value-type="float">
            <text:p>4.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2]-[.A$9])*500000" office:value-type="float" office:value="1335.65393518519" calcext:value-type="float">
            <text:p>1336</text:p>
          </table:table-cell>
          <table:table-cell table:style-name="ce12" table:formula="of:=([.B42]-[.B$9])*500000" office:value-type="float" office:value="1354.16666666667" calcext:value-type="float">
            <text:p>1354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2]-[.A42])" office:value-type="time" office:time-value="PT00H00M03.199S" calcext:value-type="time">
            <text:p>00:00:03.20</text:p>
          </table:table-cell>
          <table:table-cell table:style-name="ce40" table:formula="of:=([.$J$4]*3600/1760)*5/([.$H42]-([.$G42]+1))" office:value-type="float" office:value="14.5997680859884" calcext:value-type="float">
            <text:p>14.60</text:p>
          </table:table-cell>
          <table:table-cell table:style-name="ce40" table:formula="of:=([.$J$4]*3600/1760)*5/([.$H42]-[.$G42])" office:value-type="float" office:value="13.8111341612435" calcext:value-type="float">
            <text:p>13.81</text:p>
          </table:table-cell>
          <table:table-cell table:style-name="ce40" table:formula="of:=([.$J$4]*3600/1760)*5/([.$H42]-([.$G42]-1))" office:value-type="float" office:value="13.1033329918198" calcext:value-type="float">
            <text:p>13.10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2]-[.G34]))" office:value-type="float" office:value="296.782565550933" calcext:value-type="float">
            <text:p>296.78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2]*([.$G42]-[.$G35])*1760)/(24*60*60*2))" office:value-type="float" office:value="43.718022327231" calcext:value-type="float">
            <text:p>43.72</text:p>
          </table:table-cell>
          <table:table-cell table:style-name="ce37" table:formula="of:=(([.L42]*([.$G42]-[.$G35])*1760)/(24*60*60*2))" office:value-type="float" office:value="41.3565111493174" calcext:value-type="float">
            <text:p>41.36</text:p>
          </table:table-cell>
          <table:table-cell table:style-name="ce37" table:formula="of:=(([.M42]*([.$G42]-[.$G35])*1760)/(24*60*60*2))" office:value-type="float" office:value="39.2370482136148" calcext:value-type="float">
            <text:p>39.24</text:p>
          </table:table-cell>
          <table:table-cell table:style-name="ce37" table:formula="of:=(((([.L42]*[.L42])/20)+([.L42]))/3)" office:value-type="float" office:value="7.78283516741232" calcext:value-type="float">
            <text:p>7.78</text:p>
          </table:table-cell>
          <table:table-cell table:style-name="ce37" table:formula="of:=((([.L42]*[.L42])/20)+([.L42]))" office:value-type="float" office:value="23.348505502237" calcext:value-type="float">
            <text:p>23.35</text:p>
          </table:table-cell>
          <table:table-cell table:style-name="ce37" table:formula="of:=((MIN([.L36:.L42])*([.G42]-[.G35])*1760)/(24*60*60*5*2))" office:value-type="float" office:value="0.658271863701197" calcext:value-type="float">
            <text:p>0.6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2]*3" office:value-type="float" office:value="890.3476966528" calcext:value-type="float">
            <text:p>890.35</text:p>
          </table:table-cell>
          <table:table-cell table:style-name="ce17"/>
          <table:table-cell table:number-columns-repeated="5"/>
          <table:table-cell table:style-name="ce17" table:formula="of:=([.E42]-[.$I$5])/[.L42]" office:value-type="string" office:string-value="" calcext:value-type="error">
            <text:p>#VALUE!</text:p>
          </table:table-cell>
          <table:table-cell table:style-name="ce17" table:formula="of:=([.F42]-[.$I$5])/[.L42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2])/[.AH42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2])/[.AK42]" office:value-type="float" office:value="35.8024691358025" calcext:value-type="float">
            <text:p>35.80</text:p>
          </table:table-cell>
          <table:table-cell table:formula="of:=2 *[.J42]" office:value-type="float" office:value="0.0000740509259259259" calcext:value-type="float">
            <text:p>0.0000740509259</text:p>
          </table:table-cell>
          <table:table-cell table:style-name="ce17" table:formula="of:=2 *[.J42]" office:value-type="float" office:value="0.0000740509259259262" calcext:value-type="float">
            <text:p>0.00</text:p>
          </table:table-cell>
          <table:table-cell table:formula="of:=2 *[.J42]" office:value-type="float" office:value="0.0000740509259259259" calcext:value-type="float">
            <text:p>0.0000740509259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2]" office:value-type="float" office:value="0.0000740509259259262" calcext:value-type="float">
            <text:p>0.00</text:p>
          </table:table-cell>
          <table:table-cell table:style-name="ce17" table:formula="of:=2 *[.J42]" office:value-type="float" office:value="0.000074050925925926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2]-[.G39])/5" office:value-type="float" office:value="10.8819444444444" calcext:value-type="float">
            <text:p>10.88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2]/[.E4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50.801S" calcext:value-type="time">
            <text:p>00:03:51</text:p>
          </table:table-cell>
          <table:table-cell table:style-name="ce2" office:value-type="time" office:time-value="PT00H04M27.202S" calcext:value-type="time">
            <text:p>00:04:27</text:p>
          </table:table-cell>
          <table:table-cell/>
          <table:table-cell table:style-name="ce4" table:formula="of:=([.G43]/(5*60))" office:value-type="float" office:value="4.45217978395062" calcext:value-type="float">
            <text:p>4.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3]-[.A$9])*500000" office:value-type="float" office:value="1335.65393518519" calcext:value-type="float">
            <text:p>1336</text:p>
          </table:table-cell>
          <table:table-cell table:style-name="ce12" table:formula="of:=([.B43]-[.B$9])*500000" office:value-type="float" office:value="1546.30787037037" calcext:value-type="float">
            <text:p>1546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43]-[.A43])" office:value-type="time" office:time-value="PT00H00M36.401S" calcext:value-type="time">
            <text:p>00:00:36.40</text:p>
          </table:table-cell>
          <table:table-cell table:style-name="ce40" table:formula="of:=([.$J$4]*3600/1760)*5/([.$H43]-([.$G43]+1))" office:value-type="float" office:value="1.21954218486754" calcext:value-type="float">
            <text:p>1.22</text:p>
          </table:table-cell>
          <table:table-cell table:style-name="ce40" table:formula="of:=([.$J$4]*3600/1760)*5/([.$H43]-[.$G43])" office:value-type="float" office:value="1.21375286892718" calcext:value-type="float">
            <text:p>1.21</text:p>
          </table:table-cell>
          <table:table-cell table:style-name="ce40" table:formula="of:=([.$J$4]*3600/1760)*5/([.$H43]-([.$G43]-1))" office:value-type="float" office:value="1.20801825847514" calcext:value-type="float">
            <text:p>1.21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3]-[.G35]))" office:value-type="float" office:value="306.123654114914" calcext:value-type="float">
            <text:p>306.12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3]*([.$G43]-[.$G36])*1760)/(24*60*60*2))" office:value-type="float" office:value="3.65183694378044" calcext:value-type="float">
            <text:p>3.65</text:p>
          </table:table-cell>
          <table:table-cell table:style-name="ce37" table:formula="of:=(([.L43]*([.$G43]-[.$G36])*1760)/(24*60*60*2))" office:value-type="float" office:value="3.63450122707252" calcext:value-type="float">
            <text:p>3.63</text:p>
          </table:table-cell>
          <table:table-cell table:style-name="ce37" table:formula="of:=(([.M43]*([.$G43]-[.$G36])*1760)/(24*60*60*2))" office:value-type="float" office:value="3.6173293222653" calcext:value-type="float">
            <text:p>3.62</text:p>
          </table:table-cell>
          <table:table-cell table:style-name="ce37" table:formula="of:=(((([.L43]*[.L43])/20)+([.L43]))/3)" office:value-type="float" office:value="0.429137556756208" calcext:value-type="float">
            <text:p>0.43</text:p>
          </table:table-cell>
          <table:table-cell table:style-name="ce37" table:formula="of:=((([.L43]*[.L43])/20)+([.L43]))" office:value-type="float" office:value="1.28741267026862" calcext:value-type="float">
            <text:p>1.29</text:p>
          </table:table-cell>
          <table:table-cell table:style-name="ce37" table:formula="of:=((MIN([.L37:.L43])*([.G43]-[.G36])*1760)/(24*60*60*5*2))" office:value-type="float" office:value="0.658271863701197" calcext:value-type="float">
            <text:p>0.6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3]*3" office:value-type="float" office:value="918.370962344743" calcext:value-type="float">
            <text:p>918.37</text:p>
          </table:table-cell>
          <table:table-cell table:style-name="ce17"/>
          <table:table-cell table:number-columns-repeated="5"/>
          <table:table-cell table:style-name="ce17" table:formula="of:=([.E43]-[.$I$5])/[.L43]" office:value-type="string" office:string-value="" calcext:value-type="error">
            <text:p>#VALUE!</text:p>
          </table:table-cell>
          <table:table-cell table:style-name="ce17" table:formula="of:=([.F43]-[.$I$5])/[.L43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3])/[.AH43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3])/[.AK43]" office:value-type="float" office:value="35.8024691358025" calcext:value-type="float">
            <text:p>35.80</text:p>
          </table:table-cell>
          <table:table-cell table:formula="of:=2 *[.J43]" office:value-type="float" office:value="0.000842615740740741" calcext:value-type="float">
            <text:p>0.0008426157407</text:p>
          </table:table-cell>
          <table:table-cell table:style-name="ce17" table:formula="of:=2 *[.J43]" office:value-type="float" office:value="0.000842615740740741" calcext:value-type="float">
            <text:p>0.00</text:p>
          </table:table-cell>
          <table:table-cell table:formula="of:=2 *[.J43]" office:value-type="float" office:value="0.000842615740740741" calcext:value-type="float">
            <text:p>0.000842615740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3]" office:value-type="float" office:value="0.000842615740740741" calcext:value-type="float">
            <text:p>0.00</text:p>
          </table:table-cell>
          <table:table-cell table:style-name="ce17" table:formula="of:=2 *[.J43]" office:value-type="float" office:value="0.00084261574074074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3]-[.G40])/5" office:value-type="float" office:value="7.63773148148148" calcext:value-type="float">
            <text:p>7.64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3]/[.E4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05.602S" calcext:value-type="time">
            <text:p>00:04:06</text:p>
          </table:table-cell>
          <table:table-cell table:style-name="ce2" office:value-type="time" office:time-value="PT00H04M10.801S" calcext:value-type="time">
            <text:p>00:04:11</text:p>
          </table:table-cell>
          <table:table-cell/>
          <table:table-cell table:style-name="ce4" table:formula="of:=([.G44]/(5*60))" office:value-type="float" office:value="4.73769290123457" calcext:value-type="float">
            <text:p>4.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4]-[.A$9])*500000" office:value-type="float" office:value="1421.30787037037" calcext:value-type="float">
            <text:p>1421</text:p>
          </table:table-cell>
          <table:table-cell table:style-name="ce12" table:formula="of:=([.B44]-[.B$9])*500000" office:value-type="float" office:value="1451.39467592593" calcext:value-type="float">
            <text:p>1451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4]-[.A44])" office:value-type="time" office:time-value="PT00H00M05.199S" calcext:value-type="time">
            <text:p>00:00:05.20</text:p>
          </table:table-cell>
          <table:table-cell table:style-name="ce40" table:formula="of:=([.$J$4]*3600/1760)*5/([.$H44]-([.$G44]+1))" office:value-type="float" office:value="8.79030245151765" calcext:value-type="float">
            <text:p>8.79</text:p>
          </table:table-cell>
          <table:table-cell table:style-name="ce40" table:formula="of:=([.$J$4]*3600/1760)*5/([.$H44]-[.$G44])" office:value-type="float" office:value="8.49813775376381" calcext:value-type="float">
            <text:p>8.50</text:p>
          </table:table-cell>
          <table:table-cell table:style-name="ce40" table:formula="of:=([.$J$4]*3600/1760)*5/([.$H44]-([.$G44]-1))" office:value-type="float" office:value="8.22476975721695" calcext:value-type="float">
            <text:p>8.2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4]-[.G36]))" office:value-type="float" office:value="237.058715931955" calcext:value-type="float">
            <text:p>237.06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4]*([.$G44]-[.$G37])*1760)/(24*60*60*2))" office:value-type="float" office:value="27.7721820991338" calcext:value-type="float">
            <text:p>27.77</text:p>
          </table:table-cell>
          <table:table-cell table:style-name="ce37" table:formula="of:=(([.L44]*([.$G44]-[.$G37])*1760)/(24*60*60*2))" office:value-type="float" office:value="26.8491136115919" calcext:value-type="float">
            <text:p>26.85</text:p>
          </table:table-cell>
          <table:table-cell table:style-name="ce37" table:formula="of:=(([.M44]*([.$G44]-[.$G37])*1760)/(24*60*60*2))" office:value-type="float" office:value="25.9854316368193" calcext:value-type="float">
            <text:p>25.99</text:p>
          </table:table-cell>
          <table:table-cell table:style-name="ce37" table:formula="of:=(((([.L44]*[.L44])/20)+([.L44]))/3)" office:value-type="float" office:value="4.03635167262037" calcext:value-type="float">
            <text:p>4.04</text:p>
          </table:table-cell>
          <table:table-cell table:style-name="ce37" table:formula="of:=((([.L44]*[.L44])/20)+([.L44]))" office:value-type="float" office:value="12.1090550178611" calcext:value-type="float">
            <text:p>12.11</text:p>
          </table:table-cell>
          <table:table-cell table:style-name="ce37" table:formula="of:=((MIN([.L38:.L44])*([.G44]-[.G37])*1760)/(24*60*60*5*2))" office:value-type="float" office:value="0.694539464955053" calcext:value-type="float">
            <text:p>0.6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4]*3" office:value-type="float" office:value="711.176147795866" calcext:value-type="float">
            <text:p>711.18</text:p>
          </table:table-cell>
          <table:table-cell table:style-name="ce17"/>
          <table:table-cell table:number-columns-repeated="5"/>
          <table:table-cell table:style-name="ce17" table:formula="of:=([.E44]-[.$I$5])/[.L44]" office:value-type="string" office:string-value="" calcext:value-type="error">
            <text:p>#VALUE!</text:p>
          </table:table-cell>
          <table:table-cell table:style-name="ce17" table:formula="of:=([.F44]-[.$I$5])/[.L44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4])/[.AH44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4])/[.AK44]" office:value-type="float" office:value="35.8024691358025" calcext:value-type="float">
            <text:p>35.80</text:p>
          </table:table-cell>
          <table:table-cell table:formula="of:=2 *[.J44]" office:value-type="float" office:value="0.000120347222222222" calcext:value-type="float">
            <text:p>0.0001203472222</text:p>
          </table:table-cell>
          <table:table-cell table:style-name="ce17" table:formula="of:=2 *[.J44]" office:value-type="float" office:value="0.000120347222222222" calcext:value-type="float">
            <text:p>0.00</text:p>
          </table:table-cell>
          <table:table-cell table:formula="of:=2 *[.J44]" office:value-type="float" office:value="0.000120347222222222" calcext:value-type="float">
            <text:p>0.000120347222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4]" office:value-type="float" office:value="0.000120347222222222" calcext:value-type="float">
            <text:p>0.00</text:p>
          </table:table-cell>
          <table:table-cell table:style-name="ce17" table:formula="of:=2 *[.J44]" office:value-type="float" office:value="0.00012034722222222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4]-[.G41])/5" office:value-type="float" office:value="20.6018518518518" calcext:value-type="float">
            <text:p>20.60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4]/[.E4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10.801S" calcext:value-type="time">
            <text:p>00:04:11</text:p>
          </table:table-cell>
          <table:table-cell table:style-name="ce2" office:value-type="time" office:time-value="PT00H04M27.202S" calcext:value-type="time">
            <text:p>00:04:27</text:p>
          </table:table-cell>
          <table:table-cell/>
          <table:table-cell table:style-name="ce4" table:formula="of:=([.G45]/(5*60))" office:value-type="float" office:value="4.83798225308642" calcext:value-type="float">
            <text:p>4.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5]-[.A$9])*500000" office:value-type="float" office:value="1451.39467592593" calcext:value-type="float">
            <text:p>1451</text:p>
          </table:table-cell>
          <table:table-cell table:style-name="ce12" table:formula="of:=([.B45]-[.B$9])*500000" office:value-type="float" office:value="1546.30787037037" calcext:value-type="float">
            <text:p>154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5]-[.A45])" office:value-type="time" office:time-value="PT00H00M16.401S" calcext:value-type="time">
            <text:p>00:00:16.40</text:p>
          </table:table-cell>
          <table:table-cell table:style-name="ce40" table:formula="of:=([.$J$4]*3600/1760)*5/([.$H45]-([.$G45]+1))" office:value-type="float" office:value="2.72253350228726" calcext:value-type="float">
            <text:p>2.72</text:p>
          </table:table-cell>
          <table:table-cell table:style-name="ce40" table:formula="of:=([.$J$4]*3600/1760)*5/([.$H45]-[.$G45])" office:value-type="float" office:value="2.69384904468131" calcext:value-type="float">
            <text:p>2.69</text:p>
          </table:table-cell>
          <table:table-cell table:style-name="ce40" table:formula="of:=([.$J$4]*3600/1760)*5/([.$H45]-([.$G45]-1))" office:value-type="float" office:value="2.66576272078932" calcext:value-type="float">
            <text:p>2.67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5]-[.G37]))" office:value-type="float" office:value="264.485297869084" calcext:value-type="float">
            <text:p>264.49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5]*([.$G45]-[.$G38])*1760)/(24*60*60*2))" office:value-type="float" office:value="7.51055646960229" calcext:value-type="float">
            <text:p>7.51</text:p>
          </table:table-cell>
          <table:table-cell table:style-name="ce37" table:formula="of:=(([.L45]*([.$G45]-[.$G38])*1760)/(24*60*60*2))" office:value-type="float" office:value="7.43142567526369" calcext:value-type="float">
            <text:p>7.43</text:p>
          </table:table-cell>
          <table:table-cell table:style-name="ce37" table:formula="of:=(([.M45]*([.$G45]-[.$G38])*1760)/(24*60*60*2))" office:value-type="float" office:value="7.35394493115639" calcext:value-type="float">
            <text:p>7.35</text:p>
          </table:table-cell>
          <table:table-cell table:style-name="ce37" table:formula="of:=(((([.L45]*[.L45])/20)+([.L45]))/3)" office:value-type="float" office:value="1.01889672615261" calcext:value-type="float">
            <text:p>1.02</text:p>
          </table:table-cell>
          <table:table-cell table:style-name="ce37" table:formula="of:=((([.L45]*[.L45])/20)+([.L45]))" office:value-type="float" office:value="3.05669017845783" calcext:value-type="float">
            <text:p>3.06</text:p>
          </table:table-cell>
          <table:table-cell table:style-name="ce37" table:formula="of:=((MIN([.L39:.L45])*([.G45]-[.G38])*1760)/(24*60*60*5*2))" office:value-type="float" office:value="0.606442494278037" calcext:value-type="float">
            <text:p>0.61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5]*3" office:value-type="float" office:value="793.455893607252" calcext:value-type="float">
            <text:p>793.46</text:p>
          </table:table-cell>
          <table:table-cell table:style-name="ce17"/>
          <table:table-cell table:number-columns-repeated="5"/>
          <table:table-cell table:style-name="ce17" table:formula="of:=([.E45]-[.$I$5])/[.L45]" office:value-type="string" office:string-value="" calcext:value-type="error">
            <text:p>#VALUE!</text:p>
          </table:table-cell>
          <table:table-cell table:style-name="ce17" table:formula="of:=([.F45]-[.$I$5])/[.L45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5])/[.AH45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5])/[.AK45]" office:value-type="float" office:value="35.8024691358025" calcext:value-type="float">
            <text:p>35.80</text:p>
          </table:table-cell>
          <table:table-cell table:formula="of:=2 *[.J45]" office:value-type="float" office:value="0.000379652777777778" calcext:value-type="float">
            <text:p>0.0003796527778</text:p>
          </table:table-cell>
          <table:table-cell table:style-name="ce17" table:formula="of:=2 *[.J45]" office:value-type="float" office:value="0.000379652777777778" calcext:value-type="float">
            <text:p>0.00</text:p>
          </table:table-cell>
          <table:table-cell table:formula="of:=2 *[.J45]" office:value-type="float" office:value="0.000379652777777778" calcext:value-type="float">
            <text:p>0.000379652777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5]" office:value-type="float" office:value="0.000379652777777778" calcext:value-type="float">
            <text:p>0.00</text:p>
          </table:table-cell>
          <table:table-cell table:style-name="ce17" table:formula="of:=2 *[.J45]" office:value-type="float" office:value="0.000379652777777778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5]-[.G42])/5" office:value-type="float" office:value="23.1481481481481" calcext:value-type="float">
            <text:p>23.1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5]/[.E4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13.601S" calcext:value-type="time">
            <text:p>00:04:14</text:p>
          </table:table-cell>
          <table:table-cell table:style-name="ce2" office:value-type="time" office:time-value="PT00H04M29.802S" calcext:value-type="time">
            <text:p>00:04:30</text:p>
          </table:table-cell>
          <table:table-cell/>
          <table:table-cell table:style-name="ce4" table:formula="of:=([.G46]/(5*60))" office:value-type="float" office:value="4.89199459876543" calcext:value-type="float">
            <text:p>4.8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6]-[.A$9])*500000" office:value-type="float" office:value="1467.59837962963" calcext:value-type="float">
            <text:p>1468</text:p>
          </table:table-cell>
          <table:table-cell table:style-name="ce12" table:formula="of:=([.B46]-[.B$9])*500000" office:value-type="float" office:value="1561.35416666667" calcext:value-type="float">
            <text:p>1561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46]-[.A46])" office:value-type="time" office:time-value="PT00H00M16.201S" calcext:value-type="time">
            <text:p>00:00:16.20</text:p>
          </table:table-cell>
          <table:table-cell table:style-name="ce40" table:formula="of:=([.$J$4]*3600/1760)*5/([.$H46]-([.$G46]+1))" office:value-type="float" office:value="2.75650529577983" calcext:value-type="float">
            <text:p>2.76</text:p>
          </table:table-cell>
          <table:table-cell table:style-name="ce40" table:formula="of:=([.$J$4]*3600/1760)*5/([.$H46]-[.$G46])" office:value-type="float" office:value="2.72710438749572" calcext:value-type="float">
            <text:p>2.73</text:p>
          </table:table-cell>
          <table:table-cell table:style-name="ce40" table:formula="of:=([.$J$4]*3600/1760)*5/([.$H46]-([.$G46]-1))" office:value-type="float" office:value="2.69832404095679" calcext:value-type="float">
            <text:p>2.70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6]-[.G38]))" office:value-type="float" office:value="313.529423623571" calcext:value-type="float">
            <text:p>313.5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6]*([.$G46]-[.$G39])*1760)/(24*60*60*2))" office:value-type="float" office:value="5.23198955590772" calcext:value-type="float">
            <text:p>5.23</text:p>
          </table:table-cell>
          <table:table-cell table:style-name="ce37" table:formula="of:=(([.L46]*([.$G46]-[.$G39])*1760)/(24*60*60*2))" office:value-type="float" office:value="5.17618511203013" calcext:value-type="float">
            <text:p>5.18</text:p>
          </table:table-cell>
          <table:table-cell table:style-name="ce37" table:formula="of:=(([.M46]*([.$G46]-[.$G39])*1760)/(24*60*60*2))" office:value-type="float" office:value="5.12155852642637" calcext:value-type="float">
            <text:p>5.12</text:p>
          </table:table-cell>
          <table:table-cell table:style-name="ce37" table:formula="of:=(((([.L46]*[.L46])/20)+([.L46]))/3)" office:value-type="float" office:value="1.03298643483688" calcext:value-type="float">
            <text:p>1.03</text:p>
          </table:table-cell>
          <table:table-cell table:style-name="ce37" table:formula="of:=((([.L46]*[.L46])/20)+([.L46]))" office:value-type="float" office:value="3.09895930451064" calcext:value-type="float">
            <text:p>3.10</text:p>
          </table:table-cell>
          <table:table-cell table:style-name="ce37" table:formula="of:=((MIN([.L40:.L46])*([.G46]-[.G39])*1760)/(24*60*60*5*2))" office:value-type="float" office:value="0.460753138650037" calcext:value-type="float">
            <text:p>0.4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6]*3" office:value-type="float" office:value="940.588270870713" calcext:value-type="float">
            <text:p>940.59</text:p>
          </table:table-cell>
          <table:table-cell table:style-name="ce17"/>
          <table:table-cell table:number-columns-repeated="5"/>
          <table:table-cell table:style-name="ce17" table:formula="of:=([.E46]-[.$I$5])/[.L46]" office:value-type="string" office:string-value="" calcext:value-type="error">
            <text:p>#VALUE!</text:p>
          </table:table-cell>
          <table:table-cell table:style-name="ce17" table:formula="of:=([.F46]-[.$I$5])/[.L46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6])/[.AH46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6])/[.AK46]" office:value-type="float" office:value="35.8024691358025" calcext:value-type="float">
            <text:p>35.80</text:p>
          </table:table-cell>
          <table:table-cell table:formula="of:=2 *[.J46]" office:value-type="float" office:value="0.000375023148148148" calcext:value-type="float">
            <text:p>0.0003750231481</text:p>
          </table:table-cell>
          <table:table-cell table:style-name="ce17" table:formula="of:=2 *[.J46]" office:value-type="float" office:value="0.000375023148148149" calcext:value-type="float">
            <text:p>0.00</text:p>
          </table:table-cell>
          <table:table-cell table:formula="of:=2 *[.J46]" office:value-type="float" office:value="0.000375023148148148" calcext:value-type="float">
            <text:p>0.0003750231481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6]" office:value-type="float" office:value="0.000375023148148149" calcext:value-type="float">
            <text:p>0.00</text:p>
          </table:table-cell>
          <table:table-cell table:style-name="ce17" table:formula="of:=2 *[.J46]" office:value-type="float" office:value="0.000375023148148149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6]-[.G43])/5" office:value-type="float" office:value="26.3888888888889" calcext:value-type="float">
            <text:p>26.3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6]/[.E4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28.798S" calcext:value-type="time">
            <text:p>00:04:29</text:p>
          </table:table-cell>
          <table:table-cell table:style-name="ce2" office:value-type="time" office:time-value="PT00H04M29.802S" calcext:value-type="time">
            <text:p>00:04:30</text:p>
          </table:table-cell>
          <table:table-cell/>
          <table:table-cell table:style-name="ce4" table:formula="of:=([.G47]/(5*60))" office:value-type="float" office:value="5.18514660493827" calcext:value-type="float">
            <text:p>5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7]-[.A$9])*500000" office:value-type="float" office:value="1555.54398148148" calcext:value-type="float">
            <text:p>1556</text:p>
          </table:table-cell>
          <table:table-cell table:style-name="ce12" table:formula="of:=([.B47]-[.B$9])*500000" office:value-type="float" office:value="1561.35416666667" calcext:value-type="float">
            <text:p>1561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7]-[.A47])" office:value-type="time" office:time-value="PT00H00M01.004S" calcext:value-type="time">
            <text:p>00:00:01.00</text:p>
          </table:table-cell>
          <table:table-cell table:style-name="ce40" table:formula="of:=([.$J$4]*3600/1760)*5/([.$H47]-([.$G47]+1))" office:value-type="float" office:value="53.1542567153728" calcext:value-type="float">
            <text:p>53.15</text:p>
          </table:table-cell>
          <table:table-cell table:style-name="ce40" table:formula="of:=([.$J$4]*3600/1760)*5/([.$H47]-[.$G47])" office:value-type="float" office:value="44.0057950018107" calcext:value-type="float">
            <text:p>44.01</text:p>
          </table:table-cell>
          <table:table-cell table:style-name="ce40" table:formula="of:=([.$J$4]*3600/1760)*5/([.$H47]-([.$G47]-1))" office:value-type="float" office:value="37.5440331252702" calcext:value-type="float">
            <text:p>37.54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7]-[.G39]))" office:value-type="float" office:value="328.108187936454" calcext:value-type="float">
            <text:p>328.11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7]*([.$G47]-[.$G40])*1760)/(24*60*60*2))" office:value-type="float" office:value="139.720183670195" calcext:value-type="float">
            <text:p>139.72</text:p>
          </table:table-cell>
          <table:table-cell table:style-name="ce37" table:formula="of:=(([.L47]*([.$G47]-[.$G40])*1760)/(24*60*60*2))" office:value-type="float" office:value="115.672725763612" calcext:value-type="float">
            <text:p>115.67</text:p>
          </table:table-cell>
          <table:table-cell table:style-name="ce37" table:formula="of:=(([.M47]*([.$G47]-[.$G40])*1760)/(24*60*60*2))" office:value-type="float" office:value="98.6874716745973" calcext:value-type="float">
            <text:p>98.69</text:p>
          </table:table-cell>
          <table:table-cell table:style-name="ce37" table:formula="of:=(((([.L47]*[.L47])/20)+([.L47]))/3)" office:value-type="float" office:value="46.9437648962933" calcext:value-type="float">
            <text:p>46.94</text:p>
          </table:table-cell>
          <table:table-cell table:style-name="ce37" table:formula="of:=((([.L47]*[.L47])/20)+([.L47]))" office:value-type="float" office:value="140.83129468888" calcext:value-type="float">
            <text:p>140.83</text:p>
          </table:table-cell>
          <table:table-cell table:style-name="ce37" table:formula="of:=((MIN([.L41:.L47])*([.G47]-[.G40])*1760)/(24*60*60*5*2))" office:value-type="float" office:value="0.638089155059842" calcext:value-type="float">
            <text:p>0.6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7]*3" office:value-type="float" office:value="984.324563809363" calcext:value-type="float">
            <text:p>984.32</text:p>
          </table:table-cell>
          <table:table-cell table:style-name="ce17"/>
          <table:table-cell table:number-columns-repeated="5"/>
          <table:table-cell table:style-name="ce17" table:formula="of:=([.E47]-[.$I$5])/[.L47]" office:value-type="string" office:string-value="" calcext:value-type="error">
            <text:p>#VALUE!</text:p>
          </table:table-cell>
          <table:table-cell table:style-name="ce17" table:formula="of:=([.F47]-[.$I$5])/[.L47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7])/[.AH47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7])/[.AK47]" office:value-type="float" office:value="35.8024691358025" calcext:value-type="float">
            <text:p>35.80</text:p>
          </table:table-cell>
          <table:table-cell table:formula="of:=2 *[.J47]" office:value-type="float" office:value="0.0000232407407407407" calcext:value-type="float">
            <text:p>0.0000232407407</text:p>
          </table:table-cell>
          <table:table-cell table:style-name="ce17" table:formula="of:=2 *[.J47]" office:value-type="float" office:value="0.0000232407407407412" calcext:value-type="float">
            <text:p>0.00</text:p>
          </table:table-cell>
          <table:table-cell table:formula="of:=2 *[.J47]" office:value-type="float" office:value="0.0000232407407407407" calcext:value-type="float">
            <text:p>0.000023240740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7]" office:value-type="float" office:value="0.0000232407407407412" calcext:value-type="float">
            <text:p>0.00</text:p>
          </table:table-cell>
          <table:table-cell table:style-name="ce17" table:formula="of:=2 *[.J47]" office:value-type="float" office:value="0.000023240740740741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7]-[.G44])/5" office:value-type="float" office:value="26.8472222222223" calcext:value-type="float">
            <text:p>26.8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7]/[.E4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28.798S" calcext:value-type="time">
            <text:p>00:04:29</text:p>
          </table:table-cell>
          <table:table-cell table:style-name="ce2" office:value-type="time" office:time-value="PT00H04M34.001S" calcext:value-type="time">
            <text:p>00:04:34</text:p>
          </table:table-cell>
          <table:table-cell/>
          <table:table-cell table:style-name="ce4" table:formula="of:=([.G48]/(5*60))" office:value-type="float" office:value="5.18514660493827" calcext:value-type="float">
            <text:p>5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8]-[.A$9])*500000" office:value-type="float" office:value="1555.54398148148" calcext:value-type="float">
            <text:p>1556</text:p>
          </table:table-cell>
          <table:table-cell table:style-name="ce12" table:formula="of:=([.B48]-[.B$9])*500000" office:value-type="float" office:value="1585.65393518519" calcext:value-type="float">
            <text:p>1586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48]-[.A48])" office:value-type="time" office:time-value="PT00H00M05.203S" calcext:value-type="time">
            <text:p>00:00:05.20</text:p>
          </table:table-cell>
          <table:table-cell table:style-name="ce40" table:formula="of:=([.$J$4]*3600/1760)*5/([.$H48]-([.$G48]+1))" office:value-type="float" office:value="8.78331242929079" calcext:value-type="float">
            <text:p>8.78</text:p>
          </table:table-cell>
          <table:table-cell table:style-name="ce40" table:formula="of:=([.$J$4]*3600/1760)*5/([.$H48]-[.$G48])" office:value-type="float" office:value="8.49160449391092" calcext:value-type="float">
            <text:p>8.49</text:p>
          </table:table-cell>
          <table:table-cell table:style-name="ce40" table:formula="of:=([.$J$4]*3600/1760)*5/([.$H48]-([.$G48]-1))" office:value-type="float" office:value="8.21864990918905" calcext:value-type="float">
            <text:p>8.22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8]-[.G40]))" office:value-type="float" office:value="348.73082787694" calcext:value-type="float">
            <text:p>348.7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8]*([.$G48]-[.$G41])*1760)/(24*60*60*2))" office:value-type="float" office:value="21.2238910315032" calcext:value-type="float">
            <text:p>21.22</text:p>
          </table:table-cell>
          <table:table-cell table:style-name="ce37" table:formula="of:=(([.L48]*([.$G48]-[.$G41])*1760)/(24*60*60*2))" office:value-type="float" office:value="20.5190114677431" calcext:value-type="float">
            <text:p>20.52</text:p>
          </table:table-cell>
          <table:table-cell table:style-name="ce37" table:formula="of:=(([.M48]*([.$G48]-[.$G41])*1760)/(24*60*60*2))" office:value-type="float" office:value="19.8594472760645" calcext:value-type="float">
            <text:p>19.86</text:p>
          </table:table-cell>
          <table:table-cell table:style-name="ce37" table:formula="of:=(((([.L48]*[.L48])/20)+([.L48]))/3)" office:value-type="float" office:value="4.03232394598711" calcext:value-type="float">
            <text:p>4.03</text:p>
          </table:table-cell>
          <table:table-cell table:style-name="ce37" table:formula="of:=((([.L48]*[.L48])/20)+([.L48]))" office:value-type="float" office:value="12.0969718379613" calcext:value-type="float">
            <text:p>12.10</text:p>
          </table:table-cell>
          <table:table-cell table:style-name="ce37" table:formula="of:=((MIN([.L42:.L48])*([.G48]-[.G41])*1760)/(24*60*60*5*2))" office:value-type="float" office:value="0.586579581147038" calcext:value-type="float">
            <text:p>0.5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8]*3" office:value-type="float" office:value="1046.19248363082" calcext:value-type="float">
            <text:p>1046.19</text:p>
          </table:table-cell>
          <table:table-cell table:style-name="ce17"/>
          <table:table-cell table:number-columns-repeated="5"/>
          <table:table-cell table:style-name="ce17" table:formula="of:=([.E48]-[.$I$5])/[.L48]" office:value-type="string" office:string-value="" calcext:value-type="error">
            <text:p>#VALUE!</text:p>
          </table:table-cell>
          <table:table-cell table:style-name="ce17" table:formula="of:=([.F48]-[.$I$5])/[.L48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8])/[.AH48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8])/[.AK48]" office:value-type="float" office:value="35.8024691358025" calcext:value-type="float">
            <text:p>35.80</text:p>
          </table:table-cell>
          <table:table-cell table:formula="of:=2 *[.J48]" office:value-type="float" office:value="0.000120439814814815" calcext:value-type="float">
            <text:p>0.0001204398148</text:p>
          </table:table-cell>
          <table:table-cell table:style-name="ce17" table:formula="of:=2 *[.J48]" office:value-type="float" office:value="0.000120439814814814" calcext:value-type="float">
            <text:p>0.00</text:p>
          </table:table-cell>
          <table:table-cell table:formula="of:=2 *[.J48]" office:value-type="float" office:value="0.000120439814814815" calcext:value-type="float">
            <text:p>0.000120439814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8]" office:value-type="float" office:value="0.000120439814814814" calcext:value-type="float">
            <text:p>0.00</text:p>
          </table:table-cell>
          <table:table-cell table:style-name="ce17" table:formula="of:=2 *[.J48]" office:value-type="float" office:value="0.00012043981481481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8]-[.G45])/5" office:value-type="float" office:value="20.8298611111111" calcext:value-type="float">
            <text:p>20.83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8]/[.E4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0.8S" calcext:value-type="time">
            <text:p>00:04:31</text:p>
          </table:table-cell>
          <table:table-cell table:style-name="ce2" office:value-type="time" office:time-value="PT00H04M34.001S" calcext:value-type="time">
            <text:p>00:04:34</text:p>
          </table:table-cell>
          <table:table-cell/>
          <table:table-cell table:style-name="ce4" table:formula="of:=([.G49]/(5*60))" office:value-type="float" office:value="5.22376543209877" calcext:value-type="float">
            <text:p>5.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9]-[.A$9])*500000" office:value-type="float" office:value="1567.12962962963" calcext:value-type="float">
            <text:p>1567</text:p>
          </table:table-cell>
          <table:table-cell table:style-name="ce12" table:formula="of:=([.B49]-[.B$9])*500000" office:value-type="float" office:value="1585.65393518519" calcext:value-type="float">
            <text:p>158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49]-[.A49])" office:value-type="time" office:time-value="PT00H00M03.201S" calcext:value-type="time">
            <text:p>00:00:03.20</text:p>
          </table:table-cell>
          <table:table-cell table:style-name="ce40" table:formula="of:=([.$J$4]*3600/1760)*5/([.$H49]-([.$G49]+1))" office:value-type="float" office:value="14.59012554713" calcext:value-type="float">
            <text:p>14.59</text:p>
          </table:table-cell>
          <table:table-cell table:style-name="ce40" table:formula="of:=([.$J$4]*3600/1760)*5/([.$H49]-[.$G49])" office:value-type="float" office:value="13.8025048990375" calcext:value-type="float">
            <text:p>13.80</text:p>
          </table:table-cell>
          <table:table-cell table:style-name="ce40" table:formula="of:=([.$J$4]*3600/1760)*5/([.$H49]-([.$G49]-1))" office:value-type="float" office:value="13.095565291902" calcext:value-type="float">
            <text:p>13.10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49]-[.G41]))" office:value-type="float" office:value="361.691241453091" calcext:value-type="float">
            <text:p>361.69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49]*([.$G49]-[.$G42])*1760)/(24*60*60*2))" office:value-type="float" office:value="34.3980128459158" calcext:value-type="float">
            <text:p>34.40</text:p>
          </table:table-cell>
          <table:table-cell table:style-name="ce37" table:formula="of:=(([.L49]*([.$G49]-[.$G42])*1760)/(24*60*60*2))" office:value-type="float" office:value="32.541100437364" calcext:value-type="float">
            <text:p>32.54</text:p>
          </table:table-cell>
          <table:table-cell table:style-name="ce37" table:formula="of:=(([.M49]*([.$G49]-[.$G42])*1760)/(24*60*60*2))" office:value-type="float" office:value="30.8744034916124" calcext:value-type="float">
            <text:p>30.87</text:p>
          </table:table-cell>
          <table:table-cell table:style-name="ce37" table:formula="of:=(((([.L49]*[.L49])/20)+([.L49]))/3)" office:value-type="float" office:value="7.7759873244784" calcext:value-type="float">
            <text:p>7.78</text:p>
          </table:table-cell>
          <table:table-cell table:style-name="ce37" table:formula="of:=((([.L49]*[.L49])/20)+([.L49]))" office:value-type="float" office:value="23.3279619734352" calcext:value-type="float">
            <text:p>23.33</text:p>
          </table:table-cell>
          <table:table-cell table:style-name="ce37" table:formula="of:=((MIN([.L43:.L49])*([.G49]-[.G42])*1760)/(24*60*60*5*2))" office:value-type="float" office:value="0.572314290816187" calcext:value-type="float">
            <text:p>0.57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49]*3" office:value-type="float" office:value="1085.07372435927" calcext:value-type="float">
            <text:p>1085.07</text:p>
          </table:table-cell>
          <table:table-cell table:style-name="ce17"/>
          <table:table-cell table:number-columns-repeated="5"/>
          <table:table-cell table:style-name="ce17" table:formula="of:=([.E49]-[.$I$5])/[.L49]" office:value-type="string" office:string-value="" calcext:value-type="error">
            <text:p>#VALUE!</text:p>
          </table:table-cell>
          <table:table-cell table:style-name="ce17" table:formula="of:=([.F49]-[.$I$5])/[.L49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9])/[.AH49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9])/[.AK49]" office:value-type="float" office:value="35.8024691358025" calcext:value-type="float">
            <text:p>35.80</text:p>
          </table:table-cell>
          <table:table-cell table:formula="of:=2 *[.J49]" office:value-type="float" office:value="0.0000740972222222222" calcext:value-type="float">
            <text:p>0.0000740972222</text:p>
          </table:table-cell>
          <table:table-cell table:style-name="ce17" table:formula="of:=2 *[.J49]" office:value-type="float" office:value="0.0000740972222222211" calcext:value-type="float">
            <text:p>0.00</text:p>
          </table:table-cell>
          <table:table-cell table:formula="of:=2 *[.J49]" office:value-type="float" office:value="0.0000740972222222222" calcext:value-type="float">
            <text:p>0.000074097222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9]" office:value-type="float" office:value="0.0000740972222222211" calcext:value-type="float">
            <text:p>0.00</text:p>
          </table:table-cell>
          <table:table-cell table:style-name="ce17" table:formula="of:=2 *[.J49]" office:value-type="float" office:value="0.000074097222222221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49]-[.G46])/5" office:value-type="float" office:value="19.90625" calcext:value-type="float">
            <text:p>19.91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49]/[.E4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29.398S" calcext:value-type="time">
            <text:p>00:04:29</text:p>
          </table:table-cell>
          <table:table-cell table:style-name="ce2" office:value-type="time" office:time-value="PT00H04M35.401S" calcext:value-type="time">
            <text:p>00:04:35</text:p>
          </table:table-cell>
          <table:table-cell/>
          <table:table-cell table:style-name="ce4" table:formula="of:=([.G50]/(5*60))" office:value-type="float" office:value="5.19672067901235" calcext:value-type="float">
            <text:p>5.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0]-[.A$9])*500000" office:value-type="float" office:value="1559.0162037037" calcext:value-type="float">
            <text:p>1559</text:p>
          </table:table-cell>
          <table:table-cell table:style-name="ce12" table:formula="of:=([.B50]-[.B$9])*500000" office:value-type="float" office:value="1593.75578703704" calcext:value-type="float">
            <text:p>1594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50]-[.A50])" office:value-type="time" office:time-value="PT00H00M06.003S" calcext:value-type="time">
            <text:p>00:00:06.00</text:p>
          </table:table-cell>
          <table:table-cell table:style-name="ce40" table:formula="of:=([.$J$4]*3600/1760)*5/([.$H50]-([.$G50]+1))" office:value-type="float" office:value="7.57809649442871" calcext:value-type="float">
            <text:p>7.58</text:p>
          </table:table-cell>
          <table:table-cell table:style-name="ce40" table:formula="of:=([.$J$4]*3600/1760)*5/([.$H50]-[.$G50])" office:value-type="float" office:value="7.35995638544366" calcext:value-type="float">
            <text:p>7.36</text:p>
          </table:table-cell>
          <table:table-cell table:style-name="ce40" table:formula="of:=([.$J$4]*3600/1760)*5/([.$H50]-([.$G50]-1))" office:value-type="float" office:value="7.15402347579557" calcext:value-type="float">
            <text:p>7.15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0]-[.G42]))" office:value-type="float" office:value="402.932870430344" calcext:value-type="float">
            <text:p>402.9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0]*([.$G50]-[.$G43])*1760)/(24*60*60*2))" office:value-type="float" office:value="17.2400639486353" calcext:value-type="float">
            <text:p>17.24</text:p>
          </table:table-cell>
          <table:table-cell table:style-name="ce37" table:formula="of:=(([.L50]*([.$G50]-[.$G43])*1760)/(24*60*60*2))" office:value-type="float" office:value="16.7437982397691" calcext:value-type="float">
            <text:p>16.74</text:p>
          </table:table-cell>
          <table:table-cell table:style-name="ce37" table:formula="of:=(([.M50]*([.$G50]-[.$G43])*1760)/(24*60*60*2))" office:value-type="float" office:value="16.2753037393267" calcext:value-type="float">
            <text:p>16.28</text:p>
          </table:table-cell>
          <table:table-cell table:style-name="ce37" table:formula="of:=(((([.L50]*[.L50])/20)+([.L50]))/3)" office:value-type="float" office:value="3.35613476174177" calcext:value-type="float">
            <text:p>3.36</text:p>
          </table:table-cell>
          <table:table-cell table:style-name="ce37" table:formula="of:=((([.L50]*[.L50])/20)+([.L50]))" office:value-type="float" office:value="10.0684042852253" calcext:value-type="float">
            <text:p>10.07</text:p>
          </table:table-cell>
          <table:table-cell table:style-name="ce37" table:formula="of:=((MIN([.L44:.L50])*([.G50]-[.G43])*1760)/(24*60*60*5*2))" office:value-type="float" office:value="1.22569380932057" calcext:value-type="float">
            <text:p>1.23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0]*3" office:value-type="float" office:value="1208.79861129103" calcext:value-type="float">
            <text:p>1208.80</text:p>
          </table:table-cell>
          <table:table-cell table:style-name="ce17"/>
          <table:table-cell table:number-columns-repeated="5"/>
          <table:table-cell table:style-name="ce17" table:formula="of:=([.E50]-[.$I$5])/[.L50]" office:value-type="string" office:string-value="" calcext:value-type="error">
            <text:p>#VALUE!</text:p>
          </table:table-cell>
          <table:table-cell table:style-name="ce17" table:formula="of:=([.F50]-[.$I$5])/[.L50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0])/[.AH50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0])/[.AK50]" office:value-type="float" office:value="35.8024691358025" calcext:value-type="float">
            <text:p>35.80</text:p>
          </table:table-cell>
          <table:table-cell table:formula="of:=2 *[.J50]" office:value-type="float" office:value="0.000138958333333333" calcext:value-type="float">
            <text:p>0.0001389583333</text:p>
          </table:table-cell>
          <table:table-cell table:style-name="ce17" table:formula="of:=2 *[.J50]" office:value-type="float" office:value="0.000138958333333333" calcext:value-type="float">
            <text:p>0.00</text:p>
          </table:table-cell>
          <table:table-cell table:formula="of:=2 *[.J50]" office:value-type="float" office:value="0.000138958333333333" calcext:value-type="float">
            <text:p>0.000138958333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0]" office:value-type="float" office:value="0.000138958333333333" calcext:value-type="float">
            <text:p>0.00</text:p>
          </table:table-cell>
          <table:table-cell table:style-name="ce17" table:formula="of:=2 *[.J50]" office:value-type="float" office:value="0.00013895833333333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0]-[.G47])/5" office:value-type="float" office:value="0.69444444444448" calcext:value-type="float">
            <text:p>0.6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0]/[.E5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2.201S" calcext:value-type="time">
            <text:p>00:04:32</text:p>
          </table:table-cell>
          <table:table-cell table:style-name="ce2" office:value-type="time" office:time-value="PT00H04M50.802S" calcext:value-type="time">
            <text:p>00:04:51</text:p>
          </table:table-cell>
          <table:table-cell/>
          <table:table-cell table:style-name="ce4" table:formula="of:=([.G51]/(5*60))" office:value-type="float" office:value="5.25079089506173" calcext:value-type="float">
            <text:p>5.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1]-[.A$9])*500000" office:value-type="float" office:value="1575.23726851852" calcext:value-type="float">
            <text:p>1575</text:p>
          </table:table-cell>
          <table:table-cell table:style-name="ce12" table:formula="of:=([.B51]-[.B$9])*500000" office:value-type="float" office:value="1682.88194444444" calcext:value-type="float">
            <text:p>1683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51]-[.A51])" office:value-type="time" office:time-value="PT00H00M18.601S" calcext:value-type="time">
            <text:p>00:00:18.60</text:p>
          </table:table-cell>
          <table:table-cell table:style-name="ce40" table:formula="of:=([.$J$4]*3600/1760)*5/([.$H51]-([.$G51]+1))" office:value-type="float" office:value="2.39751132404782" calcext:value-type="float">
            <text:p>2.40</text:p>
          </table:table-cell>
          <table:table-cell table:style-name="ce40" table:formula="of:=([.$J$4]*3600/1760)*5/([.$H51]-[.$G51])" office:value-type="float" office:value="2.37523886790055" calcext:value-type="float">
            <text:p>2.38</text:p>
          </table:table-cell>
          <table:table-cell table:style-name="ce40" table:formula="of:=([.$J$4]*3600/1760)*5/([.$H51]-([.$G51]-1))" office:value-type="float" office:value="2.35337641723136" calcext:value-type="float">
            <text:p>2.35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1]-[.G43]))" office:value-type="float" office:value="375.652173913044" calcext:value-type="float">
            <text:p>375.6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1]*([.$G51]-[.$G44])*1760)/(24*60*60*2))" office:value-type="float" office:value="3.7588168766709" calcext:value-type="float">
            <text:p>3.76</text:p>
          </table:table-cell>
          <table:table-cell table:style-name="ce37" table:formula="of:=(([.L51]*([.$G51]-[.$G44])*1760)/(24*60*60*2))" office:value-type="float" office:value="3.72389813271688" calcext:value-type="float">
            <text:p>3.72</text:p>
          </table:table-cell>
          <table:table-cell table:style-name="ce37" table:formula="of:=(([.M51]*([.$G51]-[.$G44])*1760)/(24*60*60*2))" office:value-type="float" office:value="3.68962219511589" calcext:value-type="float">
            <text:p>3.69</text:p>
          </table:table-cell>
          <table:table-cell table:style-name="ce37" table:formula="of:=(((([.L51]*[.L51])/20)+([.L51]))/3)" office:value-type="float" office:value="0.885775617293274" calcext:value-type="float">
            <text:p>0.89</text:p>
          </table:table-cell>
          <table:table-cell table:style-name="ce37" table:formula="of:=((([.L51]*[.L51])/20)+([.L51]))" office:value-type="float" office:value="2.65732685187982" calcext:value-type="float">
            <text:p>2.66</text:p>
          </table:table-cell>
          <table:table-cell table:style-name="ce37" table:formula="of:=((MIN([.L45:.L51])*([.G51]-[.G44])*1760)/(24*60*60*5*2))" office:value-type="float" office:value="0.744779626543375" calcext:value-type="float">
            <text:p>0.7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1]*3" office:value-type="float" office:value="1126.95652173913" calcext:value-type="float">
            <text:p>1126.96</text:p>
          </table:table-cell>
          <table:table-cell table:style-name="ce17"/>
          <table:table-cell table:number-columns-repeated="5"/>
          <table:table-cell table:style-name="ce17" table:formula="of:=([.E51]-[.$I$5])/[.L51]" office:value-type="string" office:string-value="" calcext:value-type="error">
            <text:p>#VALUE!</text:p>
          </table:table-cell>
          <table:table-cell table:style-name="ce17" table:formula="of:=([.F51]-[.$I$5])/[.L51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1])/[.AH51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1])/[.AK51]" office:value-type="float" office:value="35.8024691358025" calcext:value-type="float">
            <text:p>35.80</text:p>
          </table:table-cell>
          <table:table-cell table:formula="of:=2 *[.J51]" office:value-type="float" office:value="0.000430578703703704" calcext:value-type="float">
            <text:p>0.0004305787037</text:p>
          </table:table-cell>
          <table:table-cell table:style-name="ce17" table:formula="of:=2 *[.J51]" office:value-type="float" office:value="0.000430578703703704" calcext:value-type="float">
            <text:p>0.00</text:p>
          </table:table-cell>
          <table:table-cell table:formula="of:=2 *[.J51]" office:value-type="float" office:value="0.000430578703703704" calcext:value-type="float">
            <text:p>0.000430578703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1]" office:value-type="float" office:value="0.000430578703703704" calcext:value-type="float">
            <text:p>0.00</text:p>
          </table:table-cell>
          <table:table-cell table:style-name="ce17" table:formula="of:=2 *[.J51]" office:value-type="float" office:value="0.00043057870370370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1]-[.G48])/5" office:value-type="float" office:value="3.93865740740739" calcext:value-type="float">
            <text:p>3.94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1]/[.E5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1.602S" calcext:value-type="time">
            <text:p>00:04:32</text:p>
          </table:table-cell>
          <table:table-cell table:style-name="ce2" office:value-type="time" office:time-value="PT00H04M53.198S" calcext:value-type="time">
            <text:p>00:04:53</text:p>
          </table:table-cell>
          <table:table-cell/>
          <table:table-cell table:style-name="ce4" table:formula="of:=([.G52]/(5*60))" office:value-type="float" office:value="5.23923611111111" calcext:value-type="float">
            <text:p>5.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2]-[.A$9])*500000" office:value-type="float" office:value="1571.77083333333" calcext:value-type="float">
            <text:p>1572</text:p>
          </table:table-cell>
          <table:table-cell table:style-name="ce12" table:formula="of:=([.B52]-[.B$9])*500000" office:value-type="float" office:value="1696.74768518519" calcext:value-type="float">
            <text:p>1697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52]-[.A52])" office:value-type="time" office:time-value="PT00H00M21.596S" calcext:value-type="time">
            <text:p>00:00:21.60</text:p>
          </table:table-cell>
          <table:table-cell table:style-name="ce40" table:formula="of:=([.$J$4]*3600/1760)*5/([.$H52]-([.$G52]+1))" office:value-type="float" office:value="2.0623351404934" calcext:value-type="float">
            <text:p>2.06</text:p>
          </table:table-cell>
          <table:table-cell table:style-name="ce40" table:formula="of:=([.$J$4]*3600/1760)*5/([.$H52]-[.$G52])" office:value-type="float" office:value="2.04583340349223" calcext:value-type="float">
            <text:p>2.05</text:p>
          </table:table-cell>
          <table:table-cell table:style-name="ce40" table:formula="of:=([.$J$4]*3600/1760)*5/([.$H52]-([.$G52]-1))" office:value-type="float" office:value="2.02959364695427" calcext:value-type="float">
            <text:p>2.0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2]-[.G44]))" office:value-type="float" office:value="598.153846153846" calcext:value-type="float">
            <text:p>598.1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2]*([.$G52]-[.$G45])*1760)/(24*60*60*2))" office:value-type="float" office:value="2.52853312452544" calcext:value-type="float">
            <text:p>2.53</text:p>
          </table:table-cell>
          <table:table-cell table:style-name="ce37" table:formula="of:=(([.L52]*([.$G52]-[.$G45])*1760)/(24*60*60*2))" office:value-type="float" office:value="2.50830111286041" calcext:value-type="float">
            <text:p>2.51</text:p>
          </table:table-cell>
          <table:table-cell table:style-name="ce37" table:formula="of:=(([.M52]*([.$G52]-[.$G45])*1760)/(24*60*60*2))" office:value-type="float" office:value="2.48839030324746" calcext:value-type="float">
            <text:p>2.49</text:p>
          </table:table-cell>
          <table:table-cell table:style-name="ce37" table:formula="of:=(((([.L52]*[.L52])/20)+([.L52]))/3)" office:value-type="float" office:value="0.751701706411487" calcext:value-type="float">
            <text:p>0.75</text:p>
          </table:table-cell>
          <table:table-cell table:style-name="ce37" table:formula="of:=((([.L52]*[.L52])/20)+([.L52]))" office:value-type="float" office:value="2.25510511923446" calcext:value-type="float">
            <text:p>2.26</text:p>
          </table:table-cell>
          <table:table-cell table:style-name="ce37" table:formula="of:=((MIN([.L46:.L52])*([.G52]-[.G45])*1760)/(24*60*60*5*2))" office:value-type="float" office:value="0.501660222572082" calcext:value-type="float">
            <text:p>0.50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2]*3" office:value-type="float" office:value="1794.46153846154" calcext:value-type="float">
            <text:p>1794.46</text:p>
          </table:table-cell>
          <table:table-cell table:style-name="ce17"/>
          <table:table-cell table:number-columns-repeated="5"/>
          <table:table-cell table:style-name="ce17" table:formula="of:=([.E52]-[.$I$5])/[.L52]" office:value-type="string" office:string-value="" calcext:value-type="error">
            <text:p>#VALUE!</text:p>
          </table:table-cell>
          <table:table-cell table:style-name="ce17" table:formula="of:=([.F52]-[.$I$5])/[.L52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2])/[.AH52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2])/[.AK52]" office:value-type="float" office:value="35.8024691358025" calcext:value-type="float">
            <text:p>35.80</text:p>
          </table:table-cell>
          <table:table-cell table:formula="of:=2 *[.J52]" office:value-type="float" office:value="0.000499907407407407" calcext:value-type="float">
            <text:p>0.0004999074074</text:p>
          </table:table-cell>
          <table:table-cell table:style-name="ce17" table:formula="of:=2 *[.J52]" office:value-type="float" office:value="0.000499907407407407" calcext:value-type="float">
            <text:p>0.00</text:p>
          </table:table-cell>
          <table:table-cell table:formula="of:=2 *[.J52]" office:value-type="float" office:value="0.000499907407407407" calcext:value-type="float">
            <text:p>0.000499907407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2]" office:value-type="float" office:value="0.000499907407407407" calcext:value-type="float">
            <text:p>0.00</text:p>
          </table:table-cell>
          <table:table-cell table:style-name="ce17" table:formula="of:=2 *[.J52]" office:value-type="float" office:value="0.000499907407407407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2]-[.G49])/5" office:value-type="float" office:value="0.928240740740694" calcext:value-type="float">
            <text:p>0.93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2]/[.E5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8.004S" calcext:value-type="time">
            <text:p>00:04:38</text:p>
          </table:table-cell>
          <table:table-cell table:style-name="ce2" office:value-type="time" office:time-value="PT00H04M41.4S" calcext:value-type="time">
            <text:p>00:04:41</text:p>
          </table:table-cell>
          <table:table-cell/>
          <table:table-cell table:style-name="ce4" table:formula="of:=([.G53]/(5*60))" office:value-type="float" office:value="5.36273148148148" calcext:value-type="float">
            <text:p>5.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3]-[.A$9])*500000" office:value-type="float" office:value="1608.81944444444" calcext:value-type="float">
            <text:p>1609</text:p>
          </table:table-cell>
          <table:table-cell table:style-name="ce12" table:formula="of:=([.B53]-[.B$9])*500000" office:value-type="float" office:value="1628.47222222222" calcext:value-type="float">
            <text:p>1628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53]-[.A53])" office:value-type="time" office:time-value="PT00H00M03.396S" calcext:value-type="time">
            <text:p>00:00:03.40</text:p>
          </table:table-cell>
          <table:table-cell table:style-name="ce40" table:formula="of:=([.$J$4]*3600/1760)*5/([.$H53]-([.$G53]+1))" office:value-type="float" office:value="13.7074392472756" calcext:value-type="float">
            <text:p>13.71</text:p>
          </table:table-cell>
          <table:table-cell table:style-name="ce40" table:formula="of:=([.$J$4]*3600/1760)*5/([.$H53]-[.$G53])" office:value-type="float" office:value="13.0099582396403" calcext:value-type="float">
            <text:p>13.01</text:p>
          </table:table-cell>
          <table:table-cell table:style-name="ce40" table:formula="of:=([.$J$4]*3600/1760)*5/([.$H53]-([.$G53]-1))" office:value-type="float" office:value="12.3800207862078" calcext:value-type="float">
            <text:p>12.38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3]-[.G45]))" office:value-type="float" office:value="571.701650553247" calcext:value-type="float">
            <text:p>571.70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3]*([.$G53]-[.$G46])*1760)/(24*60*60*2))" office:value-type="float" office:value="19.716269287251" calcext:value-type="float">
            <text:p>19.72</text:p>
          </table:table-cell>
          <table:table-cell table:style-name="ce37" table:formula="of:=(([.L53]*([.$G53]-[.$G46])*1760)/(24*60*60*2))" office:value-type="float" office:value="18.7130386238714" calcext:value-type="float">
            <text:p>18.71</text:p>
          </table:table-cell>
          <table:table-cell table:style-name="ce37" table:formula="of:=(([.M53]*([.$G53]-[.$G46])*1760)/(24*60*60*2))" office:value-type="float" office:value="17.8069600892925" calcext:value-type="float">
            <text:p>17.81</text:p>
          </table:table-cell>
          <table:table-cell table:style-name="ce37" table:formula="of:=(((([.L53]*[.L53])/20)+([.L53]))/3)" office:value-type="float" office:value="7.15763630316653" calcext:value-type="float">
            <text:p>7.16</text:p>
          </table:table-cell>
          <table:table-cell table:style-name="ce37" table:formula="of:=((([.L53]*[.L53])/20)+([.L53]))" office:value-type="float" office:value="21.4729089094996" calcext:value-type="float">
            <text:p>21.47</text:p>
          </table:table-cell>
          <table:table-cell table:style-name="ce37" table:formula="of:=((MIN([.L47:.L53])*([.G53]-[.G46])*1760)/(24*60*60*5*2))" office:value-type="float" office:value="0.588530090448849" calcext:value-type="float">
            <text:p>0.5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3]*3" office:value-type="float" office:value="1715.10495165974" calcext:value-type="float">
            <text:p>1715.10</text:p>
          </table:table-cell>
          <table:table-cell table:style-name="ce17"/>
          <table:table-cell table:number-columns-repeated="5"/>
          <table:table-cell table:style-name="ce17" table:formula="of:=([.E53]-[.$I$5])/[.L53]" office:value-type="string" office:string-value="" calcext:value-type="error">
            <text:p>#VALUE!</text:p>
          </table:table-cell>
          <table:table-cell table:style-name="ce17" table:formula="of:=([.F53]-[.$I$5])/[.L53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3])/[.AH53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3])/[.AK53]" office:value-type="float" office:value="35.8024691358025" calcext:value-type="float">
            <text:p>35.80</text:p>
          </table:table-cell>
          <table:table-cell table:formula="of:=2 *[.J53]" office:value-type="float" office:value="0.0000786111111111111" calcext:value-type="float">
            <text:p>0.0000786111111</text:p>
          </table:table-cell>
          <table:table-cell table:style-name="ce17" table:formula="of:=2 *[.J53]" office:value-type="float" office:value="0.00007861111111111" calcext:value-type="float">
            <text:p>0.00</text:p>
          </table:table-cell>
          <table:table-cell table:formula="of:=2 *[.J53]" office:value-type="float" office:value="0.0000786111111111111" calcext:value-type="float">
            <text:p>0.0000786111111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3]" office:value-type="float" office:value="0.00007861111111111" calcext:value-type="float">
            <text:p>0.00</text:p>
          </table:table-cell>
          <table:table-cell table:style-name="ce17" table:formula="of:=2 *[.J53]" office:value-type="float" office:value="0.0000786111111111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3]-[.G50])/5" office:value-type="float" office:value="9.96064814814813" calcext:value-type="float">
            <text:p>9.96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3]/[.E5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8.204S" calcext:value-type="time">
            <text:p>00:04:38</text:p>
          </table:table-cell>
          <table:table-cell table:style-name="ce2" office:value-type="time" office:time-value="PT00H04M55.601S" calcext:value-type="time">
            <text:p>00:04:56</text:p>
          </table:table-cell>
          <table:table-cell/>
          <table:table-cell table:style-name="ce4" table:formula="of:=([.G54]/(5*60))" office:value-type="float" office:value="5.36658950617284" calcext:value-type="float">
            <text:p>5.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4]-[.A$9])*500000" office:value-type="float" office:value="1609.97685185185" calcext:value-type="float">
            <text:p>1610</text:p>
          </table:table-cell>
          <table:table-cell table:style-name="ce12" table:formula="of:=([.B54]-[.B$9])*500000" office:value-type="float" office:value="1710.65393518519" calcext:value-type="float">
            <text:p>1711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54]-[.A54])" office:value-type="time" office:time-value="PT00H00M17.397S" calcext:value-type="time">
            <text:p>00:00:17.40</text:p>
          </table:table-cell>
          <table:table-cell table:style-name="ce40" table:formula="of:=([.$J$4]*3600/1760)*5/([.$H54]-([.$G54]+1))" office:value-type="float" office:value="2.5651013215022" calcext:value-type="float">
            <text:p>2.57</text:p>
          </table:table-cell>
          <table:table-cell table:style-name="ce40" table:formula="of:=([.$J$4]*3600/1760)*5/([.$H54]-[.$G54])" office:value-type="float" office:value="2.53962281898132" calcext:value-type="float">
            <text:p>2.54</text:p>
          </table:table-cell>
          <table:table-cell table:style-name="ce40" table:formula="of:=([.$J$4]*3600/1760)*5/([.$H54]-([.$G54]-1))" office:value-type="float" office:value="2.51464548155461" calcext:value-type="float">
            <text:p>2.51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4]-[.G46]))" office:value-type="float" office:value="632.118034386052" calcext:value-type="float">
            <text:p>632.12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4]*([.$G54]-[.$G47])*1760)/(24*60*60*2))" office:value-type="float" office:value="1.42211491196494" calcext:value-type="float">
            <text:p>1.42</text:p>
          </table:table-cell>
          <table:table-cell table:style-name="ce37" table:formula="of:=(([.L54]*([.$G54]-[.$G47])*1760)/(24*60*60*2))" office:value-type="float" office:value="1.40798940430342" calcext:value-type="float">
            <text:p>1.41</text:p>
          </table:table-cell>
          <table:table-cell table:style-name="ce37" table:formula="of:=(([.M54]*([.$G54]-[.$G47])*1760)/(24*60*60*2))" office:value-type="float" office:value="1.39414174701286" calcext:value-type="float">
            <text:p>1.39</text:p>
          </table:table-cell>
          <table:table-cell table:style-name="ce37" table:formula="of:=(((([.L54]*[.L54])/20)+([.L54]))/3)" office:value-type="float" office:value="0.954035674038619" calcext:value-type="float">
            <text:p>0.95</text:p>
          </table:table-cell>
          <table:table-cell table:style-name="ce37" table:formula="of:=((([.L54]*[.L54])/20)+([.L54]))" office:value-type="float" office:value="2.86210702211586" calcext:value-type="float">
            <text:p>2.86</text:p>
          </table:table-cell>
          <table:table-cell table:style-name="ce37" table:formula="of:=((MIN([.L48:.L54])*([.G54]-[.G47])*1760)/(24*60*60*5*2))" office:value-type="float" office:value="0.226845634994134" calcext:value-type="float">
            <text:p>0.23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4]*3" office:value-type="float" office:value="1896.35410315816" calcext:value-type="float">
            <text:p>1896.35</text:p>
          </table:table-cell>
          <table:table-cell table:style-name="ce17"/>
          <table:table-cell table:number-columns-repeated="5"/>
          <table:table-cell table:style-name="ce17" table:formula="of:=([.E54]-[.$I$5])/[.L54]" office:value-type="string" office:string-value="" calcext:value-type="error">
            <text:p>#VALUE!</text:p>
          </table:table-cell>
          <table:table-cell table:style-name="ce17" table:formula="of:=([.F54]-[.$I$5])/[.L54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4])/[.AH54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4])/[.AK54]" office:value-type="float" office:value="35.8024691358025" calcext:value-type="float">
            <text:p>35.80</text:p>
          </table:table-cell>
          <table:table-cell table:formula="of:=2 *[.J54]" office:value-type="float" office:value="0.000402708333333333" calcext:value-type="float">
            <text:p>0.0004027083333</text:p>
          </table:table-cell>
          <table:table-cell table:style-name="ce17" table:formula="of:=2 *[.J54]" office:value-type="float" office:value="0.000402708333333334" calcext:value-type="float">
            <text:p>0.00</text:p>
          </table:table-cell>
          <table:table-cell table:formula="of:=2 *[.J54]" office:value-type="float" office:value="0.000402708333333333" calcext:value-type="float">
            <text:p>0.000402708333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4]" office:value-type="float" office:value="0.000402708333333334" calcext:value-type="float">
            <text:p>0.00</text:p>
          </table:table-cell>
          <table:table-cell table:style-name="ce17" table:formula="of:=2 *[.J54]" office:value-type="float" office:value="0.00040270833333333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4]-[.G51])/5" office:value-type="float" office:value="6.94791666666665" calcext:value-type="float">
            <text:p>6.9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4]/[.E5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40.804S" calcext:value-type="time">
            <text:p>00:04:41</text:p>
          </table:table-cell>
          <table:table-cell table:style-name="ce2" office:value-type="time" office:time-value="PT00H04M44.403S" calcext:value-type="time">
            <text:p>00:04:44</text:p>
          </table:table-cell>
          <table:table-cell/>
          <table:table-cell table:style-name="ce4" table:formula="of:=([.G55]/(5*60))" office:value-type="float" office:value="5.41674382716049" calcext:value-type="float">
            <text:p>5.4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5]-[.A$9])*500000" office:value-type="float" office:value="1625.02314814815" calcext:value-type="float">
            <text:p>1625</text:p>
          </table:table-cell>
          <table:table-cell table:style-name="ce12" table:formula="of:=([.B55]-[.B$9])*500000" office:value-type="float" office:value="1645.85069444444" calcext:value-type="float">
            <text:p>1646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55]-[.A55])" office:value-type="time" office:time-value="PT00H00M03.599S" calcext:value-type="time">
            <text:p>00:00:03.60</text:p>
          </table:table-cell>
          <table:table-cell table:style-name="ce40" table:formula="of:=([.$J$4]*3600/1760)*5/([.$H55]-([.$G55]+1))" office:value-type="float" office:value="12.8952828736844" calcext:value-type="float">
            <text:p>12.90</text:p>
          </table:table-cell>
          <table:table-cell table:style-name="ce40" table:formula="of:=([.$J$4]*3600/1760)*5/([.$H55]-[.$G55])" office:value-type="float" office:value="12.276137310869" calcext:value-type="float">
            <text:p>12.28</text:p>
          </table:table-cell>
          <table:table-cell table:style-name="ce40" table:formula="of:=([.$J$4]*3600/1760)*5/([.$H55]-([.$G55]-1))" office:value-type="float" office:value="11.7137224088811" calcext:value-type="float">
            <text:p>11.71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5]-[.G47]))" office:value-type="float" office:value="1295.35232383808" calcext:value-type="float">
            <text:p>1295.3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5]*([.$G55]-[.$G48])*1760)/(24*60*60*2))" office:value-type="float" office:value="9.1254523962406" calcext:value-type="float">
            <text:p>9.13</text:p>
          </table:table-cell>
          <table:table-cell table:style-name="ce37" table:formula="of:=(([.L55]*([.$G55]-[.$G48])*1760)/(24*60*60*2))" office:value-type="float" office:value="8.68730897471508" calcext:value-type="float">
            <text:p>8.69</text:p>
          </table:table-cell>
          <table:table-cell table:style-name="ce37" table:formula="of:=(([.M55]*([.$G55]-[.$G48])*1760)/(24*60*60*2))" office:value-type="float" office:value="8.28931146932488" calcext:value-type="float">
            <text:p>8.29</text:p>
          </table:table-cell>
          <table:table-cell table:style-name="ce37" table:formula="of:=(((([.L55]*[.L55])/20)+([.L55]))/3)" office:value-type="float" office:value="6.60377155821153" calcext:value-type="float">
            <text:p>6.60</text:p>
          </table:table-cell>
          <table:table-cell table:style-name="ce37" table:formula="of:=((([.L55]*[.L55])/20)+([.L55]))" office:value-type="float" office:value="19.8113146746346" calcext:value-type="float">
            <text:p>19.81</text:p>
          </table:table-cell>
          <table:table-cell table:style-name="ce37" table:formula="of:=((MIN([.L49:.L55])*([.G55]-[.G48])*1760)/(24*60*60*5*2))" office:value-type="float" office:value="0.289550148175588" calcext:value-type="float">
            <text:p>0.2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5]*3" office:value-type="float" office:value="3886.05697151425" calcext:value-type="float">
            <text:p>3886.06</text:p>
          </table:table-cell>
          <table:table-cell table:style-name="ce17"/>
          <table:table-cell table:number-columns-repeated="5"/>
          <table:table-cell table:style-name="ce17" table:formula="of:=([.E55]-[.$I$5])/[.L55]" office:value-type="string" office:string-value="" calcext:value-type="error">
            <text:p>#VALUE!</text:p>
          </table:table-cell>
          <table:table-cell table:style-name="ce17" table:formula="of:=([.F55]-[.$I$5])/[.L55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5])/[.AH55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5])/[.AK55]" office:value-type="float" office:value="35.8024691358025" calcext:value-type="float">
            <text:p>35.80</text:p>
          </table:table-cell>
          <table:table-cell table:formula="of:=2 *[.J55]" office:value-type="float" office:value="0.0000833101851851852" calcext:value-type="float">
            <text:p>0.0000833101852</text:p>
          </table:table-cell>
          <table:table-cell table:style-name="ce17" table:formula="of:=2 *[.J55]" office:value-type="float" office:value="0.0000833101851851863" calcext:value-type="float">
            <text:p>0.00</text:p>
          </table:table-cell>
          <table:table-cell table:formula="of:=2 *[.J55]" office:value-type="float" office:value="0.0000833101851851852" calcext:value-type="float">
            <text:p>0.000083310185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5]" office:value-type="float" office:value="0.0000833101851851863" calcext:value-type="float">
            <text:p>0.00</text:p>
          </table:table-cell>
          <table:table-cell table:style-name="ce17" table:formula="of:=2 *[.J55]" office:value-type="float" office:value="0.000083310185185186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5]-[.G52])/5" office:value-type="float" office:value="10.650462962963" calcext:value-type="float">
            <text:p>10.65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5]/[.E5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45.799S" calcext:value-type="time">
            <text:p>00:04:46</text:p>
          </table:table-cell>
          <table:table-cell table:style-name="ce2" office:value-type="time" office:time-value="PT00H04M48.602S" calcext:value-type="time">
            <text:p>00:04:49</text:p>
          </table:table-cell>
          <table:table-cell/>
          <table:table-cell table:style-name="ce4" table:formula="of:=([.G56]/(5*60))" office:value-type="float" office:value="5.51309799382716" calcext:value-type="float">
            <text:p>5.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6]-[.A$9])*500000" office:value-type="float" office:value="1653.92939814815" calcext:value-type="float">
            <text:p>1654</text:p>
          </table:table-cell>
          <table:table-cell table:style-name="ce12" table:formula="of:=([.B56]-[.B$9])*500000" office:value-type="float" office:value="1670.15046296296" calcext:value-type="float">
            <text:p>1670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56]-[.A56])" office:value-type="time" office:time-value="PT00H00M02.803S" calcext:value-type="time">
            <text:p>00:00:02.80</text:p>
          </table:table-cell>
          <table:table-cell table:style-name="ce40" table:formula="of:=([.$J$4]*3600/1760)*5/([.$H56]-([.$G56]+1))" office:value-type="float" office:value="16.7978930050256" calcext:value-type="float">
            <text:p>16.80</text:p>
          </table:table-cell>
          <table:table-cell table:style-name="ce40" table:formula="of:=([.$J$4]*3600/1760)*5/([.$H56]-[.$G56])" office:value-type="float" office:value="15.7623325657575" calcext:value-type="float">
            <text:p>15.76</text:p>
          </table:table-cell>
          <table:table-cell table:style-name="ce40" table:formula="of:=([.$J$4]*3600/1760)*5/([.$H56]-([.$G56]-1))" office:value-type="float" office:value="14.8470388405868" calcext:value-type="float">
            <text:p>14.85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6]-[.G48]))" office:value-type="float" office:value="914.76971942827" calcext:value-type="float">
            <text:p>914.77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6]*([.$G56]-[.$G49])*1760)/(24*60*60*2))" office:value-type="float" office:value="14.8505421007274" calcext:value-type="float">
            <text:p>14.85</text:p>
          </table:table-cell>
          <table:table-cell table:style-name="ce37" table:formula="of:=(([.L56]*([.$G56]-[.$G49])*1760)/(24*60*60*2))" office:value-type="float" office:value="13.9350324057557" calcext:value-type="float">
            <text:p>13.94</text:p>
          </table:table-cell>
          <table:table-cell table:style-name="ce37" table:formula="of:=(([.M56]*([.$G56]-[.$G49])*1760)/(24*60*60*2))" office:value-type="float" office:value="13.125847111141" calcext:value-type="float">
            <text:p>13.13</text:p>
          </table:table-cell>
          <table:table-cell table:style-name="ce37" table:formula="of:=(((([.L56]*[.L56])/20)+([.L56]))/3)" office:value-type="float" office:value="9.39496298714482" calcext:value-type="float">
            <text:p>9.39</text:p>
          </table:table-cell>
          <table:table-cell table:style-name="ce37" table:formula="of:=((([.L56]*[.L56])/20)+([.L56]))" office:value-type="float" office:value="28.1848889614345" calcext:value-type="float">
            <text:p>28.18</text:p>
          </table:table-cell>
          <table:table-cell table:style-name="ce37" table:formula="of:=((MIN([.L50:.L56])*([.G56]-[.G49])*1760)/(24*60*60*5*2))" office:value-type="float" office:value="0.361732689695622" calcext:value-type="float">
            <text:p>0.36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6]*3" office:value-type="float" office:value="2744.30915828481" calcext:value-type="float">
            <text:p>2744.31</text:p>
          </table:table-cell>
          <table:table-cell table:style-name="ce17"/>
          <table:table-cell table:number-columns-repeated="5"/>
          <table:table-cell table:style-name="ce17" table:formula="of:=([.E56]-[.$I$5])/[.L56]" office:value-type="string" office:string-value="" calcext:value-type="error">
            <text:p>#VALUE!</text:p>
          </table:table-cell>
          <table:table-cell table:style-name="ce17" table:formula="of:=([.F56]-[.$I$5])/[.L56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6])/[.AH56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6])/[.AK56]" office:value-type="float" office:value="35.8024691358025" calcext:value-type="float">
            <text:p>35.80</text:p>
          </table:table-cell>
          <table:table-cell table:formula="of:=2 *[.J56]" office:value-type="float" office:value="0.0000648842592592593" calcext:value-type="float">
            <text:p>0.0000648842593</text:p>
          </table:table-cell>
          <table:table-cell table:style-name="ce17" table:formula="of:=2 *[.J56]" office:value-type="float" office:value="0.0000648842592592593" calcext:value-type="float">
            <text:p>0.00</text:p>
          </table:table-cell>
          <table:table-cell table:formula="of:=2 *[.J56]" office:value-type="float" office:value="0.0000648842592592593" calcext:value-type="float">
            <text:p>0.000064884259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6]" office:value-type="float" office:value="0.0000648842592592593" calcext:value-type="float">
            <text:p>0.00</text:p>
          </table:table-cell>
          <table:table-cell table:style-name="ce17" table:formula="of:=2 *[.J56]" office:value-type="float" office:value="0.000064884259259259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6]-[.G53])/5" office:value-type="float" office:value="9.02199074074069" calcext:value-type="float">
            <text:p>9.02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6]/[.E5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49.602S" calcext:value-type="time">
            <text:p>00:04:50</text:p>
          </table:table-cell>
          <table:table-cell table:style-name="ce2" office:value-type="time" office:time-value="PT00H04M52.602S" calcext:value-type="time">
            <text:p>00:04:53</text:p>
          </table:table-cell>
          <table:table-cell/>
          <table:table-cell table:style-name="ce4" table:formula="of:=([.G57]/(5*60))" office:value-type="float" office:value="5.58645833333333" calcext:value-type="float">
            <text:p>5.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7]-[.A$9])*500000" office:value-type="float" office:value="1675.9375" calcext:value-type="float">
            <text:p>1676</text:p>
          </table:table-cell>
          <table:table-cell table:style-name="ce12" table:formula="of:=([.B57]-[.B$9])*500000" office:value-type="float" office:value="1693.29861111111" calcext:value-type="float">
            <text:p>1693</text:p>
          </table:table-cell>
          <table:table-cell table:style-name="ce15" office:value-type="float" office:value="1" calcext:value-type="float">
            <text:p>1</text:p>
          </table:table-cell>
          <table:table-cell table:style-name="ce31" table:formula="of:=([.B57]-[.A57])" office:value-type="time" office:time-value="PT00H00M03S" calcext:value-type="time">
            <text:p>00:00:03.00</text:p>
          </table:table-cell>
          <table:table-cell table:style-name="ce40" table:formula="of:=([.$J$4]*3600/1760)*5/([.$H57]-([.$G57]+1))" office:value-type="float" office:value="15.6274116375986" calcext:value-type="float">
            <text:p>15.63</text:p>
          </table:table-cell>
          <table:table-cell table:style-name="ce40" table:formula="of:=([.$J$4]*3600/1760)*5/([.$H57]-[.$G57])" office:value-type="float" office:value="14.7272727272729" calcext:value-type="float">
            <text:p>14.73</text:p>
          </table:table-cell>
          <table:table-cell table:style-name="ce40" table:formula="of:=([.$J$4]*3600/1760)*5/([.$H57]-([.$G57]-1))" office:value-type="float" office:value="13.92518223078" calcext:value-type="float">
            <text:p>13.9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7]-[.G49]))" office:value-type="float" office:value="827.146048292736" calcext:value-type="float">
            <text:p>827.15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7]*([.$G57]-[.$G50])*1760)/(24*60*60*2))" office:value-type="float" office:value="18.61013841728" calcext:value-type="float">
            <text:p>18.61</text:p>
          </table:table-cell>
          <table:table-cell table:style-name="ce37" table:formula="of:=(([.L57]*([.$G57]-[.$G50])*1760)/(24*60*60*2))" office:value-type="float" office:value="17.5381944444447" calcext:value-type="float">
            <text:p>17.54</text:p>
          </table:table-cell>
          <table:table-cell table:style-name="ce37" table:formula="of:=(([.M57]*([.$G57]-[.$G50])*1760)/(24*60*60*2))" office:value-type="float" office:value="16.5830129013281" calcext:value-type="float">
            <text:p>16.58</text:p>
          </table:table-cell>
          <table:table-cell table:style-name="ce37" table:formula="of:=(((([.L57]*[.L57])/20)+([.L57]))/3)" office:value-type="float" office:value="8.52396694214894" calcext:value-type="float">
            <text:p>8.52</text:p>
          </table:table-cell>
          <table:table-cell table:style-name="ce37" table:formula="of:=((([.L57]*[.L57])/20)+([.L57]))" office:value-type="float" office:value="25.5719008264468" calcext:value-type="float">
            <text:p>25.57</text:p>
          </table:table-cell>
          <table:table-cell table:style-name="ce37" table:formula="of:=((MIN([.L51:.L57])*([.G57]-[.G50])*1760)/(24*60*60*5*2))" office:value-type="float" office:value="0.487262301660801" calcext:value-type="float">
            <text:p>0.49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7]*3" office:value-type="float" office:value="2481.43814487821" calcext:value-type="float">
            <text:p>2481.44</text:p>
          </table:table-cell>
          <table:table-cell table:style-name="ce17"/>
          <table:table-cell table:number-columns-repeated="5"/>
          <table:table-cell table:style-name="ce17" table:formula="of:=([.E57]-[.$I$5])/[.L57]" office:value-type="string" office:string-value="" calcext:value-type="error">
            <text:p>#VALUE!</text:p>
          </table:table-cell>
          <table:table-cell table:style-name="ce17" table:formula="of:=([.F57]-[.$I$5])/[.L57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7])/[.AH57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7])/[.AK57]" office:value-type="float" office:value="35.8024691358025" calcext:value-type="float">
            <text:p>35.80</text:p>
          </table:table-cell>
          <table:table-cell table:formula="of:=2 *[.J57]" office:value-type="float" office:value="0.0000694444444444444" calcext:value-type="float">
            <text:p>0.0000694444444</text:p>
          </table:table-cell>
          <table:table-cell table:style-name="ce17" table:formula="of:=2 *[.J57]" office:value-type="float" office:value="0.000069444444444444" calcext:value-type="float">
            <text:p>0.00</text:p>
          </table:table-cell>
          <table:table-cell table:formula="of:=2 *[.J57]" office:value-type="float" office:value="0.0000694444444444444" calcext:value-type="float">
            <text:p>0.000069444444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7]" office:value-type="float" office:value="0.000069444444444444" calcext:value-type="float">
            <text:p>0.00</text:p>
          </table:table-cell>
          <table:table-cell table:style-name="ce17" table:formula="of:=2 *[.J57]" office:value-type="float" office:value="0.000069444444444444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7]-[.G54])/5" office:value-type="float" office:value="13.1921296296297" calcext:value-type="float">
            <text:p>13.19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7]/[.E5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03.2S" calcext:value-type="time">
            <text:p>00:05:03</text:p>
          </table:table-cell>
          <table:table-cell table:style-name="ce2" office:value-type="time" office:time-value="PT00H05M05.399S" calcext:value-type="time">
            <text:p>00:05:05</text:p>
          </table:table-cell>
          <table:table-cell/>
          <table:table-cell table:style-name="ce4" table:formula="of:=([.G58]/(5*60))" office:value-type="float" office:value="5.84876543209877" calcext:value-type="float">
            <text:p>5.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58]-[.A$9])*500000" office:value-type="float" office:value="1754.62962962963" calcext:value-type="float">
            <text:p>1755</text:p>
          </table:table-cell>
          <table:table-cell table:style-name="ce12" table:formula="of:=([.B58]-[.B$9])*500000" office:value-type="float" office:value="1767.35532407407" calcext:value-type="float">
            <text:p>1767</text:p>
          </table:table-cell>
          <table:table-cell table:style-name="ce15" office:value-type="float" office:value="0" calcext:value-type="float">
            <text:p>0</text:p>
          </table:table-cell>
          <table:table-cell table:style-name="ce31" table:formula="of:=([.B58]-[.A58])" office:value-type="time" office:time-value="PT00H00M02.199S" calcext:value-type="time">
            <text:p>00:00:02.20</text:p>
          </table:table-cell>
          <table:table-cell table:style-name="ce40" table:formula="of:=([.$J$4]*3600/1760)*5/([.$H58]-([.$G58]+1))" office:value-type="float" office:value="21.8052601825179" calcext:value-type="float">
            <text:p>21.81</text:p>
          </table:table-cell>
          <table:table-cell table:style-name="ce40" table:formula="of:=([.$J$4]*3600/1760)*5/([.$H58]-[.$G58])" office:value-type="float" office:value="20.0917772541236" calcext:value-type="float">
            <text:p>20.09</text:p>
          </table:table-cell>
          <table:table-cell table:style-name="ce40" table:formula="of:=([.$J$4]*3600/1760)*5/([.$H58]-([.$G58]-1))" office:value-type="float" office:value="18.6279695513187" calcext:value-type="float">
            <text:p>18.63</text:p>
          </table:table-cell>
          <table:table-cell table:style-name="ce37" table:formula="of:=AVERAGE([.$L$10:.$L$58])" office:value-type="float" office:value="14.5894207058813" calcext:value-type="float">
            <text:p>14.59</text:p>
          </table:table-cell>
          <table:table-cell table:style-name="ce45" table:formula="of:=(5*5*60*60)/(([.G58]-[.G36]))" office:value-type="float" office:value="126.231717017581" calcext:value-type="float">
            <text:p>126.23</text:p>
          </table:table-cell>
          <table:table-cell table:style-name="ce36" table:formula="of:=COUNT([.$N$10:.$N$58])*(60/[.$J$7])" office:value-type="float" office:value="588" calcext:value-type="float">
            <text:p>588.00</text:p>
          </table:table-cell>
          <table:table-cell table:style-name="ce37" table:formula="of:=(([.K58]*([.$G58]-[.$G37])*1760)/(24*60*60*2))" office:value-type="float" office:value="142.919422235382" calcext:value-type="float">
            <text:p>142.92</text:p>
          </table:table-cell>
          <table:table-cell table:style-name="ce37" table:formula="of:=(([.L58]*([.$G58]-[.$G37])*1760)/(24*60*60*2))" office:value-type="float" office:value="131.688646354402" calcext:value-type="float">
            <text:p>131.69</text:p>
          </table:table-cell>
          <table:table-cell table:style-name="ce37" table:formula="of:=(([.M58]*([.$G58]-[.$G37])*1760)/(24*60*60*2))" office:value-type="float" office:value="122.094330606852" calcext:value-type="float">
            <text:p>122.09</text:p>
          </table:table-cell>
          <table:table-cell table:style-name="ce37" table:formula="of:=(((([.L58]*[.L58])/20)+([.L58]))/3)" office:value-type="float" office:value="13.4252509718632" calcext:value-type="float">
            <text:p>13.43</text:p>
          </table:table-cell>
          <table:table-cell table:style-name="ce37" table:formula="of:=((([.L58]*[.L58])/20)+([.L58]))" office:value-type="float" office:value="40.2757529155894" calcext:value-type="float">
            <text:p>40.28</text:p>
          </table:table-cell>
          <table:table-cell table:style-name="ce37" table:formula="of:=((MIN([.L38:.L58])*([.G58]-[.G37])*1760)/(24*60*60*5*2))" office:value-type="float" office:value="1.44085646996384" calcext:value-type="float">
            <text:p>1.44</text:p>
          </table:table-cell>
          <table:table-cell table:style-name="ce36" table:formula="of:=COUNT([.$N$10:.$N$58])*(60 * 2/[.$J$7])" office:value-type="float" office:value="1176" calcext:value-type="float">
            <text:p>1176.00</text:p>
          </table:table-cell>
          <table:table-cell table:style-name="ce37" table:formula="of:=[.O58]*3" office:value-type="float" office:value="378.695151052743" calcext:value-type="float">
            <text:p>378.70</text:p>
          </table:table-cell>
          <table:table-cell table:style-name="ce17"/>
          <table:table-cell table:number-columns-repeated="5"/>
          <table:table-cell table:style-name="ce17" table:formula="of:=([.E58]-[.$I$5])/[.L58]" office:value-type="string" office:string-value="" calcext:value-type="error">
            <text:p>#VALUE!</text:p>
          </table:table-cell>
          <table:table-cell table:style-name="ce17" table:formula="of:=([.F58]-[.$I$5])/[.L58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58])/[.AH58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58])/[.AK58]" office:value-type="float" office:value="35.8024691358025" calcext:value-type="float">
            <text:p>35.80</text:p>
          </table:table-cell>
          <table:table-cell table:formula="of:=2 *[.J58]" office:value-type="float" office:value="0.0000509027777777778" calcext:value-type="float">
            <text:p>0.0000509027778</text:p>
          </table:table-cell>
          <table:table-cell table:style-name="ce17" table:formula="of:=2 *[.J58]" office:value-type="float" office:value="0.0000509027777777782" calcext:value-type="float">
            <text:p>0.00</text:p>
          </table:table-cell>
          <table:table-cell table:formula="of:=2 *[.J58]" office:value-type="float" office:value="0.0000509027777777778" calcext:value-type="float">
            <text:p>0.000050902777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58]" office:value-type="float" office:value="0.0000509027777777782" calcext:value-type="float">
            <text:p>0.00</text:p>
          </table:table-cell>
          <table:table-cell table:style-name="ce17" table:formula="of:=2 *[.J58]" office:value-type="float" office:value="0.000050902777777778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0" table:formula="of:=[.$S$4]" office:value-type="float" office:value="30.426758846758" calcext:value-type="float">
            <text:p>30.43</text:p>
          </table:table-cell>
          <table:table-cell table:style-name="ce17" table:formula="of:=([.G58]-#REF!)/5" office:value-type="string" office:string-value="" calcext:value-type="error">
            <text:p>#REF!</text:p>
          </table:table-cell>
          <table:table-cell table:style-name="ce50" table:formula="of:=[.$S$5]" office:value-type="string" office:string-value="" calcext:value-type="error">
            <text:p>#REF!</text:p>
          </table:table-cell>
          <table:table-cell table:style-name="ce50" table:formula="of:=[.F58]/[.E5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table:number-columns-repeated="2"/>
          <table:table-cell table:number-columns-repeated="6"/>
          <table:table-cell table:style-name="ce18" office:value-type="string" calcext:value-type="string">
            <text:p>Sample – 5mins</text:p>
          </table:table-cell>
          <table:table-cell/>
          <table:table-cell table:style-name="ce41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59" calcext:value-type="float">
            <text:p>59</text:p>
          </table:table-cell>
          <table:table-cell table:style-name="ce17" office:value-type="float" office:value="0.66" calcext:value-type="float">
            <text:p>0.66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59])/[.AH59]" office:value-type="float" office:value="39.3939393939394" calcext:value-type="float">
            <text:p>39.39</text:p>
          </table:table-cell>
          <table:table-cell table:style-name="ce17" office:value-type="float" office:value="0.72" calcext:value-type="float">
            <text:p>0.72</text:p>
          </table:table-cell>
          <table:table-cell table:style-name="ce17" office:value-type="float" office:value="0.26" calcext:value-type="float">
            <text:p>0.26</text:p>
          </table:table-cell>
          <table:table-cell table:style-name="ce17" table:formula="of:=(100*[.AL59])/[.AK59]" office:value-type="float" office:value="36.1111111111111" calcext:value-type="float">
            <text:p>36.11</text:p>
          </table:table-cell>
          <table:table-cell table:number-columns-repeated="4"/>
          <table:table-cell table:style-name="ce17" table:number-columns-repeated="4"/>
          <table:table-cell table:number-columns-repeated="2"/>
          <table:table-cell table:style-name="ce50"/>
          <table:table-cell table:number-columns-repeated="2"/>
          <table:table-cell table:style-name="ce17"/>
          <table:table-cell table:number-columns-repeated="971"/>
        </table:table-row>
        <table:table-row table:style-name="ro1">
          <table:table-cell table:style-name="ce2" table:number-columns-repeated="2"/>
          <table:table-cell table:number-columns-repeated="5"/>
          <table:table-cell table:style-name="ce20" office:value-type="string" calcext:value-type="string">
            <text:p>Right to Left</text:p>
          </table:table-cell>
          <table:table-cell table:style-name="ce13" table:formula="of:=SUM([.I10:.I58])" office:value-type="float" office:value="28" calcext:value-type="float">
            <text:p>28</text:p>
          </table:table-cell>
          <table:table-cell table:style-name="ce32" office:value-type="string" calcext:value-type="string">
            <text:p>into town R to L</text:p>
          </table:table-cell>
          <table:table-cell table:style-name="ce42" table:formula="of:=([.I60]*12)" office:value-type="float" office:value="336" calcext:value-type="float">
            <text:p>336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60" calcext:value-type="float">
            <text:p>60</text:p>
          </table:table-cell>
          <table:table-cell table:style-name="ce17" office:value-type="float" office:value="0.63" calcext:value-type="float">
            <text:p>0.63</text:p>
          </table:table-cell>
          <table:table-cell table:style-name="ce17" office:value-type="float" office:value="0.26" calcext:value-type="float">
            <text:p>0.26</text:p>
          </table:table-cell>
          <table:table-cell table:style-name="ce17" table:formula="of:=(100*[.AI60])/[.AH60]" office:value-type="float" office:value="41.2698412698413" calcext:value-type="float">
            <text:p>41.27</text:p>
          </table:table-cell>
          <table:table-cell table:style-name="ce17" office:value-type="float" office:value="0.69" calcext:value-type="float">
            <text:p>0.69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(100*[.AL60])/[.AK60]" office:value-type="float" office:value="36.231884057971" calcext:value-type="float">
            <text:p>36.23</text:p>
          </table:table-cell>
          <table:table-cell table:number-columns-repeated="10"/>
          <table:table-cell table:style-name="ce50"/>
          <table:table-cell table:number-columns-repeated="2"/>
          <table:table-cell table:style-name="ce17"/>
          <table:table-cell table:number-columns-repeated="971"/>
        </table:table-row>
        <table:table-row table:style-name="ro1">
          <table:table-cell table:number-columns-repeated="7"/>
          <table:table-cell table:style-name="ce20" office:value-type="string" calcext:value-type="string">
            <text:p>Left to Right</text:p>
          </table:table-cell>
          <table:table-cell table:style-name="ce13" table:formula="of:=((COUNT([.I10:.I58])-[.I60]))" office:value-type="float" office:value="21" calcext:value-type="float">
            <text:p>21</text:p>
          </table:table-cell>
          <table:table-cell table:style-name="ce32" office:value-type="string" calcext:value-type="string">
            <text:p>out off town L to R</text:p>
          </table:table-cell>
          <table:table-cell table:style-name="ce42" table:formula="of:=([.I61]*12)" office:value-type="float" office:value="252" calcext:value-type="float">
            <text:p>252.00</text:p>
          </table:table-cell>
          <table:table-cell table:number-columns-repeated="2"/>
          <table:table-cell table:style-name="Default"/>
          <table:table-cell table:number-columns-repeated="3"/>
          <table:table-cell table:style-name="ce17" office:value-type="string" calcext:value-type="string">
            <text:p>Speed/Time Between Vehicles = Distance</text:p>
          </table:table-cell>
          <table:table-cell table:number-columns-repeated="14"/>
          <table:table-cell office:value-type="float" office:value="61" calcext:value-type="float">
            <text:p>61</text:p>
          </table:table-cell>
          <table:table-cell table:style-name="ce17" office:value-type="float" office:value="0.6" calcext:value-type="float">
            <text:p>0.6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(100*[.AI61])/[.AH61]" office:value-type="float" office:value="41.6666666666667" calcext:value-type="float">
            <text:p>41.67</text:p>
          </table:table-cell>
          <table:table-cell table:style-name="ce17" office:value-type="float" office:value="0.66" calcext:value-type="float">
            <text:p>0.66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table:formula="of:=(100*[.AL61])/[.AK61]" office:value-type="float" office:value="36.3636363636364" calcext:value-type="float">
            <text:p>36.36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office:value-type="string" calcext:value-type="string">
            <text:p>Distance per second = 1760/3600 * (G57*25)</text:p>
          </table:table-cell>
          <table:table-cell table:style-name="ce17"/>
          <table:table-cell table:number-columns-repeated="13"/>
          <table:table-cell office:value-type="float" office:value="62" calcext:value-type="float">
            <text:p>62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table:formula="of:=(100*[.AI62])/[.AH62]" office:value-type="float" office:value="42.1052631578947" calcext:value-type="float">
            <text:p>42.11</text:p>
          </table:table-cell>
          <table:table-cell table:style-name="ce17" office:value-type="float" office:value="0.63" calcext:value-type="float">
            <text:p>0.63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table:formula="of:=(100*[.AL62])/[.AK62]" office:value-type="float" office:value="36.5079365079365" calcext:value-type="float">
            <text:p>36.51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 table:number-columns-repeated="18"/>
          <table:table-cell office:value-type="float" office:value="63" calcext:value-type="float">
            <text:p>63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table:formula="of:=(100*[.AI63])/[.AH63]" office:value-type="float" office:value="42.5925925925926" calcext:value-type="float">
            <text:p>42.59</text:p>
          </table:table-cell>
          <table:table-cell table:style-name="ce17" office:value-type="float" office:value="0.6" calcext:value-type="float">
            <text:p>0.60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table:formula="of:=(100*[.AL63])/[.AK63]" office:value-type="float" office:value="36.6666666666667" calcext:value-type="float">
            <text:p>36.67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7"/>
          <table:table-cell table:style-name="ce17" table:number-columns-repeated="6"/>
          <table:table-cell table:number-columns-repeated="9"/>
          <table:table-cell office:value-type="float" office:value="64" calcext:value-type="float">
            <text:p>64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table:formula="of:=(100*[.AI64])/[.AH64]" office:value-type="float" office:value="43.1372549019608" calcext:value-type="float">
            <text:p>43.14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table:formula="of:=(100*[.AL64])/[.AK64]" office:value-type="float" office:value="36.8421052631579" calcext:value-type="float">
            <text:p>36.84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7"/>
          <table:table-cell table:style-name="ce17" table:number-columns-repeated="6"/>
          <table:table-cell table:number-columns-repeated="9"/>
          <table:table-cell office:value-type="float" office:value="65" calcext:value-type="float">
            <text:p>65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table:formula="of:=(100*[.AI65])/[.AH65]" office:value-type="float" office:value="43.75" calcext:value-type="float">
            <text:p>43.75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table:formula="of:=(100*[.AL65])/[.AK65]" office:value-type="float" office:value="37.037037037037" calcext:value-type="float">
            <text:p>37.04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8"/>
          <table:table-cell table:style-name="ce17" table:number-columns-repeated="5"/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I66])/[.AH66]" office:value-type="float" office:value="45.4545454545455" calcext:value-type="float">
            <text:p>45.45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66])/[.AK66]" office:value-type="float" office:value="38" calcext:value-type="float">
            <text:p>38.00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8"/>
          <table:table-cell table:style-name="ce17" table:number-columns-repeated="5"/>
          <table:table-cell table:number-columns-repeated="26"/>
          <table:table-cell table:style-name="ce50"/>
          <table:table-cell table:number-columns-repeated="974"/>
        </table:table-row>
        <table:table-row table:style-name="ro1">
          <table:table-cell table:number-columns-repeated="9"/>
          <table:table-cell office:value-type="string" calcext:value-type="string">
            <text:p>Oldham Test Site</text:p>
          </table:table-cell>
          <table:table-cell table:style-name="ce38" office:value-type="string" calcext:value-type="string">
            <text:p>Vehicles Per Day ~ 12 * Hour</text:p>
          </table:table-cell>
          <table:table-cell table:number-columns-repeated="38"/>
          <table:table-cell table:style-name="ce50"/>
          <table:table-cell table:number-columns-repeated="974"/>
        </table:table-row>
        <table:table-row table:style-name="ro1">
          <table:table-cell table:number-columns-repeated="4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Out dBA</text:p>
          </table:table-cell>
          <table:table-cell table:number-columns-repeated="2"/>
          <table:table-cell table:style-name="ce20" office:value-type="string" calcext:value-type="string">
            <text:p>Noise Base dBC</text:p>
          </table:table-cell>
          <table:table-cell table:style-name="ce27" office:value-type="float" office:value="25" calcext:value-type="float">
            <text:p>25.00</text:p>
          </table:table-cell>
          <table:table-cell table:style-name="ce9" table:formula="of:=[.M69]*12" office:value-type="float" office:value="2448" calcext:value-type="float">
            <text:p>2448</text:p>
          </table:table-cell>
          <table:table-cell table:style-name="ce38" office:value-type="string" calcext:value-type="string">
            <text:p>Vehicles Per Hour</text:p>
          </table:table-cell>
          <table:table-cell table:style-name="ce8" table:formula="of:=(COUNT([.$L$75:.$L$91])*60/[.J72])" office:value-type="float" office:value="204" calcext:value-type="float">
            <text:p>204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75:.$O$91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75:.$O$91]))" office:value-type="string" office:string-value="" calcext:value-type="error">
            <text:p>#DIV/0!</text:p>
          </table:table-cell>
          <table:table-cell table:style-name="ce38" office:value-type="string" calcext:value-type="string">
            <text:p>AvgDistanceBetweenVehicles (Yds)</text:p>
          </table:table-cell>
          <table:table-cell table:style-name="ce8" table:formula="of:=(AVERAGE([.$R$75:.$R$91]))" office:value-type="float" office:value="0" calcext:value-type="float">
            <text:p>0.00</text:p>
          </table:table-cell>
          <table:table-cell table:style-name="ce8" table:formula="of:=(STDEV([.$R$75:.$R$91]))" office:value-type="float" office:value="0" calcext:value-type="float">
            <text:p>0.00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17"/>
          <table:table-cell table:style-name="ce50"/>
          <table:table-cell table:number-columns-repeated="2"/>
          <table:table-cell table:style-name="ce7" office:value-type="string" calcext:value-type="string">
            <text:p>In – Average CalibrationFactor dBC to dBA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8" table:formula="of:=AVERAGE([.E74:.E91])" office:value-type="string" office:string-value="" calcext:value-type="error">
            <text:p>#DIV/0!</text:p>
          </table:table-cell>
          <table:table-cell table:style-name="ce8" table:formula="of:=AVERAGE([.F74:.F91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33" office:value-type="string" calcext:value-type="string">
            <text:p>2016-02-27-20.00-21.avi</text:p>
          </table:table-cell>
          <table:table-cell table:style-name="Default"/>
          <table:table-cell table:style-name="ce38" office:value-type="string" calcext:value-type="string">
            <text:p>Average Speed MPH</text:p>
          </table:table-cell>
          <table:table-cell table:style-name="ce8" table:formula="of:=(AVERAGE([.$L$75:.$L$91]))" office:value-type="float" office:value="255.681818181818" calcext:value-type="float">
            <text:p>255.68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75:.$O$91]))" office:value-type="string" office:string-value="" calcext:value-type="error">
            <text:p>#DIV/0!</text:p>
          </table:table-cell>
          <table:table-cell table:style-name="ce38" office:value-type="string" calcext:value-type="string">
            <text:p>AvgStoppingDistance</text:p>
          </table:table-cell>
          <table:table-cell table:style-name="ce8" table:formula="of:=(AVERAGE([.$T$75:.$T$91]))" office:value-type="float" office:value="1174.78047520661" calcext:value-type="float">
            <text:p>1174.78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75:.AY91])" office:value-type="float" office:value="0" calcext:value-type="float">
            <text:p>0.00</text:p>
          </table:table-cell>
          <table:table-cell table:style-name="ce17" table:formula="of:=STDEV([.AY75:.AY91])" office:value-type="float" office:value="0" calcext:value-type="float">
            <text:p>0.00</text:p>
          </table:table-cell>
          <table:table-cell table:number-columns-repeated="10"/>
          <table:table-cell table:style-name="ce8" table:formula="of:=AVERAGE([.AE75:.AE91])" office:value-type="float" office:value="-0.215111111111111" calcext:value-type="float">
            <text:p>-0.22</text:p>
          </table:table-cell>
          <table:table-cell table:style-name="ce8" table:formula="of:=AVERAGE([.AF75:.AF91])" office:value-type="float" office:value="-0.215111111111111" calcext:value-type="float">
            <text:p>-0.22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0"/>
          <table:table-cell table:style-name="ce50"/>
          <table:table-cell table:number-columns-repeated="2"/>
          <table:table-cell table:style-name="ce17" table:formula="of:=AVERAGE([.BA75:.BA91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34" office:value-type="date" office:date-value="2016-03-07" calcext:value-type="date">
            <text:p>07/03/16</text:p>
          </table:table-cell>
          <table:table-cell table:style-name="Default"/>
          <table:table-cell table:style-name="ce38" office:value-type="string" calcext:value-type="string">
            <text:p>MaxSpeed MPH</text:p>
          </table:table-cell>
          <table:table-cell table:style-name="ce8" table:formula="of:=(MAX([.$L$75:.$L$91]))" office:value-type="float" office:value="255.681818181818" calcext:value-type="float">
            <text:p>255.68</text:p>
          </table:table-cell>
          <table:table-cell table:style-name="ce38" office:value-type="string" calcext:value-type="string">
            <text:p>MaxDistanceBetweenVehicles Yds</text:p>
          </table:table-cell>
          <table:table-cell table:style-name="ce8" table:formula="of:=(MAX([.$R$75:.$R$91]))" office:value-type="float" office:value="0" calcext:value-type="float">
            <text:p>0.00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75:.$T$91]))" office:value-type="float" office:value="1174.78047520661" calcext:value-type="float">
            <text:p>1174.78</text:p>
          </table:table-cell>
          <table:table-cell table:number-columns-repeated="13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75:.AJ97])" office:value-type="float" office:value="56.4625850340136" calcext:value-type="float">
            <text:p>56.46</text:p>
          </table:table-cell>
          <table:table-cell table:number-columns-repeated="2"/>
          <table:table-cell table:style-name="ce8" table:formula="of:=MIN([.AM75:.AM97])" office:value-type="float" office:value="55.5555555555556" calcext:value-type="float">
            <text:p>55.56</text:p>
          </table:table-cell>
          <table:table-cell table:number-columns-repeated="10"/>
          <table:table-cell table:style-name="ce50"/>
          <table:table-cell table:number-columns-repeated="2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1.48" calcext:value-type="float">
            <text:p>1.48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MinSpeed MPH</text:p>
          </table:table-cell>
          <table:table-cell table:style-name="ce8" table:formula="of:=(MIN([.$L$75:.$L$91]))" office:value-type="float" office:value="255.681818181818" calcext:value-type="float">
            <text:p>255.68</text:p>
          </table:table-cell>
          <table:table-cell table:style-name="ce38" office:value-type="string" calcext:value-type="string">
            <text:p>MinDistanceBetweenVehicles Yds</text:p>
          </table:table-cell>
          <table:table-cell table:style-name="ce8" table:formula="of:=(MIN([.$R$75:.$R$91]))" office:value-type="float" office:value="0" calcext:value-type="float">
            <text:p>0.00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75:.$T$91]))" office:value-type="float" office:value="1174.78047520661" calcext:value-type="float">
            <text:p>1174.78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75:.AE91])" office:value-type="float" office:value="0" calcext:value-type="float">
            <text:p>0.00</text:p>
          </table:table-cell>
          <table:table-cell table:style-name="ce8" table:formula="of:=STDEV([.AF75:.AF91])" office:value-type="float" office:value="0" calcext:value-type="float">
            <text:p>0.00</text:p>
          </table:table-cell>
          <table:table-cell table:style-name="ce17"/>
          <table:table-cell table:number-columns-repeated="16"/>
          <table:table-cell table:style-name="ce50"/>
          <table:table-cell table:number-columns-repeated="2"/>
          <table:table-cell table:style-name="ce17" table:formula="of:=STDEV([.BA75:.BA91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In dBC</text:p>
          </table:table-cell>
          <table:table-cell table:style-name="ce7" office:value-type="string" calcext:value-type="string">
            <text:p>Noise Out dBA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4" office:value-type="string" calcext:value-type="string">
            <text:p>Left to Right – 0</text:p>
          </table:table-cell>
          <table:table-cell table:style-name="ce35" office:value-type="string" calcext:value-type="string">
            <text:p>Accurate Time (secs)</text:p>
          </table:table-cell>
          <table:table-cell table:style-name="ce35" office:value-type="string" calcext:value-type="string">
            <text:p>Err – 1 Frame</text:p>
          </table:table-cell>
          <table:table-cell table:style-name="ce35" office:value-type="string" calcext:value-type="string">
            <text:p>In Vehicle Speed MPH over 25yds</text:p>
          </table:table-cell>
          <table:table-cell table:style-name="ce35" office:value-type="string" calcext:value-type="string">
            <text:p>Err + 1 Frame</text:p>
          </table:table-cell>
          <table:table-cell table:style-name="ce35" office:value-type="string" calcext:value-type="string">
            <text:p>Average Speed of In – MPH</text:p>
          </table:table-cell>
          <table:table-cell table:style-name="ce35" office:value-type="string" calcext:value-type="string">
            <text:p>Vehicles Per Hour (Each <text:s/>last 5 cars)</text:p>
          </table:table-cell>
          <table:table-cell table:style-name="ce35" office:value-type="string" calcext:value-type="string">
            <text:p>Vehicles Per Hour (5min Avg)</text:p>
          </table:table-cell>
          <table:table-cell table:style-name="ce35" office:value-type="string" calcext:value-type="string">
            <text:p>Distance between Vehicles Error – 1 frames</text:p>
          </table:table-cell>
          <table:table-cell table:style-name="ce24" office:value-type="string" calcext:value-type="string">
            <text:p>In Distance between vehicles (Yds)</text:p>
          </table:table-cell>
          <table:table-cell table:style-name="ce35" office:value-type="string" calcext:value-type="string">
            <text:p>Distance between Vehicles Error + 1 frames</text:p>
          </table:table-cell>
          <table:table-cell table:style-name="ce24" office:value-type="string" calcext:value-type="string">
            <text:p>Safe Stop Distance For Speed (Yds)</text:p>
          </table:table-cell>
          <table:table-cell table:style-name="ce24" office:value-type="string" calcext:value-type="string">
            <text:p>Safe Stop Distance For Speed (Feet)</text:p>
          </table:table-cell>
          <table:table-cell table:style-name="ce24" office:value-type="string" calcext:value-type="string">
            <text:p>Distance between vehicles (yds) min last 5 Vehicles</text:p>
          </table:table-cell>
          <table:table-cell table:style-name="ce24" office:value-type="string" calcext:value-type="string">
            <text:p>Vehicles per Hour – with Twice / X times <text:s/>the Traffic </text:p>
          </table:table-cell>
          <table:table-cell table:style-name="ce35" office:value-type="string" calcext:value-type="string">
            <text:p>Vehicles Per Hour (Each last 5 cars) – With Simulated Traffic</text:p>
          </table:table-cell>
          <table:table-cell table:style-name="ce1" office:value-type="string" calcext:value-type="string">
            <text:p>Traffic Flow Yearly increase VPH 1.028x</text:p>
          </table:table-cell>
          <table:table-cell table:style-name="ce1" office:value-type="string" calcext:value-type="string">
            <text:p>Traffic Per Day</text:p>
          </table:table-cell>
          <table:table-cell table:style-name="ce1" office:value-type="string" calcext:value-type="string">
            <text:p>VPH TEMPRO similar case 1 – 1.0557x</text:p>
          </table:table-cell>
          <table:table-cell table:style-name="ce1" office:value-type="string" calcext:value-type="string">
            <text:p>VPH TEMPRO similar case 2 – 1.072x</text:p>
          </table:table-cell>
          <table:table-cell table:style-name="ce1" office:value-type="string" calcext:value-type="string">
            <text:p>TEMPRo Traffic Per Day – 1.05572x</text:p>
          </table:table-cell>
          <table:table-cell table:style-name="ce1" office:value-type="string" calcext:value-type="string">
            <text:p>TEMPRo Traffic Per Day – 1.072x</text:p>
          </table:table-cell>
          <table:table-cell table:style-name="ce18" office:value-type="string" calcext:value-type="string">
            <text:p>Noise (dBC) above Base E6 - In per MPH <text:s/>Vehicle</text:p>
          </table:table-cell>
          <table:table-cell table:style-name="ce18" office:value-type="string" calcext:value-type="string">
            <text:p>Noise (dBC) above Base E6 – Out per MPH <text:s/>Vehicle</text:p>
          </table:table-cell>
          <table:table-cell table:style-name="ce7" office:value-type="string" calcext:value-type="string">
            <text:p>Calibrate Noise Per Vehicle Base (dBC)</text:p>
          </table:table-cell>
          <table:table-cell table:style-name="ce7" office:value-type="string" calcext:value-type="string">
            <text:p>Out Traffic Calibration dBC per MPH </text:p>
          </table:table-cell>
          <table:table-cell table:style-name="ce7" office:value-type="string" calcext:value-type="string">
            <text:p>Out Calibration Std Dev</text:p>
          </table:table-cell>
          <table:table-cell table:style-name="ce7" office:value-type="string" calcext:value-type="string">
            <text:p>Out % Error of <text:s/>Deviation</text:p>
          </table:table-cell>
          <table:table-cell table:style-name="ce7" office:value-type="string" calcext:value-type="string">
            <text:p>In Traffic Calibration dBA per MPH</text:p>
          </table:table-cell>
          <table:table-cell table:style-name="ce7" office:value-type="string" calcext:value-type="string">
            <text:p>In Calibration Std Dev</text:p>
          </table:table-cell>
          <table:table-cell table:style-name="ce7" office:value-type="string" calcext:value-type="string">
            <text:p>In % Error of <text:s/>Deviation</text:p>
          </table:table-cell>
          <table:table-cell table:number-columns-repeated="10"/>
          <table:table-cell table:style-name="ce1" office:value-type="string" calcext:value-type="string">
            <text:p>Average Distance Between Vehicles</text:p>
          </table:table-cell>
          <table:table-cell table:style-name="ce1" office:value-type="string" calcext:value-type="string">
            <text:p>Time Between Vehicles In Traffic (Secs)</text:p>
          </table:table-cell>
          <table:table-cell table:style-name="ce1" office:value-type="string" calcext:value-type="string">
            <text:p>Average Time Between Vehicles In Traffic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Default" table:number-columns-repeated="3"/>
          <table:table-cell table:number-columns-repeated="32"/>
          <table:table-cell table:style-name="ce17" table:formula="of:=[.$S$69]" office:value-type="float" office:value="0" calcext:value-type="float">
            <text:p>0.00</text:p>
          </table:table-cell>
          <table:table-cell table:style-name="ce3"/>
          <table:table-cell table:style-name="ce50" table:formula="of:=[.$S$70]" office:value-type="float" office:value="0" calcext:value-type="float">
            <text:p>0.00</text:p>
          </table:table-cell>
          <table:table-cell table:style-name="ce50"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75]/(5*60))" office:value-type="float" office:value="0" calcext:value-type="float">
            <text:p>0.00</text:p>
          </table:table-cell>
          <table:table-cell table:number-columns-repeated="2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36" table:formula="of:=([.I75]/5)" office:value-type="float" office:value="0.2" calcext:value-type="float">
            <text:p>0.20</text:p>
          </table:table-cell>
          <table:table-cell table:style-name="ce40" table:formula="of:=([.$J$69]*3600/1760)/(([.I75]-1)/5)" office:value-type="string" office:string-value="" calcext:value-type="error">
            <text:p>#DIV/0!</text:p>
          </table:table-cell>
          <table:table-cell table:style-name="ce40" table:formula="of:=([.$J$69]*3600/1760)/[.J75]" office:value-type="float" office:value="255.681818181818" calcext:value-type="float">
            <text:p>255.68</text:p>
          </table:table-cell>
          <table:table-cell table:style-name="ce40" table:formula="of:=([.$J$69]*3600/1760)/(([.I75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36"/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number-columns-repeated="3" table:style-name="ce36" office:value-type="string" calcext:value-type="string">
            <text:p><text:s/></text:p>
          </table:table-cell>
          <table:table-cell table:style-name="ce36" table:formula="of:=(((([.L75]*[.L75])/20)+([.L75]))/3)" office:value-type="float" office:value="1174.78047520661" calcext:value-type="float">
            <text:p>1174.78</text:p>
          </table:table-cell>
          <table:table-cell table:style-name="ce36" table:formula="of:=((([.L75]*[.L75])/20)+([.L75]))" office:value-type="float" office:value="3524.34142561983" calcext:value-type="float">
            <text:p>3524.34</text:p>
          </table:table-cell>
          <table:table-cell table:style-name="ce14" office:value-type="string" calcext:value-type="string">
            <text:p><text:s/>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6"/>
          <table:table-cell table:style-name="ce17" table:formula="of:=[.P75]" office:value-type="float" office:value="204" calcext:value-type="float">
            <text:p>204.00</text:p>
          </table:table-cell>
          <table:table-cell table:style-name="ce17" table:formula="of:=[.Y75]*12" office:value-type="float" office:value="2448" calcext:value-type="float">
            <text:p>2448.00</text:p>
          </table:table-cell>
          <table:table-cell table:style-name="ce17" table:formula="of:=[.P75]" office:value-type="float" office:value="204" calcext:value-type="float">
            <text:p>204.00</text:p>
          </table:table-cell>
          <table:table-cell table:style-name="ce17" table:formula="of:=[.P75]" office:value-type="float" office:value="204" calcext:value-type="float">
            <text:p>204.00</text:p>
          </table:table-cell>
          <table:table-cell table:style-name="ce17" table:formula="of:=[.AA75]*12" office:value-type="float" office:value="2448" calcext:value-type="float">
            <text:p>2448.00</text:p>
          </table:table-cell>
          <table:table-cell table:style-name="ce17" table:formula="of:=[.AB75]*12" office:value-type="float" office:value="2448" calcext:value-type="float">
            <text:p>2448.00</text:p>
          </table:table-cell>
          <table:table-cell table:style-name="ce17" table:formula="of:=([.E75]-[.$I$70])/[.L75]" office:value-type="float" office:value="-0.215111111111111" calcext:value-type="float">
            <text:p>-0.22</text:p>
          </table:table-cell>
          <table:table-cell table:style-name="ce17" table:formula="of:=([.F75]-[.$I$70])/[.L75]" office:value-type="float" office:value="-0.215111111111111" calcext:value-type="float">
            <text:p>-0.22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0.87" calcext:value-type="float">
            <text:p>0.87</text:p>
          </table:table-cell>
          <table:table-cell table:style-name="ce17" table:formula="of:=(100*[.AI75])/[.AH75]" office:value-type="float" office:value="56.8627450980392" calcext:value-type="float">
            <text:p>56.86</text:p>
          </table:table-cell>
          <table:table-cell office:value-type="float" office:value="1.62" calcext:value-type="float">
            <text:p>1.62</text:p>
          </table:table-cell>
          <table:table-cell office:value-type="float" office:value="0.91" calcext:value-type="float">
            <text:p>0.91</text:p>
          </table:table-cell>
          <table:table-cell table:style-name="ce17" table:formula="of:=(100*[.AL75])/[.AK75]" office:value-type="float" office:value="56.1728395061728" calcext:value-type="float">
            <text:p>56.17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75]-[.G74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75]/[.E7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7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76]/5)" office:value-type="float" office:value="0.2" calcext:value-type="float">
            <text:p>0.20</text:p>
          </table:table-cell>
          <table:table-cell table:style-name="ce40" table:formula="of:=([.$J$69]*3600/1760)/(([.I76]-1)/5)" office:value-type="string" office:string-value="" calcext:value-type="error">
            <text:p>#DIV/0!</text:p>
          </table:table-cell>
          <table:table-cell table:style-name="ce40" table:formula="of:=([.$J$69]*3600/1760)/[.J76]" office:value-type="float" office:value="255.681818181818" calcext:value-type="float">
            <text:p>255.68</text:p>
          </table:table-cell>
          <table:table-cell table:style-name="ce40" table:formula="of:=([.$J$69]*3600/1760)/(([.I76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37"/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76]-[.G75])-1)*25*1760*[.J76]/(3600*5)" office:value-type="float" office:value="-0.488888888888889" calcext:value-type="float">
            <text:p>-0.49</text:p>
          </table:table-cell>
          <table:table-cell table:style-name="ce37" table:formula="of:=([.G76]-[.G75])*25*1760*[.J76]/(3600*5)" office:value-type="float" office:value="0" calcext:value-type="float">
            <text:p>0.00</text:p>
          </table:table-cell>
          <table:table-cell table:style-name="ce37" table:formula="of:=(([.H76]-[.H75])+1)*25*1760*[.J76]/(3600*5)" office:value-type="float" office:value="0.488888888888889" calcext:value-type="float">
            <text:p>0.49</text:p>
          </table:table-cell>
          <table:table-cell table:style-name="ce37" table:formula="of:=(((([.L76]*[.L76])/20)+([.L76]))/3)" office:value-type="float" office:value="1174.78047520661" calcext:value-type="float">
            <text:p>1174.78</text:p>
          </table:table-cell>
          <table:table-cell table:style-name="ce37" table:formula="of:=((([.L76]*[.L76])/20)+([.L76]))" office:value-type="float" office:value="3524.34142561983" calcext:value-type="float">
            <text:p>3524.34</text:p>
          </table:table-cell>
          <table:table-cell table:style-name="ce15"/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/>
          <table:table-cell table:style-name="ce17" table:formula="of:=([.Y75]+(2.8*[.Y75]/100))" office:value-type="float" office:value="209.712" calcext:value-type="float">
            <text:p>209.71</text:p>
          </table:table-cell>
          <table:table-cell table:style-name="ce17" table:formula="of:=[.Y76]*12" office:value-type="float" office:value="2516.544" calcext:value-type="float">
            <text:p>2516.54</text:p>
          </table:table-cell>
          <table:table-cell table:style-name="ce17" table:formula="of:=([.AA75]+(5.57*[.AA75]/100))" office:value-type="float" office:value="215.3628" calcext:value-type="float">
            <text:p>215.36</text:p>
          </table:table-cell>
          <table:table-cell table:style-name="ce17" table:formula="of:=([.AB75]+(7.2*[.AB75]/100))" office:value-type="float" office:value="218.688" calcext:value-type="float">
            <text:p>218.69</text:p>
          </table:table-cell>
          <table:table-cell table:style-name="ce17" table:formula="of:=[.AA76]*12" office:value-type="float" office:value="2584.3536" calcext:value-type="float">
            <text:p>2584.35</text:p>
          </table:table-cell>
          <table:table-cell table:style-name="ce17" table:formula="of:=[.AB76]*12" office:value-type="float" office:value="2624.256" calcext:value-type="float">
            <text:p>2624.26</text:p>
          </table:table-cell>
          <table:table-cell table:style-name="ce17" table:formula="of:=([.E76]-[.$I$70])/[.L76]" office:value-type="float" office:value="-0.215111111111111" calcext:value-type="float">
            <text:p>-0.22</text:p>
          </table:table-cell>
          <table:table-cell table:style-name="ce17" table:formula="of:=([.F76]-[.$I$70])/[.L76]" office:value-type="float" office:value="-0.215111111111111" calcext:value-type="float">
            <text:p>-0.22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table:style-name="ce17" table:formula="of:=(100*[.AI76])/[.AH76]" office:value-type="float" office:value="56.6666666666667" calcext:value-type="float">
            <text:p>56.67</text:p>
          </table:table-cell>
          <table:table-cell office:value-type="float" office:value="1.59" calcext:value-type="float">
            <text:p>1.59</text:p>
          </table:table-cell>
          <table:table-cell office:value-type="float" office:value="0.89" calcext:value-type="float">
            <text:p>0.89</text:p>
          </table:table-cell>
          <table:table-cell table:style-name="ce17" table:formula="of:=(100*[.AL76])/[.AK76]" office:value-type="float" office:value="55.9748427672956" calcext:value-type="float">
            <text:p>55.97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76]-[.G75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76]/[.E7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7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77]/5)" office:value-type="float" office:value="0.2" calcext:value-type="float">
            <text:p>0.20</text:p>
          </table:table-cell>
          <table:table-cell table:style-name="ce40" table:formula="of:=([.$J$69]*3600/1760)/(([.I77]-1)/5)" office:value-type="string" office:string-value="" calcext:value-type="error">
            <text:p>#DIV/0!</text:p>
          </table:table-cell>
          <table:table-cell table:style-name="ce40" table:formula="of:=([.$J$69]*3600/1760)/[.J77]" office:value-type="float" office:value="255.681818181818" calcext:value-type="float">
            <text:p>255.68</text:p>
          </table:table-cell>
          <table:table-cell table:style-name="ce40" table:formula="of:=([.$J$69]*3600/1760)/(([.I77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37"/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77]-[.G76])-1)*25*1760*[.J77]/(3600*5)" office:value-type="float" office:value="-0.488888888888889" calcext:value-type="float">
            <text:p>-0.49</text:p>
          </table:table-cell>
          <table:table-cell table:style-name="ce37" table:formula="of:=([.G77]-[.G76])*25*1760*[.J77]/(3600*5)" office:value-type="float" office:value="0" calcext:value-type="float">
            <text:p>0.00</text:p>
          </table:table-cell>
          <table:table-cell table:style-name="ce37" table:formula="of:=(([.H77]-[.H76])+1)*25*1760*[.J77]/(3600*5)" office:value-type="float" office:value="0.488888888888889" calcext:value-type="float">
            <text:p>0.49</text:p>
          </table:table-cell>
          <table:table-cell table:style-name="ce37" table:formula="of:=(((([.L77]*[.L77])/20)+([.L77]))/3)" office:value-type="float" office:value="1174.78047520661" calcext:value-type="float">
            <text:p>1174.78</text:p>
          </table:table-cell>
          <table:table-cell table:style-name="ce37" table:formula="of:=((([.L77]*[.L77])/20)+([.L77]))" office:value-type="float" office:value="3524.34142561983" calcext:value-type="float">
            <text:p>3524.34</text:p>
          </table:table-cell>
          <table:table-cell table:style-name="ce15"/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/>
          <table:table-cell table:style-name="ce17" table:formula="of:=([.Y76]+(2.8*[.Y76]/100))" office:value-type="float" office:value="215.583936" calcext:value-type="float">
            <text:p>215.58</text:p>
          </table:table-cell>
          <table:table-cell table:style-name="ce17" table:formula="of:=[.Y77]*12" office:value-type="float" office:value="2587.007232" calcext:value-type="float">
            <text:p>2587.01</text:p>
          </table:table-cell>
          <table:table-cell table:style-name="ce17" table:formula="of:=([.AA76]+(5.57*[.AA76]/100))" office:value-type="float" office:value="227.35850796" calcext:value-type="float">
            <text:p>227.36</text:p>
          </table:table-cell>
          <table:table-cell table:style-name="ce17" table:formula="of:=([.AB76]+(7.2*[.AB76]/100))" office:value-type="float" office:value="234.433536" calcext:value-type="float">
            <text:p>234.43</text:p>
          </table:table-cell>
          <table:table-cell table:style-name="ce17" table:formula="of:=[.AA77]*12" office:value-type="float" office:value="2728.30209552" calcext:value-type="float">
            <text:p>2728.30</text:p>
          </table:table-cell>
          <table:table-cell table:style-name="ce17" table:formula="of:=[.AB77]*12" office:value-type="float" office:value="2813.202432" calcext:value-type="float">
            <text:p>2813.20</text:p>
          </table:table-cell>
          <table:table-cell table:style-name="ce17" table:formula="of:=([.E77]-[.$I$70])/[.L77]" office:value-type="float" office:value="-0.215111111111111" calcext:value-type="float">
            <text:p>-0.22</text:p>
          </table:table-cell>
          <table:table-cell table:style-name="ce17" table:formula="of:=([.F77]-[.$I$70])/[.L77]" office:value-type="float" office:value="-0.215111111111111" calcext:value-type="float">
            <text:p>-0.22</text:p>
          </table:table-cell>
          <table:table-cell office:value-type="float" office:value="34" calcext:value-type="float">
            <text:p>34</text:p>
          </table:table-cell>
          <table:table-cell office:value-type="float" office:value="1.47" calcext:value-type="float">
            <text:p>1.47</text:p>
          </table:table-cell>
          <table:table-cell office:value-type="float" office:value="0.83" calcext:value-type="float">
            <text:p>0.83</text:p>
          </table:table-cell>
          <table:table-cell table:style-name="ce17" table:formula="of:=(100*[.AI77])/[.AH77]" office:value-type="float" office:value="56.4625850340136" calcext:value-type="float">
            <text:p>56.46</text:p>
          </table:table-cell>
          <table:table-cell office:value-type="float" office:value="1.56" calcext:value-type="float">
            <text:p>1.56</text:p>
          </table:table-cell>
          <table:table-cell office:value-type="float" office:value="0.87" calcext:value-type="float">
            <text:p>0.87</text:p>
          </table:table-cell>
          <table:table-cell table:style-name="ce17" table:formula="of:=(100*[.AL77])/[.AK77]" office:value-type="float" office:value="55.7692307692308" calcext:value-type="float">
            <text:p>55.77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77]-[.G76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77]/[.E7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7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78]/5)" office:value-type="float" office:value="0.2" calcext:value-type="float">
            <text:p>0.20</text:p>
          </table:table-cell>
          <table:table-cell table:style-name="ce40" table:formula="of:=([.$J$69]*3600/1760)/(([.I78]-1)/5)" office:value-type="string" office:string-value="" calcext:value-type="error">
            <text:p>#DIV/0!</text:p>
          </table:table-cell>
          <table:table-cell table:style-name="ce40" table:formula="of:=([.$J$69]*3600/1760)/[.J78]" office:value-type="float" office:value="255.681818181818" calcext:value-type="float">
            <text:p>255.68</text:p>
          </table:table-cell>
          <table:table-cell table:style-name="ce40" table:formula="of:=([.$J$69]*3600/1760)/(([.I78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4" office:value-type="string" calcext:value-type="string">
            <text:p><text:s/>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78]-[.G77])-1)*25*1760*[.J78]/(3600*5)" office:value-type="float" office:value="-0.488888888888889" calcext:value-type="float">
            <text:p>-0.49</text:p>
          </table:table-cell>
          <table:table-cell table:style-name="ce37" table:formula="of:=([.G78]-[.G77])*25*1760*[.J78]/(3600*5)" office:value-type="float" office:value="0" calcext:value-type="float">
            <text:p>0.00</text:p>
          </table:table-cell>
          <table:table-cell table:style-name="ce37" table:formula="of:=(([.H78]-[.H77])+1)*25*1760*[.J78]/(3600*5)" office:value-type="float" office:value="0.488888888888889" calcext:value-type="float">
            <text:p>0.49</text:p>
          </table:table-cell>
          <table:table-cell table:style-name="ce37" table:formula="of:=(((([.L78]*[.L78])/20)+([.L78]))/3)" office:value-type="float" office:value="1174.78047520661" calcext:value-type="float">
            <text:p>1174.78</text:p>
          </table:table-cell>
          <table:table-cell table:style-name="ce37" table:formula="of:=((([.L78]*[.L78])/20)+([.L78]))" office:value-type="float" office:value="3524.34142561983" calcext:value-type="float">
            <text:p>3524.34</text:p>
          </table:table-cell>
          <table:table-cell table:style-name="ce15"/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/>
          <table:table-cell table:style-name="ce17" table:formula="of:=([.Y77]+(2.8*[.Y77]/100))" office:value-type="float" office:value="221.620286208" calcext:value-type="float">
            <text:p>221.62</text:p>
          </table:table-cell>
          <table:table-cell table:style-name="ce17" table:formula="of:=[.Y78]*12" office:value-type="float" office:value="2659.443434496" calcext:value-type="float">
            <text:p>2659.44</text:p>
          </table:table-cell>
          <table:table-cell table:style-name="ce17" table:formula="of:=([.AA77]+(5.57*[.AA77]/100))" office:value-type="float" office:value="240.022376853372" calcext:value-type="float">
            <text:p>240.02</text:p>
          </table:table-cell>
          <table:table-cell table:style-name="ce17" table:formula="of:=([.AB77]+(7.2*[.AB77]/100))" office:value-type="float" office:value="251.312750592" calcext:value-type="float">
            <text:p>251.31</text:p>
          </table:table-cell>
          <table:table-cell table:style-name="ce17" table:formula="of:=[.AA78]*12" office:value-type="float" office:value="2880.26852224046" calcext:value-type="float">
            <text:p>2880.27</text:p>
          </table:table-cell>
          <table:table-cell table:style-name="ce17" table:formula="of:=[.AB78]*12" office:value-type="float" office:value="3015.753007104" calcext:value-type="float">
            <text:p>3015.75</text:p>
          </table:table-cell>
          <table:table-cell table:style-name="ce17" table:formula="of:=([.E78]-[.$I$70])/[.L78]" office:value-type="float" office:value="-0.215111111111111" calcext:value-type="float">
            <text:p>-0.22</text:p>
          </table:table-cell>
          <table:table-cell table:style-name="ce17" table:formula="of:=([.F78]-[.$I$70])/[.L78]" office:value-type="float" office:value="-0.215111111111111" calcext:value-type="float">
            <text:p>-0.22</text:p>
          </table:table-cell>
          <table:table-cell office:value-type="float" office:value="35" calcext:value-type="float">
            <text:p>35</text:p>
          </table:table-cell>
          <table:table-cell office:value-type="float" office:value="1.44" calcext:value-type="float">
            <text:p>1.44</text:p>
          </table:table-cell>
          <table:table-cell office:value-type="float" office:value="0.82" calcext:value-type="float">
            <text:p>0.82</text:p>
          </table:table-cell>
          <table:table-cell table:style-name="ce17" table:formula="of:=(100*[.AI78])/[.AH78]" office:value-type="float" office:value="56.9444444444444" calcext:value-type="float">
            <text:p>56.94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table:style-name="ce17" table:formula="of:=(100*[.AL78])/[.AK78]" office:value-type="float" office:value="56.5789473684211" calcext:value-type="float">
            <text:p>56.5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78]-[.G77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78]/[.E7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7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79]/5)" office:value-type="float" office:value="0.2" calcext:value-type="float">
            <text:p>0.20</text:p>
          </table:table-cell>
          <table:table-cell table:style-name="ce40" table:formula="of:=([.$J$69]*3600/1760)/(([.I79]-1)/5)" office:value-type="string" office:string-value="" calcext:value-type="error">
            <text:p>#DIV/0!</text:p>
          </table:table-cell>
          <table:table-cell table:style-name="ce40" table:formula="of:=([.$J$69]*3600/1760)/[.J79]" office:value-type="float" office:value="255.681818181818" calcext:value-type="float">
            <text:p>255.68</text:p>
          </table:table-cell>
          <table:table-cell table:style-name="ce40" table:formula="of:=([.$J$69]*3600/1760)/(([.I79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office:value-type="string" calcext:value-type="string">
            <text:p><text:s/>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79]-[.G78])-1)*25*1760*[.J79]/(3600*5)" office:value-type="float" office:value="-0.488888888888889" calcext:value-type="float">
            <text:p>-0.49</text:p>
          </table:table-cell>
          <table:table-cell table:style-name="ce37" table:formula="of:=([.G79]-[.G78])*25*1760*[.J79]/(3600*5)" office:value-type="float" office:value="0" calcext:value-type="float">
            <text:p>0.00</text:p>
          </table:table-cell>
          <table:table-cell table:style-name="ce37" table:formula="of:=(([.H79]-[.H78])+1)*25*1760*[.J79]/(3600*5)" office:value-type="float" office:value="0.488888888888889" calcext:value-type="float">
            <text:p>0.49</text:p>
          </table:table-cell>
          <table:table-cell table:style-name="ce37" table:formula="of:=(((([.L79]*[.L79])/20)+([.L79]))/3)" office:value-type="float" office:value="1174.78047520661" calcext:value-type="float">
            <text:p>1174.78</text:p>
          </table:table-cell>
          <table:table-cell table:style-name="ce37" table:formula="of:=((([.L79]*[.L79])/20)+([.L79]))" office:value-type="float" office:value="3524.34142561983" calcext:value-type="float">
            <text:p>3524.34</text:p>
          </table:table-cell>
          <table:table-cell table:style-name="ce37" office:value-type="string" calcext:value-type="string">
            <text:p><text:s/>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/>
          <table:table-cell table:style-name="ce17" table:formula="of:=([.Y78]+(2.8*[.Y78]/100))" office:value-type="float" office:value="227.825654221824" calcext:value-type="float">
            <text:p>227.83</text:p>
          </table:table-cell>
          <table:table-cell table:style-name="ce17" table:formula="of:=[.Y79]*12" office:value-type="float" office:value="2733.90785066189" calcext:value-type="float">
            <text:p>2733.91</text:p>
          </table:table-cell>
          <table:table-cell table:style-name="ce17" table:formula="of:=([.AA78]+(5.57*[.AA78]/100))" office:value-type="float" office:value="253.391623244105" calcext:value-type="float">
            <text:p>253.39</text:p>
          </table:table-cell>
          <table:table-cell table:style-name="ce17" table:formula="of:=([.AB78]+(7.2*[.AB78]/100))" office:value-type="float" office:value="269.407268634624" calcext:value-type="float">
            <text:p>269.41</text:p>
          </table:table-cell>
          <table:table-cell table:style-name="ce17" table:formula="of:=[.AA79]*12" office:value-type="float" office:value="3040.69947892926" calcext:value-type="float">
            <text:p>3040.70</text:p>
          </table:table-cell>
          <table:table-cell table:style-name="ce17" table:formula="of:=[.AB79]*12" office:value-type="float" office:value="3232.88722361549" calcext:value-type="float">
            <text:p>3232.89</text:p>
          </table:table-cell>
          <table:table-cell table:style-name="ce17" table:formula="of:=([.E79]-[.$I$70])/[.L79]" office:value-type="float" office:value="-0.215111111111111" calcext:value-type="float">
            <text:p>-0.22</text:p>
          </table:table-cell>
          <table:table-cell table:style-name="ce17" table:formula="of:=([.F79]-[.$I$70])/[.L79]" office:value-type="float" office:value="-0.215111111111111" calcext:value-type="float">
            <text:p>-0.22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style-name="ce17" table:formula="of:=(100*[.AI79])/[.AH79]" office:value-type="float" office:value="57.1428571428571" calcext:value-type="float">
            <text:p>57.14</text:p>
          </table:table-cell>
          <table:table-cell office:value-type="float" office:value="1.49" calcext:value-type="float">
            <text:p>1.49</text:p>
          </table:table-cell>
          <table:table-cell office:value-type="float" office:value="0.84" calcext:value-type="float">
            <text:p>0.84</text:p>
          </table:table-cell>
          <table:table-cell table:style-name="ce17" table:formula="of:=(100*[.AL79])/[.AK79]" office:value-type="float" office:value="56.3758389261745" calcext:value-type="float">
            <text:p>56.3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79]-[.G78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79]/[.E7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0]/5)" office:value-type="float" office:value="0.2" calcext:value-type="float">
            <text:p>0.20</text:p>
          </table:table-cell>
          <table:table-cell table:style-name="ce40" table:formula="of:=([.$J$69]*3600/1760)/(([.I80]-1)/5)" office:value-type="string" office:string-value="" calcext:value-type="error">
            <text:p>#DIV/0!</text:p>
          </table:table-cell>
          <table:table-cell table:style-name="ce40" table:formula="of:=([.$J$69]*3600/1760)/[.J80]" office:value-type="float" office:value="255.681818181818" calcext:value-type="float">
            <text:p>255.68</text:p>
          </table:table-cell>
          <table:table-cell table:style-name="ce40" table:formula="of:=([.$J$69]*3600/1760)/(([.I80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0]-[.G74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0]-[.G79])-1)*25*1760*[.J80]/(3600*5)" office:value-type="float" office:value="-0.488888888888889" calcext:value-type="float">
            <text:p>-0.49</text:p>
          </table:table-cell>
          <table:table-cell table:style-name="ce37" table:formula="of:=([.G80]-[.G79])*25*1760*[.J80]/(3600*5)" office:value-type="float" office:value="0" calcext:value-type="float">
            <text:p>0.00</text:p>
          </table:table-cell>
          <table:table-cell table:style-name="ce37" table:formula="of:=(([.H80]-[.H79])+1)*25*1760*[.J80]/(3600*5)" office:value-type="float" office:value="0.488888888888889" calcext:value-type="float">
            <text:p>0.49</text:p>
          </table:table-cell>
          <table:table-cell table:style-name="ce37" table:formula="of:=(((([.L80]*[.L80])/20)+([.L80]))/3)" office:value-type="float" office:value="1174.78047520661" calcext:value-type="float">
            <text:p>1174.78</text:p>
          </table:table-cell>
          <table:table-cell table:style-name="ce37" table:formula="of:=((([.L80]*[.L80])/20)+([.L80]))" office:value-type="float" office:value="3524.34142561983" calcext:value-type="float">
            <text:p>3524.34</text:p>
          </table:table-cell>
          <table:table-cell table:style-name="ce37" table:formula="of:=MIN([.R76:.R80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0]*3" office:value-type="string" office:string-value="" calcext:value-type="error">
            <text:p>#DIV/0!</text:p>
          </table:table-cell>
          <table:table-cell table:style-name="ce17" table:formula="of:=([.Y79]+(2.8*[.Y79]/100))" office:value-type="float" office:value="234.204772540035" calcext:value-type="float">
            <text:p>234.20</text:p>
          </table:table-cell>
          <table:table-cell table:style-name="ce17" table:formula="of:=[.Y80]*12" office:value-type="float" office:value="2810.45727048042" calcext:value-type="float">
            <text:p>2810.46</text:p>
          </table:table-cell>
          <table:table-cell table:style-name="ce17" table:formula="of:=([.AA79]+(5.57*[.AA79]/100))" office:value-type="float" office:value="267.505536658801" calcext:value-type="float">
            <text:p>267.51</text:p>
          </table:table-cell>
          <table:table-cell table:style-name="ce17" table:formula="of:=([.AB79]+(7.2*[.AB79]/100))" office:value-type="float" office:value="288.804591976317" calcext:value-type="float">
            <text:p>288.80</text:p>
          </table:table-cell>
          <table:table-cell table:style-name="ce17" table:formula="of:=[.AA80]*12" office:value-type="float" office:value="3210.06643990562" calcext:value-type="float">
            <text:p>3210.07</text:p>
          </table:table-cell>
          <table:table-cell table:style-name="ce17" table:formula="of:=[.AB80]*12" office:value-type="float" office:value="3465.6551037158" calcext:value-type="float">
            <text:p>3465.66</text:p>
          </table:table-cell>
          <table:table-cell table:style-name="ce17" table:formula="of:=([.E80]-[.$I$70])/[.L80]" office:value-type="float" office:value="-0.215111111111111" calcext:value-type="float">
            <text:p>-0.22</text:p>
          </table:table-cell>
          <table:table-cell table:style-name="ce17" table:formula="of:=([.F80]-[.$I$70])/[.L80]" office:value-type="float" office:value="-0.215111111111111" calcext:value-type="float">
            <text:p>-0.22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0.78" calcext:value-type="float">
            <text:p>0.78</text:p>
          </table:table-cell>
          <table:table-cell table:style-name="ce17" table:formula="of:=(100*[.AI80])/[.AH80]" office:value-type="float" office:value="56.9343065693431" calcext:value-type="float">
            <text:p>56.93</text:p>
          </table:table-cell>
          <table:table-cell office:value-type="float" office:value="1.46" calcext:value-type="float">
            <text:p>1.46</text:p>
          </table:table-cell>
          <table:table-cell office:value-type="float" office:value="0.82" calcext:value-type="float">
            <text:p>0.82</text:p>
          </table:table-cell>
          <table:table-cell table:style-name="ce17" table:formula="of:=(100*[.AL80])/[.AK80]" office:value-type="float" office:value="56.1643835616438" calcext:value-type="float">
            <text:p>56.16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0]-[.G79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0]/[.E8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1]/5)" office:value-type="float" office:value="0.2" calcext:value-type="float">
            <text:p>0.20</text:p>
          </table:table-cell>
          <table:table-cell table:style-name="ce40" table:formula="of:=([.$J$69]*3600/1760)/(([.I81]-1)/5)" office:value-type="string" office:string-value="" calcext:value-type="error">
            <text:p>#DIV/0!</text:p>
          </table:table-cell>
          <table:table-cell table:style-name="ce40" table:formula="of:=([.$J$69]*3600/1760)/[.J81]" office:value-type="float" office:value="255.681818181818" calcext:value-type="float">
            <text:p>255.68</text:p>
          </table:table-cell>
          <table:table-cell table:style-name="ce40" table:formula="of:=([.$J$69]*3600/1760)/(([.I81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1]-[.G75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1]-[.G80])-1)*25*1760*[.J81]/(3600*5)" office:value-type="float" office:value="-0.488888888888889" calcext:value-type="float">
            <text:p>-0.49</text:p>
          </table:table-cell>
          <table:table-cell table:style-name="ce37" table:formula="of:=([.G81]-[.G80])*25*1760*[.J81]/(3600*5)" office:value-type="float" office:value="0" calcext:value-type="float">
            <text:p>0.00</text:p>
          </table:table-cell>
          <table:table-cell table:style-name="ce37" table:formula="of:=(([.H81]-[.H80])+1)*25*1760*[.J81]/(3600*5)" office:value-type="float" office:value="0.488888888888889" calcext:value-type="float">
            <text:p>0.49</text:p>
          </table:table-cell>
          <table:table-cell table:style-name="ce37" table:formula="of:=(((([.L81]*[.L81])/20)+([.L81]))/3)" office:value-type="float" office:value="1174.78047520661" calcext:value-type="float">
            <text:p>1174.78</text:p>
          </table:table-cell>
          <table:table-cell table:style-name="ce37" table:formula="of:=((([.L81]*[.L81])/20)+([.L81]))" office:value-type="float" office:value="3524.34142561983" calcext:value-type="float">
            <text:p>3524.34</text:p>
          </table:table-cell>
          <table:table-cell table:style-name="ce37" table:formula="of:=MIN([.R77:.R81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1]*3" office:value-type="string" office:string-value="" calcext:value-type="error">
            <text:p>#DIV/0!</text:p>
          </table:table-cell>
          <table:table-cell table:style-name="ce17" table:formula="of:=([.Y80]+(2.8*[.Y80]/100))" office:value-type="float" office:value="240.762506171156" calcext:value-type="float">
            <text:p>240.76</text:p>
          </table:table-cell>
          <table:table-cell table:style-name="ce17" table:formula="of:=[.Y81]*12" office:value-type="float" office:value="2889.15007405387" calcext:value-type="float">
            <text:p>2889.15</text:p>
          </table:table-cell>
          <table:table-cell table:style-name="ce17" table:formula="of:=([.AA80]+(5.57*[.AA80]/100))" office:value-type="float" office:value="282.405595050697" calcext:value-type="float">
            <text:p>282.41</text:p>
          </table:table-cell>
          <table:table-cell table:style-name="ce17" table:formula="of:=([.AB80]+(7.2*[.AB80]/100))" office:value-type="float" office:value="309.598522598612" calcext:value-type="float">
            <text:p>309.60</text:p>
          </table:table-cell>
          <table:table-cell table:style-name="ce17" table:formula="of:=[.AA81]*12" office:value-type="float" office:value="3388.86714060836" calcext:value-type="float">
            <text:p>3388.87</text:p>
          </table:table-cell>
          <table:table-cell table:style-name="ce17" table:formula="of:=[.AB81]*12" office:value-type="float" office:value="3715.18227118334" calcext:value-type="float">
            <text:p>3715.18</text:p>
          </table:table-cell>
          <table:table-cell table:style-name="ce17" table:formula="of:=([.E81]-[.$I$70])/[.L81]" office:value-type="float" office:value="-0.215111111111111" calcext:value-type="float">
            <text:p>-0.22</text:p>
          </table:table-cell>
          <table:table-cell table:style-name="ce17" table:formula="of:=([.F81]-[.$I$70])/[.L81]" office:value-type="float" office:value="-0.215111111111111" calcext:value-type="float">
            <text:p>-0.22</text:p>
          </table:table-cell>
          <table:table-cell office:value-type="float" office:value="38" calcext:value-type="float">
            <text:p>38</text:p>
          </table:table-cell>
          <table:table-cell office:value-type="float" office:value="1.34" calcext:value-type="float">
            <text:p>1.34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I81])/[.AH81]" office:value-type="float" office:value="56.7164179104478" calcext:value-type="float">
            <text:p>56.72</text:p>
          </table:table-cell>
          <table:table-cell office:value-type="float" office:value="1.43" calcext:value-type="float">
            <text:p>1.43</text:p>
          </table:table-cell>
          <table:table-cell office:value-type="float" office:value="0.8" calcext:value-type="float">
            <text:p>0.8</text:p>
          </table:table-cell>
          <table:table-cell table:style-name="ce17" table:formula="of:=(100*[.AL81])/[.AK81]" office:value-type="float" office:value="55.944055944056" calcext:value-type="float">
            <text:p>55.94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1]-[.G80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1]/[.E8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2]/5)" office:value-type="float" office:value="0.2" calcext:value-type="float">
            <text:p>0.20</text:p>
          </table:table-cell>
          <table:table-cell table:style-name="ce40" table:formula="of:=([.$J$69]*3600/1760)/(([.I82]-1)/5)" office:value-type="string" office:string-value="" calcext:value-type="error">
            <text:p>#DIV/0!</text:p>
          </table:table-cell>
          <table:table-cell table:style-name="ce40" table:formula="of:=([.$J$69]*3600/1760)/[.J82]" office:value-type="float" office:value="255.681818181818" calcext:value-type="float">
            <text:p>255.68</text:p>
          </table:table-cell>
          <table:table-cell table:style-name="ce40" table:formula="of:=([.$J$69]*3600/1760)/(([.I82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2]-[.G76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2]-[.G81])-1)*25*1760*[.J82]/(3600*5)" office:value-type="float" office:value="-0.488888888888889" calcext:value-type="float">
            <text:p>-0.49</text:p>
          </table:table-cell>
          <table:table-cell table:style-name="ce37" table:formula="of:=([.G82]-[.G81])*25*1760*[.J82]/(3600*5)" office:value-type="float" office:value="0" calcext:value-type="float">
            <text:p>0.00</text:p>
          </table:table-cell>
          <table:table-cell table:style-name="ce37" table:formula="of:=(([.H82]-[.H81])+1)*25*1760*[.J82]/(3600*5)" office:value-type="float" office:value="0.488888888888889" calcext:value-type="float">
            <text:p>0.49</text:p>
          </table:table-cell>
          <table:table-cell table:style-name="ce37" table:formula="of:=(((([.L82]*[.L82])/20)+([.L82]))/3)" office:value-type="float" office:value="1174.78047520661" calcext:value-type="float">
            <text:p>1174.78</text:p>
          </table:table-cell>
          <table:table-cell table:style-name="ce37" table:formula="of:=((([.L82]*[.L82])/20)+([.L82]))" office:value-type="float" office:value="3524.34142561983" calcext:value-type="float">
            <text:p>3524.34</text:p>
          </table:table-cell>
          <table:table-cell table:style-name="ce37" table:formula="of:=MIN([.R78:.R82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2]*3" office:value-type="string" office:string-value="" calcext:value-type="error">
            <text:p>#DIV/0!</text:p>
          </table:table-cell>
          <table:table-cell table:style-name="ce17" table:formula="of:=([.Y81]+(2.8*[.Y81]/100))" office:value-type="float" office:value="247.503856343948" calcext:value-type="float">
            <text:p>247.50</text:p>
          </table:table-cell>
          <table:table-cell table:style-name="ce17" table:formula="of:=[.Y82]*12" office:value-type="float" office:value="2970.04627612738" calcext:value-type="float">
            <text:p>2970.05</text:p>
          </table:table-cell>
          <table:table-cell table:style-name="ce17" table:formula="of:=([.AA81]+(5.57*[.AA81]/100))" office:value-type="float" office:value="298.135586695021" calcext:value-type="float">
            <text:p>298.14</text:p>
          </table:table-cell>
          <table:table-cell table:style-name="ce17" table:formula="of:=([.AB81]+(7.2*[.AB81]/100))" office:value-type="float" office:value="331.889616225712" calcext:value-type="float">
            <text:p>331.89</text:p>
          </table:table-cell>
          <table:table-cell table:style-name="ce17" table:formula="of:=[.AA82]*12" office:value-type="float" office:value="3577.62704034025" calcext:value-type="float">
            <text:p>3577.63</text:p>
          </table:table-cell>
          <table:table-cell table:style-name="ce17" table:formula="of:=[.AB82]*12" office:value-type="float" office:value="3982.67539470854" calcext:value-type="float">
            <text:p>3982.68</text:p>
          </table:table-cell>
          <table:table-cell table:style-name="ce17" table:formula="of:=([.E82]-[.$I$70])/[.L82]" office:value-type="float" office:value="-0.215111111111111" calcext:value-type="float">
            <text:p>-0.22</text:p>
          </table:table-cell>
          <table:table-cell table:style-name="ce17" table:formula="of:=([.F82]-[.$I$70])/[.L82]" office:value-type="float" office:value="-0.215111111111111" calcext:value-type="float">
            <text:p>-0.22</text:p>
          </table:table-cell>
          <table:table-cell office:value-type="float" office:value="39" calcext:value-type="float">
            <text:p>39</text:p>
          </table:table-cell>
          <table:table-cell office:value-type="float" office:value="1.31" calcext:value-type="float">
            <text:p>1.31</text:p>
          </table:table-cell>
          <table:table-cell office:value-type="float" office:value="0.75" calcext:value-type="float">
            <text:p>0.75</text:p>
          </table:table-cell>
          <table:table-cell table:style-name="ce17" table:formula="of:=(100*[.AI82])/[.AH82]" office:value-type="float" office:value="57.2519083969466" calcext:value-type="float">
            <text:p>57.25</text:p>
          </table:table-cell>
          <table:table-cell office:value-type="float" office:value="1.4" calcext:value-type="float">
            <text:p>1.4</text:p>
          </table:table-cell>
          <table:table-cell office:value-type="float" office:value="0.78" calcext:value-type="float">
            <text:p>0.78</text:p>
          </table:table-cell>
          <table:table-cell table:style-name="ce17" table:formula="of:=(100*[.AL82])/[.AK82]" office:value-type="float" office:value="55.7142857142857" calcext:value-type="float">
            <text:p>55.71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2]-[.G81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2]/[.E8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3]/5)" office:value-type="float" office:value="0.2" calcext:value-type="float">
            <text:p>0.20</text:p>
          </table:table-cell>
          <table:table-cell table:style-name="ce40" table:formula="of:=([.$J$69]*3600/1760)/(([.I83]-1)/5)" office:value-type="string" office:string-value="" calcext:value-type="error">
            <text:p>#DIV/0!</text:p>
          </table:table-cell>
          <table:table-cell table:style-name="ce40" table:formula="of:=([.$J$69]*3600/1760)/[.J83]" office:value-type="float" office:value="255.681818181818" calcext:value-type="float">
            <text:p>255.68</text:p>
          </table:table-cell>
          <table:table-cell table:style-name="ce40" table:formula="of:=([.$J$69]*3600/1760)/(([.I83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3]-[.G77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3]-[.G82])-1)*25*1760*[.J83]/(3600*5)" office:value-type="float" office:value="-0.488888888888889" calcext:value-type="float">
            <text:p>-0.49</text:p>
          </table:table-cell>
          <table:table-cell table:style-name="ce37" table:formula="of:=([.G83]-[.G82])*25*1760*[.J83]/(3600*5)" office:value-type="float" office:value="0" calcext:value-type="float">
            <text:p>0.00</text:p>
          </table:table-cell>
          <table:table-cell table:style-name="ce37" table:formula="of:=(([.H83]-[.H82])+1)*25*1760*[.J83]/(3600*5)" office:value-type="float" office:value="0.488888888888889" calcext:value-type="float">
            <text:p>0.49</text:p>
          </table:table-cell>
          <table:table-cell table:style-name="ce37" table:formula="of:=(((([.L83]*[.L83])/20)+([.L83]))/3)" office:value-type="float" office:value="1174.78047520661" calcext:value-type="float">
            <text:p>1174.78</text:p>
          </table:table-cell>
          <table:table-cell table:style-name="ce37" table:formula="of:=((([.L83]*[.L83])/20)+([.L83]))" office:value-type="float" office:value="3524.34142561983" calcext:value-type="float">
            <text:p>3524.34</text:p>
          </table:table-cell>
          <table:table-cell table:style-name="ce37" table:formula="of:=MIN([.R79:.R83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3]*3" office:value-type="string" office:string-value="" calcext:value-type="error">
            <text:p>#DIV/0!</text:p>
          </table:table-cell>
          <table:table-cell table:style-name="ce17" table:formula="of:=([.Y82]+(2.8*[.Y82]/100))" office:value-type="float" office:value="254.433964321579" calcext:value-type="float">
            <text:p>254.43</text:p>
          </table:table-cell>
          <table:table-cell table:style-name="ce17" table:formula="of:=[.Y83]*12" office:value-type="float" office:value="3053.20757185895" calcext:value-type="float">
            <text:p>3053.21</text:p>
          </table:table-cell>
          <table:table-cell table:style-name="ce17" table:formula="of:=([.AA82]+(5.57*[.AA82]/100))" office:value-type="float" office:value="314.741738873933" calcext:value-type="float">
            <text:p>314.74</text:p>
          </table:table-cell>
          <table:table-cell table:style-name="ce17" table:formula="of:=([.AB82]+(7.2*[.AB82]/100))" office:value-type="float" office:value="355.785668593963" calcext:value-type="float">
            <text:p>355.79</text:p>
          </table:table-cell>
          <table:table-cell table:style-name="ce17" table:formula="of:=[.AA83]*12" office:value-type="float" office:value="3776.9008664872" calcext:value-type="float">
            <text:p>3776.90</text:p>
          </table:table-cell>
          <table:table-cell table:style-name="ce17" table:formula="of:=[.AB83]*12" office:value-type="float" office:value="4269.42802312756" calcext:value-type="float">
            <text:p>4269.43</text:p>
          </table:table-cell>
          <table:table-cell table:style-name="ce17" table:formula="of:=([.E83]-[.$I$70])/[.L83]" office:value-type="float" office:value="-0.215111111111111" calcext:value-type="float">
            <text:p>-0.22</text:p>
          </table:table-cell>
          <table:table-cell table:style-name="ce17" table:formula="of:=([.F83]-[.$I$70])/[.L83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3])/[.AH83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3])/[.AK83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3]-[.G82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3]/[.E8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4]/5)" office:value-type="float" office:value="0.2" calcext:value-type="float">
            <text:p>0.20</text:p>
          </table:table-cell>
          <table:table-cell table:style-name="ce40" table:formula="of:=([.$J$69]*3600/1760)/(([.I84]-1)/5)" office:value-type="string" office:string-value="" calcext:value-type="error">
            <text:p>#DIV/0!</text:p>
          </table:table-cell>
          <table:table-cell table:style-name="ce40" table:formula="of:=([.$J$69]*3600/1760)/[.J84]" office:value-type="float" office:value="255.681818181818" calcext:value-type="float">
            <text:p>255.68</text:p>
          </table:table-cell>
          <table:table-cell table:style-name="ce40" table:formula="of:=([.$J$69]*3600/1760)/(([.I84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4]-[.G78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4]-[.G83])-1)*25*1760*[.J84]/(3600*5)" office:value-type="float" office:value="-0.488888888888889" calcext:value-type="float">
            <text:p>-0.49</text:p>
          </table:table-cell>
          <table:table-cell table:style-name="ce37" table:formula="of:=([.G84]-[.G83])*25*1760*[.J84]/(3600*5)" office:value-type="float" office:value="0" calcext:value-type="float">
            <text:p>0.00</text:p>
          </table:table-cell>
          <table:table-cell table:style-name="ce37" table:formula="of:=(([.H84]-[.H83])+1)*25*1760*[.J84]/(3600*5)" office:value-type="float" office:value="0.488888888888889" calcext:value-type="float">
            <text:p>0.49</text:p>
          </table:table-cell>
          <table:table-cell table:style-name="ce37" table:formula="of:=(((([.L84]*[.L84])/20)+([.L84]))/3)" office:value-type="float" office:value="1174.78047520661" calcext:value-type="float">
            <text:p>1174.78</text:p>
          </table:table-cell>
          <table:table-cell table:style-name="ce37" table:formula="of:=((([.L84]*[.L84])/20)+([.L84]))" office:value-type="float" office:value="3524.34142561983" calcext:value-type="float">
            <text:p>3524.34</text:p>
          </table:table-cell>
          <table:table-cell table:style-name="ce37" table:formula="of:=MIN([.R80:.R84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4]*3" office:value-type="string" office:string-value="" calcext:value-type="error">
            <text:p>#DIV/0!</text:p>
          </table:table-cell>
          <table:table-cell table:style-name="ce17" table:formula="of:=([.Y83]+(2.8*[.Y83]/100))" office:value-type="float" office:value="261.558115322583" calcext:value-type="float">
            <text:p>261.56</text:p>
          </table:table-cell>
          <table:table-cell table:style-name="ce17" table:formula="of:=[.Y84]*12" office:value-type="float" office:value="3138.697383871" calcext:value-type="float">
            <text:p>3138.70</text:p>
          </table:table-cell>
          <table:table-cell table:style-name="ce17" table:formula="of:=([.AA83]+(5.57*[.AA83]/100))" office:value-type="float" office:value="332.272853729211" calcext:value-type="float">
            <text:p>332.27</text:p>
          </table:table-cell>
          <table:table-cell table:style-name="ce17" table:formula="of:=([.AB83]+(7.2*[.AB83]/100))" office:value-type="float" office:value="381.402236732728" calcext:value-type="float">
            <text:p>381.40</text:p>
          </table:table-cell>
          <table:table-cell table:style-name="ce17" table:formula="of:=[.AA84]*12" office:value-type="float" office:value="3987.27424475054" calcext:value-type="float">
            <text:p>3987.27</text:p>
          </table:table-cell>
          <table:table-cell table:style-name="ce17" table:formula="of:=[.AB84]*12" office:value-type="float" office:value="4576.82684079274" calcext:value-type="float">
            <text:p>4576.83</text:p>
          </table:table-cell>
          <table:table-cell table:style-name="ce17" table:formula="of:=([.E84]-[.$I$70])/[.L84]" office:value-type="float" office:value="-0.215111111111111" calcext:value-type="float">
            <text:p>-0.22</text:p>
          </table:table-cell>
          <table:table-cell table:style-name="ce17" table:formula="of:=([.F84]-[.$I$70])/[.L84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4])/[.AH84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4])/[.AK84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4]-[.G83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4]/[.E8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5]/5)" office:value-type="float" office:value="0.2" calcext:value-type="float">
            <text:p>0.20</text:p>
          </table:table-cell>
          <table:table-cell table:style-name="ce40" table:formula="of:=([.$J$69]*3600/1760)/(([.I85]-1)/5)" office:value-type="string" office:string-value="" calcext:value-type="error">
            <text:p>#DIV/0!</text:p>
          </table:table-cell>
          <table:table-cell table:style-name="ce40" table:formula="of:=([.$J$69]*3600/1760)/[.J85]" office:value-type="float" office:value="255.681818181818" calcext:value-type="float">
            <text:p>255.68</text:p>
          </table:table-cell>
          <table:table-cell table:style-name="ce40" table:formula="of:=([.$J$69]*3600/1760)/(([.I85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5]-[.G79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5]-[.G84])-1)*25*1760*[.J85]/(3600*5)" office:value-type="float" office:value="-0.488888888888889" calcext:value-type="float">
            <text:p>-0.49</text:p>
          </table:table-cell>
          <table:table-cell table:style-name="ce37" table:formula="of:=([.G85]-[.G84])*25*1760*[.J85]/(3600*5)" office:value-type="float" office:value="0" calcext:value-type="float">
            <text:p>0.00</text:p>
          </table:table-cell>
          <table:table-cell table:style-name="ce37" table:formula="of:=(([.H85]-[.H84])+1)*25*1760*[.J85]/(3600*5)" office:value-type="float" office:value="0.488888888888889" calcext:value-type="float">
            <text:p>0.49</text:p>
          </table:table-cell>
          <table:table-cell table:style-name="ce37" table:formula="of:=(((([.L85]*[.L85])/20)+([.L85]))/3)" office:value-type="float" office:value="1174.78047520661" calcext:value-type="float">
            <text:p>1174.78</text:p>
          </table:table-cell>
          <table:table-cell table:style-name="ce37" table:formula="of:=((([.L85]*[.L85])/20)+([.L85]))" office:value-type="float" office:value="3524.34142561983" calcext:value-type="float">
            <text:p>3524.34</text:p>
          </table:table-cell>
          <table:table-cell table:style-name="ce37" table:formula="of:=MIN([.R81:.R85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5]*3" office:value-type="string" office:string-value="" calcext:value-type="error">
            <text:p>#DIV/0!</text:p>
          </table:table-cell>
          <table:table-cell table:style-name="ce17" table:formula="of:=([.Y84]+(2.8*[.Y84]/100))" office:value-type="float" office:value="268.881742551616" calcext:value-type="float">
            <text:p>268.88</text:p>
          </table:table-cell>
          <table:table-cell table:style-name="ce17" table:formula="of:=[.Y85]*12" office:value-type="float" office:value="3226.58091061939" calcext:value-type="float">
            <text:p>3226.58</text:p>
          </table:table-cell>
          <table:table-cell table:style-name="ce17" table:formula="of:=([.AA84]+(5.57*[.AA84]/100))" office:value-type="float" office:value="350.780451681928" calcext:value-type="float">
            <text:p>350.78</text:p>
          </table:table-cell>
          <table:table-cell table:style-name="ce17" table:formula="of:=([.AB84]+(7.2*[.AB84]/100))" office:value-type="float" office:value="408.863197777485" calcext:value-type="float">
            <text:p>408.86</text:p>
          </table:table-cell>
          <table:table-cell table:style-name="ce17" table:formula="of:=[.AA85]*12" office:value-type="float" office:value="4209.36542018314" calcext:value-type="float">
            <text:p>4209.37</text:p>
          </table:table-cell>
          <table:table-cell table:style-name="ce17" table:formula="of:=[.AB85]*12" office:value-type="float" office:value="4906.35837332982" calcext:value-type="float">
            <text:p>4906.36</text:p>
          </table:table-cell>
          <table:table-cell table:style-name="ce17" table:formula="of:=([.E85]-[.$I$70])/[.L85]" office:value-type="float" office:value="-0.215111111111111" calcext:value-type="float">
            <text:p>-0.22</text:p>
          </table:table-cell>
          <table:table-cell table:style-name="ce17" table:formula="of:=([.F85]-[.$I$70])/[.L85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5])/[.AH85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5])/[.AK85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5]-[.G84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5]/[.E8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6]/5)" office:value-type="float" office:value="0.2" calcext:value-type="float">
            <text:p>0.20</text:p>
          </table:table-cell>
          <table:table-cell table:style-name="ce40" table:formula="of:=([.$J$69]*3600/1760)/(([.I86]-1)/5)" office:value-type="string" office:string-value="" calcext:value-type="error">
            <text:p>#DIV/0!</text:p>
          </table:table-cell>
          <table:table-cell table:style-name="ce40" table:formula="of:=([.$J$69]*3600/1760)/[.J86]" office:value-type="float" office:value="255.681818181818" calcext:value-type="float">
            <text:p>255.68</text:p>
          </table:table-cell>
          <table:table-cell table:style-name="ce40" table:formula="of:=([.$J$69]*3600/1760)/(([.I86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6]-[.G80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6]-[.G85])-1)*25*1760*[.J86]/(3600*5)" office:value-type="float" office:value="-0.488888888888889" calcext:value-type="float">
            <text:p>-0.49</text:p>
          </table:table-cell>
          <table:table-cell table:style-name="ce37" table:formula="of:=([.G86]-[.G85])*25*1760*[.J86]/(3600*5)" office:value-type="float" office:value="0" calcext:value-type="float">
            <text:p>0.00</text:p>
          </table:table-cell>
          <table:table-cell table:style-name="ce37" table:formula="of:=(([.H86]-[.H85])+1)*25*1760*[.J86]/(3600*5)" office:value-type="float" office:value="0.488888888888889" calcext:value-type="float">
            <text:p>0.49</text:p>
          </table:table-cell>
          <table:table-cell table:style-name="ce37" table:formula="of:=(((([.L86]*[.L86])/20)+([.L86]))/3)" office:value-type="float" office:value="1174.78047520661" calcext:value-type="float">
            <text:p>1174.78</text:p>
          </table:table-cell>
          <table:table-cell table:style-name="ce37" table:formula="of:=((([.L86]*[.L86])/20)+([.L86]))" office:value-type="float" office:value="3524.34142561983" calcext:value-type="float">
            <text:p>3524.34</text:p>
          </table:table-cell>
          <table:table-cell table:style-name="ce37" table:formula="of:=MIN([.R82:.R86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6]*3" office:value-type="string" office:string-value="" calcext:value-type="error">
            <text:p>#DIV/0!</text:p>
          </table:table-cell>
          <table:table-cell table:style-name="ce17" table:formula="of:=([.Y85]+(2.8*[.Y85]/100))" office:value-type="float" office:value="276.410431343061" calcext:value-type="float">
            <text:p>276.41</text:p>
          </table:table-cell>
          <table:table-cell table:style-name="ce17" table:formula="of:=[.Y86]*12" office:value-type="float" office:value="3316.92517611673" calcext:value-type="float">
            <text:p>3316.93</text:p>
          </table:table-cell>
          <table:table-cell table:style-name="ce17" table:formula="of:=([.AA85]+(5.57*[.AA85]/100))" office:value-type="float" office:value="370.318922840612" calcext:value-type="float">
            <text:p>370.32</text:p>
          </table:table-cell>
          <table:table-cell table:style-name="ce17" table:formula="of:=([.AB85]+(7.2*[.AB85]/100))" office:value-type="float" office:value="438.301348017464" calcext:value-type="float">
            <text:p>438.30</text:p>
          </table:table-cell>
          <table:table-cell table:style-name="ce17" table:formula="of:=[.AA86]*12" office:value-type="float" office:value="4443.82707408734" calcext:value-type="float">
            <text:p>4443.83</text:p>
          </table:table-cell>
          <table:table-cell table:style-name="ce17" table:formula="of:=[.AB86]*12" office:value-type="float" office:value="5259.61617620956" calcext:value-type="float">
            <text:p>5259.62</text:p>
          </table:table-cell>
          <table:table-cell table:style-name="ce17" table:formula="of:=([.E86]-[.$I$70])/[.L86]" office:value-type="float" office:value="-0.215111111111111" calcext:value-type="float">
            <text:p>-0.22</text:p>
          </table:table-cell>
          <table:table-cell table:style-name="ce17" table:formula="of:=([.F86]-[.$I$70])/[.L86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6])/[.AH86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6])/[.AK86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6]-[.G85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6]/[.E8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7]/5)" office:value-type="float" office:value="0.2" calcext:value-type="float">
            <text:p>0.20</text:p>
          </table:table-cell>
          <table:table-cell table:style-name="ce40" table:formula="of:=([.$J$69]*3600/1760)/(([.I87]-1)/5)" office:value-type="string" office:string-value="" calcext:value-type="error">
            <text:p>#DIV/0!</text:p>
          </table:table-cell>
          <table:table-cell table:style-name="ce40" table:formula="of:=([.$J$69]*3600/1760)/[.J87]" office:value-type="float" office:value="255.681818181818" calcext:value-type="float">
            <text:p>255.68</text:p>
          </table:table-cell>
          <table:table-cell table:style-name="ce40" table:formula="of:=([.$J$69]*3600/1760)/(([.I87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7]-[.G81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7]-[.G86])-1)*25*1760*[.J87]/(3600*5)" office:value-type="float" office:value="-0.488888888888889" calcext:value-type="float">
            <text:p>-0.49</text:p>
          </table:table-cell>
          <table:table-cell table:style-name="ce37" table:formula="of:=([.G87]-[.G86])*25*1760*[.J87]/(3600*5)" office:value-type="float" office:value="0" calcext:value-type="float">
            <text:p>0.00</text:p>
          </table:table-cell>
          <table:table-cell table:style-name="ce37" table:formula="of:=(([.H87]-[.H86])+1)*25*1760*[.J87]/(3600*5)" office:value-type="float" office:value="0.488888888888889" calcext:value-type="float">
            <text:p>0.49</text:p>
          </table:table-cell>
          <table:table-cell table:style-name="ce37" table:formula="of:=(((([.L87]*[.L87])/20)+([.L87]))/3)" office:value-type="float" office:value="1174.78047520661" calcext:value-type="float">
            <text:p>1174.78</text:p>
          </table:table-cell>
          <table:table-cell table:style-name="ce37" table:formula="of:=((([.L87]*[.L87])/20)+([.L87]))" office:value-type="float" office:value="3524.34142561983" calcext:value-type="float">
            <text:p>3524.34</text:p>
          </table:table-cell>
          <table:table-cell table:style-name="ce37" table:formula="of:=MIN([.R83:.R87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7]*3" office:value-type="string" office:string-value="" calcext:value-type="error">
            <text:p>#DIV/0!</text:p>
          </table:table-cell>
          <table:table-cell table:style-name="ce17" table:formula="of:=([.Y86]+(2.8*[.Y86]/100))" office:value-type="float" office:value="284.149923420666" calcext:value-type="float">
            <text:p>284.15</text:p>
          </table:table-cell>
          <table:table-cell table:style-name="ce17" table:formula="of:=[.Y87]*12" office:value-type="float" office:value="3409.799081048" calcext:value-type="float">
            <text:p>3409.80</text:p>
          </table:table-cell>
          <table:table-cell table:style-name="ce17" table:formula="of:=([.AA86]+(5.57*[.AA86]/100))" office:value-type="float" office:value="390.945686842834" calcext:value-type="float">
            <text:p>390.95</text:p>
          </table:table-cell>
          <table:table-cell table:style-name="ce17" table:formula="of:=([.AB86]+(7.2*[.AB86]/100))" office:value-type="float" office:value="469.859045074721" calcext:value-type="float">
            <text:p>469.86</text:p>
          </table:table-cell>
          <table:table-cell table:style-name="ce17" table:formula="of:=[.AA87]*12" office:value-type="float" office:value="4691.34824211401" calcext:value-type="float">
            <text:p>4691.35</text:p>
          </table:table-cell>
          <table:table-cell table:style-name="ce17" table:formula="of:=[.AB87]*12" office:value-type="float" office:value="5638.30854089665" calcext:value-type="float">
            <text:p>5638.31</text:p>
          </table:table-cell>
          <table:table-cell table:style-name="ce17" table:formula="of:=([.E87]-[.$I$70])/[.L87]" office:value-type="float" office:value="-0.215111111111111" calcext:value-type="float">
            <text:p>-0.22</text:p>
          </table:table-cell>
          <table:table-cell table:style-name="ce17" table:formula="of:=([.F87]-[.$I$70])/[.L87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7])/[.AH87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7])/[.AK87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7]-[.G86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7]/[.E8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8]/5)" office:value-type="float" office:value="0.2" calcext:value-type="float">
            <text:p>0.20</text:p>
          </table:table-cell>
          <table:table-cell table:style-name="ce40" table:formula="of:=([.$J$69]*3600/1760)/(([.I88]-1)/5)" office:value-type="string" office:string-value="" calcext:value-type="error">
            <text:p>#DIV/0!</text:p>
          </table:table-cell>
          <table:table-cell table:style-name="ce40" table:formula="of:=([.$J$69]*3600/1760)/[.J88]" office:value-type="float" office:value="255.681818181818" calcext:value-type="float">
            <text:p>255.68</text:p>
          </table:table-cell>
          <table:table-cell table:style-name="ce40" table:formula="of:=([.$J$69]*3600/1760)/(([.I88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8]-[.G82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8]-[.G87])-1)*25*1760*[.J88]/(3600*5)" office:value-type="float" office:value="-0.488888888888889" calcext:value-type="float">
            <text:p>-0.49</text:p>
          </table:table-cell>
          <table:table-cell table:style-name="ce37" table:formula="of:=([.G88]-[.G87])*25*1760*[.J88]/(3600*5)" office:value-type="float" office:value="0" calcext:value-type="float">
            <text:p>0.00</text:p>
          </table:table-cell>
          <table:table-cell table:style-name="ce37" table:formula="of:=(([.H88]-[.H87])+1)*25*1760*[.J88]/(3600*5)" office:value-type="float" office:value="0.488888888888889" calcext:value-type="float">
            <text:p>0.49</text:p>
          </table:table-cell>
          <table:table-cell table:style-name="ce37" table:formula="of:=(((([.L88]*[.L88])/20)+([.L88]))/3)" office:value-type="float" office:value="1174.78047520661" calcext:value-type="float">
            <text:p>1174.78</text:p>
          </table:table-cell>
          <table:table-cell table:style-name="ce37" table:formula="of:=((([.L88]*[.L88])/20)+([.L88]))" office:value-type="float" office:value="3524.34142561983" calcext:value-type="float">
            <text:p>3524.34</text:p>
          </table:table-cell>
          <table:table-cell table:style-name="ce37" table:formula="of:=MIN([.R84:.R88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8]*3" office:value-type="string" office:string-value="" calcext:value-type="error">
            <text:p>#DIV/0!</text:p>
          </table:table-cell>
          <table:table-cell table:style-name="ce17" table:formula="of:=([.Y87]+(2.8*[.Y87]/100))" office:value-type="float" office:value="292.106121276445" calcext:value-type="float">
            <text:p>292.11</text:p>
          </table:table-cell>
          <table:table-cell table:style-name="ce17" table:formula="of:=[.Y88]*12" office:value-type="float" office:value="3505.27345531734" calcext:value-type="float">
            <text:p>3505.27</text:p>
          </table:table-cell>
          <table:table-cell table:style-name="ce17" table:formula="of:=([.AA87]+(5.57*[.AA87]/100))" office:value-type="float" office:value="412.72136159998" calcext:value-type="float">
            <text:p>412.72</text:p>
          </table:table-cell>
          <table:table-cell table:style-name="ce17" table:formula="of:=([.AB87]+(7.2*[.AB87]/100))" office:value-type="float" office:value="503.688896320101" calcext:value-type="float">
            <text:p>503.69</text:p>
          </table:table-cell>
          <table:table-cell table:style-name="ce17" table:formula="of:=[.AA88]*12" office:value-type="float" office:value="4952.65633919976" calcext:value-type="float">
            <text:p>4952.66</text:p>
          </table:table-cell>
          <table:table-cell table:style-name="ce17" table:formula="of:=[.AB88]*12" office:value-type="float" office:value="6044.26675584121" calcext:value-type="float">
            <text:p>6044.27</text:p>
          </table:table-cell>
          <table:table-cell table:style-name="ce17" table:formula="of:=([.E88]-[.$I$70])/[.L88]" office:value-type="float" office:value="-0.215111111111111" calcext:value-type="float">
            <text:p>-0.22</text:p>
          </table:table-cell>
          <table:table-cell table:style-name="ce17" table:formula="of:=([.F88]-[.$I$70])/[.L88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8])/[.AH88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8])/[.AK88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8]-[.G87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8]/[.E8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8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89]/5)" office:value-type="float" office:value="0.2" calcext:value-type="float">
            <text:p>0.20</text:p>
          </table:table-cell>
          <table:table-cell table:style-name="ce40" table:formula="of:=([.$J$69]*3600/1760)/(([.I89]-1)/5)" office:value-type="string" office:string-value="" calcext:value-type="error">
            <text:p>#DIV/0!</text:p>
          </table:table-cell>
          <table:table-cell table:style-name="ce40" table:formula="of:=([.$J$69]*3600/1760)/[.J89]" office:value-type="float" office:value="255.681818181818" calcext:value-type="float">
            <text:p>255.68</text:p>
          </table:table-cell>
          <table:table-cell table:style-name="ce40" table:formula="of:=([.$J$69]*3600/1760)/(([.I89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89]-[.G83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89]-[.G88])-1)*25*1760*[.J89]/(3600*5)" office:value-type="float" office:value="-0.488888888888889" calcext:value-type="float">
            <text:p>-0.49</text:p>
          </table:table-cell>
          <table:table-cell table:style-name="ce37" table:formula="of:=([.G89]-[.G88])*25*1760*[.J89]/(3600*5)" office:value-type="float" office:value="0" calcext:value-type="float">
            <text:p>0.00</text:p>
          </table:table-cell>
          <table:table-cell table:style-name="ce37" table:formula="of:=(([.H89]-[.H88])+1)*25*1760*[.J89]/(3600*5)" office:value-type="float" office:value="0.488888888888889" calcext:value-type="float">
            <text:p>0.49</text:p>
          </table:table-cell>
          <table:table-cell table:style-name="ce37" table:formula="of:=(((([.L89]*[.L89])/20)+([.L89]))/3)" office:value-type="float" office:value="1174.78047520661" calcext:value-type="float">
            <text:p>1174.78</text:p>
          </table:table-cell>
          <table:table-cell table:style-name="ce37" table:formula="of:=((([.L89]*[.L89])/20)+([.L89]))" office:value-type="float" office:value="3524.34142561983" calcext:value-type="float">
            <text:p>3524.34</text:p>
          </table:table-cell>
          <table:table-cell table:style-name="ce37" table:formula="of:=MIN([.R85:.R89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89]*3" office:value-type="string" office:string-value="" calcext:value-type="error">
            <text:p>#DIV/0!</text:p>
          </table:table-cell>
          <table:table-cell table:style-name="ce17" table:formula="of:=([.Y88]+(2.8*[.Y88]/100))" office:value-type="float" office:value="300.285092672186" calcext:value-type="float">
            <text:p>300.29</text:p>
          </table:table-cell>
          <table:table-cell table:style-name="ce17" table:formula="of:=[.Y89]*12" office:value-type="float" office:value="3603.42111206623" calcext:value-type="float">
            <text:p>3603.42</text:p>
          </table:table-cell>
          <table:table-cell table:style-name="ce17" table:formula="of:=([.AA88]+(5.57*[.AA88]/100))" office:value-type="float" office:value="435.709941441098" calcext:value-type="float">
            <text:p>435.71</text:p>
          </table:table-cell>
          <table:table-cell table:style-name="ce17" table:formula="of:=([.AB88]+(7.2*[.AB88]/100))" office:value-type="float" office:value="539.954496855148" calcext:value-type="float">
            <text:p>539.95</text:p>
          </table:table-cell>
          <table:table-cell table:style-name="ce17" table:formula="of:=[.AA89]*12" office:value-type="float" office:value="5228.51929729318" calcext:value-type="float">
            <text:p>5228.52</text:p>
          </table:table-cell>
          <table:table-cell table:style-name="ce17" table:formula="of:=[.AB89]*12" office:value-type="float" office:value="6479.45396226178" calcext:value-type="float">
            <text:p>6479.45</text:p>
          </table:table-cell>
          <table:table-cell table:style-name="ce17" table:formula="of:=([.E89]-[.$I$70])/[.L89]" office:value-type="float" office:value="-0.215111111111111" calcext:value-type="float">
            <text:p>-0.22</text:p>
          </table:table-cell>
          <table:table-cell table:style-name="ce17" table:formula="of:=([.F89]-[.$I$70])/[.L89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89])/[.AH89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89])/[.AK89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89]-[.G88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89]/[.E8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9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90]/5)" office:value-type="float" office:value="0.2" calcext:value-type="float">
            <text:p>0.20</text:p>
          </table:table-cell>
          <table:table-cell table:style-name="ce40" table:formula="of:=([.$J$69]*3600/1760)/(([.I90]-1)/5)" office:value-type="string" office:string-value="" calcext:value-type="error">
            <text:p>#DIV/0!</text:p>
          </table:table-cell>
          <table:table-cell table:style-name="ce40" table:formula="of:=([.$J$69]*3600/1760)/[.J90]" office:value-type="float" office:value="255.681818181818" calcext:value-type="float">
            <text:p>255.68</text:p>
          </table:table-cell>
          <table:table-cell table:style-name="ce40" table:formula="of:=([.$J$69]*3600/1760)/(([.I90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90]-[.G84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90]-[.G89])-1)*25*1760*[.J90]/(3600*5)" office:value-type="float" office:value="-0.488888888888889" calcext:value-type="float">
            <text:p>-0.49</text:p>
          </table:table-cell>
          <table:table-cell table:style-name="ce37" table:formula="of:=([.G90]-[.G89])*25*1760*[.J90]/(3600*5)" office:value-type="float" office:value="0" calcext:value-type="float">
            <text:p>0.00</text:p>
          </table:table-cell>
          <table:table-cell table:style-name="ce37" table:formula="of:=(([.H90]-[.H89])+1)*25*1760*[.J90]/(3600*5)" office:value-type="float" office:value="0.488888888888889" calcext:value-type="float">
            <text:p>0.49</text:p>
          </table:table-cell>
          <table:table-cell table:style-name="ce37" table:formula="of:=(((([.L90]*[.L90])/20)+([.L90]))/3)" office:value-type="float" office:value="1174.78047520661" calcext:value-type="float">
            <text:p>1174.78</text:p>
          </table:table-cell>
          <table:table-cell table:style-name="ce37" table:formula="of:=((([.L90]*[.L90])/20)+([.L90]))" office:value-type="float" office:value="3524.34142561983" calcext:value-type="float">
            <text:p>3524.34</text:p>
          </table:table-cell>
          <table:table-cell table:style-name="ce37" table:formula="of:=MIN([.R86:.R90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90]*3" office:value-type="string" office:string-value="" calcext:value-type="error">
            <text:p>#DIV/0!</text:p>
          </table:table-cell>
          <table:table-cell table:style-name="ce17" table:formula="of:=([.Y89]+(2.8*[.Y89]/100))" office:value-type="float" office:value="308.693075267007" calcext:value-type="float">
            <text:p>308.69</text:p>
          </table:table-cell>
          <table:table-cell table:style-name="ce17" table:formula="of:=[.Y90]*12" office:value-type="float" office:value="3704.31690320408" calcext:value-type="float">
            <text:p>3704.32</text:p>
          </table:table-cell>
          <table:table-cell table:style-name="ce17" table:formula="of:=([.AA89]+(5.57*[.AA89]/100))" office:value-type="float" office:value="459.978985179368" calcext:value-type="float">
            <text:p>459.98</text:p>
          </table:table-cell>
          <table:table-cell table:style-name="ce17" table:formula="of:=([.AB89]+(7.2*[.AB89]/100))" office:value-type="float" office:value="578.831220628719" calcext:value-type="float">
            <text:p>578.83</text:p>
          </table:table-cell>
          <table:table-cell table:style-name="ce17" table:formula="of:=[.AA90]*12" office:value-type="float" office:value="5519.74782215241" calcext:value-type="float">
            <text:p>5519.75</text:p>
          </table:table-cell>
          <table:table-cell table:style-name="ce17" table:formula="of:=[.AB90]*12" office:value-type="float" office:value="6945.97464754463" calcext:value-type="float">
            <text:p>6945.97</text:p>
          </table:table-cell>
          <table:table-cell table:style-name="ce17" table:formula="of:=([.E90]-[.$I$70])/[.L90]" office:value-type="float" office:value="-0.215111111111111" calcext:value-type="float">
            <text:p>-0.22</text:p>
          </table:table-cell>
          <table:table-cell table:style-name="ce17" table:formula="of:=([.F90]-[.$I$70])/[.L90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90])/[.AH90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90])/[.AK90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90]-[.G89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90]/[.E9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9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7" table:formula="of:=([.I91]/5)" office:value-type="float" office:value="0.2" calcext:value-type="float">
            <text:p>0.20</text:p>
          </table:table-cell>
          <table:table-cell table:style-name="ce40" table:formula="of:=([.$J$69]*3600/1760)/(([.I91]-1)/5)" office:value-type="string" office:string-value="" calcext:value-type="error">
            <text:p>#DIV/0!</text:p>
          </table:table-cell>
          <table:table-cell table:style-name="ce40" table:formula="of:=([.$J$69]*3600/1760)/[.J91]" office:value-type="float" office:value="255.681818181818" calcext:value-type="float">
            <text:p>255.68</text:p>
          </table:table-cell>
          <table:table-cell table:style-name="ce40" table:formula="of:=([.$J$69]*3600/1760)/(([.I91]+1)/5)" office:value-type="float" office:value="127.840909090909" calcext:value-type="float">
            <text:p>127.84</text:p>
          </table:table-cell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 table:formula="of:=(5*5*60*60)/(([.G91]-[.G85]))" office:value-type="string" office:string-value="" calcext:value-type="error">
            <text:p>#DIV/0!</text:p>
          </table:table-cell>
          <table:table-cell table:style-name="ce36" table:formula="of:=COUNT([.$N$75:.$N$91])*(60/[.$J$72])" office:value-type="float" office:value="204" calcext:value-type="float">
            <text:p>204.00</text:p>
          </table:table-cell>
          <table:table-cell table:style-name="ce37" table:formula="of:=(([.G91]-[.G90])-1)*25*1760*[.J91]/(3600*5)" office:value-type="float" office:value="-0.488888888888889" calcext:value-type="float">
            <text:p>-0.49</text:p>
          </table:table-cell>
          <table:table-cell table:style-name="ce37" table:formula="of:=([.G91]-[.G90])*25*1760*[.J91]/(3600*5)" office:value-type="float" office:value="0" calcext:value-type="float">
            <text:p>0.00</text:p>
          </table:table-cell>
          <table:table-cell table:style-name="ce37" table:formula="of:=(([.H91]-[.H90])+1)*25*1760*[.J91]/(3600*5)" office:value-type="float" office:value="0.488888888888889" calcext:value-type="float">
            <text:p>0.49</text:p>
          </table:table-cell>
          <table:table-cell table:style-name="ce37" table:formula="of:=(((([.L91]*[.L91])/20)+([.L91]))/3)" office:value-type="float" office:value="1174.78047520661" calcext:value-type="float">
            <text:p>1174.78</text:p>
          </table:table-cell>
          <table:table-cell table:style-name="ce37" table:formula="of:=((([.L91]*[.L91])/20)+([.L91]))" office:value-type="float" office:value="3524.34142561983" calcext:value-type="float">
            <text:p>3524.34</text:p>
          </table:table-cell>
          <table:table-cell table:style-name="ce37" table:formula="of:=MIN([.R87:.R91])" office:value-type="float" office:value="0" calcext:value-type="float">
            <text:p>0.00</text:p>
          </table:table-cell>
          <table:table-cell table:style-name="ce36" table:formula="of:=COUNT([.$N$75:.$N$91])*(60 * 2/[.$J$72])" office:value-type="float" office:value="408" calcext:value-type="float">
            <text:p>408.00</text:p>
          </table:table-cell>
          <table:table-cell table:style-name="ce37" table:formula="of:=[.O91]*3" office:value-type="string" office:string-value="" calcext:value-type="error">
            <text:p>#DIV/0!</text:p>
          </table:table-cell>
          <table:table-cell table:style-name="ce17" table:formula="of:=([.Y90]+(2.8*[.Y90]/100))" office:value-type="float" office:value="317.336481374483" calcext:value-type="float">
            <text:p>317.34</text:p>
          </table:table-cell>
          <table:table-cell table:style-name="ce17" table:formula="of:=[.Y91]*12" office:value-type="float" office:value="3808.0377764938" calcext:value-type="float">
            <text:p>3808.04</text:p>
          </table:table-cell>
          <table:table-cell table:style-name="ce17" table:formula="of:=([.AA90]+(5.57*[.AA90]/100))" office:value-type="float" office:value="485.599814653858" calcext:value-type="float">
            <text:p>485.60</text:p>
          </table:table-cell>
          <table:table-cell table:style-name="ce17" table:formula="of:=([.AB90]+(7.2*[.AB90]/100))" office:value-type="float" office:value="620.507068513987" calcext:value-type="float">
            <text:p>620.51</text:p>
          </table:table-cell>
          <table:table-cell table:style-name="ce17" table:formula="of:=[.AA91]*12" office:value-type="float" office:value="5827.1977758463" calcext:value-type="float">
            <text:p>5827.20</text:p>
          </table:table-cell>
          <table:table-cell table:style-name="ce17" table:formula="of:=[.AB91]*12" office:value-type="float" office:value="7446.08482216784" calcext:value-type="float">
            <text:p>7446.08</text:p>
          </table:table-cell>
          <table:table-cell table:style-name="ce17" table:formula="of:=([.E91]-[.$I$70])/[.L91]" office:value-type="float" office:value="-0.215111111111111" calcext:value-type="float">
            <text:p>-0.22</text:p>
          </table:table-cell>
          <table:table-cell table:style-name="ce17" table:formula="of:=([.F91]-[.$I$70])/[.L91]" office:value-type="float" office:value="-0.215111111111111" calcext:value-type="float">
            <text:p>-0.22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91])/[.AH91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91])/[.AK91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 table:formula="of:=([.G91]-[.G90])/5" office:value-type="float" office:value="0" calcext:value-type="float">
            <text:p>0</text:p>
          </table:table-cell>
          <table:table-cell table:style-name="ce50" table:formula="of:=[.$S$70]" office:value-type="float" office:value="0" calcext:value-type="float">
            <text:p>0.00</text:p>
          </table:table-cell>
          <table:table-cell table:style-name="ce50" table:formula="of:=[.F91]/[.E9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.00</text:p>
          </table:table-cell>
          <table:table-cell table:number-columns-repeated="2"/>
          <table:table-cell table:style-name="ce15" table:number-columns-repeated="3"/>
          <table:table-cell table:style-name="ce37"/>
          <table:table-cell table:style-name="ce43" table:number-columns-repeated="3"/>
          <table:table-cell table:style-name="ce36" table:formula="of:=AVERAGE([.$L$75:.$L$91])" office:value-type="float" office:value="255.681818181818" calcext:value-type="float">
            <text:p>255.68</text:p>
          </table:table-cell>
          <table:table-cell table:style-name="ce45"/>
          <table:table-cell table:style-name="ce36"/>
          <table:table-cell table:style-name="ce37" table:number-columns-repeated="6"/>
          <table:table-cell table:style-name="ce36"/>
          <table:table-cell table:style-name="ce37"/>
          <table:table-cell table:style-name="ce17" table:number-columns-repeated="8"/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10"/>
          <table:table-cell table:style-name="ce17" table:formula="of:=[.$S$69]" office:value-type="float" office:value="0" calcext:value-type="float">
            <text:p>0.00</text:p>
          </table:table-cell>
          <table:table-cell/>
          <table:table-cell table:style-name="ce50" table:formula="of:=[.$S$70]" office:value-type="float" office:value="0" calcext:value-type="float">
            <text:p>0.00</text:p>
          </table:table-cell>
          <table:table-cell table:number-columns-repeated="972"/>
        </table:table-row>
        <table:table-row table:style-name="ro1">
          <table:table-cell table:number-columns-repeated="8"/>
          <table:table-cell table:style-name="ce18" office:value-type="string" calcext:value-type="string">
            <text:p>Sample – 5mins</text:p>
          </table:table-cell>
          <table:table-cell/>
          <table:table-cell table:style-name="ce41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2" calcext:value-type="float">
            <text:p>42</text:p>
          </table:table-cell>
          <table:table-cell office:value-type="float" office:value="1.21" calcext:value-type="float">
            <text:p>1.21</text:p>
          </table:table-cell>
          <table:table-cell office:value-type="float" office:value="0.69" calcext:value-type="float">
            <text:p>0.69</text:p>
          </table:table-cell>
          <table:table-cell table:style-name="ce17" table:formula="of:=(100*[.AI93])/[.AH93]" office:value-type="float" office:value="57.0247933884298" calcext:value-type="float">
            <text:p>57.02</text:p>
          </table:table-cell>
          <table:table-cell office:value-type="float" office:value="1.3" calcext:value-type="float">
            <text:p>1.3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L93])/[.AK93]" office:value-type="float" office:value="56.1538461538462" calcext:value-type="float">
            <text:p>56.15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7"/>
          <table:table-cell table:style-name="ce20" office:value-type="string" calcext:value-type="string">
            <text:p>Right to Left</text:p>
          </table:table-cell>
          <table:table-cell table:style-name="ce13" table:formula="of:=SUM([.I75:.I91])" office:value-type="float" office:value="17" calcext:value-type="float">
            <text:p>17</text:p>
          </table:table-cell>
          <table:table-cell table:style-name="ce32" office:value-type="string" calcext:value-type="string">
            <text:p>into town R to L</text:p>
          </table:table-cell>
          <table:table-cell table:style-name="ce42" table:formula="of:=([.I94]*12)" office:value-type="float" office:value="204" calcext:value-type="float">
            <text:p>204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3" calcext:value-type="float">
            <text:p>43</text:p>
          </table:table-cell>
          <table:table-cell office:value-type="float" office:value="1.18" calcext:value-type="float">
            <text:p>1.18</text:p>
          </table:table-cell>
          <table:table-cell office:value-type="float" office:value="0.67" calcext:value-type="float">
            <text:p>0.67</text:p>
          </table:table-cell>
          <table:table-cell table:style-name="ce17" table:formula="of:=(100*[.AI94])/[.AH94]" office:value-type="float" office:value="56.7796610169492" calcext:value-type="float">
            <text:p>56.7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style-name="ce17" table:formula="of:=(100*[.AL94])/[.AK94]" office:value-type="float" office:value="55.9055118110236" calcext:value-type="float">
            <text:p>55.91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7"/>
          <table:table-cell table:style-name="ce20" office:value-type="string" calcext:value-type="string">
            <text:p>Left to Right</text:p>
          </table:table-cell>
          <table:table-cell table:style-name="ce13" table:formula="of:=((COUNT([.I75:.I91])-[.I94]))" office:value-type="float" office:value="0" calcext:value-type="float">
            <text:p>0</text:p>
          </table:table-cell>
          <table:table-cell table:style-name="ce32" office:value-type="string" calcext:value-type="string">
            <text:p>out off town L to R</text:p>
          </table:table-cell>
          <table:table-cell table:style-name="ce42" table:formula="of:=([.I95]*12)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4" calcext:value-type="float">
            <text:p>44</text:p>
          </table:table-cell>
          <table:table-cell office:value-type="float" office:value="1.15" calcext:value-type="float">
            <text:p>1.15</text:p>
          </table:table-cell>
          <table:table-cell office:value-type="float" office:value="0.66" calcext:value-type="float">
            <text:p>0.66</text:p>
          </table:table-cell>
          <table:table-cell table:style-name="ce17" table:formula="of:=(100*[.AI95])/[.AH95]" office:value-type="float" office:value="57.3913043478261" calcext:value-type="float">
            <text:p>57.39</text:p>
          </table:table-cell>
          <table:table-cell office:value-type="float" office:value="1.24" calcext:value-type="float">
            <text:p>1.24</text:p>
          </table:table-cell>
          <table:table-cell office:value-type="float" office:value="0.69" calcext:value-type="float">
            <text:p>0.69</text:p>
          </table:table-cell>
          <table:table-cell table:style-name="ce17" table:formula="of:=(100*[.AL95])/[.AK95]" office:value-type="float" office:value="55.6451612903226" calcext:value-type="float">
            <text:p>55.65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table:number-columns-repeated="2"/>
          <table:table-cell table:number-columns-repeated="13"/>
          <table:table-cell office:value-type="float" office:value="45" calcext:value-type="float">
            <text:p>45</text:p>
          </table:table-cell>
          <table:table-cell office:value-type="float" office:value="1.12" calcext:value-type="float">
            <text:p>1.12</text:p>
          </table:table-cell>
          <table:table-cell office:value-type="float" office:value="0.64" calcext:value-type="float">
            <text:p>0.64</text:p>
          </table:table-cell>
          <table:table-cell table:style-name="ce17" table:formula="of:=(100*[.AI96])/[.AH96]" office:value-type="float" office:value="57.1428571428571" calcext:value-type="float">
            <text:p>57.14</text:p>
          </table:table-cell>
          <table:table-cell office:value-type="float" office:value="1.2" calcext:value-type="float">
            <text:p>1.2</text:p>
          </table:table-cell>
          <table:table-cell office:value-type="float" office:value="0.67" calcext:value-type="float">
            <text:p>0.67</text:p>
          </table:table-cell>
          <table:table-cell table:style-name="ce17" table:formula="of:=(100*[.AL96])/[.AK96]" office:value-type="float" office:value="55.8333333333333" calcext:value-type="float">
            <text:p>55.83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 table:number-columns-repeated="18"/>
          <table:table-cell office:value-type="float" office:value="46" calcext:value-type="float">
            <text:p>46</text:p>
          </table:table-cell>
          <table:table-cell office:value-type="float" office:value="1.08" calcext:value-type="float">
            <text:p>1.08</text:p>
          </table:table-cell>
          <table:table-cell office:value-type="float" office:value="0.62" calcext:value-type="float">
            <text:p>0.62</text:p>
          </table:table-cell>
          <table:table-cell table:style-name="ce17" table:formula="of:=(100*[.AI97])/[.AH97]" office:value-type="float" office:value="57.4074074074074" calcext:value-type="float">
            <text:p>57.41</text:p>
          </table:table-cell>
          <table:table-cell office:value-type="float" office:value="1.17" calcext:value-type="float">
            <text:p>1.17</text:p>
          </table:table-cell>
          <table:table-cell office:value-type="float" office:value="0.65" calcext:value-type="float">
            <text:p>0.65</text:p>
          </table:table-cell>
          <table:table-cell table:style-name="ce17" table:formula="of:=(100*[.AL97])/[.AK97]" office:value-type="float" office:value="55.5555555555556" calcext:value-type="float">
            <text:p>55.56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9"/>
          <table:table-cell table:style-name="ce2"/>
          <table:table-cell table:number-columns-repeated="5"/>
          <table:table-cell table:style-name="Default"/>
          <table:table-cell table:number-columns-repeated="16"/>
          <table:table-cell office:value-type="float" office:value="47" calcext:value-type="float">
            <text:p>47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table:style-name="ce17" table:formula="of:=(100*[.AI98])/[.AH98]" office:value-type="float" office:value="57.1428571428571" calcext:value-type="float">
            <text:p>57.14</text:p>
          </table:table-cell>
          <table:table-cell office:value-type="float" office:value="1.14" calcext:value-type="float">
            <text:p>1.14</text:p>
          </table:table-cell>
          <table:table-cell office:value-type="float" office:value="0.64" calcext:value-type="float">
            <text:p>0.64</text:p>
          </table:table-cell>
          <table:table-cell table:style-name="ce17" table:formula="of:=(100*[.AL98])/[.AK98]" office:value-type="float" office:value="56.140350877193" calcext:value-type="float">
            <text:p>56.14</text:p>
          </table:table-cell>
          <table:table-cell table:number-columns-repeated="10"/>
          <table:table-cell table:style-name="ce50"/>
          <table:table-cell table:number-columns-repeated="974"/>
        </table:table-row>
        <table:table-row table:style-name="ro1">
          <table:table-cell table:number-columns-repeated="15"/>
          <table:table-cell table:style-name="Default"/>
          <table:table-cell table:number-columns-repeated="16"/>
          <table:table-cell office:value-type="float" office:value="48" calcext:value-type="float">
            <text:p>48</text:p>
          </table:table-cell>
          <table:table-cell office:value-type="float" office:value="1.02" calcext:value-type="float">
            <text:p>1.02</text:p>
          </table:table-cell>
          <table:table-cell office:value-type="float" office:value="0.59" calcext:value-type="float">
            <text:p>0.59</text:p>
          </table:table-cell>
          <table:table-cell table:style-name="ce17" table:formula="of:=(100*[.AI99])/[.AH99]" office:value-type="float" office:value="57.843137254902" calcext:value-type="float">
            <text:p>57.84</text:p>
          </table:table-cell>
          <table:table-cell office:value-type="float" office:value="1.11" calcext:value-type="float">
            <text:p>1.11</text:p>
          </table:table-cell>
          <table:table-cell office:value-type="float" office:value="0.62" calcext:value-type="float">
            <text:p>0.62</text:p>
          </table:table-cell>
          <table:table-cell table:style-name="ce17" table:formula="of:=(100*[.AL99])/[.AK99]" office:value-type="float" office:value="55.8558558558559" calcext:value-type="float">
            <text:p>55.86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17"/>
          <table:table-cell table:number-columns-repeated="13"/>
          <table:table-cell office:value-type="float" office:value="49" calcext:value-type="float">
            <text:p>49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I100])/[.AH100]" office:value-type="float" office:value="58.5858585858586" calcext:value-type="float">
            <text:p>58.59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table:style-name="ce17" table:formula="of:=(100*[.AL100])/[.AK100]" office:value-type="float" office:value="55.5555555555556" calcext:value-type="float">
            <text:p>55.56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style-name="ce17" table:formula="of:=(100*[.AI101])/[.AH101]" office:value-type="float" office:value="57.2916666666667" calcext:value-type="float">
            <text:p>57.29</text:p>
          </table:table-cell>
          <table:table-cell office:value-type="float" office:value="1.04" calcext:value-type="float">
            <text:p>1.04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L101])/[.AK101]" office:value-type="float" office:value="55.7692307692308" calcext:value-type="float">
            <text:p>55.77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0.92" calcext:value-type="float">
            <text:p>0.92</text:p>
          </table:table-cell>
          <table:table-cell office:value-type="float" office:value="0.53" calcext:value-type="float">
            <text:p>0.53</text:p>
          </table:table-cell>
          <table:table-cell table:style-name="ce17" table:formula="of:=(100*[.AI102])/[.AH102]" office:value-type="float" office:value="57.6086956521739" calcext:value-type="float">
            <text:p>57.61</text:p>
          </table:table-cell>
          <table:table-cell office:value-type="float" office:value="1.01" calcext:value-type="float">
            <text:p>1.01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L102])/[.AK102]" office:value-type="float" office:value="55.4455445544555" calcext:value-type="float">
            <text:p>55.45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table:style-name="ce17" table:formula="of:=(100*[.AI103])/[.AH103]" office:value-type="float" office:value="58.4269662921348" calcext:value-type="float">
            <text:p>58.43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table:style-name="ce17" table:formula="of:=(100*[.AL103])/[.AK103]" office:value-type="float" office:value="55.1020408163265" calcext:value-type="float">
            <text:p>55.1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table:style-name="ce17" table:formula="of:=(100*[.AI104])/[.AH104]" office:value-type="float" office:value="58.1395348837209" calcext:value-type="float">
            <text:p>58.14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table:style-name="ce17" table:formula="of:=(100*[.AL104])/[.AK104]" office:value-type="float" office:value="55.7894736842105" calcext:value-type="float">
            <text:p>55.79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style-name="ce17" table:formula="of:=(100*[.AI105])/[.AH105]" office:value-type="float" office:value="57.8313253012048" calcext:value-type="float">
            <text:p>57.83</text:p>
          </table:table-cell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table:style-name="ce17" table:formula="of:=(100*[.AL105])/[.AK105]" office:value-type="float" office:value="55.4347826086956" calcext:value-type="float">
            <text:p>55.43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table:style-name="ce17" table:formula="of:=(100*[.AI106])/[.AH106]" office:value-type="float" office:value="58.75" calcext:value-type="float">
            <text:p>58.75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table:style-name="ce17" table:formula="of:=(100*[.AL106])/[.AK106]" office:value-type="float" office:value="55.6818181818182" calcext:value-type="float">
            <text:p>55.68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4"/>
          <table:table-cell table:style-name="ce17"/>
          <table:table-cell table:number-columns-repeated="2"/>
          <table:table-cell table:style-name="ce17"/>
          <table:table-cell table:number-columns-repeated="985"/>
        </table:table-row>
        <table:table-row table:style-name="ro1" table:number-rows-repeated="3">
          <table:table-cell table:number-columns-repeated="17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Oldham Test Site</text:p>
          </table:table-cell>
          <table:table-cell table:style-name="ce38" office:value-type="string" calcext:value-type="string">
            <text:p>Vehicles Per Day ~ 12 * Hou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Out dBA</text:p>
          </table:table-cell>
          <table:table-cell table:number-columns-repeated="2"/>
          <table:table-cell table:style-name="ce20" office:value-type="string" calcext:value-type="string">
            <text:p>Noise Base (dBC)</text:p>
          </table:table-cell>
          <table:table-cell table:style-name="ce27" office:value-type="float" office:value="25" calcext:value-type="float">
            <text:p>25.00</text:p>
          </table:table-cell>
          <table:table-cell table:style-name="ce9" table:formula="of:=[.M112]*12" office:value-type="float" office:value="0" calcext:value-type="float">
            <text:p>0</text:p>
          </table:table-cell>
          <table:table-cell table:style-name="ce38" office:value-type="string" calcext:value-type="string">
            <text:p>Vehicles Per Hour</text:p>
          </table:table-cell>
          <table:table-cell table:style-name="ce8" table:formula="of:=(COUNT([.$L$108:.$L$140])*60/[.J115])" office:value-type="float" office:value="0" calcext:value-type="float">
            <text:p>0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118:.$O$140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118:.$O$140]))" office:value-type="string" office:string-value="" calcext:value-type="error">
            <text:p>#DIV/0!</text:p>
          </table:table-cell>
          <table:table-cell table:style-name="ce38" office:value-type="string" calcext:value-type="string">
            <text:p>AvgDistanceBetweenVehicles (Yds)</text:p>
          </table:table-cell>
          <table:table-cell table:style-name="ce8" table:formula="of:=(AVERAGE([.$R$118:.$R$140]))" office:value-type="float" office:value="0" calcext:value-type="float">
            <text:p>0.00</text:p>
          </table:table-cell>
          <table:table-cell table:style-name="ce8" table:formula="of:=(STDEV([.$R$10:.$R$58]))" office:value-type="float" office:value="28.4867093555298" calcext:value-type="float">
            <text:p>28.49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20"/>
          <table:table-cell table:style-name="ce7" office:value-type="string" calcext:value-type="string">
            <text:p>Out – Average CalibrationFactor dBC to dBA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8" table:formula="of:=AVERAGE([.E118:.E1342])" office:value-type="float" office:value="53.7137055837564" calcext:value-type="float">
            <text:p>53.71</text:p>
          </table:table-cell>
          <table:table-cell table:style-name="ce8" table:formula="of:=AVERAGE([.F118:.F140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33" office:value-type="string" calcext:value-type="string">
            <text:p>2016-02-27-20.00-21.avi</text:p>
          </table:table-cell>
          <table:table-cell table:style-name="Default"/>
          <table:table-cell table:style-name="ce38" office:value-type="string" calcext:value-type="string">
            <text:p>Average Speed MPH</text:p>
          </table:table-cell>
          <table:table-cell table:style-name="ce8" table:formula="of:=(AVERAGE([.$L$118:.$L$140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118:.$O$140]))" office:value-type="string" office:string-value="" calcext:value-type="error">
            <text:p>#DIV/0!</text:p>
          </table:table-cell>
          <table:table-cell table:style-name="ce38" office:value-type="string" calcext:value-type="string">
            <text:p>AvgStoppingDistance</text:p>
          </table:table-cell>
          <table:table-cell table:style-name="ce8" table:formula="of:=(AVERAGE([.$T$118:.$T$140]))" office:value-type="string" office:string-value="" calcext:value-type="error">
            <text:p>#DIV/0!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118:.AY140])" office:value-type="float" office:value="0" calcext:value-type="float">
            <text:p>0.00</text:p>
          </table:table-cell>
          <table:table-cell table:style-name="ce17" table:formula="of:=STDEV([.AY118:.AY140])" office:value-type="float" office:value="0" calcext:value-type="float">
            <text:p>0.00</text:p>
          </table:table-cell>
          <table:table-cell table:number-columns-repeated="10"/>
          <table:table-cell table:style-name="ce8" table:formula="of:=AVERAGE([.AE118:.AE140])" office:value-type="string" office:string-value="" calcext:value-type="error">
            <text:p>#DIV/0!</text:p>
          </table:table-cell>
          <table:table-cell table:style-name="ce8" table:formula="of:=AVERAGE([.AF118:.AF140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3"/>
          <table:table-cell table:style-name="ce17" table:formula="of:=AVERAGE([.BA118:.BA140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34" office:value-type="date" office:date-value="2016-03-07" calcext:value-type="date">
            <text:p>07/03/16</text:p>
          </table:table-cell>
          <table:table-cell table:style-name="Default"/>
          <table:table-cell table:style-name="ce38" office:value-type="string" calcext:value-type="string">
            <text:p>MaxSpeed MPH</text:p>
          </table:table-cell>
          <table:table-cell table:style-name="ce8" table:formula="of:=(MAX([.$L$118:.$L$140]))" office:value-type="string" office:string-value="" calcext:value-type="error">
            <text:p>#DIV/0!</text:p>
          </table:table-cell>
          <table:table-cell table:style-name="ce38" office:value-type="string" calcext:value-type="string">
            <text:p>MaxDistanceBetweenVehicles Yds</text:p>
          </table:table-cell>
          <table:table-cell table:style-name="ce8" table:formula="of:=(MAX([.$R$118:.$R$140]))" office:value-type="float" office:value="0" calcext:value-type="float">
            <text:p>0.00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118:.$T$140]))" office:value-type="string" office:string-value="" calcext:value-type="error">
            <text:p>#DIV/0!</text:p>
          </table:table-cell>
          <table:table-cell table:number-columns-repeated="13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118:.AJ156])" office:value-type="float" office:value="20" calcext:value-type="float">
            <text:p>20.00</text:p>
          </table:table-cell>
          <table:table-cell table:number-columns-repeated="2"/>
          <table:table-cell table:style-name="ce8" table:formula="of:=MIN([.AM118:.AM156])" office:value-type="float" office:value="17.7777777777778" calcext:value-type="float">
            <text:p>17.78</text:p>
          </table:table-cell>
          <table:table-cell table:number-columns-repeated="13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1.48" calcext:value-type="float">
            <text:p>1.48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MinSpeed MPH</text:p>
          </table:table-cell>
          <table:table-cell table:style-name="ce8" table:formula="of:=(MIN([.$L$118:.$L$140]))" office:value-type="string" office:string-value="" calcext:value-type="error">
            <text:p>#DIV/0!</text:p>
          </table:table-cell>
          <table:table-cell table:style-name="ce38" office:value-type="string" calcext:value-type="string">
            <text:p>MinDistanceBetweenVehicles Yds</text:p>
          </table:table-cell>
          <table:table-cell table:style-name="ce8" table:formula="of:=(MIN([.$R$118:.$R$140]))" office:value-type="float" office:value="0" calcext:value-type="float">
            <text:p>0.00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10:.$T$58]))" office:value-type="float" office:value="0.386522386981925" calcext:value-type="float">
            <text:p>0.3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118:.AE140])" office:value-type="string" office:string-value="" calcext:value-type="error">
            <text:p>#DIV/0!</text:p>
          </table:table-cell>
          <table:table-cell table:style-name="ce8" table:formula="of:=STDEV([.AF118:.AF140])" office:value-type="string" office:string-value="" calcext:value-type="error">
            <text:p>#DIV/0!</text:p>
          </table:table-cell>
          <table:table-cell table:style-name="ce17"/>
          <table:table-cell table:number-columns-repeated="19"/>
          <table:table-cell table:style-name="ce17" table:formula="of:=STDEV([.BA118:.BA140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In dBC</text:p>
          </table:table-cell>
          <table:table-cell table:style-name="ce7" office:value-type="string" calcext:value-type="string">
            <text:p>Noise Out dBC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4" office:value-type="string" calcext:value-type="string">
            <text:p>Left to Right – 0</text:p>
          </table:table-cell>
          <table:table-cell table:style-name="ce35" office:value-type="string" calcext:value-type="string">
            <text:p>Accurate Time (secs)</text:p>
          </table:table-cell>
          <table:table-cell table:style-name="ce35" office:value-type="string" calcext:value-type="string">
            <text:p>Err – 1 Frame</text:p>
          </table:table-cell>
          <table:table-cell table:style-name="ce35" office:value-type="string" calcext:value-type="string">
            <text:p>Out Vehicle Speed MPH over 25yds</text:p>
          </table:table-cell>
          <table:table-cell table:style-name="ce35" office:value-type="string" calcext:value-type="string">
            <text:p>Err + 1 Frame</text:p>
          </table:table-cell>
          <table:table-cell table:style-name="ce35" office:value-type="string" calcext:value-type="string">
            <text:p>Average Speed of Out – MPH</text:p>
          </table:table-cell>
          <table:table-cell table:style-name="ce35" office:value-type="string" calcext:value-type="string">
            <text:p>Vehicles Per Hour (Each <text:s/>last 5 cars)</text:p>
          </table:table-cell>
          <table:table-cell table:style-name="ce35" office:value-type="string" calcext:value-type="string">
            <text:p>Vehicles Per Hour (5min Avg)</text:p>
          </table:table-cell>
          <table:table-cell table:style-name="ce35" office:value-type="string" calcext:value-type="string">
            <text:p>Distance between Vehicles Error – 1 frames</text:p>
          </table:table-cell>
          <table:table-cell table:style-name="ce24" office:value-type="string" calcext:value-type="string">
            <text:p>Out Distance between vehicles (Yds)</text:p>
          </table:table-cell>
          <table:table-cell table:style-name="ce35" office:value-type="string" calcext:value-type="string">
            <text:p>Distance between Vehicles Error + 1 frames</text:p>
          </table:table-cell>
          <table:table-cell table:style-name="ce24" office:value-type="string" calcext:value-type="string">
            <text:p>Safe Stop Distance For Speed (Yds)</text:p>
          </table:table-cell>
          <table:table-cell table:style-name="ce24" office:value-type="string" calcext:value-type="string">
            <text:p>Safe Stop Distance For Speed (Feet)</text:p>
          </table:table-cell>
          <table:table-cell table:style-name="ce24" office:value-type="string" calcext:value-type="string">
            <text:p>Distance between vehicles (yds) min last 5 Vehicles</text:p>
          </table:table-cell>
          <table:table-cell table:style-name="ce24" office:value-type="string" calcext:value-type="string">
            <text:p>Vehicles per Hour – with Twice / X times <text:s/>the Traffic </text:p>
          </table:table-cell>
          <table:table-cell table:style-name="ce35" office:value-type="string" calcext:value-type="string">
            <text:p>Vehicles Per Hour (Each last 5 cars) – With Simulated Traffic</text:p>
          </table:table-cell>
          <table:table-cell table:style-name="ce1" office:value-type="string" calcext:value-type="string">
            <text:p>Traffic Flow Yearly increase VPH 1.028x</text:p>
          </table:table-cell>
          <table:table-cell table:style-name="ce1" office:value-type="string" calcext:value-type="string">
            <text:p>Traffic Per Day</text:p>
          </table:table-cell>
          <table:table-cell table:style-name="ce1" office:value-type="string" calcext:value-type="string">
            <text:p>VPH TEMPRO similar case 1 – 1.0557x</text:p>
          </table:table-cell>
          <table:table-cell table:style-name="ce1" office:value-type="string" calcext:value-type="string">
            <text:p>VPH TEMPRO similar case 2 – 1.072x</text:p>
          </table:table-cell>
          <table:table-cell table:style-name="ce1" office:value-type="string" calcext:value-type="string">
            <text:p>TEMPRo Traffic Per Day – 1.05572x</text:p>
          </table:table-cell>
          <table:table-cell table:style-name="ce1" office:value-type="string" calcext:value-type="string">
            <text:p>TEMPRo Traffic Per Day – 1.072x</text:p>
          </table:table-cell>
          <table:table-cell table:style-name="ce18" office:value-type="string" calcext:value-type="string">
            <text:p>Noise (dBC) above Base E6 - In per MPH <text:s/>Vehicle</text:p>
          </table:table-cell>
          <table:table-cell table:style-name="ce18" office:value-type="string" calcext:value-type="string">
            <text:p>Noise (dBC) above Base E6 – Out per MPH <text:s/>Vehicle</text:p>
          </table:table-cell>
          <table:table-cell table:style-name="ce7" office:value-type="string" calcext:value-type="string">
            <text:p>Calibrate Noise Per Vehicle Base (dBC)</text:p>
          </table:table-cell>
          <table:table-cell table:style-name="ce7" office:value-type="string" calcext:value-type="string">
            <text:p>In Traffic Calibration dBC per MPH </text:p>
          </table:table-cell>
          <table:table-cell table:style-name="ce7" office:value-type="string" calcext:value-type="string">
            <text:p>Out Calibration Std Dev</text:p>
          </table:table-cell>
          <table:table-cell table:style-name="ce7" office:value-type="string" calcext:value-type="string">
            <text:p>% Error of <text:s/>Deviation</text:p>
          </table:table-cell>
          <table:table-cell table:style-name="ce7" office:value-type="string" calcext:value-type="string">
            <text:p>In Traffic Calibration dBC per MPH Out</text:p>
          </table:table-cell>
          <table:table-cell table:style-name="ce7" office:value-type="string" calcext:value-type="string">
            <text:p>In Calibration Std Dev</text:p>
          </table:table-cell>
          <table:table-cell table:style-name="ce7" office:value-type="string" calcext:value-type="string">
            <text:p>% Error of <text:s/>Deviation</text:p>
          </table:table-cell>
          <table:table-cell table:number-columns-repeated="10"/>
          <table:table-cell table:style-name="ce1" office:value-type="string" calcext:value-type="string">
            <text:p>Average Distance Between Vehicles</text:p>
          </table:table-cell>
          <table:table-cell table:style-name="ce1" office:value-type="string" calcext:value-type="string">
            <text:p>Time Between Vehicles Both Ways (Secs)</text:p>
          </table:table-cell>
          <table:table-cell table:style-name="ce1" office:value-type="string" calcext:value-type="string">
            <text:p>Average Time Between Vehicles Both Ways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32"/>
          <table:table-cell table:style-name="ce17" table:formula="of:=[.$S$112]" office:value-type="float" office:value="0" calcext:value-type="float">
            <text:p>0.00</text:p>
          </table:table-cell>
          <table:table-cell table:style-name="ce3"/>
          <table:table-cell table:style-name="ce50" table:formula="of:=[.$S$113]" office:value-type="float" office:value="0" calcext:value-type="float">
            <text:p>0.00</text:p>
          </table:table-cell>
          <table:table-cell table:style-name="ce50"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1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6" table:formula="of:=([.I118]/5)" office:value-type="float" office:value="0" calcext:value-type="float">
            <text:p>0.00</text:p>
          </table:table-cell>
          <table:table-cell table:style-name="ce40" table:formula="of:=([.$J$112]*3600/1760)/(([.I118]-1)/5)" office:value-type="float" office:value="-255.681818181818" calcext:value-type="float">
            <text:p>-255.68</text:p>
          </table:table-cell>
          <table:table-cell table:style-name="ce40" table:formula="of:=([.$J$112]*3600/1760)/[.J118]" office:value-type="string" office:string-value="" calcext:value-type="error">
            <text:p>#DIV/0!</text:p>
          </table:table-cell>
          <table:table-cell table:style-name="ce40" table:formula="of:=([.$J$112]*3600/1760)/(([.I118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36"/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number-columns-repeated="3" table:style-name="ce36" office:value-type="string" calcext:value-type="string">
            <text:p><text:s/></text:p>
          </table:table-cell>
          <table:table-cell table:style-name="ce36" table:formula="of:=(((([.L118]*[.L118])/20)+([.L118]))/3)" office:value-type="string" office:string-value="" calcext:value-type="error">
            <text:p>#DIV/0!</text:p>
          </table:table-cell>
          <table:table-cell table:style-name="ce36" table:formula="of:=((([.L118]*[.L118])/20)+([.L118]))" office:value-type="string" office:string-value="" calcext:value-type="error">
            <text:p>#DIV/0!</text:p>
          </table:table-cell>
          <table:table-cell table:style-name="ce14" office:value-type="string" calcext:value-type="string">
            <text:p><text:s/>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6"/>
          <table:table-cell table:style-name="ce17" table:formula="of:=[.P118]" office:value-type="float" office:value="0" calcext:value-type="float">
            <text:p>0.00</text:p>
          </table:table-cell>
          <table:table-cell table:style-name="ce17" table:formula="of:=[.Y118]*12" office:value-type="float" office:value="0" calcext:value-type="float">
            <text:p>0.00</text:p>
          </table:table-cell>
          <table:table-cell table:style-name="ce17" table:formula="of:=[.P118]" office:value-type="float" office:value="0" calcext:value-type="float">
            <text:p>0.00</text:p>
          </table:table-cell>
          <table:table-cell table:style-name="ce17" table:formula="of:=[.P118]" office:value-type="float" office:value="0" calcext:value-type="float">
            <text:p>0.00</text:p>
          </table:table-cell>
          <table:table-cell table:style-name="ce17" table:formula="of:=[.AA118]*12" office:value-type="float" office:value="0" calcext:value-type="float">
            <text:p>0.00</text:p>
          </table:table-cell>
          <table:table-cell table:style-name="ce17" table:formula="of:=[.AB118]*12" office:value-type="float" office:value="0" calcext:value-type="float">
            <text:p>0.00</text:p>
          </table:table-cell>
          <table:table-cell table:style-name="ce17" table:formula="of:=([.E118]-[.$I$113])/[.L118]" office:value-type="string" office:string-value="" calcext:value-type="error">
            <text:p>#DIV/0!</text:p>
          </table:table-cell>
          <table:table-cell table:style-name="ce17" table:formula="of:=([.F118]-[.$I$113])/[.L118]" office:value-type="string" office:string-value="" calcext:value-type="error">
            <text:p>#DIV/0!</text:p>
          </table:table-cell>
          <table:table-cell office:value-type="float" office:value="32" calcext:value-type="float">
            <text:p>32</text:p>
          </table:table-cell>
          <table:table-cell office:value-type="float" office:value="1.48" calcext:value-type="float">
            <text:p>1.48</text:p>
          </table:table-cell>
          <table:table-cell office:value-type="float" office:value="0.3" calcext:value-type="float">
            <text:p>0.3</text:p>
          </table:table-cell>
          <table:table-cell table:style-name="ce17" table:formula="of:=(100*[.AI118])/[.AH118]" office:value-type="float" office:value="20.2702702702703" calcext:value-type="float">
            <text:p>20.27</text:p>
          </table:table-cell>
          <table:table-cell office:value-type="float" office:value="1.53" calcext:value-type="float">
            <text:p>1.53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L118])/[.AK118]" office:value-type="float" office:value="18.3006535947712" calcext:value-type="float">
            <text:p>18.30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18]-[.G117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18]/[.E11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1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19]/5)" office:value-type="float" office:value="0" calcext:value-type="float">
            <text:p>0.00</text:p>
          </table:table-cell>
          <table:table-cell table:style-name="ce40" table:formula="of:=([.$J$112]*3600/1760)/(([.I119]-1)/5)" office:value-type="float" office:value="-255.681818181818" calcext:value-type="float">
            <text:p>-255.68</text:p>
          </table:table-cell>
          <table:table-cell table:style-name="ce40" table:formula="of:=([.$J$112]*3600/1760)/[.J119]" office:value-type="string" office:string-value="" calcext:value-type="error">
            <text:p>#DIV/0!</text:p>
          </table:table-cell>
          <table:table-cell table:style-name="ce40" table:formula="of:=([.$J$112]*3600/1760)/(([.I119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37"/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19]-[.G118])-1)*25*1760*[.J119]/(3600*5)" office:value-type="float" office:value="-0" calcext:value-type="float">
            <text:p>0.00</text:p>
          </table:table-cell>
          <table:table-cell table:style-name="ce37" table:formula="of:=([.G119]-[.G118])*25*1760*[.J119]/(3600*5)" office:value-type="float" office:value="0" calcext:value-type="float">
            <text:p>0.00</text:p>
          </table:table-cell>
          <table:table-cell table:style-name="ce37" table:formula="of:=(([.H119]-[.H118])+1)*25*1760*[.J119]/(3600*5)" office:value-type="float" office:value="0" calcext:value-type="float">
            <text:p>0.00</text:p>
          </table:table-cell>
          <table:table-cell table:style-name="ce37" table:formula="of:=(((([.L119]*[.L119])/20)+([.L119]))/3)" office:value-type="string" office:string-value="" calcext:value-type="error">
            <text:p>#DIV/0!</text:p>
          </table:table-cell>
          <table:table-cell table:style-name="ce37" table:formula="of:=((([.L119]*[.L119])/20)+([.L119]))" office:value-type="string" office:string-value="" calcext:value-type="error">
            <text:p>#DIV/0!</text:p>
          </table:table-cell>
          <table:table-cell table:style-name="ce15"/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/>
          <table:table-cell table:style-name="ce17" table:formula="of:=([.Y118]+(2.8*[.Y118]/100))" office:value-type="float" office:value="0" calcext:value-type="float">
            <text:p>0.00</text:p>
          </table:table-cell>
          <table:table-cell table:style-name="ce17" table:formula="of:=[.Y119]*12" office:value-type="float" office:value="0" calcext:value-type="float">
            <text:p>0.00</text:p>
          </table:table-cell>
          <table:table-cell table:style-name="ce17" table:formula="of:=([.AA118]+(5.57*[.AA118]/100))" office:value-type="float" office:value="0" calcext:value-type="float">
            <text:p>0.00</text:p>
          </table:table-cell>
          <table:table-cell table:style-name="ce17" table:formula="of:=([.AB118]+(7.2*[.AB118]/100))" office:value-type="float" office:value="0" calcext:value-type="float">
            <text:p>0.00</text:p>
          </table:table-cell>
          <table:table-cell table:style-name="ce17" table:formula="of:=[.AA119]*12" office:value-type="float" office:value="0" calcext:value-type="float">
            <text:p>0.00</text:p>
          </table:table-cell>
          <table:table-cell table:style-name="ce17" table:formula="of:=[.AB119]*12" office:value-type="float" office:value="0" calcext:value-type="float">
            <text:p>0.00</text:p>
          </table:table-cell>
          <table:table-cell table:style-name="ce17" table:formula="of:=([.E119]-[.$I$113])/[.L119]" office:value-type="string" office:string-value="" calcext:value-type="error">
            <text:p>#DIV/0!</text:p>
          </table:table-cell>
          <table:table-cell table:style-name="ce17" table:formula="of:=([.F119]-[.$I$113])/[.L119]" office:value-type="string" office:string-value="" calcext:value-type="error">
            <text:p>#DIV/0!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.45</text:p>
          </table:table-cell>
          <table:table-cell office:value-type="float" office:value="0.29" calcext:value-type="float">
            <text:p>0.29</text:p>
          </table:table-cell>
          <table:table-cell table:style-name="ce17" table:formula="of:=(100*[.AI119])/[.AH119]" office:value-type="float" office:value="20" calcext:value-type="float">
            <text:p>20.00</text:p>
          </table:table-cell>
          <table:table-cell office:value-type="float" office:value="1.5" calcext:value-type="float">
            <text:p>1.5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L119])/[.AK119]" office:value-type="float" office:value="18" calcext:value-type="float">
            <text:p>18.00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19]-[.G118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19]/[.E11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0]/5)" office:value-type="float" office:value="0" calcext:value-type="float">
            <text:p>0.00</text:p>
          </table:table-cell>
          <table:table-cell table:style-name="ce40" table:formula="of:=([.$J$112]*3600/1760)/(([.I120]-1)/5)" office:value-type="float" office:value="-255.681818181818" calcext:value-type="float">
            <text:p>-255.68</text:p>
          </table:table-cell>
          <table:table-cell table:style-name="ce40" table:formula="of:=([.$J$112]*3600/1760)/[.J120]" office:value-type="string" office:string-value="" calcext:value-type="error">
            <text:p>#DIV/0!</text:p>
          </table:table-cell>
          <table:table-cell table:style-name="ce40" table:formula="of:=([.$J$112]*3600/1760)/(([.I120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37"/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0]-[.G119])-1)*25*1760*[.J120]/(3600*5)" office:value-type="float" office:value="-0" calcext:value-type="float">
            <text:p>0.00</text:p>
          </table:table-cell>
          <table:table-cell table:style-name="ce37" table:formula="of:=([.G120]-[.G119])*25*1760*[.J120]/(3600*5)" office:value-type="float" office:value="0" calcext:value-type="float">
            <text:p>0.00</text:p>
          </table:table-cell>
          <table:table-cell table:style-name="ce37" table:formula="of:=(([.H120]-[.H119])+1)*25*1760*[.J120]/(3600*5)" office:value-type="float" office:value="0" calcext:value-type="float">
            <text:p>0.00</text:p>
          </table:table-cell>
          <table:table-cell table:style-name="ce37" table:formula="of:=(((([.L120]*[.L120])/20)+([.L120]))/3)" office:value-type="string" office:string-value="" calcext:value-type="error">
            <text:p>#DIV/0!</text:p>
          </table:table-cell>
          <table:table-cell table:style-name="ce37" table:formula="of:=((([.L120]*[.L120])/20)+([.L120]))" office:value-type="string" office:string-value="" calcext:value-type="error">
            <text:p>#DIV/0!</text:p>
          </table:table-cell>
          <table:table-cell table:style-name="ce15"/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/>
          <table:table-cell table:style-name="ce17" table:formula="of:=([.Y119]+(2.8*[.Y119]/100))" office:value-type="float" office:value="0" calcext:value-type="float">
            <text:p>0.00</text:p>
          </table:table-cell>
          <table:table-cell table:style-name="ce17" table:formula="of:=[.Y120]*12" office:value-type="float" office:value="0" calcext:value-type="float">
            <text:p>0.00</text:p>
          </table:table-cell>
          <table:table-cell table:style-name="ce17" table:formula="of:=([.AA119]+(5.57*[.AA119]/100))" office:value-type="float" office:value="0" calcext:value-type="float">
            <text:p>0.00</text:p>
          </table:table-cell>
          <table:table-cell table:style-name="ce17" table:formula="of:=([.AB119]+(7.2*[.AB119]/100))" office:value-type="float" office:value="0" calcext:value-type="float">
            <text:p>0.00</text:p>
          </table:table-cell>
          <table:table-cell table:style-name="ce17" table:formula="of:=[.AA120]*12" office:value-type="float" office:value="0" calcext:value-type="float">
            <text:p>0.00</text:p>
          </table:table-cell>
          <table:table-cell table:style-name="ce17" table:formula="of:=[.AB120]*12" office:value-type="float" office:value="0" calcext:value-type="float">
            <text:p>0.00</text:p>
          </table:table-cell>
          <table:table-cell table:style-name="ce17" table:formula="of:=([.E120]-[.$I$113])/[.L120]" office:value-type="string" office:string-value="" calcext:value-type="error">
            <text:p>#DIV/0!</text:p>
          </table:table-cell>
          <table:table-cell table:style-name="ce17" table:formula="of:=([.F120]-[.$I$113])/[.L120]" office:value-type="string" office:string-value="" calcext:value-type="error">
            <text:p>#DIV/0!</text:p>
          </table:table-cell>
          <table:table-cell office:value-type="float" office:value="34" calcext:value-type="float">
            <text:p>34</text:p>
          </table:table-cell>
          <table:table-cell office:value-type="float" office:value="1.41" calcext:value-type="float">
            <text:p>1.41</text:p>
          </table:table-cell>
          <table:table-cell office:value-type="float" office:value="0.29" calcext:value-type="float">
            <text:p>0.29</text:p>
          </table:table-cell>
          <table:table-cell table:style-name="ce17" table:formula="of:=(100*[.AI120])/[.AH120]" office:value-type="float" office:value="20.5673758865248" calcext:value-type="float">
            <text:p>20.57</text:p>
          </table:table-cell>
          <table:table-cell office:value-type="float" office:value="1.47" calcext:value-type="float">
            <text:p>1.47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L120])/[.AK120]" office:value-type="float" office:value="18.3673469387755" calcext:value-type="float">
            <text:p>18.37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0]-[.G119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0]/[.E12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1]/5)" office:value-type="float" office:value="0" calcext:value-type="float">
            <text:p>0.00</text:p>
          </table:table-cell>
          <table:table-cell table:style-name="ce40" table:formula="of:=([.$J$112]*3600/1760)/(([.I121]-1)/5)" office:value-type="float" office:value="-255.681818181818" calcext:value-type="float">
            <text:p>-255.68</text:p>
          </table:table-cell>
          <table:table-cell table:style-name="ce40" table:formula="of:=([.$J$112]*3600/1760)/[.J121]" office:value-type="string" office:string-value="" calcext:value-type="error">
            <text:p>#DIV/0!</text:p>
          </table:table-cell>
          <table:table-cell table:style-name="ce40" table:formula="of:=([.$J$112]*3600/1760)/(([.I121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4" office:value-type="string" calcext:value-type="string">
            <text:p><text:s/>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1]-[.G120])-1)*25*1760*[.J121]/(3600*5)" office:value-type="float" office:value="-0" calcext:value-type="float">
            <text:p>0.00</text:p>
          </table:table-cell>
          <table:table-cell table:style-name="ce37" table:formula="of:=([.G121]-[.G120])*25*1760*[.J121]/(3600*5)" office:value-type="float" office:value="0" calcext:value-type="float">
            <text:p>0.00</text:p>
          </table:table-cell>
          <table:table-cell table:style-name="ce37" table:formula="of:=(([.H121]-[.H120])+1)*25*1760*[.J121]/(3600*5)" office:value-type="float" office:value="0" calcext:value-type="float">
            <text:p>0.00</text:p>
          </table:table-cell>
          <table:table-cell table:style-name="ce37" table:formula="of:=(((([.L121]*[.L121])/20)+([.L121]))/3)" office:value-type="string" office:string-value="" calcext:value-type="error">
            <text:p>#DIV/0!</text:p>
          </table:table-cell>
          <table:table-cell table:style-name="ce37" table:formula="of:=((([.L121]*[.L121])/20)+([.L121]))" office:value-type="string" office:string-value="" calcext:value-type="error">
            <text:p>#DIV/0!</text:p>
          </table:table-cell>
          <table:table-cell table:style-name="ce15"/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/>
          <table:table-cell table:style-name="ce17" table:formula="of:=([.Y120]+(2.8*[.Y120]/100))" office:value-type="float" office:value="0" calcext:value-type="float">
            <text:p>0.00</text:p>
          </table:table-cell>
          <table:table-cell table:style-name="ce17" table:formula="of:=[.Y121]*12" office:value-type="float" office:value="0" calcext:value-type="float">
            <text:p>0.00</text:p>
          </table:table-cell>
          <table:table-cell table:style-name="ce17" table:formula="of:=([.AA120]+(5.57*[.AA120]/100))" office:value-type="float" office:value="0" calcext:value-type="float">
            <text:p>0.00</text:p>
          </table:table-cell>
          <table:table-cell table:style-name="ce17" table:formula="of:=([.AB120]+(7.2*[.AB120]/100))" office:value-type="float" office:value="0" calcext:value-type="float">
            <text:p>0.00</text:p>
          </table:table-cell>
          <table:table-cell table:style-name="ce17" table:formula="of:=[.AA121]*12" office:value-type="float" office:value="0" calcext:value-type="float">
            <text:p>0.00</text:p>
          </table:table-cell>
          <table:table-cell table:style-name="ce17" table:formula="of:=[.AB121]*12" office:value-type="float" office:value="0" calcext:value-type="float">
            <text:p>0.00</text:p>
          </table:table-cell>
          <table:table-cell table:style-name="ce17" table:formula="of:=([.E121]-[.$I$113])/[.L121]" office:value-type="string" office:string-value="" calcext:value-type="error">
            <text:p>#DIV/0!</text:p>
          </table:table-cell>
          <table:table-cell table:style-name="ce17" table:formula="of:=([.F121]-[.$I$113])/[.L121]" office:value-type="string" office:string-value="" calcext:value-type="error">
            <text:p>#DIV/0!</text:p>
          </table:table-cell>
          <table:table-cell office:value-type="float" office:value="35" calcext:value-type="float">
            <text:p>35</text:p>
          </table:table-cell>
          <table:table-cell office:value-type="float" office:value="1.39" calcext:value-type="float">
            <text:p>1.39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I121])/[.AH121]" office:value-type="float" office:value="20.1438848920863" calcext:value-type="float">
            <text:p>20.14</text:p>
          </table:table-cell>
          <table:table-cell office:value-type="float" office:value="1.44" calcext:value-type="float">
            <text:p>1.44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L121])/[.AK121]" office:value-type="float" office:value="18.0555555555556" calcext:value-type="float">
            <text:p>18.06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1]-[.G120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1]/[.E12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2]/5)" office:value-type="float" office:value="0" calcext:value-type="float">
            <text:p>0.00</text:p>
          </table:table-cell>
          <table:table-cell table:style-name="ce40" table:formula="of:=([.$J$112]*3600/1760)/(([.I122]-1)/5)" office:value-type="float" office:value="-255.681818181818" calcext:value-type="float">
            <text:p>-255.68</text:p>
          </table:table-cell>
          <table:table-cell table:style-name="ce40" table:formula="of:=([.$J$112]*3600/1760)/[.J122]" office:value-type="string" office:string-value="" calcext:value-type="error">
            <text:p>#DIV/0!</text:p>
          </table:table-cell>
          <table:table-cell table:style-name="ce40" table:formula="of:=([.$J$112]*3600/1760)/(([.I122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office:value-type="string" calcext:value-type="string">
            <text:p><text:s/>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2]-[.G121])-1)*25*1760*[.J122]/(3600*5)" office:value-type="float" office:value="-0" calcext:value-type="float">
            <text:p>0.00</text:p>
          </table:table-cell>
          <table:table-cell table:style-name="ce37" table:formula="of:=([.G122]-[.G121])*25*1760*[.J122]/(3600*5)" office:value-type="float" office:value="0" calcext:value-type="float">
            <text:p>0.00</text:p>
          </table:table-cell>
          <table:table-cell table:style-name="ce37" table:formula="of:=(([.H122]-[.H121])+1)*25*1760*[.J122]/(3600*5)" office:value-type="float" office:value="0" calcext:value-type="float">
            <text:p>0.00</text:p>
          </table:table-cell>
          <table:table-cell table:style-name="ce37" table:formula="of:=(((([.L122]*[.L122])/20)+([.L122]))/3)" office:value-type="string" office:string-value="" calcext:value-type="error">
            <text:p>#DIV/0!</text:p>
          </table:table-cell>
          <table:table-cell table:style-name="ce37" table:formula="of:=((([.L122]*[.L122])/20)+([.L122]))" office:value-type="string" office:string-value="" calcext:value-type="error">
            <text:p>#DIV/0!</text:p>
          </table:table-cell>
          <table:table-cell table:style-name="ce37" office:value-type="string" calcext:value-type="string">
            <text:p><text:s/>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/>
          <table:table-cell table:style-name="ce17" table:formula="of:=([.Y121]+(2.8*[.Y121]/100))" office:value-type="float" office:value="0" calcext:value-type="float">
            <text:p>0.00</text:p>
          </table:table-cell>
          <table:table-cell table:style-name="ce17" table:formula="of:=[.Y122]*12" office:value-type="float" office:value="0" calcext:value-type="float">
            <text:p>0.00</text:p>
          </table:table-cell>
          <table:table-cell table:style-name="ce17" table:formula="of:=([.AA121]+(5.57*[.AA121]/100))" office:value-type="float" office:value="0" calcext:value-type="float">
            <text:p>0.00</text:p>
          </table:table-cell>
          <table:table-cell table:style-name="ce17" table:formula="of:=([.AB121]+(7.2*[.AB121]/100))" office:value-type="float" office:value="0" calcext:value-type="float">
            <text:p>0.00</text:p>
          </table:table-cell>
          <table:table-cell table:style-name="ce17" table:formula="of:=[.AA122]*12" office:value-type="float" office:value="0" calcext:value-type="float">
            <text:p>0.00</text:p>
          </table:table-cell>
          <table:table-cell table:style-name="ce17" table:formula="of:=[.AB122]*12" office:value-type="float" office:value="0" calcext:value-type="float">
            <text:p>0.00</text:p>
          </table:table-cell>
          <table:table-cell table:style-name="ce17" table:formula="of:=([.E122]-[.$I$113])/[.L122]" office:value-type="string" office:string-value="" calcext:value-type="error">
            <text:p>#DIV/0!</text:p>
          </table:table-cell>
          <table:table-cell table:style-name="ce17" table:formula="of:=([.F122]-[.$I$113])/[.L122]" office:value-type="string" office:string-value="" calcext:value-type="error">
            <text:p>#DIV/0!</text:p>
          </table:table-cell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.36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I122])/[.AH122]" office:value-type="float" office:value="20.5882352941177" calcext:value-type="float">
            <text:p>20.59</text:p>
          </table:table-cell>
          <table:table-cell office:value-type="float" office:value="1.41" calcext:value-type="float">
            <text:p>1.41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L122])/[.AK122]" office:value-type="float" office:value="18.4397163120567" calcext:value-type="float">
            <text:p>18.44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2]-[.G121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2]/[.E12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3]/5)" office:value-type="float" office:value="0" calcext:value-type="float">
            <text:p>0.00</text:p>
          </table:table-cell>
          <table:table-cell table:style-name="ce40" table:formula="of:=([.$J$112]*3600/1760)/(([.I123]-1)/5)" office:value-type="float" office:value="-255.681818181818" calcext:value-type="float">
            <text:p>-255.68</text:p>
          </table:table-cell>
          <table:table-cell table:style-name="ce40" table:formula="of:=([.$J$112]*3600/1760)/[.J123]" office:value-type="string" office:string-value="" calcext:value-type="error">
            <text:p>#DIV/0!</text:p>
          </table:table-cell>
          <table:table-cell table:style-name="ce40" table:formula="of:=([.$J$112]*3600/1760)/(([.I123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3]-[.G117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3]-[.G122])-1)*25*1760*[.J123]/(3600*5)" office:value-type="float" office:value="-0" calcext:value-type="float">
            <text:p>0.00</text:p>
          </table:table-cell>
          <table:table-cell table:style-name="ce37" table:formula="of:=([.G123]-[.G122])*25*1760*[.J123]/(3600*5)" office:value-type="float" office:value="0" calcext:value-type="float">
            <text:p>0.00</text:p>
          </table:table-cell>
          <table:table-cell table:style-name="ce37" table:formula="of:=(([.H123]-[.H122])+1)*25*1760*[.J123]/(3600*5)" office:value-type="float" office:value="0" calcext:value-type="float">
            <text:p>0.00</text:p>
          </table:table-cell>
          <table:table-cell table:style-name="ce37" table:formula="of:=(((([.L123]*[.L123])/20)+([.L123]))/3)" office:value-type="string" office:string-value="" calcext:value-type="error">
            <text:p>#DIV/0!</text:p>
          </table:table-cell>
          <table:table-cell table:style-name="ce37" table:formula="of:=((([.L123]*[.L123])/20)+([.L123]))" office:value-type="string" office:string-value="" calcext:value-type="error">
            <text:p>#DIV/0!</text:p>
          </table:table-cell>
          <table:table-cell table:style-name="ce37" table:formula="of:=MIN([.R119:.R123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3]*3" office:value-type="string" office:string-value="" calcext:value-type="error">
            <text:p>#DIV/0!</text:p>
          </table:table-cell>
          <table:table-cell table:style-name="ce17" table:formula="of:=([.Y122]+(2.8*[.Y122]/100))" office:value-type="float" office:value="0" calcext:value-type="float">
            <text:p>0.00</text:p>
          </table:table-cell>
          <table:table-cell table:style-name="ce17" table:formula="of:=[.Y123]*12" office:value-type="float" office:value="0" calcext:value-type="float">
            <text:p>0.00</text:p>
          </table:table-cell>
          <table:table-cell table:style-name="ce17" table:formula="of:=([.AA122]+(5.57*[.AA122]/100))" office:value-type="float" office:value="0" calcext:value-type="float">
            <text:p>0.00</text:p>
          </table:table-cell>
          <table:table-cell table:style-name="ce17" table:formula="of:=([.AB122]+(7.2*[.AB122]/100))" office:value-type="float" office:value="0" calcext:value-type="float">
            <text:p>0.00</text:p>
          </table:table-cell>
          <table:table-cell table:style-name="ce17" table:formula="of:=[.AA123]*12" office:value-type="float" office:value="0" calcext:value-type="float">
            <text:p>0.00</text:p>
          </table:table-cell>
          <table:table-cell table:style-name="ce17" table:formula="of:=[.AB123]*12" office:value-type="float" office:value="0" calcext:value-type="float">
            <text:p>0.00</text:p>
          </table:table-cell>
          <table:table-cell table:style-name="ce17" table:formula="of:=([.E123]-[.$I$113])/[.L123]" office:value-type="string" office:string-value="" calcext:value-type="error">
            <text:p>#DIV/0!</text:p>
          </table:table-cell>
          <table:table-cell table:style-name="ce17" table:formula="of:=([.F123]-[.$I$113])/[.L123]" office:value-type="string" office:string-value="" calcext:value-type="error">
            <text:p>#DIV/0!</text:p>
          </table:table-cell>
          <table:table-cell office:value-type="float" office:value="37" calcext:value-type="float">
            <text:p>37</text:p>
          </table:table-cell>
          <table:table-cell office:value-type="float" office:value="1.33" calcext:value-type="float">
            <text:p>1.33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I123])/[.AH123]" office:value-type="float" office:value="20.3007518796992" calcext:value-type="float">
            <text:p>20.30</text:p>
          </table:table-cell>
          <table:table-cell office:value-type="float" office:value="1.38" calcext:value-type="float">
            <text:p>1.38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L123])/[.AK123]" office:value-type="float" office:value="18.1159420289855" calcext:value-type="float">
            <text:p>18.12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3]-[.G122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3]/[.E12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4]/5)" office:value-type="float" office:value="0" calcext:value-type="float">
            <text:p>0.00</text:p>
          </table:table-cell>
          <table:table-cell table:style-name="ce40" table:formula="of:=([.$J$112]*3600/1760)/(([.I124]-1)/5)" office:value-type="float" office:value="-255.681818181818" calcext:value-type="float">
            <text:p>-255.68</text:p>
          </table:table-cell>
          <table:table-cell table:style-name="ce40" table:formula="of:=([.$J$112]*3600/1760)/[.J124]" office:value-type="string" office:string-value="" calcext:value-type="error">
            <text:p>#DIV/0!</text:p>
          </table:table-cell>
          <table:table-cell table:style-name="ce40" table:formula="of:=([.$J$112]*3600/1760)/(([.I124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4]-[.G118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4]-[.G123])-1)*25*1760*[.J124]/(3600*5)" office:value-type="float" office:value="-0" calcext:value-type="float">
            <text:p>0.00</text:p>
          </table:table-cell>
          <table:table-cell table:style-name="ce37" table:formula="of:=([.G124]-[.G123])*25*1760*[.J124]/(3600*5)" office:value-type="float" office:value="0" calcext:value-type="float">
            <text:p>0.00</text:p>
          </table:table-cell>
          <table:table-cell table:style-name="ce37" table:formula="of:=(([.H124]-[.H123])+1)*25*1760*[.J124]/(3600*5)" office:value-type="float" office:value="0" calcext:value-type="float">
            <text:p>0.00</text:p>
          </table:table-cell>
          <table:table-cell table:style-name="ce37" table:formula="of:=(((([.L124]*[.L124])/20)+([.L124]))/3)" office:value-type="string" office:string-value="" calcext:value-type="error">
            <text:p>#DIV/0!</text:p>
          </table:table-cell>
          <table:table-cell table:style-name="ce37" table:formula="of:=((([.L124]*[.L124])/20)+([.L124]))" office:value-type="string" office:string-value="" calcext:value-type="error">
            <text:p>#DIV/0!</text:p>
          </table:table-cell>
          <table:table-cell table:style-name="ce37" table:formula="of:=MIN([.R120:.R124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4]*3" office:value-type="string" office:string-value="" calcext:value-type="error">
            <text:p>#DIV/0!</text:p>
          </table:table-cell>
          <table:table-cell table:style-name="ce17" table:formula="of:=([.Y123]+(2.8*[.Y123]/100))" office:value-type="float" office:value="0" calcext:value-type="float">
            <text:p>0.00</text:p>
          </table:table-cell>
          <table:table-cell table:style-name="ce17" table:formula="of:=[.Y124]*12" office:value-type="float" office:value="0" calcext:value-type="float">
            <text:p>0.00</text:p>
          </table:table-cell>
          <table:table-cell table:style-name="ce17" table:formula="of:=([.AA123]+(5.57*[.AA123]/100))" office:value-type="float" office:value="0" calcext:value-type="float">
            <text:p>0.00</text:p>
          </table:table-cell>
          <table:table-cell table:style-name="ce17" table:formula="of:=([.AB123]+(7.2*[.AB123]/100))" office:value-type="float" office:value="0" calcext:value-type="float">
            <text:p>0.00</text:p>
          </table:table-cell>
          <table:table-cell table:style-name="ce17" table:formula="of:=[.AA124]*12" office:value-type="float" office:value="0" calcext:value-type="float">
            <text:p>0.00</text:p>
          </table:table-cell>
          <table:table-cell table:style-name="ce17" table:formula="of:=[.AB124]*12" office:value-type="float" office:value="0" calcext:value-type="float">
            <text:p>0.00</text:p>
          </table:table-cell>
          <table:table-cell table:style-name="ce17" table:formula="of:=([.E124]-[.$I$113])/[.L124]" office:value-type="string" office:string-value="" calcext:value-type="error">
            <text:p>#DIV/0!</text:p>
          </table:table-cell>
          <table:table-cell table:style-name="ce17" table:formula="of:=([.F124]-[.$I$113])/[.L124]" office:value-type="string" office:string-value="" calcext:value-type="error">
            <text:p>#DIV/0!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I124])/[.AH124]" office:value-type="float" office:value="20.7692307692308" calcext:value-type="float">
            <text:p>20.77</text:p>
          </table:table-cell>
          <table:table-cell office:value-type="float" office:value="1.35" calcext:value-type="float">
            <text:p>1.35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L124])/[.AK124]" office:value-type="float" office:value="17.7777777777778" calcext:value-type="float">
            <text:p>17.78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4]-[.G123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4]/[.E12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5]/5)" office:value-type="float" office:value="0" calcext:value-type="float">
            <text:p>0.00</text:p>
          </table:table-cell>
          <table:table-cell table:style-name="ce40" table:formula="of:=([.$J$112]*3600/1760)/(([.I125]-1)/5)" office:value-type="float" office:value="-255.681818181818" calcext:value-type="float">
            <text:p>-255.68</text:p>
          </table:table-cell>
          <table:table-cell table:style-name="ce40" table:formula="of:=([.$J$112]*3600/1760)/[.J125]" office:value-type="string" office:string-value="" calcext:value-type="error">
            <text:p>#DIV/0!</text:p>
          </table:table-cell>
          <table:table-cell table:style-name="ce40" table:formula="of:=([.$J$112]*3600/1760)/(([.I125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5]-[.G119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5]-[.G124])-1)*25*1760*[.J125]/(3600*5)" office:value-type="float" office:value="-0" calcext:value-type="float">
            <text:p>0.00</text:p>
          </table:table-cell>
          <table:table-cell table:style-name="ce37" table:formula="of:=([.G125]-[.G124])*25*1760*[.J125]/(3600*5)" office:value-type="float" office:value="0" calcext:value-type="float">
            <text:p>0.00</text:p>
          </table:table-cell>
          <table:table-cell table:style-name="ce37" table:formula="of:=(([.H125]-[.H124])+1)*25*1760*[.J125]/(3600*5)" office:value-type="float" office:value="0" calcext:value-type="float">
            <text:p>0.00</text:p>
          </table:table-cell>
          <table:table-cell table:style-name="ce37" table:formula="of:=(((([.L125]*[.L125])/20)+([.L125]))/3)" office:value-type="string" office:string-value="" calcext:value-type="error">
            <text:p>#DIV/0!</text:p>
          </table:table-cell>
          <table:table-cell table:style-name="ce37" table:formula="of:=((([.L125]*[.L125])/20)+([.L125]))" office:value-type="string" office:string-value="" calcext:value-type="error">
            <text:p>#DIV/0!</text:p>
          </table:table-cell>
          <table:table-cell table:style-name="ce37" table:formula="of:=MIN([.R121:.R125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5]*3" office:value-type="string" office:string-value="" calcext:value-type="error">
            <text:p>#DIV/0!</text:p>
          </table:table-cell>
          <table:table-cell table:style-name="ce17" table:formula="of:=([.Y124]+(2.8*[.Y124]/100))" office:value-type="float" office:value="0" calcext:value-type="float">
            <text:p>0.00</text:p>
          </table:table-cell>
          <table:table-cell table:style-name="ce17" table:formula="of:=[.Y125]*12" office:value-type="float" office:value="0" calcext:value-type="float">
            <text:p>0.00</text:p>
          </table:table-cell>
          <table:table-cell table:style-name="ce17" table:formula="of:=([.AA124]+(5.57*[.AA124]/100))" office:value-type="float" office:value="0" calcext:value-type="float">
            <text:p>0.00</text:p>
          </table:table-cell>
          <table:table-cell table:style-name="ce17" table:formula="of:=([.AB124]+(7.2*[.AB124]/100))" office:value-type="float" office:value="0" calcext:value-type="float">
            <text:p>0.00</text:p>
          </table:table-cell>
          <table:table-cell table:style-name="ce17" table:formula="of:=[.AA125]*12" office:value-type="float" office:value="0" calcext:value-type="float">
            <text:p>0.00</text:p>
          </table:table-cell>
          <table:table-cell table:style-name="ce17" table:formula="of:=[.AB125]*12" office:value-type="float" office:value="0" calcext:value-type="float">
            <text:p>0.00</text:p>
          </table:table-cell>
          <table:table-cell table:style-name="ce17" table:formula="of:=([.E125]-[.$I$113])/[.L125]" office:value-type="string" office:string-value="" calcext:value-type="error">
            <text:p>#DIV/0!</text:p>
          </table:table-cell>
          <table:table-cell table:style-name="ce17" table:formula="of:=([.F125]-[.$I$113])/[.L125]" office:value-type="string" office:string-value="" calcext:value-type="error">
            <text:p>#DIV/0!</text:p>
          </table:table-cell>
          <table:table-cell office:value-type="float" office:value="39" calcext:value-type="float">
            <text:p>39</text:p>
          </table:table-cell>
          <table:table-cell office:value-type="float" office:value="1.27" calcext:value-type="float">
            <text:p>1.27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125])/[.AH125]" office:value-type="float" office:value="20.4724409448819" calcext:value-type="float">
            <text:p>20.47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L125])/[.AK125]" office:value-type="float" office:value="18.1818181818182" calcext:value-type="float">
            <text:p>18.18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5]-[.G124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5]/[.E12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6]/5)" office:value-type="float" office:value="0" calcext:value-type="float">
            <text:p>0.00</text:p>
          </table:table-cell>
          <table:table-cell table:style-name="ce40" table:formula="of:=([.$J$112]*3600/1760)/(([.I126]-1)/5)" office:value-type="float" office:value="-255.681818181818" calcext:value-type="float">
            <text:p>-255.68</text:p>
          </table:table-cell>
          <table:table-cell table:style-name="ce40" table:formula="of:=([.$J$112]*3600/1760)/[.J126]" office:value-type="string" office:string-value="" calcext:value-type="error">
            <text:p>#DIV/0!</text:p>
          </table:table-cell>
          <table:table-cell table:style-name="ce40" table:formula="of:=([.$J$112]*3600/1760)/(([.I126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6]-[.G120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6]-[.G125])-1)*25*1760*[.J126]/(3600*5)" office:value-type="float" office:value="-0" calcext:value-type="float">
            <text:p>0.00</text:p>
          </table:table-cell>
          <table:table-cell table:style-name="ce37" table:formula="of:=([.G126]-[.G125])*25*1760*[.J126]/(3600*5)" office:value-type="float" office:value="0" calcext:value-type="float">
            <text:p>0.00</text:p>
          </table:table-cell>
          <table:table-cell table:style-name="ce37" table:formula="of:=(([.H126]-[.H125])+1)*25*1760*[.J126]/(3600*5)" office:value-type="float" office:value="0" calcext:value-type="float">
            <text:p>0.00</text:p>
          </table:table-cell>
          <table:table-cell table:style-name="ce37" table:formula="of:=(((([.L126]*[.L126])/20)+([.L126]))/3)" office:value-type="string" office:string-value="" calcext:value-type="error">
            <text:p>#DIV/0!</text:p>
          </table:table-cell>
          <table:table-cell table:style-name="ce37" table:formula="of:=((([.L126]*[.L126])/20)+([.L126]))" office:value-type="string" office:string-value="" calcext:value-type="error">
            <text:p>#DIV/0!</text:p>
          </table:table-cell>
          <table:table-cell table:style-name="ce37" table:formula="of:=MIN([.R122:.R126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6]*3" office:value-type="string" office:string-value="" calcext:value-type="error">
            <text:p>#DIV/0!</text:p>
          </table:table-cell>
          <table:table-cell table:style-name="ce17" table:formula="of:=([.Y125]+(2.8*[.Y125]/100))" office:value-type="float" office:value="0" calcext:value-type="float">
            <text:p>0.00</text:p>
          </table:table-cell>
          <table:table-cell table:style-name="ce17" table:formula="of:=[.Y126]*12" office:value-type="float" office:value="0" calcext:value-type="float">
            <text:p>0.00</text:p>
          </table:table-cell>
          <table:table-cell table:style-name="ce17" table:formula="of:=([.AA125]+(5.57*[.AA125]/100))" office:value-type="float" office:value="0" calcext:value-type="float">
            <text:p>0.00</text:p>
          </table:table-cell>
          <table:table-cell table:style-name="ce17" table:formula="of:=([.AB125]+(7.2*[.AB125]/100))" office:value-type="float" office:value="0" calcext:value-type="float">
            <text:p>0.00</text:p>
          </table:table-cell>
          <table:table-cell table:style-name="ce17" table:formula="of:=[.AA126]*12" office:value-type="float" office:value="0" calcext:value-type="float">
            <text:p>0.00</text:p>
          </table:table-cell>
          <table:table-cell table:style-name="ce17" table:formula="of:=[.AB126]*12" office:value-type="float" office:value="0" calcext:value-type="float">
            <text:p>0.00</text:p>
          </table:table-cell>
          <table:table-cell table:style-name="ce17" table:formula="of:=([.E126]-[.$I$113])/[.L126]" office:value-type="string" office:string-value="" calcext:value-type="error">
            <text:p>#DIV/0!</text:p>
          </table:table-cell>
          <table:table-cell table:style-name="ce17" table:formula="of:=([.F126]-[.$I$113])/[.L126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4" calcext:value-type="float">
            <text:p>1.24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126])/[.AH126]" office:value-type="float" office:value="20.9677419354839" calcext:value-type="float">
            <text:p>20.97</text:p>
          </table:table-cell>
          <table:table-cell office:value-type="float" office:value="1.28" calcext:value-type="float">
            <text:p>1.28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L126])/[.AK126]" office:value-type="float" office:value="17.96875" calcext:value-type="float">
            <text:p>17.97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6]-[.G125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6]/[.E12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7]/5)" office:value-type="float" office:value="0" calcext:value-type="float">
            <text:p>0.00</text:p>
          </table:table-cell>
          <table:table-cell table:style-name="ce40" table:formula="of:=([.$J$112]*3600/1760)/(([.I127]-1)/5)" office:value-type="float" office:value="-255.681818181818" calcext:value-type="float">
            <text:p>-255.68</text:p>
          </table:table-cell>
          <table:table-cell table:style-name="ce40" table:formula="of:=([.$J$112]*3600/1760)/[.J127]" office:value-type="string" office:string-value="" calcext:value-type="error">
            <text:p>#DIV/0!</text:p>
          </table:table-cell>
          <table:table-cell table:style-name="ce40" table:formula="of:=([.$J$112]*3600/1760)/(([.I127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7]-[.G121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7]-[.G126])-1)*25*1760*[.J127]/(3600*5)" office:value-type="float" office:value="-0" calcext:value-type="float">
            <text:p>0.00</text:p>
          </table:table-cell>
          <table:table-cell table:style-name="ce37" table:formula="of:=([.G127]-[.G126])*25*1760*[.J127]/(3600*5)" office:value-type="float" office:value="0" calcext:value-type="float">
            <text:p>0.00</text:p>
          </table:table-cell>
          <table:table-cell table:style-name="ce37" table:formula="of:=(([.H127]-[.H126])+1)*25*1760*[.J127]/(3600*5)" office:value-type="float" office:value="0" calcext:value-type="float">
            <text:p>0.00</text:p>
          </table:table-cell>
          <table:table-cell table:style-name="ce37" table:formula="of:=(((([.L127]*[.L127])/20)+([.L127]))/3)" office:value-type="string" office:string-value="" calcext:value-type="error">
            <text:p>#DIV/0!</text:p>
          </table:table-cell>
          <table:table-cell table:style-name="ce37" table:formula="of:=((([.L127]*[.L127])/20)+([.L127]))" office:value-type="string" office:string-value="" calcext:value-type="error">
            <text:p>#DIV/0!</text:p>
          </table:table-cell>
          <table:table-cell table:style-name="ce37" table:formula="of:=MIN([.R123:.R127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7]*3" office:value-type="string" office:string-value="" calcext:value-type="error">
            <text:p>#DIV/0!</text:p>
          </table:table-cell>
          <table:table-cell table:style-name="ce17" table:formula="of:=([.Y126]+(2.8*[.Y126]/100))" office:value-type="float" office:value="0" calcext:value-type="float">
            <text:p>0.00</text:p>
          </table:table-cell>
          <table:table-cell table:style-name="ce17" table:formula="of:=[.Y127]*12" office:value-type="float" office:value="0" calcext:value-type="float">
            <text:p>0.00</text:p>
          </table:table-cell>
          <table:table-cell table:style-name="ce17" table:formula="of:=([.AA126]+(5.57*[.AA126]/100))" office:value-type="float" office:value="0" calcext:value-type="float">
            <text:p>0.00</text:p>
          </table:table-cell>
          <table:table-cell table:style-name="ce17" table:formula="of:=([.AB126]+(7.2*[.AB126]/100))" office:value-type="float" office:value="0" calcext:value-type="float">
            <text:p>0.00</text:p>
          </table:table-cell>
          <table:table-cell table:style-name="ce17" table:formula="of:=[.AA127]*12" office:value-type="float" office:value="0" calcext:value-type="float">
            <text:p>0.00</text:p>
          </table:table-cell>
          <table:table-cell table:style-name="ce17" table:formula="of:=[.AB127]*12" office:value-type="float" office:value="0" calcext:value-type="float">
            <text:p>0.00</text:p>
          </table:table-cell>
          <table:table-cell table:style-name="ce17" table:formula="of:=([.E127]-[.$I$113])/[.L127]" office:value-type="string" office:string-value="" calcext:value-type="error">
            <text:p>#DIV/0!</text:p>
          </table:table-cell>
          <table:table-cell table:style-name="ce17" table:formula="of:=([.F127]-[.$I$113])/[.L127]" office:value-type="string" office:string-value="" calcext:value-type="error">
            <text:p>#DIV/0!</text:p>
          </table:table-cell>
          <table:table-cell office:value-type="float" office:value="41" calcext:value-type="float">
            <text:p>41</text:p>
          </table:table-cell>
          <table:table-cell office:value-type="float" office:value="1.21" calcext:value-type="float">
            <text:p>1.21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I127])/[.AH127]" office:value-type="float" office:value="20.6611570247934" calcext:value-type="float">
            <text:p>2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L127])/[.AK127]" office:value-type="float" office:value="18.4" calcext:value-type="float">
            <text:p>18.40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7]-[.G126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7]/[.E12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8]/5)" office:value-type="float" office:value="0" calcext:value-type="float">
            <text:p>0.00</text:p>
          </table:table-cell>
          <table:table-cell table:style-name="ce40" table:formula="of:=([.$J$112]*3600/1760)/(([.I128]-1)/5)" office:value-type="float" office:value="-255.681818181818" calcext:value-type="float">
            <text:p>-255.68</text:p>
          </table:table-cell>
          <table:table-cell table:style-name="ce40" table:formula="of:=([.$J$112]*3600/1760)/[.J128]" office:value-type="string" office:string-value="" calcext:value-type="error">
            <text:p>#DIV/0!</text:p>
          </table:table-cell>
          <table:table-cell table:style-name="ce40" table:formula="of:=([.$J$112]*3600/1760)/(([.I128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8]-[.G122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8]-[.G127])-1)*25*1760*[.J128]/(3600*5)" office:value-type="float" office:value="-0" calcext:value-type="float">
            <text:p>0.00</text:p>
          </table:table-cell>
          <table:table-cell table:style-name="ce37" table:formula="of:=([.G128]-[.G127])*25*1760*[.J128]/(3600*5)" office:value-type="float" office:value="0" calcext:value-type="float">
            <text:p>0.00</text:p>
          </table:table-cell>
          <table:table-cell table:style-name="ce37" table:formula="of:=(([.H128]-[.H127])+1)*25*1760*[.J128]/(3600*5)" office:value-type="float" office:value="0" calcext:value-type="float">
            <text:p>0.00</text:p>
          </table:table-cell>
          <table:table-cell table:style-name="ce37" table:formula="of:=(((([.L128]*[.L128])/20)+([.L128]))/3)" office:value-type="string" office:string-value="" calcext:value-type="error">
            <text:p>#DIV/0!</text:p>
          </table:table-cell>
          <table:table-cell table:style-name="ce37" table:formula="of:=((([.L128]*[.L128])/20)+([.L128]))" office:value-type="string" office:string-value="" calcext:value-type="error">
            <text:p>#DIV/0!</text:p>
          </table:table-cell>
          <table:table-cell table:style-name="ce37" table:formula="of:=MIN([.R124:.R128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8]*3" office:value-type="string" office:string-value="" calcext:value-type="error">
            <text:p>#DIV/0!</text:p>
          </table:table-cell>
          <table:table-cell table:style-name="ce17" table:formula="of:=([.Y127]+(2.8*[.Y127]/100))" office:value-type="float" office:value="0" calcext:value-type="float">
            <text:p>0.00</text:p>
          </table:table-cell>
          <table:table-cell table:style-name="ce17" table:formula="of:=[.Y128]*12" office:value-type="float" office:value="0" calcext:value-type="float">
            <text:p>0.00</text:p>
          </table:table-cell>
          <table:table-cell table:style-name="ce17" table:formula="of:=([.AA127]+(5.57*[.AA127]/100))" office:value-type="float" office:value="0" calcext:value-type="float">
            <text:p>0.00</text:p>
          </table:table-cell>
          <table:table-cell table:style-name="ce17" table:formula="of:=([.AB127]+(7.2*[.AB127]/100))" office:value-type="float" office:value="0" calcext:value-type="float">
            <text:p>0.00</text:p>
          </table:table-cell>
          <table:table-cell table:style-name="ce17" table:formula="of:=[.AA128]*12" office:value-type="float" office:value="0" calcext:value-type="float">
            <text:p>0.00</text:p>
          </table:table-cell>
          <table:table-cell table:style-name="ce17" table:formula="of:=[.AB128]*12" office:value-type="float" office:value="0" calcext:value-type="float">
            <text:p>0.00</text:p>
          </table:table-cell>
          <table:table-cell table:style-name="ce17" table:formula="of:=([.E128]-[.$I$113])/[.L128]" office:value-type="string" office:string-value="" calcext:value-type="error">
            <text:p>#DIV/0!</text:p>
          </table:table-cell>
          <table:table-cell table:style-name="ce17" table:formula="of:=([.F128]-[.$I$113])/[.L128]" office:value-type="string" office:string-value="" calcext:value-type="error">
            <text:p>#DIV/0!</text:p>
          </table:table-cell>
          <table:table-cell office:value-type="float" office:value="42" calcext:value-type="float">
            <text:p>42</text:p>
          </table:table-cell>
          <table:table-cell office:value-type="float" office:value="1.18" calcext:value-type="float">
            <text:p>1.18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I128])/[.AH128]" office:value-type="float" office:value="21.1864406779661" calcext:value-type="float">
            <text:p>21.19</text:p>
          </table:table-cell>
          <table:table-cell office:value-type="float" office:value="1.22" calcext:value-type="float">
            <text:p>1.22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L128])/[.AK128]" office:value-type="float" office:value="18.0327868852459" calcext:value-type="float">
            <text:p>18.03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8]-[.G127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8]/[.E12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2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29]/5)" office:value-type="float" office:value="0" calcext:value-type="float">
            <text:p>0.00</text:p>
          </table:table-cell>
          <table:table-cell table:style-name="ce40" table:formula="of:=([.$J$112]*3600/1760)/(([.I129]-1)/5)" office:value-type="float" office:value="-255.681818181818" calcext:value-type="float">
            <text:p>-255.68</text:p>
          </table:table-cell>
          <table:table-cell table:style-name="ce40" table:formula="of:=([.$J$112]*3600/1760)/[.J129]" office:value-type="string" office:string-value="" calcext:value-type="error">
            <text:p>#DIV/0!</text:p>
          </table:table-cell>
          <table:table-cell table:style-name="ce40" table:formula="of:=([.$J$112]*3600/1760)/(([.I129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29]-[.G123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29]-[.G128])-1)*25*1760*[.J129]/(3600*5)" office:value-type="float" office:value="-0" calcext:value-type="float">
            <text:p>0.00</text:p>
          </table:table-cell>
          <table:table-cell table:style-name="ce37" table:formula="of:=([.G129]-[.G128])*25*1760*[.J129]/(3600*5)" office:value-type="float" office:value="0" calcext:value-type="float">
            <text:p>0.00</text:p>
          </table:table-cell>
          <table:table-cell table:style-name="ce37" table:formula="of:=(([.H129]-[.H128])+1)*25*1760*[.J129]/(3600*5)" office:value-type="float" office:value="0" calcext:value-type="float">
            <text:p>0.00</text:p>
          </table:table-cell>
          <table:table-cell table:style-name="ce37" table:formula="of:=(((([.L129]*[.L129])/20)+([.L129]))/3)" office:value-type="string" office:string-value="" calcext:value-type="error">
            <text:p>#DIV/0!</text:p>
          </table:table-cell>
          <table:table-cell table:style-name="ce37" table:formula="of:=((([.L129]*[.L129])/20)+([.L129]))" office:value-type="string" office:string-value="" calcext:value-type="error">
            <text:p>#DIV/0!</text:p>
          </table:table-cell>
          <table:table-cell table:style-name="ce37" table:formula="of:=MIN([.R125:.R129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29]*3" office:value-type="string" office:string-value="" calcext:value-type="error">
            <text:p>#DIV/0!</text:p>
          </table:table-cell>
          <table:table-cell table:style-name="ce17" table:formula="of:=([.Y128]+(2.8*[.Y128]/100))" office:value-type="float" office:value="0" calcext:value-type="float">
            <text:p>0.00</text:p>
          </table:table-cell>
          <table:table-cell table:style-name="ce17" table:formula="of:=[.Y129]*12" office:value-type="float" office:value="0" calcext:value-type="float">
            <text:p>0.00</text:p>
          </table:table-cell>
          <table:table-cell table:style-name="ce17" table:formula="of:=([.AA128]+(5.57*[.AA128]/100))" office:value-type="float" office:value="0" calcext:value-type="float">
            <text:p>0.00</text:p>
          </table:table-cell>
          <table:table-cell table:style-name="ce17" table:formula="of:=([.AB128]+(7.2*[.AB128]/100))" office:value-type="float" office:value="0" calcext:value-type="float">
            <text:p>0.00</text:p>
          </table:table-cell>
          <table:table-cell table:style-name="ce17" table:formula="of:=[.AA129]*12" office:value-type="float" office:value="0" calcext:value-type="float">
            <text:p>0.00</text:p>
          </table:table-cell>
          <table:table-cell table:style-name="ce17" table:formula="of:=[.AB129]*12" office:value-type="float" office:value="0" calcext:value-type="float">
            <text:p>0.00</text:p>
          </table:table-cell>
          <table:table-cell table:style-name="ce17" table:formula="of:=([.E129]-[.$I$113])/[.L129]" office:value-type="string" office:string-value="" calcext:value-type="error">
            <text:p>#DIV/0!</text:p>
          </table:table-cell>
          <table:table-cell table:style-name="ce17" table:formula="of:=([.F129]-[.$I$113])/[.L129]" office:value-type="string" office:string-value="" calcext:value-type="error">
            <text:p>#DIV/0!</text:p>
          </table:table-cell>
          <table:table-cell office:value-type="float" office:value="43" calcext:value-type="float">
            <text:p>43</text:p>
          </table:table-cell>
          <table:table-cell office:value-type="float" office:value="1.15" calcext:value-type="float">
            <text:p>1.15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29])/[.AH129]" office:value-type="float" office:value="20.8695652173913" calcext:value-type="float">
            <text:p>2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L129])/[.AK129]" office:value-type="float" office:value="18.4873949579832" calcext:value-type="float">
            <text:p>18.49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29]-[.G128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29]/[.E12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0]/5)" office:value-type="float" office:value="0" calcext:value-type="float">
            <text:p>0.00</text:p>
          </table:table-cell>
          <table:table-cell table:style-name="ce40" table:formula="of:=([.$J$112]*3600/1760)/(([.I130]-1)/5)" office:value-type="float" office:value="-255.681818181818" calcext:value-type="float">
            <text:p>-255.68</text:p>
          </table:table-cell>
          <table:table-cell table:style-name="ce40" table:formula="of:=([.$J$112]*3600/1760)/[.J130]" office:value-type="string" office:string-value="" calcext:value-type="error">
            <text:p>#DIV/0!</text:p>
          </table:table-cell>
          <table:table-cell table:style-name="ce40" table:formula="of:=([.$J$112]*3600/1760)/(([.I130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0]-[.G124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0]-[.G129])-1)*25*1760*[.J130]/(3600*5)" office:value-type="float" office:value="-0" calcext:value-type="float">
            <text:p>0.00</text:p>
          </table:table-cell>
          <table:table-cell table:style-name="ce37" table:formula="of:=([.G130]-[.G129])*25*1760*[.J130]/(3600*5)" office:value-type="float" office:value="0" calcext:value-type="float">
            <text:p>0.00</text:p>
          </table:table-cell>
          <table:table-cell table:style-name="ce37" table:formula="of:=(([.H130]-[.H129])+1)*25*1760*[.J130]/(3600*5)" office:value-type="float" office:value="0" calcext:value-type="float">
            <text:p>0.00</text:p>
          </table:table-cell>
          <table:table-cell table:style-name="ce37" table:formula="of:=(((([.L130]*[.L130])/20)+([.L130]))/3)" office:value-type="string" office:string-value="" calcext:value-type="error">
            <text:p>#DIV/0!</text:p>
          </table:table-cell>
          <table:table-cell table:style-name="ce37" table:formula="of:=((([.L130]*[.L130])/20)+([.L130]))" office:value-type="string" office:string-value="" calcext:value-type="error">
            <text:p>#DIV/0!</text:p>
          </table:table-cell>
          <table:table-cell table:style-name="ce37" table:formula="of:=MIN([.R126:.R130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0]*3" office:value-type="string" office:string-value="" calcext:value-type="error">
            <text:p>#DIV/0!</text:p>
          </table:table-cell>
          <table:table-cell table:style-name="ce17" table:formula="of:=([.Y129]+(2.8*[.Y129]/100))" office:value-type="float" office:value="0" calcext:value-type="float">
            <text:p>0.00</text:p>
          </table:table-cell>
          <table:table-cell table:style-name="ce17" table:formula="of:=[.Y130]*12" office:value-type="float" office:value="0" calcext:value-type="float">
            <text:p>0.00</text:p>
          </table:table-cell>
          <table:table-cell table:style-name="ce17" table:formula="of:=([.AA129]+(5.57*[.AA129]/100))" office:value-type="float" office:value="0" calcext:value-type="float">
            <text:p>0.00</text:p>
          </table:table-cell>
          <table:table-cell table:style-name="ce17" table:formula="of:=([.AB129]+(7.2*[.AB129]/100))" office:value-type="float" office:value="0" calcext:value-type="float">
            <text:p>0.00</text:p>
          </table:table-cell>
          <table:table-cell table:style-name="ce17" table:formula="of:=[.AA130]*12" office:value-type="float" office:value="0" calcext:value-type="float">
            <text:p>0.00</text:p>
          </table:table-cell>
          <table:table-cell table:style-name="ce17" table:formula="of:=[.AB130]*12" office:value-type="float" office:value="0" calcext:value-type="float">
            <text:p>0.00</text:p>
          </table:table-cell>
          <table:table-cell table:style-name="ce17" table:formula="of:=([.E130]-[.$I$113])/[.L130]" office:value-type="string" office:string-value="" calcext:value-type="error">
            <text:p>#DIV/0!</text:p>
          </table:table-cell>
          <table:table-cell table:style-name="ce17" table:formula="of:=([.F130]-[.$I$113])/[.L130]" office:value-type="string" office:string-value="" calcext:value-type="error">
            <text:p>#DIV/0!</text:p>
          </table:table-cell>
          <table:table-cell office:value-type="float" office:value="44" calcext:value-type="float">
            <text:p>44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30])/[.AH130]" office:value-type="float" office:value="21.4285714285714" calcext:value-type="float">
            <text:p>21.43</text:p>
          </table:table-cell>
          <table:table-cell office:value-type="float" office:value="1.16" calcext:value-type="float">
            <text:p>1.16</text:p>
          </table:table-cell>
          <table:table-cell office:value-type="float" office:value="0.21" calcext:value-type="float">
            <text:p>0.21</text:p>
          </table:table-cell>
          <table:table-cell table:style-name="ce17" table:formula="of:=(100*[.AL130])/[.AK130]" office:value-type="float" office:value="18.1034482758621" calcext:value-type="float">
            <text:p>18.10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0]-[.G129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0]/[.E13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1]/5)" office:value-type="float" office:value="0" calcext:value-type="float">
            <text:p>0.00</text:p>
          </table:table-cell>
          <table:table-cell table:style-name="ce40" table:formula="of:=([.$J$112]*3600/1760)/(([.I131]-1)/5)" office:value-type="float" office:value="-255.681818181818" calcext:value-type="float">
            <text:p>-255.68</text:p>
          </table:table-cell>
          <table:table-cell table:style-name="ce40" table:formula="of:=([.$J$112]*3600/1760)/[.J131]" office:value-type="string" office:string-value="" calcext:value-type="error">
            <text:p>#DIV/0!</text:p>
          </table:table-cell>
          <table:table-cell table:style-name="ce40" table:formula="of:=([.$J$112]*3600/1760)/(([.I131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1]-[.G125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1]-[.G130])-1)*25*1760*[.J131]/(3600*5)" office:value-type="float" office:value="-0" calcext:value-type="float">
            <text:p>0.00</text:p>
          </table:table-cell>
          <table:table-cell table:style-name="ce37" table:formula="of:=([.G131]-[.G130])*25*1760*[.J131]/(3600*5)" office:value-type="float" office:value="0" calcext:value-type="float">
            <text:p>0.00</text:p>
          </table:table-cell>
          <table:table-cell table:style-name="ce37" table:formula="of:=(([.H131]-[.H130])+1)*25*1760*[.J131]/(3600*5)" office:value-type="float" office:value="0" calcext:value-type="float">
            <text:p>0.00</text:p>
          </table:table-cell>
          <table:table-cell table:style-name="ce37" table:formula="of:=(((([.L131]*[.L131])/20)+([.L131]))/3)" office:value-type="string" office:string-value="" calcext:value-type="error">
            <text:p>#DIV/0!</text:p>
          </table:table-cell>
          <table:table-cell table:style-name="ce37" table:formula="of:=((([.L131]*[.L131])/20)+([.L131]))" office:value-type="string" office:string-value="" calcext:value-type="error">
            <text:p>#DIV/0!</text:p>
          </table:table-cell>
          <table:table-cell table:style-name="ce37" table:formula="of:=MIN([.R127:.R131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1]*3" office:value-type="string" office:string-value="" calcext:value-type="error">
            <text:p>#DIV/0!</text:p>
          </table:table-cell>
          <table:table-cell table:style-name="ce17" table:formula="of:=([.Y130]+(2.8*[.Y130]/100))" office:value-type="float" office:value="0" calcext:value-type="float">
            <text:p>0.00</text:p>
          </table:table-cell>
          <table:table-cell table:style-name="ce17" table:formula="of:=[.Y131]*12" office:value-type="float" office:value="0" calcext:value-type="float">
            <text:p>0.00</text:p>
          </table:table-cell>
          <table:table-cell table:style-name="ce17" table:formula="of:=([.AA130]+(5.57*[.AA130]/100))" office:value-type="float" office:value="0" calcext:value-type="float">
            <text:p>0.00</text:p>
          </table:table-cell>
          <table:table-cell table:style-name="ce17" table:formula="of:=([.AB130]+(7.2*[.AB130]/100))" office:value-type="float" office:value="0" calcext:value-type="float">
            <text:p>0.00</text:p>
          </table:table-cell>
          <table:table-cell table:style-name="ce17" table:formula="of:=[.AA131]*12" office:value-type="float" office:value="0" calcext:value-type="float">
            <text:p>0.00</text:p>
          </table:table-cell>
          <table:table-cell table:style-name="ce17" table:formula="of:=[.AB131]*12" office:value-type="float" office:value="0" calcext:value-type="float">
            <text:p>0.00</text:p>
          </table:table-cell>
          <table:table-cell table:style-name="ce17" table:formula="of:=([.E131]-[.$I$113])/[.L131]" office:value-type="string" office:string-value="" calcext:value-type="error">
            <text:p>#DIV/0!</text:p>
          </table:table-cell>
          <table:table-cell table:style-name="ce17" table:formula="of:=([.F131]-[.$I$113])/[.L131]" office:value-type="string" office:string-value="" calcext:value-type="error">
            <text:p>#DIV/0!</text:p>
          </table:table-cell>
          <table:table-cell office:value-type="float" office:value="45" calcext:value-type="float">
            <text:p>45</text:p>
          </table:table-cell>
          <table:table-cell office:value-type="float" office:value="1.09" calcext:value-type="float">
            <text:p>1.09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31])/[.AH131]" office:value-type="float" office:value="22.0183486238532" calcext:value-type="float">
            <text:p>22.02</text:p>
          </table:table-cell>
          <table:table-cell office:value-type="float" office:value="1.13" calcext:value-type="float">
            <text:p>1.13</text:p>
          </table:table-cell>
          <table:table-cell office:value-type="float" office:value="0.21" calcext:value-type="float">
            <text:p>0.21</text:p>
          </table:table-cell>
          <table:table-cell table:style-name="ce17" table:formula="of:=(100*[.AL131])/[.AK131]" office:value-type="float" office:value="18.5840707964602" calcext:value-type="float">
            <text:p>18.58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1]-[.G130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1]/[.E13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2]/5)" office:value-type="float" office:value="0" calcext:value-type="float">
            <text:p>0.00</text:p>
          </table:table-cell>
          <table:table-cell table:style-name="ce40" table:formula="of:=([.$J$112]*3600/1760)/(([.I132]-1)/5)" office:value-type="float" office:value="-255.681818181818" calcext:value-type="float">
            <text:p>-255.68</text:p>
          </table:table-cell>
          <table:table-cell table:style-name="ce40" table:formula="of:=([.$J$112]*3600/1760)/[.J132]" office:value-type="string" office:string-value="" calcext:value-type="error">
            <text:p>#DIV/0!</text:p>
          </table:table-cell>
          <table:table-cell table:style-name="ce40" table:formula="of:=([.$J$112]*3600/1760)/(([.I132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2]-[.G126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2]-[.G131])-1)*25*1760*[.J132]/(3600*5)" office:value-type="float" office:value="-0" calcext:value-type="float">
            <text:p>0.00</text:p>
          </table:table-cell>
          <table:table-cell table:style-name="ce37" table:formula="of:=([.G132]-[.G131])*25*1760*[.J132]/(3600*5)" office:value-type="float" office:value="0" calcext:value-type="float">
            <text:p>0.00</text:p>
          </table:table-cell>
          <table:table-cell table:style-name="ce37" table:formula="of:=(([.H132]-[.H131])+1)*25*1760*[.J132]/(3600*5)" office:value-type="float" office:value="0" calcext:value-type="float">
            <text:p>0.00</text:p>
          </table:table-cell>
          <table:table-cell table:style-name="ce37" table:formula="of:=(((([.L132]*[.L132])/20)+([.L132]))/3)" office:value-type="string" office:string-value="" calcext:value-type="error">
            <text:p>#DIV/0!</text:p>
          </table:table-cell>
          <table:table-cell table:style-name="ce37" table:formula="of:=((([.L132]*[.L132])/20)+([.L132]))" office:value-type="string" office:string-value="" calcext:value-type="error">
            <text:p>#DIV/0!</text:p>
          </table:table-cell>
          <table:table-cell table:style-name="ce37" table:formula="of:=MIN([.R128:.R132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2]*3" office:value-type="string" office:string-value="" calcext:value-type="error">
            <text:p>#DIV/0!</text:p>
          </table:table-cell>
          <table:table-cell table:style-name="ce17" table:formula="of:=([.Y131]+(2.8*[.Y131]/100))" office:value-type="float" office:value="0" calcext:value-type="float">
            <text:p>0.00</text:p>
          </table:table-cell>
          <table:table-cell table:style-name="ce17" table:formula="of:=[.Y132]*12" office:value-type="float" office:value="0" calcext:value-type="float">
            <text:p>0.00</text:p>
          </table:table-cell>
          <table:table-cell table:style-name="ce17" table:formula="of:=([.AA131]+(5.57*[.AA131]/100))" office:value-type="float" office:value="0" calcext:value-type="float">
            <text:p>0.00</text:p>
          </table:table-cell>
          <table:table-cell table:style-name="ce17" table:formula="of:=([.AB131]+(7.2*[.AB131]/100))" office:value-type="float" office:value="0" calcext:value-type="float">
            <text:p>0.00</text:p>
          </table:table-cell>
          <table:table-cell table:style-name="ce17" table:formula="of:=[.AA132]*12" office:value-type="float" office:value="0" calcext:value-type="float">
            <text:p>0.00</text:p>
          </table:table-cell>
          <table:table-cell table:style-name="ce17" table:formula="of:=[.AB132]*12" office:value-type="float" office:value="0" calcext:value-type="float">
            <text:p>0.00</text:p>
          </table:table-cell>
          <table:table-cell table:style-name="ce17" table:formula="of:=([.E132]-[.$I$113])/[.L132]" office:value-type="string" office:string-value="" calcext:value-type="error">
            <text:p>#DIV/0!</text:p>
          </table:table-cell>
          <table:table-cell table:style-name="ce17" table:formula="of:=([.F132]-[.$I$113])/[.L132]" office:value-type="string" office:string-value="" calcext:value-type="error">
            <text:p>#DIV/0!</text:p>
          </table:table-cell>
          <table:table-cell office:value-type="float" office:value="46" calcext:value-type="float">
            <text:p>46</text:p>
          </table:table-cell>
          <table:table-cell office:value-type="float" office:value="1.06" calcext:value-type="float">
            <text:p>1.06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I132])/[.AH132]" office:value-type="float" office:value="21.6981132075472" calcext:value-type="float">
            <text:p>21.7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L132])/[.AK132]" office:value-type="float" office:value="18.1818181818182" calcext:value-type="float">
            <text:p>18.18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2]-[.G131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2]/[.E13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3]/5)" office:value-type="float" office:value="0" calcext:value-type="float">
            <text:p>0.00</text:p>
          </table:table-cell>
          <table:table-cell table:style-name="ce40" table:formula="of:=([.$J$112]*3600/1760)/(([.I133]-1)/5)" office:value-type="float" office:value="-255.681818181818" calcext:value-type="float">
            <text:p>-255.68</text:p>
          </table:table-cell>
          <table:table-cell table:style-name="ce40" table:formula="of:=([.$J$112]*3600/1760)/[.J133]" office:value-type="string" office:string-value="" calcext:value-type="error">
            <text:p>#DIV/0!</text:p>
          </table:table-cell>
          <table:table-cell table:style-name="ce40" table:formula="of:=([.$J$112]*3600/1760)/(([.I133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3]-[.G127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3]-[.G132])-1)*25*1760*[.J133]/(3600*5)" office:value-type="float" office:value="-0" calcext:value-type="float">
            <text:p>0.00</text:p>
          </table:table-cell>
          <table:table-cell table:style-name="ce37" table:formula="of:=([.G133]-[.G132])*25*1760*[.J133]/(3600*5)" office:value-type="float" office:value="0" calcext:value-type="float">
            <text:p>0.00</text:p>
          </table:table-cell>
          <table:table-cell table:style-name="ce37" table:formula="of:=(([.H133]-[.H132])+1)*25*1760*[.J133]/(3600*5)" office:value-type="float" office:value="0" calcext:value-type="float">
            <text:p>0.00</text:p>
          </table:table-cell>
          <table:table-cell table:style-name="ce37" table:formula="of:=(((([.L133]*[.L133])/20)+([.L133]))/3)" office:value-type="string" office:string-value="" calcext:value-type="error">
            <text:p>#DIV/0!</text:p>
          </table:table-cell>
          <table:table-cell table:style-name="ce37" table:formula="of:=((([.L133]*[.L133])/20)+([.L133]))" office:value-type="string" office:string-value="" calcext:value-type="error">
            <text:p>#DIV/0!</text:p>
          </table:table-cell>
          <table:table-cell table:style-name="ce37" table:formula="of:=MIN([.R129:.R133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3]*3" office:value-type="string" office:string-value="" calcext:value-type="error">
            <text:p>#DIV/0!</text:p>
          </table:table-cell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ce17" table:formula="of:=([.E133]-[.$I$113])/[.L133]" office:value-type="string" office:string-value="" calcext:value-type="error">
            <text:p>#DIV/0!</text:p>
          </table:table-cell>
          <table:table-cell table:style-name="ce17" table:formula="of:=([.F133]-[.$I$113])/[.L133]" office:value-type="string" office:string-value="" calcext:value-type="error">
            <text:p>#DIV/0!</text:p>
          </table:table-cell>
          <table:table-cell office:value-type="float" office:value="47" calcext:value-type="float">
            <text:p>47</text:p>
          </table:table-cell>
          <table:table-cell office:value-type="float" office:value="1.03" calcext:value-type="float">
            <text:p>1.03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I133])/[.AH133]" office:value-type="float" office:value="22.3300970873786" calcext:value-type="float">
            <text:p>22.33</text:p>
          </table:table-cell>
          <table:table-cell office:value-type="float" office:value="1.07" calcext:value-type="float">
            <text:p>1.07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L133])/[.AK133]" office:value-type="float" office:value="18.6915887850467" calcext:value-type="float">
            <text:p>18.69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3]-[.G132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3]/[.E13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4]/5)" office:value-type="float" office:value="0" calcext:value-type="float">
            <text:p>0.00</text:p>
          </table:table-cell>
          <table:table-cell table:style-name="ce40" table:formula="of:=([.$J$112]*3600/1760)/(([.I134]-1)/5)" office:value-type="float" office:value="-255.681818181818" calcext:value-type="float">
            <text:p>-255.68</text:p>
          </table:table-cell>
          <table:table-cell table:style-name="ce40" table:formula="of:=([.$J$112]*3600/1760)/[.J134]" office:value-type="string" office:string-value="" calcext:value-type="error">
            <text:p>#DIV/0!</text:p>
          </table:table-cell>
          <table:table-cell table:style-name="ce40" table:formula="of:=([.$J$112]*3600/1760)/(([.I134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4]-[.G128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4]-[.G133])-1)*25*1760*[.J134]/(3600*5)" office:value-type="float" office:value="-0" calcext:value-type="float">
            <text:p>0.00</text:p>
          </table:table-cell>
          <table:table-cell table:style-name="ce37" table:formula="of:=([.G134]-[.G133])*25*1760*[.J134]/(3600*5)" office:value-type="float" office:value="0" calcext:value-type="float">
            <text:p>0.00</text:p>
          </table:table-cell>
          <table:table-cell table:style-name="ce37" table:formula="of:=(([.H134]-[.H133])+1)*25*1760*[.J134]/(3600*5)" office:value-type="float" office:value="0" calcext:value-type="float">
            <text:p>0.00</text:p>
          </table:table-cell>
          <table:table-cell table:style-name="ce37" table:formula="of:=(((([.L134]*[.L134])/20)+([.L134]))/3)" office:value-type="string" office:string-value="" calcext:value-type="error">
            <text:p>#DIV/0!</text:p>
          </table:table-cell>
          <table:table-cell table:style-name="ce37" table:formula="of:=((([.L134]*[.L134])/20)+([.L134]))" office:value-type="string" office:string-value="" calcext:value-type="error">
            <text:p>#DIV/0!</text:p>
          </table:table-cell>
          <table:table-cell table:style-name="ce37" table:formula="of:=MIN([.R130:.R134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4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4]-[.$I$113])/[.L134]" office:value-type="string" office:string-value="" calcext:value-type="error">
            <text:p>#DIV/0!</text:p>
          </table:table-cell>
          <table:table-cell table:style-name="ce17" table:formula="of:=([.F134]-[.$I$113])/[.L134]" office:value-type="string" office:string-value="" calcext:value-type="error">
            <text:p>#DIV/0!</text:p>
          </table:table-cell>
          <table:table-cell office:value-type="float" office:value="48" calcext:value-type="float">
            <text:p>48</text:p>
          </table:table-cell>
          <table:table-cell office:value-type="float" office:value="0.99" calcext:value-type="float">
            <text:p>0.99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4])/[.AH134]" office:value-type="float" office:value="22.2222222222222" calcext:value-type="float">
            <text:p>22.22</text:p>
          </table:table-cell>
          <table:table-cell office:value-type="float" office:value="1.04" calcext:value-type="float">
            <text:p>1.04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4])/[.AK134]" office:value-type="float" office:value="18.2692307692308" calcext:value-type="float">
            <text:p>18.27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4]-[.G133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4]/[.E13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5]/5)" office:value-type="float" office:value="0" calcext:value-type="float">
            <text:p>0.00</text:p>
          </table:table-cell>
          <table:table-cell table:style-name="ce40" table:formula="of:=([.$J$112]*3600/1760)/(([.I135]-1)/5)" office:value-type="float" office:value="-255.681818181818" calcext:value-type="float">
            <text:p>-255.68</text:p>
          </table:table-cell>
          <table:table-cell table:style-name="ce40" table:formula="of:=([.$J$112]*3600/1760)/[.J135]" office:value-type="string" office:string-value="" calcext:value-type="error">
            <text:p>#DIV/0!</text:p>
          </table:table-cell>
          <table:table-cell table:style-name="ce40" table:formula="of:=([.$J$112]*3600/1760)/(([.I135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5]-[.G129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5]-[.G134])-1)*25*1760*[.J135]/(3600*5)" office:value-type="float" office:value="-0" calcext:value-type="float">
            <text:p>0.00</text:p>
          </table:table-cell>
          <table:table-cell table:style-name="ce37" table:formula="of:=([.G135]-[.G134])*25*1760*[.J135]/(3600*5)" office:value-type="float" office:value="0" calcext:value-type="float">
            <text:p>0.00</text:p>
          </table:table-cell>
          <table:table-cell table:style-name="ce37" table:formula="of:=(([.H135]-[.H134])+1)*25*1760*[.J135]/(3600*5)" office:value-type="float" office:value="0" calcext:value-type="float">
            <text:p>0.00</text:p>
          </table:table-cell>
          <table:table-cell table:style-name="ce37" table:formula="of:=(((([.L135]*[.L135])/20)+([.L135]))/3)" office:value-type="string" office:string-value="" calcext:value-type="error">
            <text:p>#DIV/0!</text:p>
          </table:table-cell>
          <table:table-cell table:style-name="ce37" table:formula="of:=((([.L135]*[.L135])/20)+([.L135]))" office:value-type="string" office:string-value="" calcext:value-type="error">
            <text:p>#DIV/0!</text:p>
          </table:table-cell>
          <table:table-cell table:style-name="ce37" table:formula="of:=MIN([.R131:.R135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5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5]-[.$I$113])/[.L135]" office:value-type="string" office:string-value="" calcext:value-type="error">
            <text:p>#DIV/0!</text:p>
          </table:table-cell>
          <table:table-cell table:style-name="ce17" table:formula="of:=([.F135]-[.$I$113])/[.L135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5])/[.AH135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5])/[.AK135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5]-[.G134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5]/[.E13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6]/5)" office:value-type="float" office:value="0" calcext:value-type="float">
            <text:p>0.00</text:p>
          </table:table-cell>
          <table:table-cell table:style-name="ce40" table:formula="of:=([.$J$112]*3600/1760)/(([.I136]-1)/5)" office:value-type="float" office:value="-255.681818181818" calcext:value-type="float">
            <text:p>-255.68</text:p>
          </table:table-cell>
          <table:table-cell table:style-name="ce40" table:formula="of:=([.$J$112]*3600/1760)/[.J136]" office:value-type="string" office:string-value="" calcext:value-type="error">
            <text:p>#DIV/0!</text:p>
          </table:table-cell>
          <table:table-cell table:style-name="ce40" table:formula="of:=([.$J$112]*3600/1760)/(([.I136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6]-[.G130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6]-[.G135])-1)*25*1760*[.J136]/(3600*5)" office:value-type="float" office:value="-0" calcext:value-type="float">
            <text:p>0.00</text:p>
          </table:table-cell>
          <table:table-cell table:style-name="ce37" table:formula="of:=([.G136]-[.G135])*25*1760*[.J136]/(3600*5)" office:value-type="float" office:value="0" calcext:value-type="float">
            <text:p>0.00</text:p>
          </table:table-cell>
          <table:table-cell table:style-name="ce37" table:formula="of:=(([.H136]-[.H135])+1)*25*1760*[.J136]/(3600*5)" office:value-type="float" office:value="0" calcext:value-type="float">
            <text:p>0.00</text:p>
          </table:table-cell>
          <table:table-cell table:style-name="ce37" table:formula="of:=(((([.L136]*[.L136])/20)+([.L136]))/3)" office:value-type="string" office:string-value="" calcext:value-type="error">
            <text:p>#DIV/0!</text:p>
          </table:table-cell>
          <table:table-cell table:style-name="ce37" table:formula="of:=((([.L136]*[.L136])/20)+([.L136]))" office:value-type="string" office:string-value="" calcext:value-type="error">
            <text:p>#DIV/0!</text:p>
          </table:table-cell>
          <table:table-cell table:style-name="ce37" table:formula="of:=MIN([.R132:.R136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6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6]-[.$I$113])/[.L136]" office:value-type="string" office:string-value="" calcext:value-type="error">
            <text:p>#DIV/0!</text:p>
          </table:table-cell>
          <table:table-cell table:style-name="ce17" table:formula="of:=([.F136]-[.$I$113])/[.L136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6])/[.AH136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6])/[.AK136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6]-[.G135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6]/[.E13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7]/5)" office:value-type="float" office:value="0" calcext:value-type="float">
            <text:p>0.00</text:p>
          </table:table-cell>
          <table:table-cell table:style-name="ce40" table:formula="of:=([.$J$112]*3600/1760)/(([.I137]-1)/5)" office:value-type="float" office:value="-255.681818181818" calcext:value-type="float">
            <text:p>-255.68</text:p>
          </table:table-cell>
          <table:table-cell table:style-name="ce40" table:formula="of:=([.$J$112]*3600/1760)/[.J137]" office:value-type="string" office:string-value="" calcext:value-type="error">
            <text:p>#DIV/0!</text:p>
          </table:table-cell>
          <table:table-cell table:style-name="ce40" table:formula="of:=([.$J$112]*3600/1760)/(([.I137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7]-[.G131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7]-[.G136])-1)*25*1760*[.J137]/(3600*5)" office:value-type="float" office:value="-0" calcext:value-type="float">
            <text:p>0.00</text:p>
          </table:table-cell>
          <table:table-cell table:style-name="ce37" table:formula="of:=([.G137]-[.G136])*25*1760*[.J137]/(3600*5)" office:value-type="float" office:value="0" calcext:value-type="float">
            <text:p>0.00</text:p>
          </table:table-cell>
          <table:table-cell table:style-name="ce37" table:formula="of:=(([.H137]-[.H136])+1)*25*1760*[.J137]/(3600*5)" office:value-type="float" office:value="0" calcext:value-type="float">
            <text:p>0.00</text:p>
          </table:table-cell>
          <table:table-cell table:style-name="ce37" table:formula="of:=(((([.L137]*[.L137])/20)+([.L137]))/3)" office:value-type="string" office:string-value="" calcext:value-type="error">
            <text:p>#DIV/0!</text:p>
          </table:table-cell>
          <table:table-cell table:style-name="ce37" table:formula="of:=((([.L137]*[.L137])/20)+([.L137]))" office:value-type="string" office:string-value="" calcext:value-type="error">
            <text:p>#DIV/0!</text:p>
          </table:table-cell>
          <table:table-cell table:style-name="ce37" table:formula="of:=MIN([.R133:.R137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7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7]-[.$I$113])/[.L137]" office:value-type="string" office:string-value="" calcext:value-type="error">
            <text:p>#DIV/0!</text:p>
          </table:table-cell>
          <table:table-cell table:style-name="ce17" table:formula="of:=([.F137]-[.$I$113])/[.L137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7])/[.AH137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7])/[.AK137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7]-[.G136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7]/[.E13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8]/5)" office:value-type="float" office:value="0" calcext:value-type="float">
            <text:p>0.00</text:p>
          </table:table-cell>
          <table:table-cell table:style-name="ce40" table:formula="of:=([.$J$112]*3600/1760)/(([.I138]-1)/5)" office:value-type="float" office:value="-255.681818181818" calcext:value-type="float">
            <text:p>-255.68</text:p>
          </table:table-cell>
          <table:table-cell table:style-name="ce40" table:formula="of:=([.$J$112]*3600/1760)/[.J138]" office:value-type="string" office:string-value="" calcext:value-type="error">
            <text:p>#DIV/0!</text:p>
          </table:table-cell>
          <table:table-cell table:style-name="ce40" table:formula="of:=([.$J$112]*3600/1760)/(([.I138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8]-[.G132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8]-[.G137])-1)*25*1760*[.J138]/(3600*5)" office:value-type="float" office:value="-0" calcext:value-type="float">
            <text:p>0.00</text:p>
          </table:table-cell>
          <table:table-cell table:style-name="ce37" table:formula="of:=([.G138]-[.G137])*25*1760*[.J138]/(3600*5)" office:value-type="float" office:value="0" calcext:value-type="float">
            <text:p>0.00</text:p>
          </table:table-cell>
          <table:table-cell table:style-name="ce37" table:formula="of:=(([.H138]-[.H137])+1)*25*1760*[.J138]/(3600*5)" office:value-type="float" office:value="0" calcext:value-type="float">
            <text:p>0.00</text:p>
          </table:table-cell>
          <table:table-cell table:style-name="ce37" table:formula="of:=(((([.L138]*[.L138])/20)+([.L138]))/3)" office:value-type="string" office:string-value="" calcext:value-type="error">
            <text:p>#DIV/0!</text:p>
          </table:table-cell>
          <table:table-cell table:style-name="ce37" table:formula="of:=((([.L138]*[.L138])/20)+([.L138]))" office:value-type="string" office:string-value="" calcext:value-type="error">
            <text:p>#DIV/0!</text:p>
          </table:table-cell>
          <table:table-cell table:style-name="ce37" table:formula="of:=MIN([.R134:.R138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8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8]-[.$I$113])/[.L138]" office:value-type="string" office:string-value="" calcext:value-type="error">
            <text:p>#DIV/0!</text:p>
          </table:table-cell>
          <table:table-cell table:style-name="ce17" table:formula="of:=([.F138]-[.$I$113])/[.L138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8])/[.AH138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8])/[.AK138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8]-[.G137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8]/[.E13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3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39]/5)" office:value-type="float" office:value="0" calcext:value-type="float">
            <text:p>0.00</text:p>
          </table:table-cell>
          <table:table-cell table:style-name="ce40" table:formula="of:=([.$J$112]*3600/1760)/(([.I139]-1)/5)" office:value-type="float" office:value="-255.681818181818" calcext:value-type="float">
            <text:p>-255.68</text:p>
          </table:table-cell>
          <table:table-cell table:style-name="ce40" table:formula="of:=([.$J$112]*3600/1760)/[.J139]" office:value-type="string" office:string-value="" calcext:value-type="error">
            <text:p>#DIV/0!</text:p>
          </table:table-cell>
          <table:table-cell table:style-name="ce40" table:formula="of:=([.$J$112]*3600/1760)/(([.I139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39]-[.G133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39]-[.G138])-1)*25*1760*[.J139]/(3600*5)" office:value-type="float" office:value="-0" calcext:value-type="float">
            <text:p>0.00</text:p>
          </table:table-cell>
          <table:table-cell table:style-name="ce37" table:formula="of:=([.G139]-[.G138])*25*1760*[.J139]/(3600*5)" office:value-type="float" office:value="0" calcext:value-type="float">
            <text:p>0.00</text:p>
          </table:table-cell>
          <table:table-cell table:style-name="ce37" table:formula="of:=(([.H139]-[.H138])+1)*25*1760*[.J139]/(3600*5)" office:value-type="float" office:value="0" calcext:value-type="float">
            <text:p>0.00</text:p>
          </table:table-cell>
          <table:table-cell table:style-name="ce37" table:formula="of:=(((([.L139]*[.L139])/20)+([.L139]))/3)" office:value-type="string" office:string-value="" calcext:value-type="error">
            <text:p>#DIV/0!</text:p>
          </table:table-cell>
          <table:table-cell table:style-name="ce37" table:formula="of:=((([.L139]*[.L139])/20)+([.L139]))" office:value-type="string" office:string-value="" calcext:value-type="error">
            <text:p>#DIV/0!</text:p>
          </table:table-cell>
          <table:table-cell table:style-name="ce37" table:formula="of:=MIN([.R135:.R139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39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39]-[.$I$113])/[.L139]" office:value-type="string" office:string-value="" calcext:value-type="error">
            <text:p>#DIV/0!</text:p>
          </table:table-cell>
          <table:table-cell table:style-name="ce17" table:formula="of:=([.F139]-[.$I$113])/[.L139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39])/[.AH139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39])/[.AK139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39]-[.G138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39]/[.E13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formula="of:=([.G14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37" table:formula="of:=([.I140]/5)" office:value-type="float" office:value="0" calcext:value-type="float">
            <text:p>0.00</text:p>
          </table:table-cell>
          <table:table-cell table:style-name="ce40" table:formula="of:=([.$J$112]*3600/1760)/(([.I140]-1)/5)" office:value-type="float" office:value="-255.681818181818" calcext:value-type="float">
            <text:p>-255.68</text:p>
          </table:table-cell>
          <table:table-cell table:style-name="ce40" table:formula="of:=([.$J$112]*3600/1760)/[.J140]" office:value-type="string" office:string-value="" calcext:value-type="error">
            <text:p>#DIV/0!</text:p>
          </table:table-cell>
          <table:table-cell table:style-name="ce40" table:formula="of:=([.$J$112]*3600/1760)/(([.I140]+1)/5)" office:value-type="float" office:value="255.681818181818" calcext:value-type="float">
            <text:p>255.68</text:p>
          </table:table-cell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 table:formula="of:=(5*5*60*60)/(([.G140]-[.G134]))" office:value-type="string" office:string-value="" calcext:value-type="error">
            <text:p>#DIV/0!</text:p>
          </table:table-cell>
          <table:table-cell table:style-name="ce36" table:formula="of:=COUNT([.$N$118:.$N$140])*(60/[.$J$115])" office:value-type="float" office:value="0" calcext:value-type="float">
            <text:p>0.00</text:p>
          </table:table-cell>
          <table:table-cell table:style-name="ce37" table:formula="of:=(([.G140]-[.G139])-1)*25*1760*[.J140]/(3600*5)" office:value-type="float" office:value="-0" calcext:value-type="float">
            <text:p>0.00</text:p>
          </table:table-cell>
          <table:table-cell table:style-name="ce37" table:formula="of:=([.G140]-[.G139])*25*1760*[.J140]/(3600*5)" office:value-type="float" office:value="0" calcext:value-type="float">
            <text:p>0.00</text:p>
          </table:table-cell>
          <table:table-cell table:style-name="ce37" table:formula="of:=(([.H140]-[.H139])+1)*25*1760*[.J140]/(3600*5)" office:value-type="float" office:value="0" calcext:value-type="float">
            <text:p>0.00</text:p>
          </table:table-cell>
          <table:table-cell table:style-name="ce37" table:formula="of:=(((([.L140]*[.L140])/20)+([.L140]))/3)" office:value-type="string" office:string-value="" calcext:value-type="error">
            <text:p>#DIV/0!</text:p>
          </table:table-cell>
          <table:table-cell table:style-name="ce37" table:formula="of:=((([.L140]*[.L140])/20)+([.L140]))" office:value-type="string" office:string-value="" calcext:value-type="error">
            <text:p>#DIV/0!</text:p>
          </table:table-cell>
          <table:table-cell table:style-name="ce37" table:formula="of:=MIN([.R140:.R140])" office:value-type="float" office:value="0" calcext:value-type="float">
            <text:p>0.00</text:p>
          </table:table-cell>
          <table:table-cell table:style-name="ce36" table:formula="of:=COUNT([.$N$118:.$N$140])*(60 * 2/[.$J$115])" office:value-type="float" office:value="0" calcext:value-type="float">
            <text:p>0.00</text:p>
          </table:table-cell>
          <table:table-cell table:style-name="ce37" table:formula="of:=[.O140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E140]-[.$I$113])/[.L140]" office:value-type="string" office:string-value="" calcext:value-type="error">
            <text:p>#DIV/0!</text:p>
          </table:table-cell>
          <table:table-cell table:style-name="ce17" table:formula="of:=([.F140]-[.$I$113])/[.L140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40])/[.AH140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40])/[.AK140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 table:formula="of:=([.G140]-[.G139])/5" office:value-type="float" office:value="0" calcext:value-type="float">
            <text:p>0</text:p>
          </table:table-cell>
          <table:table-cell table:style-name="ce50" table:formula="of:=[.$S$113]" office:value-type="float" office:value="0" calcext:value-type="float">
            <text:p>0.00</text:p>
          </table:table-cell>
          <table:table-cell table:style-name="ce50" table:formula="of:=[.F140]/[.E14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.00</text:p>
          </table:table-cell>
          <table:table-cell table:number-columns-repeated="2"/>
          <table:table-cell table:style-name="ce15" table:number-columns-repeated="3"/>
          <table:table-cell table:style-name="ce37"/>
          <table:table-cell table:style-name="ce40" table:number-columns-repeated="3"/>
          <table:table-cell table:style-name="ce37" table:formula="of:=AVERAGE([.$L$118:.$L$140])" office:value-type="string" office:string-value="" calcext:value-type="error">
            <text:p>#DIV/0!</text:p>
          </table:table-cell>
          <table:table-cell table:style-name="ce45"/>
          <table:table-cell table:style-name="ce36"/>
          <table:table-cell table:style-name="ce37" table:number-columns-repeated="6"/>
          <table:table-cell table:style-name="ce36"/>
          <table:table-cell table:style-name="ce37"/>
          <table:table-cell table:style-name="ce17"/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10"/>
          <table:table-cell table:style-name="ce17" table:formula="of:=[.$S$112]" office:value-type="float" office:value="0" calcext:value-type="float">
            <text:p>0.00</text:p>
          </table:table-cell>
          <table:table-cell/>
          <table:table-cell table:style-name="ce50" table:formula="of:=[.$S$113]" office:value-type="float" office:value="0" calcext:value-type="float">
            <text:p>0.00</text:p>
          </table:table-cell>
          <table:table-cell table:number-columns-repeated="972"/>
        </table:table-row>
        <table:table-row table:style-name="ro1">
          <table:table-cell table:number-columns-repeated="8"/>
          <table:table-cell table:style-name="ce18" office:value-type="string" calcext:value-type="string">
            <text:p>Sample – 5mins</text:p>
          </table:table-cell>
          <table:table-cell/>
          <table:table-cell table:style-name="ce41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ce20" office:value-type="string" calcext:value-type="string">
            <text:p>Right to Left</text:p>
          </table:table-cell>
          <table:table-cell table:style-name="ce13" table:formula="of:=SUM([.I118:.I140])" office:value-type="float" office:value="0" calcext:value-type="float">
            <text:p>0</text:p>
          </table:table-cell>
          <table:table-cell table:style-name="ce32" office:value-type="string" calcext:value-type="string">
            <text:p>into town R to L</text:p>
          </table:table-cell>
          <table:table-cell table:style-name="ce42" table:formula="of:=([.I143]*12)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ce20" office:value-type="string" calcext:value-type="string">
            <text:p>Left to Right</text:p>
          </table:table-cell>
          <table:table-cell table:style-name="ce13" table:formula="of:=((COUNT([.I118:.I140])-[.I143]))" office:value-type="float" office:value="23" calcext:value-type="float">
            <text:p>23</text:p>
          </table:table-cell>
          <table:table-cell table:style-name="ce32" office:value-type="string" calcext:value-type="string">
            <text:p>out off town L to R</text:p>
          </table:table-cell>
          <table:table-cell table:style-name="ce42" table:formula="of:=([.I144]*12)" office:value-type="float" office:value="276" calcext:value-type="float">
            <text:p>276.00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table:number-columns-repeated="2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Low Noise dBA 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7" office:value-type="string" calcext:value-type="string">
            <text:p>Average Low Noise Level dBC</text:p>
          </table:table-cell>
          <table:table-cell table:style-name="ce7" office:value-type="string" calcext:value-type="string">
            <text:p>Low Noise StdDev dBC</text:p>
          </table:table-cell>
          <table:table-cell table:number-columns-repeated="2"/>
          <table:table-cell table:style-name="ce2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5"/>
          <table:table-cell table:style-name="ce8" table:formula="of:=AVERAGE([.$F148:.$F163])" office:value-type="float" office:value="58.8928571428571" calcext:value-type="float">
            <text:p>58.89</text:p>
          </table:table-cell>
          <table:table-cell table:style-name="ce8" table:formula="of:=STDEV([.$F148:.$F163])" office:value-type="string" office:string-value="" calcext:value-type="error">
            <text:p>#DIV/0!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table:number-columns-repeated="5"/>
          <table:table-cell table:style-name="ce7" office:value-type="string" calcext:value-type="string">
            <text:p>Low Noise <text:s/>dBC</text:p>
          </table:table-cell>
          <table:table-cell table:style-name="ce16" office:value-type="string" calcext:value-type="string">
            <text:p>Start frame 5 frames</text:p>
          </table:table-cell>
          <table:table-cell table:style-name="ce7" office:value-type="string" calcext:value-type="string">
            <text:p>Start Frame</text:p>
          </table:table-cell>
          <table:table-cell table:number-columns-repeated="10"/>
          <table:table-cell table:style-name="ce17"/>
          <table:table-cell table:number-columns-repeated="100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formula="of:=[.H151]/5" office:value-type="float" office:value="41.8" calcext:value-type="float">
            <text:p>41.8</text:p>
          </table:table-cell>
          <table:table-cell office:value-type="float" office:value="209" calcext:value-type="float">
            <text:p>209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formula="of:=[.H152]/5" office:value-type="float" office:value="172" calcext:value-type="float">
            <text:p>172</text:p>
          </table:table-cell>
          <table:table-cell office:value-type="float" office:value="860" calcext:value-type="float">
            <text:p>860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formula="of:=[.H153]/5" office:value-type="float" office:value="215.4" calcext:value-type="float">
            <text:p>215.4</text:p>
          </table:table-cell>
          <table:table-cell office:value-type="float" office:value="1077" calcext:value-type="float">
            <text:p>1077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formula="of:=[.H154]/5" office:value-type="float" office:value="223.4" calcext:value-type="float">
            <text:p>223.4</text:p>
          </table:table-cell>
          <table:table-cell office:value-type="float" office:value="1117" calcext:value-type="float">
            <text:p>1117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55]/5" office:value-type="float" office:value="240.2" calcext:value-type="float">
            <text:p>240.2</text:p>
          </table:table-cell>
          <table:table-cell office:value-type="float" office:value="1201" calcext:value-type="float">
            <text:p>1201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56]/5" office:value-type="float" office:value="551.8" calcext:value-type="float">
            <text:p>551.8</text:p>
          </table:table-cell>
          <table:table-cell office:value-type="float" office:value="2759" calcext:value-type="float">
            <text:p>2759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57]/5" office:value-type="float" office:value="599.2" calcext:value-type="float">
            <text:p>599.2</text:p>
          </table:table-cell>
          <table:table-cell office:value-type="float" office:value="2996" calcext:value-type="float">
            <text:p>2996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58]/5" office:value-type="float" office:value="724.4" calcext:value-type="float">
            <text:p>724.4</text:p>
          </table:table-cell>
          <table:table-cell office:value-type="float" office:value="3622" calcext:value-type="float">
            <text:p>3622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59]/5" office:value-type="float" office:value="947.2" calcext:value-type="float">
            <text:p>947.2</text:p>
          </table:table-cell>
          <table:table-cell office:value-type="float" office:value="4736" calcext:value-type="float">
            <text:p>4736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60]/5" office:value-type="float" office:value="1160.2" calcext:value-type="float">
            <text:p>1160.2</text:p>
          </table:table-cell>
          <table:table-cell office:value-type="float" office:value="5801" calcext:value-type="float">
            <text:p>5801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61]/5" office:value-type="float" office:value="1369.8" calcext:value-type="float">
            <text:p>1369.8</text:p>
          </table:table-cell>
          <table:table-cell office:value-type="float" office:value="6849" calcext:value-type="float">
            <text:p>6849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62]/5" office:value-type="float" office:value="1409.2" calcext:value-type="float">
            <text:p>1409.2</text:p>
          </table:table-cell>
          <table:table-cell office:value-type="float" office:value="7046" calcext:value-type="float">
            <text:p>7046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formula="of:=[.H163]/5" office:value-type="float" office:value="1637.2" calcext:value-type="float">
            <text:p>1637.2</text:p>
          </table:table-cell>
          <table:table-cell office:value-type="float" office:value="8186" calcext:value-type="float">
            <text:p>8186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 table:number-rows-repeated="4">
          <table:table-cell table:number-columns-repeated="17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dBA Calibration not possible with DAWE <text:s/>insufficient Range.</text:p>
          </table:table-cell>
          <table:table-cell table:number-columns-repeated="13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17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1" office:value-type="string" calcext:value-type="string">
            <text:p>Noise Survey Against Time</text:p>
          </table:table-cell>
          <table:table-cell table:number-columns-repeated="3"/>
          <table:table-cell table:style-name="ce1" office:value-type="string" calcext:value-type="string">
            <text:p>Phase Correct 2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style-name="ce7" office:value-type="string" calcext:value-type="string">
            <text:p>Average Low Noise Level dBC</text:p>
          </table:table-cell>
          <table:table-cell/>
          <table:table-cell table:style-name="ce7" office:value-type="string" calcext:value-type="string">
            <text:p>Variation of Noise StdDev dBC</text:p>
          </table:table-cell>
          <table:table-cell table:style-name="ce21" office:value-type="string" calcext:value-type="string">
            <text:p>Phase Correct Noise to Video</text:p>
          </table:table-cell>
          <table:table-cell office:value-type="string" calcext:value-type="string">
            <text:p>Number of Vehicles to Average</text:p>
          </table:table-cell>
          <table:table-cell table:style-name="ce38" office:value-type="string" calcext:value-type="string">
            <text:p>Percentage Time above 70dBC</text:p>
          </table:table-cell>
          <table:table-cell table:style-name="ce38" office:value-type="string" calcext:value-type="string">
            <text:p>Percentage Time above 75dBC</text:p>
          </table:table-cell>
          <table:table-cell table:style-name="ce38" office:value-type="string" calcext:value-type="string">
            <text:p>Percentage Time above 80dBC</text:p>
          </table:table-cell>
          <table:table-cell table:style-name="ce38" office:value-type="string" calcext:value-type="string">
            <text:p>Percentage Time above 85dBC</text:p>
          </table:table-cell>
          <table:table-cell table:number-columns-repeated="4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style-name="ce8" table:formula="of:=AVERAGE([.$E173:.$E403])" office:value-type="float" office:value="77.4274111675127" calcext:value-type="float">
            <text:p>77.43</text:p>
          </table:table-cell>
          <table:table-cell/>
          <table:table-cell table:style-name="ce8" table:formula="of:=STDEV([.$E173:.$E403])" office:value-type="string" office:string-value="" calcext:value-type="error">
            <text:p>#DIV/0!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70" calcext:value-type="float">
            <text:p>70.00</text:p>
          </table:table-cell>
          <table:table-cell table:style-name="ce38" office:value-type="float" office:value="75" calcext:value-type="float">
            <text:p>75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office:value-type="float" office:value="85" calcext:value-type="float">
            <text:p>85.0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5" office:value-type="string" calcext:value-type="string">
            <text:p>Time (Minutes)</text:p>
          </table:table-cell>
          <table:table-cell table:style-name="ce10" office:value-type="string" calcext:value-type="string">
            <text:p>Noise <text:s/>(dBC)</text:p>
          </table:table-cell>
          <table:table-cell table:style-name="ce10" office:value-type="string" calcext:value-type="string">
            <text:p>Noise <text:s/>(dBA)</text:p>
          </table:table-cell>
          <table:table-cell table:style-name="ce10" office:value-type="string" calcext:value-type="string">
            <text:p>Start frame 5 frames</text:p>
          </table:table-cell>
          <table:table-cell table:style-name="ce10" office:value-type="string" calcext:value-type="string">
            <text:p>Start Frame</text:p>
          </table:table-cell>
          <table:table-cell table:style-name="ce25" office:value-type="string" calcext:value-type="string">
            <text:p>Average Noise (dBC) Per Minute</text:p>
          </table:table-cell>
          <table:table-cell table:style-name="Default" table:formula="of:=(SUM([.J175:.J403])/5)" office:value-type="float" office:value="0" calcext:value-type="float">
            <text:p>0</text:p>
          </table:table-cell>
          <table:table-cell table:style-name="Default" table:formula="of:=(SUM([.K175:.K403])/5)" office:value-type="float" office:value="0" calcext:value-type="float">
            <text:p>0</text:p>
          </table:table-cell>
          <table:table-cell table:style-name="Default" table:formula="of:=(SUM([.L175:.L403])/5)" office:value-type="float" office:value="0" calcext:value-type="float">
            <text:p>0</text:p>
          </table:table-cell>
          <table:table-cell table:style-name="Default" table:formula="of:=(SUM([.M175:.M403])/5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75]/(5*60))" office:value-type="float" office:value="-0.0333333333333333" calcext:value-type="float">
            <text:p>-0.03</text:p>
          </table:table-cell>
          <table:table-cell table:number-columns-repeated="2"/>
          <table:table-cell table:style-name="ce17" table:formula="of:=([.H175]-[.$H$171])/6" office:value-type="float" office:value="-10" calcext:value-type="float">
            <text:p>-10.00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75]&gt;[.$J$173];1;0)" office:value-type="float" office:value="0" calcext:value-type="float">
            <text:p>0</text:p>
          </table:table-cell>
          <table:table-cell table:style-name="Default" table:formula="of:=IF ([.$E175]&gt;[.$K$173];1;0)" office:value-type="float" office:value="0" calcext:value-type="float">
            <text:p>0</text:p>
          </table:table-cell>
          <table:table-cell table:style-name="Default" table:formula="of:=IF ([.$E175]&gt;[.$L$173];1;0)" office:value-type="float" office:value="0" calcext:value-type="float">
            <text:p>0</text:p>
          </table:table-cell>
          <table:table-cell table:style-name="Default" table:formula="of:=IF ([.$E17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76]/(5*60))" office:value-type="float" office:value="0.0222222222222222" calcext:value-type="float">
            <text:p>0.02</text:p>
          </table:table-cell>
          <table:table-cell table:number-columns-repeated="2"/>
          <table:table-cell table:style-name="ce17" table:formula="of:=([.H176]-[.$H$171])/6" office:value-type="float" office:value="6.66666666666667" calcext:value-type="float">
            <text:p>6.67</text:p>
          </table:table-cell>
          <table:table-cell table:style-name="ce17" office:value-type="float" office:value="100" calcext:value-type="float">
            <text:p>10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77]/(5*60))" office:value-type="float" office:value="0.05" calcext:value-type="float">
            <text:p>0.05</text:p>
          </table:table-cell>
          <table:table-cell table:number-columns-repeated="2"/>
          <table:table-cell table:style-name="ce17" table:formula="of:=([.H177]-[.$H$171])/6" office:value-type="float" office:value="15" calcext:value-type="float">
            <text:p>15.00</text:p>
          </table:table-cell>
          <table:table-cell table:style-name="ce17" office:value-type="float" office:value="150" calcext:value-type="float">
            <text:p>1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table:number-columns-repeated="2"/>
          <table:table-cell table:number-columns-repeated="2" table:style-name="ce17" office:value-type="string" calcext:value-type="string">
            <text:p><text:s/>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0]/(5*60))" office:value-type="float" office:value="0.347222222222222" calcext:value-type="float">
            <text:p>0.35</text:p>
          </table:table-cell>
          <table:table-cell table:number-columns-repeated="2"/>
          <table:table-cell table:style-name="ce17" table:formula="of:=([.H180]-[.$H$171])/6" office:value-type="float" office:value="104.166666666667" calcext:value-type="float">
            <text:p>104.17</text:p>
          </table:table-cell>
          <table:table-cell table:style-name="ce22" office:value-type="float" office:value="685" calcext:value-type="float">
            <text:p>685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1]/(5*60))" office:value-type="float" office:value="0.380555555555556" calcext:value-type="float">
            <text:p>0.38</text:p>
          </table:table-cell>
          <table:table-cell table:number-columns-repeated="2"/>
          <table:table-cell table:style-name="ce17" table:formula="of:=([.H181]-[.$H$171])/6" office:value-type="float" office:value="114.166666666667" calcext:value-type="float">
            <text:p>114.17</text:p>
          </table:table-cell>
          <table:table-cell table:style-name="ce17" office:value-type="float" office:value="745" calcext:value-type="float">
            <text:p>74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2]/(5*60))" office:value-type="float" office:value="0.411111111111111" calcext:value-type="float">
            <text:p>0.41</text:p>
          </table:table-cell>
          <table:table-cell table:number-columns-repeated="2"/>
          <table:table-cell table:style-name="ce17" table:formula="of:=([.H182]-[.$H$171])/6" office:value-type="float" office:value="123.333333333333" calcext:value-type="float">
            <text:p>123.33</text:p>
          </table:table-cell>
          <table:table-cell table:style-name="ce17" office:value-type="float" office:value="800" calcext:value-type="float">
            <text:p>80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5]/(5*60))" office:value-type="float" office:value="0.451111111111111" calcext:value-type="float">
            <text:p>0.45</text:p>
          </table:table-cell>
          <table:table-cell table:number-columns-repeated="2"/>
          <table:table-cell table:style-name="ce17" table:formula="of:=([.H185]-[.$H$171])/6" office:value-type="float" office:value="135.333333333333" calcext:value-type="float">
            <text:p>135.33</text:p>
          </table:table-cell>
          <table:table-cell table:style-name="ce22" office:value-type="float" office:value="872" calcext:value-type="float">
            <text:p>872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6]/(5*60))" office:value-type="float" office:value="0.477777777777778" calcext:value-type="float">
            <text:p>0.48</text:p>
          </table:table-cell>
          <table:table-cell table:number-columns-repeated="2"/>
          <table:table-cell table:style-name="ce17" table:formula="of:=([.H186]-[.$H$171])/6" office:value-type="float" office:value="143.333333333333" calcext:value-type="float">
            <text:p>143.33</text:p>
          </table:table-cell>
          <table:table-cell table:style-name="ce17" office:value-type="float" office:value="920" calcext:value-type="float">
            <text:p>92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7]/(5*60))" office:value-type="float" office:value="0.505555555555556" calcext:value-type="float">
            <text:p>0.51</text:p>
          </table:table-cell>
          <table:table-cell table:number-columns-repeated="2"/>
          <table:table-cell table:style-name="ce17" table:formula="of:=([.H187]-[.$H$171])/6" office:value-type="float" office:value="151.666666666667" calcext:value-type="float">
            <text:p>151.67</text:p>
          </table:table-cell>
          <table:table-cell table:style-name="ce17" office:value-type="float" office:value="970" calcext:value-type="float">
            <text:p>9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89]/(5*60))" office:value-type="float" office:value="0.672222222222222" calcext:value-type="float">
            <text:p>0.67</text:p>
          </table:table-cell>
          <table:table-cell table:number-columns-repeated="2"/>
          <table:table-cell table:style-name="ce17" table:formula="of:=([.H189]-[.$H$171])/6" office:value-type="float" office:value="201.666666666667" calcext:value-type="float">
            <text:p>201.67</text:p>
          </table:table-cell>
          <table:table-cell table:style-name="ce22" office:value-type="float" office:value="1270" calcext:value-type="float">
            <text:p>127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0]/(5*60))" office:value-type="float" office:value="0.677777777777778" calcext:value-type="float">
            <text:p>0.68</text:p>
          </table:table-cell>
          <table:table-cell table:number-columns-repeated="2"/>
          <table:table-cell table:style-name="ce17" table:formula="of:=([.H190]-[.$H$171])/6" office:value-type="float" office:value="203.333333333333" calcext:value-type="float">
            <text:p>203.33</text:p>
          </table:table-cell>
          <table:table-cell table:style-name="ce17" office:value-type="float" office:value="1280" calcext:value-type="float">
            <text:p>12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1]/(5*60))" office:value-type="float" office:value="0.680555555555555" calcext:value-type="float">
            <text:p>0.68</text:p>
          </table:table-cell>
          <table:table-cell table:number-columns-repeated="2"/>
          <table:table-cell table:style-name="ce17" table:formula="of:=([.H191]-[.$H$171])/6" office:value-type="float" office:value="204.166666666667" calcext:value-type="float">
            <text:p>204.17</text:p>
          </table:table-cell>
          <table:table-cell table:style-name="ce17" office:value-type="float" office:value="1285" calcext:value-type="float">
            <text:p>128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2]/(5*60))" office:value-type="float" office:value="0.683333333333333" calcext:value-type="float">
            <text:p>0.68</text:p>
          </table:table-cell>
          <table:table-cell table:number-columns-repeated="2"/>
          <table:table-cell table:style-name="ce17" table:formula="of:=([.H192]-[.$H$171])/6" office:value-type="float" office:value="205" calcext:value-type="float">
            <text:p>205.00</text:p>
          </table:table-cell>
          <table:table-cell table:style-name="ce17" office:value-type="float" office:value="1290" calcext:value-type="float">
            <text:p>12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2]&gt;[.$J$173];1;0)" office:value-type="float" office:value="0" calcext:value-type="float">
            <text:p>0</text:p>
          </table:table-cell>
          <table:table-cell table:style-name="Default" table:formula="of:=IF ([.$E192]&gt;[.$K$173];1;0)" office:value-type="float" office:value="0" calcext:value-type="float">
            <text:p>0</text:p>
          </table:table-cell>
          <table:table-cell table:style-name="Default" table:formula="of:=IF ([.$E192]&gt;[.$L$173];1;0)" office:value-type="float" office:value="0" calcext:value-type="float">
            <text:p>0</text:p>
          </table:table-cell>
          <table:table-cell table:style-name="Default" table:formula="of:=IF ([.$E19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3]/(5*60))" office:value-type="float" office:value="0.686111111111111" calcext:value-type="float">
            <text:p>0.69</text:p>
          </table:table-cell>
          <table:table-cell table:number-columns-repeated="2"/>
          <table:table-cell table:style-name="ce17" table:formula="of:=([.H193]-[.$H$171])/6" office:value-type="float" office:value="205.833333333333" calcext:value-type="float">
            <text:p>205.83</text:p>
          </table:table-cell>
          <table:table-cell table:style-name="ce17" office:value-type="float" office:value="1295" calcext:value-type="float">
            <text:p>12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3]&gt;[.$J$173];1;0)" office:value-type="float" office:value="0" calcext:value-type="float">
            <text:p>0</text:p>
          </table:table-cell>
          <table:table-cell table:style-name="Default" table:formula="of:=IF ([.$E193]&gt;[.$K$173];1;0)" office:value-type="float" office:value="0" calcext:value-type="float">
            <text:p>0</text:p>
          </table:table-cell>
          <table:table-cell table:style-name="Default" table:formula="of:=IF ([.$E193]&gt;[.$L$173];1;0)" office:value-type="float" office:value="0" calcext:value-type="float">
            <text:p>0</text:p>
          </table:table-cell>
          <table:table-cell table:style-name="Default" table:formula="of:=IF ([.$E19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4]/(5*60))" office:value-type="float" office:value="0.688888888888889" calcext:value-type="float">
            <text:p>0.69</text:p>
          </table:table-cell>
          <table:table-cell table:number-columns-repeated="2"/>
          <table:table-cell table:style-name="ce17" table:formula="of:=([.H194]-[.$H$171])/6" office:value-type="float" office:value="206.666666666667" calcext:value-type="float">
            <text:p>206.67</text:p>
          </table:table-cell>
          <table:table-cell table:style-name="ce17" office:value-type="float" office:value="1300" calcext:value-type="float">
            <text:p>13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4]&gt;[.$J$173];1;0)" office:value-type="float" office:value="0" calcext:value-type="float">
            <text:p>0</text:p>
          </table:table-cell>
          <table:table-cell table:style-name="Default" table:formula="of:=IF ([.$E194]&gt;[.$K$173];1;0)" office:value-type="float" office:value="0" calcext:value-type="float">
            <text:p>0</text:p>
          </table:table-cell>
          <table:table-cell table:style-name="Default" table:formula="of:=IF ([.$E194]&gt;[.$L$173];1;0)" office:value-type="float" office:value="0" calcext:value-type="float">
            <text:p>0</text:p>
          </table:table-cell>
          <table:table-cell table:style-name="Default" table:formula="of:=IF ([.$E19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5]/(5*60))" office:value-type="float" office:value="0.691666666666667" calcext:value-type="float">
            <text:p>0.69</text:p>
          </table:table-cell>
          <table:table-cell table:number-columns-repeated="2"/>
          <table:table-cell table:style-name="ce17" table:formula="of:=([.H195]-[.$H$171])/6" office:value-type="float" office:value="207.5" calcext:value-type="float">
            <text:p>207.50</text:p>
          </table:table-cell>
          <table:table-cell table:style-name="ce17" office:value-type="float" office:value="1305" calcext:value-type="float">
            <text:p>13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5]&gt;[.$J$173];1;0)" office:value-type="float" office:value="0" calcext:value-type="float">
            <text:p>0</text:p>
          </table:table-cell>
          <table:table-cell table:style-name="Default" table:formula="of:=IF ([.$E195]&gt;[.$K$173];1;0)" office:value-type="float" office:value="0" calcext:value-type="float">
            <text:p>0</text:p>
          </table:table-cell>
          <table:table-cell table:style-name="Default" table:formula="of:=IF ([.$E195]&gt;[.$L$173];1;0)" office:value-type="float" office:value="0" calcext:value-type="float">
            <text:p>0</text:p>
          </table:table-cell>
          <table:table-cell table:style-name="Default" table:formula="of:=IF ([.$E19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6]/(5*60))" office:value-type="float" office:value="0.694444444444444" calcext:value-type="float">
            <text:p>0.69</text:p>
          </table:table-cell>
          <table:table-cell table:number-columns-repeated="2"/>
          <table:table-cell table:style-name="ce17" table:formula="of:=([.H196]-[.$H$171])/6" office:value-type="float" office:value="208.333333333333" calcext:value-type="float">
            <text:p>208.33</text:p>
          </table:table-cell>
          <table:table-cell table:style-name="ce17" office:value-type="float" office:value="1310" calcext:value-type="float">
            <text:p>13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6]&gt;[.$J$173];1;0)" office:value-type="float" office:value="0" calcext:value-type="float">
            <text:p>0</text:p>
          </table:table-cell>
          <table:table-cell table:style-name="Default" table:formula="of:=IF ([.$E196]&gt;[.$K$173];1;0)" office:value-type="float" office:value="0" calcext:value-type="float">
            <text:p>0</text:p>
          </table:table-cell>
          <table:table-cell table:style-name="Default" table:formula="of:=IF ([.$E196]&gt;[.$L$173];1;0)" office:value-type="float" office:value="0" calcext:value-type="float">
            <text:p>0</text:p>
          </table:table-cell>
          <table:table-cell table:style-name="Default" table:formula="of:=IF ([.$E19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7]/(5*60))" office:value-type="float" office:value="0.697222222222222" calcext:value-type="float">
            <text:p>0.70</text:p>
          </table:table-cell>
          <table:table-cell table:number-columns-repeated="2"/>
          <table:table-cell table:style-name="ce17" table:formula="of:=([.H197]-[.$H$171])/6" office:value-type="float" office:value="209.166666666667" calcext:value-type="float">
            <text:p>209.17</text:p>
          </table:table-cell>
          <table:table-cell table:style-name="ce17" office:value-type="float" office:value="1315" calcext:value-type="float">
            <text:p>13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7]&gt;[.$J$173];1;0)" office:value-type="float" office:value="0" calcext:value-type="float">
            <text:p>0</text:p>
          </table:table-cell>
          <table:table-cell table:style-name="Default" table:formula="of:=IF ([.$E197]&gt;[.$K$173];1;0)" office:value-type="float" office:value="0" calcext:value-type="float">
            <text:p>0</text:p>
          </table:table-cell>
          <table:table-cell table:style-name="Default" table:formula="of:=IF ([.$E197]&gt;[.$L$173];1;0)" office:value-type="float" office:value="0" calcext:value-type="float">
            <text:p>0</text:p>
          </table:table-cell>
          <table:table-cell table:style-name="Default" table:formula="of:=IF ([.$E19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8]/(5*60))" office:value-type="float" office:value="0.7" calcext:value-type="float">
            <text:p>0.70</text:p>
          </table:table-cell>
          <table:table-cell table:number-columns-repeated="2"/>
          <table:table-cell table:style-name="ce17" table:formula="of:=([.H198]-[.$H$171])/6" office:value-type="float" office:value="210" calcext:value-type="float">
            <text:p>210.00</text:p>
          </table:table-cell>
          <table:table-cell table:style-name="ce17" office:value-type="float" office:value="1320" calcext:value-type="float">
            <text:p>13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8]&gt;[.$J$173];1;0)" office:value-type="float" office:value="0" calcext:value-type="float">
            <text:p>0</text:p>
          </table:table-cell>
          <table:table-cell table:style-name="Default" table:formula="of:=IF ([.$E198]&gt;[.$K$173];1;0)" office:value-type="float" office:value="0" calcext:value-type="float">
            <text:p>0</text:p>
          </table:table-cell>
          <table:table-cell table:style-name="Default" table:formula="of:=IF ([.$E198]&gt;[.$L$173];1;0)" office:value-type="float" office:value="0" calcext:value-type="float">
            <text:p>0</text:p>
          </table:table-cell>
          <table:table-cell table:style-name="Default" table:formula="of:=IF ([.$E19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199]/(5*60))" office:value-type="float" office:value="0.702777777777778" calcext:value-type="float">
            <text:p>0.70</text:p>
          </table:table-cell>
          <table:table-cell table:number-columns-repeated="2"/>
          <table:table-cell table:style-name="ce17" table:formula="of:=([.H199]-[.$H$171])/6" office:value-type="float" office:value="210.833333333333" calcext:value-type="float">
            <text:p>210.83</text:p>
          </table:table-cell>
          <table:table-cell table:style-name="ce17" office:value-type="float" office:value="1325" calcext:value-type="float">
            <text:p>132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199]&gt;[.$J$173];1;0)" office:value-type="float" office:value="0" calcext:value-type="float">
            <text:p>0</text:p>
          </table:table-cell>
          <table:table-cell table:style-name="Default" table:formula="of:=IF ([.$E199]&gt;[.$K$173];1;0)" office:value-type="float" office:value="0" calcext:value-type="float">
            <text:p>0</text:p>
          </table:table-cell>
          <table:table-cell table:style-name="Default" table:formula="of:=IF ([.$E199]&gt;[.$L$173];1;0)" office:value-type="float" office:value="0" calcext:value-type="float">
            <text:p>0</text:p>
          </table:table-cell>
          <table:table-cell table:style-name="Default" table:formula="of:=IF ([.$E19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0]/(5*60))" office:value-type="float" office:value="0.705555555555555" calcext:value-type="float">
            <text:p>0.71</text:p>
          </table:table-cell>
          <table:table-cell table:number-columns-repeated="2"/>
          <table:table-cell table:style-name="ce17" table:formula="of:=([.H200]-[.$H$171])/6" office:value-type="float" office:value="211.666666666667" calcext:value-type="float">
            <text:p>211.67</text:p>
          </table:table-cell>
          <table:table-cell table:style-name="ce17" office:value-type="float" office:value="1330" calcext:value-type="float">
            <text:p>133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0]&gt;[.$J$173];1;0)" office:value-type="float" office:value="0" calcext:value-type="float">
            <text:p>0</text:p>
          </table:table-cell>
          <table:table-cell table:style-name="Default" table:formula="of:=IF ([.$E200]&gt;[.$K$173];1;0)" office:value-type="float" office:value="0" calcext:value-type="float">
            <text:p>0</text:p>
          </table:table-cell>
          <table:table-cell table:style-name="Default" table:formula="of:=IF ([.$E200]&gt;[.$L$173];1;0)" office:value-type="float" office:value="0" calcext:value-type="float">
            <text:p>0</text:p>
          </table:table-cell>
          <table:table-cell table:style-name="Default" table:formula="of:=IF ([.$E20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1]/(5*60))" office:value-type="float" office:value="0.708333333333333" calcext:value-type="float">
            <text:p>0.71</text:p>
          </table:table-cell>
          <table:table-cell table:number-columns-repeated="2"/>
          <table:table-cell table:style-name="ce17" table:formula="of:=([.H201]-[.$H$171])/6" office:value-type="float" office:value="212.5" calcext:value-type="float">
            <text:p>212.50</text:p>
          </table:table-cell>
          <table:table-cell table:style-name="ce17" office:value-type="float" office:value="1335" calcext:value-type="float">
            <text:p>13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1]&gt;[.$J$173];1;0)" office:value-type="float" office:value="0" calcext:value-type="float">
            <text:p>0</text:p>
          </table:table-cell>
          <table:table-cell table:style-name="Default" table:formula="of:=IF ([.$E201]&gt;[.$K$173];1;0)" office:value-type="float" office:value="0" calcext:value-type="float">
            <text:p>0</text:p>
          </table:table-cell>
          <table:table-cell table:style-name="Default" table:formula="of:=IF ([.$E201]&gt;[.$L$173];1;0)" office:value-type="float" office:value="0" calcext:value-type="float">
            <text:p>0</text:p>
          </table:table-cell>
          <table:table-cell table:style-name="Default" table:formula="of:=IF ([.$E20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2]/(5*60))" office:value-type="float" office:value="0.711111111111111" calcext:value-type="float">
            <text:p>0.71</text:p>
          </table:table-cell>
          <table:table-cell table:number-columns-repeated="2"/>
          <table:table-cell table:style-name="ce17" table:formula="of:=([.H202]-[.$H$171])/6" office:value-type="float" office:value="213.333333333333" calcext:value-type="float">
            <text:p>213.33</text:p>
          </table:table-cell>
          <table:table-cell table:style-name="ce17" office:value-type="float" office:value="1340" calcext:value-type="float">
            <text:p>13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2]&gt;[.$J$173];1;0)" office:value-type="float" office:value="0" calcext:value-type="float">
            <text:p>0</text:p>
          </table:table-cell>
          <table:table-cell table:style-name="Default" table:formula="of:=IF ([.$E202]&gt;[.$K$173];1;0)" office:value-type="float" office:value="0" calcext:value-type="float">
            <text:p>0</text:p>
          </table:table-cell>
          <table:table-cell table:style-name="Default" table:formula="of:=IF ([.$E202]&gt;[.$L$173];1;0)" office:value-type="float" office:value="0" calcext:value-type="float">
            <text:p>0</text:p>
          </table:table-cell>
          <table:table-cell table:style-name="Default" table:formula="of:=IF ([.$E20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3]/(5*60))" office:value-type="float" office:value="0.713888888888889" calcext:value-type="float">
            <text:p>0.71</text:p>
          </table:table-cell>
          <table:table-cell table:number-columns-repeated="2"/>
          <table:table-cell table:style-name="ce17" table:formula="of:=([.H203]-[.$H$171])/6" office:value-type="float" office:value="214.166666666667" calcext:value-type="float">
            <text:p>214.17</text:p>
          </table:table-cell>
          <table:table-cell table:style-name="ce17" office:value-type="float" office:value="1345" calcext:value-type="float">
            <text:p>13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3]&gt;[.$J$173];1;0)" office:value-type="float" office:value="0" calcext:value-type="float">
            <text:p>0</text:p>
          </table:table-cell>
          <table:table-cell table:style-name="Default" table:formula="of:=IF ([.$E203]&gt;[.$K$173];1;0)" office:value-type="float" office:value="0" calcext:value-type="float">
            <text:p>0</text:p>
          </table:table-cell>
          <table:table-cell table:style-name="Default" table:formula="of:=IF ([.$E203]&gt;[.$L$173];1;0)" office:value-type="float" office:value="0" calcext:value-type="float">
            <text:p>0</text:p>
          </table:table-cell>
          <table:table-cell table:style-name="Default" table:formula="of:=IF ([.$E20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4]/(5*60))" office:value-type="float" office:value="0.716666666666667" calcext:value-type="float">
            <text:p>0.72</text:p>
          </table:table-cell>
          <table:table-cell table:number-columns-repeated="2"/>
          <table:table-cell table:style-name="ce17" table:formula="of:=([.H204]-[.$H$171])/6" office:value-type="float" office:value="215" calcext:value-type="float">
            <text:p>215.00</text:p>
          </table:table-cell>
          <table:table-cell table:style-name="ce17" office:value-type="float" office:value="1350" calcext:value-type="float">
            <text:p>135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4]&gt;[.$J$173];1;0)" office:value-type="float" office:value="0" calcext:value-type="float">
            <text:p>0</text:p>
          </table:table-cell>
          <table:table-cell table:style-name="Default" table:formula="of:=IF ([.$E204]&gt;[.$K$173];1;0)" office:value-type="float" office:value="0" calcext:value-type="float">
            <text:p>0</text:p>
          </table:table-cell>
          <table:table-cell table:style-name="Default" table:formula="of:=IF ([.$E204]&gt;[.$L$173];1;0)" office:value-type="float" office:value="0" calcext:value-type="float">
            <text:p>0</text:p>
          </table:table-cell>
          <table:table-cell table:style-name="Default" table:formula="of:=IF ([.$E20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5]/(5*60))" office:value-type="float" office:value="0.719444444444444" calcext:value-type="float">
            <text:p>0.72</text:p>
          </table:table-cell>
          <table:table-cell table:number-columns-repeated="2"/>
          <table:table-cell table:style-name="ce17" table:formula="of:=([.H205]-[.$H$171])/6" office:value-type="float" office:value="215.833333333333" calcext:value-type="float">
            <text:p>215.83</text:p>
          </table:table-cell>
          <table:table-cell table:style-name="ce17" office:value-type="float" office:value="1355" calcext:value-type="float">
            <text:p>135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5]&gt;[.$J$173];1;0)" office:value-type="float" office:value="0" calcext:value-type="float">
            <text:p>0</text:p>
          </table:table-cell>
          <table:table-cell table:style-name="Default" table:formula="of:=IF ([.$E205]&gt;[.$K$173];1;0)" office:value-type="float" office:value="0" calcext:value-type="float">
            <text:p>0</text:p>
          </table:table-cell>
          <table:table-cell table:style-name="Default" table:formula="of:=IF ([.$E205]&gt;[.$L$173];1;0)" office:value-type="float" office:value="0" calcext:value-type="float">
            <text:p>0</text:p>
          </table:table-cell>
          <table:table-cell table:style-name="Default" table:formula="of:=IF ([.$E20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6]/(5*60))" office:value-type="float" office:value="0.722222222222222" calcext:value-type="float">
            <text:p>0.72</text:p>
          </table:table-cell>
          <table:table-cell table:number-columns-repeated="2"/>
          <table:table-cell table:style-name="ce17" table:formula="of:=([.H206]-[.$H$171])/6" office:value-type="float" office:value="216.666666666667" calcext:value-type="float">
            <text:p>216.67</text:p>
          </table:table-cell>
          <table:table-cell table:style-name="ce17" office:value-type="float" office:value="1360" calcext:value-type="float">
            <text:p>136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6]&gt;[.$J$173];1;0)" office:value-type="float" office:value="0" calcext:value-type="float">
            <text:p>0</text:p>
          </table:table-cell>
          <table:table-cell table:style-name="Default" table:formula="of:=IF ([.$E206]&gt;[.$K$173];1;0)" office:value-type="float" office:value="0" calcext:value-type="float">
            <text:p>0</text:p>
          </table:table-cell>
          <table:table-cell table:style-name="Default" table:formula="of:=IF ([.$E206]&gt;[.$L$173];1;0)" office:value-type="float" office:value="0" calcext:value-type="float">
            <text:p>0</text:p>
          </table:table-cell>
          <table:table-cell table:style-name="Default" table:formula="of:=IF ([.$E20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7]/(5*60))" office:value-type="float" office:value="0.725" calcext:value-type="float">
            <text:p>0.73</text:p>
          </table:table-cell>
          <table:table-cell table:number-columns-repeated="2"/>
          <table:table-cell table:style-name="ce17" table:formula="of:=([.H207]-[.$H$171])/6" office:value-type="float" office:value="217.5" calcext:value-type="float">
            <text:p>217.50</text:p>
          </table:table-cell>
          <table:table-cell table:style-name="ce17" office:value-type="float" office:value="1365" calcext:value-type="float">
            <text:p>136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7]&gt;[.$J$173];1;0)" office:value-type="float" office:value="0" calcext:value-type="float">
            <text:p>0</text:p>
          </table:table-cell>
          <table:table-cell table:style-name="Default" table:formula="of:=IF ([.$E207]&gt;[.$K$173];1;0)" office:value-type="float" office:value="0" calcext:value-type="float">
            <text:p>0</text:p>
          </table:table-cell>
          <table:table-cell table:style-name="Default" table:formula="of:=IF ([.$E207]&gt;[.$L$173];1;0)" office:value-type="float" office:value="0" calcext:value-type="float">
            <text:p>0</text:p>
          </table:table-cell>
          <table:table-cell table:style-name="Default" table:formula="of:=IF ([.$E20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8]/(5*60))" office:value-type="float" office:value="0.727777777777778" calcext:value-type="float">
            <text:p>0.73</text:p>
          </table:table-cell>
          <table:table-cell table:number-columns-repeated="2"/>
          <table:table-cell table:style-name="ce17" table:formula="of:=([.H208]-[.$H$171])/6" office:value-type="float" office:value="218.333333333333" calcext:value-type="float">
            <text:p>218.33</text:p>
          </table:table-cell>
          <table:table-cell table:style-name="ce17" office:value-type="float" office:value="1370" calcext:value-type="float">
            <text:p>137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8]&gt;[.$J$173];1;0)" office:value-type="float" office:value="0" calcext:value-type="float">
            <text:p>0</text:p>
          </table:table-cell>
          <table:table-cell table:style-name="Default" table:formula="of:=IF ([.$E208]&gt;[.$K$173];1;0)" office:value-type="float" office:value="0" calcext:value-type="float">
            <text:p>0</text:p>
          </table:table-cell>
          <table:table-cell table:style-name="Default" table:formula="of:=IF ([.$E208]&gt;[.$L$173];1;0)" office:value-type="float" office:value="0" calcext:value-type="float">
            <text:p>0</text:p>
          </table:table-cell>
          <table:table-cell table:style-name="Default" table:formula="of:=IF ([.$E20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09]/(5*60))" office:value-type="float" office:value="0.730555555555555" calcext:value-type="float">
            <text:p>0.73</text:p>
          </table:table-cell>
          <table:table-cell table:number-columns-repeated="2"/>
          <table:table-cell table:style-name="ce17" table:formula="of:=([.H209]-[.$H$171])/6" office:value-type="float" office:value="219.166666666667" calcext:value-type="float">
            <text:p>219.17</text:p>
          </table:table-cell>
          <table:table-cell table:style-name="ce17" office:value-type="float" office:value="1375" calcext:value-type="float">
            <text:p>137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09]&gt;[.$J$173];1;0)" office:value-type="float" office:value="0" calcext:value-type="float">
            <text:p>0</text:p>
          </table:table-cell>
          <table:table-cell table:style-name="Default" table:formula="of:=IF ([.$E209]&gt;[.$K$173];1;0)" office:value-type="float" office:value="0" calcext:value-type="float">
            <text:p>0</text:p>
          </table:table-cell>
          <table:table-cell table:style-name="Default" table:formula="of:=IF ([.$E209]&gt;[.$L$173];1;0)" office:value-type="float" office:value="0" calcext:value-type="float">
            <text:p>0</text:p>
          </table:table-cell>
          <table:table-cell table:style-name="Default" table:formula="of:=IF ([.$E20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0]/(5*60))" office:value-type="float" office:value="0.733333333333333" calcext:value-type="float">
            <text:p>0.73</text:p>
          </table:table-cell>
          <table:table-cell table:number-columns-repeated="2"/>
          <table:table-cell table:style-name="ce17" table:formula="of:=([.H210]-[.$H$171])/6" office:value-type="float" office:value="220" calcext:value-type="float">
            <text:p>220.00</text:p>
          </table:table-cell>
          <table:table-cell table:style-name="ce17" office:value-type="float" office:value="1380" calcext:value-type="float">
            <text:p>138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0]&gt;[.$J$173];1;0)" office:value-type="float" office:value="0" calcext:value-type="float">
            <text:p>0</text:p>
          </table:table-cell>
          <table:table-cell table:style-name="Default" table:formula="of:=IF ([.$E210]&gt;[.$K$173];1;0)" office:value-type="float" office:value="0" calcext:value-type="float">
            <text:p>0</text:p>
          </table:table-cell>
          <table:table-cell table:style-name="Default" table:formula="of:=IF ([.$E210]&gt;[.$L$173];1;0)" office:value-type="float" office:value="0" calcext:value-type="float">
            <text:p>0</text:p>
          </table:table-cell>
          <table:table-cell table:style-name="Default" table:formula="of:=IF ([.$E21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1]/(5*60))" office:value-type="float" office:value="0.736111111111111" calcext:value-type="float">
            <text:p>0.74</text:p>
          </table:table-cell>
          <table:table-cell table:number-columns-repeated="2"/>
          <table:table-cell table:style-name="ce17" table:formula="of:=([.H211]-[.$H$171])/6" office:value-type="float" office:value="220.833333333333" calcext:value-type="float">
            <text:p>220.83</text:p>
          </table:table-cell>
          <table:table-cell table:style-name="ce17" office:value-type="float" office:value="1385" calcext:value-type="float">
            <text:p>138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1]&gt;[.$J$173];1;0)" office:value-type="float" office:value="0" calcext:value-type="float">
            <text:p>0</text:p>
          </table:table-cell>
          <table:table-cell table:style-name="Default" table:formula="of:=IF ([.$E211]&gt;[.$K$173];1;0)" office:value-type="float" office:value="0" calcext:value-type="float">
            <text:p>0</text:p>
          </table:table-cell>
          <table:table-cell table:style-name="Default" table:formula="of:=IF ([.$E211]&gt;[.$L$173];1;0)" office:value-type="float" office:value="0" calcext:value-type="float">
            <text:p>0</text:p>
          </table:table-cell>
          <table:table-cell table:style-name="Default" table:formula="of:=IF ([.$E21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2]/(5*60))" office:value-type="float" office:value="0.738888888888889" calcext:value-type="float">
            <text:p>0.74</text:p>
          </table:table-cell>
          <table:table-cell table:number-columns-repeated="2"/>
          <table:table-cell table:style-name="ce17" table:formula="of:=([.H212]-[.$H$171])/6" office:value-type="float" office:value="221.666666666667" calcext:value-type="float">
            <text:p>221.67</text:p>
          </table:table-cell>
          <table:table-cell table:style-name="ce17" office:value-type="float" office:value="1390" calcext:value-type="float">
            <text:p>13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2]&gt;[.$J$173];1;0)" office:value-type="float" office:value="0" calcext:value-type="float">
            <text:p>0</text:p>
          </table:table-cell>
          <table:table-cell table:style-name="Default" table:formula="of:=IF ([.$E212]&gt;[.$K$173];1;0)" office:value-type="float" office:value="0" calcext:value-type="float">
            <text:p>0</text:p>
          </table:table-cell>
          <table:table-cell table:style-name="Default" table:formula="of:=IF ([.$E212]&gt;[.$L$173];1;0)" office:value-type="float" office:value="0" calcext:value-type="float">
            <text:p>0</text:p>
          </table:table-cell>
          <table:table-cell table:style-name="Default" table:formula="of:=IF ([.$E21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3]/(5*60))" office:value-type="float" office:value="0.741666666666667" calcext:value-type="float">
            <text:p>0.74</text:p>
          </table:table-cell>
          <table:table-cell table:number-columns-repeated="2"/>
          <table:table-cell table:style-name="ce17" table:formula="of:=([.H213]-[.$H$171])/6" office:value-type="float" office:value="222.5" calcext:value-type="float">
            <text:p>222.50</text:p>
          </table:table-cell>
          <table:table-cell table:style-name="ce17" office:value-type="float" office:value="1395" calcext:value-type="float">
            <text:p>13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3]&gt;[.$J$173];1;0)" office:value-type="float" office:value="0" calcext:value-type="float">
            <text:p>0</text:p>
          </table:table-cell>
          <table:table-cell table:style-name="Default" table:formula="of:=IF ([.$E213]&gt;[.$K$173];1;0)" office:value-type="float" office:value="0" calcext:value-type="float">
            <text:p>0</text:p>
          </table:table-cell>
          <table:table-cell table:style-name="Default" table:formula="of:=IF ([.$E213]&gt;[.$L$173];1;0)" office:value-type="float" office:value="0" calcext:value-type="float">
            <text:p>0</text:p>
          </table:table-cell>
          <table:table-cell table:style-name="Default" table:formula="of:=IF ([.$E21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4]/(5*60))" office:value-type="float" office:value="0.744444444444444" calcext:value-type="float">
            <text:p>0.74</text:p>
          </table:table-cell>
          <table:table-cell table:number-columns-repeated="2"/>
          <table:table-cell table:style-name="ce17" table:formula="of:=([.H214]-[.$H$171])/6" office:value-type="float" office:value="223.333333333333" calcext:value-type="float">
            <text:p>223.33</text:p>
          </table:table-cell>
          <table:table-cell table:style-name="ce17" office:value-type="float" office:value="1400" calcext:value-type="float">
            <text:p>14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4]&gt;[.$J$173];1;0)" office:value-type="float" office:value="0" calcext:value-type="float">
            <text:p>0</text:p>
          </table:table-cell>
          <table:table-cell table:style-name="Default" table:formula="of:=IF ([.$E214]&gt;[.$K$173];1;0)" office:value-type="float" office:value="0" calcext:value-type="float">
            <text:p>0</text:p>
          </table:table-cell>
          <table:table-cell table:style-name="Default" table:formula="of:=IF ([.$E214]&gt;[.$L$173];1;0)" office:value-type="float" office:value="0" calcext:value-type="float">
            <text:p>0</text:p>
          </table:table-cell>
          <table:table-cell table:style-name="Default" table:formula="of:=IF ([.$E21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5]/(5*60))" office:value-type="float" office:value="0.747222222222222" calcext:value-type="float">
            <text:p>0.75</text:p>
          </table:table-cell>
          <table:table-cell table:number-columns-repeated="2"/>
          <table:table-cell table:style-name="ce17" table:formula="of:=([.H215]-[.$H$171])/6" office:value-type="float" office:value="224.166666666667" calcext:value-type="float">
            <text:p>224.17</text:p>
          </table:table-cell>
          <table:table-cell table:style-name="ce17" office:value-type="float" office:value="1405" calcext:value-type="float">
            <text:p>14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5]&gt;[.$J$173];1;0)" office:value-type="float" office:value="0" calcext:value-type="float">
            <text:p>0</text:p>
          </table:table-cell>
          <table:table-cell table:style-name="Default" table:formula="of:=IF ([.$E215]&gt;[.$K$173];1;0)" office:value-type="float" office:value="0" calcext:value-type="float">
            <text:p>0</text:p>
          </table:table-cell>
          <table:table-cell table:style-name="Default" table:formula="of:=IF ([.$E215]&gt;[.$L$173];1;0)" office:value-type="float" office:value="0" calcext:value-type="float">
            <text:p>0</text:p>
          </table:table-cell>
          <table:table-cell table:style-name="Default" table:formula="of:=IF ([.$E21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6]/(5*60))" office:value-type="float" office:value="0.75" calcext:value-type="float">
            <text:p>0.75</text:p>
          </table:table-cell>
          <table:table-cell table:number-columns-repeated="2"/>
          <table:table-cell table:style-name="ce17" table:formula="of:=([.H216]-[.$H$171])/6" office:value-type="float" office:value="225" calcext:value-type="float">
            <text:p>225.00</text:p>
          </table:table-cell>
          <table:table-cell table:style-name="ce17" office:value-type="float" office:value="1410" calcext:value-type="float">
            <text:p>14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6]&gt;[.$J$173];1;0)" office:value-type="float" office:value="0" calcext:value-type="float">
            <text:p>0</text:p>
          </table:table-cell>
          <table:table-cell table:style-name="Default" table:formula="of:=IF ([.$E216]&gt;[.$K$173];1;0)" office:value-type="float" office:value="0" calcext:value-type="float">
            <text:p>0</text:p>
          </table:table-cell>
          <table:table-cell table:style-name="Default" table:formula="of:=IF ([.$E216]&gt;[.$L$173];1;0)" office:value-type="float" office:value="0" calcext:value-type="float">
            <text:p>0</text:p>
          </table:table-cell>
          <table:table-cell table:style-name="Default" table:formula="of:=IF ([.$E21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7]/(5*60))" office:value-type="float" office:value="0.752777777777778" calcext:value-type="float">
            <text:p>0.75</text:p>
          </table:table-cell>
          <table:table-cell table:number-columns-repeated="2"/>
          <table:table-cell table:style-name="ce17" table:formula="of:=([.H217]-[.$H$171])/6" office:value-type="float" office:value="225.833333333333" calcext:value-type="float">
            <text:p>225.83</text:p>
          </table:table-cell>
          <table:table-cell table:style-name="ce17" office:value-type="float" office:value="1415" calcext:value-type="float">
            <text:p>14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7]&gt;[.$J$173];1;0)" office:value-type="float" office:value="0" calcext:value-type="float">
            <text:p>0</text:p>
          </table:table-cell>
          <table:table-cell table:style-name="Default" table:formula="of:=IF ([.$E217]&gt;[.$K$173];1;0)" office:value-type="float" office:value="0" calcext:value-type="float">
            <text:p>0</text:p>
          </table:table-cell>
          <table:table-cell table:style-name="Default" table:formula="of:=IF ([.$E217]&gt;[.$L$173];1;0)" office:value-type="float" office:value="0" calcext:value-type="float">
            <text:p>0</text:p>
          </table:table-cell>
          <table:table-cell table:style-name="Default" table:formula="of:=IF ([.$E21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18]/(5*60))" office:value-type="float" office:value="0.755555555555556" calcext:value-type="float">
            <text:p>0.76</text:p>
          </table:table-cell>
          <table:table-cell table:number-columns-repeated="2"/>
          <table:table-cell table:style-name="ce17" table:formula="of:=([.H218]-[.$H$171])/6" office:value-type="float" office:value="226.666666666667" calcext:value-type="float">
            <text:p>226.67</text:p>
          </table:table-cell>
          <table:table-cell table:style-name="ce17" office:value-type="float" office:value="1420" calcext:value-type="float">
            <text:p>14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8]&gt;[.$J$173];1;0)" office:value-type="float" office:value="0" calcext:value-type="float">
            <text:p>0</text:p>
          </table:table-cell>
          <table:table-cell table:style-name="Default" table:formula="of:=IF ([.$E218]&gt;[.$K$173];1;0)" office:value-type="float" office:value="0" calcext:value-type="float">
            <text:p>0</text:p>
          </table:table-cell>
          <table:table-cell table:style-name="Default" table:formula="of:=IF ([.$E218]&gt;[.$L$173];1;0)" office:value-type="float" office:value="0" calcext:value-type="float">
            <text:p>0</text:p>
          </table:table-cell>
          <table:table-cell table:style-name="Default" table:formula="of:=IF ([.$E21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office:value-type="float" office:value="0.77" calcext:value-type="float">
            <text:p>0.77</text:p>
          </table:table-cell>
          <table:table-cell table:number-columns-repeated="2"/>
          <table:table-cell table:style-name="ce17" table:formula="of:=([.H219]-[.$H$171])/6" office:value-type="float" office:value="229.166666666667" calcext:value-type="float">
            <text:p>229.17</text:p>
          </table:table-cell>
          <table:table-cell table:style-name="ce17" office:value-type="float" office:value="1435" calcext:value-type="float">
            <text:p>14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19]&gt;[.$J$173];1;0)" office:value-type="float" office:value="0" calcext:value-type="float">
            <text:p>0</text:p>
          </table:table-cell>
          <table:table-cell table:style-name="Default" table:formula="of:=IF ([.$E219]&gt;[.$K$173];1;0)" office:value-type="float" office:value="0" calcext:value-type="float">
            <text:p>0</text:p>
          </table:table-cell>
          <table:table-cell table:style-name="Default" table:formula="of:=IF ([.$E219]&gt;[.$L$173];1;0)" office:value-type="float" office:value="0" calcext:value-type="float">
            <text:p>0</text:p>
          </table:table-cell>
          <table:table-cell table:style-name="Default" table:formula="of:=IF ([.$E21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2]/(5*60))" office:value-type="float" office:value="0.827777777777778" calcext:value-type="float">
            <text:p>0.83</text:p>
          </table:table-cell>
          <table:table-cell table:number-columns-repeated="2"/>
          <table:table-cell table:style-name="ce17" table:formula="of:=([.H222]-[.$H$173])/6" office:value-type="float" office:value="248.333333333333" calcext:value-type="float">
            <text:p>248.33</text:p>
          </table:table-cell>
          <table:table-cell table:style-name="ce17" office:value-type="float" office:value="1550" calcext:value-type="float">
            <text:p>15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3]/(5*60))" office:value-type="float" office:value="0.841666666666667" calcext:value-type="float">
            <text:p>0.84</text:p>
          </table:table-cell>
          <table:table-cell table:number-columns-repeated="2"/>
          <table:table-cell table:style-name="ce17" table:formula="of:=([.H223]-[.$H$173])/6" office:value-type="float" office:value="252.5" calcext:value-type="float">
            <text:p>252.50</text:p>
          </table:table-cell>
          <table:table-cell table:style-name="ce17" office:value-type="float" office:value="1575" calcext:value-type="float">
            <text:p>157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4]/(5*60))" office:value-type="float" office:value="0.858333333333333" calcext:value-type="float">
            <text:p>0.86</text:p>
          </table:table-cell>
          <table:table-cell table:number-columns-repeated="2"/>
          <table:table-cell table:style-name="ce17" table:formula="of:=([.H224]-[.$H$173])/6" office:value-type="float" office:value="257.5" calcext:value-type="float">
            <text:p>257.50</text:p>
          </table:table-cell>
          <table:table-cell table:style-name="ce17" office:value-type="float" office:value="1605" calcext:value-type="float">
            <text:p>160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7]/(5*60))" office:value-type="float" office:value="1.07222222222222" calcext:value-type="float">
            <text:p>1.07</text:p>
          </table:table-cell>
          <table:table-cell table:number-columns-repeated="2"/>
          <table:table-cell table:style-name="ce17" table:formula="of:=([.H227]-[.$H$173])/6" office:value-type="float" office:value="321.666666666667" calcext:value-type="float">
            <text:p>321.67</text:p>
          </table:table-cell>
          <table:table-cell table:style-name="ce17" office:value-type="float" office:value="1990" calcext:value-type="float">
            <text:p>199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8]/(5*60))" office:value-type="float" office:value="1.08611111111111" calcext:value-type="float">
            <text:p>1.09</text:p>
          </table:table-cell>
          <table:table-cell table:number-columns-repeated="2"/>
          <table:table-cell table:style-name="ce17" table:formula="of:=([.H228]-[.$H$173])/6" office:value-type="float" office:value="325.833333333333" calcext:value-type="float">
            <text:p>325.83</text:p>
          </table:table-cell>
          <table:table-cell table:style-name="ce17" office:value-type="float" office:value="2015" calcext:value-type="float">
            <text:p>20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29]/(5*60))" office:value-type="float" office:value="1.09722222222222" calcext:value-type="float">
            <text:p>1.10</text:p>
          </table:table-cell>
          <table:table-cell table:number-columns-repeated="2"/>
          <table:table-cell table:style-name="ce17" table:formula="of:=([.H229]-[.$H$173])/6" office:value-type="float" office:value="329.166666666667" calcext:value-type="float">
            <text:p>329.17</text:p>
          </table:table-cell>
          <table:table-cell table:style-name="ce17" office:value-type="float" office:value="2035" calcext:value-type="float">
            <text:p>203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1]/(5*60))" office:value-type="float" office:value="1.16111111111111" calcext:value-type="float">
            <text:p>1.16</text:p>
          </table:table-cell>
          <table:table-cell table:number-columns-repeated="2"/>
          <table:table-cell table:style-name="ce17" table:formula="of:=([.H231]-[.$H$173])/6" office:value-type="float" office:value="348.333333333333" calcext:value-type="float">
            <text:p>348.33</text:p>
          </table:table-cell>
          <table:table-cell table:style-name="ce17" office:value-type="float" office:value="2150" calcext:value-type="float">
            <text:p>21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2]/(5*60))" office:value-type="float" office:value="1.16944444444444" calcext:value-type="float">
            <text:p>1.17</text:p>
          </table:table-cell>
          <table:table-cell table:number-columns-repeated="2"/>
          <table:table-cell table:style-name="ce17" table:formula="of:=([.H232]-[.$H$173])/6" office:value-type="float" office:value="350.833333333333" calcext:value-type="float">
            <text:p>350.83</text:p>
          </table:table-cell>
          <table:table-cell table:style-name="ce17" office:value-type="float" office:value="2165" calcext:value-type="float">
            <text:p>216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3]/(5*60))" office:value-type="float" office:value="1.18611111111111" calcext:value-type="float">
            <text:p>1.19</text:p>
          </table:table-cell>
          <table:table-cell table:number-columns-repeated="2"/>
          <table:table-cell table:style-name="ce17" table:formula="of:=([.H233]-[.$H$173])/6" office:value-type="float" office:value="355.833333333333" calcext:value-type="float">
            <text:p>355.83</text:p>
          </table:table-cell>
          <table:table-cell table:style-name="ce17" office:value-type="float" office:value="2195" calcext:value-type="float">
            <text:p>219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5]/(5*60))" office:value-type="float" office:value="1.19444444444444" calcext:value-type="float">
            <text:p>1.19</text:p>
          </table:table-cell>
          <table:table-cell table:number-columns-repeated="2"/>
          <table:table-cell table:style-name="ce17" table:formula="of:=([.H235]-[.$H$173])/6" office:value-type="float" office:value="358.333333333333" calcext:value-type="float">
            <text:p>358.33</text:p>
          </table:table-cell>
          <table:table-cell table:style-name="ce17" office:value-type="float" office:value="2210" calcext:value-type="float">
            <text:p>221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6]/(5*60))" office:value-type="float" office:value="1.20555555555556" calcext:value-type="float">
            <text:p>1.21</text:p>
          </table:table-cell>
          <table:table-cell table:number-columns-repeated="2"/>
          <table:table-cell table:style-name="ce17" table:formula="of:=([.H236]-[.$H$173])/6" office:value-type="float" office:value="361.666666666667" calcext:value-type="float">
            <text:p>361.67</text:p>
          </table:table-cell>
          <table:table-cell table:style-name="ce17" office:value-type="float" office:value="2230" calcext:value-type="float">
            <text:p>223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3"/>
          <table:table-cell table:style-name="ce6" table:formula="of:=([.G237]/(5*60))" office:value-type="float" office:value="1.21388888888889" calcext:value-type="float">
            <text:p>1.21</text:p>
          </table:table-cell>
          <table:table-cell table:number-columns-repeated="2"/>
          <table:table-cell table:style-name="ce17" table:formula="of:=([.H237]-[.$H$173])/6" office:value-type="float" office:value="364.166666666667" calcext:value-type="float">
            <text:p>364.17</text:p>
          </table:table-cell>
          <table:table-cell table:style-name="ce17" office:value-type="float" office:value="2245" calcext:value-type="float">
            <text:p>224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39]/(5*60))" office:value-type="float" office:value="1.30555555555556" calcext:value-type="float">
            <text:p>1.31</text:p>
          </table:table-cell>
          <table:table-cell table:number-columns-repeated="2"/>
          <table:table-cell table:style-name="ce17" table:formula="of:=([.H239]-[.$H$173])/6" office:value-type="float" office:value="391.666666666667" calcext:value-type="float">
            <text:p>391.67</text:p>
          </table:table-cell>
          <table:table-cell table:style-name="ce17" office:value-type="float" office:value="2410" calcext:value-type="float">
            <text:p>241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0]/(5*60))" office:value-type="float" office:value="1.31666666666667" calcext:value-type="float">
            <text:p>1.32</text:p>
          </table:table-cell>
          <table:table-cell table:number-columns-repeated="2"/>
          <table:table-cell table:style-name="ce17" table:formula="of:=([.H240]-[.$H$173])/6" office:value-type="float" office:value="395" calcext:value-type="float">
            <text:p>395.00</text:p>
          </table:table-cell>
          <table:table-cell table:style-name="ce17" office:value-type="float" office:value="2430" calcext:value-type="float">
            <text:p>243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1]/(5*60))" office:value-type="float" office:value="1.325" calcext:value-type="float">
            <text:p>1.33</text:p>
          </table:table-cell>
          <table:table-cell table:number-columns-repeated="2"/>
          <table:table-cell table:style-name="ce17" table:formula="of:=([.H241]-[.$H$173])/6" office:value-type="float" office:value="397.5" calcext:value-type="float">
            <text:p>397.50</text:p>
          </table:table-cell>
          <table:table-cell table:style-name="ce17" office:value-type="float" office:value="2445" calcext:value-type="float">
            <text:p>244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3]/(5*60))" office:value-type="float" office:value="1.44722222222222" calcext:value-type="float">
            <text:p>1.45</text:p>
          </table:table-cell>
          <table:table-cell table:number-columns-repeated="2"/>
          <table:table-cell table:style-name="ce17" table:formula="of:=([.H243]-[.$H$173])/6" office:value-type="float" office:value="434.166666666667" calcext:value-type="float">
            <text:p>434.17</text:p>
          </table:table-cell>
          <table:table-cell table:style-name="ce17" office:value-type="float" office:value="2665" calcext:value-type="float">
            <text:p>266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4]/(5*60))" office:value-type="float" office:value="1.45555555555556" calcext:value-type="float">
            <text:p>1.46</text:p>
          </table:table-cell>
          <table:table-cell table:number-columns-repeated="2"/>
          <table:table-cell table:style-name="ce17" table:formula="of:=([.H244]-[.$H$173])/6" office:value-type="float" office:value="436.666666666667" calcext:value-type="float">
            <text:p>436.67</text:p>
          </table:table-cell>
          <table:table-cell table:style-name="ce17" office:value-type="float" office:value="2680" calcext:value-type="float">
            <text:p>26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5]/(5*60))" office:value-type="float" office:value="1.45833333333333" calcext:value-type="float">
            <text:p>1.46</text:p>
          </table:table-cell>
          <table:table-cell table:number-columns-repeated="2"/>
          <table:table-cell table:style-name="ce17" table:formula="of:=([.H245]-[.$H$173])/6" office:value-type="float" office:value="437.5" calcext:value-type="float">
            <text:p>437.50</text:p>
          </table:table-cell>
          <table:table-cell table:style-name="ce17" office:value-type="float" office:value="2685" calcext:value-type="float">
            <text:p>268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7]/(5*60))" office:value-type="float" office:value="1.66111111111111" calcext:value-type="float">
            <text:p>1.66</text:p>
          </table:table-cell>
          <table:table-cell table:number-columns-repeated="2"/>
          <table:table-cell table:style-name="ce17" table:formula="of:=([.H247]-[.$H$173])/6" office:value-type="float" office:value="498.333333333333" calcext:value-type="float">
            <text:p>498.33</text:p>
          </table:table-cell>
          <table:table-cell table:style-name="ce17" office:value-type="float" office:value="3050" calcext:value-type="float">
            <text:p>30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8]/(5*60))" office:value-type="float" office:value="1.67222222222222" calcext:value-type="float">
            <text:p>1.67</text:p>
          </table:table-cell>
          <table:table-cell table:number-columns-repeated="2"/>
          <table:table-cell table:style-name="ce17" table:formula="of:=([.H248]-[.$H$173])/6" office:value-type="float" office:value="501.666666666667" calcext:value-type="float">
            <text:p>501.67</text:p>
          </table:table-cell>
          <table:table-cell table:style-name="ce17" office:value-type="float" office:value="3070" calcext:value-type="float">
            <text:p>30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49]/(5*60))" office:value-type="float" office:value="1.68333333333333" calcext:value-type="float">
            <text:p>1.68</text:p>
          </table:table-cell>
          <table:table-cell table:number-columns-repeated="2"/>
          <table:table-cell table:style-name="ce17" table:formula="of:=([.H249]-[.$H$173])/6" office:value-type="float" office:value="505" calcext:value-type="float">
            <text:p>505.00</text:p>
          </table:table-cell>
          <table:table-cell table:style-name="ce17" office:value-type="float" office:value="3090" calcext:value-type="float">
            <text:p>309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1]/(5*60))" office:value-type="float" office:value="1.76111111111111" calcext:value-type="float">
            <text:p>1.76</text:p>
          </table:table-cell>
          <table:table-cell table:number-columns-repeated="2"/>
          <table:table-cell table:style-name="ce17" table:formula="of:=([.H251]-[.$H$173])/6" office:value-type="float" office:value="528.333333333333" calcext:value-type="float">
            <text:p>528.33</text:p>
          </table:table-cell>
          <table:table-cell table:style-name="ce17" office:value-type="float" office:value="3230" calcext:value-type="float">
            <text:p>323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2]/(5*60))" office:value-type="float" office:value="1.77777777777778" calcext:value-type="float">
            <text:p>1.78</text:p>
          </table:table-cell>
          <table:table-cell table:number-columns-repeated="2"/>
          <table:table-cell table:style-name="ce17" table:formula="of:=([.H252]-[.$H$173])/6" office:value-type="float" office:value="533.333333333333" calcext:value-type="float">
            <text:p>533.33</text:p>
          </table:table-cell>
          <table:table-cell table:style-name="ce17" office:value-type="float" office:value="3260" calcext:value-type="float">
            <text:p>326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3]/(5*60))" office:value-type="float" office:value="1.78888888888889" calcext:value-type="float">
            <text:p>1.79</text:p>
          </table:table-cell>
          <table:table-cell table:number-columns-repeated="2"/>
          <table:table-cell table:style-name="ce17" table:formula="of:=([.H253]-[.$H$173])/6" office:value-type="float" office:value="536.666666666667" calcext:value-type="float">
            <text:p>536.67</text:p>
          </table:table-cell>
          <table:table-cell table:style-name="ce17" office:value-type="float" office:value="3280" calcext:value-type="float">
            <text:p>32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5]/(5*60))" office:value-type="float" office:value="2.02777777777778" calcext:value-type="float">
            <text:p>2.03</text:p>
          </table:table-cell>
          <table:table-cell table:number-columns-repeated="2"/>
          <table:table-cell table:style-name="ce17" table:formula="of:=([.H255]-[.$H$173])/6" office:value-type="float" office:value="608.333333333333" calcext:value-type="float">
            <text:p>608.33</text:p>
          </table:table-cell>
          <table:table-cell table:style-name="ce17" office:value-type="float" office:value="3710" calcext:value-type="float">
            <text:p>371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6]/(5*60))" office:value-type="float" office:value="2.03333333333333" calcext:value-type="float">
            <text:p>2.03</text:p>
          </table:table-cell>
          <table:table-cell table:number-columns-repeated="2"/>
          <table:table-cell table:style-name="ce17" table:formula="of:=([.H256]-[.$H$173])/6" office:value-type="float" office:value="610" calcext:value-type="float">
            <text:p>610.00</text:p>
          </table:table-cell>
          <table:table-cell table:style-name="ce17" office:value-type="float" office:value="3720" calcext:value-type="float">
            <text:p>372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7]/(5*60))" office:value-type="float" office:value="2.04166666666667" calcext:value-type="float">
            <text:p>2.04</text:p>
          </table:table-cell>
          <table:table-cell table:number-columns-repeated="2"/>
          <table:table-cell table:style-name="ce17" table:formula="of:=([.H257]-[.$H$173])/6" office:value-type="float" office:value="612.5" calcext:value-type="float">
            <text:p>612.50</text:p>
          </table:table-cell>
          <table:table-cell table:style-name="ce17" office:value-type="float" office:value="3735" calcext:value-type="float">
            <text:p>373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59]/(5*60))" office:value-type="float" office:value="2.1" calcext:value-type="float">
            <text:p>2.10</text:p>
          </table:table-cell>
          <table:table-cell table:number-columns-repeated="2"/>
          <table:table-cell table:style-name="ce17" table:formula="of:=([.H259]-[.$H$173])/6" office:value-type="float" office:value="630" calcext:value-type="float">
            <text:p>630.00</text:p>
          </table:table-cell>
          <table:table-cell table:style-name="ce17" office:value-type="float" office:value="3840" calcext:value-type="float">
            <text:p>384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0]/(5*60))" office:value-type="float" office:value="2.11111111111111" calcext:value-type="float">
            <text:p>2.11</text:p>
          </table:table-cell>
          <table:table-cell table:number-columns-repeated="2"/>
          <table:table-cell table:style-name="ce17" table:formula="of:=([.H260]-[.$H$173])/6" office:value-type="float" office:value="633.333333333333" calcext:value-type="float">
            <text:p>633.33</text:p>
          </table:table-cell>
          <table:table-cell table:style-name="ce17" office:value-type="float" office:value="3860" calcext:value-type="float">
            <text:p>386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1]/(5*60))" office:value-type="float" office:value="2.12777777777778" calcext:value-type="float">
            <text:p>2.13</text:p>
          </table:table-cell>
          <table:table-cell table:number-columns-repeated="2"/>
          <table:table-cell table:style-name="ce17" table:formula="of:=([.H261]-[.$H$173])/6" office:value-type="float" office:value="638.333333333333" calcext:value-type="float">
            <text:p>638.33</text:p>
          </table:table-cell>
          <table:table-cell table:style-name="ce17" office:value-type="float" office:value="3890" calcext:value-type="float">
            <text:p>389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2]/(5*60))" office:value-type="float" office:value="2.6" calcext:value-type="float">
            <text:p>2.60</text:p>
          </table:table-cell>
          <table:table-cell table:number-columns-repeated="2"/>
          <table:table-cell table:style-name="ce17" table:formula="of:=([.H262]-[.$H$173])/6" office:value-type="float" office:value="780" calcext:value-type="float">
            <text:p>780.00</text:p>
          </table:table-cell>
          <table:table-cell table:style-name="ce17" office:value-type="float" office:value="4740" calcext:value-type="float">
            <text:p>474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3]/(5*60))" office:value-type="float" office:value="2.63333333333333" calcext:value-type="float">
            <text:p>2.63</text:p>
          </table:table-cell>
          <table:table-cell table:number-columns-repeated="2"/>
          <table:table-cell table:style-name="ce17" table:formula="of:=([.H263]-[.$H$173])/6" office:value-type="float" office:value="790" calcext:value-type="float">
            <text:p>790.00</text:p>
          </table:table-cell>
          <table:table-cell table:style-name="ce17" office:value-type="float" office:value="4800" calcext:value-type="float">
            <text:p>480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4]/(5*60))" office:value-type="float" office:value="2.64833333333333" calcext:value-type="float">
            <text:p>2.65</text:p>
          </table:table-cell>
          <table:table-cell table:number-columns-repeated="2"/>
          <table:table-cell table:style-name="ce17" table:formula="of:=([.H264]-[.$H$173])/6" office:value-type="float" office:value="794.5" calcext:value-type="float">
            <text:p>794.50</text:p>
          </table:table-cell>
          <table:table-cell table:style-name="ce17" office:value-type="float" office:value="4827" calcext:value-type="float">
            <text:p>4827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6]/(5*60))" office:value-type="float" office:value="2.76444444444444" calcext:value-type="float">
            <text:p>2.76</text:p>
          </table:table-cell>
          <table:table-cell table:number-columns-repeated="2"/>
          <table:table-cell table:style-name="ce17" table:formula="of:=([.H266]-[.$H$173])/6" office:value-type="float" office:value="829.333333333333" calcext:value-type="float">
            <text:p>829.33</text:p>
          </table:table-cell>
          <table:table-cell table:style-name="ce17" office:value-type="float" office:value="5036" calcext:value-type="float">
            <text:p>5036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7]/(5*60))" office:value-type="float" office:value="2.77666666666667" calcext:value-type="float">
            <text:p>2.78</text:p>
          </table:table-cell>
          <table:table-cell table:number-columns-repeated="2"/>
          <table:table-cell table:style-name="ce17" table:formula="of:=([.H267]-[.$H$173])/6" office:value-type="float" office:value="833" calcext:value-type="float">
            <text:p>833.00</text:p>
          </table:table-cell>
          <table:table-cell table:style-name="ce17" office:value-type="float" office:value="5058" calcext:value-type="float">
            <text:p>5058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8]/(5*60))" office:value-type="float" office:value="2.79555555555556" calcext:value-type="float">
            <text:p>2.80</text:p>
          </table:table-cell>
          <table:table-cell table:number-columns-repeated="2"/>
          <table:table-cell table:style-name="ce17" table:formula="of:=([.H268]-[.$H$173])/6" office:value-type="float" office:value="838.666666666667" calcext:value-type="float">
            <text:p>838.67</text:p>
          </table:table-cell>
          <table:table-cell table:style-name="ce17" office:value-type="float" office:value="5092" calcext:value-type="float">
            <text:p>5092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68]&gt;[.$J$173];1;0)" office:value-type="float" office:value="0" calcext:value-type="float">
            <text:p>0</text:p>
          </table:table-cell>
          <table:table-cell table:style-name="Default" table:formula="of:=IF ([.$E268]&gt;[.$K$173];1;0)" office:value-type="float" office:value="0" calcext:value-type="float">
            <text:p>0</text:p>
          </table:table-cell>
          <table:table-cell table:style-name="Default" table:formula="of:=IF ([.$E268]&gt;[.$L$173];1;0)" office:value-type="float" office:value="0" calcext:value-type="float">
            <text:p>0</text:p>
          </table:table-cell>
          <table:table-cell table:style-name="Default" table:formula="of:=IF ([.$E26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69]/(5*60))" office:value-type="float" office:value="3.125" calcext:value-type="float">
            <text:p>3.13</text:p>
          </table:table-cell>
          <table:table-cell table:number-columns-repeated="2"/>
          <table:table-cell table:style-name="ce17" table:formula="of:=([.H269]-[.$H$173])/6" office:value-type="float" office:value="937.5" calcext:value-type="float">
            <text:p>937.50</text:p>
          </table:table-cell>
          <table:table-cell table:style-name="ce17" office:value-type="float" office:value="5685" calcext:value-type="float">
            <text:p>568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69]&gt;[.$J$173];1;0)" office:value-type="float" office:value="0" calcext:value-type="float">
            <text:p>0</text:p>
          </table:table-cell>
          <table:table-cell table:style-name="Default" table:formula="of:=IF ([.$E269]&gt;[.$K$173];1;0)" office:value-type="float" office:value="0" calcext:value-type="float">
            <text:p>0</text:p>
          </table:table-cell>
          <table:table-cell table:style-name="Default" table:formula="of:=IF ([.$E269]&gt;[.$L$173];1;0)" office:value-type="float" office:value="0" calcext:value-type="float">
            <text:p>0</text:p>
          </table:table-cell>
          <table:table-cell table:style-name="Default" table:formula="of:=IF ([.$E26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0]/(5*60))" office:value-type="float" office:value="3.12777777777778" calcext:value-type="float">
            <text:p>3.13</text:p>
          </table:table-cell>
          <table:table-cell table:number-columns-repeated="2"/>
          <table:table-cell table:style-name="ce17" table:formula="of:=([.H270]-[.$H$173])/6" office:value-type="float" office:value="938.333333333333" calcext:value-type="float">
            <text:p>938.33</text:p>
          </table:table-cell>
          <table:table-cell table:style-name="ce17" office:value-type="float" office:value="5690" calcext:value-type="float">
            <text:p>56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0]&gt;[.$J$173];1;0)" office:value-type="float" office:value="0" calcext:value-type="float">
            <text:p>0</text:p>
          </table:table-cell>
          <table:table-cell table:style-name="Default" table:formula="of:=IF ([.$E270]&gt;[.$K$173];1;0)" office:value-type="float" office:value="0" calcext:value-type="float">
            <text:p>0</text:p>
          </table:table-cell>
          <table:table-cell table:style-name="Default" table:formula="of:=IF ([.$E270]&gt;[.$L$173];1;0)" office:value-type="float" office:value="0" calcext:value-type="float">
            <text:p>0</text:p>
          </table:table-cell>
          <table:table-cell table:style-name="Default" table:formula="of:=IF ([.$E27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1]/(5*60))" office:value-type="float" office:value="3.13055555555556" calcext:value-type="float">
            <text:p>3.13</text:p>
          </table:table-cell>
          <table:table-cell table:number-columns-repeated="2"/>
          <table:table-cell table:style-name="ce17" table:formula="of:=([.H271]-[.$H$173])/6" office:value-type="float" office:value="939.166666666667" calcext:value-type="float">
            <text:p>939.17</text:p>
          </table:table-cell>
          <table:table-cell table:style-name="ce17" office:value-type="float" office:value="5695" calcext:value-type="float">
            <text:p>56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1]&gt;[.$J$173];1;0)" office:value-type="float" office:value="0" calcext:value-type="float">
            <text:p>0</text:p>
          </table:table-cell>
          <table:table-cell table:style-name="Default" table:formula="of:=IF ([.$E271]&gt;[.$K$173];1;0)" office:value-type="float" office:value="0" calcext:value-type="float">
            <text:p>0</text:p>
          </table:table-cell>
          <table:table-cell table:style-name="Default" table:formula="of:=IF ([.$E271]&gt;[.$L$173];1;0)" office:value-type="float" office:value="0" calcext:value-type="float">
            <text:p>0</text:p>
          </table:table-cell>
          <table:table-cell table:style-name="Default" table:formula="of:=IF ([.$E27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2]/(5*60))" office:value-type="float" office:value="3.13333333333333" calcext:value-type="float">
            <text:p>3.13</text:p>
          </table:table-cell>
          <table:table-cell table:number-columns-repeated="2"/>
          <table:table-cell table:style-name="ce17" table:formula="of:=([.H272]-[.$H$173])/6" office:value-type="float" office:value="940" calcext:value-type="float">
            <text:p>940.00</text:p>
          </table:table-cell>
          <table:table-cell table:style-name="ce17" office:value-type="float" office:value="5700" calcext:value-type="float">
            <text:p>57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2]&gt;[.$J$173];1;0)" office:value-type="float" office:value="0" calcext:value-type="float">
            <text:p>0</text:p>
          </table:table-cell>
          <table:table-cell table:style-name="Default" table:formula="of:=IF ([.$E272]&gt;[.$K$173];1;0)" office:value-type="float" office:value="0" calcext:value-type="float">
            <text:p>0</text:p>
          </table:table-cell>
          <table:table-cell table:style-name="Default" table:formula="of:=IF ([.$E272]&gt;[.$L$173];1;0)" office:value-type="float" office:value="0" calcext:value-type="float">
            <text:p>0</text:p>
          </table:table-cell>
          <table:table-cell table:style-name="Default" table:formula="of:=IF ([.$E27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3]/(5*60))" office:value-type="float" office:value="3.13611111111111" calcext:value-type="float">
            <text:p>3.14</text:p>
          </table:table-cell>
          <table:table-cell table:number-columns-repeated="2"/>
          <table:table-cell table:style-name="ce17" table:formula="of:=([.H273]-[.$H$173])/6" office:value-type="float" office:value="940.833333333333" calcext:value-type="float">
            <text:p>940.83</text:p>
          </table:table-cell>
          <table:table-cell table:style-name="ce17" office:value-type="float" office:value="5705" calcext:value-type="float">
            <text:p>57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3]&gt;[.$J$173];1;0)" office:value-type="float" office:value="0" calcext:value-type="float">
            <text:p>0</text:p>
          </table:table-cell>
          <table:table-cell table:style-name="Default" table:formula="of:=IF ([.$E273]&gt;[.$K$173];1;0)" office:value-type="float" office:value="0" calcext:value-type="float">
            <text:p>0</text:p>
          </table:table-cell>
          <table:table-cell table:style-name="Default" table:formula="of:=IF ([.$E273]&gt;[.$L$173];1;0)" office:value-type="float" office:value="0" calcext:value-type="float">
            <text:p>0</text:p>
          </table:table-cell>
          <table:table-cell table:style-name="Default" table:formula="of:=IF ([.$E27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4]/(5*60))" office:value-type="float" office:value="3.13888888888889" calcext:value-type="float">
            <text:p>3.14</text:p>
          </table:table-cell>
          <table:table-cell table:number-columns-repeated="2"/>
          <table:table-cell table:style-name="ce17" table:formula="of:=([.H274]-[.$H$173])/6" office:value-type="float" office:value="941.666666666667" calcext:value-type="float">
            <text:p>941.67</text:p>
          </table:table-cell>
          <table:table-cell table:style-name="ce17" office:value-type="float" office:value="5710" calcext:value-type="float">
            <text:p>57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4]&gt;[.$J$173];1;0)" office:value-type="float" office:value="0" calcext:value-type="float">
            <text:p>0</text:p>
          </table:table-cell>
          <table:table-cell table:style-name="Default" table:formula="of:=IF ([.$E274]&gt;[.$K$173];1;0)" office:value-type="float" office:value="0" calcext:value-type="float">
            <text:p>0</text:p>
          </table:table-cell>
          <table:table-cell table:style-name="Default" table:formula="of:=IF ([.$E274]&gt;[.$L$173];1;0)" office:value-type="float" office:value="0" calcext:value-type="float">
            <text:p>0</text:p>
          </table:table-cell>
          <table:table-cell table:style-name="Default" table:formula="of:=IF ([.$E27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5]/(5*60))" office:value-type="float" office:value="3.14166666666667" calcext:value-type="float">
            <text:p>3.14</text:p>
          </table:table-cell>
          <table:table-cell table:number-columns-repeated="2"/>
          <table:table-cell table:style-name="ce17" table:formula="of:=([.H275]-[.$H$173])/6" office:value-type="float" office:value="942.5" calcext:value-type="float">
            <text:p>942.50</text:p>
          </table:table-cell>
          <table:table-cell table:style-name="ce17" office:value-type="float" office:value="5715" calcext:value-type="float">
            <text:p>57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5]&gt;[.$J$173];1;0)" office:value-type="float" office:value="0" calcext:value-type="float">
            <text:p>0</text:p>
          </table:table-cell>
          <table:table-cell table:style-name="Default" table:formula="of:=IF ([.$E275]&gt;[.$K$173];1;0)" office:value-type="float" office:value="0" calcext:value-type="float">
            <text:p>0</text:p>
          </table:table-cell>
          <table:table-cell table:style-name="Default" table:formula="of:=IF ([.$E275]&gt;[.$L$173];1;0)" office:value-type="float" office:value="0" calcext:value-type="float">
            <text:p>0</text:p>
          </table:table-cell>
          <table:table-cell table:style-name="Default" table:formula="of:=IF ([.$E27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6]/(5*60))" office:value-type="float" office:value="3.14444444444444" calcext:value-type="float">
            <text:p>3.14</text:p>
          </table:table-cell>
          <table:table-cell table:number-columns-repeated="2"/>
          <table:table-cell table:style-name="ce17" table:formula="of:=([.H276]-[.$H$173])/6" office:value-type="float" office:value="943.333333333333" calcext:value-type="float">
            <text:p>943.33</text:p>
          </table:table-cell>
          <table:table-cell table:style-name="ce17" office:value-type="float" office:value="5720" calcext:value-type="float">
            <text:p>57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6]&gt;[.$J$173];1;0)" office:value-type="float" office:value="0" calcext:value-type="float">
            <text:p>0</text:p>
          </table:table-cell>
          <table:table-cell table:style-name="Default" table:formula="of:=IF ([.$E276]&gt;[.$K$173];1;0)" office:value-type="float" office:value="0" calcext:value-type="float">
            <text:p>0</text:p>
          </table:table-cell>
          <table:table-cell table:style-name="Default" table:formula="of:=IF ([.$E276]&gt;[.$L$173];1;0)" office:value-type="float" office:value="0" calcext:value-type="float">
            <text:p>0</text:p>
          </table:table-cell>
          <table:table-cell table:style-name="Default" table:formula="of:=IF ([.$E27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7]/(5*60))" office:value-type="float" office:value="3.14722222222222" calcext:value-type="float">
            <text:p>3.15</text:p>
          </table:table-cell>
          <table:table-cell table:number-columns-repeated="2"/>
          <table:table-cell table:style-name="ce17" table:formula="of:=([.H277]-[.$H$173])/6" office:value-type="float" office:value="944.166666666667" calcext:value-type="float">
            <text:p>944.17</text:p>
          </table:table-cell>
          <table:table-cell table:style-name="ce17" office:value-type="float" office:value="5725" calcext:value-type="float">
            <text:p>572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7]&gt;[.$J$173];1;0)" office:value-type="float" office:value="0" calcext:value-type="float">
            <text:p>0</text:p>
          </table:table-cell>
          <table:table-cell table:style-name="Default" table:formula="of:=IF ([.$E277]&gt;[.$K$173];1;0)" office:value-type="float" office:value="0" calcext:value-type="float">
            <text:p>0</text:p>
          </table:table-cell>
          <table:table-cell table:style-name="Default" table:formula="of:=IF ([.$E277]&gt;[.$L$173];1;0)" office:value-type="float" office:value="0" calcext:value-type="float">
            <text:p>0</text:p>
          </table:table-cell>
          <table:table-cell table:style-name="Default" table:formula="of:=IF ([.$E27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8]/(5*60))" office:value-type="float" office:value="3.15" calcext:value-type="float">
            <text:p>3.15</text:p>
          </table:table-cell>
          <table:table-cell table:number-columns-repeated="2"/>
          <table:table-cell table:style-name="ce17" table:formula="of:=([.H278]-[.$H$173])/6" office:value-type="float" office:value="945" calcext:value-type="float">
            <text:p>945.00</text:p>
          </table:table-cell>
          <table:table-cell table:style-name="ce17" office:value-type="float" office:value="5730" calcext:value-type="float">
            <text:p>573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8]&gt;[.$J$173];1;0)" office:value-type="float" office:value="0" calcext:value-type="float">
            <text:p>0</text:p>
          </table:table-cell>
          <table:table-cell table:style-name="Default" table:formula="of:=IF ([.$E278]&gt;[.$K$173];1;0)" office:value-type="float" office:value="0" calcext:value-type="float">
            <text:p>0</text:p>
          </table:table-cell>
          <table:table-cell table:style-name="Default" table:formula="of:=IF ([.$E278]&gt;[.$L$173];1;0)" office:value-type="float" office:value="0" calcext:value-type="float">
            <text:p>0</text:p>
          </table:table-cell>
          <table:table-cell table:style-name="Default" table:formula="of:=IF ([.$E27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79]/(5*60))" office:value-type="float" office:value="3.15277777777778" calcext:value-type="float">
            <text:p>3.15</text:p>
          </table:table-cell>
          <table:table-cell table:number-columns-repeated="2"/>
          <table:table-cell table:style-name="ce17" table:formula="of:=([.H279]-[.$H$173])/6" office:value-type="float" office:value="945.833333333333" calcext:value-type="float">
            <text:p>945.83</text:p>
          </table:table-cell>
          <table:table-cell table:style-name="ce17" office:value-type="float" office:value="5735" calcext:value-type="float">
            <text:p>57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79]&gt;[.$J$173];1;0)" office:value-type="float" office:value="0" calcext:value-type="float">
            <text:p>0</text:p>
          </table:table-cell>
          <table:table-cell table:style-name="Default" table:formula="of:=IF ([.$E279]&gt;[.$K$173];1;0)" office:value-type="float" office:value="0" calcext:value-type="float">
            <text:p>0</text:p>
          </table:table-cell>
          <table:table-cell table:style-name="Default" table:formula="of:=IF ([.$E279]&gt;[.$L$173];1;0)" office:value-type="float" office:value="0" calcext:value-type="float">
            <text:p>0</text:p>
          </table:table-cell>
          <table:table-cell table:style-name="Default" table:formula="of:=IF ([.$E27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0]/(5*60))" office:value-type="float" office:value="3.15555555555556" calcext:value-type="float">
            <text:p>3.16</text:p>
          </table:table-cell>
          <table:table-cell table:number-columns-repeated="2"/>
          <table:table-cell table:style-name="ce17" table:formula="of:=([.H280]-[.$H$173])/6" office:value-type="float" office:value="946.666666666667" calcext:value-type="float">
            <text:p>946.67</text:p>
          </table:table-cell>
          <table:table-cell table:style-name="ce17" office:value-type="float" office:value="5740" calcext:value-type="float">
            <text:p>57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0]&gt;[.$J$173];1;0)" office:value-type="float" office:value="0" calcext:value-type="float">
            <text:p>0</text:p>
          </table:table-cell>
          <table:table-cell table:style-name="Default" table:formula="of:=IF ([.$E280]&gt;[.$K$173];1;0)" office:value-type="float" office:value="0" calcext:value-type="float">
            <text:p>0</text:p>
          </table:table-cell>
          <table:table-cell table:style-name="Default" table:formula="of:=IF ([.$E280]&gt;[.$L$173];1;0)" office:value-type="float" office:value="0" calcext:value-type="float">
            <text:p>0</text:p>
          </table:table-cell>
          <table:table-cell table:style-name="Default" table:formula="of:=IF ([.$E28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1]/(5*60))" office:value-type="float" office:value="3.15833333333333" calcext:value-type="float">
            <text:p>3.16</text:p>
          </table:table-cell>
          <table:table-cell table:number-columns-repeated="2"/>
          <table:table-cell table:style-name="ce17" table:formula="of:=([.H281]-[.$H$173])/6" office:value-type="float" office:value="947.5" calcext:value-type="float">
            <text:p>947.50</text:p>
          </table:table-cell>
          <table:table-cell table:style-name="ce17" office:value-type="float" office:value="5745" calcext:value-type="float">
            <text:p>57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1]&gt;[.$J$173];1;0)" office:value-type="float" office:value="0" calcext:value-type="float">
            <text:p>0</text:p>
          </table:table-cell>
          <table:table-cell table:style-name="Default" table:formula="of:=IF ([.$E281]&gt;[.$K$173];1;0)" office:value-type="float" office:value="0" calcext:value-type="float">
            <text:p>0</text:p>
          </table:table-cell>
          <table:table-cell table:style-name="Default" table:formula="of:=IF ([.$E281]&gt;[.$L$173];1;0)" office:value-type="float" office:value="0" calcext:value-type="float">
            <text:p>0</text:p>
          </table:table-cell>
          <table:table-cell table:style-name="Default" table:formula="of:=IF ([.$E28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2]/(5*60))" office:value-type="float" office:value="3.16111111111111" calcext:value-type="float">
            <text:p>3.16</text:p>
          </table:table-cell>
          <table:table-cell table:number-columns-repeated="2"/>
          <table:table-cell table:style-name="ce17" table:formula="of:=([.H282]-[.$H$173])/6" office:value-type="float" office:value="948.333333333333" calcext:value-type="float">
            <text:p>948.33</text:p>
          </table:table-cell>
          <table:table-cell table:style-name="ce17" office:value-type="float" office:value="5750" calcext:value-type="float">
            <text:p>575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2]&gt;[.$J$173];1;0)" office:value-type="float" office:value="0" calcext:value-type="float">
            <text:p>0</text:p>
          </table:table-cell>
          <table:table-cell table:style-name="Default" table:formula="of:=IF ([.$E282]&gt;[.$K$173];1;0)" office:value-type="float" office:value="0" calcext:value-type="float">
            <text:p>0</text:p>
          </table:table-cell>
          <table:table-cell table:style-name="Default" table:formula="of:=IF ([.$E282]&gt;[.$L$173];1;0)" office:value-type="float" office:value="0" calcext:value-type="float">
            <text:p>0</text:p>
          </table:table-cell>
          <table:table-cell table:style-name="Default" table:formula="of:=IF ([.$E28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3]/(5*60))" office:value-type="float" office:value="3.16388888888889" calcext:value-type="float">
            <text:p>3.16</text:p>
          </table:table-cell>
          <table:table-cell table:number-columns-repeated="2"/>
          <table:table-cell table:style-name="ce17" table:formula="of:=([.H283]-[.$H$173])/6" office:value-type="float" office:value="949.166666666667" calcext:value-type="float">
            <text:p>949.17</text:p>
          </table:table-cell>
          <table:table-cell table:style-name="ce17" office:value-type="float" office:value="5755" calcext:value-type="float">
            <text:p>575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3]&gt;[.$J$173];1;0)" office:value-type="float" office:value="0" calcext:value-type="float">
            <text:p>0</text:p>
          </table:table-cell>
          <table:table-cell table:style-name="Default" table:formula="of:=IF ([.$E283]&gt;[.$K$173];1;0)" office:value-type="float" office:value="0" calcext:value-type="float">
            <text:p>0</text:p>
          </table:table-cell>
          <table:table-cell table:style-name="Default" table:formula="of:=IF ([.$E283]&gt;[.$L$173];1;0)" office:value-type="float" office:value="0" calcext:value-type="float">
            <text:p>0</text:p>
          </table:table-cell>
          <table:table-cell table:style-name="Default" table:formula="of:=IF ([.$E28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4]/(5*60))" office:value-type="float" office:value="3.16666666666667" calcext:value-type="float">
            <text:p>3.17</text:p>
          </table:table-cell>
          <table:table-cell table:number-columns-repeated="2"/>
          <table:table-cell table:style-name="ce17" table:formula="of:=([.H284]-[.$H$173])/6" office:value-type="float" office:value="950" calcext:value-type="float">
            <text:p>950.00</text:p>
          </table:table-cell>
          <table:table-cell table:style-name="ce17" office:value-type="float" office:value="5760" calcext:value-type="float">
            <text:p>576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4]&gt;[.$J$173];1;0)" office:value-type="float" office:value="0" calcext:value-type="float">
            <text:p>0</text:p>
          </table:table-cell>
          <table:table-cell table:style-name="Default" table:formula="of:=IF ([.$E284]&gt;[.$K$173];1;0)" office:value-type="float" office:value="0" calcext:value-type="float">
            <text:p>0</text:p>
          </table:table-cell>
          <table:table-cell table:style-name="Default" table:formula="of:=IF ([.$E284]&gt;[.$L$173];1;0)" office:value-type="float" office:value="0" calcext:value-type="float">
            <text:p>0</text:p>
          </table:table-cell>
          <table:table-cell table:style-name="Default" table:formula="of:=IF ([.$E28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5]/(5*60))" office:value-type="float" office:value="3.16944444444444" calcext:value-type="float">
            <text:p>3.17</text:p>
          </table:table-cell>
          <table:table-cell table:number-columns-repeated="2"/>
          <table:table-cell table:style-name="ce17" table:formula="of:=([.H285]-[.$H$173])/6" office:value-type="float" office:value="950.833333333333" calcext:value-type="float">
            <text:p>950.83</text:p>
          </table:table-cell>
          <table:table-cell table:style-name="ce17" office:value-type="float" office:value="5765" calcext:value-type="float">
            <text:p>576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5]&gt;[.$J$173];1;0)" office:value-type="float" office:value="0" calcext:value-type="float">
            <text:p>0</text:p>
          </table:table-cell>
          <table:table-cell table:style-name="Default" table:formula="of:=IF ([.$E285]&gt;[.$K$173];1;0)" office:value-type="float" office:value="0" calcext:value-type="float">
            <text:p>0</text:p>
          </table:table-cell>
          <table:table-cell table:style-name="Default" table:formula="of:=IF ([.$E285]&gt;[.$L$173];1;0)" office:value-type="float" office:value="0" calcext:value-type="float">
            <text:p>0</text:p>
          </table:table-cell>
          <table:table-cell table:style-name="Default" table:formula="of:=IF ([.$E28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6]/(5*60))" office:value-type="float" office:value="3.17222222222222" calcext:value-type="float">
            <text:p>3.17</text:p>
          </table:table-cell>
          <table:table-cell table:number-columns-repeated="2"/>
          <table:table-cell table:style-name="ce17" table:formula="of:=([.H286]-[.$H$173])/6" office:value-type="float" office:value="951.666666666667" calcext:value-type="float">
            <text:p>951.67</text:p>
          </table:table-cell>
          <table:table-cell table:style-name="ce17" office:value-type="float" office:value="5770" calcext:value-type="float">
            <text:p>577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6]&gt;[.$J$173];1;0)" office:value-type="float" office:value="0" calcext:value-type="float">
            <text:p>0</text:p>
          </table:table-cell>
          <table:table-cell table:style-name="Default" table:formula="of:=IF ([.$E286]&gt;[.$K$173];1;0)" office:value-type="float" office:value="0" calcext:value-type="float">
            <text:p>0</text:p>
          </table:table-cell>
          <table:table-cell table:style-name="Default" table:formula="of:=IF ([.$E286]&gt;[.$L$173];1;0)" office:value-type="float" office:value="0" calcext:value-type="float">
            <text:p>0</text:p>
          </table:table-cell>
          <table:table-cell table:style-name="Default" table:formula="of:=IF ([.$E28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7]/(5*60))" office:value-type="float" office:value="3.175" calcext:value-type="float">
            <text:p>3.18</text:p>
          </table:table-cell>
          <table:table-cell table:number-columns-repeated="2"/>
          <table:table-cell table:style-name="ce17" table:formula="of:=([.H287]-[.$H$173])/6" office:value-type="float" office:value="952.5" calcext:value-type="float">
            <text:p>952.50</text:p>
          </table:table-cell>
          <table:table-cell table:style-name="ce17" office:value-type="float" office:value="5775" calcext:value-type="float">
            <text:p>577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7]&gt;[.$J$173];1;0)" office:value-type="float" office:value="0" calcext:value-type="float">
            <text:p>0</text:p>
          </table:table-cell>
          <table:table-cell table:style-name="Default" table:formula="of:=IF ([.$E287]&gt;[.$K$173];1;0)" office:value-type="float" office:value="0" calcext:value-type="float">
            <text:p>0</text:p>
          </table:table-cell>
          <table:table-cell table:style-name="Default" table:formula="of:=IF ([.$E287]&gt;[.$L$173];1;0)" office:value-type="float" office:value="0" calcext:value-type="float">
            <text:p>0</text:p>
          </table:table-cell>
          <table:table-cell table:style-name="Default" table:formula="of:=IF ([.$E28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8]/(5*60))" office:value-type="float" office:value="3.17777777777778" calcext:value-type="float">
            <text:p>3.18</text:p>
          </table:table-cell>
          <table:table-cell table:number-columns-repeated="2"/>
          <table:table-cell table:style-name="ce17" table:formula="of:=([.H288]-[.$H$173])/6" office:value-type="float" office:value="953.333333333333" calcext:value-type="float">
            <text:p>953.33</text:p>
          </table:table-cell>
          <table:table-cell table:style-name="ce17" office:value-type="float" office:value="5780" calcext:value-type="float">
            <text:p>578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8]&gt;[.$J$173];1;0)" office:value-type="float" office:value="0" calcext:value-type="float">
            <text:p>0</text:p>
          </table:table-cell>
          <table:table-cell table:style-name="Default" table:formula="of:=IF ([.$E288]&gt;[.$K$173];1;0)" office:value-type="float" office:value="0" calcext:value-type="float">
            <text:p>0</text:p>
          </table:table-cell>
          <table:table-cell table:style-name="Default" table:formula="of:=IF ([.$E288]&gt;[.$L$173];1;0)" office:value-type="float" office:value="0" calcext:value-type="float">
            <text:p>0</text:p>
          </table:table-cell>
          <table:table-cell table:style-name="Default" table:formula="of:=IF ([.$E28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89]/(5*60))" office:value-type="float" office:value="3.18055555555556" calcext:value-type="float">
            <text:p>3.18</text:p>
          </table:table-cell>
          <table:table-cell table:number-columns-repeated="2"/>
          <table:table-cell table:style-name="ce17" table:formula="of:=([.H289]-[.$H$173])/6" office:value-type="float" office:value="954.166666666667" calcext:value-type="float">
            <text:p>954.17</text:p>
          </table:table-cell>
          <table:table-cell table:style-name="ce17" office:value-type="float" office:value="5785" calcext:value-type="float">
            <text:p>578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89]&gt;[.$J$173];1;0)" office:value-type="float" office:value="0" calcext:value-type="float">
            <text:p>0</text:p>
          </table:table-cell>
          <table:table-cell table:style-name="Default" table:formula="of:=IF ([.$E289]&gt;[.$K$173];1;0)" office:value-type="float" office:value="0" calcext:value-type="float">
            <text:p>0</text:p>
          </table:table-cell>
          <table:table-cell table:style-name="Default" table:formula="of:=IF ([.$E289]&gt;[.$L$173];1;0)" office:value-type="float" office:value="0" calcext:value-type="float">
            <text:p>0</text:p>
          </table:table-cell>
          <table:table-cell table:style-name="Default" table:formula="of:=IF ([.$E28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0]/(5*60))" office:value-type="float" office:value="3.18333333333333" calcext:value-type="float">
            <text:p>3.18</text:p>
          </table:table-cell>
          <table:table-cell table:number-columns-repeated="2"/>
          <table:table-cell table:style-name="ce17" table:formula="of:=([.H290]-[.$H$173])/6" office:value-type="float" office:value="955" calcext:value-type="float">
            <text:p>955.00</text:p>
          </table:table-cell>
          <table:table-cell table:style-name="ce17" office:value-type="float" office:value="5790" calcext:value-type="float">
            <text:p>57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0]&gt;[.$J$173];1;0)" office:value-type="float" office:value="0" calcext:value-type="float">
            <text:p>0</text:p>
          </table:table-cell>
          <table:table-cell table:style-name="Default" table:formula="of:=IF ([.$E290]&gt;[.$K$173];1;0)" office:value-type="float" office:value="0" calcext:value-type="float">
            <text:p>0</text:p>
          </table:table-cell>
          <table:table-cell table:style-name="Default" table:formula="of:=IF ([.$E290]&gt;[.$L$173];1;0)" office:value-type="float" office:value="0" calcext:value-type="float">
            <text:p>0</text:p>
          </table:table-cell>
          <table:table-cell table:style-name="Default" table:formula="of:=IF ([.$E29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1]/(5*60))" office:value-type="float" office:value="3.18611111111111" calcext:value-type="float">
            <text:p>3.19</text:p>
          </table:table-cell>
          <table:table-cell table:number-columns-repeated="2"/>
          <table:table-cell table:style-name="ce17" table:formula="of:=([.H291]-[.$H$173])/6" office:value-type="float" office:value="955.833333333333" calcext:value-type="float">
            <text:p>955.83</text:p>
          </table:table-cell>
          <table:table-cell table:style-name="ce17" office:value-type="float" office:value="5795" calcext:value-type="float">
            <text:p>57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1]&gt;[.$J$173];1;0)" office:value-type="float" office:value="0" calcext:value-type="float">
            <text:p>0</text:p>
          </table:table-cell>
          <table:table-cell table:style-name="Default" table:formula="of:=IF ([.$E291]&gt;[.$K$173];1;0)" office:value-type="float" office:value="0" calcext:value-type="float">
            <text:p>0</text:p>
          </table:table-cell>
          <table:table-cell table:style-name="Default" table:formula="of:=IF ([.$E291]&gt;[.$L$173];1;0)" office:value-type="float" office:value="0" calcext:value-type="float">
            <text:p>0</text:p>
          </table:table-cell>
          <table:table-cell table:style-name="Default" table:formula="of:=IF ([.$E29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2]/(5*60))" office:value-type="float" office:value="3.18888888888889" calcext:value-type="float">
            <text:p>3.19</text:p>
          </table:table-cell>
          <table:table-cell table:number-columns-repeated="2"/>
          <table:table-cell table:style-name="ce17" table:formula="of:=([.H292]-[.$H$173])/6" office:value-type="float" office:value="956.666666666667" calcext:value-type="float">
            <text:p>956.67</text:p>
          </table:table-cell>
          <table:table-cell table:style-name="ce17" office:value-type="float" office:value="5800" calcext:value-type="float">
            <text:p>58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2]&gt;[.$J$173];1;0)" office:value-type="float" office:value="0" calcext:value-type="float">
            <text:p>0</text:p>
          </table:table-cell>
          <table:table-cell table:style-name="Default" table:formula="of:=IF ([.$E292]&gt;[.$K$173];1;0)" office:value-type="float" office:value="0" calcext:value-type="float">
            <text:p>0</text:p>
          </table:table-cell>
          <table:table-cell table:style-name="Default" table:formula="of:=IF ([.$E292]&gt;[.$L$173];1;0)" office:value-type="float" office:value="0" calcext:value-type="float">
            <text:p>0</text:p>
          </table:table-cell>
          <table:table-cell table:style-name="Default" table:formula="of:=IF ([.$E29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3]/(5*60))" office:value-type="float" office:value="3.19166666666667" calcext:value-type="float">
            <text:p>3.19</text:p>
          </table:table-cell>
          <table:table-cell table:number-columns-repeated="2"/>
          <table:table-cell table:style-name="ce17" table:formula="of:=([.H293]-[.$H$173])/6" office:value-type="float" office:value="957.5" calcext:value-type="float">
            <text:p>957.50</text:p>
          </table:table-cell>
          <table:table-cell table:style-name="ce17" office:value-type="float" office:value="5805" calcext:value-type="float">
            <text:p>58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3]&gt;[.$J$173];1;0)" office:value-type="float" office:value="0" calcext:value-type="float">
            <text:p>0</text:p>
          </table:table-cell>
          <table:table-cell table:style-name="Default" table:formula="of:=IF ([.$E293]&gt;[.$K$173];1;0)" office:value-type="float" office:value="0" calcext:value-type="float">
            <text:p>0</text:p>
          </table:table-cell>
          <table:table-cell table:style-name="Default" table:formula="of:=IF ([.$E293]&gt;[.$L$173];1;0)" office:value-type="float" office:value="0" calcext:value-type="float">
            <text:p>0</text:p>
          </table:table-cell>
          <table:table-cell table:style-name="Default" table:formula="of:=IF ([.$E29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4]/(5*60))" office:value-type="float" office:value="3.19444444444444" calcext:value-type="float">
            <text:p>3.19</text:p>
          </table:table-cell>
          <table:table-cell table:number-columns-repeated="2"/>
          <table:table-cell table:style-name="ce17" table:formula="of:=([.H294]-[.$H$173])/6" office:value-type="float" office:value="958.333333333333" calcext:value-type="float">
            <text:p>958.33</text:p>
          </table:table-cell>
          <table:table-cell table:style-name="ce17" office:value-type="float" office:value="5810" calcext:value-type="float">
            <text:p>58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4]&gt;[.$J$173];1;0)" office:value-type="float" office:value="0" calcext:value-type="float">
            <text:p>0</text:p>
          </table:table-cell>
          <table:table-cell table:style-name="Default" table:formula="of:=IF ([.$E294]&gt;[.$K$173];1;0)" office:value-type="float" office:value="0" calcext:value-type="float">
            <text:p>0</text:p>
          </table:table-cell>
          <table:table-cell table:style-name="Default" table:formula="of:=IF ([.$E294]&gt;[.$L$173];1;0)" office:value-type="float" office:value="0" calcext:value-type="float">
            <text:p>0</text:p>
          </table:table-cell>
          <table:table-cell table:style-name="Default" table:formula="of:=IF ([.$E29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5]/(5*60))" office:value-type="float" office:value="3.19722222222222" calcext:value-type="float">
            <text:p>3.20</text:p>
          </table:table-cell>
          <table:table-cell table:number-columns-repeated="2"/>
          <table:table-cell table:style-name="ce17" table:formula="of:=([.H295]-[.$H$173])/6" office:value-type="float" office:value="959.166666666667" calcext:value-type="float">
            <text:p>959.17</text:p>
          </table:table-cell>
          <table:table-cell table:style-name="ce17" office:value-type="float" office:value="5815" calcext:value-type="float">
            <text:p>58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5]&gt;[.$J$173];1;0)" office:value-type="float" office:value="0" calcext:value-type="float">
            <text:p>0</text:p>
          </table:table-cell>
          <table:table-cell table:style-name="Default" table:formula="of:=IF ([.$E295]&gt;[.$K$173];1;0)" office:value-type="float" office:value="0" calcext:value-type="float">
            <text:p>0</text:p>
          </table:table-cell>
          <table:table-cell table:style-name="Default" table:formula="of:=IF ([.$E295]&gt;[.$L$173];1;0)" office:value-type="float" office:value="0" calcext:value-type="float">
            <text:p>0</text:p>
          </table:table-cell>
          <table:table-cell table:style-name="Default" table:formula="of:=IF ([.$E29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6]/(5*60))" office:value-type="float" office:value="3.2" calcext:value-type="float">
            <text:p>3.20</text:p>
          </table:table-cell>
          <table:table-cell table:number-columns-repeated="2"/>
          <table:table-cell table:style-name="ce17" table:formula="of:=([.H296]-[.$H$173])/6" office:value-type="float" office:value="960" calcext:value-type="float">
            <text:p>960.00</text:p>
          </table:table-cell>
          <table:table-cell table:style-name="ce17" office:value-type="float" office:value="5820" calcext:value-type="float">
            <text:p>58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6]&gt;[.$J$173];1;0)" office:value-type="float" office:value="0" calcext:value-type="float">
            <text:p>0</text:p>
          </table:table-cell>
          <table:table-cell table:style-name="Default" table:formula="of:=IF ([.$E296]&gt;[.$K$173];1;0)" office:value-type="float" office:value="0" calcext:value-type="float">
            <text:p>0</text:p>
          </table:table-cell>
          <table:table-cell table:style-name="Default" table:formula="of:=IF ([.$E296]&gt;[.$L$173];1;0)" office:value-type="float" office:value="0" calcext:value-type="float">
            <text:p>0</text:p>
          </table:table-cell>
          <table:table-cell table:style-name="Default" table:formula="of:=IF ([.$E29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7]/(5*60))" office:value-type="float" office:value="3.20277777777778" calcext:value-type="float">
            <text:p>3.20</text:p>
          </table:table-cell>
          <table:table-cell table:number-columns-repeated="2"/>
          <table:table-cell table:style-name="ce17" table:formula="of:=([.H297]-[.$H$173])/6" office:value-type="float" office:value="960.833333333333" calcext:value-type="float">
            <text:p>960.83</text:p>
          </table:table-cell>
          <table:table-cell table:style-name="ce17" office:value-type="float" office:value="5825" calcext:value-type="float">
            <text:p>582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7]&gt;[.$J$173];1;0)" office:value-type="float" office:value="0" calcext:value-type="float">
            <text:p>0</text:p>
          </table:table-cell>
          <table:table-cell table:style-name="Default" table:formula="of:=IF ([.$E297]&gt;[.$K$173];1;0)" office:value-type="float" office:value="0" calcext:value-type="float">
            <text:p>0</text:p>
          </table:table-cell>
          <table:table-cell table:style-name="Default" table:formula="of:=IF ([.$E297]&gt;[.$L$173];1;0)" office:value-type="float" office:value="0" calcext:value-type="float">
            <text:p>0</text:p>
          </table:table-cell>
          <table:table-cell table:style-name="Default" table:formula="of:=IF ([.$E29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8]/(5*60))" office:value-type="float" office:value="3.20555555555556" calcext:value-type="float">
            <text:p>3.21</text:p>
          </table:table-cell>
          <table:table-cell table:number-columns-repeated="2"/>
          <table:table-cell table:style-name="ce17" table:formula="of:=([.H298]-[.$H$173])/6" office:value-type="float" office:value="961.666666666667" calcext:value-type="float">
            <text:p>961.67</text:p>
          </table:table-cell>
          <table:table-cell table:style-name="ce17" office:value-type="float" office:value="5830" calcext:value-type="float">
            <text:p>583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8]&gt;[.$J$173];1;0)" office:value-type="float" office:value="0" calcext:value-type="float">
            <text:p>0</text:p>
          </table:table-cell>
          <table:table-cell table:style-name="Default" table:formula="of:=IF ([.$E298]&gt;[.$K$173];1;0)" office:value-type="float" office:value="0" calcext:value-type="float">
            <text:p>0</text:p>
          </table:table-cell>
          <table:table-cell table:style-name="Default" table:formula="of:=IF ([.$E298]&gt;[.$L$173];1;0)" office:value-type="float" office:value="0" calcext:value-type="float">
            <text:p>0</text:p>
          </table:table-cell>
          <table:table-cell table:style-name="Default" table:formula="of:=IF ([.$E29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299]/(5*60))" office:value-type="float" office:value="3.20833333333333" calcext:value-type="float">
            <text:p>3.21</text:p>
          </table:table-cell>
          <table:table-cell table:number-columns-repeated="2"/>
          <table:table-cell table:style-name="ce17" table:formula="of:=([.H299]-[.$H$173])/6" office:value-type="float" office:value="962.5" calcext:value-type="float">
            <text:p>962.50</text:p>
          </table:table-cell>
          <table:table-cell table:style-name="ce17" office:value-type="float" office:value="5835" calcext:value-type="float">
            <text:p>58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299]&gt;[.$J$173];1;0)" office:value-type="float" office:value="0" calcext:value-type="float">
            <text:p>0</text:p>
          </table:table-cell>
          <table:table-cell table:style-name="Default" table:formula="of:=IF ([.$E299]&gt;[.$K$173];1;0)" office:value-type="float" office:value="0" calcext:value-type="float">
            <text:p>0</text:p>
          </table:table-cell>
          <table:table-cell table:style-name="Default" table:formula="of:=IF ([.$E299]&gt;[.$L$173];1;0)" office:value-type="float" office:value="0" calcext:value-type="float">
            <text:p>0</text:p>
          </table:table-cell>
          <table:table-cell table:style-name="Default" table:formula="of:=IF ([.$E29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0]/(5*60))" office:value-type="float" office:value="3.21111111111111" calcext:value-type="float">
            <text:p>3.21</text:p>
          </table:table-cell>
          <table:table-cell table:number-columns-repeated="2"/>
          <table:table-cell table:style-name="ce17" table:formula="of:=([.H300]-[.$H$173])/6" office:value-type="float" office:value="963.333333333333" calcext:value-type="float">
            <text:p>963.33</text:p>
          </table:table-cell>
          <table:table-cell table:style-name="ce17" office:value-type="float" office:value="5840" calcext:value-type="float">
            <text:p>58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0]&gt;[.$J$173];1;0)" office:value-type="float" office:value="0" calcext:value-type="float">
            <text:p>0</text:p>
          </table:table-cell>
          <table:table-cell table:style-name="Default" table:formula="of:=IF ([.$E300]&gt;[.$K$173];1;0)" office:value-type="float" office:value="0" calcext:value-type="float">
            <text:p>0</text:p>
          </table:table-cell>
          <table:table-cell table:style-name="Default" table:formula="of:=IF ([.$E300]&gt;[.$L$173];1;0)" office:value-type="float" office:value="0" calcext:value-type="float">
            <text:p>0</text:p>
          </table:table-cell>
          <table:table-cell table:style-name="Default" table:formula="of:=IF ([.$E30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1]/(5*60))" office:value-type="float" office:value="3.21388888888889" calcext:value-type="float">
            <text:p>3.21</text:p>
          </table:table-cell>
          <table:table-cell table:number-columns-repeated="2"/>
          <table:table-cell table:style-name="ce17" table:formula="of:=([.H301]-[.$H$173])/6" office:value-type="float" office:value="964.166666666667" calcext:value-type="float">
            <text:p>964.17</text:p>
          </table:table-cell>
          <table:table-cell table:style-name="ce17" office:value-type="float" office:value="5845" calcext:value-type="float">
            <text:p>58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1]&gt;[.$J$173];1;0)" office:value-type="float" office:value="0" calcext:value-type="float">
            <text:p>0</text:p>
          </table:table-cell>
          <table:table-cell table:style-name="Default" table:formula="of:=IF ([.$E301]&gt;[.$K$173];1;0)" office:value-type="float" office:value="0" calcext:value-type="float">
            <text:p>0</text:p>
          </table:table-cell>
          <table:table-cell table:style-name="Default" table:formula="of:=IF ([.$E301]&gt;[.$L$173];1;0)" office:value-type="float" office:value="0" calcext:value-type="float">
            <text:p>0</text:p>
          </table:table-cell>
          <table:table-cell table:style-name="Default" table:formula="of:=IF ([.$E30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2]/(5*60))" office:value-type="float" office:value="3.21666666666667" calcext:value-type="float">
            <text:p>3.22</text:p>
          </table:table-cell>
          <table:table-cell table:number-columns-repeated="2"/>
          <table:table-cell table:style-name="ce17" table:formula="of:=([.H302]-[.$H$173])/6" office:value-type="float" office:value="965" calcext:value-type="float">
            <text:p>965.00</text:p>
          </table:table-cell>
          <table:table-cell table:style-name="ce17" office:value-type="float" office:value="5850" calcext:value-type="float">
            <text:p>585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2]&gt;[.$J$173];1;0)" office:value-type="float" office:value="0" calcext:value-type="float">
            <text:p>0</text:p>
          </table:table-cell>
          <table:table-cell table:style-name="Default" table:formula="of:=IF ([.$E302]&gt;[.$K$173];1;0)" office:value-type="float" office:value="0" calcext:value-type="float">
            <text:p>0</text:p>
          </table:table-cell>
          <table:table-cell table:style-name="Default" table:formula="of:=IF ([.$E302]&gt;[.$L$173];1;0)" office:value-type="float" office:value="0" calcext:value-type="float">
            <text:p>0</text:p>
          </table:table-cell>
          <table:table-cell table:style-name="Default" table:formula="of:=IF ([.$E30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3]/(5*60))" office:value-type="float" office:value="3.21944444444444" calcext:value-type="float">
            <text:p>3.22</text:p>
          </table:table-cell>
          <table:table-cell table:number-columns-repeated="2"/>
          <table:table-cell table:style-name="ce17" table:formula="of:=([.H303]-[.$H$173])/6" office:value-type="float" office:value="965.833333333333" calcext:value-type="float">
            <text:p>965.83</text:p>
          </table:table-cell>
          <table:table-cell table:style-name="ce17" office:value-type="float" office:value="5855" calcext:value-type="float">
            <text:p>585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3]&gt;[.$J$173];1;0)" office:value-type="float" office:value="0" calcext:value-type="float">
            <text:p>0</text:p>
          </table:table-cell>
          <table:table-cell table:style-name="Default" table:formula="of:=IF ([.$E303]&gt;[.$K$173];1;0)" office:value-type="float" office:value="0" calcext:value-type="float">
            <text:p>0</text:p>
          </table:table-cell>
          <table:table-cell table:style-name="Default" table:formula="of:=IF ([.$E303]&gt;[.$L$173];1;0)" office:value-type="float" office:value="0" calcext:value-type="float">
            <text:p>0</text:p>
          </table:table-cell>
          <table:table-cell table:style-name="Default" table:formula="of:=IF ([.$E30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4]/(5*60))" office:value-type="float" office:value="3.22222222222222" calcext:value-type="float">
            <text:p>3.22</text:p>
          </table:table-cell>
          <table:table-cell table:number-columns-repeated="2"/>
          <table:table-cell table:style-name="ce17" table:formula="of:=([.H304]-[.$H$173])/6" office:value-type="float" office:value="966.666666666667" calcext:value-type="float">
            <text:p>966.67</text:p>
          </table:table-cell>
          <table:table-cell table:style-name="ce17" office:value-type="float" office:value="5860" calcext:value-type="float">
            <text:p>586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4]&gt;[.$J$173];1;0)" office:value-type="float" office:value="0" calcext:value-type="float">
            <text:p>0</text:p>
          </table:table-cell>
          <table:table-cell table:style-name="Default" table:formula="of:=IF ([.$E304]&gt;[.$K$173];1;0)" office:value-type="float" office:value="0" calcext:value-type="float">
            <text:p>0</text:p>
          </table:table-cell>
          <table:table-cell table:style-name="Default" table:formula="of:=IF ([.$E304]&gt;[.$L$173];1;0)" office:value-type="float" office:value="0" calcext:value-type="float">
            <text:p>0</text:p>
          </table:table-cell>
          <table:table-cell table:style-name="Default" table:formula="of:=IF ([.$E30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5]/(5*60))" office:value-type="float" office:value="3.225" calcext:value-type="float">
            <text:p>3.23</text:p>
          </table:table-cell>
          <table:table-cell table:number-columns-repeated="2"/>
          <table:table-cell table:style-name="ce17" table:formula="of:=([.H305]-[.$H$173])/6" office:value-type="float" office:value="967.5" calcext:value-type="float">
            <text:p>967.50</text:p>
          </table:table-cell>
          <table:table-cell table:style-name="ce17" office:value-type="float" office:value="5865" calcext:value-type="float">
            <text:p>586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5]&gt;[.$J$173];1;0)" office:value-type="float" office:value="0" calcext:value-type="float">
            <text:p>0</text:p>
          </table:table-cell>
          <table:table-cell table:style-name="Default" table:formula="of:=IF ([.$E305]&gt;[.$K$173];1;0)" office:value-type="float" office:value="0" calcext:value-type="float">
            <text:p>0</text:p>
          </table:table-cell>
          <table:table-cell table:style-name="Default" table:formula="of:=IF ([.$E305]&gt;[.$L$173];1;0)" office:value-type="float" office:value="0" calcext:value-type="float">
            <text:p>0</text:p>
          </table:table-cell>
          <table:table-cell table:style-name="Default" table:formula="of:=IF ([.$E30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6]/(5*60))" office:value-type="float" office:value="3.22777777777778" calcext:value-type="float">
            <text:p>3.23</text:p>
          </table:table-cell>
          <table:table-cell table:number-columns-repeated="2"/>
          <table:table-cell table:style-name="ce17" table:formula="of:=([.H306]-[.$H$173])/6" office:value-type="float" office:value="968.333333333333" calcext:value-type="float">
            <text:p>968.33</text:p>
          </table:table-cell>
          <table:table-cell table:style-name="ce17" office:value-type="float" office:value="5870" calcext:value-type="float">
            <text:p>587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6]&gt;[.$J$173];1;0)" office:value-type="float" office:value="0" calcext:value-type="float">
            <text:p>0</text:p>
          </table:table-cell>
          <table:table-cell table:style-name="Default" table:formula="of:=IF ([.$E306]&gt;[.$K$173];1;0)" office:value-type="float" office:value="0" calcext:value-type="float">
            <text:p>0</text:p>
          </table:table-cell>
          <table:table-cell table:style-name="Default" table:formula="of:=IF ([.$E306]&gt;[.$L$173];1;0)" office:value-type="float" office:value="0" calcext:value-type="float">
            <text:p>0</text:p>
          </table:table-cell>
          <table:table-cell table:style-name="Default" table:formula="of:=IF ([.$E30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7]/(5*60))" office:value-type="float" office:value="3.23055555555556" calcext:value-type="float">
            <text:p>3.23</text:p>
          </table:table-cell>
          <table:table-cell table:number-columns-repeated="2"/>
          <table:table-cell table:style-name="ce17" table:formula="of:=([.H307]-[.$H$173])/6" office:value-type="float" office:value="969.166666666667" calcext:value-type="float">
            <text:p>969.17</text:p>
          </table:table-cell>
          <table:table-cell table:style-name="ce17" office:value-type="float" office:value="5875" calcext:value-type="float">
            <text:p>587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7]&gt;[.$J$173];1;0)" office:value-type="float" office:value="0" calcext:value-type="float">
            <text:p>0</text:p>
          </table:table-cell>
          <table:table-cell table:style-name="Default" table:formula="of:=IF ([.$E307]&gt;[.$K$173];1;0)" office:value-type="float" office:value="0" calcext:value-type="float">
            <text:p>0</text:p>
          </table:table-cell>
          <table:table-cell table:style-name="Default" table:formula="of:=IF ([.$E307]&gt;[.$L$173];1;0)" office:value-type="float" office:value="0" calcext:value-type="float">
            <text:p>0</text:p>
          </table:table-cell>
          <table:table-cell table:style-name="Default" table:formula="of:=IF ([.$E30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8]/(5*60))" office:value-type="float" office:value="3.23333333333333" calcext:value-type="float">
            <text:p>3.23</text:p>
          </table:table-cell>
          <table:table-cell table:number-columns-repeated="2"/>
          <table:table-cell table:style-name="ce17" table:formula="of:=([.H308]-[.$H$173])/6" office:value-type="float" office:value="970" calcext:value-type="float">
            <text:p>970.00</text:p>
          </table:table-cell>
          <table:table-cell table:style-name="ce17" office:value-type="float" office:value="5880" calcext:value-type="float">
            <text:p>588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8]&gt;[.$J$173];1;0)" office:value-type="float" office:value="0" calcext:value-type="float">
            <text:p>0</text:p>
          </table:table-cell>
          <table:table-cell table:style-name="Default" table:formula="of:=IF ([.$E308]&gt;[.$K$173];1;0)" office:value-type="float" office:value="0" calcext:value-type="float">
            <text:p>0</text:p>
          </table:table-cell>
          <table:table-cell table:style-name="Default" table:formula="of:=IF ([.$E308]&gt;[.$L$173];1;0)" office:value-type="float" office:value="0" calcext:value-type="float">
            <text:p>0</text:p>
          </table:table-cell>
          <table:table-cell table:style-name="Default" table:formula="of:=IF ([.$E30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09]/(5*60))" office:value-type="float" office:value="3.23611111111111" calcext:value-type="float">
            <text:p>3.24</text:p>
          </table:table-cell>
          <table:table-cell table:number-columns-repeated="2"/>
          <table:table-cell table:style-name="ce17" table:formula="of:=([.H309]-[.$H$173])/6" office:value-type="float" office:value="970.833333333333" calcext:value-type="float">
            <text:p>970.83</text:p>
          </table:table-cell>
          <table:table-cell table:style-name="ce17" office:value-type="float" office:value="5885" calcext:value-type="float">
            <text:p>588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09]&gt;[.$J$173];1;0)" office:value-type="float" office:value="0" calcext:value-type="float">
            <text:p>0</text:p>
          </table:table-cell>
          <table:table-cell table:style-name="Default" table:formula="of:=IF ([.$E309]&gt;[.$K$173];1;0)" office:value-type="float" office:value="0" calcext:value-type="float">
            <text:p>0</text:p>
          </table:table-cell>
          <table:table-cell table:style-name="Default" table:formula="of:=IF ([.$E309]&gt;[.$L$173];1;0)" office:value-type="float" office:value="0" calcext:value-type="float">
            <text:p>0</text:p>
          </table:table-cell>
          <table:table-cell table:style-name="Default" table:formula="of:=IF ([.$E30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0]/(5*60))" office:value-type="float" office:value="3.23888888888889" calcext:value-type="float">
            <text:p>3.24</text:p>
          </table:table-cell>
          <table:table-cell table:number-columns-repeated="2"/>
          <table:table-cell table:style-name="ce17" table:formula="of:=([.H310]-[.$H$173])/6" office:value-type="float" office:value="971.666666666667" calcext:value-type="float">
            <text:p>971.67</text:p>
          </table:table-cell>
          <table:table-cell table:style-name="ce17" office:value-type="float" office:value="5890" calcext:value-type="float">
            <text:p>58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0]&gt;[.$J$173];1;0)" office:value-type="float" office:value="0" calcext:value-type="float">
            <text:p>0</text:p>
          </table:table-cell>
          <table:table-cell table:style-name="Default" table:formula="of:=IF ([.$E310]&gt;[.$K$173];1;0)" office:value-type="float" office:value="0" calcext:value-type="float">
            <text:p>0</text:p>
          </table:table-cell>
          <table:table-cell table:style-name="Default" table:formula="of:=IF ([.$E310]&gt;[.$L$173];1;0)" office:value-type="float" office:value="0" calcext:value-type="float">
            <text:p>0</text:p>
          </table:table-cell>
          <table:table-cell table:style-name="Default" table:formula="of:=IF ([.$E31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1]/(5*60))" office:value-type="float" office:value="3.24166666666667" calcext:value-type="float">
            <text:p>3.24</text:p>
          </table:table-cell>
          <table:table-cell table:number-columns-repeated="2"/>
          <table:table-cell table:style-name="ce17" table:formula="of:=([.H311]-[.$H$173])/6" office:value-type="float" office:value="972.5" calcext:value-type="float">
            <text:p>972.50</text:p>
          </table:table-cell>
          <table:table-cell table:style-name="ce17" office:value-type="float" office:value="5895" calcext:value-type="float">
            <text:p>58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1]&gt;[.$J$173];1;0)" office:value-type="float" office:value="0" calcext:value-type="float">
            <text:p>0</text:p>
          </table:table-cell>
          <table:table-cell table:style-name="Default" table:formula="of:=IF ([.$E311]&gt;[.$K$173];1;0)" office:value-type="float" office:value="0" calcext:value-type="float">
            <text:p>0</text:p>
          </table:table-cell>
          <table:table-cell table:style-name="Default" table:formula="of:=IF ([.$E311]&gt;[.$L$173];1;0)" office:value-type="float" office:value="0" calcext:value-type="float">
            <text:p>0</text:p>
          </table:table-cell>
          <table:table-cell table:style-name="Default" table:formula="of:=IF ([.$E31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2]/(5*60))" office:value-type="float" office:value="3.24444444444444" calcext:value-type="float">
            <text:p>3.24</text:p>
          </table:table-cell>
          <table:table-cell table:number-columns-repeated="2"/>
          <table:table-cell table:style-name="ce17" table:formula="of:=([.H312]-[.$H$173])/6" office:value-type="float" office:value="973.333333333333" calcext:value-type="float">
            <text:p>973.33</text:p>
          </table:table-cell>
          <table:table-cell table:style-name="ce17" office:value-type="float" office:value="5900" calcext:value-type="float">
            <text:p>59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2]&gt;[.$J$173];1;0)" office:value-type="float" office:value="0" calcext:value-type="float">
            <text:p>0</text:p>
          </table:table-cell>
          <table:table-cell table:style-name="Default" table:formula="of:=IF ([.$E312]&gt;[.$K$173];1;0)" office:value-type="float" office:value="0" calcext:value-type="float">
            <text:p>0</text:p>
          </table:table-cell>
          <table:table-cell table:style-name="Default" table:formula="of:=IF ([.$E312]&gt;[.$L$173];1;0)" office:value-type="float" office:value="0" calcext:value-type="float">
            <text:p>0</text:p>
          </table:table-cell>
          <table:table-cell table:style-name="Default" table:formula="of:=IF ([.$E31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3]/(5*60))" office:value-type="float" office:value="3.24722222222222" calcext:value-type="float">
            <text:p>3.25</text:p>
          </table:table-cell>
          <table:table-cell table:number-columns-repeated="2"/>
          <table:table-cell table:style-name="ce17" table:formula="of:=([.H313]-[.$H$173])/6" office:value-type="float" office:value="974.166666666667" calcext:value-type="float">
            <text:p>974.17</text:p>
          </table:table-cell>
          <table:table-cell table:style-name="ce17" office:value-type="float" office:value="5905" calcext:value-type="float">
            <text:p>59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3]&gt;[.$J$173];1;0)" office:value-type="float" office:value="0" calcext:value-type="float">
            <text:p>0</text:p>
          </table:table-cell>
          <table:table-cell table:style-name="Default" table:formula="of:=IF ([.$E313]&gt;[.$K$173];1;0)" office:value-type="float" office:value="0" calcext:value-type="float">
            <text:p>0</text:p>
          </table:table-cell>
          <table:table-cell table:style-name="Default" table:formula="of:=IF ([.$E313]&gt;[.$L$173];1;0)" office:value-type="float" office:value="0" calcext:value-type="float">
            <text:p>0</text:p>
          </table:table-cell>
          <table:table-cell table:style-name="Default" table:formula="of:=IF ([.$E31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4]/(5*60))" office:value-type="float" office:value="3.25" calcext:value-type="float">
            <text:p>3.25</text:p>
          </table:table-cell>
          <table:table-cell table:number-columns-repeated="2"/>
          <table:table-cell table:style-name="ce17" table:formula="of:=([.H314]-[.$H$173])/6" office:value-type="float" office:value="975" calcext:value-type="float">
            <text:p>975.00</text:p>
          </table:table-cell>
          <table:table-cell table:style-name="ce17" office:value-type="float" office:value="5910" calcext:value-type="float">
            <text:p>59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4]&gt;[.$J$173];1;0)" office:value-type="float" office:value="0" calcext:value-type="float">
            <text:p>0</text:p>
          </table:table-cell>
          <table:table-cell table:style-name="Default" table:formula="of:=IF ([.$E314]&gt;[.$K$173];1;0)" office:value-type="float" office:value="0" calcext:value-type="float">
            <text:p>0</text:p>
          </table:table-cell>
          <table:table-cell table:style-name="Default" table:formula="of:=IF ([.$E314]&gt;[.$L$173];1;0)" office:value-type="float" office:value="0" calcext:value-type="float">
            <text:p>0</text:p>
          </table:table-cell>
          <table:table-cell table:style-name="Default" table:formula="of:=IF ([.$E31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5]/(5*60))" office:value-type="float" office:value="3.25277777777778" calcext:value-type="float">
            <text:p>3.25</text:p>
          </table:table-cell>
          <table:table-cell table:number-columns-repeated="2"/>
          <table:table-cell table:style-name="ce17" table:formula="of:=([.H315]-[.$H$173])/6" office:value-type="float" office:value="975.833333333333" calcext:value-type="float">
            <text:p>975.83</text:p>
          </table:table-cell>
          <table:table-cell table:style-name="ce17" office:value-type="float" office:value="5915" calcext:value-type="float">
            <text:p>59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5]&gt;[.$J$173];1;0)" office:value-type="float" office:value="0" calcext:value-type="float">
            <text:p>0</text:p>
          </table:table-cell>
          <table:table-cell table:style-name="Default" table:formula="of:=IF ([.$E315]&gt;[.$K$173];1;0)" office:value-type="float" office:value="0" calcext:value-type="float">
            <text:p>0</text:p>
          </table:table-cell>
          <table:table-cell table:style-name="Default" table:formula="of:=IF ([.$E315]&gt;[.$L$173];1;0)" office:value-type="float" office:value="0" calcext:value-type="float">
            <text:p>0</text:p>
          </table:table-cell>
          <table:table-cell table:style-name="Default" table:formula="of:=IF ([.$E31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6]/(5*60))" office:value-type="float" office:value="3.25555555555556" calcext:value-type="float">
            <text:p>3.26</text:p>
          </table:table-cell>
          <table:table-cell table:number-columns-repeated="2"/>
          <table:table-cell table:style-name="ce17" table:formula="of:=([.H316]-[.$H$173])/6" office:value-type="float" office:value="976.666666666667" calcext:value-type="float">
            <text:p>976.67</text:p>
          </table:table-cell>
          <table:table-cell table:style-name="ce17" office:value-type="float" office:value="5920" calcext:value-type="float">
            <text:p>59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6]&gt;[.$J$173];1;0)" office:value-type="float" office:value="0" calcext:value-type="float">
            <text:p>0</text:p>
          </table:table-cell>
          <table:table-cell table:style-name="Default" table:formula="of:=IF ([.$E316]&gt;[.$K$173];1;0)" office:value-type="float" office:value="0" calcext:value-type="float">
            <text:p>0</text:p>
          </table:table-cell>
          <table:table-cell table:style-name="Default" table:formula="of:=IF ([.$E316]&gt;[.$L$173];1;0)" office:value-type="float" office:value="0" calcext:value-type="float">
            <text:p>0</text:p>
          </table:table-cell>
          <table:table-cell table:style-name="Default" table:formula="of:=IF ([.$E31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7]/(5*60))" office:value-type="float" office:value="3.25833333333333" calcext:value-type="float">
            <text:p>3.26</text:p>
          </table:table-cell>
          <table:table-cell table:number-columns-repeated="2"/>
          <table:table-cell table:style-name="ce17" table:formula="of:=([.H317]-[.$H$173])/6" office:value-type="float" office:value="977.5" calcext:value-type="float">
            <text:p>977.50</text:p>
          </table:table-cell>
          <table:table-cell table:style-name="ce17" office:value-type="float" office:value="5925" calcext:value-type="float">
            <text:p>592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7]&gt;[.$J$173];1;0)" office:value-type="float" office:value="0" calcext:value-type="float">
            <text:p>0</text:p>
          </table:table-cell>
          <table:table-cell table:style-name="Default" table:formula="of:=IF ([.$E317]&gt;[.$K$173];1;0)" office:value-type="float" office:value="0" calcext:value-type="float">
            <text:p>0</text:p>
          </table:table-cell>
          <table:table-cell table:style-name="Default" table:formula="of:=IF ([.$E317]&gt;[.$L$173];1;0)" office:value-type="float" office:value="0" calcext:value-type="float">
            <text:p>0</text:p>
          </table:table-cell>
          <table:table-cell table:style-name="Default" table:formula="of:=IF ([.$E31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8]/(5*60))" office:value-type="float" office:value="3.26111111111111" calcext:value-type="float">
            <text:p>3.26</text:p>
          </table:table-cell>
          <table:table-cell table:number-columns-repeated="2"/>
          <table:table-cell table:style-name="ce17" table:formula="of:=([.H318]-[.$H$173])/6" office:value-type="float" office:value="978.333333333333" calcext:value-type="float">
            <text:p>978.33</text:p>
          </table:table-cell>
          <table:table-cell table:style-name="ce17" office:value-type="float" office:value="5930" calcext:value-type="float">
            <text:p>593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8]&gt;[.$J$173];1;0)" office:value-type="float" office:value="0" calcext:value-type="float">
            <text:p>0</text:p>
          </table:table-cell>
          <table:table-cell table:style-name="Default" table:formula="of:=IF ([.$E318]&gt;[.$K$173];1;0)" office:value-type="float" office:value="0" calcext:value-type="float">
            <text:p>0</text:p>
          </table:table-cell>
          <table:table-cell table:style-name="Default" table:formula="of:=IF ([.$E318]&gt;[.$L$173];1;0)" office:value-type="float" office:value="0" calcext:value-type="float">
            <text:p>0</text:p>
          </table:table-cell>
          <table:table-cell table:style-name="Default" table:formula="of:=IF ([.$E31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19]/(5*60))" office:value-type="float" office:value="3.26388888888889" calcext:value-type="float">
            <text:p>3.26</text:p>
          </table:table-cell>
          <table:table-cell table:number-columns-repeated="2"/>
          <table:table-cell table:style-name="ce17" table:formula="of:=([.H319]-[.$H$173])/6" office:value-type="float" office:value="979.166666666667" calcext:value-type="float">
            <text:p>979.17</text:p>
          </table:table-cell>
          <table:table-cell table:style-name="ce17" office:value-type="float" office:value="5935" calcext:value-type="float">
            <text:p>59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19]&gt;[.$J$173];1;0)" office:value-type="float" office:value="0" calcext:value-type="float">
            <text:p>0</text:p>
          </table:table-cell>
          <table:table-cell table:style-name="Default" table:formula="of:=IF ([.$E319]&gt;[.$K$173];1;0)" office:value-type="float" office:value="0" calcext:value-type="float">
            <text:p>0</text:p>
          </table:table-cell>
          <table:table-cell table:style-name="Default" table:formula="of:=IF ([.$E319]&gt;[.$L$173];1;0)" office:value-type="float" office:value="0" calcext:value-type="float">
            <text:p>0</text:p>
          </table:table-cell>
          <table:table-cell table:style-name="Default" table:formula="of:=IF ([.$E31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0]/(5*60))" office:value-type="float" office:value="3.26666666666667" calcext:value-type="float">
            <text:p>3.27</text:p>
          </table:table-cell>
          <table:table-cell table:number-columns-repeated="2"/>
          <table:table-cell table:style-name="ce17" table:formula="of:=([.H320]-[.$H$173])/6" office:value-type="float" office:value="980" calcext:value-type="float">
            <text:p>980.00</text:p>
          </table:table-cell>
          <table:table-cell table:style-name="ce17" office:value-type="float" office:value="5940" calcext:value-type="float">
            <text:p>59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0]&gt;[.$J$173];1;0)" office:value-type="float" office:value="0" calcext:value-type="float">
            <text:p>0</text:p>
          </table:table-cell>
          <table:table-cell table:style-name="Default" table:formula="of:=IF ([.$E320]&gt;[.$K$173];1;0)" office:value-type="float" office:value="0" calcext:value-type="float">
            <text:p>0</text:p>
          </table:table-cell>
          <table:table-cell table:style-name="Default" table:formula="of:=IF ([.$E320]&gt;[.$L$173];1;0)" office:value-type="float" office:value="0" calcext:value-type="float">
            <text:p>0</text:p>
          </table:table-cell>
          <table:table-cell table:style-name="Default" table:formula="of:=IF ([.$E32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1]/(5*60))" office:value-type="float" office:value="3.26944444444444" calcext:value-type="float">
            <text:p>3.27</text:p>
          </table:table-cell>
          <table:table-cell table:number-columns-repeated="2"/>
          <table:table-cell table:style-name="ce17" table:formula="of:=([.H321]-[.$H$173])/6" office:value-type="float" office:value="980.833333333333" calcext:value-type="float">
            <text:p>980.83</text:p>
          </table:table-cell>
          <table:table-cell table:style-name="ce17" office:value-type="float" office:value="5945" calcext:value-type="float">
            <text:p>59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1]&gt;[.$J$173];1;0)" office:value-type="float" office:value="0" calcext:value-type="float">
            <text:p>0</text:p>
          </table:table-cell>
          <table:table-cell table:style-name="Default" table:formula="of:=IF ([.$E321]&gt;[.$K$173];1;0)" office:value-type="float" office:value="0" calcext:value-type="float">
            <text:p>0</text:p>
          </table:table-cell>
          <table:table-cell table:style-name="Default" table:formula="of:=IF ([.$E321]&gt;[.$L$173];1;0)" office:value-type="float" office:value="0" calcext:value-type="float">
            <text:p>0</text:p>
          </table:table-cell>
          <table:table-cell table:style-name="Default" table:formula="of:=IF ([.$E32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2]/(5*60))" office:value-type="float" office:value="3.27222222222222" calcext:value-type="float">
            <text:p>3.27</text:p>
          </table:table-cell>
          <table:table-cell table:number-columns-repeated="2"/>
          <table:table-cell table:style-name="ce17" table:formula="of:=([.H322]-[.$H$173])/6" office:value-type="float" office:value="981.666666666667" calcext:value-type="float">
            <text:p>981.67</text:p>
          </table:table-cell>
          <table:table-cell table:style-name="ce17" office:value-type="float" office:value="5950" calcext:value-type="float">
            <text:p>595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2]&gt;[.$J$173];1;0)" office:value-type="float" office:value="0" calcext:value-type="float">
            <text:p>0</text:p>
          </table:table-cell>
          <table:table-cell table:style-name="Default" table:formula="of:=IF ([.$E322]&gt;[.$K$173];1;0)" office:value-type="float" office:value="0" calcext:value-type="float">
            <text:p>0</text:p>
          </table:table-cell>
          <table:table-cell table:style-name="Default" table:formula="of:=IF ([.$E322]&gt;[.$L$173];1;0)" office:value-type="float" office:value="0" calcext:value-type="float">
            <text:p>0</text:p>
          </table:table-cell>
          <table:table-cell table:style-name="Default" table:formula="of:=IF ([.$E32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3]/(5*60))" office:value-type="float" office:value="3.275" calcext:value-type="float">
            <text:p>3.28</text:p>
          </table:table-cell>
          <table:table-cell table:number-columns-repeated="2"/>
          <table:table-cell table:style-name="ce17" table:formula="of:=([.H323]-[.$H$173])/6" office:value-type="float" office:value="982.5" calcext:value-type="float">
            <text:p>982.50</text:p>
          </table:table-cell>
          <table:table-cell table:style-name="ce17" office:value-type="float" office:value="5955" calcext:value-type="float">
            <text:p>595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3]&gt;[.$J$173];1;0)" office:value-type="float" office:value="0" calcext:value-type="float">
            <text:p>0</text:p>
          </table:table-cell>
          <table:table-cell table:style-name="Default" table:formula="of:=IF ([.$E323]&gt;[.$K$173];1;0)" office:value-type="float" office:value="0" calcext:value-type="float">
            <text:p>0</text:p>
          </table:table-cell>
          <table:table-cell table:style-name="Default" table:formula="of:=IF ([.$E323]&gt;[.$L$173];1;0)" office:value-type="float" office:value="0" calcext:value-type="float">
            <text:p>0</text:p>
          </table:table-cell>
          <table:table-cell table:style-name="Default" table:formula="of:=IF ([.$E32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4]/(5*60))" office:value-type="float" office:value="3.27777777777778" calcext:value-type="float">
            <text:p>3.28</text:p>
          </table:table-cell>
          <table:table-cell table:number-columns-repeated="2"/>
          <table:table-cell table:style-name="ce17" table:formula="of:=([.H324]-[.$H$173])/6" office:value-type="float" office:value="983.333333333333" calcext:value-type="float">
            <text:p>983.33</text:p>
          </table:table-cell>
          <table:table-cell table:style-name="ce17" office:value-type="float" office:value="5960" calcext:value-type="float">
            <text:p>596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4]&gt;[.$J$173];1;0)" office:value-type="float" office:value="0" calcext:value-type="float">
            <text:p>0</text:p>
          </table:table-cell>
          <table:table-cell table:style-name="Default" table:formula="of:=IF ([.$E324]&gt;[.$K$173];1;0)" office:value-type="float" office:value="0" calcext:value-type="float">
            <text:p>0</text:p>
          </table:table-cell>
          <table:table-cell table:style-name="Default" table:formula="of:=IF ([.$E324]&gt;[.$L$173];1;0)" office:value-type="float" office:value="0" calcext:value-type="float">
            <text:p>0</text:p>
          </table:table-cell>
          <table:table-cell table:style-name="Default" table:formula="of:=IF ([.$E32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5]/(5*60))" office:value-type="float" office:value="3.28055555555556" calcext:value-type="float">
            <text:p>3.28</text:p>
          </table:table-cell>
          <table:table-cell table:number-columns-repeated="2"/>
          <table:table-cell table:style-name="ce17" table:formula="of:=([.H325]-[.$H$173])/6" office:value-type="float" office:value="984.166666666667" calcext:value-type="float">
            <text:p>984.17</text:p>
          </table:table-cell>
          <table:table-cell table:style-name="ce17" office:value-type="float" office:value="5965" calcext:value-type="float">
            <text:p>596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5]&gt;[.$J$173];1;0)" office:value-type="float" office:value="0" calcext:value-type="float">
            <text:p>0</text:p>
          </table:table-cell>
          <table:table-cell table:style-name="Default" table:formula="of:=IF ([.$E325]&gt;[.$K$173];1;0)" office:value-type="float" office:value="0" calcext:value-type="float">
            <text:p>0</text:p>
          </table:table-cell>
          <table:table-cell table:style-name="Default" table:formula="of:=IF ([.$E325]&gt;[.$L$173];1;0)" office:value-type="float" office:value="0" calcext:value-type="float">
            <text:p>0</text:p>
          </table:table-cell>
          <table:table-cell table:style-name="Default" table:formula="of:=IF ([.$E32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6]/(5*60))" office:value-type="float" office:value="3.28333333333333" calcext:value-type="float">
            <text:p>3.28</text:p>
          </table:table-cell>
          <table:table-cell table:number-columns-repeated="2"/>
          <table:table-cell table:style-name="ce17" table:formula="of:=([.H326]-[.$H$173])/6" office:value-type="float" office:value="985" calcext:value-type="float">
            <text:p>985.00</text:p>
          </table:table-cell>
          <table:table-cell table:style-name="ce17" office:value-type="float" office:value="5970" calcext:value-type="float">
            <text:p>597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6]&gt;[.$J$173];1;0)" office:value-type="float" office:value="0" calcext:value-type="float">
            <text:p>0</text:p>
          </table:table-cell>
          <table:table-cell table:style-name="Default" table:formula="of:=IF ([.$E326]&gt;[.$K$173];1;0)" office:value-type="float" office:value="0" calcext:value-type="float">
            <text:p>0</text:p>
          </table:table-cell>
          <table:table-cell table:style-name="Default" table:formula="of:=IF ([.$E326]&gt;[.$L$173];1;0)" office:value-type="float" office:value="0" calcext:value-type="float">
            <text:p>0</text:p>
          </table:table-cell>
          <table:table-cell table:style-name="Default" table:formula="of:=IF ([.$E32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7]/(5*60))" office:value-type="float" office:value="3.28611111111111" calcext:value-type="float">
            <text:p>3.29</text:p>
          </table:table-cell>
          <table:table-cell table:number-columns-repeated="2"/>
          <table:table-cell table:style-name="ce17" table:formula="of:=([.H327]-[.$H$173])/6" office:value-type="float" office:value="985.833333333333" calcext:value-type="float">
            <text:p>985.83</text:p>
          </table:table-cell>
          <table:table-cell table:style-name="ce17" office:value-type="float" office:value="5975" calcext:value-type="float">
            <text:p>597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7]&gt;[.$J$173];1;0)" office:value-type="float" office:value="0" calcext:value-type="float">
            <text:p>0</text:p>
          </table:table-cell>
          <table:table-cell table:style-name="Default" table:formula="of:=IF ([.$E327]&gt;[.$K$173];1;0)" office:value-type="float" office:value="0" calcext:value-type="float">
            <text:p>0</text:p>
          </table:table-cell>
          <table:table-cell table:style-name="Default" table:formula="of:=IF ([.$E327]&gt;[.$L$173];1;0)" office:value-type="float" office:value="0" calcext:value-type="float">
            <text:p>0</text:p>
          </table:table-cell>
          <table:table-cell table:style-name="Default" table:formula="of:=IF ([.$E32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8]/(5*60))" office:value-type="float" office:value="3.28888888888889" calcext:value-type="float">
            <text:p>3.29</text:p>
          </table:table-cell>
          <table:table-cell table:number-columns-repeated="2"/>
          <table:table-cell table:style-name="ce17" table:formula="of:=([.H328]-[.$H$173])/6" office:value-type="float" office:value="986.666666666667" calcext:value-type="float">
            <text:p>986.67</text:p>
          </table:table-cell>
          <table:table-cell table:style-name="ce17" office:value-type="float" office:value="5980" calcext:value-type="float">
            <text:p>598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8]&gt;[.$J$173];1;0)" office:value-type="float" office:value="0" calcext:value-type="float">
            <text:p>0</text:p>
          </table:table-cell>
          <table:table-cell table:style-name="Default" table:formula="of:=IF ([.$E328]&gt;[.$K$173];1;0)" office:value-type="float" office:value="0" calcext:value-type="float">
            <text:p>0</text:p>
          </table:table-cell>
          <table:table-cell table:style-name="Default" table:formula="of:=IF ([.$E328]&gt;[.$L$173];1;0)" office:value-type="float" office:value="0" calcext:value-type="float">
            <text:p>0</text:p>
          </table:table-cell>
          <table:table-cell table:style-name="Default" table:formula="of:=IF ([.$E32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29]/(5*60))" office:value-type="float" office:value="3.29166666666667" calcext:value-type="float">
            <text:p>3.29</text:p>
          </table:table-cell>
          <table:table-cell table:number-columns-repeated="2"/>
          <table:table-cell table:style-name="ce17" table:formula="of:=([.H329]-[.$H$173])/6" office:value-type="float" office:value="987.5" calcext:value-type="float">
            <text:p>987.50</text:p>
          </table:table-cell>
          <table:table-cell table:style-name="ce17" office:value-type="float" office:value="5985" calcext:value-type="float">
            <text:p>598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29]&gt;[.$J$173];1;0)" office:value-type="float" office:value="0" calcext:value-type="float">
            <text:p>0</text:p>
          </table:table-cell>
          <table:table-cell table:style-name="Default" table:formula="of:=IF ([.$E329]&gt;[.$K$173];1;0)" office:value-type="float" office:value="0" calcext:value-type="float">
            <text:p>0</text:p>
          </table:table-cell>
          <table:table-cell table:style-name="Default" table:formula="of:=IF ([.$E329]&gt;[.$L$173];1;0)" office:value-type="float" office:value="0" calcext:value-type="float">
            <text:p>0</text:p>
          </table:table-cell>
          <table:table-cell table:style-name="Default" table:formula="of:=IF ([.$E32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0]/(5*60))" office:value-type="float" office:value="3.29444444444444" calcext:value-type="float">
            <text:p>3.29</text:p>
          </table:table-cell>
          <table:table-cell table:number-columns-repeated="2"/>
          <table:table-cell table:style-name="ce17" table:formula="of:=([.H330]-[.$H$173])/6" office:value-type="float" office:value="988.333333333333" calcext:value-type="float">
            <text:p>988.33</text:p>
          </table:table-cell>
          <table:table-cell table:style-name="ce17" office:value-type="float" office:value="5990" calcext:value-type="float">
            <text:p>599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0]&gt;[.$J$173];1;0)" office:value-type="float" office:value="0" calcext:value-type="float">
            <text:p>0</text:p>
          </table:table-cell>
          <table:table-cell table:style-name="Default" table:formula="of:=IF ([.$E330]&gt;[.$K$173];1;0)" office:value-type="float" office:value="0" calcext:value-type="float">
            <text:p>0</text:p>
          </table:table-cell>
          <table:table-cell table:style-name="Default" table:formula="of:=IF ([.$E330]&gt;[.$L$173];1;0)" office:value-type="float" office:value="0" calcext:value-type="float">
            <text:p>0</text:p>
          </table:table-cell>
          <table:table-cell table:style-name="Default" table:formula="of:=IF ([.$E33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1]/(5*60))" office:value-type="float" office:value="3.29722222222222" calcext:value-type="float">
            <text:p>3.30</text:p>
          </table:table-cell>
          <table:table-cell table:number-columns-repeated="2"/>
          <table:table-cell table:style-name="ce17" table:formula="of:=([.H331]-[.$H$173])/6" office:value-type="float" office:value="989.166666666667" calcext:value-type="float">
            <text:p>989.17</text:p>
          </table:table-cell>
          <table:table-cell table:style-name="ce17" office:value-type="float" office:value="5995" calcext:value-type="float">
            <text:p>59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1]&gt;[.$J$173];1;0)" office:value-type="float" office:value="0" calcext:value-type="float">
            <text:p>0</text:p>
          </table:table-cell>
          <table:table-cell table:style-name="Default" table:formula="of:=IF ([.$E331]&gt;[.$K$173];1;0)" office:value-type="float" office:value="0" calcext:value-type="float">
            <text:p>0</text:p>
          </table:table-cell>
          <table:table-cell table:style-name="Default" table:formula="of:=IF ([.$E331]&gt;[.$L$173];1;0)" office:value-type="float" office:value="0" calcext:value-type="float">
            <text:p>0</text:p>
          </table:table-cell>
          <table:table-cell table:style-name="Default" table:formula="of:=IF ([.$E33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2]/(5*60))" office:value-type="float" office:value="3.3" calcext:value-type="float">
            <text:p>3.30</text:p>
          </table:table-cell>
          <table:table-cell table:number-columns-repeated="2"/>
          <table:table-cell table:style-name="ce17" table:formula="of:=([.H332]-[.$H$173])/6" office:value-type="float" office:value="990" calcext:value-type="float">
            <text:p>990.00</text:p>
          </table:table-cell>
          <table:table-cell table:style-name="ce17" office:value-type="float" office:value="6000" calcext:value-type="float">
            <text:p>60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2]&gt;[.$J$173];1;0)" office:value-type="float" office:value="0" calcext:value-type="float">
            <text:p>0</text:p>
          </table:table-cell>
          <table:table-cell table:style-name="Default" table:formula="of:=IF ([.$E332]&gt;[.$K$173];1;0)" office:value-type="float" office:value="0" calcext:value-type="float">
            <text:p>0</text:p>
          </table:table-cell>
          <table:table-cell table:style-name="Default" table:formula="of:=IF ([.$E332]&gt;[.$L$173];1;0)" office:value-type="float" office:value="0" calcext:value-type="float">
            <text:p>0</text:p>
          </table:table-cell>
          <table:table-cell table:style-name="Default" table:formula="of:=IF ([.$E33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3]/(5*60))" office:value-type="float" office:value="3.30277777777778" calcext:value-type="float">
            <text:p>3.30</text:p>
          </table:table-cell>
          <table:table-cell table:number-columns-repeated="2"/>
          <table:table-cell table:style-name="ce17" table:formula="of:=([.H333]-[.$H$173])/6" office:value-type="float" office:value="990.833333333333" calcext:value-type="float">
            <text:p>990.83</text:p>
          </table:table-cell>
          <table:table-cell table:style-name="ce17" office:value-type="float" office:value="6005" calcext:value-type="float">
            <text:p>60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3]&gt;[.$J$173];1;0)" office:value-type="float" office:value="0" calcext:value-type="float">
            <text:p>0</text:p>
          </table:table-cell>
          <table:table-cell table:style-name="Default" table:formula="of:=IF ([.$E333]&gt;[.$K$173];1;0)" office:value-type="float" office:value="0" calcext:value-type="float">
            <text:p>0</text:p>
          </table:table-cell>
          <table:table-cell table:style-name="Default" table:formula="of:=IF ([.$E333]&gt;[.$L$173];1;0)" office:value-type="float" office:value="0" calcext:value-type="float">
            <text:p>0</text:p>
          </table:table-cell>
          <table:table-cell table:style-name="Default" table:formula="of:=IF ([.$E33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4]/(5*60))" office:value-type="float" office:value="3.30555555555556" calcext:value-type="float">
            <text:p>3.31</text:p>
          </table:table-cell>
          <table:table-cell table:number-columns-repeated="2"/>
          <table:table-cell table:style-name="ce17" table:formula="of:=([.H334]-[.$H$173])/6" office:value-type="float" office:value="991.666666666667" calcext:value-type="float">
            <text:p>991.67</text:p>
          </table:table-cell>
          <table:table-cell table:style-name="ce17" office:value-type="float" office:value="6010" calcext:value-type="float">
            <text:p>60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4]&gt;[.$J$173];1;0)" office:value-type="float" office:value="0" calcext:value-type="float">
            <text:p>0</text:p>
          </table:table-cell>
          <table:table-cell table:style-name="Default" table:formula="of:=IF ([.$E334]&gt;[.$K$173];1;0)" office:value-type="float" office:value="0" calcext:value-type="float">
            <text:p>0</text:p>
          </table:table-cell>
          <table:table-cell table:style-name="Default" table:formula="of:=IF ([.$E334]&gt;[.$L$173];1;0)" office:value-type="float" office:value="0" calcext:value-type="float">
            <text:p>0</text:p>
          </table:table-cell>
          <table:table-cell table:style-name="Default" table:formula="of:=IF ([.$E33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5]/(5*60))" office:value-type="float" office:value="3.30833333333333" calcext:value-type="float">
            <text:p>3.31</text:p>
          </table:table-cell>
          <table:table-cell table:number-columns-repeated="2"/>
          <table:table-cell table:style-name="ce17" table:formula="of:=([.H335]-[.$H$173])/6" office:value-type="float" office:value="992.5" calcext:value-type="float">
            <text:p>992.50</text:p>
          </table:table-cell>
          <table:table-cell table:style-name="ce17" office:value-type="float" office:value="6015" calcext:value-type="float">
            <text:p>60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5]&gt;[.$J$173];1;0)" office:value-type="float" office:value="0" calcext:value-type="float">
            <text:p>0</text:p>
          </table:table-cell>
          <table:table-cell table:style-name="Default" table:formula="of:=IF ([.$E335]&gt;[.$K$173];1;0)" office:value-type="float" office:value="0" calcext:value-type="float">
            <text:p>0</text:p>
          </table:table-cell>
          <table:table-cell table:style-name="Default" table:formula="of:=IF ([.$E335]&gt;[.$L$173];1;0)" office:value-type="float" office:value="0" calcext:value-type="float">
            <text:p>0</text:p>
          </table:table-cell>
          <table:table-cell table:style-name="Default" table:formula="of:=IF ([.$E33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6]/(5*60))" office:value-type="float" office:value="3.31111111111111" calcext:value-type="float">
            <text:p>3.31</text:p>
          </table:table-cell>
          <table:table-cell table:number-columns-repeated="2"/>
          <table:table-cell table:style-name="ce17" table:formula="of:=([.H336]-[.$H$173])/6" office:value-type="float" office:value="993.333333333333" calcext:value-type="float">
            <text:p>993.33</text:p>
          </table:table-cell>
          <table:table-cell table:style-name="ce17" office:value-type="float" office:value="6020" calcext:value-type="float">
            <text:p>60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6]&gt;[.$J$173];1;0)" office:value-type="float" office:value="0" calcext:value-type="float">
            <text:p>0</text:p>
          </table:table-cell>
          <table:table-cell table:style-name="Default" table:formula="of:=IF ([.$E336]&gt;[.$K$173];1;0)" office:value-type="float" office:value="0" calcext:value-type="float">
            <text:p>0</text:p>
          </table:table-cell>
          <table:table-cell table:style-name="Default" table:formula="of:=IF ([.$E336]&gt;[.$L$173];1;0)" office:value-type="float" office:value="0" calcext:value-type="float">
            <text:p>0</text:p>
          </table:table-cell>
          <table:table-cell table:style-name="Default" table:formula="of:=IF ([.$E33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7]/(5*60))" office:value-type="float" office:value="3.31388888888889" calcext:value-type="float">
            <text:p>3.31</text:p>
          </table:table-cell>
          <table:table-cell table:number-columns-repeated="2"/>
          <table:table-cell table:style-name="ce17" table:formula="of:=([.H337]-[.$H$173])/6" office:value-type="float" office:value="994.166666666667" calcext:value-type="float">
            <text:p>994.17</text:p>
          </table:table-cell>
          <table:table-cell table:style-name="ce17" office:value-type="float" office:value="6025" calcext:value-type="float">
            <text:p>602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7]&gt;[.$J$173];1;0)" office:value-type="float" office:value="0" calcext:value-type="float">
            <text:p>0</text:p>
          </table:table-cell>
          <table:table-cell table:style-name="Default" table:formula="of:=IF ([.$E337]&gt;[.$K$173];1;0)" office:value-type="float" office:value="0" calcext:value-type="float">
            <text:p>0</text:p>
          </table:table-cell>
          <table:table-cell table:style-name="Default" table:formula="of:=IF ([.$E337]&gt;[.$L$173];1;0)" office:value-type="float" office:value="0" calcext:value-type="float">
            <text:p>0</text:p>
          </table:table-cell>
          <table:table-cell table:style-name="Default" table:formula="of:=IF ([.$E33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8]/(5*60))" office:value-type="float" office:value="3.31666666666667" calcext:value-type="float">
            <text:p>3.32</text:p>
          </table:table-cell>
          <table:table-cell table:number-columns-repeated="2"/>
          <table:table-cell table:style-name="ce17" table:formula="of:=([.H338]-[.$H$173])/6" office:value-type="float" office:value="995" calcext:value-type="float">
            <text:p>995.00</text:p>
          </table:table-cell>
          <table:table-cell table:style-name="ce17" office:value-type="float" office:value="6030" calcext:value-type="float">
            <text:p>603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8]&gt;[.$J$173];1;0)" office:value-type="float" office:value="0" calcext:value-type="float">
            <text:p>0</text:p>
          </table:table-cell>
          <table:table-cell table:style-name="Default" table:formula="of:=IF ([.$E338]&gt;[.$K$173];1;0)" office:value-type="float" office:value="0" calcext:value-type="float">
            <text:p>0</text:p>
          </table:table-cell>
          <table:table-cell table:style-name="Default" table:formula="of:=IF ([.$E338]&gt;[.$L$173];1;0)" office:value-type="float" office:value="0" calcext:value-type="float">
            <text:p>0</text:p>
          </table:table-cell>
          <table:table-cell table:style-name="Default" table:formula="of:=IF ([.$E33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39]/(5*60))" office:value-type="float" office:value="3.31944444444444" calcext:value-type="float">
            <text:p>3.32</text:p>
          </table:table-cell>
          <table:table-cell table:number-columns-repeated="2"/>
          <table:table-cell table:style-name="ce17" table:formula="of:=([.H339]-[.$H$173])/6" office:value-type="float" office:value="995.833333333333" calcext:value-type="float">
            <text:p>995.83</text:p>
          </table:table-cell>
          <table:table-cell table:style-name="ce17" office:value-type="float" office:value="6035" calcext:value-type="float">
            <text:p>60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39]&gt;[.$J$173];1;0)" office:value-type="float" office:value="0" calcext:value-type="float">
            <text:p>0</text:p>
          </table:table-cell>
          <table:table-cell table:style-name="Default" table:formula="of:=IF ([.$E339]&gt;[.$K$173];1;0)" office:value-type="float" office:value="0" calcext:value-type="float">
            <text:p>0</text:p>
          </table:table-cell>
          <table:table-cell table:style-name="Default" table:formula="of:=IF ([.$E339]&gt;[.$L$173];1;0)" office:value-type="float" office:value="0" calcext:value-type="float">
            <text:p>0</text:p>
          </table:table-cell>
          <table:table-cell table:style-name="Default" table:formula="of:=IF ([.$E33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0]/(5*60))" office:value-type="float" office:value="3.32222222222222" calcext:value-type="float">
            <text:p>3.32</text:p>
          </table:table-cell>
          <table:table-cell table:number-columns-repeated="2"/>
          <table:table-cell table:style-name="ce17" table:formula="of:=([.H340]-[.$H$173])/6" office:value-type="float" office:value="996.666666666667" calcext:value-type="float">
            <text:p>996.67</text:p>
          </table:table-cell>
          <table:table-cell table:style-name="ce17" office:value-type="float" office:value="6040" calcext:value-type="float">
            <text:p>60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40]&gt;[.$J$173];1;0)" office:value-type="float" office:value="0" calcext:value-type="float">
            <text:p>0</text:p>
          </table:table-cell>
          <table:table-cell table:style-name="Default" table:formula="of:=IF ([.$E340]&gt;[.$K$173];1;0)" office:value-type="float" office:value="0" calcext:value-type="float">
            <text:p>0</text:p>
          </table:table-cell>
          <table:table-cell table:style-name="Default" table:formula="of:=IF ([.$E340]&gt;[.$L$173];1;0)" office:value-type="float" office:value="0" calcext:value-type="float">
            <text:p>0</text:p>
          </table:table-cell>
          <table:table-cell table:style-name="Default" table:formula="of:=IF ([.$E34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1]/(5*60))" office:value-type="float" office:value="3.325" calcext:value-type="float">
            <text:p>3.33</text:p>
          </table:table-cell>
          <table:table-cell table:number-columns-repeated="2"/>
          <table:table-cell table:style-name="ce17" table:formula="of:=([.H341]-[.$H$173])/6" office:value-type="float" office:value="997.5" calcext:value-type="float">
            <text:p>997.50</text:p>
          </table:table-cell>
          <table:table-cell table:style-name="ce17" office:value-type="float" office:value="6045" calcext:value-type="float">
            <text:p>60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41]&gt;[.$J$173];1;0)" office:value-type="float" office:value="0" calcext:value-type="float">
            <text:p>0</text:p>
          </table:table-cell>
          <table:table-cell table:style-name="Default" table:formula="of:=IF ([.$E341]&gt;[.$K$173];1;0)" office:value-type="float" office:value="0" calcext:value-type="float">
            <text:p>0</text:p>
          </table:table-cell>
          <table:table-cell table:style-name="Default" table:formula="of:=IF ([.$E341]&gt;[.$L$173];1;0)" office:value-type="float" office:value="0" calcext:value-type="float">
            <text:p>0</text:p>
          </table:table-cell>
          <table:table-cell table:style-name="Default" table:formula="of:=IF ([.$E34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2]/(5*60))" office:value-type="float" office:value="3.32777777777778" calcext:value-type="float">
            <text:p>3.33</text:p>
          </table:table-cell>
          <table:table-cell table:number-columns-repeated="2"/>
          <table:table-cell table:style-name="ce17" table:formula="of:=([.H342]-[.$H$173])/6" office:value-type="float" office:value="998.333333333333" calcext:value-type="float">
            <text:p>998.33</text:p>
          </table:table-cell>
          <table:table-cell table:style-name="ce17" office:value-type="float" office:value="6050" calcext:value-type="float">
            <text:p>605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42]&gt;[.$J$173];1;0)" office:value-type="float" office:value="0" calcext:value-type="float">
            <text:p>0</text:p>
          </table:table-cell>
          <table:table-cell table:style-name="Default" table:formula="of:=IF ([.$E342]&gt;[.$K$173];1;0)" office:value-type="float" office:value="0" calcext:value-type="float">
            <text:p>0</text:p>
          </table:table-cell>
          <table:table-cell table:style-name="Default" table:formula="of:=IF ([.$E342]&gt;[.$L$173];1;0)" office:value-type="float" office:value="0" calcext:value-type="float">
            <text:p>0</text:p>
          </table:table-cell>
          <table:table-cell table:style-name="Default" table:formula="of:=IF ([.$E34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3]/(5*60))" office:value-type="float" office:value="3.33055555555556" calcext:value-type="float">
            <text:p>3.33</text:p>
          </table:table-cell>
          <table:table-cell table:number-columns-repeated="2"/>
          <table:table-cell table:style-name="ce17" table:formula="of:=([.H343]-[.$H$173])/6" office:value-type="float" office:value="999.166666666667" calcext:value-type="float">
            <text:p>999.17</text:p>
          </table:table-cell>
          <table:table-cell table:style-name="ce17" office:value-type="float" office:value="6055" calcext:value-type="float">
            <text:p>605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43]&gt;[.$J$173];1;0)" office:value-type="float" office:value="0" calcext:value-type="float">
            <text:p>0</text:p>
          </table:table-cell>
          <table:table-cell table:style-name="Default" table:formula="of:=IF ([.$E343]&gt;[.$K$173];1;0)" office:value-type="float" office:value="0" calcext:value-type="float">
            <text:p>0</text:p>
          </table:table-cell>
          <table:table-cell table:style-name="Default" table:formula="of:=IF ([.$E343]&gt;[.$L$173];1;0)" office:value-type="float" office:value="0" calcext:value-type="float">
            <text:p>0</text:p>
          </table:table-cell>
          <table:table-cell table:style-name="Default" table:formula="of:=IF ([.$E34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4]/(5*60))" office:value-type="float" office:value="3.33333333333333" calcext:value-type="float">
            <text:p>3.33</text:p>
          </table:table-cell>
          <table:table-cell table:number-columns-repeated="2"/>
          <table:table-cell table:style-name="ce17" table:formula="of:=([.H344]-[.$H$173])/6" office:value-type="float" office:value="1000" calcext:value-type="float">
            <text:p>1000.00</text:p>
          </table:table-cell>
          <table:table-cell table:style-name="ce17" office:value-type="float" office:value="6060" calcext:value-type="float">
            <text:p>606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8]/(5*60))" office:value-type="float" office:value="3.45" calcext:value-type="float">
            <text:p>3.45</text:p>
          </table:table-cell>
          <table:table-cell table:number-columns-repeated="2"/>
          <table:table-cell table:style-name="ce17" table:formula="of:=([.H348]-[.$H$173])/6" office:value-type="float" office:value="1035" calcext:value-type="float">
            <text:p>1035.00</text:p>
          </table:table-cell>
          <table:table-cell table:style-name="ce17" office:value-type="float" office:value="6270" calcext:value-type="float">
            <text:p>62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49]/(5*60))" office:value-type="float" office:value="3.46388888888889" calcext:value-type="float">
            <text:p>3.46</text:p>
          </table:table-cell>
          <table:table-cell table:number-columns-repeated="2"/>
          <table:table-cell table:style-name="ce17" table:formula="of:=([.H349]-[.$H$173])/6" office:value-type="float" office:value="1039.16666666667" calcext:value-type="float">
            <text:p>1039.17</text:p>
          </table:table-cell>
          <table:table-cell table:style-name="ce17" office:value-type="float" office:value="6295" calcext:value-type="float">
            <text:p>629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0]/(5*60))" office:value-type="float" office:value="3.475" calcext:value-type="float">
            <text:p>3.48</text:p>
          </table:table-cell>
          <table:table-cell table:number-columns-repeated="2"/>
          <table:table-cell table:style-name="ce17" table:formula="of:=([.H350]-[.$H$173])/6" office:value-type="float" office:value="1042.5" calcext:value-type="float">
            <text:p>1042.50</text:p>
          </table:table-cell>
          <table:table-cell table:style-name="ce17" office:value-type="float" office:value="6315" calcext:value-type="float">
            <text:p>63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1]/(5*60))" office:value-type="float" office:value="3.49444444444444" calcext:value-type="float">
            <text:p>3.49</text:p>
          </table:table-cell>
          <table:table-cell table:number-columns-repeated="2"/>
          <table:table-cell table:style-name="ce17" table:formula="of:=([.H351]-[.$H$173])/6" office:value-type="float" office:value="1048.33333333333" calcext:value-type="float">
            <text:p>1048.33</text:p>
          </table:table-cell>
          <table:table-cell table:style-name="ce17" office:value-type="float" office:value="6350" calcext:value-type="float">
            <text:p>63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2]/(5*60))" office:value-type="float" office:value="3.51111111111111" calcext:value-type="float">
            <text:p>3.51</text:p>
          </table:table-cell>
          <table:table-cell table:number-columns-repeated="2"/>
          <table:table-cell table:style-name="ce17" table:formula="of:=([.H352]-[.$H$173])/6" office:value-type="float" office:value="1053.33333333333" calcext:value-type="float">
            <text:p>1053.33</text:p>
          </table:table-cell>
          <table:table-cell table:style-name="ce17" office:value-type="float" office:value="6380" calcext:value-type="float">
            <text:p>63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3]/(5*60))" office:value-type="float" office:value="3.54722222222222" calcext:value-type="float">
            <text:p>3.55</text:p>
          </table:table-cell>
          <table:table-cell table:number-columns-repeated="2"/>
          <table:table-cell table:style-name="ce17" table:formula="of:=([.H353]-[.$H$173])/6" office:value-type="float" office:value="1064.16666666667" calcext:value-type="float">
            <text:p>1064.17</text:p>
          </table:table-cell>
          <table:table-cell table:style-name="ce17" office:value-type="float" office:value="6445" calcext:value-type="float">
            <text:p>644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4]/(5*60))" office:value-type="float" office:value="3.56666666666667" calcext:value-type="float">
            <text:p>3.57</text:p>
          </table:table-cell>
          <table:table-cell table:number-columns-repeated="2"/>
          <table:table-cell table:style-name="ce17" table:formula="of:=([.H354]-[.$H$173])/6" office:value-type="float" office:value="1070" calcext:value-type="float">
            <text:p>1070.00</text:p>
          </table:table-cell>
          <table:table-cell table:style-name="ce17" office:value-type="float" office:value="6480" calcext:value-type="float">
            <text:p>64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5]/(5*60))" office:value-type="float" office:value="3.58055555555556" calcext:value-type="float">
            <text:p>3.58</text:p>
          </table:table-cell>
          <table:table-cell table:number-columns-repeated="2"/>
          <table:table-cell table:style-name="ce17" table:formula="of:=([.H355]-[.$H$173])/6" office:value-type="float" office:value="1074.16666666667" calcext:value-type="float">
            <text:p>1074.17</text:p>
          </table:table-cell>
          <table:table-cell table:style-name="ce17" office:value-type="float" office:value="6505" calcext:value-type="float">
            <text:p>650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6]/(5*60))" office:value-type="float" office:value="3.62222222222222" calcext:value-type="float">
            <text:p>3.62</text:p>
          </table:table-cell>
          <table:table-cell table:number-columns-repeated="2"/>
          <table:table-cell table:style-name="ce17" table:formula="of:=([.H356]-[.$H$173])/6" office:value-type="float" office:value="1086.66666666667" calcext:value-type="float">
            <text:p>1086.67</text:p>
          </table:table-cell>
          <table:table-cell table:style-name="ce17" office:value-type="float" office:value="6580" calcext:value-type="float">
            <text:p>65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7]/(5*60))" office:value-type="float" office:value="3.625" calcext:value-type="float">
            <text:p>3.63</text:p>
          </table:table-cell>
          <table:table-cell table:number-columns-repeated="2"/>
          <table:table-cell table:style-name="ce17" table:formula="of:=([.H357]-[.$H$173])/6" office:value-type="float" office:value="1087.5" calcext:value-type="float">
            <text:p>1087.50</text:p>
          </table:table-cell>
          <table:table-cell table:style-name="ce17" office:value-type="float" office:value="6585" calcext:value-type="float">
            <text:p>658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8]/(5*60))" office:value-type="float" office:value="3.63222222222222" calcext:value-type="float">
            <text:p>3.63</text:p>
          </table:table-cell>
          <table:table-cell table:number-columns-repeated="2"/>
          <table:table-cell table:style-name="ce17" table:formula="of:=([.H358]-[.$H$173])/6" office:value-type="float" office:value="1089.66666666667" calcext:value-type="float">
            <text:p>1089.67</text:p>
          </table:table-cell>
          <table:table-cell table:style-name="ce17" office:value-type="float" office:value="6598" calcext:value-type="float">
            <text:p>6598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59]/(5*60))" office:value-type="float" office:value="3.64722222222222" calcext:value-type="float">
            <text:p>3.65</text:p>
          </table:table-cell>
          <table:table-cell table:number-columns-repeated="2"/>
          <table:table-cell table:style-name="ce17" table:formula="of:=([.H359]-[.$H$173])/6" office:value-type="float" office:value="1094.16666666667" calcext:value-type="float">
            <text:p>1094.17</text:p>
          </table:table-cell>
          <table:table-cell office:value-type="float" office:value="6625" calcext:value-type="float">
            <text:p>6625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0]/(5*60))" office:value-type="float" office:value="3.70166666666667" calcext:value-type="float">
            <text:p>3.70</text:p>
          </table:table-cell>
          <table:table-cell table:number-columns-repeated="2"/>
          <table:table-cell table:style-name="ce17" table:formula="of:=([.H360]-[.$H$173])/6" office:value-type="float" office:value="1110.5" calcext:value-type="float">
            <text:p>1110.50</text:p>
          </table:table-cell>
          <table:table-cell table:style-name="ce17" office:value-type="float" office:value="6723" calcext:value-type="float">
            <text:p>6723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1]/(5*60))" office:value-type="float" office:value="3.71666666666667" calcext:value-type="float">
            <text:p>3.72</text:p>
          </table:table-cell>
          <table:table-cell table:number-columns-repeated="2"/>
          <table:table-cell table:style-name="ce17" table:formula="of:=([.H361]-[.$H$173])/6" office:value-type="float" office:value="1115" calcext:value-type="float">
            <text:p>1115.00</text:p>
          </table:table-cell>
          <table:table-cell table:style-name="ce17" office:value-type="float" office:value="6750" calcext:value-type="float">
            <text:p>67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2]/(5*60))" office:value-type="float" office:value="3.72777777777778" calcext:value-type="float">
            <text:p>3.73</text:p>
          </table:table-cell>
          <table:table-cell table:number-columns-repeated="2"/>
          <table:table-cell table:style-name="ce17" table:formula="of:=([.H362]-[.$H$173])/6" office:value-type="float" office:value="1118.33333333333" calcext:value-type="float">
            <text:p>1118.33</text:p>
          </table:table-cell>
          <table:table-cell table:style-name="ce17" office:value-type="float" office:value="6770" calcext:value-type="float">
            <text:p>67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4]/(5*60))" office:value-type="float" office:value="4.10555555555556" calcext:value-type="float">
            <text:p>4.11</text:p>
          </table:table-cell>
          <table:table-cell table:number-columns-repeated="2"/>
          <table:table-cell table:style-name="ce17" table:formula="of:=([.H364]-[.$H$173])/6" office:value-type="float" office:value="1231.66666666667" calcext:value-type="float">
            <text:p>1231.67</text:p>
          </table:table-cell>
          <table:table-cell table:style-name="ce17" office:value-type="float" office:value="7450" calcext:value-type="float">
            <text:p>74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5]/(5*60))" office:value-type="float" office:value="4.11111111111111" calcext:value-type="float">
            <text:p>4.11</text:p>
          </table:table-cell>
          <table:table-cell table:number-columns-repeated="2"/>
          <table:table-cell table:style-name="ce17" table:formula="of:=([.H365]-[.$H$173])/6" office:value-type="float" office:value="1233.33333333333" calcext:value-type="float">
            <text:p>1233.33</text:p>
          </table:table-cell>
          <table:table-cell table:style-name="ce17" office:value-type="float" office:value="7460" calcext:value-type="float">
            <text:p>746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6]/(5*60))" office:value-type="float" office:value="4.11666666666667" calcext:value-type="float">
            <text:p>4.12</text:p>
          </table:table-cell>
          <table:table-cell table:number-columns-repeated="2"/>
          <table:table-cell table:style-name="ce17" table:formula="of:=([.H366]-[.$H$173])/6" office:value-type="float" office:value="1235" calcext:value-type="float">
            <text:p>1235.00</text:p>
          </table:table-cell>
          <table:table-cell table:style-name="ce17" office:value-type="float" office:value="7470" calcext:value-type="float">
            <text:p>74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8]/(5*60))" office:value-type="float" office:value="4.15555555555556" calcext:value-type="float">
            <text:p>4.16</text:p>
          </table:table-cell>
          <table:table-cell table:number-columns-repeated="2"/>
          <table:table-cell table:style-name="ce17" table:formula="of:=([.H368]-[.$H$173])/6" office:value-type="float" office:value="1246.66666666667" calcext:value-type="float">
            <text:p>1246.67</text:p>
          </table:table-cell>
          <table:table-cell table:style-name="ce17" office:value-type="float" office:value="7540" calcext:value-type="float">
            <text:p>754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69]/(5*60))" office:value-type="float" office:value="4.16388888888889" calcext:value-type="float">
            <text:p>4.16</text:p>
          </table:table-cell>
          <table:table-cell table:number-columns-repeated="2"/>
          <table:table-cell table:style-name="ce17" table:formula="of:=([.H369]-[.$H$173])/6" office:value-type="float" office:value="1249.16666666667" calcext:value-type="float">
            <text:p>1249.17</text:p>
          </table:table-cell>
          <table:table-cell table:style-name="ce17" office:value-type="float" office:value="7555" calcext:value-type="float">
            <text:p>755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0]/(5*60))" office:value-type="float" office:value="4.17222222222222" calcext:value-type="float">
            <text:p>4.17</text:p>
          </table:table-cell>
          <table:table-cell table:number-columns-repeated="2"/>
          <table:table-cell table:style-name="ce17" table:formula="of:=([.H370]-[.$H$173])/6" office:value-type="float" office:value="1251.66666666667" calcext:value-type="float">
            <text:p>1251.67</text:p>
          </table:table-cell>
          <table:table-cell table:style-name="ce17" office:value-type="float" office:value="7570" calcext:value-type="float">
            <text:p>757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2]/(5*60))" office:value-type="float" office:value="4.30277777777778" calcext:value-type="float">
            <text:p>4.30</text:p>
          </table:table-cell>
          <table:table-cell table:number-columns-repeated="2"/>
          <table:table-cell table:style-name="ce17" table:formula="of:=([.H372]-[.$H$173])/6" office:value-type="float" office:value="1290.83333333333" calcext:value-type="float">
            <text:p>1290.83</text:p>
          </table:table-cell>
          <table:table-cell table:style-name="ce17" office:value-type="float" office:value="7805" calcext:value-type="float">
            <text:p>780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3]/(5*60))" office:value-type="float" office:value="4.30833333333333" calcext:value-type="float">
            <text:p>4.31</text:p>
          </table:table-cell>
          <table:table-cell table:number-columns-repeated="2"/>
          <table:table-cell table:style-name="ce17" table:formula="of:=([.H373]-[.$H$173])/6" office:value-type="float" office:value="1292.5" calcext:value-type="float">
            <text:p>1292.50</text:p>
          </table:table-cell>
          <table:table-cell table:style-name="ce17" office:value-type="float" office:value="7815" calcext:value-type="float">
            <text:p>78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4]/(5*60))" office:value-type="float" office:value="4.31666666666667" calcext:value-type="float">
            <text:p>4.32</text:p>
          </table:table-cell>
          <table:table-cell table:number-columns-repeated="2"/>
          <table:table-cell table:style-name="ce17" table:formula="of:=([.H374]-[.$H$173])/6" office:value-type="float" office:value="1295" calcext:value-type="float">
            <text:p>1295.00</text:p>
          </table:table-cell>
          <table:table-cell table:style-name="ce17" office:value-type="float" office:value="7830" calcext:value-type="float">
            <text:p>783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5]/(5*60))" office:value-type="float" office:value="4.32777777777778" calcext:value-type="float">
            <text:p>4.33</text:p>
          </table:table-cell>
          <table:table-cell table:number-columns-repeated="2"/>
          <table:table-cell table:style-name="ce17" table:formula="of:=([.H375]-[.$H$173])/6" office:value-type="float" office:value="1298.33333333333" calcext:value-type="float">
            <text:p>1298.33</text:p>
          </table:table-cell>
          <table:table-cell table:style-name="ce17" office:value-type="float" office:value="7850" calcext:value-type="float">
            <text:p>785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6]/(5*60))" office:value-type="float" office:value="4.34388888888889" calcext:value-type="float">
            <text:p>4.34</text:p>
          </table:table-cell>
          <table:table-cell table:number-columns-repeated="2"/>
          <table:table-cell table:style-name="ce17" table:formula="of:=([.H376]-[.$H$173])/6" office:value-type="float" office:value="1303.16666666667" calcext:value-type="float">
            <text:p>1303.17</text:p>
          </table:table-cell>
          <table:table-cell table:style-name="ce17" office:value-type="float" office:value="7879" calcext:value-type="float">
            <text:p>7879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7]/(5*60))" office:value-type="float" office:value="4.36388888888889" calcext:value-type="float">
            <text:p>4.36</text:p>
          </table:table-cell>
          <table:table-cell table:number-columns-repeated="2"/>
          <table:table-cell table:style-name="ce17" table:formula="of:=([.H377]-[.$H$173])/6" office:value-type="float" office:value="1309.16666666667" calcext:value-type="float">
            <text:p>1309.17</text:p>
          </table:table-cell>
          <table:table-cell table:style-name="ce17" office:value-type="float" office:value="7915" calcext:value-type="float">
            <text:p>79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8]/(5*60))" office:value-type="float" office:value="4.37777777777778" calcext:value-type="float">
            <text:p>4.38</text:p>
          </table:table-cell>
          <table:table-cell table:number-columns-repeated="2"/>
          <table:table-cell table:style-name="ce17" table:formula="of:=([.H378]-[.$H$173])/6" office:value-type="float" office:value="1313.33333333333" calcext:value-type="float">
            <text:p>1313.33</text:p>
          </table:table-cell>
          <table:table-cell table:style-name="ce17" office:value-type="float" office:value="7940" calcext:value-type="float">
            <text:p>794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79]/(5*60))" office:value-type="float" office:value="4.4" calcext:value-type="float">
            <text:p>4.40</text:p>
          </table:table-cell>
          <table:table-cell table:number-columns-repeated="2"/>
          <table:table-cell table:style-name="ce17" table:formula="of:=([.H379]-[.$H$173])/6" office:value-type="float" office:value="1320" calcext:value-type="float">
            <text:p>1320.00</text:p>
          </table:table-cell>
          <table:table-cell table:style-name="ce17" office:value-type="float" office:value="7980" calcext:value-type="float">
            <text:p>798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0]/(5*60))" office:value-type="float" office:value="4.41111111111111" calcext:value-type="float">
            <text:p>4.41</text:p>
          </table:table-cell>
          <table:table-cell table:number-columns-repeated="2"/>
          <table:table-cell table:style-name="ce17" table:formula="of:=([.H380]-[.$H$173])/6" office:value-type="float" office:value="1323.33333333333" calcext:value-type="float">
            <text:p>1323.33</text:p>
          </table:table-cell>
          <table:table-cell table:style-name="ce17" office:value-type="float" office:value="8000" calcext:value-type="float">
            <text:p>800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1]/(5*60))" office:value-type="float" office:value="4.41944444444444" calcext:value-type="float">
            <text:p>4.42</text:p>
          </table:table-cell>
          <table:table-cell table:number-columns-repeated="2"/>
          <table:table-cell table:style-name="ce17" table:formula="of:=([.H381]-[.$H$173])/6" office:value-type="float" office:value="1325.83333333333" calcext:value-type="float">
            <text:p>1325.83</text:p>
          </table:table-cell>
          <table:table-cell table:style-name="ce17" office:value-type="float" office:value="8015" calcext:value-type="float">
            <text:p>80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2]/(5*60))" office:value-type="float" office:value="4.44444444444444" calcext:value-type="float">
            <text:p>4.44</text:p>
          </table:table-cell>
          <table:table-cell table:number-columns-repeated="2"/>
          <table:table-cell table:style-name="ce17" table:formula="of:=([.H382]-[.$H$173])/6" office:value-type="float" office:value="1333.33333333333" calcext:value-type="float">
            <text:p>1333.33</text:p>
          </table:table-cell>
          <table:table-cell table:style-name="ce17" office:value-type="float" office:value="8060" calcext:value-type="float">
            <text:p>806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3]/(5*60))" office:value-type="float" office:value="4.46388888888889" calcext:value-type="float">
            <text:p>4.46</text:p>
          </table:table-cell>
          <table:table-cell table:number-columns-repeated="2"/>
          <table:table-cell table:style-name="ce17" table:formula="of:=([.H383]-[.$H$173])/6" office:value-type="float" office:value="1339.16666666667" calcext:value-type="float">
            <text:p>1339.17</text:p>
          </table:table-cell>
          <table:table-cell table:style-name="ce17" office:value-type="float" office:value="8095" calcext:value-type="float">
            <text:p>809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4]/(5*60))" office:value-type="float" office:value="4.47222222222222" calcext:value-type="float">
            <text:p>4.47</text:p>
          </table:table-cell>
          <table:table-cell table:number-columns-repeated="2"/>
          <table:table-cell table:style-name="ce17" table:formula="of:=([.H384]-[.$H$173])/6" office:value-type="float" office:value="1341.66666666667" calcext:value-type="float">
            <text:p>1341.67</text:p>
          </table:table-cell>
          <table:table-cell table:style-name="ce17" office:value-type="float" office:value="8110" calcext:value-type="float">
            <text:p>811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5]/(5*60))" office:value-type="float" office:value="4.48333333333333" calcext:value-type="float">
            <text:p>4.48</text:p>
          </table:table-cell>
          <table:table-cell table:number-columns-repeated="2"/>
          <table:table-cell table:style-name="ce17" table:formula="of:=([.H385]-[.$H$173])/6" office:value-type="float" office:value="1345" calcext:value-type="float">
            <text:p>1345.00</text:p>
          </table:table-cell>
          <table:table-cell table:style-name="ce17" office:value-type="float" office:value="8130" calcext:value-type="float">
            <text:p>8130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8]/(5*60))" office:value-type="float" office:value="4.56388888888889" calcext:value-type="float">
            <text:p>4.56</text:p>
          </table:table-cell>
          <table:table-cell table:number-columns-repeated="2"/>
          <table:table-cell table:style-name="ce17" table:formula="of:=[.H388]/6" office:value-type="float" office:value="1369.16666666667" calcext:value-type="float">
            <text:p>1369.17</text:p>
          </table:table-cell>
          <table:table-cell table:style-name="ce17" office:value-type="float" office:value="8215" calcext:value-type="float">
            <text:p>8215.00</text:p>
          </table:table-cell>
          <table:table-cell table:style-name="ce26"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89]/(5*60))" office:value-type="float" office:value="4.56666666666667" calcext:value-type="float">
            <text:p>4.57</text:p>
          </table:table-cell>
          <table:table-cell table:number-columns-repeated="2"/>
          <table:table-cell table:style-name="ce17" table:formula="of:=[.H389]/6" office:value-type="float" office:value="1370" calcext:value-type="float">
            <text:p>1370.00</text:p>
          </table:table-cell>
          <table:table-cell table:style-name="ce17" office:value-type="float" office:value="8220" calcext:value-type="float">
            <text:p>82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0]/(5*60))" office:value-type="float" office:value="4.575" calcext:value-type="float">
            <text:p>4.58</text:p>
          </table:table-cell>
          <table:table-cell table:number-columns-repeated="2"/>
          <table:table-cell table:style-name="ce17" table:formula="of:=[.H390]/6" office:value-type="float" office:value="1372.5" calcext:value-type="float">
            <text:p>1372.50</text:p>
          </table:table-cell>
          <table:table-cell table:style-name="ce17" office:value-type="float" office:value="8235" calcext:value-type="float">
            <text:p>823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1]/(5*60))" office:value-type="float" office:value="4.59722222222222" calcext:value-type="float">
            <text:p>4.60</text:p>
          </table:table-cell>
          <table:table-cell table:number-columns-repeated="2"/>
          <table:table-cell table:style-name="ce17" table:formula="of:=[.H391]/6" office:value-type="float" office:value="1379.16666666667" calcext:value-type="float">
            <text:p>1379.17</text:p>
          </table:table-cell>
          <table:table-cell table:style-name="ce17" office:value-type="float" office:value="8275" calcext:value-type="float">
            <text:p>827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1]&gt;[.$J$173];1;0)" office:value-type="float" office:value="0" calcext:value-type="float">
            <text:p>0</text:p>
          </table:table-cell>
          <table:table-cell table:style-name="Default" table:formula="of:=IF ([.$E391]&gt;[.$K$173];1;0)" office:value-type="float" office:value="0" calcext:value-type="float">
            <text:p>0</text:p>
          </table:table-cell>
          <table:table-cell table:style-name="Default" table:formula="of:=IF ([.$E391]&gt;[.$L$173];1;0)" office:value-type="float" office:value="0" calcext:value-type="float">
            <text:p>0</text:p>
          </table:table-cell>
          <table:table-cell table:style-name="Default" table:formula="of:=IF ([.$E39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2]/(5*60))" office:value-type="float" office:value="4.91388888888889" calcext:value-type="float">
            <text:p>4.91</text:p>
          </table:table-cell>
          <table:table-cell table:number-columns-repeated="2"/>
          <table:table-cell table:style-name="ce17" table:formula="of:=[.H392]/6" office:value-type="float" office:value="1474.16666666667" calcext:value-type="float">
            <text:p>1474.17</text:p>
          </table:table-cell>
          <table:table-cell table:style-name="ce17" office:value-type="float" office:value="8845" calcext:value-type="float">
            <text:p>884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2]&gt;[.$J$173];1;0)" office:value-type="float" office:value="0" calcext:value-type="float">
            <text:p>0</text:p>
          </table:table-cell>
          <table:table-cell table:style-name="Default" table:formula="of:=IF ([.$E392]&gt;[.$K$173];1;0)" office:value-type="float" office:value="0" calcext:value-type="float">
            <text:p>0</text:p>
          </table:table-cell>
          <table:table-cell table:style-name="Default" table:formula="of:=IF ([.$E392]&gt;[.$L$173];1;0)" office:value-type="float" office:value="0" calcext:value-type="float">
            <text:p>0</text:p>
          </table:table-cell>
          <table:table-cell table:style-name="Default" table:formula="of:=IF ([.$E39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3]/(5*60))" office:value-type="float" office:value="4.925" calcext:value-type="float">
            <text:p>4.93</text:p>
          </table:table-cell>
          <table:table-cell table:number-columns-repeated="2"/>
          <table:table-cell table:style-name="ce17" table:formula="of:=[.H393]/6" office:value-type="float" office:value="1477.5" calcext:value-type="float">
            <text:p>1477.50</text:p>
          </table:table-cell>
          <table:table-cell table:style-name="ce17" office:value-type="float" office:value="8865" calcext:value-type="float">
            <text:p>886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3]&gt;[.$J$173];1;0)" office:value-type="float" office:value="0" calcext:value-type="float">
            <text:p>0</text:p>
          </table:table-cell>
          <table:table-cell table:style-name="Default" table:formula="of:=IF ([.$E393]&gt;[.$K$173];1;0)" office:value-type="float" office:value="0" calcext:value-type="float">
            <text:p>0</text:p>
          </table:table-cell>
          <table:table-cell table:style-name="Default" table:formula="of:=IF ([.$E393]&gt;[.$L$173];1;0)" office:value-type="float" office:value="0" calcext:value-type="float">
            <text:p>0</text:p>
          </table:table-cell>
          <table:table-cell table:style-name="Default" table:formula="of:=IF ([.$E39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4]/(5*60))" office:value-type="float" office:value="4.94722222222222" calcext:value-type="float">
            <text:p>4.95</text:p>
          </table:table-cell>
          <table:table-cell table:number-columns-repeated="2"/>
          <table:table-cell table:style-name="ce17" table:formula="of:=[.H394]/6" office:value-type="float" office:value="1484.16666666667" calcext:value-type="float">
            <text:p>1484.17</text:p>
          </table:table-cell>
          <table:table-cell table:style-name="ce17" office:value-type="float" office:value="8905" calcext:value-type="float">
            <text:p>89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4]&gt;[.$J$173];1;0)" office:value-type="float" office:value="0" calcext:value-type="float">
            <text:p>0</text:p>
          </table:table-cell>
          <table:table-cell table:style-name="Default" table:formula="of:=IF ([.$E394]&gt;[.$K$173];1;0)" office:value-type="float" office:value="0" calcext:value-type="float">
            <text:p>0</text:p>
          </table:table-cell>
          <table:table-cell table:style-name="Default" table:formula="of:=IF ([.$E394]&gt;[.$L$173];1;0)" office:value-type="float" office:value="0" calcext:value-type="float">
            <text:p>0</text:p>
          </table:table-cell>
          <table:table-cell table:style-name="Default" table:formula="of:=IF ([.$E394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5]/(5*60))" office:value-type="float" office:value="4.95277777777778" calcext:value-type="float">
            <text:p>4.95</text:p>
          </table:table-cell>
          <table:table-cell table:number-columns-repeated="2"/>
          <table:table-cell table:style-name="ce17" table:formula="of:=[.H395]/6" office:value-type="float" office:value="1485.83333333333" calcext:value-type="float">
            <text:p>1485.83</text:p>
          </table:table-cell>
          <table:table-cell table:style-name="ce17" office:value-type="float" office:value="8915" calcext:value-type="float">
            <text:p>89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5]&gt;[.$J$173];1;0)" office:value-type="float" office:value="0" calcext:value-type="float">
            <text:p>0</text:p>
          </table:table-cell>
          <table:table-cell table:style-name="Default" table:formula="of:=IF ([.$E395]&gt;[.$K$173];1;0)" office:value-type="float" office:value="0" calcext:value-type="float">
            <text:p>0</text:p>
          </table:table-cell>
          <table:table-cell table:style-name="Default" table:formula="of:=IF ([.$E395]&gt;[.$L$173];1;0)" office:value-type="float" office:value="0" calcext:value-type="float">
            <text:p>0</text:p>
          </table:table-cell>
          <table:table-cell table:style-name="Default" table:formula="of:=IF ([.$E395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6]/(5*60))" office:value-type="float" office:value="4.95888888888889" calcext:value-type="float">
            <text:p>4.96</text:p>
          </table:table-cell>
          <table:table-cell table:number-columns-repeated="2"/>
          <table:table-cell table:style-name="ce17" table:formula="of:=[.H396]/6" office:value-type="float" office:value="1487.66666666667" calcext:value-type="float">
            <text:p>1487.67</text:p>
          </table:table-cell>
          <table:table-cell table:style-name="ce17" office:value-type="float" office:value="8926" calcext:value-type="float">
            <text:p>8926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6]&gt;[.$J$173];1;0)" office:value-type="float" office:value="0" calcext:value-type="float">
            <text:p>0</text:p>
          </table:table-cell>
          <table:table-cell table:style-name="Default" table:formula="of:=IF ([.$E396]&gt;[.$K$173];1;0)" office:value-type="float" office:value="0" calcext:value-type="float">
            <text:p>0</text:p>
          </table:table-cell>
          <table:table-cell table:style-name="Default" table:formula="of:=IF ([.$E396]&gt;[.$L$173];1;0)" office:value-type="float" office:value="0" calcext:value-type="float">
            <text:p>0</text:p>
          </table:table-cell>
          <table:table-cell table:style-name="Default" table:formula="of:=IF ([.$E396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 table:formula="of:=([.G397]/(5*60))" office:value-type="float" office:value="4.96666666666667" calcext:value-type="float">
            <text:p>4.97</text:p>
          </table:table-cell>
          <table:table-cell table:number-columns-repeated="2"/>
          <table:table-cell table:style-name="ce17" table:formula="of:=[.H397]/6" office:value-type="float" office:value="1490" calcext:value-type="float">
            <text:p>1490.00</text:p>
          </table:table-cell>
          <table:table-cell table:style-name="ce17" office:value-type="float" office:value="8940" calcext:value-type="float">
            <text:p>894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7]&gt;[.$J$173];1;0)" office:value-type="float" office:value="0" calcext:value-type="float">
            <text:p>0</text:p>
          </table:table-cell>
          <table:table-cell table:style-name="Default" table:formula="of:=IF ([.$E397]&gt;[.$K$173];1;0)" office:value-type="float" office:value="0" calcext:value-type="float">
            <text:p>0</text:p>
          </table:table-cell>
          <table:table-cell table:style-name="Default" table:formula="of:=IF ([.$E397]&gt;[.$L$173];1;0)" office:value-type="float" office:value="0" calcext:value-type="float">
            <text:p>0</text:p>
          </table:table-cell>
          <table:table-cell table:style-name="Default" table:formula="of:=IF ([.$E397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398]/6" office:value-type="float" office:value="1015.83333333333" calcext:value-type="float">
            <text:p>1015.83</text:p>
          </table:table-cell>
          <table:table-cell table:style-name="ce17" office:value-type="float" office:value="6095" calcext:value-type="float">
            <text:p>609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8]&gt;[.$J$173];1;0)" office:value-type="float" office:value="0" calcext:value-type="float">
            <text:p>0</text:p>
          </table:table-cell>
          <table:table-cell table:style-name="Default" table:formula="of:=IF ([.$E398]&gt;[.$K$173];1;0)" office:value-type="float" office:value="0" calcext:value-type="float">
            <text:p>0</text:p>
          </table:table-cell>
          <table:table-cell table:style-name="Default" table:formula="of:=IF ([.$E398]&gt;[.$L$173];1;0)" office:value-type="float" office:value="0" calcext:value-type="float">
            <text:p>0</text:p>
          </table:table-cell>
          <table:table-cell table:style-name="Default" table:formula="of:=IF ([.$E398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399]/6" office:value-type="float" office:value="1016.66666666667" calcext:value-type="float">
            <text:p>1016.67</text:p>
          </table:table-cell>
          <table:table-cell table:style-name="ce17" office:value-type="float" office:value="6100" calcext:value-type="float">
            <text:p>610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399]&gt;[.$J$173];1;0)" office:value-type="float" office:value="0" calcext:value-type="float">
            <text:p>0</text:p>
          </table:table-cell>
          <table:table-cell table:style-name="Default" table:formula="of:=IF ([.$E399]&gt;[.$K$173];1;0)" office:value-type="float" office:value="0" calcext:value-type="float">
            <text:p>0</text:p>
          </table:table-cell>
          <table:table-cell table:style-name="Default" table:formula="of:=IF ([.$E399]&gt;[.$L$173];1;0)" office:value-type="float" office:value="0" calcext:value-type="float">
            <text:p>0</text:p>
          </table:table-cell>
          <table:table-cell table:style-name="Default" table:formula="of:=IF ([.$E399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400]/6" office:value-type="float" office:value="1017.5" calcext:value-type="float">
            <text:p>1017.50</text:p>
          </table:table-cell>
          <table:table-cell table:style-name="ce17" office:value-type="float" office:value="6105" calcext:value-type="float">
            <text:p>610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400]&gt;[.$J$173];1;0)" office:value-type="float" office:value="0" calcext:value-type="float">
            <text:p>0</text:p>
          </table:table-cell>
          <table:table-cell table:style-name="Default" table:formula="of:=IF ([.$E400]&gt;[.$K$173];1;0)" office:value-type="float" office:value="0" calcext:value-type="float">
            <text:p>0</text:p>
          </table:table-cell>
          <table:table-cell table:style-name="Default" table:formula="of:=IF ([.$E400]&gt;[.$L$173];1;0)" office:value-type="float" office:value="0" calcext:value-type="float">
            <text:p>0</text:p>
          </table:table-cell>
          <table:table-cell table:style-name="Default" table:formula="of:=IF ([.$E400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401]/6" office:value-type="float" office:value="1018.33333333333" calcext:value-type="float">
            <text:p>1018.33</text:p>
          </table:table-cell>
          <table:table-cell table:style-name="ce17" office:value-type="float" office:value="6110" calcext:value-type="float">
            <text:p>611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401]&gt;[.$J$173];1;0)" office:value-type="float" office:value="0" calcext:value-type="float">
            <text:p>0</text:p>
          </table:table-cell>
          <table:table-cell table:style-name="Default" table:formula="of:=IF ([.$E401]&gt;[.$K$173];1;0)" office:value-type="float" office:value="0" calcext:value-type="float">
            <text:p>0</text:p>
          </table:table-cell>
          <table:table-cell table:style-name="Default" table:formula="of:=IF ([.$E401]&gt;[.$L$173];1;0)" office:value-type="float" office:value="0" calcext:value-type="float">
            <text:p>0</text:p>
          </table:table-cell>
          <table:table-cell table:style-name="Default" table:formula="of:=IF ([.$E401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402]/6" office:value-type="float" office:value="1019.16666666667" calcext:value-type="float">
            <text:p>1019.17</text:p>
          </table:table-cell>
          <table:table-cell table:style-name="ce17" office:value-type="float" office:value="6115" calcext:value-type="float">
            <text:p>6115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402]&gt;[.$J$173];1;0)" office:value-type="float" office:value="0" calcext:value-type="float">
            <text:p>0</text:p>
          </table:table-cell>
          <table:table-cell table:style-name="Default" table:formula="of:=IF ([.$E402]&gt;[.$K$173];1;0)" office:value-type="float" office:value="0" calcext:value-type="float">
            <text:p>0</text:p>
          </table:table-cell>
          <table:table-cell table:style-name="Default" table:formula="of:=IF ([.$E402]&gt;[.$L$173];1;0)" office:value-type="float" office:value="0" calcext:value-type="float">
            <text:p>0</text:p>
          </table:table-cell>
          <table:table-cell table:style-name="Default" table:formula="of:=IF ([.$E402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17" table:formula="of:=[.H403]/6" office:value-type="float" office:value="1020" calcext:value-type="float">
            <text:p>1020.00</text:p>
          </table:table-cell>
          <table:table-cell table:style-name="ce17" office:value-type="float" office:value="6120" calcext:value-type="float">
            <text:p>6120.00</text:p>
          </table:table-cell>
          <table:table-cell table:style-name="ce26" table:formula="of:=AVERAGE([.$E$171:.$E$403])" office:value-type="float" office:value="77.4274111675127" calcext:value-type="float">
            <text:p>77.43</text:p>
          </table:table-cell>
          <table:table-cell table:style-name="Default" table:formula="of:=IF ([.$E403]&gt;[.$J$173];1;0)" office:value-type="float" office:value="0" calcext:value-type="float">
            <text:p>0</text:p>
          </table:table-cell>
          <table:table-cell table:style-name="Default" table:formula="of:=IF ([.$E403]&gt;[.$K$173];1;0)" office:value-type="float" office:value="0" calcext:value-type="float">
            <text:p>0</text:p>
          </table:table-cell>
          <table:table-cell table:style-name="Default" table:formula="of:=IF ([.$E403]&gt;[.$L$173];1;0)" office:value-type="float" office:value="0" calcext:value-type="float">
            <text:p>0</text:p>
          </table:table-cell>
          <table:table-cell table:style-name="Default" table:formula="of:=IF ([.$E403]&gt;[.$M$173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/>
          <table:table-cell table:style-name="ce39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/>
          <table:table-cell table:number-columns-repeated="1005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/>
          <table:table-cell table:style-name="ce39"/>
          <table:table-cell table:number-columns-repeated="1014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/>
          <table:table-cell table:number-columns-repeated="1005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9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3"/>
          <table:table-cell table:style-name="ce46" table:number-columns-repeated="2"/>
          <table:table-cell table:number-columns-repeated="1001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7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ce17" table:number-columns-repeated="4"/>
          <table:table-cell table:number-columns-repeated="1003"/>
        </table:table-row>
        <table:table-row table:style-name="ro1" table:number-rows-repeated="24">
          <table:table-cell table:number-columns-repeated="17"/>
          <table:table-cell table:style-name="ce17" table:number-columns-repeated="6"/>
          <table:table-cell table:number-columns-repeated="1001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78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" table:style-name="ta1">
        <table:shapes>
          <draw:frame draw:z-index="0" draw:style-name="gr1" draw:text-style-name="P1" svg:width="227.08mm" svg:height="144.86mm" svg:x="81.82mm" svg:y="33.09mm">
            <loext:p draw:notify-on-update-of-ranges="'Data Input and Calculations'.K8:'Data Input and Calculations'.K8 'Data Input and Calculations'.K10:'Data Input and Calculations'.K58 'Data Input and Calculations'.L8:'Data Input and Calculations'.L8 'Data Input and Calculations'.L10:'Data Input and Calculations'.L58 'Data Input and Calculations'.M8:'Data Input and Calculations'.M8 'Data Input and Calculations'.M10:'Data Input and Calculations'.M58 'Data Input and Calculations'.L8:'Data Input and Calculations'.L8 'Data Input and Calculations'.N10:'Data Input and Calculations'.N5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23.46mm" svg:height="150.54mm" svg:x="68.67mm" svg:y="254.68mm">
            <loext:p draw:notify-on-update-of-ranges="'Data Input and Calculations'.K125:'Data Input and Calculations'.K125 'Data Input and Calculations'.K127:'Data Input and Calculations'.K151 'Data Input and Calculations'.J125:'Data Input and Calculations'.J125 'Data Input and Calculations'.J127:'Data Input and Calculations'.J151 'Data Input and Calculations'.K125:'Data Input and Calculations'.K125 'Data Input and Calculations'.K127:'Data Input and Calculations'.K151 'Data Input and Calculations'.L125:'Data Input and Calculations'.L125 'Data Input and Calculations'.L127:'Data Input and Calculations'.L1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38.81mm" svg:height="160.19mm" svg:x="61.1mm" svg:y="407.6mm">
            <loext:p draw:notify-on-update-of-ranges="'Data Input and Calculations'.I82:'Data Input and Calculations'.I82 'Data Input and Calculations'.I84:'Data Input and Calculations'.I100 'Data Input and Calculations'.J82:'Data Input and Calculations'.J82 'Data Input and Calculations'.J84:'Data Input and Calculations'.J100 'Data Input and Calculations'.K82:'Data Input and Calculations'.K82 'Data Input and Calculations'.K84:'Data Input and Calculations'.K100 'Data Input and Calculations'.L82:'Data Input and Calculations'.L82 'Data Input and Calculations'.L84:'Data Input and Calculations'.L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291.3mm" svg:height="244.9mm" svg:x="44.6mm" svg:y="694.37mm">
            <loext:p draw:notify-on-update-of-ranges="'Data Input and Calculations'.O8:'Data Input and Calculations'.O8 'Data Input and Calculations'.O10:'Data Input and Calculations'.O58 'Data Input and Calculations'.P8:'Data Input and Calculations'.P8 'Data Input and Calculations'.P10:'Data Input and Calculations'.P58 'Data Input and Calculations'.Q8:'Data Input and Calculations'.Q8 'Data Input and Calculations'.Q10:'Data Input and Calculations'.Q58 'Data Input and Calculations'.R8:'Data Input and Calculations'.R8 'Data Input and Calculations'.R10:'Data Input and Calculations'.R5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249.46mm" svg:height="150.61mm" svg:x="47.91mm" svg:y="178.22mm">
            <loext:p draw:notify-on-update-of-ranges="'Data Input and Calculations'.D10:'Data Input and Calculations'.D58 'Data Input and Calculations'.O8:'Data Input and Calculations'.O8 'Data Input and Calculations'.O10:'Data Input and Calculations'.O58 'Data Input and Calculations'.D10:'Data Input and Calculations'.D58 'Data Input and Calculations'.P8:'Data Input and Calculations'.P8 'Data Input and Calculations'.P10:'Data Input and Calculations'.P58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248.63mm" svg:height="146.89mm" svg:x="43.78mm" svg:y="18.6mm">
            <loext:p draw:notify-on-update-of-ranges="'Data Input and Calculations'.O8:'Data Input and Calculations'.O8 'Data Input and Calculations'.O15:'Data Input and Calculations'.O58 'Data Input and Calculations'.P8:'Data Input and Calculations'.P8 'Data Input and Calculations'.P15:'Data Input and Calculations'.P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25.79mm" svg:height="130.55mm" svg:x="43.21mm" svg:y="390.92mm">
            <loext:p draw:notify-on-update-of-ranges="'Data Input and Calculations'.A84:'Data Input and Calculations'.A100 'Data Input and Calculations'.M82:'Data Input and Calculations'.M82 'Data Input and Calculations'.M84:'Data Input and Calculations'.M100 'Data Input and Calculations'.A84:'Data Input and Calculations'.A100 'Data Input and Calculations'.N82:'Data Input and Calculations'.N82 'Data Input and Calculations'.N84:'Data Input and Calculations'.N10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219.54mm" svg:height="141.59mm" svg:x="45.33mm" svg:y="535.25mm">
            <loext:p draw:notify-on-update-of-ranges="'Data Input and Calculations'.A127:'Data Input and Calculations'.A149 'Data Input and Calculations'.M125:'Data Input and Calculations'.M125 'Data Input and Calculations'.M127:'Data Input and Calculations'.M149 'Data Input and Calculations'.A127:'Data Input and Calculations'.A149 'Data Input and Calculations'.N125:'Data Input and Calculations'.N125 'Data Input and Calculations'.N127:'Data Input and Calculations'.N14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  <table:table-row table:style-name="ro1" table:number-rows-repeated="137">
          <table:table-cell/>
        </table:table-row>
        <table:table-row table:style-name="ro1">
          <table:table-cell office:value-type="string" calcext:value-type="string">
            <text:p><text:s/></text:p>
          </table:table-cell>
        </table:table-row>
      </table:table>
      <table:table table:name="Seperation &amp; Danger" table:style-name="ta1">
        <table:shapes>
          <draw:frame draw:z-index="0" draw:style-name="gr1" draw:text-style-name="P1" svg:width="259.35mm" svg:height="181.24mm" svg:x="71.38mm" svg:y="224.64mm">
            <loext:p draw:notify-on-update-of-ranges="'Data Input and Calculations'.T8:'Data Input and Calculations'.T8 'Data Input and Calculations'.T15:'Data Input and Calculations'.T58 'Data Input and Calculations'.S8:'Data Input and Calculations'.S8 'Data Input and Calculations'.S15:'Data Input and Calculations'.S58 'Data Input and Calculations'.R8:'Data Input and Calculations'.R8 'Data Input and Calculations'.R15:'Data Input and Calculations'.R58 'Data Input and Calculations'.O8:'Data Input and Calculations'.O8 'Data Input and Calculations'.Q15:'Data Input and Calculations'.Q5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253.57mm" svg:height="165.51mm" svg:x="74.07mm" svg:y="21.79mm">
            <loext:p draw:notify-on-update-of-ranges="'Data Input and Calculations'.R8:'Data Input and Calculations'.R8 'Data Input and Calculations'.R15:'Data Input and Calculations'.R58 'Data Input and Calculations'.T8:'Data Input and Calculations'.T8 'Data Input and Calculations'.T15:'Data Input and Calculations'.T5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231.25mm" svg:height="132.14mm" svg:x="72.99mm" svg:y="654.46mm">
            <loext:p draw:notify-on-update-of-ranges="'Data Input and Calculations'.P82:'Data Input and Calculations'.P82 'Data Input and Calculations'.P84:'Data Input and Calculations'.P100 'Data Input and Calculations'.R82:'Data Input and Calculations'.R82 'Data Input and Calculations'.R84:'Data Input and Calculations'.R100 'Data Input and Calculations'.R77:'Data Input and Calculations'.R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222.02mm" svg:height="139.63mm" svg:x="73.69mm" svg:y="764.07mm">
            <loext:p draw:notify-on-update-of-ranges="'Data Input and Calculations'.P125:'Data Input and Calculations'.P125 'Data Input and Calculations'.P127:'Data Input and Calculations'.P149 'Data Input and Calculations'.R125:'Data Input and Calculations'.R125 'Data Input and Calculations'.R127:'Data Input and Calculations'.R14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253.02mm" svg:height="168.38mm" svg:x="70.77mm" svg:y="432.51mm">
            <loext:p draw:notify-on-update-of-ranges="'Data Input and Calculations'.AY8:'Data Input and Calculations'.AY8 'Data Input and Calculations'.AY10:'Data Input and Calculations'.AY58 'Data Input and Calculations'.AZ8:'Data Input and Calculations'.AZ8 'Data Input and Calculations'.AZ10:'Data Input and Calculations'.AZ58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5" draw:style-name="gr1" draw:text-style-name="P1" svg:width="228.24mm" svg:height="155.02mm" svg:x="67.74mm" svg:y="1002.61mm">
            <loext:p draw:notify-on-update-of-ranges="'Data Input and Calculations'.AW82:'Data Input and Calculations'.AW82 'Data Input and Calculations'.AW84:'Data Input and Calculations'.AW100 'Data Input and Calculations'.AX82:'Data Input and Calculations'.AX82 'Data Input and Calculations'.AX84:'Data Input and Calculations'.AX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6" draw:style-name="gr1" draw:text-style-name="P1" svg:width="238.72mm" svg:height="157.55mm" svg:x="73.24mm" svg:y="1188.33mm">
            <loext:p draw:notify-on-update-of-ranges="'Data Input and Calculations'.AY8:'Data Input and Calculations'.AY8 'Data Input and Calculations'.AY9:'Data Input and Calculations'.AY58 'Data Input and Calculations'.AZ8:'Data Input and Calculations'.AZ8 'Data Input and Calculations'.AZ9:'Data Input and Calculations'.AZ5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Data Input and Calculations'.E10:'Data Input and Calculations'.I5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number:time-style style:name="N115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8:40:11.704841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12-19T18:50:56.109366708</dc:date>
    <meta:editing-duration>P5DT12H3M23S</meta:editing-duration>
    <meta:editing-cycles>186</meta:editing-cycles>
    <meta:generator>LibreOffice/5.1.4.2$Linux_X86_64 LibreOffice_project/10m0$Build-2</meta:generator>
    <meta:document-statistic meta:table-count="4" meta:cell-count="5780" meta:object-count="16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6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09cm" svg:height="14.487cm" xlink:href=".." xlink:type="simple" chart:class="chart:line" chart:style-name="ch1">
        <chart:title svg:x="7.074cm" svg:y="0.415cm" chart:style-name="ch2">
          <text:p>Open Traffic Survey - 17:00 : 14-12-2016 - Speed of Vehicles</text:p>
        </chart:title>
        <chart:subtitle svg:x="4.382cm" svg:y="1.953cm" chart:style-name="ch3">
          <text:p>Speed of vehicles measured over 5 minute Sample</text:p>
        </chart:subtitle>
        <chart:legend svg:x="3.369cm" svg:y="2.998cm" style:legend-expansion="custom" chartooo:width="6.071cm" chartooo:height="2.903cm" style:legend-expansion-aspect-ratio="2.09128487771271" chart:style-name="ch4"/>
        <chart:plot-area chart:style-name="ch5" table:cell-range-address="'Data Input and Calculations'.K8:'Data Input and Calculations'.M8 'Data Input and Calculations'.K10:'Data Input and Calculations'.N58" chart:data-source-has-labels="row" svg:x="0.536cm" svg:y="1.319cm" svg:width="21.765cm" svg:height="11.966cm">
          <chartooo:coordinate-region svg:x="1.634cm" svg:y="1.518cm" svg:width="20.48cm" svg:height="11.12cm"/>
          <chart:axis chart:dimension="x" chart:name="primary-x" chart:style-name="ch6">
            <chart:title svg:x="10.752cm" svg:y="13.574cm" chart:style-name="ch7">
              <text:p>Vehicles</text:p>
            </chart:title>
          </chart:axis>
          <chart:axis chart:dimension="y" chart:name="primary-y" chart:style-name="ch8">
            <chart:title svg:x="0cm" svg:y="8.80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K10:'Data Input and Calculations'.K58" chart:label-cell-address="'Data Input and Calculations'.K8:'Data Input and Calculations'.K8" chart:class="chart:line">
            <chart:data-point chart:repeated="49"/>
          </chart:series>
          <chart:series chart:style-name="ch12" chart:values-cell-range-address="'Data Input and Calculations'.L10:'Data Input and Calculations'.L58" chart:label-cell-address="'Data Input and Calculations'.L8:'Data Input and Calculations'.L8" chart:class="chart:line">
            <chart:data-point chart:repeated="49"/>
          </chart:series>
          <chart:series chart:style-name="ch13" chart:values-cell-range-address="'Data Input and Calculations'.M10:'Data Input and Calculations'.M58" chart:label-cell-address="'Data Input and Calculations'.M8:'Data Input and Calculations'.M8" chart:class="chart:line">
            <chart:data-point chart:repeated="49"/>
          </chart:series>
          <chart:series chart:style-name="ch14" chart:values-cell-range-address="'Data Input and Calculations'.N10:'Data Input and Calculations'.N58" chart:label-cell-address="'Data Input and Calculations'.L8:'Data Input and Calculations'.L8" chart:class="chart:line">
            <chart:data-point chart:repeated="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K8:'Data Input and Calculations'.K8</svg:desc>
                </draw:g>
              </table:table-cell>
              <table:table-cell office:value-type="string">
                <text:p>Vehicle Speed MPH over 25yds</text:p>
                <draw:g>
                  <svg:desc>'Data Input and Calculations'.L8:'Data Input and Calculations'.L8</svg:desc>
                </draw:g>
              </table:table-cell>
              <table:table-cell office:value-type="string">
                <text:p>Err + 1 Frame</text:p>
                <draw:g>
                  <svg:desc>'Data Input and Calculations'.M8:'Data Input and Calculations'.M8</svg:desc>
                </draw:g>
              </table:table-cell>
              <table:table-cell office:value-type="string">
                <text:p>Vehicle Speed MPH over 25yds</text:p>
                <draw:g>
                  <svg:desc>'Data Input and Calculations'.L8:'Data Input and Calculations'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1520514883347">
                <text:p>27.1520514883347</text:p>
                <draw:g>
                  <svg:desc>'Data Input and Calculations'.K10:'Data Input and Calculations'.K58</svg:desc>
                </draw:g>
              </table:table-cell>
              <table:table-cell office:value-type="float" office:value="24.5454545454545">
                <text:p>24.5454545454545</text:p>
                <draw:g>
                  <svg:desc>'Data Input and Calculations'.L10:'Data Input and Calculations'.L58</svg:desc>
                </draw:g>
              </table:table-cell>
              <table:table-cell office:value-type="float" office:value="22.3954877239549">
                <text:p>22.3954877239549</text:p>
                <draw:g>
                  <svg:desc>'Data Input and Calculations'.M10:'Data Input and Calculations'.M58</svg:desc>
                </draw:g>
              </table:table-cell>
              <table:table-cell office:value-type="float" office:value="14.5894207058813">
                <text:p>14.5894207058813</text:p>
                <draw:g>
                  <svg:desc>'Data Input and Calculations'.N10:'Data Input and Calculations'.N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1800668683331">
                <text:p>24.1800668683331</text:p>
              </table:table-cell>
              <table:table-cell office:value-type="float" office:value="22.0909090909091">
                <text:p>22.0909090909091</text:p>
              </table:table-cell>
              <table:table-cell office:value-type="float" office:value="20.3340473959031">
                <text:p>20.334047395903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1854652853914">
                <text:p>27.1854652853914</text:p>
              </table:table-cell>
              <table:table-cell office:value-type="float" office:value="24.572757609465">
                <text:p>24.572757609465</text:p>
              </table:table-cell>
              <table:table-cell office:value-type="float" office:value="22.4182150303522">
                <text:p>22.418215030352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7945038387028">
                <text:p>21.7945038387028</text:p>
              </table:table-cell>
              <table:table-cell office:value-type="float" office:value="20.0826446280992">
                <text:p>20.0826446280992</text:p>
              </table:table-cell>
              <table:table-cell office:value-type="float" office:value="18.6201189235579">
                <text:p>18.6201189235579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234780983239">
                <text:p>16.8234780983239</text:p>
              </table:table-cell>
              <table:table-cell office:value-type="float" office:value="15.7848582285882">
                <text:p>15.7848582285882</text:p>
              </table:table-cell>
              <table:table-cell office:value-type="float" office:value="14.8670227410385">
                <text:p>14.8670227410385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170745210941">
                <text:p>16.8170745210941</text:p>
              </table:table-cell>
              <table:table-cell office:value-type="float" office:value="15.7792207792208">
                <text:p>15.7792207792208</text:p>
              </table:table-cell>
              <table:table-cell office:value-type="float" office:value="14.8620217242392">
                <text:p>14.862021724239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375930119701">
                <text:p>21.8375930119701</text:p>
              </table:table-cell>
              <table:table-cell office:value-type="float" office:value="20.1192250372577">
                <text:p>20.1192250372577</text:p>
              </table:table-cell>
              <table:table-cell office:value-type="float" office:value="18.6515612047526">
                <text:p>18.6515612047526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8462933167811">
                <text:p>19.8462933167811</text:p>
              </table:table-cell>
              <table:table-cell office:value-type="float" office:value="18.4167645609913">
                <text:p>18.4167645609913</text:p>
              </table:table-cell>
              <table:table-cell office:value-type="float" office:value="17.1793367220694">
                <text:p>17.179336722069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462933167811">
                <text:p>19.8462933167811</text:p>
              </table:table-cell>
              <table:table-cell office:value-type="float" office:value="18.4167645609913">
                <text:p>18.4167645609913</text:p>
              </table:table-cell>
              <table:table-cell office:value-type="float" office:value="17.1793367220694">
                <text:p>17.179336722069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8462933167811">
                <text:p>19.8462933167811</text:p>
              </table:table-cell>
              <table:table-cell office:value-type="float" office:value="18.4167645609913">
                <text:p>18.4167645609913</text:p>
              </table:table-cell>
              <table:table-cell office:value-type="float" office:value="17.1793367220694">
                <text:p>17.179336722069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520514883348">
                <text:p>27.1520514883348</text:p>
              </table:table-cell>
              <table:table-cell office:value-type="float" office:value="24.5454545454546">
                <text:p>24.5454545454546</text:p>
              </table:table-cell>
              <table:table-cell office:value-type="float" office:value="22.395487723955">
                <text:p>22.395487723955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2847957177">
                <text:p>19.82847957177</text:p>
              </table:table-cell>
              <table:table-cell office:value-type="float" office:value="18.401423649237">
                <text:p>18.401423649237</text:p>
              </table:table-cell>
              <table:table-cell office:value-type="float" office:value="17.1659873268389">
                <text:p>17.1659873268389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8552121974734">
                <text:p>19.8552121974734</text:p>
              </table:table-cell>
              <table:table-cell office:value-type="float" office:value="18.4244446129349">
                <text:p>18.4244446129349</text:p>
              </table:table-cell>
              <table:table-cell office:value-type="float" office:value="17.1860192087358">
                <text:p>17.186019208735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8730740292453">
                <text:p>19.8730740292453</text:p>
              </table:table-cell>
              <table:table-cell office:value-type="float" office:value="18.4398239490059">
                <text:p>18.4398239490059</text:p>
              </table:table-cell>
              <table:table-cell office:value-type="float" office:value="17.1993997904929">
                <text:p>17.1993997904929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1800668683329">
                <text:p>24.1800668683329</text:p>
              </table:table-cell>
              <table:table-cell office:value-type="float" office:value="22.090909090909">
                <text:p>22.090909090909</text:p>
              </table:table-cell>
              <table:table-cell office:value-type="float" office:value="20.334047395903">
                <text:p>20.334047395903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1687481132809">
                <text:p>27.1687481132809</text:p>
              </table:table-cell>
              <table:table-cell office:value-type="float" office:value="24.5590984890592">
                <text:p>24.5590984890592</text:p>
              </table:table-cell>
              <table:table-cell office:value-type="float" office:value="22.4068456140671">
                <text:p>22.406845614067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2102951866368">
                <text:p>18.2102951866368</text:p>
              </table:table-cell>
              <table:table-cell office:value-type="float" office:value="16.999545279653">
                <text:p>16.999545279653</text:p>
              </table:table-cell>
              <table:table-cell office:value-type="float" office:value="15.9397569023083">
                <text:p>15.9397569023083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027925930363">
                <text:p>18.2027925930363</text:p>
              </table:table-cell>
              <table:table-cell office:value-type="float" office:value="16.9930069930069">
                <text:p>16.9930069930069</text:p>
              </table:table-cell>
              <table:table-cell office:value-type="float" office:value="15.9340082883071">
                <text:p>15.934008288307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274116375984">
                <text:p>15.6274116375984</text:p>
              </table:table-cell>
              <table:table-cell office:value-type="float" office:value="14.7272727272727">
                <text:p>14.7272727272727</text:p>
              </table:table-cell>
              <table:table-cell office:value-type="float" office:value="13.9251822307798">
                <text:p>13.925182230779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443804505267">
                <text:p>10.4443804505267</text:p>
              </table:table-cell>
              <table:table-cell office:value-type="float" office:value="10.0344806227159">
                <text:p>10.0344806227159</text:p>
              </table:table-cell>
              <table:table-cell office:value-type="float" office:value="9.65553961751346">
                <text:p>9.65553961751346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632799880098">
                <text:p>4.49632799880098</text:p>
              </table:table-cell>
              <table:table-cell office:value-type="float" office:value="4.41862368054987">
                <text:p>4.41862368054987</text:p>
              </table:table-cell>
              <table:table-cell office:value-type="float" office:value="4.34355946654655">
                <text:p>4.34355946654655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4231288596404">
                <text:p>8.14231288596404</text:p>
              </table:table-cell>
              <table:table-cell office:value-type="float" office:value="7.89101950023542">
                <text:p>7.89101950023542</text:p>
              </table:table-cell>
              <table:table-cell office:value-type="float" office:value="7.65477289265361">
                <text:p>7.6547728926536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0437153608695">
                <text:p>5.40437153608695</text:p>
              </table:table-cell>
              <table:table-cell office:value-type="float" office:value="5.29250337587662">
                <text:p>5.29250337587662</text:p>
              </table:table-cell>
              <table:table-cell office:value-type="float" office:value="5.18517254035044">
                <text:p>5.1851725403504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8373824451408">
                <text:p>19.8373824451408</text:p>
              </table:table-cell>
              <table:table-cell office:value-type="float" office:value="18.4090909090907">
                <text:p>18.4090909090907</text:p>
              </table:table-cell>
              <table:table-cell office:value-type="float" office:value="17.172659430122">
                <text:p>17.17265943012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9786973648986">
                <text:p>30.9786973648986</text:p>
              </table:table-cell>
              <table:table-cell office:value-type="float" office:value="27.6309056796863">
                <text:p>27.6309056796863</text:p>
              </table:table-cell>
              <table:table-cell office:value-type="float" office:value="24.9361204322262">
                <text:p>24.936120432226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5034762479321">
                <text:p>9.55034762479321</text:p>
              </table:table-cell>
              <table:table-cell office:value-type="float" office:value="9.20646346776794">
                <text:p>9.20646346776794</text:p>
              </table:table-cell>
              <table:table-cell office:value-type="float" office:value="8.8864834027552">
                <text:p>8.886483402755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6774594515985">
                <text:p>6.66774594515985</text:p>
              </table:table-cell>
              <table:table-cell office:value-type="float" office:value="6.49828183288987">
                <text:p>6.49828183288987</text:p>
              </table:table-cell>
              <table:table-cell office:value-type="float" office:value="6.33721824805907">
                <text:p>6.33721824805907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1198644390273">
                <text:p>36.1198644390273</text:p>
              </table:table-cell>
              <table:table-cell office:value-type="float" office:value="31.6488668924199">
                <text:p>31.6488668924199</text:p>
              </table:table-cell>
              <table:table-cell office:value-type="float" office:value="28.1628111816791">
                <text:p>28.162811181679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454726799934">
                <text:p>3.93454726799934</text:p>
              </table:table-cell>
              <table:table-cell office:value-type="float" office:value="3.87491827590056">
                <text:p>3.87491827590056</text:p>
              </table:table-cell>
              <table:table-cell office:value-type="float" office:value="3.81706968429849">
                <text:p>3.81706968429849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0390518953552">
                <text:p>1.10390518953552</text:p>
              </table:table-cell>
              <table:table-cell office:value-type="float" office:value="1.09915957263952">
                <text:p>1.09915957263952</text:p>
              </table:table-cell>
              <table:table-cell office:value-type="float" office:value="1.09445458328754">
                <text:p>1.0944545832875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8373824451414">
                <text:p>19.8373824451414</text:p>
              </table:table-cell>
              <table:table-cell office:value-type="float" office:value="18.4090909090912">
                <text:p>18.4090909090912</text:p>
              </table:table-cell>
              <table:table-cell office:value-type="float" office:value="17.1726594301223">
                <text:p>17.1726594301223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1840544321378">
                <text:p>12.1840544321378</text:p>
              </table:table-cell>
              <table:table-cell office:value-type="float" office:value="11.6298547464644">
                <text:p>11.6298547464644</text:p>
              </table:table-cell>
              <table:table-cell office:value-type="float" office:value="11.1238778845406">
                <text:p>11.1238778845406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5997680859884">
                <text:p>14.5997680859884</text:p>
              </table:table-cell>
              <table:table-cell office:value-type="float" office:value="13.8111341612435">
                <text:p>13.8111341612435</text:p>
              </table:table-cell>
              <table:table-cell office:value-type="float" office:value="13.1033329918198">
                <text:p>13.103332991819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54218486754">
                <text:p>1.21954218486754</text:p>
              </table:table-cell>
              <table:table-cell office:value-type="float" office:value="1.21375286892718">
                <text:p>1.21375286892718</text:p>
              </table:table-cell>
              <table:table-cell office:value-type="float" office:value="1.20801825847514">
                <text:p>1.20801825847514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9030245151765">
                <text:p>8.79030245151765</text:p>
              </table:table-cell>
              <table:table-cell office:value-type="float" office:value="8.49813775376381">
                <text:p>8.49813775376381</text:p>
              </table:table-cell>
              <table:table-cell office:value-type="float" office:value="8.22476975721695">
                <text:p>8.22476975721695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2253350228726">
                <text:p>2.72253350228726</text:p>
              </table:table-cell>
              <table:table-cell office:value-type="float" office:value="2.69384904468131">
                <text:p>2.69384904468131</text:p>
              </table:table-cell>
              <table:table-cell office:value-type="float" office:value="2.66576272078932">
                <text:p>2.6657627207893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5650529577983">
                <text:p>2.75650529577983</text:p>
              </table:table-cell>
              <table:table-cell office:value-type="float" office:value="2.72710438749572">
                <text:p>2.72710438749572</text:p>
              </table:table-cell>
              <table:table-cell office:value-type="float" office:value="2.69832404095679">
                <text:p>2.69832404095679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1542567153728">
                <text:p>53.1542567153728</text:p>
              </table:table-cell>
              <table:table-cell office:value-type="float" office:value="44.0057950018107">
                <text:p>44.0057950018107</text:p>
              </table:table-cell>
              <table:table-cell office:value-type="float" office:value="37.5440331252702">
                <text:p>37.544033125270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8331242929079">
                <text:p>8.78331242929079</text:p>
              </table:table-cell>
              <table:table-cell office:value-type="float" office:value="8.49160449391092">
                <text:p>8.49160449391092</text:p>
              </table:table-cell>
              <table:table-cell office:value-type="float" office:value="8.21864990918905">
                <text:p>8.21864990918905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59012554713">
                <text:p>14.59012554713</text:p>
              </table:table-cell>
              <table:table-cell office:value-type="float" office:value="13.8025048990375">
                <text:p>13.8025048990375</text:p>
              </table:table-cell>
              <table:table-cell office:value-type="float" office:value="13.095565291902">
                <text:p>13.095565291902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7809649442871">
                <text:p>7.57809649442871</text:p>
              </table:table-cell>
              <table:table-cell office:value-type="float" office:value="7.35995638544366">
                <text:p>7.35995638544366</text:p>
              </table:table-cell>
              <table:table-cell office:value-type="float" office:value="7.15402347579557">
                <text:p>7.15402347579557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9751132404782">
                <text:p>2.39751132404782</text:p>
              </table:table-cell>
              <table:table-cell office:value-type="float" office:value="2.37523886790055">
                <text:p>2.37523886790055</text:p>
              </table:table-cell>
              <table:table-cell office:value-type="float" office:value="2.35337641723136">
                <text:p>2.35337641723136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623351404934">
                <text:p>2.0623351404934</text:p>
              </table:table-cell>
              <table:table-cell office:value-type="float" office:value="2.04583340349223">
                <text:p>2.04583340349223</text:p>
              </table:table-cell>
              <table:table-cell office:value-type="float" office:value="2.02959364695427">
                <text:p>2.02959364695427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7074392472756">
                <text:p>13.7074392472756</text:p>
              </table:table-cell>
              <table:table-cell office:value-type="float" office:value="13.0099582396403">
                <text:p>13.0099582396403</text:p>
              </table:table-cell>
              <table:table-cell office:value-type="float" office:value="12.3800207862078">
                <text:p>12.380020786207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51013215022">
                <text:p>2.5651013215022</text:p>
              </table:table-cell>
              <table:table-cell office:value-type="float" office:value="2.53962281898132">
                <text:p>2.53962281898132</text:p>
              </table:table-cell>
              <table:table-cell office:value-type="float" office:value="2.51464548155461">
                <text:p>2.5146454815546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8952828736844">
                <text:p>12.8952828736844</text:p>
              </table:table-cell>
              <table:table-cell office:value-type="float" office:value="12.276137310869">
                <text:p>12.276137310869</text:p>
              </table:table-cell>
              <table:table-cell office:value-type="float" office:value="11.7137224088811">
                <text:p>11.7137224088811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978930050256">
                <text:p>16.7978930050256</text:p>
              </table:table-cell>
              <table:table-cell office:value-type="float" office:value="15.7623325657575">
                <text:p>15.7623325657575</text:p>
              </table:table-cell>
              <table:table-cell office:value-type="float" office:value="14.8470388405868">
                <text:p>14.847038840586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6274116375986">
                <text:p>15.6274116375986</text:p>
              </table:table-cell>
              <table:table-cell office:value-type="float" office:value="14.7272727272729">
                <text:p>14.7272727272729</text:p>
              </table:table-cell>
              <table:table-cell office:value-type="float" office:value="13.92518223078">
                <text:p>13.92518223078</text:p>
              </table:table-cell>
              <table:table-cell office:value-type="float" office:value="14.5894207058813">
                <text:p>14.5894207058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8052601825179">
                <text:p>21.8052601825179</text:p>
              </table:table-cell>
              <table:table-cell office:value-type="float" office:value="20.0917772541236">
                <text:p>20.0917772541236</text:p>
              </table:table-cell>
              <table:table-cell office:value-type="float" office:value="18.6279695513187">
                <text:p>18.6279695513187</text:p>
              </table:table-cell>
              <table:table-cell office:value-type="float" office:value="14.5894207058813">
                <text:p>14.58942070588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interval-major="2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131cm" svg:height="24.491cm" xlink:href=".." xlink:type="simple" chart:class="chart:line" chart:style-name="ch1">
        <chart:title svg:x="2.73cm" svg:y="1.161cm" chart:style-name="ch2">
          <text:p>Traffic Survey - 15:15 : 12-12-2016 -Traffic Flow rate (Vehicles per hour) - Averaged over each 5 Cars </text:p>
        </chart:title>
        <chart:legend svg:x="3.48cm" svg:y="2.801cm" style:legend-expansion="custom" chartooo:width="12.884cm" chartooo:height="4.877cm" style:legend-expansion-aspect-ratio="2.64178798441665" chart:style-name="ch3"/>
        <chart:plot-area chart:style-name="ch4" table:cell-range-address="'Data Input and Calculations'.O8:'Data Input and Calculations'.R8 'Data Input and Calculations'.O10:'Data Input and Calculations'.R58" chart:data-source-has-labels="row" svg:x="1.467cm" svg:y="3.369cm" svg:width="25.423cm" svg:height="17.541cm">
          <chartooo:coordinate-region svg:x="2.935cm" svg:y="3.568cm" svg:width="22.671cm" svg:height="16.695cm"/>
          <chart:axis chart:dimension="x" chart:name="primary-x" chart:style-name="ch5">
            <chart:title svg:x="10.721cm" svg:y="21.399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.325cm" svg:y="15.305cm" chart:style-name="ch8">
              <text:p>Vehicles Flow per Hour (last 5 cars sample)</text:p>
            </chart:title>
            <chart:grid chart:style-name="ch9" chart:class="major"/>
          </chart:axis>
          <chart:axis chart:dimension="y" chart:name="secondary-y" chart:style-name="ch10">
            <chart:title svg:x="27.472cm" svg:y="14.591cm" chart:style-name="ch8">
              <text:p>Distance between vehicles  (Yds)</text:p>
            </chart:title>
          </chart:axis>
          <chart:series chart:attached-axis="primary-y" chart:style-name="ch11" chart:values-cell-range-address="'Data Input and Calculations'.O10:'Data Input and Calculations'.O58" chart:label-cell-address="'Data Input and Calculations'.O8:'Data Input and Calculations'.O8" chart:class="chart:line">
            <chart:data-point chart:repeated="49"/>
          </chart:series>
          <chart:series chart:attached-axis="primary-y" chart:style-name="ch12" chart:values-cell-range-address="'Data Input and Calculations'.P10:'Data Input and Calculations'.P58" chart:label-cell-address="'Data Input and Calculations'.P8:'Data Input and Calculations'.P8" chart:class="chart:line">
            <chart:data-point chart:repeated="49"/>
          </chart:series>
          <chart:series chart:attached-axis="primary-y" chart:style-name="ch13" chart:values-cell-range-address="'Data Input and Calculations'.Q10:'Data Input and Calculations'.Q58" chart:label-cell-address="'Data Input and Calculations'.Q8:'Data Input and Calculations'.Q8" chart:class="chart:line">
            <chart:data-point chart:repeated="49"/>
          </chart:series>
          <chart:series chart:attached-axis="secondary-y" chart:style-name="ch14" chart:values-cell-range-address="'Data Input and Calculations'.R10:'Data Input and Calculations'.R58" chart:label-cell-address="'Data Input and Calculations'.R8:'Data Input and Calculations'.R8" chart:class="chart:line">
            <chart:data-point chart:repeated="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Q8:'Data Input and Calculations'.Q8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58</svg:desc>
                </draw:g>
              </table:table-cell>
              <table:table-cell office:value-type="float" office:value="588">
                <text:p>588</text:p>
                <draw:g>
                  <svg:desc>'Data Input and Calculations'.P10:'Data Input and Calculations'.P58</svg:desc>
                </draw:g>
              </table:table-cell>
              <table:table-cell office:value-type="float" office:value="NaN">
                <text:p>NaN</text:p>
                <draw:g>
                  <svg:desc>'Data Input and Calculations'.Q10:'Data Input and Calculations'.Q58</svg:desc>
                </draw:g>
              </table:table-cell>
              <table:table-cell office:value-type="float" office:value="NaN">
                <text:p>NaN</text:p>
                <draw:g>
                  <svg:desc>'Data Input and Calculations'.R10:'Data Input and Calculations'.R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.449344457688">
                <text:p>257.449344457688</text:p>
              </table:table-cell>
              <table:table-cell office:value-type="float" office:value="588">
                <text:p>588</text:p>
              </table:table-cell>
              <table:table-cell office:value-type="float" office:value="52.9338110282179">
                <text:p>52.9338110282179</text:p>
              </table:table-cell>
              <table:table-cell office:value-type="float" office:value="49.6670386904764">
                <text:p>49.6670386904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.682048699781">
                <text:p>279.682048699781</text:p>
              </table:table-cell>
              <table:table-cell office:value-type="float" office:value="588">
                <text:p>588</text:p>
              </table:table-cell>
              <table:table-cell office:value-type="float" office:value="55.8727098985102">
                <text:p>55.8727098985102</text:p>
              </table:table-cell>
              <table:table-cell office:value-type="float" office:value="51.4761687917422">
                <text:p>51.476168791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.569282730424">
                <text:p>345.569282730424</text:p>
              </table:table-cell>
              <table:table-cell office:value-type="float" office:value="588">
                <text:p>588</text:p>
              </table:table-cell>
              <table:table-cell office:value-type="float" office:value="43.9837690533945">
                <text:p>43.9837690533945</text:p>
              </table:table-cell>
              <table:table-cell office:value-type="float" office:value="40.8156176184521">
                <text:p>40.8156176184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.066889632107">
                <text:p>260.066889632107</text:p>
              </table:table-cell>
              <table:table-cell office:value-type="float" office:value="588">
                <text:p>588</text:p>
              </table:table-cell>
              <table:table-cell office:value-type="float" office:value="62.4698196478304">
                <text:p>62.4698196478304</text:p>
              </table:table-cell>
              <table:table-cell office:value-type="float" office:value="57.9701177573989">
                <text:p>57.9701177573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.931326434619">
                <text:p>270.931326434619</text:p>
              </table:table-cell>
              <table:table-cell office:value-type="float" office:value="588">
                <text:p>588</text:p>
              </table:table-cell>
              <table:table-cell office:value-type="float" office:value="38.1325240319828">
                <text:p>38.1325240319828</text:p>
              </table:table-cell>
              <table:table-cell office:value-type="float" office:value="35.3858378491038">
                <text:p>35.3858378491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.952864988933">
                <text:p>424.952864988933</text:p>
              </table:table-cell>
              <table:table-cell office:value-type="float" office:value="588">
                <text:p>588</text:p>
              </table:table-cell>
              <table:table-cell office:value-type="float" office:value="54.4103111684696">
                <text:p>54.4103111684696</text:p>
              </table:table-cell>
              <table:table-cell office:value-type="float" office:value="49.1869212962965">
                <text:p>49.1869212962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119309262167">
                <text:p>452.119309262167</text:p>
              </table:table-cell>
              <table:table-cell office:value-type="float" office:value="588">
                <text:p>588</text:p>
              </table:table-cell>
              <table:table-cell office:value-type="float" office:value="37.6261294617477">
                <text:p>37.6261294617477</text:p>
              </table:table-cell>
              <table:table-cell office:value-type="float" office:value="34.918176454255">
                <text:p>34.918176454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.544731897673">
                <text:p>449.544731897673</text:p>
              </table:table-cell>
              <table:table-cell office:value-type="float" office:value="588">
                <text:p>588</text:p>
              </table:table-cell>
              <table:table-cell office:value-type="float" office:value="38.6189537270056">
                <text:p>38.6189537270056</text:p>
              </table:table-cell>
              <table:table-cell office:value-type="float" office:value="35.8360699888794">
                <text:p>35.8360699888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.330161995372">
                <text:p>444.330161995372</text:p>
              </table:table-cell>
              <table:table-cell office:value-type="float" office:value="588">
                <text:p>588</text:p>
              </table:table-cell>
              <table:table-cell office:value-type="float" office:value="14.9945742623245">
                <text:p>14.9945742623245</text:p>
              </table:table-cell>
              <table:table-cell office:value-type="float" office:value="13.9131625626043">
                <text:p>13.9131625626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.094306397965">
                <text:p>338.094306397965</text:p>
              </table:table-cell>
              <table:table-cell office:value-type="float" office:value="588">
                <text:p>588</text:p>
              </table:table-cell>
              <table:table-cell office:value-type="float" office:value="59.8593476357265">
                <text:p>59.8593476357265</text:p>
              </table:table-cell>
              <table:table-cell office:value-type="float" office:value="54.6874999999997">
                <text:p>54.6874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.070796460177">
                <text:p>344.070796460177</text:p>
              </table:table-cell>
              <table:table-cell office:value-type="float" office:value="588">
                <text:p>588</text:p>
              </table:table-cell>
              <table:table-cell office:value-type="float" office:value="65.978520989627">
                <text:p>65.978520989627</text:p>
              </table:table-cell>
              <table:table-cell office:value-type="float" office:value="59.6410621641643">
                <text:p>59.6410621641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.258730947382">
                <text:p>249.258730947382</text:p>
              </table:table-cell>
              <table:table-cell office:value-type="float" office:value="588">
                <text:p>588</text:p>
              </table:table-cell>
              <table:table-cell office:value-type="float" office:value="66.5403116670789">
                <text:p>66.5403116670789</text:p>
              </table:table-cell>
              <table:table-cell office:value-type="float" office:value="62.116238617417">
                <text:p>62.116238617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.772851127075">
                <text:p>240.772851127075</text:p>
              </table:table-cell>
              <table:table-cell office:value-type="float" office:value="588">
                <text:p>588</text:p>
              </table:table-cell>
              <table:table-cell office:value-type="float" office:value="66.7253333745325">
                <text:p>66.7253333745325</text:p>
              </table:table-cell>
              <table:table-cell office:value-type="float" office:value="62.2906650641021">
                <text:p>62.2906650641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.252146407591">
                <text:p>234.252146407591</text:p>
              </table:table-cell>
              <table:table-cell office:value-type="float" office:value="588">
                <text:p>588</text:p>
              </table:table-cell>
              <table:table-cell office:value-type="float" office:value="59.308532588191">
                <text:p>59.308532588191</text:p>
              </table:table-cell>
              <table:table-cell office:value-type="float" office:value="55.8923611111112">
                <text:p>55.8923611111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.782928711343">
                <text:p>230.782928711343</text:p>
              </table:table-cell>
              <table:table-cell office:value-type="float" office:value="588">
                <text:p>588</text:p>
              </table:table-cell>
              <table:table-cell office:value-type="float" office:value="21.0478129481663">
                <text:p>21.0478129481663</text:p>
              </table:table-cell>
              <table:table-cell office:value-type="float" office:value="20.2217711408887">
                <text:p>20.2217711408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.999316809226">
                <text:p>424.999316809226</text:p>
              </table:table-cell>
              <table:table-cell office:value-type="float" office:value="588">
                <text:p>588</text:p>
              </table:table-cell>
              <table:table-cell office:value-type="float" office:value="8.84990510064928">
                <text:p>8.84990510064928</text:p>
              </table:table-cell>
              <table:table-cell office:value-type="float" office:value="8.69696344634463">
                <text:p>8.69696344634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.907403588369">
                <text:p>400.907403588369</text:p>
              </table:table-cell>
              <table:table-cell office:value-type="float" office:value="588">
                <text:p>588</text:p>
              </table:table-cell>
              <table:table-cell office:value-type="float" office:value="8.44667231825831">
                <text:p>8.44667231825831</text:p>
              </table:table-cell>
              <table:table-cell office:value-type="float" office:value="8.18598559266534">
                <text:p>8.18598559266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1.083224746474">
                <text:p>881.083224746474</text:p>
              </table:table-cell>
              <table:table-cell office:value-type="float" office:value="588">
                <text:p>588</text:p>
              </table:table-cell>
              <table:table-cell office:value-type="float" office:value="4.79473488925855">
                <text:p>4.79473488925855</text:p>
              </table:table-cell>
              <table:table-cell office:value-type="float" office:value="4.69548594473724">
                <text:p>4.69548594473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.133480611593">
                <text:p>904.133480611593</text:p>
              </table:table-cell>
              <table:table-cell office:value-type="float" office:value="588">
                <text:p>588</text:p>
              </table:table-cell>
              <table:table-cell office:value-type="float" office:value="15.2026647808906">
                <text:p>15.2026647808906</text:p>
              </table:table-cell>
              <table:table-cell office:value-type="float" office:value="14.1080729166665">
                <text:p>14.1080729166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0.66882853668">
                <text:p>1050.66882853668</text:p>
              </table:table-cell>
              <table:table-cell office:value-type="float" office:value="588">
                <text:p>588</text:p>
              </table:table-cell>
              <table:table-cell office:value-type="float" office:value="21.5498352264761">
                <text:p>21.5498352264761</text:p>
              </table:table-cell>
              <table:table-cell office:value-type="float" office:value="19.2209974984367">
                <text:p>19.2209974984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0.51040967092">
                <text:p>1160.51040967092</text:p>
              </table:table-cell>
              <table:table-cell office:value-type="float" office:value="588">
                <text:p>588</text:p>
              </table:table-cell>
              <table:table-cell office:value-type="float" office:value="6.19096126410447">
                <text:p>6.19096126410447</text:p>
              </table:table-cell>
              <table:table-cell office:value-type="float" office:value="5.96804021671184">
                <text:p>5.96804021671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4.07528641571">
                <text:p>1414.07528641571</text:p>
              </table:table-cell>
              <table:table-cell office:value-type="float" office:value="588">
                <text:p>588</text:p>
              </table:table-cell>
              <table:table-cell office:value-type="float" office:value="2.20046620486353">
                <text:p>2.20046620486353</text:p>
              </table:table-cell>
              <table:table-cell office:value-type="float" office:value="2.14454025101731">
                <text:p>2.14454025101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3.586159877279">
                <text:p>883.586159877279</text:p>
              </table:table-cell>
              <table:table-cell office:value-type="float" office:value="588">
                <text:p>588</text:p>
              </table:table-cell>
              <table:table-cell office:value-type="float" office:value="37.3635750490518">
                <text:p>37.3635750490518</text:p>
              </table:table-cell>
              <table:table-cell office:value-type="float" office:value="32.7386282234958">
                <text:p>32.7386282234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6.330039258156">
                <text:p>526.330039258156</text:p>
              </table:table-cell>
              <table:table-cell office:value-type="float" office:value="588">
                <text:p>588</text:p>
              </table:table-cell>
              <table:table-cell office:value-type="float" office:value="6.35410915292274">
                <text:p>6.35410915292274</text:p>
              </table:table-cell>
              <table:table-cell office:value-type="float" office:value="6.25781112962639">
                <text:p>6.25781112962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.142857142857">
                <text:p>347.142857142857</text:p>
              </table:table-cell>
              <table:table-cell office:value-type="float" office:value="588">
                <text:p>588</text:p>
              </table:table-cell>
              <table:table-cell office:value-type="float" office:value="2.79785640994889">
                <text:p>2.79785640994889</text:p>
              </table:table-cell>
              <table:table-cell office:value-type="float" office:value="2.78582860649484">
                <text:p>2.78582860649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9.541078095321">
                <text:p>339.541078095321</text:p>
              </table:table-cell>
              <table:table-cell office:value-type="float" office:value="588">
                <text:p>588</text:p>
              </table:table-cell>
              <table:table-cell office:value-type="float" office:value="51.6857863386024">
                <text:p>51.6857863386024</text:p>
              </table:table-cell>
              <table:table-cell office:value-type="float" office:value="47.9644097222229">
                <text:p>47.96440972222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.732203191219">
                <text:p>303.732203191219</text:p>
              </table:table-cell>
              <table:table-cell office:value-type="float" office:value="588">
                <text:p>588</text:p>
              </table:table-cell>
              <table:table-cell office:value-type="float" office:value="35.4789161748754">
                <text:p>35.4789161748754</text:p>
              </table:table-cell>
              <table:table-cell office:value-type="float" office:value="33.8651344652101">
                <text:p>33.8651344652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.782565550933">
                <text:p>296.782565550933</text:p>
              </table:table-cell>
              <table:table-cell office:value-type="float" office:value="588">
                <text:p>588</text:p>
              </table:table-cell>
              <table:table-cell office:value-type="float" office:value="43.718022327231">
                <text:p>43.718022327231</text:p>
              </table:table-cell>
              <table:table-cell office:value-type="float" office:value="41.3565111493174">
                <text:p>41.3565111493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.123654114914">
                <text:p>306.123654114914</text:p>
              </table:table-cell>
              <table:table-cell office:value-type="float" office:value="588">
                <text:p>588</text:p>
              </table:table-cell>
              <table:table-cell office:value-type="float" office:value="3.65183694378044">
                <text:p>3.65183694378044</text:p>
              </table:table-cell>
              <table:table-cell office:value-type="float" office:value="3.63450122707252">
                <text:p>3.63450122707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.058715931955">
                <text:p>237.058715931955</text:p>
              </table:table-cell>
              <table:table-cell office:value-type="float" office:value="588">
                <text:p>588</text:p>
              </table:table-cell>
              <table:table-cell office:value-type="float" office:value="27.7721820991338">
                <text:p>27.7721820991338</text:p>
              </table:table-cell>
              <table:table-cell office:value-type="float" office:value="26.8491136115919">
                <text:p>26.8491136115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.485297869084">
                <text:p>264.485297869084</text:p>
              </table:table-cell>
              <table:table-cell office:value-type="float" office:value="588">
                <text:p>588</text:p>
              </table:table-cell>
              <table:table-cell office:value-type="float" office:value="7.51055646960229">
                <text:p>7.51055646960229</text:p>
              </table:table-cell>
              <table:table-cell office:value-type="float" office:value="7.43142567526369">
                <text:p>7.43142567526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.529423623571">
                <text:p>313.529423623571</text:p>
              </table:table-cell>
              <table:table-cell office:value-type="float" office:value="588">
                <text:p>588</text:p>
              </table:table-cell>
              <table:table-cell office:value-type="float" office:value="5.23198955590772">
                <text:p>5.23198955590772</text:p>
              </table:table-cell>
              <table:table-cell office:value-type="float" office:value="5.17618511203013">
                <text:p>5.17618511203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.108187936454">
                <text:p>328.108187936454</text:p>
              </table:table-cell>
              <table:table-cell office:value-type="float" office:value="588">
                <text:p>588</text:p>
              </table:table-cell>
              <table:table-cell office:value-type="float" office:value="139.720183670195">
                <text:p>139.720183670195</text:p>
              </table:table-cell>
              <table:table-cell office:value-type="float" office:value="115.672725763612">
                <text:p>115.672725763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.73082787694">
                <text:p>348.73082787694</text:p>
              </table:table-cell>
              <table:table-cell office:value-type="float" office:value="588">
                <text:p>588</text:p>
              </table:table-cell>
              <table:table-cell office:value-type="float" office:value="21.2238910315032">
                <text:p>21.2238910315032</text:p>
              </table:table-cell>
              <table:table-cell office:value-type="float" office:value="20.5190114677431">
                <text:p>20.5190114677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.691241453091">
                <text:p>361.691241453091</text:p>
              </table:table-cell>
              <table:table-cell office:value-type="float" office:value="588">
                <text:p>588</text:p>
              </table:table-cell>
              <table:table-cell office:value-type="float" office:value="34.3980128459158">
                <text:p>34.3980128459158</text:p>
              </table:table-cell>
              <table:table-cell office:value-type="float" office:value="32.541100437364">
                <text:p>32.541100437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.932870430344">
                <text:p>402.932870430344</text:p>
              </table:table-cell>
              <table:table-cell office:value-type="float" office:value="588">
                <text:p>588</text:p>
              </table:table-cell>
              <table:table-cell office:value-type="float" office:value="17.2400639486353">
                <text:p>17.2400639486353</text:p>
              </table:table-cell>
              <table:table-cell office:value-type="float" office:value="16.7437982397691">
                <text:p>16.7437982397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.652173913044">
                <text:p>375.652173913044</text:p>
              </table:table-cell>
              <table:table-cell office:value-type="float" office:value="588">
                <text:p>588</text:p>
              </table:table-cell>
              <table:table-cell office:value-type="float" office:value="3.7588168766709">
                <text:p>3.7588168766709</text:p>
              </table:table-cell>
              <table:table-cell office:value-type="float" office:value="3.72389813271688">
                <text:p>3.72389813271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8.153846153846">
                <text:p>598.153846153846</text:p>
              </table:table-cell>
              <table:table-cell office:value-type="float" office:value="588">
                <text:p>588</text:p>
              </table:table-cell>
              <table:table-cell office:value-type="float" office:value="2.52853312452544">
                <text:p>2.52853312452544</text:p>
              </table:table-cell>
              <table:table-cell office:value-type="float" office:value="2.50830111286041">
                <text:p>2.50830111286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.701650553247">
                <text:p>571.701650553247</text:p>
              </table:table-cell>
              <table:table-cell office:value-type="float" office:value="588">
                <text:p>588</text:p>
              </table:table-cell>
              <table:table-cell office:value-type="float" office:value="19.716269287251">
                <text:p>19.716269287251</text:p>
              </table:table-cell>
              <table:table-cell office:value-type="float" office:value="18.7130386238714">
                <text:p>18.7130386238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2.118034386052">
                <text:p>632.118034386052</text:p>
              </table:table-cell>
              <table:table-cell office:value-type="float" office:value="588">
                <text:p>588</text:p>
              </table:table-cell>
              <table:table-cell office:value-type="float" office:value="1.42211491196494">
                <text:p>1.42211491196494</text:p>
              </table:table-cell>
              <table:table-cell office:value-type="float" office:value="1.40798940430342">
                <text:p>1.40798940430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5.35232383808">
                <text:p>1295.35232383808</text:p>
              </table:table-cell>
              <table:table-cell office:value-type="float" office:value="588">
                <text:p>588</text:p>
              </table:table-cell>
              <table:table-cell office:value-type="float" office:value="9.1254523962406">
                <text:p>9.1254523962406</text:p>
              </table:table-cell>
              <table:table-cell office:value-type="float" office:value="8.68730897471508">
                <text:p>8.68730897471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4.76971942827">
                <text:p>914.76971942827</text:p>
              </table:table-cell>
              <table:table-cell office:value-type="float" office:value="588">
                <text:p>588</text:p>
              </table:table-cell>
              <table:table-cell office:value-type="float" office:value="14.8505421007274">
                <text:p>14.8505421007274</text:p>
              </table:table-cell>
              <table:table-cell office:value-type="float" office:value="13.9350324057557">
                <text:p>13.9350324057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7.146048292736">
                <text:p>827.146048292736</text:p>
              </table:table-cell>
              <table:table-cell office:value-type="float" office:value="588">
                <text:p>588</text:p>
              </table:table-cell>
              <table:table-cell office:value-type="float" office:value="18.61013841728">
                <text:p>18.61013841728</text:p>
              </table:table-cell>
              <table:table-cell office:value-type="float" office:value="17.5381944444447">
                <text:p>17.5381944444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.231717017581">
                <text:p>126.231717017581</text:p>
              </table:table-cell>
              <table:table-cell office:value-type="float" office:value="588">
                <text:p>588</text:p>
              </table:table-cell>
              <table:table-cell office:value-type="float" office:value="142.919422235382">
                <text:p>142.919422235382</text:p>
              </table:table-cell>
              <table:table-cell office:value-type="float" office:value="131.688646354402">
                <text:p>131.6886463544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b2b2b2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36cm" svg:height="18.125cm" xlink:href=".." xlink:type="simple" chart:class="chart:bar" chart:style-name="ch1">
        <chart:title svg:x="8.045cm" svg:y="0.504cm" chart:style-name="ch2">
          <text:p>Average distance between vehicles - 17:00 14-12-2016 </text:p>
        </chart:title>
        <chart:subtitle svg:x="9.279cm" svg:y="1.478cm" chart:style-name="ch3">
          <text:p>Compared to safe stop distance for the Vehicle speed</text:p>
        </chart:subtitle>
        <chart:legend svg:x="4.583cm" svg:y="2.663cm" style:legend-expansion="custom" chartooo:width="9.454cm" chartooo:height="2.601cm" style:legend-expansion-aspect-ratio="3.63475586312957" chart:style-name="ch4"/>
        <chart:plot-area chart:style-name="ch5" table:cell-range-address="'Data Input and Calculations'.R8:'Data Input and Calculations'.T8 'Data Input and Calculations'.Q15:'Data Input and Calculations'.T58 'Data Input and Calculations'.O8:'Data Input and Calculations'.O8" chart:data-source-has-labels="row" svg:x="1.345cm" svg:y="2.294cm" svg:width="24.514cm" svg:height="14.672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56cm" svg:y="2.294cm" svg:width="23.375cm" svg:height="14.0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2.314cm" svg:y="17.328cm" chart:style-name="ch7">
              <text:p>Vehicles Passing</text:p>
            </chart:title>
          </chart:axis>
          <chart:axis chart:dimension="y" chart:name="primary-y" chart:style-name="ch8">
            <chart:title svg:x="0.267cm" svg:y="12.545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T15:'Data Input and Calculations'.T58" chart:label-cell-address="'Data Input and Calculations'.T8:'Data Input and Calculations'.T8" chart:class="chart:bar">
            <chart:data-point chart:repeated="44"/>
          </chart:series>
          <chart:series chart:style-name="ch13" chart:values-cell-range-address="'Data Input and Calculations'.S15:'Data Input and Calculations'.S58" chart:label-cell-address="'Data Input and Calculations'.S8:'Data Input and Calculations'.S8" chart:class="chart:bar">
            <chart:data-point chart:repeated="44"/>
          </chart:series>
          <chart:series chart:style-name="ch14" chart:values-cell-range-address="'Data Input and Calculations'.R15:'Data Input and Calculations'.R58" chart:label-cell-address="'Data Input and Calculations'.R8:'Data Input and Calculations'.R8" chart:class="chart:bar">
            <chart:data-point chart:repeated="44"/>
          </chart:series>
          <chart:series chart:style-name="ch15" chart:values-cell-range-address="'Data Input and Calculations'.Q15:'Data Input and Calculations'.Q58" chart:label-cell-address="'Data Input and Calculations'.O8:'Data Input and Calculations'.O8" chart:class="chart:bar">
            <chart:data-point chart:repeated="4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– (Yds)</text:p>
                <draw:g>
                  <svg:desc>'Data Input and Calculations'.T8:'Data Input and Calculations'.T8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S8:'Data Input and Calculations'.S8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0947039973019">
                <text:p>9.40947039973019</text:p>
                <draw:g>
                  <svg:desc>'Data Input and Calculations'.T15:'Data Input and Calculations'.T58</svg:desc>
                </draw:g>
              </table:table-cell>
              <table:table-cell office:value-type="float" office:value="46.7800418236457">
                <text:p>46.7800418236457</text:p>
                <draw:g>
                  <svg:desc>'Data Input and Calculations'.S15:'Data Input and Calculations'.S58</svg:desc>
                </draw:g>
              </table:table-cell>
              <table:table-cell office:value-type="float" office:value="49.6670386904764">
                <text:p>49.6670386904764</text:p>
                <draw:g>
                  <svg:desc>'Data Input and Calculations'.R15:'Data Input and Calculations'.R58</svg:desc>
                </draw:g>
              </table:table-cell>
              <table:table-cell office:value-type="float" office:value="52.9338110282179">
                <text:p>52.9338110282179</text:p>
                <draw:g>
                  <svg:desc>'Data Input and Calculations'.Q15:'Data Input and Calculations'.Q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527952807495">
                <text:p>13.4527952807495</text:p>
              </table:table-cell>
              <table:table-cell office:value-type="float" office:value="47.7210683327701">
                <text:p>47.7210683327701</text:p>
              </table:table-cell>
              <table:table-cell office:value-type="float" office:value="51.4761687917422">
                <text:p>51.4761687917422</text:p>
              </table:table-cell>
              <table:table-cell office:value-type="float" office:value="55.8727098985102">
                <text:p>55.872709898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918751352469">
                <text:p>11.7918751352469</text:p>
              </table:table-cell>
              <table:table-cell office:value-type="float" office:value="38.0732042408689">
                <text:p>38.0732042408689</text:p>
              </table:table-cell>
              <table:table-cell office:value-type="float" office:value="40.8156176184521">
                <text:p>40.8156176184521</text:p>
              </table:table-cell>
              <table:table-cell office:value-type="float" office:value="43.9837690533945">
                <text:p>43.9837690533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918751352469">
                <text:p>11.7918751352469</text:p>
              </table:table-cell>
              <table:table-cell office:value-type="float" office:value="54.0750884594448">
                <text:p>54.0750884594448</text:p>
              </table:table-cell>
              <table:table-cell office:value-type="float" office:value="57.9701177573989">
                <text:p>57.9701177573989</text:p>
              </table:table-cell>
              <table:table-cell office:value-type="float" office:value="62.4698196478304">
                <text:p>62.4698196478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918751352469">
                <text:p>11.7918751352469</text:p>
              </table:table-cell>
              <table:table-cell office:value-type="float" office:value="33.0082529745703">
                <text:p>33.0082529745703</text:p>
              </table:table-cell>
              <table:table-cell office:value-type="float" office:value="35.3858378491038">
                <text:p>35.3858378491038</text:p>
              </table:table-cell>
              <table:table-cell office:value-type="float" office:value="38.1325240319828">
                <text:p>38.1325240319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2231404958679">
                <text:p>18.2231404958679</text:p>
              </table:table-cell>
              <table:table-cell office:value-type="float" office:value="44.878577825088">
                <text:p>44.878577825088</text:p>
              </table:table-cell>
              <table:table-cell office:value-type="float" office:value="49.1869212962965">
                <text:p>49.1869212962965</text:p>
              </table:table-cell>
              <table:table-cell office:value-type="float" office:value="54.4103111684696">
                <text:p>54.4103111684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773477550573">
                <text:p>11.7773477550573</text:p>
              </table:table-cell>
              <table:table-cell office:value-type="float" office:value="32.5738369984716">
                <text:p>32.5738369984716</text:p>
              </table:table-cell>
              <table:table-cell office:value-type="float" office:value="34.918176454255">
                <text:p>34.918176454255</text:p>
              </table:table-cell>
              <table:table-cell office:value-type="float" office:value="37.6261294617477">
                <text:p>37.626129461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991508592301">
                <text:p>11.7991508592301</text:p>
              </table:table-cell>
              <table:table-cell office:value-type="float" office:value="33.4272972745188">
                <text:p>33.4272972745188</text:p>
              </table:table-cell>
              <table:table-cell office:value-type="float" office:value="35.8360699888794">
                <text:p>35.8360699888794</text:p>
              </table:table-cell>
              <table:table-cell office:value-type="float" office:value="38.6189537270056">
                <text:p>38.618953727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137264375075">
                <text:p>11.8137264375075</text:p>
              </table:table-cell>
              <table:table-cell office:value-type="float" office:value="12.9772413189037">
                <text:p>12.9772413189037</text:p>
              </table:table-cell>
              <table:table-cell office:value-type="float" office:value="13.9131625626043">
                <text:p>13.9131625626043</text:p>
              </table:table-cell>
              <table:table-cell office:value-type="float" office:value="14.9945742623245">
                <text:p>14.9945742623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971074380164">
                <text:p>15.4971074380164</text:p>
              </table:table-cell>
              <table:table-cell office:value-type="float" office:value="50.3382731958761">
                <text:p>50.3382731958761</text:p>
              </table:table-cell>
              <table:table-cell office:value-type="float" office:value="54.6874999999997">
                <text:p>54.6874999999997</text:p>
              </table:table-cell>
              <table:table-cell office:value-type="float" office:value="59.8593476357265">
                <text:p>59.8593476357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388548062749">
                <text:p>18.2388548062749</text:p>
              </table:table-cell>
              <table:table-cell office:value-type="float" office:value="54.4143781485606">
                <text:p>54.4143781485606</text:p>
              </table:table-cell>
              <table:table-cell office:value-type="float" office:value="59.6410621641643">
                <text:p>59.6410621641643</text:p>
              </table:table-cell>
              <table:table-cell office:value-type="float" office:value="65.978520989627">
                <text:p>65.978520989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829240884672">
                <text:p>10.4829240884672</text:p>
              </table:table-cell>
              <table:table-cell office:value-type="float" office:value="58.2437781104939">
                <text:p>58.2437781104939</text:p>
              </table:table-cell>
              <table:table-cell office:value-type="float" office:value="62.116238617417">
                <text:p>62.116238617417</text:p>
              </table:table-cell>
              <table:table-cell office:value-type="float" office:value="66.5403116670789">
                <text:p>66.5403116670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770404420753">
                <text:p>10.4770404420753</text:p>
              </table:table-cell>
              <table:table-cell office:value-type="float" office:value="58.4087309458545">
                <text:p>58.4087309458545</text:p>
              </table:table-cell>
              <table:table-cell office:value-type="float" office:value="62.2906650641021">
                <text:p>62.2906650641021</text:p>
              </table:table-cell>
              <table:table-cell office:value-type="float" office:value="66.7253333745325">
                <text:p>66.7253333745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2396694214878">
                <text:p>8.52396694214878</text:p>
              </table:table-cell>
              <table:table-cell office:value-type="float" office:value="52.8482990838797">
                <text:p>52.8482990838797</text:p>
              </table:table-cell>
              <table:table-cell office:value-type="float" office:value="55.8923611111112">
                <text:p>55.8923611111112</text:p>
              </table:table-cell>
              <table:table-cell office:value-type="float" office:value="59.308532588191">
                <text:p>59.308532588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2300689703298">
                <text:p>5.02300689703298</text:p>
              </table:table-cell>
              <table:table-cell office:value-type="float" office:value="19.4581184346635">
                <text:p>19.4581184346635</text:p>
              </table:table-cell>
              <table:table-cell office:value-type="float" office:value="20.2217711408887">
                <text:p>20.2217711408887</text:p>
              </table:table-cell>
              <table:table-cell office:value-type="float" office:value="21.0478129481663">
                <text:p>21.0478129481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827848068856">
                <text:p>1.79827848068856</text:p>
              </table:table-cell>
              <table:table-cell office:value-type="float" office:value="8.54921818163943">
                <text:p>8.54921818163943</text:p>
              </table:table-cell>
              <table:table-cell office:value-type="float" office:value="8.69696344634463">
                <text:p>8.69696344634463</text:p>
              </table:table-cell>
              <table:table-cell office:value-type="float" office:value="8.84990510064928">
                <text:p>8.84990510064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6814297929673">
                <text:p>3.66814297929673</text:p>
              </table:table-cell>
              <table:table-cell office:value-type="float" office:value="7.94090809337351">
                <text:p>7.94090809337351</text:p>
              </table:table-cell>
              <table:table-cell office:value-type="float" office:value="8.18598559266534">
                <text:p>8.18598559266534</text:p>
              </table:table-cell>
              <table:table-cell office:value-type="float" office:value="8.44667231825831">
                <text:p>8.44667231825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3101099168663">
                <text:p>2.23101099168663</text:p>
              </table:table-cell>
              <table:table-cell office:value-type="float" office:value="4.60026249491439">
                <text:p>4.60026249491439</text:p>
              </table:table-cell>
              <table:table-cell office:value-type="float" office:value="4.69548594473724">
                <text:p>4.69548594473724</text:p>
              </table:table-cell>
              <table:table-cell office:value-type="float" office:value="4.79473488925855">
                <text:p>4.79473488925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846074380164">
                <text:p>11.7846074380164</text:p>
              </table:table-cell>
              <table:table-cell office:value-type="float" office:value="13.1605157804725">
                <text:p>13.1605157804725</text:p>
              </table:table-cell>
              <table:table-cell office:value-type="float" office:value="14.1080729166665">
                <text:p>14.1080729166665</text:p>
              </table:table-cell>
              <table:table-cell office:value-type="float" office:value="15.2026647808906">
                <text:p>15.2026647808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9347510378908">
                <text:p>21.9347510378908</text:p>
              </table:table-cell>
              <table:table-cell office:value-type="float" office:value="17.3464132520602">
                <text:p>17.3464132520602</text:p>
              </table:table-cell>
              <table:table-cell office:value-type="float" office:value="19.2209974984367">
                <text:p>19.2209974984367</text:p>
              </table:table-cell>
              <table:table-cell office:value-type="float" office:value="21.5498352264761">
                <text:p>21.5498352264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8147064897841">
                <text:p>4.48147064897841</text:p>
              </table:table-cell>
              <table:table-cell office:value-type="float" office:value="5.76061486785472">
                <text:p>5.76061486785472</text:p>
              </table:table-cell>
              <table:table-cell office:value-type="float" office:value="5.96804021671184">
                <text:p>5.96804021671184</text:p>
              </table:table-cell>
              <table:table-cell office:value-type="float" office:value="6.19096126410447">
                <text:p>6.19096126410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698883906244">
                <text:p>2.8698883906244</text:p>
              </table:table-cell>
              <table:table-cell office:value-type="float" office:value="2.09138660986642">
                <text:p>2.09138660986642</text:p>
              </table:table-cell>
              <table:table-cell office:value-type="float" office:value="2.14454025101731">
                <text:p>2.14454025101731</text:p>
              </table:table-cell>
              <table:table-cell office:value-type="float" office:value="2.20046620486353">
                <text:p>2.20046620486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2438018903752">
                <text:p>27.2438018903752</text:p>
              </table:table-cell>
              <table:table-cell office:value-type="float" office:value="29.1325376083631">
                <text:p>29.1325376083631</text:p>
              </table:table-cell>
              <table:table-cell office:value-type="float" office:value="32.7386282234958">
                <text:p>32.7386282234958</text:p>
              </table:table-cell>
              <table:table-cell office:value-type="float" office:value="37.3635750490518">
                <text:p>37.363575049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188928604866">
                <text:p>1.54188928604866</text:p>
              </table:table-cell>
              <table:table-cell office:value-type="float" office:value="6.16438836956147">
                <text:p>6.16438836956147</text:p>
              </table:table-cell>
              <table:table-cell office:value-type="float" office:value="6.25781112962639">
                <text:p>6.25781112962639</text:p>
              </table:table-cell>
              <table:table-cell office:value-type="float" office:value="6.35410915292274">
                <text:p>6.35410915292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6522386981925">
                <text:p>0.386522386981925</text:p>
              </table:table-cell>
              <table:table-cell office:value-type="float" office:value="2.77390377387157">
                <text:p>2.77390377387157</text:p>
              </table:table-cell>
              <table:table-cell office:value-type="float" office:value="2.78582860649484">
                <text:p>2.78582860649484</text:p>
              </table:table-cell>
              <table:table-cell office:value-type="float" office:value="2.79785640994889">
                <text:p>2.79785640994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846074380168">
                <text:p>11.7846074380168</text:p>
              </table:table-cell>
              <table:table-cell office:value-type="float" office:value="44.742919516999">
                <text:p>44.742919516999</text:p>
              </table:table-cell>
              <table:table-cell office:value-type="float" office:value="47.9644097222229">
                <text:p>47.9644097222229</text:p>
              </table:table-cell>
              <table:table-cell office:value-type="float" office:value="51.6857863386024">
                <text:p>51.6857863386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308436058858">
                <text:p>6.1308436058858</text:p>
              </table:table-cell>
              <table:table-cell office:value-type="float" office:value="32.391773461235">
                <text:p>32.391773461235</text:p>
              </table:table-cell>
              <table:table-cell office:value-type="float" office:value="33.8651344652101">
                <text:p>33.8651344652101</text:p>
              </table:table-cell>
              <table:table-cell office:value-type="float" office:value="35.4789161748754">
                <text:p>35.4789161748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8283516741232">
                <text:p>7.78283516741232</text:p>
              </table:table-cell>
              <table:table-cell office:value-type="float" office:value="39.2370482136148">
                <text:p>39.2370482136148</text:p>
              </table:table-cell>
              <table:table-cell office:value-type="float" office:value="41.3565111493174">
                <text:p>41.3565111493174</text:p>
              </table:table-cell>
              <table:table-cell office:value-type="float" office:value="43.718022327231">
                <text:p>43.718022327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137556756208">
                <text:p>0.429137556756208</text:p>
              </table:table-cell>
              <table:table-cell office:value-type="float" office:value="3.6173293222653">
                <text:p>3.6173293222653</text:p>
              </table:table-cell>
              <table:table-cell office:value-type="float" office:value="3.63450122707252">
                <text:p>3.63450122707252</text:p>
              </table:table-cell>
              <table:table-cell office:value-type="float" office:value="3.65183694378044">
                <text:p>3.65183694378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3635167262037">
                <text:p>4.03635167262037</text:p>
              </table:table-cell>
              <table:table-cell office:value-type="float" office:value="25.9854316368193">
                <text:p>25.9854316368193</text:p>
              </table:table-cell>
              <table:table-cell office:value-type="float" office:value="26.8491136115919">
                <text:p>26.8491136115919</text:p>
              </table:table-cell>
              <table:table-cell office:value-type="float" office:value="27.7721820991338">
                <text:p>27.7721820991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889672615261">
                <text:p>1.01889672615261</text:p>
              </table:table-cell>
              <table:table-cell office:value-type="float" office:value="7.35394493115639">
                <text:p>7.35394493115639</text:p>
              </table:table-cell>
              <table:table-cell office:value-type="float" office:value="7.43142567526369">
                <text:p>7.43142567526369</text:p>
              </table:table-cell>
              <table:table-cell office:value-type="float" office:value="7.51055646960229">
                <text:p>7.510556469602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298643483688">
                <text:p>1.03298643483688</text:p>
              </table:table-cell>
              <table:table-cell office:value-type="float" office:value="5.12155852642637">
                <text:p>5.12155852642637</text:p>
              </table:table-cell>
              <table:table-cell office:value-type="float" office:value="5.17618511203013">
                <text:p>5.17618511203013</text:p>
              </table:table-cell>
              <table:table-cell office:value-type="float" office:value="5.23198955590772">
                <text:p>5.23198955590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9437648962933">
                <text:p>46.9437648962933</text:p>
              </table:table-cell>
              <table:table-cell office:value-type="float" office:value="98.6874716745973">
                <text:p>98.6874716745973</text:p>
              </table:table-cell>
              <table:table-cell office:value-type="float" office:value="115.672725763612">
                <text:p>115.672725763612</text:p>
              </table:table-cell>
              <table:table-cell office:value-type="float" office:value="139.720183670195">
                <text:p>139.720183670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232394598711">
                <text:p>4.03232394598711</text:p>
              </table:table-cell>
              <table:table-cell office:value-type="float" office:value="19.8594472760645">
                <text:p>19.8594472760645</text:p>
              </table:table-cell>
              <table:table-cell office:value-type="float" office:value="20.5190114677431">
                <text:p>20.5190114677431</text:p>
              </table:table-cell>
              <table:table-cell office:value-type="float" office:value="21.2238910315032">
                <text:p>21.2238910315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759873244784">
                <text:p>7.7759873244784</text:p>
              </table:table-cell>
              <table:table-cell office:value-type="float" office:value="30.8744034916124">
                <text:p>30.8744034916124</text:p>
              </table:table-cell>
              <table:table-cell office:value-type="float" office:value="32.541100437364">
                <text:p>32.541100437364</text:p>
              </table:table-cell>
              <table:table-cell office:value-type="float" office:value="34.3980128459158">
                <text:p>34.3980128459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5613476174177">
                <text:p>3.35613476174177</text:p>
              </table:table-cell>
              <table:table-cell office:value-type="float" office:value="16.2753037393267">
                <text:p>16.2753037393267</text:p>
              </table:table-cell>
              <table:table-cell office:value-type="float" office:value="16.7437982397691">
                <text:p>16.7437982397691</text:p>
              </table:table-cell>
              <table:table-cell office:value-type="float" office:value="17.2400639486353">
                <text:p>17.2400639486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5775617293274">
                <text:p>0.885775617293274</text:p>
              </table:table-cell>
              <table:table-cell office:value-type="float" office:value="3.68962219511589">
                <text:p>3.68962219511589</text:p>
              </table:table-cell>
              <table:table-cell office:value-type="float" office:value="3.72389813271688">
                <text:p>3.72389813271688</text:p>
              </table:table-cell>
              <table:table-cell office:value-type="float" office:value="3.7588168766709">
                <text:p>3.7588168766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1701706411487">
                <text:p>0.751701706411487</text:p>
              </table:table-cell>
              <table:table-cell office:value-type="float" office:value="2.48839030324746">
                <text:p>2.48839030324746</text:p>
              </table:table-cell>
              <table:table-cell office:value-type="float" office:value="2.50830111286041">
                <text:p>2.50830111286041</text:p>
              </table:table-cell>
              <table:table-cell office:value-type="float" office:value="2.52853312452544">
                <text:p>2.52853312452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5763630316653">
                <text:p>7.15763630316653</text:p>
              </table:table-cell>
              <table:table-cell office:value-type="float" office:value="17.8069600892925">
                <text:p>17.8069600892925</text:p>
              </table:table-cell>
              <table:table-cell office:value-type="float" office:value="18.7130386238714">
                <text:p>18.7130386238714</text:p>
              </table:table-cell>
              <table:table-cell office:value-type="float" office:value="19.716269287251">
                <text:p>19.716269287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4035674038619">
                <text:p>0.954035674038619</text:p>
              </table:table-cell>
              <table:table-cell office:value-type="float" office:value="1.39414174701286">
                <text:p>1.39414174701286</text:p>
              </table:table-cell>
              <table:table-cell office:value-type="float" office:value="1.40798940430342">
                <text:p>1.40798940430342</text:p>
              </table:table-cell>
              <table:table-cell office:value-type="float" office:value="1.42211491196494">
                <text:p>1.42211491196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0377155821153">
                <text:p>6.60377155821153</text:p>
              </table:table-cell>
              <table:table-cell office:value-type="float" office:value="8.28931146932488">
                <text:p>8.28931146932488</text:p>
              </table:table-cell>
              <table:table-cell office:value-type="float" office:value="8.68730897471508">
                <text:p>8.68730897471508</text:p>
              </table:table-cell>
              <table:table-cell office:value-type="float" office:value="9.1254523962406">
                <text:p>9.1254523962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39496298714482">
                <text:p>9.39496298714482</text:p>
              </table:table-cell>
              <table:table-cell office:value-type="float" office:value="13.125847111141">
                <text:p>13.125847111141</text:p>
              </table:table-cell>
              <table:table-cell office:value-type="float" office:value="13.9350324057557">
                <text:p>13.9350324057557</text:p>
              </table:table-cell>
              <table:table-cell office:value-type="float" office:value="14.8505421007274">
                <text:p>14.8505421007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52396694214894">
                <text:p>8.52396694214894</text:p>
              </table:table-cell>
              <table:table-cell office:value-type="float" office:value="16.5830129013281">
                <text:p>16.5830129013281</text:p>
              </table:table-cell>
              <table:table-cell office:value-type="float" office:value="17.5381944444447">
                <text:p>17.5381944444447</text:p>
              </table:table-cell>
              <table:table-cell office:value-type="float" office:value="18.61013841728">
                <text:p>18.61013841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252509718632">
                <text:p>13.4252509718632</text:p>
              </table:table-cell>
              <table:table-cell office:value-type="float" office:value="122.094330606852">
                <text:p>122.094330606852</text:p>
              </table:table-cell>
              <table:table-cell office:value-type="float" office:value="131.688646354402">
                <text:p>131.688646354402</text:p>
              </table:table-cell>
              <table:table-cell office:value-type="float" office:value="142.919422235382">
                <text:p>142.9194222353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6cm" svg:height="14.835cm" xlink:href=".." xlink:type="simple" chart:class="chart:bar" chart:style-name="ch1">
        <chart:title svg:x="5.63cm" svg:y="0.376cm" chart:style-name="ch2">
          <text:p>Distance between Vehicles In R - L  Direction (Yds)  - 17:45 -  07-03-2016 </text:p>
        </chart:title>
        <chart:subtitle svg:x="5.92cm" svg:y="1.704cm" chart:style-name="ch3">
          <text:p>Against Safe Stop Distance Yards for the 5 car average &amp; max speed - Oldham</text:p>
        </chart:subtitle>
        <chart:legend svg:x="7.136cm" svg:y="2.972cm" style:legend-expansion="custom" chartooo:width="6.96cm" chartooo:height="1.934cm" style:legend-expansion-aspect-ratio="3.59875904860393" chart:style-name="ch4"/>
        <chart:plot-area chart:style-name="ch5" table:cell-range-address="'Data Input and Calculations'.P82:'Data Input and Calculations'.P82 'Data Input and Calculations'.P84:'Data Input and Calculations'.P100 'Data Input and Calculations'.R82:'Data Input and Calculations'.R82 'Data Input and Calculations'.R84:'Data Input and Calculations'.R100 'Data Input and Calculations'.R77:'Data Input and Calculations'.R77" chart:data-source-has-labels="row" svg:x="0.667cm" svg:y="1.104cm" svg:width="21.441cm" svg:height="12.275cm">
          <chartooo:coordinate-region svg:x="1.95cm" svg:y="1.303cm" svg:width="20.158cm" svg:height="11.429cm"/>
          <chart:axis chart:dimension="x" chart:name="primary-x" chart:style-name="ch6">
            <chart:title svg:x="10.179cm" svg:y="13.675cm" chart:style-name="ch7">
              <text:p>Vehicle Number</text:p>
            </chart:title>
          </chart:axis>
          <chart:axis chart:dimension="y" chart:name="primary-y" chart:style-name="ch8">
            <chart:title svg:x="0cm" svg:y="9.851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P84:'Data Input and Calculations'.P100" chart:label-cell-address="'Data Input and Calculations'.P82:'Data Input and Calculations'.P82" chart:class="chart:bar">
            <chart:data-point chart:repeated="17"/>
          </chart:series>
          <chart:series chart:style-name="ch12" chart:values-cell-range-address="'Data Input and Calculations'.R84:'Data Input and Calculations'.R100" chart:label-cell-address="'Data Input and Calculations'.R82:'Data Input and Calculations'.R82" chart:class="chart:bar">
            <chart:data-point chart:repeated="17"/>
            <loext:propertry-mapping loext:property="BorderColor" loext:cell-range-address="'Data Input and Calculations'.R77:'Data Input and Calculations'.R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.00</text:p>
                <draw:g>
                  <svg:desc>'Data Input and Calculations'.P82:'Data Input and Calculations'.P82</svg:desc>
                </draw:g>
              </table:table-cell>
              <table:table-cell office:value-type="string">
                <text:p>0.00</text:p>
                <draw:g>
                  <svg:desc>'Data Input and Calculations'.R82:'Data Input and Calculations'.R8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">
                <text:p>204</text:p>
                <draw:g>
                  <svg:desc>'Data Input and Calculations'.P84:'Data Input and Calculations'.P100</svg:desc>
                </draw:g>
              </table:table-cell>
              <table:table-cell office:value-type="float" office:value="0">
                <text:p>0</text:p>
                <draw:g>
                  <svg:desc>'Data Input and Calculations'.R84:'Data Input and Calculations'.R100</svg:desc>
                </draw:g>
              </table:table-cell>
              <table:table-cell office:value-type="float" office:value="0">
                <text:p>0</text:p>
                <draw:g>
                  <svg:desc>'Data Input and Calculations'.R77:'Data Input and Calculations'.R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03cm" svg:height="13.964cm" xlink:href=".." xlink:type="simple" chart:class="chart:bar" chart:style-name="ch1">
        <chart:title svg:x="5.667cm" svg:y="0.249cm" chart:style-name="ch2">
          <text:p>Distance between Vehicles Out L- R Direction (Yds)  17:45 -  07-03-2016 </text:p>
        </chart:title>
        <chart:subtitle svg:x="6.469cm" svg:y="1.455cm" chart:style-name="ch3">
          <text:p>Against Safe Stop Distance Yards for the 5 car average &amp; max speed - Oldham</text:p>
        </chart:subtitle>
        <chart:legend svg:x="11.616cm" svg:y="3.323cm" style:legend-expansion="custom" chartooo:width="7.329cm" chartooo:height="1.812cm" style:legend-expansion-aspect-ratio="4.04470198675497" chart:style-name="ch4"/>
        <chart:plot-area chart:style-name="ch5" table:cell-range-address="'Data Input and Calculations'.P125:'Data Input and Calculations'.P125 'Data Input and Calculations'.P127:'Data Input and Calculations'.P149 'Data Input and Calculations'.R125:'Data Input and Calculations'.R125 'Data Input and Calculations'.R127:'Data Input and Calculations'.R149" chart:data-source-has-labels="row" svg:x="1.008cm" svg:y="1.051cm" svg:width="20.267cm" svg:height="11.605cm">
          <chartooo:coordinate-region svg:x="1.92cm" svg:y="1.25cm" svg:width="19.355cm" svg:height="10.759cm"/>
          <chart:axis chart:dimension="x" chart:name="primary-x" chart:style-name="ch6">
            <chart:title svg:x="9.933cm" svg:y="12.935cm" chart:style-name="ch7">
              <text:p>Vehicle Number</text:p>
            </chart:title>
          </chart:axis>
          <chart:axis chart:dimension="y" chart:name="primary-y" chart:style-name="ch8">
            <chart:title svg:x="0.004cm" svg:y="9.463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P127:'Data Input and Calculations'.P149" chart:label-cell-address="'Data Input and Calculations'.P125:'Data Input and Calculations'.P125" chart:class="chart:bar">
            <chart:data-point chart:repeated="23"/>
          </chart:series>
          <chart:series chart:style-name="ch12" chart:values-cell-range-address="'Data Input and Calculations'.R127:'Data Input and Calculations'.R149" chart:label-cell-address="'Data Input and Calculations'.R125:'Data Input and Calculations'.R12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</text:p>
                <draw:g>
                  <svg:desc>'Data Input and Calculations'.P125:'Data Input and Calculations'.P125</svg:desc>
                </draw:g>
              </table:table-cell>
              <table:table-cell office:value-type="string">
                <text:p>0.00</text:p>
                <draw:g>
                  <svg:desc>'Data Input and Calculations'.R125:'Data Input and Calculations'.R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Input and Calculations'.P127:'Data Input and Calculations'.P149</svg:desc>
                </draw:g>
              </table:table-cell>
              <table:table-cell office:value-type="float" office:value="0">
                <text:p>0</text:p>
                <draw:g>
                  <svg:desc>'Data Input and Calculations'.R127:'Data Input and Calculations'.R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58cm" svg:height="16.552cm" xlink:href=".." xlink:type="simple" chart:class="chart:bar" chart:style-name="ch1">
        <chart:title svg:x="6.276cm" svg:y="0.696cm" chart:style-name="ch2">
          <text:p>Distance between Vehicles (Yds)  -  Avg 5 vehicles - 17:00 14-12-2016 </text:p>
        </chart:title>
        <chart:subtitle svg:x="6.349cm" svg:y="1.956cm" chart:style-name="ch3">
          <text:p>Against Safe Stop Distance Yards for the 5 car average &amp; max speed - Oldham</text:p>
        </chart:subtitle>
        <chart:legend svg:x="3.028cm" svg:y="3.128cm" style:legend-expansion="custom" chartooo:width="9.678cm" chartooo:height="1.438cm" style:legend-expansion-aspect-ratio="6.73018080667594" chart:style-name="ch4"/>
        <chart:plot-area chart:style-name="ch5" table:cell-range-address="'Data Input and Calculations'.R8:'Data Input and Calculations'.R8 'Data Input and Calculations'.R15:'Data Input and Calculations'.R58 'Data Input and Calculations'.T8:'Data Input and Calculations'.T8 'Data Input and Calculations'.T15:'Data Input and Calculations'.T58" chart:data-source-has-labels="row" svg:x="0.805cm" svg:y="1.283cm" svg:width="23.387cm" svg:height="13.598cm">
          <chartooo:coordinate-region svg:x="2.088cm" svg:y="1.482cm" svg:width="22.104cm" svg:height="12.752cm"/>
          <chart:axis chart:dimension="x" chart:name="primary-x" chart:style-name="ch6">
            <chart:title svg:x="11.29cm" svg:y="15.212cm" chart:style-name="ch7">
              <text:p>Vehicle Number</text:p>
            </chart:title>
          </chart:axis>
          <chart:axis chart:dimension="y" chart:name="primary-y" chart:style-name="ch8">
            <chart:title svg:x="0cm" svg:y="10.692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R15:'Data Input and Calculations'.R58" chart:label-cell-address="'Data Input and Calculations'.R8:'Data Input and Calculations'.R8" chart:class="chart:bar">
            <chart:data-point chart:repeated="44"/>
          </chart:series>
          <chart:series chart:style-name="ch12" chart:values-cell-range-address="'Data Input and Calculations'.T15:'Data Input and Calculations'.T58" chart:label-cell-address="'Data Input and Calculations'.T8:'Data Input and Calculations'.T8" chart:class="chart:bar">
            <chart:data-point chart:repeated="4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  <table:table-cell office:value-type="string">
                <text:p>Safe Stop Distance For Speed – (Yds)</text:p>
                <draw:g>
                  <svg:desc>'Data Input and Calculations'.T8:'Data Input and Calculations'.T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6670386904764">
                <text:p>49.6670386904764</text:p>
                <draw:g>
                  <svg:desc>'Data Input and Calculations'.R15:'Data Input and Calculations'.R58</svg:desc>
                </draw:g>
              </table:table-cell>
              <table:table-cell office:value-type="float" office:value="9.40947039973019">
                <text:p>9.40947039973019</text:p>
                <draw:g>
                  <svg:desc>'Data Input and Calculations'.T15:'Data Input and Calculations'.T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4761687917422">
                <text:p>51.4761687917422</text:p>
              </table:table-cell>
              <table:table-cell office:value-type="float" office:value="13.4527952807495">
                <text:p>13.452795280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8156176184521">
                <text:p>40.8156176184521</text:p>
              </table:table-cell>
              <table:table-cell office:value-type="float" office:value="11.7918751352469">
                <text:p>11.7918751352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9701177573989">
                <text:p>57.9701177573989</text:p>
              </table:table-cell>
              <table:table-cell office:value-type="float" office:value="11.7918751352469">
                <text:p>11.7918751352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3858378491038">
                <text:p>35.3858378491038</text:p>
              </table:table-cell>
              <table:table-cell office:value-type="float" office:value="11.7918751352469">
                <text:p>11.7918751352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1869212962965">
                <text:p>49.1869212962965</text:p>
              </table:table-cell>
              <table:table-cell office:value-type="float" office:value="18.2231404958679">
                <text:p>18.2231404958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918176454255">
                <text:p>34.918176454255</text:p>
              </table:table-cell>
              <table:table-cell office:value-type="float" office:value="11.7773477550573">
                <text:p>11.7773477550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8360699888794">
                <text:p>35.8360699888794</text:p>
              </table:table-cell>
              <table:table-cell office:value-type="float" office:value="11.7991508592301">
                <text:p>11.7991508592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131625626043">
                <text:p>13.9131625626043</text:p>
              </table:table-cell>
              <table:table-cell office:value-type="float" office:value="11.8137264375075">
                <text:p>11.8137264375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874999999997">
                <text:p>54.6874999999997</text:p>
              </table:table-cell>
              <table:table-cell office:value-type="float" office:value="15.4971074380164">
                <text:p>15.4971074380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6410621641643">
                <text:p>59.6410621641643</text:p>
              </table:table-cell>
              <table:table-cell office:value-type="float" office:value="18.2388548062749">
                <text:p>18.2388548062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116238617417">
                <text:p>62.116238617417</text:p>
              </table:table-cell>
              <table:table-cell office:value-type="float" office:value="10.4829240884672">
                <text:p>10.4829240884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2906650641021">
                <text:p>62.2906650641021</text:p>
              </table:table-cell>
              <table:table-cell office:value-type="float" office:value="10.4770404420753">
                <text:p>10.477040442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923611111112">
                <text:p>55.8923611111112</text:p>
              </table:table-cell>
              <table:table-cell office:value-type="float" office:value="8.52396694214878">
                <text:p>8.52396694214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2217711408887">
                <text:p>20.2217711408887</text:p>
              </table:table-cell>
              <table:table-cell office:value-type="float" office:value="5.02300689703298">
                <text:p>5.02300689703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9696344634463">
                <text:p>8.69696344634463</text:p>
              </table:table-cell>
              <table:table-cell office:value-type="float" office:value="1.79827848068856">
                <text:p>1.79827848068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8598559266534">
                <text:p>8.18598559266534</text:p>
              </table:table-cell>
              <table:table-cell office:value-type="float" office:value="3.66814297929673">
                <text:p>3.66814297929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9548594473724">
                <text:p>4.69548594473724</text:p>
              </table:table-cell>
              <table:table-cell office:value-type="float" office:value="2.23101099168663">
                <text:p>2.23101099168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080729166665">
                <text:p>14.1080729166665</text:p>
              </table:table-cell>
              <table:table-cell office:value-type="float" office:value="11.7846074380164">
                <text:p>11.7846074380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2209974984367">
                <text:p>19.2209974984367</text:p>
              </table:table-cell>
              <table:table-cell office:value-type="float" office:value="21.9347510378908">
                <text:p>21.9347510378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6804021671184">
                <text:p>5.96804021671184</text:p>
              </table:table-cell>
              <table:table-cell office:value-type="float" office:value="4.48147064897841">
                <text:p>4.48147064897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4454025101731">
                <text:p>2.14454025101731</text:p>
              </table:table-cell>
              <table:table-cell office:value-type="float" office:value="2.8698883906244">
                <text:p>2.8698883906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7386282234958">
                <text:p>32.7386282234958</text:p>
              </table:table-cell>
              <table:table-cell office:value-type="float" office:value="27.2438018903752">
                <text:p>27.2438018903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781112962639">
                <text:p>6.25781112962639</text:p>
              </table:table-cell>
              <table:table-cell office:value-type="float" office:value="1.54188928604866">
                <text:p>1.54188928604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8582860649484">
                <text:p>2.78582860649484</text:p>
              </table:table-cell>
              <table:table-cell office:value-type="float" office:value="0.386522386981925">
                <text:p>0.386522386981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9644097222229">
                <text:p>47.9644097222229</text:p>
              </table:table-cell>
              <table:table-cell office:value-type="float" office:value="11.7846074380168">
                <text:p>11.7846074380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8651344652101">
                <text:p>33.8651344652101</text:p>
              </table:table-cell>
              <table:table-cell office:value-type="float" office:value="6.1308436058858">
                <text:p>6.1308436058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3565111493174">
                <text:p>41.3565111493174</text:p>
              </table:table-cell>
              <table:table-cell office:value-type="float" office:value="7.78283516741232">
                <text:p>7.78283516741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3450122707252">
                <text:p>3.63450122707252</text:p>
              </table:table-cell>
              <table:table-cell office:value-type="float" office:value="0.429137556756208">
                <text:p>0.429137556756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8491136115919">
                <text:p>26.8491136115919</text:p>
              </table:table-cell>
              <table:table-cell office:value-type="float" office:value="4.03635167262037">
                <text:p>4.03635167262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3142567526369">
                <text:p>7.43142567526369</text:p>
              </table:table-cell>
              <table:table-cell office:value-type="float" office:value="1.01889672615261">
                <text:p>1.01889672615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7618511203013">
                <text:p>5.17618511203013</text:p>
              </table:table-cell>
              <table:table-cell office:value-type="float" office:value="1.03298643483688">
                <text:p>1.03298643483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.672725763612">
                <text:p>115.672725763612</text:p>
              </table:table-cell>
              <table:table-cell office:value-type="float" office:value="46.9437648962933">
                <text:p>46.9437648962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5190114677431">
                <text:p>20.5190114677431</text:p>
              </table:table-cell>
              <table:table-cell office:value-type="float" office:value="4.03232394598711">
                <text:p>4.03232394598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1100437364">
                <text:p>32.541100437364</text:p>
              </table:table-cell>
              <table:table-cell office:value-type="float" office:value="7.7759873244784">
                <text:p>7.7759873244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7437982397691">
                <text:p>16.7437982397691</text:p>
              </table:table-cell>
              <table:table-cell office:value-type="float" office:value="3.35613476174177">
                <text:p>3.35613476174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2389813271688">
                <text:p>3.72389813271688</text:p>
              </table:table-cell>
              <table:table-cell office:value-type="float" office:value="0.885775617293274">
                <text:p>0.885775617293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0830111286041">
                <text:p>2.50830111286041</text:p>
              </table:table-cell>
              <table:table-cell office:value-type="float" office:value="0.751701706411487">
                <text:p>0.751701706411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7130386238714">
                <text:p>18.7130386238714</text:p>
              </table:table-cell>
              <table:table-cell office:value-type="float" office:value="7.15763630316653">
                <text:p>7.15763630316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0798940430342">
                <text:p>1.40798940430342</text:p>
              </table:table-cell>
              <table:table-cell office:value-type="float" office:value="0.954035674038619">
                <text:p>0.954035674038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8730897471508">
                <text:p>8.68730897471508</text:p>
              </table:table-cell>
              <table:table-cell office:value-type="float" office:value="6.60377155821153">
                <text:p>6.60377155821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9350324057557">
                <text:p>13.9350324057557</text:p>
              </table:table-cell>
              <table:table-cell office:value-type="float" office:value="9.39496298714482">
                <text:p>9.39496298714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5381944444447">
                <text:p>17.5381944444447</text:p>
              </table:table-cell>
              <table:table-cell office:value-type="float" office:value="8.52396694214894">
                <text:p>8.52396694214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.688646354402">
                <text:p>131.688646354402</text:p>
              </table:table-cell>
              <table:table-cell office:value-type="float" office:value="13.4252509718632">
                <text:p>13.425250971863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8cm" svg:height="13.056cm" xlink:href=".." xlink:type="simple" chart:class="chart:scatter" chart:style-name="ch1">
        <chart:title svg:x="0.941cm" svg:y="0.397cm" chart:style-name="ch2">
          <text:p>Traffic Survey  15:15 12-12-2016 - Flow rate - In R - L  (Vehicles per hour) - Averaged over each 5 Cars </text:p>
        </chart:title>
        <chart:subtitle svg:x="5.174cm" svg:y="1.437cm" chart:style-name="ch3">
          <text:p>Actual Arrival Time - Flow Rate VPH = (1 hour) / ((Time for 5 cars) / 5) </text:p>
        </chart:subtitle>
        <chart:legend svg:x="5.215cm" svg:y="6.773cm" style:legend-expansion="custom" chartooo:width="6.323cm" chartooo:height="1.183cm" style:legend-expansion-aspect-ratio="5.34488588334742" chart:style-name="ch4"/>
        <chart:plot-area chart:style-name="ch5" table:cell-range-address="'Data Input and Calculations'.A84:'Data Input and Calculations'.A100 'Data Input and Calculations'.M82:'Data Input and Calculations'.N82 'Data Input and Calculations'.M84:'Data Input and Calculations'.N100" chart:data-source-has-labels="row" svg:x="1.672cm" svg:y="1.704cm" svg:width="20.408cm" svg:height="9.961cm">
          <chartooo:coordinate-region svg:x="2.77cm" svg:y="1.903cm" svg:width="19.216cm" svg:height="9.115cm"/>
          <chart:axis chart:dimension="x" chart:name="primary-x" chart:style-name="ch6">
            <chart:title svg:x="10.76cm" svg:y="11.926cm" chart:style-name="ch7">
              <text:p>Time (Minutes)</text:p>
            </chart:title>
          </chart:axis>
          <chart:axis chart:dimension="y" chart:name="primary-y" chart:style-name="ch8">
            <chart:title svg:x="0.661cm" svg:y="9.85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M84:'Data Input and Calculations'.M100" chart:label-cell-address="'Data Input and Calculations'.M82:'Data Input and Calculations'.M82" chart:class="chart:scatter">
            <chart:domain table:cell-range-address="'Data Input and Calculations'.A84:'Data Input and Calculations'.A100"/>
            <chart:data-point chart:repeated="17"/>
          </chart:series>
          <chart:series chart:style-name="ch12" chart:values-cell-range-address="'Data Input and Calculations'.N84:'Data Input and Calculations'.N100" chart:label-cell-address="'Data Input and Calculations'.N82:'Data Input and Calculations'.N82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27.84</text:p>
                <draw:g>
                  <svg:desc>'Data Input and Calculations'.M82:'Data Input and Calculations'.M82</svg:desc>
                </draw:g>
              </table:table-cell>
              <table:table-cell office:value-type="string">
                <text:p>255.68</text:p>
                <draw:g>
                  <svg:desc>'Data Input and Calculations'.N82:'Data Input and Calculations'.N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84:'Data Input and Calculations'.A100</svg:desc>
                </draw:g>
              </table:table-cell>
              <table:table-cell office:value-type="float" office:value="127.840909090909">
                <text:p>127.840909090909</text:p>
                <draw:g>
                  <svg:desc>'Data Input and Calculations'.M84:'Data Input and Calculations'.M100</svg:desc>
                </draw:g>
              </table:table-cell>
              <table:table-cell office:value-type="float" office:value="255.681818181818">
                <text:p>255.681818181818</text:p>
                <draw:g>
                  <svg:desc>'Data Input and Calculations'.N84:'Data Input and Calculations'.N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7.840909090909">
                <text:p>127.840909090909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5cm" svg:height="14.16cm" xlink:href=".." xlink:type="simple" chart:class="chart:scatter" chart:style-name="ch1">
        <chart:title svg:x="0.575cm" svg:y="0.419cm" chart:style-name="ch2">
          <text:p>Traffic Survey  17:45 07-03-2016 - Flow rate Out - L- R (Vehicles per hour) - Averaged over each 5 Cars </text:p>
        </chart:title>
        <chart:subtitle svg:x="4.861cm" svg:y="1.481cm" chart:style-name="ch3">
          <text:p>Actual Arrival Time - Flow Rate VPH = (1 hour) / ((Time for 5 cars) / 5) </text:p>
        </chart:subtitle>
        <chart:legend svg:x="4.709cm" svg:y="3.871cm" style:legend-expansion="custom" chartooo:width="6.215cm" chartooo:height="1.91cm" style:legend-expansion-aspect-ratio="3.25392670157068" chart:style-name="ch4"/>
        <chart:plot-area chart:style-name="ch5" table:cell-range-address="'Data Input and Calculations'.A127:'Data Input and Calculations'.A149 'Data Input and Calculations'.M125:'Data Input and Calculations'.N125 'Data Input and Calculations'.M127:'Data Input and Calculations'.N149" chart:data-source-has-labels="row" svg:x="1.214cm" svg:y="1.864cm" svg:width="20.258cm" svg:height="10.732cm">
          <chartooo:coordinate-region svg:x="2.312cm" svg:y="2.064cm" svg:width="19.066cm" svg:height="9.885cm"/>
          <chart:axis chart:dimension="x" chart:name="primary-x" chart:style-name="ch6">
            <chart:title svg:x="10.227cm" svg:y="12.879cm" chart:style-name="ch7">
              <text:p>Time (Minutes)</text:p>
            </chart:title>
          </chart:axis>
          <chart:axis chart:dimension="y" chart:name="primary-y" chart:style-name="ch8">
            <chart:title svg:x="0.215cm" svg:y="10.396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M127:'Data Input and Calculations'.M149" chart:label-cell-address="'Data Input and Calculations'.M125:'Data Input and Calculations'.M125" chart:class="chart:scatter">
            <chart:domain table:cell-range-address="'Data Input and Calculations'.A127:'Data Input and Calculations'.A149"/>
            <chart:data-point chart:repeated="23"/>
          </chart:series>
          <chart:series chart:style-name="ch12" chart:values-cell-range-address="'Data Input and Calculations'.N127:'Data Input and Calculations'.N149" chart:label-cell-address="'Data Input and Calculations'.N125:'Data Input and Calculations'.N125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55.68</text:p>
                <draw:g>
                  <svg:desc>'Data Input and Calculations'.M125:'Data Input and Calculations'.M125</svg:desc>
                </draw:g>
              </table:table-cell>
              <table:table-cell office:value-type="string">
                <text:p>#DIV/0!</text:p>
                <draw:g>
                  <svg:desc>'Data Input and Calculations'.N125:'Data Input and Calculations'.N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127:'Data Input and Calculations'.A149</svg:desc>
                </draw:g>
              </table:table-cell>
              <table:table-cell office:value-type="float" office:value="255.681818181818">
                <text:p>255.681818181818</text:p>
                <draw:g>
                  <svg:desc>'Data Input and Calculations'.M127:'Data Input and Calculations'.M149</svg:desc>
                </draw:g>
              </table:table-cell>
              <table:table-cell office:value-type="float" office:value="NaN">
                <text:p>NaN</text:p>
                <draw:g>
                  <svg:desc>'Data Input and Calculations'.N127:'Data Input and Calculations'.N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maximum="6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interval-major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47cm" svg:height="15.062cm" xlink:href=".." xlink:type="simple" chart:class="chart:scatter" chart:style-name="ch1">
        <chart:title svg:x="2.388cm" svg:y="0.437cm" chart:style-name="ch2">
          <text:p>Traffic Survey Time - 17:00 : 14-12-2016 - Flow rate (Vehicles per hour) - Averaged over each 5 Cars </text:p>
        </chart:title>
        <chart:subtitle svg:x="6.357cm" svg:y="1.517cm" chart:style-name="ch3">
          <text:p>Actual Arrival Time - Flow Rate VPH = (1 hour) / ((Time for 5 cars) / 5) </text:p>
        </chart:subtitle>
        <chart:legend svg:x="4.296cm" svg:y="3.724cm" style:legend-expansion="custom" chartooo:width="7.508cm" chartooo:height="1.146cm" style:legend-expansion-aspect-ratio="6.55148342059337" chart:style-name="ch4"/>
        <chart:plot-area chart:style-name="ch5" table:cell-range-address="'Data Input and Calculations'.D10:'Data Input and Calculations'.D58 'Data Input and Calculations'.O8:'Data Input and Calculations'.P8 'Data Input and Calculations'.O10:'Data Input and Calculations'.P58" chart:data-source-has-labels="row" svg:x="0.628cm" svg:y="1.998cm" svg:width="23.994cm" svg:height="11.613cm">
          <chartooo:coordinate-region svg:x="2.096cm" svg:y="2.197cm" svg:width="22.194cm" svg:height="10.767cm"/>
          <chart:axis chart:dimension="x" chart:name="primary-x" chart:style-name="ch6">
            <chart:title svg:x="11.509cm" svg:y="13.912cm" chart:style-name="ch7">
              <text:p>Time (Minutes)</text:p>
            </chart:title>
          </chart:axis>
          <chart:axis chart:dimension="y" chart:name="primary-y" chart:style-name="ch8">
            <chart:title svg:x="0cm" svg:y="10.97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O10:'Data Input and Calculations'.O58" chart:label-cell-address="'Data Input and Calculations'.O8:'Data Input and Calculations'.O8" chart:class="chart:scatter">
            <chart:domain table:cell-range-address="'Data Input and Calculations'.D10:'Data Input and Calculations'.D58"/>
            <chart:data-point chart:repeated="49"/>
          </chart:series>
          <chart:series chart:style-name="ch12" chart:values-cell-range-address="'Data Input and Calculations'.P10:'Data Input and Calculations'.P58" chart:label-cell-address="'Data Input and Calculations'.P8:'Data Input and Calculations'.P8" chart:class="chart:scatter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146604938272">
                <text:p>0.135146604938272</text:p>
                <draw:g>
                  <svg:desc>'Data Input and Calculations'.D10:'Data Input and Calculations'.D58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58</svg:desc>
                </draw:g>
              </table:table-cell>
              <table:table-cell office:value-type="float" office:value="588">
                <text:p>588</text:p>
                <draw:g>
                  <svg:desc>'Data Input and Calculations'.P10:'Data Input and Calculations'.P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0447530864198">
                <text:p>0.37044753086419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3271604938272">
                <text:p>0.513271604938272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6670524691358">
                <text:p>0.63667052469135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514274691358">
                <text:p>1.1151427469135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6527777777778">
                <text:p>1.16527777777778</text:p>
              </table:table-cell>
              <table:table-cell office:value-type="float" office:value="257.449344457688">
                <text:p>257.4493444576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779320987654">
                <text:p>1.20779320987654</text:p>
              </table:table-cell>
              <table:table-cell office:value-type="float" office:value="279.682048699781">
                <text:p>279.68204869978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3858024691358">
                <text:p>1.23858024691358</text:p>
              </table:table-cell>
              <table:table-cell office:value-type="float" office:value="345.569282730424">
                <text:p>345.56928273042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682098765432">
                <text:p>1.66682098765432</text:p>
              </table:table-cell>
              <table:table-cell office:value-type="float" office:value="260.066889632107">
                <text:p>260.06688963210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4396219135802">
                <text:p>1.74396219135802</text:p>
              </table:table-cell>
              <table:table-cell office:value-type="float" office:value="270.931326434619">
                <text:p>270.9313264346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110339506173">
                <text:p>1.82110339506173</text:p>
              </table:table-cell>
              <table:table-cell office:value-type="float" office:value="424.952864988933">
                <text:p>424.95286498893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881944444444">
                <text:p>1.82881944444444</text:p>
              </table:table-cell>
              <table:table-cell office:value-type="float" office:value="452.119309262167">
                <text:p>452.11930926216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51350308642">
                <text:p>1.8751350308642</text:p>
              </table:table-cell>
              <table:table-cell office:value-type="float" office:value="449.544731897673">
                <text:p>449.54473189767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1375385802469">
                <text:p>1.91375385802469</text:p>
              </table:table-cell>
              <table:table-cell office:value-type="float" office:value="444.330161995372">
                <text:p>444.33016199537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5414737654321">
                <text:p>2.55414737654321</text:p>
              </table:table-cell>
              <table:table-cell office:value-type="float" office:value="338.094306397965">
                <text:p>338.0943063979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1587577160494">
                <text:p>2.61587577160494</text:p>
              </table:table-cell>
              <table:table-cell office:value-type="float" office:value="344.070796460177">
                <text:p>344.0707964601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2467206790123">
                <text:p>3.02467206790123</text:p>
              </table:table-cell>
              <table:table-cell office:value-type="float" office:value="249.258730947382">
                <text:p>249.25873094738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7480709876543">
                <text:p>3.07480709876543</text:p>
              </table:table-cell>
              <table:table-cell office:value-type="float" office:value="240.772851127075">
                <text:p>240.7728511270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580632716049">
                <text:p>3.15580632716049</text:p>
              </table:table-cell>
              <table:table-cell office:value-type="float" office:value="234.252146407591">
                <text:p>234.252146407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1367669753086">
                <text:p>3.21367669753086</text:p>
              </table:table-cell>
              <table:table-cell office:value-type="float" office:value="230.782928711343">
                <text:p>230.7829287113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6003086419753">
                <text:p>3.26003086419753</text:p>
              </table:table-cell>
              <table:table-cell office:value-type="float" office:value="424.999316809226">
                <text:p>424.99931680922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417824074074">
                <text:p>3.36417824074074</text:p>
              </table:table-cell>
              <table:table-cell office:value-type="float" office:value="400.907403588369">
                <text:p>400.90740358836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6516203703704">
                <text:p>3.36516203703704</text:p>
              </table:table-cell>
              <table:table-cell office:value-type="float" office:value="881.083224746474">
                <text:p>881.0832247464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0661651234568">
                <text:p>3.40661651234568</text:p>
              </table:table-cell>
              <table:table-cell office:value-type="float" office:value="904.133480611593">
                <text:p>904.133480611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13387345679">
                <text:p>3.4413387345679</text:p>
              </table:table-cell>
              <table:table-cell office:value-type="float" office:value="1050.66882853668">
                <text:p>1050.6688285366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7218364197531">
                <text:p>3.47218364197531</text:p>
              </table:table-cell>
              <table:table-cell office:value-type="float" office:value="1160.51040967092">
                <text:p>1160.510409670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7218364197531">
                <text:p>3.47218364197531</text:p>
              </table:table-cell>
              <table:table-cell office:value-type="float" office:value="1414.07528641571">
                <text:p>1414.0752864157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883.586159877279">
                <text:p>883.58615987727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514660493827">
                <text:p>3.93514660493827</text:p>
              </table:table-cell>
              <table:table-cell office:value-type="float" office:value="526.330039258156">
                <text:p>526.3300392581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7081404320988">
                <text:p>4.27081404320988</text:p>
              </table:table-cell>
              <table:table-cell office:value-type="float" office:value="347.142857142857">
                <text:p>347.14285714285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2488425925926">
                <text:p>4.32488425925926</text:p>
              </table:table-cell>
              <table:table-cell office:value-type="float" office:value="339.541078095321">
                <text:p>339.54107809532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943287037037">
                <text:p>4.3943287037037</text:p>
              </table:table-cell>
              <table:table-cell office:value-type="float" office:value="303.732203191219">
                <text:p>303.7322031912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5217978395062">
                <text:p>4.45217978395062</text:p>
              </table:table-cell>
              <table:table-cell office:value-type="float" office:value="296.782565550933">
                <text:p>296.78256555093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5217978395062">
                <text:p>4.45217978395062</text:p>
              </table:table-cell>
              <table:table-cell office:value-type="float" office:value="306.123654114914">
                <text:p>306.1236541149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3769290123457">
                <text:p>4.73769290123457</text:p>
              </table:table-cell>
              <table:table-cell office:value-type="float" office:value="237.058715931955">
                <text:p>237.05871593195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3798225308642">
                <text:p>4.83798225308642</text:p>
              </table:table-cell>
              <table:table-cell office:value-type="float" office:value="264.485297869084">
                <text:p>264.48529786908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9199459876543">
                <text:p>4.89199459876543</text:p>
              </table:table-cell>
              <table:table-cell office:value-type="float" office:value="313.529423623571">
                <text:p>313.52942362357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8514660493827">
                <text:p>5.18514660493827</text:p>
              </table:table-cell>
              <table:table-cell office:value-type="float" office:value="328.108187936454">
                <text:p>328.1081879364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8514660493827">
                <text:p>5.18514660493827</text:p>
              </table:table-cell>
              <table:table-cell office:value-type="float" office:value="348.73082787694">
                <text:p>348.730827876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2376543209877">
                <text:p>5.22376543209877</text:p>
              </table:table-cell>
              <table:table-cell office:value-type="float" office:value="361.691241453091">
                <text:p>361.6912414530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9672067901235">
                <text:p>5.19672067901235</text:p>
              </table:table-cell>
              <table:table-cell office:value-type="float" office:value="402.932870430344">
                <text:p>402.9328704303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5079089506173">
                <text:p>5.25079089506173</text:p>
              </table:table-cell>
              <table:table-cell office:value-type="float" office:value="375.652173913044">
                <text:p>375.6521739130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3923611111111">
                <text:p>5.23923611111111</text:p>
              </table:table-cell>
              <table:table-cell office:value-type="float" office:value="598.153846153846">
                <text:p>598.15384615384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6273148148148">
                <text:p>5.36273148148148</text:p>
              </table:table-cell>
              <table:table-cell office:value-type="float" office:value="571.701650553247">
                <text:p>571.70165055324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6658950617284">
                <text:p>5.36658950617284</text:p>
              </table:table-cell>
              <table:table-cell office:value-type="float" office:value="632.118034386052">
                <text:p>632.11803438605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1674382716049">
                <text:p>5.41674382716049</text:p>
              </table:table-cell>
              <table:table-cell office:value-type="float" office:value="1295.35232383808">
                <text:p>1295.3523238380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1309799382716">
                <text:p>5.51309799382716</text:p>
              </table:table-cell>
              <table:table-cell office:value-type="float" office:value="914.76971942827">
                <text:p>914.7697194282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8645833333333">
                <text:p>5.58645833333333</text:p>
              </table:table-cell>
              <table:table-cell office:value-type="float" office:value="827.146048292736">
                <text:p>827.1460482927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4876543209877">
                <text:p>5.84876543209877</text:p>
              </table:table-cell>
              <table:table-cell office:value-type="float" office:value="126.231717017581">
                <text:p>126.231717017581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25cm" svg:height="15.503cm" xlink:href=".." xlink:type="simple" chart:class="chart:bar" chart:style-name="ch1">
        <chart:title svg:x="7.129cm" svg:y="0.624cm" chart:style-name="ch2">
          <text:p>Time between Vehicles (Yds)  - 17:45 07-03-2016 </text:p>
        </chart:title>
        <chart:subtitle svg:x="10.76cm" svg:y="1.746cm" chart:style-name="ch3">
          <text:p> Oldham</text:p>
        </chart:subtitle>
        <chart:legend svg:x="5.539cm" svg:y="3.137cm" style:legend-expansion="custom" chartooo:width="8.254cm" chartooo:height="0.918cm" style:legend-expansion-aspect-ratio="8.99128540305011" chart:style-name="ch4"/>
        <chart:plot-area chart:style-name="ch5" table:cell-range-address="'Data Input and Calculations'.AW82:'Data Input and Calculations'.AX82 'Data Input and Calculations'.AW84:'Data Input and Calculations'.AX100" chart:data-source-has-labels="row" svg:x="1.247cm" svg:y="1.189cm" svg:width="20.624cm" svg:height="12.793cm">
          <chartooo:coordinate-region svg:x="1.974cm" svg:y="1.389cm" svg:width="19.897cm" svg:height="11.946cm"/>
          <chart:axis chart:dimension="x" chart:name="primary-x" chart:style-name="ch6">
            <chart:title svg:x="10.351cm" svg:y="14.292cm" chart:style-name="ch7">
              <text:p>Vehicle Number</text:p>
            </chart:title>
          </chart:axis>
          <chart:axis chart:dimension="y" chart:name="primary-y" chart:style-name="ch8">
            <chart:title svg:x="0.231cm" svg:y="9.296cm" chart:style-name="ch9">
              <text:p>Time between Vehicles</text:p>
            </chart:title>
            <chart:grid chart:style-name="ch10" chart:class="major"/>
          </chart:axis>
          <chart:series chart:style-name="ch11" chart:values-cell-range-address="'Data Input and Calculations'.AW84:'Data Input and Calculations'.AW100" chart:label-cell-address="'Data Input and Calculations'.AW82:'Data Input and Calculations'.AW82" chart:class="chart:bar">
            <chart:data-point chart:repeated="17"/>
          </chart:series>
          <chart:series chart:style-name="ch12" chart:values-cell-range-address="'Data Input and Calculations'.AX84:'Data Input and Calculations'.AX100" chart:label-cell-address="'Data Input and Calculations'.AX82:'Data Input and Calculations'.AX8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AW82:'Data Input and Calculations'.AW82</svg:desc>
                </draw:g>
              </table:table-cell>
              <table:table-cell office:value-type="string">
                <text:p>0.00</text:p>
                <draw:g>
                  <svg:desc>'Data Input and Calculations'.AX82:'Data Input and Calculations'.AX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W84:'Data Input and Calculations'.AW100</svg:desc>
                </draw:g>
              </table:table-cell>
              <table:table-cell office:value-type="float" office:value="0">
                <text:p>0</text:p>
                <draw:g>
                  <svg:desc>'Data Input and Calculations'.AX84:'Data Input and Calculations'.AX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03cm" svg:height="16.839cm" xlink:href=".." xlink:type="simple" chart:class="chart:bar" chart:style-name="ch1">
        <chart:title svg:x="7.902cm" svg:y="0.677cm" chart:style-name="ch2">
          <text:p>Time between Vehicles (Secs)  - 17:00 14-12-2016 </text:p>
        </chart:title>
        <chart:subtitle svg:x="11.928cm" svg:y="1.896cm" chart:style-name="ch3">
          <text:p> Oldham</text:p>
        </chart:subtitle>
        <chart:legend svg:x="13.925cm" svg:y="3.418cm" style:legend-expansion="custom" chartooo:width="9.15cm" chartooo:height="0.996cm" style:legend-expansion-aspect-ratio="9.18674698795181" chart:style-name="ch4"/>
        <chart:plot-area chart:style-name="ch5" table:cell-range-address="'Data Input and Calculations'.AY8:'Data Input and Calculations'.AZ8 'Data Input and Calculations'.AY10:'Data Input and Calculations'.AZ58" chart:data-source-has-labels="row" svg:x="1.09cm" svg:y="1.308cm" svg:width="23.154cm" svg:height="13.82cm">
          <chartooo:coordinate-region svg:x="2.188cm" svg:y="1.507cm" svg:width="22.056cm" svg:height="12.974cm"/>
          <chart:axis chart:dimension="x" chart:name="primary-x" chart:style-name="ch6">
            <chart:title svg:x="11.459cm" svg:y="15.464cm" chart:style-name="ch7">
              <text:p>Vehicle Number</text:p>
            </chart:title>
          </chart:axis>
          <chart:axis chart:dimension="y" chart:name="primary-y" chart:style-name="ch8">
            <chart:title svg:x="0.024cm" svg:y="9.929cm" chart:style-name="ch9">
              <text:p>Time between Vehicles</text:p>
            </chart:title>
            <chart:grid chart:style-name="ch10" chart:class="major"/>
          </chart:axis>
          <chart:series chart:style-name="ch11" chart:values-cell-range-address="'Data Input and Calculations'.AY10:'Data Input and Calculations'.AY58" chart:label-cell-address="'Data Input and Calculations'.AY8:'Data Input and Calculations'.AY8" chart:class="chart:bar">
            <chart:data-point chart:repeated="49"/>
          </chart:series>
          <chart:series chart:style-name="ch12" chart:values-cell-range-address="'Data Input and Calculations'.AZ10:'Data Input and Calculations'.AZ58" chart:label-cell-address="'Data Input and Calculations'.AZ8:'Data Input and Calculations'.AZ8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etween Vehicles Both Ways (Secs)</text:p>
                <draw:g>
                  <svg:desc>'Data Input and Calculations'.AY8:'Data Input and Calculations'.AY8</svg:desc>
                </draw:g>
              </table:table-cell>
              <table:table-cell office:value-type="string">
                <text:p>Average Time Between Vehicles Both Ways</text:p>
                <draw:g>
                  <svg:desc>'Data Input and Calculations'.AZ8:'Data Input and Calculations'.AZ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087962962963">
                <text:p>8.1087962962963</text:p>
                <draw:g>
                  <svg:desc>'Data Input and Calculations'.AY10:'Data Input and Calculations'.AY58</svg:desc>
                </draw:g>
              </table:table-cell>
              <table:table-cell office:value-type="float" office:value="NaN">
                <text:p>NaN</text:p>
                <draw:g>
                  <svg:desc>'Data Input and Calculations'.AZ10:'Data Input and Calculations'.AZ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180555555556">
                <text:p>14.118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6944444444444">
                <text:p>8.569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0393518518519">
                <text:p>7.40393518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7083333333333">
                <text:p>28.7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810185185186">
                <text:p>3.0081018518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092592592591">
                <text:p>2.5509259259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722222222223">
                <text:p>1.8472222222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6944444444444">
                <text:p>25.69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2847222222222">
                <text:p>4.6284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2847222222224">
                <text:p>4.6284722222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2962962962934">
                <text:p>0.46296296296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789351851852">
                <text:p>2.77893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1712962962963">
                <text:p>2.3171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4236111111111">
                <text:p>38.423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0370370370367">
                <text:p>3.7037037037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277777777778">
                <text:p>24.52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810185185185">
                <text:p>3.00810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5995370370372">
                <text:p>4.85995370370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125">
                <text:p>2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884259259259">
                <text:p>6.24884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0277777777601">
                <text:p>0.059027777777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8726851851852">
                <text:p>2.487268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333333333337">
                <text:p>2.0833333333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069444444443">
                <text:p>1.85069444444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912037037037">
                <text:p>13.89120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865740740741">
                <text:p>13.8865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1400462962963">
                <text:p>20.1400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4421296296296">
                <text:p>3.2442129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5509259259259">
                <text:p>27.5509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8819444444444">
                <text:p>10.881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3773148148148">
                <text:p>7.63773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6018518518518">
                <text:p>20.6018518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1481481481481">
                <text:p>23.14814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8472222222223">
                <text:p>26.847222222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298611111111">
                <text:p>20.82986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90625">
                <text:p>19.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444444444448">
                <text:p>0.6944444444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3865740740739">
                <text:p>3.9386574074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8240740740694">
                <text:p>0.928240740740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6064814814813">
                <text:p>9.9606481481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4791666666665">
                <text:p>6.94791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650462962963">
                <text:p>10.650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02199074074069">
                <text:p>9.0219907407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1921296296297">
                <text:p>13.192129629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73cm" svg:height="15.756cm" xlink:href=".." xlink:type="simple" chart:class="chart:bar" chart:style-name="ch1">
        <chart:title svg:x="7.454cm" svg:y="0.637cm" chart:style-name="ch2">
          <text:p>Time between Vehicles (Yds)  - 15:15 12-12-2016 </text:p>
        </chart:title>
        <chart:subtitle svg:x="7.35cm" svg:y="1.933cm" chart:style-name="ch3">
          <text:p> Oldham</text:p>
        </chart:subtitle>
        <chart:legend svg:x="13.877cm" svg:y="1.774cm" style:legend-expansion="custom" chartooo:width="8.633cm" chartooo:height="1.664cm" style:legend-expansion-aspect-ratio="5.18810096153846" chart:style-name="ch4"/>
        <chart:plot-area chart:style-name="ch5" table:cell-range-address="'Data Input and Calculations'.AY8:'Data Input and Calculations'.AZ58" chart:data-source-has-labels="row" svg:x="0.965cm" svg:y="1.211cm" svg:width="21.908cm" svg:height="12.986cm">
          <chartooo:coordinate-region svg:x="2.063cm" svg:y="1.41cm" svg:width="20.81cm" svg:height="12.14cm"/>
          <chart:axis chart:dimension="x" chart:name="primary-x" chart:style-name="ch6">
            <chart:title svg:x="10.711cm" svg:y="14.512cm" chart:style-name="ch7">
              <text:p>Vehicle Number</text:p>
            </chart:title>
          </chart:axis>
          <chart:axis chart:dimension="y" chart:name="primary-y" chart:style-name="ch8">
            <chart:title svg:x="0cm" svg:y="9.812cm" chart:style-name="ch9">
              <text:p>Time between Vehicles (sec)</text:p>
            </chart:title>
            <chart:grid chart:style-name="ch10" chart:class="major"/>
          </chart:axis>
          <chart:series chart:style-name="ch11" chart:values-cell-range-address="'Data Input and Calculations'.AY9:'Data Input and Calculations'.AY58" chart:label-cell-address="'Data Input and Calculations'.AY8:'Data Input and Calculations'.AY8" chart:class="chart:bar">
            <chart:data-point chart:repeated="50"/>
          </chart:series>
          <chart:series chart:style-name="ch12" chart:values-cell-range-address="'Data Input and Calculations'.AZ9:'Data Input and Calculations'.AZ58" chart:label-cell-address="'Data Input and Calculations'.AZ8:'Data Input and Calculations'.AZ8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etween Vehicles Both Ways (Secs)</text:p>
                <draw:g>
                  <svg:desc>'Data Input and Calculations'.AY8:'Data Input and Calculations'.AY8</svg:desc>
                </draw:g>
              </table:table-cell>
              <table:table-cell office:value-type="string">
                <text:p>Average Time Between Vehicles Both Ways</text:p>
                <draw:g>
                  <svg:desc>'Data Input and Calculations'.AZ8:'Data Input and Calculations'.AZ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Y9:'Data Input and Calculations'.AY58</svg:desc>
                </draw:g>
              </table:table-cell>
              <table:table-cell office:value-type="float" office:value="NaN">
                <text:p>NaN</text:p>
                <draw:g>
                  <svg:desc>'Data Input and Calculations'.AZ9:'Data Input and Calculations'.AZ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087962962963">
                <text:p>8.1087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80555555556">
                <text:p>14.118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6944444444444">
                <text:p>8.569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0393518518519">
                <text:p>7.40393518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7083333333333">
                <text:p>28.7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810185185186">
                <text:p>3.0081018518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5092592592591">
                <text:p>2.5509259259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722222222223">
                <text:p>1.8472222222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6944444444444">
                <text:p>25.69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2847222222222">
                <text:p>4.6284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2847222222224">
                <text:p>4.6284722222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2962962962934">
                <text:p>0.46296296296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89351851852">
                <text:p>2.77893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1712962962963">
                <text:p>2.3171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4236111111111">
                <text:p>38.423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0370370370367">
                <text:p>3.7037037037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5277777777778">
                <text:p>24.52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810185185185">
                <text:p>3.00810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5995370370372">
                <text:p>4.85995370370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7222222222222">
                <text:p>3.47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8125">
                <text:p>2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4884259259259">
                <text:p>6.24884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90277777777601">
                <text:p>0.059027777777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8726851851852">
                <text:p>2.487268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8333333333337">
                <text:p>2.0833333333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069444444443">
                <text:p>1.85069444444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912037037037">
                <text:p>13.89120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865740740741">
                <text:p>13.8865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400462962963">
                <text:p>20.1400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4421296296296">
                <text:p>3.2442129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5509259259259">
                <text:p>27.5509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8819444444444">
                <text:p>10.881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3773148148148">
                <text:p>7.63773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6018518518518">
                <text:p>20.6018518518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1481481481481">
                <text:p>23.148148148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8472222222223">
                <text:p>26.847222222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8298611111111">
                <text:p>20.82986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0625">
                <text:p>19.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444444444448">
                <text:p>0.6944444444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3865740740739">
                <text:p>3.9386574074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8240740740694">
                <text:p>0.928240740740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96064814814813">
                <text:p>9.9606481481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4791666666665">
                <text:p>6.94791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50462962963">
                <text:p>10.650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2199074074069">
                <text:p>9.0219907407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1921296296297">
                <text:p>13.192129629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65cm" svg:y="0.536cm" chart:style-name="ch2">
          <text:p>19th May 2015 Hudds Rd - Speed of vehicles using more accurate speed calculations - with estimated error range</text:p>
        </chart:title>
        <chart:subtitle svg:x="12.02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J66:'Data Input and Calculations'.M66 'Data Input and Calculations'.J595:'Data Input and Calculations'.M775" chart:data-source-has-labels="row" svg:x="1.572cm" svg:y="1.524cm" svg:width="28.122cm" svg:height="13.73cm">
          <chartooo:coordinate-region svg:x="2.193cm" svg:y="1.723cm" svg:width="27.36cm" svg:height="12.607cm"/>
          <chart:axis chart:dimension="x" chart:name="primary-x" chart:style-name="ch6">
            <chart:title svg:x="14.967cm" svg:y="15.582cm" chart:style-name="ch7">
              <text:p>Vehicles</text:p>
            </chart:title>
          </chart:axis>
          <chart:axis chart:dimension="y" chart:name="primary-y" chart:style-name="ch6">
            <chart:title svg:x="0.406cm" svg:y="9.319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J595:'Data Input and Calculations'.J775" chart:label-cell-address="'Data Input and Calculations'.J66:'Data Input and Calculations'.J66" chart:class="chart:line">
            <chart:data-point chart:repeated="181"/>
          </chart:series>
          <chart:series chart:style-name="ch11" chart:values-cell-range-address="'Data Input and Calculations'.K595:'Data Input and Calculations'.K775" chart:label-cell-address="'Data Input and Calculations'.K66:'Data Input and Calculations'.K66" chart:class="chart:line">
            <chart:data-point chart:repeated="181"/>
          </chart:series>
          <chart:series chart:style-name="ch12" chart:values-cell-range-address="'Data Input and Calculations'.L595:'Data Input and Calculations'.L775" chart:label-cell-address="'Data Input and Calculations'.L66:'Data Input and Calculations'.L66" chart:class="chart:line">
            <chart:data-point chart:repeated="181"/>
          </chart:series>
          <chart:series chart:style-name="ch13" chart:values-cell-range-address="'Data Input and Calculations'.M595:'Data Input and Calculations'.M775" chart:label-cell-address="'Data Input and Calculations'.M66:'Data Input and Calculations'.M66" chart:class="chart:line">
            <chart:data-point chart:repeated="18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J66:'Data Input and Calculations'.J66</svg:desc>
                </draw:g>
              </table:table-cell>
              <table:table-cell office:value-type="string">
                <text:p/>
                <draw:g>
                  <svg:desc>'Data Input and Calculations'.K66:'Data Input and Calculations'.K66</svg:desc>
                </draw:g>
              </table:table-cell>
              <table:table-cell office:value-type="string">
                <text:p/>
                <draw:g>
                  <svg:desc>'Data Input and Calculations'.L66:'Data Input and Calculations'.L66</svg:desc>
                </draw:g>
              </table:table-cell>
              <table:table-cell office:value-type="string">
                <text:p/>
                <draw:g>
                  <svg:desc>'Data Input and Calculations'.M66:'Data Input and Calculations'.M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J595:'Data Input and Calculations'.J775</svg:desc>
                </draw:g>
              </table:table-cell>
              <table:table-cell office:value-type="float" office:value="NaN">
                <text:p>NaN</text:p>
                <draw:g>
                  <svg:desc>'Data Input and Calculations'.K595:'Data Input and Calculations'.K775</svg:desc>
                </draw:g>
              </table:table-cell>
              <table:table-cell office:value-type="float" office:value="NaN">
                <text:p>NaN</text:p>
                <draw:g>
                  <svg:desc>'Data Input and Calculations'.L595:'Data Input and Calculations'.L775</svg:desc>
                </draw:g>
              </table:table-cell>
              <table:table-cell office:value-type="float" office:value="NaN">
                <text:p>NaN</text:p>
                <draw:g>
                  <svg:desc>'Data Input and Calculations'.M595:'Data Input and Calculations'.M7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64cm" svg:height="14.69cm" xlink:href=".." xlink:type="simple" chart:class="chart:line" chart:style-name="ch1">
        <chart:title svg:x="1.102cm" svg:y="0.541cm" chart:style-name="ch2">
          <text:p>Traffic Survey - 15:15 : 12-12-2016 -  Traffic Flow rate (Vehicles per hour) - Averaged over each 5 Cars </text:p>
        </chart:title>
        <chart:legend svg:x="4.533cm" svg:y="2.721cm" style:legend-expansion="custom" chartooo:width="7.824cm" chartooo:height="1.541cm" style:legend-expansion-aspect-ratio="5.07722258273848" chart:style-name="ch3"/>
        <chart:plot-area chart:style-name="ch4" table:cell-range-address="'Data Input and Calculations'.O8:'Data Input and Calculations'.P8 'Data Input and Calculations'.O15:'Data Input and Calculations'.P58" chart:data-source-has-labels="row" svg:x="0.789cm" svg:y="1.941cm" svg:width="23.158cm" svg:height="11.104cm">
          <chartooo:coordinate-region svg:x="2.257cm" svg:y="2.141cm" svg:width="21.503cm" svg:height="10.257cm"/>
          <chart:axis chart:dimension="x" chart:name="primary-x" chart:style-name="ch5">
            <chart:title svg:x="8.911cm" svg:y="13.338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0.659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O15:'Data Input and Calculations'.O58" chart:label-cell-address="'Data Input and Calculations'.O8:'Data Input and Calculations'.O8" chart:class="chart:line">
            <chart:data-point chart:repeated="44"/>
          </chart:series>
          <chart:series chart:style-name="ch11" chart:values-cell-range-address="'Data Input and Calculations'.P15:'Data Input and Calculations'.P58" chart:label-cell-address="'Data Input and Calculations'.P8:'Data Input and Calculations'.P8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.449344457688">
                <text:p>257.449344457688</text:p>
                <draw:g>
                  <svg:desc>'Data Input and Calculations'.O15:'Data Input and Calculations'.O58</svg:desc>
                </draw:g>
              </table:table-cell>
              <table:table-cell office:value-type="float" office:value="588">
                <text:p>588</text:p>
                <draw:g>
                  <svg:desc>'Data Input and Calculations'.P15:'Data Input and Calculations'.P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.682048699781">
                <text:p>279.68204869978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.569282730424">
                <text:p>345.56928273042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.066889632107">
                <text:p>260.06688963210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.931326434619">
                <text:p>270.9313264346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.952864988933">
                <text:p>424.95286498893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.119309262167">
                <text:p>452.11930926216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.544731897673">
                <text:p>449.54473189767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.330161995372">
                <text:p>444.33016199537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094306397965">
                <text:p>338.0943063979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.070796460177">
                <text:p>344.0707964601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258730947382">
                <text:p>249.25873094738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.772851127075">
                <text:p>240.77285112707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.252146407591">
                <text:p>234.252146407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.782928711343">
                <text:p>230.7829287113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.999316809226">
                <text:p>424.99931680922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.907403588369">
                <text:p>400.90740358836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1.083224746474">
                <text:p>881.0832247464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4.133480611593">
                <text:p>904.133480611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.66882853668">
                <text:p>1050.6688285366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.51040967092">
                <text:p>1160.510409670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4.07528641571">
                <text:p>1414.0752864157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3.586159877279">
                <text:p>883.58615987727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6.330039258156">
                <text:p>526.3300392581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.142857142857">
                <text:p>347.14285714285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.541078095321">
                <text:p>339.54107809532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3.732203191219">
                <text:p>303.7322031912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.782565550933">
                <text:p>296.78256555093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.123654114914">
                <text:p>306.1236541149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.058715931955">
                <text:p>237.05871593195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485297869084">
                <text:p>264.48529786908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.529423623571">
                <text:p>313.52942362357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.108187936454">
                <text:p>328.1081879364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8.73082787694">
                <text:p>348.730827876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.691241453091">
                <text:p>361.6912414530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2.932870430344">
                <text:p>402.9328704303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5.652173913044">
                <text:p>375.6521739130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8.153846153846">
                <text:p>598.15384615384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.701650553247">
                <text:p>571.70165055324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2.118034386052">
                <text:p>632.11803438605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5.35232383808">
                <text:p>1295.3523238380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.76971942827">
                <text:p>914.7697194282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7.146048292736">
                <text:p>827.1460482927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.231717017581">
                <text:p>126.231717017581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47cm" svg:height="15.055cm" xlink:href=".." xlink:type="simple" chart:class="chart:line" chart:column-mapping="1 0 1 2" chart:style-name="ch1">
        <chart:title svg:x="3.38cm" svg:y="0.443cm" chart:style-name="ch2">
          <text:p>Open Traffic Survey - Out  L- R Direction - 17:45 : 07-03-2016 - Speed of Vehicles</text:p>
        </chart:title>
        <chart:subtitle svg:x="6.143cm" svg:y="1.547cm" chart:style-name="ch3">
          <text:p>Speed of vehicles measured over 5 minute Sample</text:p>
        </chart:subtitle>
        <chart:legend svg:x="4.189cm" svg:y="9.325cm" style:legend-expansion="custom" chartooo:width="7.115cm" chartooo:height="3.233cm" style:legend-expansion-aspect-ratio="2.20074234457161" chart:style-name="ch4"/>
        <chart:plot-area chart:style-name="ch5" table:cell-range-address="'Data Input and Calculations'.J125:'Data Input and Calculations'.L125 'Data Input and Calculations'.J127:'Data Input and Calculations'.L151" chart:data-source-has-labels="row" svg:x="0.516cm" svg:y="1.379cm" svg:width="21.438cm" svg:height="12.401cm">
          <chartooo:coordinate-region svg:x="1.614cm" svg:y="1.578cm" svg:width="20.153cm" svg:height="11.555cm"/>
          <chart:axis chart:dimension="x" chart:name="primary-x" chart:style-name="ch6">
            <chart:title svg:x="10.569cm" svg:y="14.081cm" chart:style-name="ch7">
              <text:p>Vehicles</text:p>
            </chart:title>
          </chart:axis>
          <chart:axis chart:dimension="y" chart:name="primary-y" chart:style-name="ch8">
            <chart:title svg:x="0cm" svg:y="9.078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K127:'Data Input and Calculations'.K151" chart:label-cell-address="'Data Input and Calculations'.K125:'Data Input and Calculations'.K125" chart:class="chart:line">
            <chart:data-point chart:repeated="25"/>
          </chart:series>
          <chart:series chart:style-name="ch12" chart:values-cell-range-address="'Data Input and Calculations'.J127:'Data Input and Calculations'.J151" chart:label-cell-address="'Data Input and Calculations'.J125:'Data Input and Calculations'.J125" chart:class="chart:line">
            <chart:data-point chart:repeated="25"/>
          </chart:series>
          <chart:series chart:style-name="ch13" chart:values-cell-range-address="'Data Input and Calculations'.K127:'Data Input and Calculations'.K151" chart:label-cell-address="'Data Input and Calculations'.K125:'Data Input and Calculations'.K125" chart:class="chart:line">
            <chart:data-point chart:repeated="25"/>
          </chart:series>
          <chart:series chart:style-name="ch14" chart:values-cell-range-address="'Data Input and Calculations'.L127:'Data Input and Calculations'.L151" chart:label-cell-address="'Data Input and Calculations'.L125:'Data Input and Calculations'.L125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255.68</text:p>
                <draw:g>
                  <svg:desc>'Data Input and Calculations'.K125:'Data Input and Calculations'.K125</svg:desc>
                </draw:g>
              </table:table-cell>
              <table:table-cell office:value-type="string">
                <text:p>0.00</text:p>
                <draw:g>
                  <svg:desc>'Data Input and Calculations'.J125:'Data Input and Calculations'.J125</svg:desc>
                </draw:g>
              </table:table-cell>
              <table:table-cell office:value-type="string">
                <text:p>-255.68</text:p>
                <draw:g>
                  <svg:desc>'Data Input and Calculations'.K125:'Data Input and Calculations'.K125</svg:desc>
                </draw:g>
              </table:table-cell>
              <table:table-cell office:value-type="string">
                <text:p>#DIV/0!</text:p>
                <draw:g>
                  <svg:desc>'Data Input and Calculations'.L125:'Data Input and Calculations'.L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5.681818181818">
                <text:p>-255.681818181818</text:p>
                <draw:g>
                  <svg:desc>'Data Input and Calculations'.K127:'Data Input and Calculations'.K151</svg:desc>
                </draw:g>
              </table:table-cell>
              <table:table-cell office:value-type="float" office:value="0">
                <text:p>0</text:p>
                <draw:g>
                  <svg:desc>'Data Input and Calculations'.J127:'Data Input and Calculations'.J151</svg:desc>
                </draw:g>
              </table:table-cell>
              <table:table-cell office:value-type="float" office:value="-255.681818181818">
                <text:p>-255.681818181818</text:p>
                <draw:g>
                  <svg:desc>'Data Input and Calculations'.K127:'Data Input and Calculations'.K151</svg:desc>
                </draw:g>
              </table:table-cell>
              <table:table-cell office:value-type="float" office:value="NaN">
                <text:p>NaN</text:p>
                <draw:g>
                  <svg:desc>'Data Input and Calculations'.L127:'Data Input and Calculations'.L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82cm" svg:height="16.02cm" xlink:href=".." xlink:type="simple" chart:class="chart:line" chart:style-name="ch1">
        <chart:title svg:x="7.356cm" svg:y="0.455cm" chart:style-name="ch2">
          <text:p>Open Traffic Survey - In  R- L Direction - 17:45 : 07-03-2016 - Speed of Vehicles</text:p>
        </chart:title>
        <chart:subtitle svg:x="3.744cm" svg:y="2.19cm" chart:style-name="ch3">
          <text:p>Speed of vehicles measured over 5 minute Sample</text:p>
        </chart:subtitle>
        <chart:legend svg:x="15.129cm" svg:y="2.642cm" style:legend-expansion="custom" chartooo:width="7.612cm" chartooo:height="3.44cm" style:legend-expansion-aspect-ratio="2.21279069767442" chart:style-name="ch4"/>
        <chart:plot-area chart:style-name="ch5" table:cell-range-address="'Data Input and Calculations'.I82:'Data Input and Calculations'.L82 'Data Input and Calculations'.I84:'Data Input and Calculations'.L100" chart:data-source-has-labels="row" svg:x="0.624cm" svg:y="1.478cm" svg:width="22.822cm" svg:height="13.143cm">
          <chartooo:coordinate-region svg:x="1.722cm" svg:y="1.678cm" svg:width="21.537cm" svg:height="12.296cm"/>
          <chart:axis chart:dimension="x" chart:name="primary-x" chart:style-name="ch6">
            <chart:title svg:x="11.369cm" svg:y="14.941cm" chart:style-name="ch7">
              <text:p>Vehicles</text:p>
            </chart:title>
          </chart:axis>
          <chart:axis chart:dimension="y" chart:name="primary-y" chart:style-name="ch8">
            <chart:title svg:x="0cm" svg:y="9.548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I84:'Data Input and Calculations'.I100" chart:label-cell-address="'Data Input and Calculations'.I82:'Data Input and Calculations'.I82" chart:class="chart:line">
            <chart:data-point chart:repeated="17"/>
          </chart:series>
          <chart:series chart:style-name="ch12" chart:values-cell-range-address="'Data Input and Calculations'.J84:'Data Input and Calculations'.J100" chart:label-cell-address="'Data Input and Calculations'.J82:'Data Input and Calculations'.J82" chart:class="chart:line">
            <chart:data-point chart:repeated="17"/>
          </chart:series>
          <chart:series chart:style-name="ch13" chart:values-cell-range-address="'Data Input and Calculations'.K84:'Data Input and Calculations'.K100" chart:label-cell-address="'Data Input and Calculations'.K82:'Data Input and Calculations'.K82" chart:class="chart:line">
            <chart:data-point chart:repeated="17"/>
          </chart:series>
          <chart:series chart:style-name="ch14" chart:values-cell-range-address="'Data Input and Calculations'.L84:'Data Input and Calculations'.L100" chart:label-cell-address="'Data Input and Calculations'.L82:'Data Input and Calculations'.L8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Data Input and Calculations'.I82:'Data Input and Calculations'.I82</svg:desc>
                </draw:g>
              </table:table-cell>
              <table:table-cell office:value-type="string">
                <text:p>0.20</text:p>
                <draw:g>
                  <svg:desc>'Data Input and Calculations'.J82:'Data Input and Calculations'.J82</svg:desc>
                </draw:g>
              </table:table-cell>
              <table:table-cell office:value-type="string">
                <text:p>#DIV/0!</text:p>
                <draw:g>
                  <svg:desc>'Data Input and Calculations'.K82:'Data Input and Calculations'.K82</svg:desc>
                </draw:g>
              </table:table-cell>
              <table:table-cell office:value-type="string">
                <text:p>255.68</text:p>
                <draw:g>
                  <svg:desc>'Data Input and Calculations'.L82:'Data Input and Calculations'.L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 Input and Calculations'.I84:'Data Input and Calculations'.I100</svg:desc>
                </draw:g>
              </table:table-cell>
              <table:table-cell office:value-type="float" office:value="0.2">
                <text:p>0.2</text:p>
                <draw:g>
                  <svg:desc>'Data Input and Calculations'.J84:'Data Input and Calculations'.J100</svg:desc>
                </draw:g>
              </table:table-cell>
              <table:table-cell office:value-type="float" office:value="NaN">
                <text:p>NaN</text:p>
                <draw:g>
                  <svg:desc>'Data Input and Calculations'.K84:'Data Input and Calculations'.K100</svg:desc>
                </draw:g>
              </table:table-cell>
              <table:table-cell office:value-type="float" office:value="255.681818181818">
                <text:p>255.681818181818</text:p>
                <draw:g>
                  <svg:desc>'Data Input and Calculations'.L84:'Data Input and Calculations'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